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斜体" style:font-family-generic="roman" style:font-pitch="variable"/>
    <style:font-face style:name="Liberation Serif2" svg:font-family="'Liberation Serif'" style:font-adornments="标准" style:font-family-generic="roman" style:font-pitch="variable"/>
    <style:font-face style:name="Liberation Serif3" svg:font-family="'Liberation Serif'" style:font-adornments="粗体" style:font-family-generic="roman" style:font-pitch="variable"/>
    <style:font-face style:name="Noto Sans SC" svg:font-family="'Noto Sans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仿宋" svg:font-family="仿宋" style:font-family-generic="modern"/>
    <style:font-face style:name="宋体" svg:font-family="宋体" style:font-adornments="标准" style:font-pitch="variable"/>
    <style:font-face style:name="宋体1" svg:font-family="宋体, SimSun" style:font-pitch="variable"/>
    <style:font-face style:name="新宋体" svg:font-family="新宋体" style:font-family-generic="system" style:font-pitch="variable"/>
    <style:font-face style:name="等线 Light" svg:font-family="'等线 Light'" style:font-pitch="variable"/>
    <style:font-face style:name="黑体" svg:font-family="黑体, SimHei" style:font-family-generic="modern"/>
  </office:font-face-decls>
  <office:automatic-styles>
    <style:style style:name="P1" style:family="paragraph" style:parent-style-name="总章标题" style:master-page-name="Standard">
      <style:paragraph-properties fo:margin-top="32.6pt" fo:margin-bottom="8.16pt" style:contextual-spacing="false" style:page-number="auto"/>
    </style:style>
    <style:style style:name="P2" style:family="paragraph" style:parent-style-name="总章标题">
      <style:paragraph-properties fo:margin-top="32.6pt" fo:margin-bottom="8.16pt" style:contextual-spacing="false"/>
    </style:style>
    <style:style style:name="P3" style:family="paragraph" style:parent-style-name="次章标题">
      <style:paragraph-properties fo:margin-top="18pt" fo:margin-bottom="16.3pt" style:contextual-spacing="false"/>
    </style:style>
    <style:style style:name="P4" style:family="paragraph" style:parent-style-name="Standard">
      <style:paragraph-properties fo:margin-left="0pt" fo:margin-right="0pt" fo:margin-top="0pt" fo:margin-bottom="16.3pt" style:contextual-spacing="false" fo:text-align="center" style:justify-single-word="false" fo:text-indent="0pt" style:auto-text-indent="false"/>
      <style:text-properties fo:font-size="16pt" style:font-size-asian="16pt" style:font-size-complex="16pt"/>
    </style:style>
    <style:style style:name="P5" style:family="paragraph" style:parent-style-name="Standard">
      <style:paragraph-properties fo:margin-left="0pt" fo:margin-right="0pt" fo:margin-top="0pt" fo:margin-bottom="16.3pt" style:contextual-spacing="false" fo:text-align="center" style:justify-single-word="false" fo:text-indent="0pt" style:auto-text-indent="false"/>
      <style:text-properties fo:font-size="14pt" style:font-size-asian="14pt" style:font-size-complex="14pt"/>
    </style:style>
    <style:style style:name="P6" style:family="paragraph" style:parent-style-name="Standard">
      <style:paragraph-properties fo:margin-right="0pt" fo:margin-top="0pt" fo:margin-bottom="16.3pt" style:contextual-spacing="false" fo:text-align="center" style:justify-single-word="false" fo:text-indent="24.01pt" style:auto-text-indent="false"/>
    </style:style>
    <style:style style:name="P7" style:family="paragraph" style:parent-style-name="普通_28_网站_29_">
      <style:paragraph-properties fo:margin-top="0pt" fo:margin-bottom="0pt" style:contextual-spacing="false" fo:text-align="right" style:justify-single-word="false"/>
      <style:text-properties fo:font-size="10.5pt" style:font-size-asian="10.5pt" style:font-size-complex="10.5pt"/>
    </style:style>
    <style:style style:name="P8" style:family="paragraph" style:parent-style-name="次章标题" style:master-page-name="转换_20_1">
      <style:paragraph-properties fo:margin-top="18pt" fo:margin-bottom="16.3pt" style:contextual-spacing="false" style:page-number="1"/>
    </style:style>
    <style:style style:name="P9" style:family="paragraph" style:parent-style-name="Standard">
      <style:paragraph-properties fo:margin-right="0pt" fo:margin-top="14pt" fo:margin-bottom="14pt" style:contextual-spacing="false" fo:orphans="2" fo:widows="2" fo:text-indent="24.01pt" style:auto-text-indent="false"/>
      <style:text-properties officeooo:paragraph-rsid="01648d8f"/>
    </style:style>
    <style:style style:name="P10" style:family="paragraph" style:parent-style-name="Standard">
      <style:paragraph-properties fo:margin-right="0pt" fo:margin-top="0pt" fo:margin-bottom="16.3pt" style:contextual-spacing="false" fo:text-indent="24.01pt" style:auto-text-indent="false"/>
    </style:style>
    <style:style style:name="P11" style:family="paragraph" style:parent-style-name="Standard">
      <style:paragraph-properties fo:margin-right="0pt" fo:margin-top="0pt" fo:margin-bottom="16.3pt" style:contextual-spacing="false" fo:text-align="center" style:justify-single-word="false" fo:text-indent="0pt" style:auto-text-indent="false"/>
    </style:style>
    <style:style style:name="P12" style:family="paragraph" style:parent-style-name="Standard">
      <style:paragraph-properties fo:margin-right="0pt" fo:margin-top="0pt" fo:margin-bottom="16.3pt" style:contextual-spacing="false" fo:text-align="center" style:justify-single-word="false" fo:text-indent="0pt" style:auto-text-indent="false"/>
      <style:text-properties officeooo:paragraph-rsid="0087b6fb"/>
    </style:style>
    <style:style style:name="P13" style:family="paragraph" style:parent-style-name="总章标题">
      <style:paragraph-properties fo:margin-top="32.6pt" fo:margin-bottom="8.16pt" style:contextual-spacing="false" fo:break-before="page"/>
    </style:style>
    <style:style style:name="P14" style:family="paragraph" style:parent-style-name="Heading_20_3">
      <style:paragraph-properties fo:margin-top="14pt" fo:margin-bottom="16.3pt" style:contextual-spacing="false"/>
      <style:text-properties officeooo:paragraph-rsid="067a8952" style:language-asian="zh" style:country-asian="CN"/>
    </style:style>
    <style:style style:name="P15" style:family="paragraph" style:parent-style-name="普通_28_网站_29_">
      <style:text-properties officeooo:paragraph-rsid="064d6ca9" style:language-asian="zh" style:country-asian="CN"/>
    </style:style>
    <style:style style:name="P16" style:family="paragraph" style:parent-style-name="普通_28_网站_29_">
      <style:text-properties officeooo:paragraph-rsid="064d6ca9"/>
    </style:style>
    <style:style style:name="P17" style:family="paragraph" style:parent-style-name="普通_28_网站_29_">
      <style:text-properties officeooo:paragraph-rsid="086177e4" style:language-asian="zh" style:country-asian="CN"/>
    </style:style>
    <style:style style:name="P18" style:family="paragraph" style:parent-style-name="普通_28_网站_29_">
      <style:text-properties officeooo:paragraph-rsid="090927b8" style:language-asian="zh" style:country-asian="CN"/>
    </style:style>
    <style:style style:name="P19" style:family="paragraph" style:parent-style-name="Standard">
      <style:paragraph-properties fo:margin-right="0pt" fo:margin-top="0pt" fo:margin-bottom="16.3pt" style:contextual-spacing="false" fo:text-indent="24.01pt" style:auto-text-indent="false" fo:break-before="page"/>
      <style:text-properties fo:color="#0070c0" loext:opacity="100%"/>
    </style:style>
    <style:style style:name="P20" style:family="paragraph" style:parent-style-name="Standard">
      <style:paragraph-properties fo:margin-right="0pt" fo:margin-top="0pt" fo:margin-bottom="16.3pt" style:contextual-spacing="false" fo:text-indent="24.01pt" style:auto-text-indent="false"/>
      <style:text-properties fo:color="#0070c0" loext:opacity="100%"/>
    </style:style>
    <style:style style:name="P21" style:family="paragraph" style:parent-style-name="Heading_20_3">
      <style:paragraph-properties fo:break-before="page"/>
    </style:style>
    <style:style style:name="P22" style:family="paragraph" style:parent-style-name="Standard">
      <style:text-properties officeooo:paragraph-rsid="067a8952"/>
    </style:style>
    <style:style style:name="P23" style:family="paragraph" style:parent-style-name="Standard">
      <style:text-properties officeooo:paragraph-rsid="067b000b"/>
    </style:style>
    <style:style style:name="P24" style:family="paragraph" style:parent-style-name="Standard">
      <style:text-properties officeooo:paragraph-rsid="067bc1bb"/>
    </style:style>
    <style:style style:name="P25" style:family="paragraph" style:parent-style-name="Standard">
      <style:text-properties officeooo:paragraph-rsid="06849f5f"/>
    </style:style>
    <style:style style:name="P26" style:family="paragraph" style:parent-style-name="正文引文">
      <style:text-properties officeooo:paragraph-rsid="06849f5f"/>
    </style:style>
    <style:style style:name="P27" style:family="paragraph" style:parent-style-name="Standard">
      <style:text-properties officeooo:paragraph-rsid="068570aa"/>
    </style:style>
    <style:style style:name="P28" style:family="paragraph" style:parent-style-name="Standard">
      <style:text-properties officeooo:paragraph-rsid="06873b58"/>
    </style:style>
    <style:style style:name="P29" style:family="paragraph" style:parent-style-name="Standard">
      <style:text-properties officeooo:paragraph-rsid="06899173"/>
    </style:style>
    <style:style style:name="P30" style:family="paragraph" style:parent-style-name="Standard">
      <style:text-properties officeooo:paragraph-rsid="068ce4c3"/>
    </style:style>
    <style:style style:name="P31" style:family="paragraph" style:parent-style-name="Standard">
      <style:text-properties officeooo:paragraph-rsid="068db51c"/>
    </style:style>
    <style:style style:name="P32" style:family="paragraph" style:parent-style-name="Standard">
      <style:text-properties officeooo:paragraph-rsid="068ee712"/>
    </style:style>
    <style:style style:name="P33" style:family="paragraph" style:parent-style-name="Standard">
      <style:text-properties officeooo:paragraph-rsid="068fa571"/>
    </style:style>
    <style:style style:name="P34" style:family="paragraph" style:parent-style-name="Standard">
      <style:text-properties officeooo:paragraph-rsid="0690e409"/>
    </style:style>
    <style:style style:name="P35" style:family="paragraph" style:parent-style-name="Standard">
      <style:text-properties officeooo:paragraph-rsid="0693163e"/>
    </style:style>
    <style:style style:name="P36" style:family="paragraph" style:parent-style-name="Standard">
      <style:text-properties officeooo:paragraph-rsid="0696a1a9"/>
    </style:style>
    <style:style style:name="P37" style:family="paragraph" style:parent-style-name="Standard">
      <style:text-properties officeooo:paragraph-rsid="069b87f2"/>
    </style:style>
    <style:style style:name="P38" style:family="paragraph" style:parent-style-name="Standard">
      <style:text-properties fo:color="#55308d" loext:opacity="100%"/>
    </style:style>
    <style:style style:name="P39" style:family="paragraph" style:parent-style-name="Standard">
      <style:text-properties officeooo:paragraph-rsid="069f1284"/>
    </style:style>
    <style:style style:name="P40" style:family="paragraph" style:parent-style-name="Standard">
      <style:text-properties officeooo:paragraph-rsid="06a0298e"/>
    </style:style>
    <style:style style:name="P41" style:family="paragraph" style:parent-style-name="Standard">
      <style:text-properties officeooo:paragraph-rsid="06a23740"/>
    </style:style>
    <style:style style:name="P42" style:family="paragraph" style:parent-style-name="Standard">
      <style:text-properties officeooo:paragraph-rsid="06a713a3"/>
    </style:style>
    <style:style style:name="P43" style:family="paragraph" style:parent-style-name="Standard">
      <style:text-properties officeooo:paragraph-rsid="06aa9f37"/>
    </style:style>
    <style:style style:name="P44" style:family="paragraph" style:parent-style-name="Standard">
      <style:text-properties officeooo:paragraph-rsid="06ad0448"/>
    </style:style>
    <style:style style:name="P45" style:family="paragraph" style:parent-style-name="Standard">
      <style:text-properties officeooo:paragraph-rsid="06af4d03"/>
    </style:style>
    <style:style style:name="P46" style:family="paragraph" style:parent-style-name="Standard">
      <style:text-properties officeooo:paragraph-rsid="06af9e4e"/>
    </style:style>
    <style:style style:name="P47" style:family="paragraph" style:parent-style-name="Standard">
      <style:text-properties officeooo:paragraph-rsid="06b14a8b"/>
    </style:style>
    <style:style style:name="P48" style:family="paragraph" style:parent-style-name="正文引文">
      <style:text-properties officeooo:paragraph-rsid="06b14a8b"/>
    </style:style>
    <style:style style:name="P49" style:family="paragraph" style:parent-style-name="Standard">
      <style:text-properties officeooo:paragraph-rsid="06bc3c04"/>
    </style:style>
    <style:style style:name="P50" style:family="paragraph" style:parent-style-name="正文引文">
      <style:text-properties officeooo:paragraph-rsid="06be802a"/>
    </style:style>
    <style:style style:name="P51" style:family="paragraph" style:parent-style-name="Standard">
      <style:text-properties officeooo:paragraph-rsid="06be802a"/>
    </style:style>
    <style:style style:name="P52" style:family="paragraph" style:parent-style-name="Standard">
      <style:text-properties officeooo:paragraph-rsid="06c169b6"/>
    </style:style>
    <style:style style:name="P53" style:family="paragraph" style:parent-style-name="Standard">
      <style:text-properties officeooo:paragraph-rsid="06c2a57d"/>
    </style:style>
    <style:style style:name="P54" style:family="paragraph" style:parent-style-name="正文引文">
      <style:text-properties officeooo:paragraph-rsid="06c31cb0"/>
    </style:style>
    <style:style style:name="P55" style:family="paragraph" style:parent-style-name="正文引文">
      <style:text-properties officeooo:paragraph-rsid="06c419c8"/>
    </style:style>
    <style:style style:name="P56" style:family="paragraph" style:parent-style-name="Standard">
      <style:text-properties officeooo:paragraph-rsid="06c6ab0f"/>
    </style:style>
    <style:style style:name="P57" style:family="paragraph" style:parent-style-name="正文引文">
      <style:text-properties officeooo:paragraph-rsid="06c90ffe"/>
    </style:style>
    <style:style style:name="P58" style:family="paragraph" style:parent-style-name="Standard">
      <style:text-properties officeooo:paragraph-rsid="06c90ffe"/>
    </style:style>
    <style:style style:name="P59" style:family="paragraph" style:parent-style-name="Standard">
      <style:text-properties officeooo:paragraph-rsid="06ca90aa"/>
    </style:style>
    <style:style style:name="P60" style:family="paragraph" style:parent-style-name="Standard">
      <style:text-properties officeooo:paragraph-rsid="06cb044b"/>
    </style:style>
    <style:style style:name="P61" style:family="paragraph" style:parent-style-name="Standard">
      <style:text-properties officeooo:paragraph-rsid="06ce7c0a"/>
    </style:style>
    <style:style style:name="P62" style:family="paragraph" style:parent-style-name="Standard">
      <style:text-properties officeooo:paragraph-rsid="06cd939f"/>
    </style:style>
    <style:style style:name="P63" style:family="paragraph" style:parent-style-name="正文引文">
      <style:text-properties officeooo:paragraph-rsid="06ce9b95"/>
    </style:style>
    <style:style style:name="P64" style:family="paragraph" style:parent-style-name="Standard">
      <style:text-properties officeooo:paragraph-rsid="06d1e5c0"/>
    </style:style>
    <style:style style:name="P65" style:family="paragraph" style:parent-style-name="正文引文">
      <style:text-properties officeooo:paragraph-rsid="06d2d61a"/>
    </style:style>
    <style:style style:name="P66" style:family="paragraph" style:parent-style-name="Standard">
      <style:text-properties officeooo:paragraph-rsid="06da4927"/>
    </style:style>
    <style:style style:name="P67" style:family="paragraph" style:parent-style-name="Standard">
      <style:text-properties officeooo:paragraph-rsid="06dab762"/>
    </style:style>
    <style:style style:name="P68" style:family="paragraph" style:parent-style-name="Standard">
      <style:text-properties officeooo:paragraph-rsid="06de7d11"/>
    </style:style>
    <style:style style:name="P69" style:family="paragraph" style:parent-style-name="Standard">
      <style:text-properties officeooo:paragraph-rsid="06e05963"/>
    </style:style>
    <style:style style:name="P70" style:family="paragraph" style:parent-style-name="Standard">
      <style:text-properties officeooo:paragraph-rsid="06e220b6"/>
    </style:style>
    <style:style style:name="P71" style:family="paragraph" style:parent-style-name="Standard">
      <style:text-properties officeooo:paragraph-rsid="06e30df1"/>
    </style:style>
    <style:style style:name="P72" style:family="paragraph" style:parent-style-name="Standard">
      <style:text-properties officeooo:paragraph-rsid="06e4acbc"/>
    </style:style>
    <style:style style:name="P73" style:family="paragraph" style:parent-style-name="Standard">
      <style:text-properties officeooo:paragraph-rsid="06e4e2c4"/>
    </style:style>
    <style:style style:name="P74" style:family="paragraph" style:parent-style-name="Standard">
      <style:text-properties officeooo:paragraph-rsid="06e5bb99"/>
    </style:style>
    <style:style style:name="P75" style:family="paragraph" style:parent-style-name="Standard">
      <style:text-properties officeooo:paragraph-rsid="06e97d20"/>
    </style:style>
    <style:style style:name="P76" style:family="paragraph" style:parent-style-name="Standard">
      <style:text-properties officeooo:paragraph-rsid="06eb6081"/>
    </style:style>
    <style:style style:name="P77" style:family="paragraph" style:parent-style-name="Standard">
      <style:text-properties officeooo:paragraph-rsid="06f06a37"/>
    </style:style>
    <style:style style:name="P78" style:family="paragraph" style:parent-style-name="Standard">
      <style:text-properties officeooo:paragraph-rsid="06f2364a"/>
    </style:style>
    <style:style style:name="P79" style:family="paragraph" style:parent-style-name="Standard">
      <style:text-properties officeooo:paragraph-rsid="06f3e3a6"/>
    </style:style>
    <style:style style:name="P80" style:family="paragraph" style:parent-style-name="Standard">
      <style:text-properties officeooo:paragraph-rsid="06f4719f"/>
    </style:style>
    <style:style style:name="P81" style:family="paragraph" style:parent-style-name="Standard">
      <style:text-properties officeooo:paragraph-rsid="06f547d5"/>
    </style:style>
    <style:style style:name="P82" style:family="paragraph" style:parent-style-name="正文引文">
      <style:text-properties officeooo:paragraph-rsid="06f70003"/>
    </style:style>
    <style:style style:name="P83" style:family="paragraph" style:parent-style-name="正文引文">
      <style:text-properties officeooo:paragraph-rsid="06f8e235"/>
    </style:style>
    <style:style style:name="P84" style:family="paragraph" style:parent-style-name="Standard">
      <style:text-properties officeooo:paragraph-rsid="06f8e235"/>
    </style:style>
    <style:style style:name="P85" style:family="paragraph" style:parent-style-name="Standard">
      <style:text-properties officeooo:paragraph-rsid="06f9fa7b"/>
    </style:style>
    <style:style style:name="P86" style:family="paragraph" style:parent-style-name="Standard">
      <style:text-properties officeooo:paragraph-rsid="06fb7d55"/>
    </style:style>
    <style:style style:name="P87" style:family="paragraph" style:parent-style-name="Standard">
      <style:text-properties officeooo:paragraph-rsid="06ff3e82"/>
    </style:style>
    <style:style style:name="P88" style:family="paragraph" style:parent-style-name="Standard">
      <style:text-properties officeooo:paragraph-rsid="07010596"/>
    </style:style>
    <style:style style:name="P89" style:family="paragraph" style:parent-style-name="Standard">
      <style:text-properties officeooo:paragraph-rsid="0705f4f0"/>
    </style:style>
    <style:style style:name="P90" style:family="paragraph" style:parent-style-name="Standard">
      <style:text-properties officeooo:paragraph-rsid="070a1f2f"/>
    </style:style>
    <style:style style:name="P91" style:family="paragraph" style:parent-style-name="Standard">
      <style:text-properties officeooo:paragraph-rsid="070dab06"/>
    </style:style>
    <style:style style:name="P92" style:family="paragraph" style:parent-style-name="正文引文">
      <style:text-properties officeooo:paragraph-rsid="07127bcb"/>
    </style:style>
    <style:style style:name="P93" style:family="paragraph" style:parent-style-name="Standard">
      <style:text-properties officeooo:paragraph-rsid="0714687b"/>
    </style:style>
    <style:style style:name="P94" style:family="paragraph" style:parent-style-name="Standard">
      <style:text-properties officeooo:paragraph-rsid="071cf626"/>
    </style:style>
    <style:style style:name="P95" style:family="paragraph" style:parent-style-name="Standard">
      <style:text-properties officeooo:paragraph-rsid="071d6889"/>
    </style:style>
    <style:style style:name="P96" style:family="paragraph" style:parent-style-name="Standard">
      <style:text-properties officeooo:paragraph-rsid="071d8d72"/>
    </style:style>
    <style:style style:name="P97" style:family="paragraph" style:parent-style-name="Standard">
      <style:text-properties officeooo:paragraph-rsid="0722c96c"/>
    </style:style>
    <style:style style:name="P98" style:family="paragraph" style:parent-style-name="Standard">
      <style:text-properties officeooo:paragraph-rsid="072664b7"/>
    </style:style>
    <style:style style:name="P99" style:family="paragraph" style:parent-style-name="Standard">
      <style:text-properties officeooo:paragraph-rsid="072a2f23"/>
    </style:style>
    <style:style style:name="P100" style:family="paragraph" style:parent-style-name="Standard">
      <style:text-properties officeooo:paragraph-rsid="072bb1f6"/>
    </style:style>
    <style:style style:name="P101" style:family="paragraph" style:parent-style-name="Standard">
      <style:text-properties officeooo:paragraph-rsid="072d4ddc"/>
    </style:style>
    <style:style style:name="P102" style:family="paragraph" style:parent-style-name="Standard">
      <style:text-properties officeooo:paragraph-rsid="072fc2d7"/>
    </style:style>
    <style:style style:name="P103" style:family="paragraph" style:parent-style-name="Standard">
      <style:text-properties officeooo:paragraph-rsid="07313bc1"/>
    </style:style>
    <style:style style:name="P104" style:family="paragraph" style:parent-style-name="Standard">
      <style:text-properties officeooo:paragraph-rsid="07315863"/>
    </style:style>
    <style:style style:name="P105" style:family="paragraph" style:parent-style-name="Standard">
      <style:text-properties officeooo:paragraph-rsid="07334096"/>
    </style:style>
    <style:style style:name="P106" style:family="paragraph" style:parent-style-name="Standard">
      <style:text-properties officeooo:paragraph-rsid="0734fac1"/>
    </style:style>
    <style:style style:name="P107" style:family="paragraph" style:parent-style-name="Standard">
      <style:text-properties officeooo:paragraph-rsid="0737278e"/>
    </style:style>
    <style:style style:name="P108" style:family="paragraph" style:parent-style-name="正文引文">
      <style:text-properties officeooo:paragraph-rsid="07387df2"/>
    </style:style>
    <style:style style:name="P109" style:family="paragraph" style:parent-style-name="Standard">
      <style:text-properties officeooo:paragraph-rsid="07392f3d"/>
    </style:style>
    <style:style style:name="P110" style:family="paragraph" style:parent-style-name="Standard">
      <style:text-properties officeooo:paragraph-rsid="073b16ea"/>
    </style:style>
    <style:style style:name="P111" style:family="paragraph" style:parent-style-name="Standard">
      <style:text-properties officeooo:paragraph-rsid="073b7987"/>
    </style:style>
    <style:style style:name="P112" style:family="paragraph" style:parent-style-name="Standard">
      <style:text-properties officeooo:paragraph-rsid="073c2582"/>
    </style:style>
    <style:style style:name="P113" style:family="paragraph" style:parent-style-name="正文引文">
      <style:text-properties officeooo:paragraph-rsid="073d0dc8"/>
    </style:style>
    <style:style style:name="P114" style:family="paragraph" style:parent-style-name="Standard">
      <style:text-properties officeooo:paragraph-rsid="073f1082"/>
    </style:style>
    <style:style style:name="P115" style:family="paragraph" style:parent-style-name="Standard">
      <style:text-properties officeooo:paragraph-rsid="07405d11"/>
    </style:style>
    <style:style style:name="P116" style:family="paragraph" style:parent-style-name="正文引文">
      <style:text-properties officeooo:paragraph-rsid="07413f59"/>
    </style:style>
    <style:style style:name="P117" style:family="paragraph" style:parent-style-name="Standard">
      <style:text-properties officeooo:paragraph-rsid="074298b8"/>
    </style:style>
    <style:style style:name="P118" style:family="paragraph" style:parent-style-name="Standard">
      <style:text-properties officeooo:paragraph-rsid="07432fd3"/>
    </style:style>
    <style:style style:name="P119" style:family="paragraph" style:parent-style-name="Standard">
      <style:text-properties officeooo:paragraph-rsid="0743d58f"/>
    </style:style>
    <style:style style:name="P120" style:family="paragraph" style:parent-style-name="Standard">
      <style:text-properties officeooo:paragraph-rsid="0744aa88"/>
    </style:style>
    <style:style style:name="P121" style:family="paragraph" style:parent-style-name="Standard">
      <style:text-properties officeooo:paragraph-rsid="07468045"/>
    </style:style>
    <style:style style:name="P122" style:family="paragraph" style:parent-style-name="Standard">
      <style:text-properties officeooo:paragraph-rsid="0746c4e1"/>
    </style:style>
    <style:style style:name="P123" style:family="paragraph" style:parent-style-name="Standard">
      <style:text-properties officeooo:paragraph-rsid="07481685"/>
    </style:style>
    <style:style style:name="P124" style:family="paragraph" style:parent-style-name="Standard">
      <style:text-properties officeooo:paragraph-rsid="074a60dd"/>
    </style:style>
    <style:style style:name="P125" style:family="paragraph" style:parent-style-name="Standard">
      <style:text-properties officeooo:paragraph-rsid="074b23d4"/>
    </style:style>
    <style:style style:name="P126" style:family="paragraph" style:parent-style-name="Standard">
      <style:text-properties officeooo:paragraph-rsid="074b8b68"/>
    </style:style>
    <style:style style:name="P127" style:family="paragraph" style:parent-style-name="Standard">
      <style:text-properties officeooo:paragraph-rsid="074de09b"/>
    </style:style>
    <style:style style:name="P128" style:family="paragraph" style:parent-style-name="正文引文">
      <style:text-properties officeooo:paragraph-rsid="074f99f6"/>
    </style:style>
    <style:style style:name="P129" style:family="paragraph" style:parent-style-name="Standard">
      <style:text-properties officeooo:paragraph-rsid="07536665"/>
    </style:style>
    <style:style style:name="P130" style:family="paragraph" style:parent-style-name="Standard">
      <style:text-properties officeooo:paragraph-rsid="07553160"/>
    </style:style>
    <style:style style:name="P131" style:family="paragraph" style:parent-style-name="Standard">
      <style:text-properties officeooo:paragraph-rsid="07557f45"/>
    </style:style>
    <style:style style:name="P132" style:family="paragraph" style:parent-style-name="Standard">
      <style:text-properties officeooo:paragraph-rsid="0757046a"/>
    </style:style>
    <style:style style:name="P133" style:family="paragraph" style:parent-style-name="Standard">
      <style:text-properties officeooo:paragraph-rsid="0757b537"/>
    </style:style>
    <style:style style:name="P134" style:family="paragraph" style:parent-style-name="Standard">
      <style:text-properties officeooo:paragraph-rsid="0757d518"/>
    </style:style>
    <style:style style:name="P135" style:family="paragraph" style:parent-style-name="Standard">
      <style:text-properties officeooo:paragraph-rsid="0759a201"/>
    </style:style>
    <style:style style:name="P136" style:family="paragraph" style:parent-style-name="Standard">
      <style:text-properties officeooo:paragraph-rsid="075a19ce"/>
    </style:style>
    <style:style style:name="P137" style:family="paragraph" style:parent-style-name="Standard">
      <style:text-properties officeooo:paragraph-rsid="075dda2e"/>
    </style:style>
    <style:style style:name="P138" style:family="paragraph" style:parent-style-name="Standard">
      <style:text-properties officeooo:paragraph-rsid="075f10e9"/>
    </style:style>
    <style:style style:name="P139" style:family="paragraph" style:parent-style-name="正文引文">
      <style:text-properties officeooo:paragraph-rsid="0761fe91"/>
    </style:style>
    <style:style style:name="P140" style:family="paragraph" style:parent-style-name="Standard">
      <style:text-properties officeooo:paragraph-rsid="0761fe91"/>
    </style:style>
    <style:style style:name="P141" style:family="paragraph" style:parent-style-name="正文引文">
      <style:text-properties officeooo:paragraph-rsid="0762dc46"/>
    </style:style>
    <style:style style:name="P142" style:family="paragraph" style:parent-style-name="Standard">
      <style:text-properties officeooo:paragraph-rsid="07645a70"/>
    </style:style>
    <style:style style:name="P143" style:family="paragraph" style:parent-style-name="Standard">
      <style:text-properties officeooo:paragraph-rsid="076631a7"/>
    </style:style>
    <style:style style:name="P144" style:family="paragraph" style:parent-style-name="Standard">
      <style:text-properties officeooo:paragraph-rsid="07666b1d"/>
    </style:style>
    <style:style style:name="P145" style:family="paragraph" style:parent-style-name="Standard">
      <style:text-properties officeooo:paragraph-rsid="076701c3"/>
    </style:style>
    <style:style style:name="P146" style:family="paragraph" style:parent-style-name="Standard">
      <style:text-properties officeooo:paragraph-rsid="076a43cd"/>
    </style:style>
    <style:style style:name="P147" style:family="paragraph" style:parent-style-name="Standard">
      <style:text-properties officeooo:paragraph-rsid="076ae0a0"/>
    </style:style>
    <style:style style:name="P148" style:family="paragraph" style:parent-style-name="Standard">
      <style:text-properties officeooo:paragraph-rsid="076b1df5"/>
    </style:style>
    <style:style style:name="P149" style:family="paragraph" style:parent-style-name="Standard">
      <style:text-properties officeooo:paragraph-rsid="076c3e9d"/>
    </style:style>
    <style:style style:name="P150" style:family="paragraph" style:parent-style-name="Standard">
      <style:text-properties officeooo:paragraph-rsid="076db2c8"/>
    </style:style>
    <style:style style:name="P151" style:family="paragraph" style:parent-style-name="Standard">
      <style:text-properties officeooo:paragraph-rsid="07700992"/>
    </style:style>
    <style:style style:name="P152" style:family="paragraph" style:parent-style-name="Standard">
      <style:text-properties officeooo:paragraph-rsid="0770948c"/>
    </style:style>
    <style:style style:name="P153" style:family="paragraph" style:parent-style-name="Standard">
      <style:text-properties officeooo:paragraph-rsid="07733620"/>
    </style:style>
    <style:style style:name="P154" style:family="paragraph" style:parent-style-name="Standard">
      <style:text-properties officeooo:paragraph-rsid="07784c1f"/>
    </style:style>
    <style:style style:name="P155" style:family="paragraph" style:parent-style-name="Standard">
      <style:text-properties officeooo:paragraph-rsid="077a7282"/>
    </style:style>
    <style:style style:name="P156" style:family="paragraph" style:parent-style-name="Standard">
      <style:text-properties officeooo:paragraph-rsid="077c097f"/>
    </style:style>
    <style:style style:name="P157" style:family="paragraph" style:parent-style-name="Standard">
      <style:text-properties officeooo:paragraph-rsid="077c9509"/>
    </style:style>
    <style:style style:name="P158" style:family="paragraph" style:parent-style-name="Standard">
      <style:text-properties officeooo:paragraph-rsid="077d0d47"/>
    </style:style>
    <style:style style:name="P159" style:family="paragraph" style:parent-style-name="Standard">
      <style:text-properties officeooo:paragraph-rsid="077f4a86"/>
    </style:style>
    <style:style style:name="P160" style:family="paragraph" style:parent-style-name="Standard">
      <style:text-properties officeooo:paragraph-rsid="07816171"/>
    </style:style>
    <style:style style:name="P161" style:family="paragraph" style:parent-style-name="Standard">
      <style:text-properties officeooo:paragraph-rsid="07845274"/>
    </style:style>
    <style:style style:name="P162" style:family="paragraph" style:parent-style-name="次章标题">
      <style:paragraph-properties fo:break-before="page"/>
    </style:style>
    <style:style style:name="P163" style:family="paragraph" style:parent-style-name="Standard">
      <style:text-properties officeooo:paragraph-rsid="07891421"/>
    </style:style>
    <style:style style:name="P164" style:family="paragraph" style:parent-style-name="正文引文">
      <style:text-properties officeooo:paragraph-rsid="0789aae7"/>
    </style:style>
    <style:style style:name="P165" style:family="paragraph" style:parent-style-name="Standard">
      <style:text-properties officeooo:paragraph-rsid="078b1fb2"/>
    </style:style>
    <style:style style:name="P166" style:family="paragraph" style:parent-style-name="正文引文">
      <style:text-properties officeooo:paragraph-rsid="078f30a3"/>
    </style:style>
    <style:style style:name="P167" style:family="paragraph" style:parent-style-name="Standard">
      <style:text-properties officeooo:paragraph-rsid="078fadd3"/>
    </style:style>
    <style:style style:name="P168" style:family="paragraph" style:parent-style-name="Standard">
      <style:text-properties officeooo:paragraph-rsid="07902bbe"/>
    </style:style>
    <style:style style:name="P169" style:family="paragraph" style:parent-style-name="Standard">
      <style:text-properties officeooo:paragraph-rsid="0792c145"/>
    </style:style>
    <style:style style:name="P170" style:family="paragraph" style:parent-style-name="Text_20_body">
      <style:text-properties fo:color="#55308d" loext:opacity="100%"/>
    </style:style>
    <style:style style:name="P171" style:family="paragraph" style:parent-style-name="Standard">
      <style:text-properties officeooo:paragraph-rsid="0795897e"/>
    </style:style>
    <style:style style:name="P172" style:family="paragraph" style:parent-style-name="Standard">
      <style:text-properties officeooo:paragraph-rsid="0795d8fd"/>
    </style:style>
    <style:style style:name="P173" style:family="paragraph" style:parent-style-name="Standard">
      <style:text-properties officeooo:paragraph-rsid="07979477"/>
    </style:style>
    <style:style style:name="P174" style:family="paragraph" style:parent-style-name="Standard">
      <style:text-properties officeooo:paragraph-rsid="0797b690"/>
    </style:style>
    <style:style style:name="P175" style:family="paragraph" style:parent-style-name="Standard">
      <style:text-properties officeooo:paragraph-rsid="0798ef9e"/>
    </style:style>
    <style:style style:name="P176" style:family="paragraph" style:parent-style-name="Standard">
      <style:text-properties officeooo:paragraph-rsid="07997a19"/>
    </style:style>
    <style:style style:name="P177" style:family="paragraph" style:parent-style-name="Standard">
      <style:text-properties officeooo:paragraph-rsid="079a91ef"/>
    </style:style>
    <style:style style:name="P178" style:family="paragraph" style:parent-style-name="Standard">
      <style:text-properties officeooo:paragraph-rsid="079ac1ad"/>
    </style:style>
    <style:style style:name="P179" style:family="paragraph" style:parent-style-name="Standard">
      <style:text-properties officeooo:paragraph-rsid="079b7740"/>
    </style:style>
    <style:style style:name="P180" style:family="paragraph" style:parent-style-name="正文引文">
      <style:text-properties officeooo:paragraph-rsid="079e5263"/>
    </style:style>
    <style:style style:name="P181" style:family="paragraph" style:parent-style-name="Standard">
      <style:text-properties officeooo:paragraph-rsid="079e5263"/>
    </style:style>
    <style:style style:name="P182" style:family="paragraph" style:parent-style-name="Standard">
      <style:text-properties officeooo:paragraph-rsid="07a04e88"/>
    </style:style>
    <style:style style:name="P183" style:family="paragraph" style:parent-style-name="Standard">
      <style:text-properties officeooo:paragraph-rsid="07a09856"/>
    </style:style>
    <style:style style:name="P184" style:family="paragraph" style:parent-style-name="Standard">
      <style:text-properties officeooo:paragraph-rsid="07a6522d"/>
    </style:style>
    <style:style style:name="P185" style:family="paragraph" style:parent-style-name="Footnote">
      <style:text-properties officeooo:paragraph-rsid="07a6522d"/>
    </style:style>
    <style:style style:name="P186" style:family="paragraph" style:parent-style-name="Standard">
      <style:text-properties officeooo:paragraph-rsid="07a7423b"/>
    </style:style>
    <style:style style:name="P187" style:family="paragraph" style:parent-style-name="Standard">
      <style:text-properties officeooo:paragraph-rsid="07a8b608"/>
    </style:style>
    <style:style style:name="P188" style:family="paragraph" style:parent-style-name="正文引文">
      <style:text-properties officeooo:paragraph-rsid="07a8b608"/>
    </style:style>
    <style:style style:name="P189" style:family="paragraph" style:parent-style-name="Standard">
      <style:text-properties officeooo:paragraph-rsid="07ac6180"/>
    </style:style>
    <style:style style:name="P190" style:family="paragraph" style:parent-style-name="Standard">
      <style:text-properties officeooo:paragraph-rsid="07ade44e"/>
    </style:style>
    <style:style style:name="P191" style:family="paragraph" style:parent-style-name="Standard">
      <style:text-properties officeooo:paragraph-rsid="07af75f6"/>
    </style:style>
    <style:style style:name="P192" style:family="paragraph" style:parent-style-name="Footnote">
      <style:text-properties officeooo:paragraph-rsid="07af75f6"/>
    </style:style>
    <style:style style:name="P193" style:family="paragraph" style:parent-style-name="Standard">
      <style:text-properties officeooo:paragraph-rsid="07b1ab4b"/>
    </style:style>
    <style:style style:name="P194" style:family="paragraph" style:parent-style-name="正文引文">
      <style:text-properties officeooo:paragraph-rsid="07b436e5"/>
    </style:style>
    <style:style style:name="P195" style:family="paragraph" style:parent-style-name="正文引文">
      <style:text-properties officeooo:paragraph-rsid="07b4d054"/>
    </style:style>
    <style:style style:name="P196" style:family="paragraph" style:parent-style-name="Standard">
      <style:text-properties officeooo:paragraph-rsid="07b5f25f"/>
    </style:style>
    <style:style style:name="P197" style:family="paragraph" style:parent-style-name="Standard">
      <style:text-properties officeooo:paragraph-rsid="07bdbd2b"/>
    </style:style>
    <style:style style:name="P198" style:family="paragraph" style:parent-style-name="Standard">
      <style:text-properties officeooo:paragraph-rsid="07bfb17b"/>
    </style:style>
    <style:style style:name="P199" style:family="paragraph" style:parent-style-name="Standard">
      <style:text-properties officeooo:paragraph-rsid="07c210fb"/>
    </style:style>
    <style:style style:name="P200" style:family="paragraph" style:parent-style-name="Standard">
      <style:text-properties officeooo:paragraph-rsid="07c543a3"/>
    </style:style>
    <style:style style:name="P201" style:family="paragraph" style:parent-style-name="Standard">
      <style:text-properties officeooo:paragraph-rsid="07c5f1b6"/>
    </style:style>
    <style:style style:name="P202" style:family="paragraph" style:parent-style-name="正文引文">
      <style:text-properties officeooo:paragraph-rsid="07c5f1b6"/>
    </style:style>
    <style:style style:name="P203" style:family="paragraph" style:parent-style-name="正文引文">
      <style:text-properties officeooo:paragraph-rsid="07c90008"/>
    </style:style>
    <style:style style:name="P204" style:family="paragraph" style:parent-style-name="Standard">
      <style:text-properties officeooo:paragraph-rsid="07ca70f4"/>
    </style:style>
    <style:style style:name="P205" style:family="paragraph" style:parent-style-name="Standard">
      <style:text-properties officeooo:paragraph-rsid="07ccc85f"/>
    </style:style>
    <style:style style:name="P206" style:family="paragraph" style:parent-style-name="Standard">
      <style:text-properties officeooo:paragraph-rsid="07cd35a6"/>
    </style:style>
    <style:style style:name="P207" style:family="paragraph" style:parent-style-name="Standard">
      <style:text-properties officeooo:paragraph-rsid="07ce14c7"/>
    </style:style>
    <style:style style:name="P208" style:family="paragraph" style:parent-style-name="Standard">
      <style:text-properties officeooo:paragraph-rsid="07d0b6da"/>
    </style:style>
    <style:style style:name="P209" style:family="paragraph" style:parent-style-name="Standard">
      <style:text-properties officeooo:paragraph-rsid="07d2b266"/>
    </style:style>
    <style:style style:name="P210" style:family="paragraph" style:parent-style-name="Standard">
      <style:text-properties officeooo:paragraph-rsid="07d61606"/>
    </style:style>
    <style:style style:name="P211" style:family="paragraph" style:parent-style-name="Footnote">
      <style:text-properties officeooo:paragraph-rsid="07da6407"/>
    </style:style>
    <style:style style:name="P212" style:family="paragraph" style:parent-style-name="正文引文">
      <style:text-properties officeooo:paragraph-rsid="07dcdaa7"/>
    </style:style>
    <style:style style:name="P213" style:family="paragraph" style:parent-style-name="Standard">
      <style:text-properties officeooo:paragraph-rsid="07de12a6"/>
    </style:style>
    <style:style style:name="P214" style:family="paragraph" style:parent-style-name="Standard">
      <style:text-properties officeooo:paragraph-rsid="07dfdbd0"/>
    </style:style>
    <style:style style:name="P215" style:family="paragraph" style:parent-style-name="Standard">
      <style:text-properties officeooo:paragraph-rsid="07e1e3e5"/>
    </style:style>
    <style:style style:name="P216" style:family="paragraph" style:parent-style-name="正文引文">
      <style:text-properties officeooo:paragraph-rsid="07e1e3e5"/>
    </style:style>
    <style:style style:name="P217" style:family="paragraph" style:parent-style-name="Standard">
      <style:text-properties officeooo:paragraph-rsid="07e355e3"/>
    </style:style>
    <style:style style:name="P218" style:family="paragraph" style:parent-style-name="Standard">
      <style:text-properties officeooo:paragraph-rsid="07e5f9a0"/>
    </style:style>
    <style:style style:name="P219" style:family="paragraph" style:parent-style-name="Standard">
      <style:text-properties officeooo:paragraph-rsid="07e63d71"/>
    </style:style>
    <style:style style:name="P220" style:family="paragraph" style:parent-style-name="Standard">
      <style:text-properties officeooo:paragraph-rsid="07e7fdc6"/>
    </style:style>
    <style:style style:name="P221" style:family="paragraph" style:parent-style-name="Standard">
      <style:text-properties officeooo:paragraph-rsid="07e848cb"/>
    </style:style>
    <style:style style:name="P222" style:family="paragraph" style:parent-style-name="Standard">
      <style:text-properties officeooo:paragraph-rsid="07e92716"/>
    </style:style>
    <style:style style:name="P223" style:family="paragraph" style:parent-style-name="Standard">
      <style:text-properties officeooo:paragraph-rsid="07ec8b34"/>
    </style:style>
    <style:style style:name="P224" style:family="paragraph" style:parent-style-name="Standard">
      <style:text-properties officeooo:paragraph-rsid="07ee1e36"/>
    </style:style>
    <style:style style:name="P225" style:family="paragraph" style:parent-style-name="Standard">
      <style:text-properties officeooo:paragraph-rsid="07ef2225"/>
    </style:style>
    <style:style style:name="P226" style:family="paragraph" style:parent-style-name="Standard">
      <style:text-properties officeooo:paragraph-rsid="07f250b8"/>
    </style:style>
    <style:style style:name="P227" style:family="paragraph" style:parent-style-name="Standard">
      <style:text-properties officeooo:paragraph-rsid="07f431a7"/>
    </style:style>
    <style:style style:name="P228" style:family="paragraph" style:parent-style-name="Standard">
      <style:text-properties officeooo:paragraph-rsid="07f6d7b4"/>
    </style:style>
    <style:style style:name="P229" style:family="paragraph" style:parent-style-name="Standard">
      <style:text-properties officeooo:paragraph-rsid="07fa2dbf"/>
    </style:style>
    <style:style style:name="P230" style:family="paragraph" style:parent-style-name="Standard">
      <style:text-properties officeooo:paragraph-rsid="07fcbe20"/>
    </style:style>
    <style:style style:name="P231" style:family="paragraph" style:parent-style-name="Standard">
      <style:text-properties officeooo:paragraph-rsid="07fecb99"/>
    </style:style>
    <style:style style:name="P232" style:family="paragraph" style:parent-style-name="Footnote">
      <style:text-properties officeooo:paragraph-rsid="08006934"/>
    </style:style>
    <style:style style:name="P233" style:family="paragraph" style:parent-style-name="正文引文">
      <style:text-properties officeooo:paragraph-rsid="08014004"/>
    </style:style>
    <style:style style:name="P234" style:family="paragraph" style:parent-style-name="正文引文">
      <style:text-properties officeooo:paragraph-rsid="08016d26"/>
    </style:style>
    <style:style style:name="P235" style:family="paragraph" style:parent-style-name="Standard">
      <style:text-properties officeooo:paragraph-rsid="0801f03c"/>
    </style:style>
    <style:style style:name="P236" style:family="paragraph" style:parent-style-name="Standard">
      <style:text-properties officeooo:paragraph-rsid="080506b1"/>
    </style:style>
    <style:style style:name="P237" style:family="paragraph" style:parent-style-name="Standard">
      <style:text-properties officeooo:paragraph-rsid="08059cb3"/>
    </style:style>
    <style:style style:name="P238" style:family="paragraph" style:parent-style-name="Standard">
      <style:text-properties officeooo:paragraph-rsid="08070298"/>
    </style:style>
    <style:style style:name="P239" style:family="paragraph" style:parent-style-name="Standard">
      <style:text-properties officeooo:paragraph-rsid="080b7654"/>
    </style:style>
    <style:style style:name="P240" style:family="paragraph" style:parent-style-name="正文引文">
      <style:text-properties officeooo:paragraph-rsid="080b7654"/>
    </style:style>
    <style:style style:name="P241" style:family="paragraph" style:parent-style-name="Standard">
      <style:text-properties officeooo:paragraph-rsid="080c9353"/>
    </style:style>
    <style:style style:name="P242" style:family="paragraph" style:parent-style-name="Standard">
      <style:text-properties officeooo:paragraph-rsid="081158ba"/>
    </style:style>
    <style:style style:name="P243" style:family="paragraph" style:parent-style-name="Footnote">
      <style:text-properties officeooo:paragraph-rsid="081004f6"/>
    </style:style>
    <style:style style:name="P244" style:family="paragraph" style:parent-style-name="Standard">
      <style:text-properties officeooo:paragraph-rsid="0811fbab"/>
    </style:style>
    <style:style style:name="P245" style:family="paragraph" style:parent-style-name="Standard">
      <style:text-properties officeooo:paragraph-rsid="0813d2c4"/>
    </style:style>
    <style:style style:name="P246" style:family="paragraph" style:parent-style-name="正文引文">
      <style:text-properties officeooo:paragraph-rsid="0814dfed"/>
    </style:style>
    <style:style style:name="P247" style:family="paragraph" style:parent-style-name="Footnote">
      <style:text-properties officeooo:paragraph-rsid="0814dfed"/>
    </style:style>
    <style:style style:name="P248" style:family="paragraph" style:parent-style-name="Standard">
      <style:text-properties officeooo:paragraph-rsid="0814e6f9"/>
    </style:style>
    <style:style style:name="P249" style:family="paragraph" style:parent-style-name="Standard">
      <style:text-properties officeooo:paragraph-rsid="0816c7b9"/>
    </style:style>
    <style:style style:name="P250" style:family="paragraph" style:parent-style-name="Standard">
      <style:text-properties officeooo:paragraph-rsid="0817fcf6"/>
    </style:style>
    <style:style style:name="P251" style:family="paragraph" style:parent-style-name="Standard">
      <style:text-properties officeooo:paragraph-rsid="08187f0e"/>
    </style:style>
    <style:style style:name="P252" style:family="paragraph" style:parent-style-name="正文引文">
      <style:text-properties officeooo:paragraph-rsid="081996b5"/>
    </style:style>
    <style:style style:name="P253" style:family="paragraph" style:parent-style-name="Standard">
      <style:text-properties officeooo:paragraph-rsid="081b178c"/>
    </style:style>
    <style:style style:name="P254" style:family="paragraph" style:parent-style-name="正文引文">
      <style:text-properties officeooo:paragraph-rsid="081c6a25"/>
    </style:style>
    <style:style style:name="P255" style:family="paragraph" style:parent-style-name="Standard">
      <style:text-properties officeooo:paragraph-rsid="081d5432"/>
    </style:style>
    <style:style style:name="P256" style:family="paragraph" style:parent-style-name="Standard">
      <style:text-properties officeooo:paragraph-rsid="0820651a"/>
    </style:style>
    <style:style style:name="P257" style:family="paragraph" style:parent-style-name="Standard">
      <style:text-properties officeooo:paragraph-rsid="082325af"/>
    </style:style>
    <style:style style:name="P258" style:family="paragraph" style:parent-style-name="Standard">
      <style:text-properties officeooo:paragraph-rsid="08244343"/>
    </style:style>
    <style:style style:name="P259" style:family="paragraph" style:parent-style-name="Standard">
      <style:text-properties officeooo:paragraph-rsid="082744a1"/>
    </style:style>
    <style:style style:name="P260" style:family="paragraph" style:parent-style-name="Footnote">
      <style:text-properties officeooo:paragraph-rsid="082866f8"/>
    </style:style>
    <style:style style:name="P261" style:family="paragraph" style:parent-style-name="Standard">
      <style:text-properties officeooo:paragraph-rsid="0827721b"/>
    </style:style>
    <style:style style:name="P262" style:family="paragraph" style:parent-style-name="Standard">
      <style:text-properties officeooo:paragraph-rsid="082866f8"/>
    </style:style>
    <style:style style:name="P263" style:family="paragraph" style:parent-style-name="Standard">
      <style:text-properties officeooo:paragraph-rsid="0828e00f"/>
    </style:style>
    <style:style style:name="P264" style:family="paragraph" style:parent-style-name="Standard">
      <style:text-properties officeooo:paragraph-rsid="08299416"/>
    </style:style>
    <style:style style:name="P265" style:family="paragraph" style:parent-style-name="Standard">
      <style:text-properties officeooo:paragraph-rsid="082d1d63"/>
    </style:style>
    <style:style style:name="P266" style:family="paragraph" style:parent-style-name="Standard">
      <style:text-properties officeooo:paragraph-rsid="082ecb7f"/>
    </style:style>
    <style:style style:name="P267" style:family="paragraph" style:parent-style-name="Standard">
      <style:text-properties officeooo:paragraph-rsid="082f35c7"/>
    </style:style>
    <style:style style:name="P268" style:family="paragraph" style:parent-style-name="Standard">
      <style:text-properties officeooo:paragraph-rsid="082fc1d7"/>
    </style:style>
    <style:style style:name="P269" style:family="paragraph" style:parent-style-name="Standard">
      <style:text-properties officeooo:paragraph-rsid="0830fc3e"/>
    </style:style>
    <style:style style:name="P270" style:family="paragraph" style:parent-style-name="Standard">
      <style:text-properties officeooo:paragraph-rsid="08322d80"/>
    </style:style>
    <style:style style:name="P271" style:family="paragraph" style:parent-style-name="正文引文">
      <style:text-properties officeooo:paragraph-rsid="08337ea6"/>
    </style:style>
    <style:style style:name="P272" style:family="paragraph" style:parent-style-name="Standard">
      <style:text-properties officeooo:paragraph-rsid="08347b73"/>
    </style:style>
    <style:style style:name="P273" style:family="paragraph" style:parent-style-name="Standard">
      <style:text-properties officeooo:paragraph-rsid="08348a53"/>
    </style:style>
    <style:style style:name="P274" style:family="paragraph" style:parent-style-name="Standard">
      <style:text-properties officeooo:paragraph-rsid="0836c3ea"/>
    </style:style>
    <style:style style:name="P275" style:family="paragraph" style:parent-style-name="Standard">
      <style:text-properties officeooo:paragraph-rsid="0838b142"/>
    </style:style>
    <style:style style:name="P276" style:family="paragraph" style:parent-style-name="Standard">
      <style:text-properties officeooo:paragraph-rsid="083a6d11"/>
    </style:style>
    <style:style style:name="P277" style:family="paragraph" style:parent-style-name="Standard">
      <style:text-properties officeooo:paragraph-rsid="083a946c"/>
    </style:style>
    <style:style style:name="P278" style:family="paragraph" style:parent-style-name="Standard">
      <style:text-properties officeooo:paragraph-rsid="083a9a0f"/>
    </style:style>
    <style:style style:name="P279" style:family="paragraph" style:parent-style-name="Standard">
      <style:text-properties officeooo:paragraph-rsid="083e91cb"/>
    </style:style>
    <style:style style:name="P280" style:family="paragraph" style:parent-style-name="Standard">
      <style:text-properties officeooo:paragraph-rsid="0840a69d"/>
    </style:style>
    <style:style style:name="P281" style:family="paragraph" style:parent-style-name="Standard">
      <style:text-properties officeooo:paragraph-rsid="08449168"/>
    </style:style>
    <style:style style:name="P282" style:family="paragraph" style:parent-style-name="Standard">
      <style:text-properties officeooo:paragraph-rsid="08449e6f"/>
    </style:style>
    <style:style style:name="P283" style:family="paragraph" style:parent-style-name="Standard">
      <style:text-properties officeooo:paragraph-rsid="0848c695"/>
    </style:style>
    <style:style style:name="P284" style:family="paragraph" style:parent-style-name="Standard">
      <style:text-properties officeooo:paragraph-rsid="0848e384"/>
    </style:style>
    <style:style style:name="P285" style:family="paragraph" style:parent-style-name="Standard">
      <style:text-properties officeooo:paragraph-rsid="084925ae"/>
    </style:style>
    <style:style style:name="P286" style:family="paragraph" style:parent-style-name="Standard">
      <style:text-properties officeooo:paragraph-rsid="08493d9c"/>
    </style:style>
    <style:style style:name="P287" style:family="paragraph" style:parent-style-name="正文引文">
      <style:text-properties officeooo:paragraph-rsid="084d584b"/>
    </style:style>
    <style:style style:name="P288" style:family="paragraph" style:parent-style-name="Standard">
      <style:text-properties officeooo:paragraph-rsid="08502c95"/>
    </style:style>
    <style:style style:name="P289" style:family="paragraph" style:parent-style-name="Standard">
      <style:text-properties officeooo:paragraph-rsid="08507f92"/>
    </style:style>
    <style:style style:name="P290" style:family="paragraph" style:parent-style-name="Standard">
      <style:text-properties officeooo:paragraph-rsid="0853537a"/>
    </style:style>
    <style:style style:name="P291" style:family="paragraph" style:parent-style-name="Standard">
      <style:text-properties officeooo:paragraph-rsid="085825ce"/>
    </style:style>
    <style:style style:name="P292" style:family="paragraph" style:parent-style-name="Standard">
      <style:text-properties officeooo:paragraph-rsid="085924cd"/>
    </style:style>
    <style:style style:name="P293" style:family="paragraph" style:parent-style-name="正文引文">
      <style:text-properties officeooo:paragraph-rsid="085c6216"/>
    </style:style>
    <style:style style:name="P294" style:family="paragraph" style:parent-style-name="Standard">
      <style:text-properties officeooo:paragraph-rsid="085f85be"/>
    </style:style>
    <style:style style:name="P295" style:family="paragraph" style:parent-style-name="正文引文">
      <style:text-properties officeooo:paragraph-rsid="085f85be"/>
    </style:style>
    <style:style style:name="P296" style:family="paragraph" style:parent-style-name="Heading_20_3">
      <style:text-properties officeooo:paragraph-rsid="085f85be"/>
    </style:style>
    <style:style style:name="P297" style:family="paragraph" style:parent-style-name="Footnote">
      <style:text-properties officeooo:paragraph-rsid="086f3d52"/>
    </style:style>
    <style:style style:name="P298" style:family="paragraph" style:parent-style-name="Standard">
      <style:text-properties officeooo:paragraph-rsid="0864169a"/>
    </style:style>
    <style:style style:name="P299" style:family="paragraph" style:parent-style-name="Footnote">
      <style:text-properties officeooo:paragraph-rsid="08652cbe"/>
    </style:style>
    <style:style style:name="P300" style:family="paragraph" style:parent-style-name="Standard">
      <style:text-properties officeooo:paragraph-rsid="08660f89"/>
    </style:style>
    <style:style style:name="P301" style:family="paragraph" style:parent-style-name="Standard">
      <style:text-properties officeooo:paragraph-rsid="08666666"/>
    </style:style>
    <style:style style:name="P302" style:family="paragraph" style:parent-style-name="Standard">
      <style:text-properties officeooo:paragraph-rsid="0867294e"/>
    </style:style>
    <style:style style:name="P303" style:family="paragraph" style:parent-style-name="Standard">
      <style:text-properties officeooo:paragraph-rsid="086a0c15"/>
    </style:style>
    <style:style style:name="P304" style:family="paragraph" style:parent-style-name="Standard">
      <style:text-properties officeooo:paragraph-rsid="086b7e07"/>
    </style:style>
    <style:style style:name="P305" style:family="paragraph" style:parent-style-name="Standard">
      <style:text-properties officeooo:paragraph-rsid="086c3a89"/>
    </style:style>
    <style:style style:name="P306" style:family="paragraph" style:parent-style-name="Standard">
      <style:text-properties officeooo:paragraph-rsid="086e43c0"/>
    </style:style>
    <style:style style:name="P307" style:family="paragraph" style:parent-style-name="Standard">
      <style:text-properties officeooo:paragraph-rsid="086ea36e"/>
    </style:style>
    <style:style style:name="P308" style:family="paragraph" style:parent-style-name="Standard">
      <style:text-properties officeooo:paragraph-rsid="0872dd2b"/>
    </style:style>
    <style:style style:name="P309" style:family="paragraph" style:parent-style-name="Standard">
      <style:text-properties officeooo:paragraph-rsid="0874ae2c"/>
    </style:style>
    <style:style style:name="P310" style:family="paragraph" style:parent-style-name="Standard">
      <style:text-properties officeooo:paragraph-rsid="08797304"/>
    </style:style>
    <style:style style:name="P311" style:family="paragraph" style:parent-style-name="Standard">
      <style:text-properties officeooo:paragraph-rsid="087e0e1a"/>
    </style:style>
    <style:style style:name="P312" style:family="paragraph" style:parent-style-name="Standard">
      <style:text-properties officeooo:paragraph-rsid="087ff842"/>
    </style:style>
    <style:style style:name="P313" style:family="paragraph" style:parent-style-name="Standard">
      <style:text-properties officeooo:paragraph-rsid="0882d96e"/>
    </style:style>
    <style:style style:name="P314" style:family="paragraph" style:parent-style-name="Standard">
      <style:text-properties officeooo:paragraph-rsid="088aa17b"/>
    </style:style>
    <style:style style:name="P315" style:family="paragraph" style:parent-style-name="正文引文">
      <style:text-properties officeooo:paragraph-rsid="088d276c"/>
    </style:style>
    <style:style style:name="P316" style:family="paragraph" style:parent-style-name="Standard">
      <style:text-properties officeooo:paragraph-rsid="088ffb8a"/>
    </style:style>
    <style:style style:name="P317" style:family="paragraph" style:parent-style-name="Standard">
      <style:text-properties officeooo:paragraph-rsid="0895b4c6"/>
    </style:style>
    <style:style style:name="P318" style:family="paragraph" style:parent-style-name="Standard">
      <style:text-properties officeooo:paragraph-rsid="0897b911"/>
    </style:style>
    <style:style style:name="P319" style:family="paragraph" style:parent-style-name="正文引文">
      <style:text-properties officeooo:paragraph-rsid="0897e52e"/>
    </style:style>
    <style:style style:name="P320" style:family="paragraph" style:parent-style-name="Standard">
      <style:text-properties officeooo:paragraph-rsid="08995878"/>
    </style:style>
    <style:style style:name="P321" style:family="paragraph" style:parent-style-name="Standard">
      <style:text-properties officeooo:paragraph-rsid="0899d0ad"/>
    </style:style>
    <style:style style:name="P322" style:family="paragraph" style:parent-style-name="Standard">
      <style:text-properties officeooo:paragraph-rsid="089d0cbf"/>
    </style:style>
    <style:style style:name="P323" style:family="paragraph" style:parent-style-name="Standard">
      <style:text-properties officeooo:paragraph-rsid="08a020b3"/>
    </style:style>
    <style:style style:name="P324" style:family="paragraph" style:parent-style-name="Standard">
      <style:text-properties officeooo:paragraph-rsid="08a1c065"/>
    </style:style>
    <style:style style:name="P325" style:family="paragraph" style:parent-style-name="Standard">
      <style:text-properties officeooo:paragraph-rsid="08a25d52"/>
    </style:style>
    <style:style style:name="P326" style:family="paragraph" style:parent-style-name="Standard">
      <style:text-properties officeooo:paragraph-rsid="08a5e861"/>
    </style:style>
    <style:style style:name="P327" style:family="paragraph" style:parent-style-name="Standard">
      <style:text-properties officeooo:paragraph-rsid="08a75e17"/>
    </style:style>
    <style:style style:name="P328" style:family="paragraph" style:parent-style-name="Standard">
      <style:text-properties officeooo:paragraph-rsid="08ad8813"/>
    </style:style>
    <style:style style:name="P329" style:family="paragraph" style:parent-style-name="Standard">
      <style:text-properties officeooo:paragraph-rsid="08ada3a7"/>
    </style:style>
    <style:style style:name="P330" style:family="paragraph" style:parent-style-name="Standard">
      <style:text-properties officeooo:paragraph-rsid="08af5eb3"/>
    </style:style>
    <style:style style:name="P331" style:family="paragraph" style:parent-style-name="正文引文">
      <style:text-properties officeooo:paragraph-rsid="08af87b3"/>
    </style:style>
    <style:style style:name="P332" style:family="paragraph" style:parent-style-name="Standard">
      <style:text-properties officeooo:paragraph-rsid="08b061b4"/>
    </style:style>
    <style:style style:name="P333" style:family="paragraph" style:parent-style-name="Standard">
      <style:text-properties officeooo:paragraph-rsid="08b1381f"/>
    </style:style>
    <style:style style:name="P334" style:family="paragraph" style:parent-style-name="Standard">
      <style:text-properties officeooo:paragraph-rsid="08b2a10b"/>
    </style:style>
    <style:style style:name="P335" style:family="paragraph" style:parent-style-name="Standard">
      <style:text-properties officeooo:paragraph-rsid="08b47245"/>
    </style:style>
    <style:style style:name="P336" style:family="paragraph" style:parent-style-name="Standard">
      <style:text-properties officeooo:paragraph-rsid="08b5ff56"/>
    </style:style>
    <style:style style:name="P337" style:family="paragraph" style:parent-style-name="Standard">
      <style:text-properties officeooo:paragraph-rsid="08b99178"/>
    </style:style>
    <style:style style:name="P338" style:family="paragraph" style:parent-style-name="Standard">
      <style:text-properties officeooo:paragraph-rsid="08bd3548"/>
    </style:style>
    <style:style style:name="P339" style:family="paragraph" style:parent-style-name="Standard">
      <style:text-properties officeooo:paragraph-rsid="08bdb582"/>
    </style:style>
    <style:style style:name="P340" style:family="paragraph" style:parent-style-name="Standard">
      <style:text-properties officeooo:paragraph-rsid="08d50355"/>
    </style:style>
    <style:style style:name="P341" style:family="paragraph" style:parent-style-name="Standard">
      <style:text-properties officeooo:paragraph-rsid="08c2b44a"/>
    </style:style>
    <style:style style:name="P342" style:family="paragraph" style:parent-style-name="Standard">
      <style:text-properties officeooo:paragraph-rsid="08c44196"/>
    </style:style>
    <style:style style:name="P343" style:family="paragraph" style:parent-style-name="Standard">
      <style:text-properties officeooo:paragraph-rsid="08c764bc"/>
    </style:style>
    <style:style style:name="P344" style:family="paragraph" style:parent-style-name="正文引文">
      <style:text-properties officeooo:paragraph-rsid="08c918bf"/>
    </style:style>
    <style:style style:name="P345" style:family="paragraph" style:parent-style-name="Standard">
      <style:text-properties officeooo:paragraph-rsid="08cac35f"/>
    </style:style>
    <style:style style:name="P346" style:family="paragraph" style:parent-style-name="Standard">
      <style:text-properties officeooo:paragraph-rsid="08cc5000"/>
    </style:style>
    <style:style style:name="P347" style:family="paragraph" style:parent-style-name="Standard">
      <style:text-properties officeooo:paragraph-rsid="08ce0650"/>
    </style:style>
    <style:style style:name="P348" style:family="paragraph" style:parent-style-name="Standard">
      <style:text-properties officeooo:paragraph-rsid="08cf6897"/>
    </style:style>
    <style:style style:name="P349" style:family="paragraph" style:parent-style-name="Standard">
      <style:text-properties officeooo:paragraph-rsid="08d584a7"/>
    </style:style>
    <style:style style:name="P350" style:family="paragraph" style:parent-style-name="Standard">
      <style:text-properties officeooo:paragraph-rsid="08d89e4b"/>
    </style:style>
    <style:style style:name="P351" style:family="paragraph" style:parent-style-name="Standard">
      <style:text-properties officeooo:paragraph-rsid="08da7bdb"/>
    </style:style>
    <style:style style:name="P352" style:family="paragraph" style:parent-style-name="正文引文">
      <style:text-properties officeooo:paragraph-rsid="08db5576"/>
    </style:style>
    <style:style style:name="P353" style:family="paragraph" style:parent-style-name="Standard">
      <style:text-properties officeooo:paragraph-rsid="08dc3106"/>
    </style:style>
    <style:style style:name="P354" style:family="paragraph" style:parent-style-name="Standard">
      <style:text-properties officeooo:paragraph-rsid="08de10dd"/>
    </style:style>
    <style:style style:name="P355" style:family="paragraph" style:parent-style-name="Standard">
      <style:text-properties officeooo:paragraph-rsid="08e0103e"/>
    </style:style>
    <style:style style:name="P356" style:family="paragraph" style:parent-style-name="Standard">
      <style:text-properties officeooo:paragraph-rsid="08e30bab"/>
    </style:style>
    <style:style style:name="P357" style:family="paragraph" style:parent-style-name="Standard">
      <style:text-properties officeooo:paragraph-rsid="08e5ba23"/>
    </style:style>
    <style:style style:name="P358" style:family="paragraph" style:parent-style-name="Standard">
      <style:text-properties officeooo:paragraph-rsid="08e5dc86"/>
    </style:style>
    <style:style style:name="P359" style:family="paragraph" style:parent-style-name="Standard">
      <style:text-properties officeooo:paragraph-rsid="08e7ba1d"/>
    </style:style>
    <style:style style:name="P360" style:family="paragraph" style:parent-style-name="Standard">
      <style:text-properties officeooo:paragraph-rsid="08ec2f06"/>
    </style:style>
    <style:style style:name="P361" style:family="paragraph" style:parent-style-name="Standard">
      <style:text-properties officeooo:paragraph-rsid="08edcb2d"/>
    </style:style>
    <style:style style:name="P362" style:family="paragraph" style:parent-style-name="Standard">
      <style:text-properties officeooo:paragraph-rsid="08ef005d"/>
    </style:style>
    <style:style style:name="P363" style:family="paragraph" style:parent-style-name="Standard">
      <style:text-properties officeooo:paragraph-rsid="08f60919"/>
    </style:style>
    <style:style style:name="P364" style:family="paragraph" style:parent-style-name="正文引文">
      <style:text-properties officeooo:paragraph-rsid="09186bfd"/>
    </style:style>
    <style:style style:name="P365" style:family="paragraph" style:parent-style-name="Standard">
      <style:text-properties officeooo:paragraph-rsid="08fb7b6a"/>
    </style:style>
    <style:style style:name="P366" style:family="paragraph" style:parent-style-name="Standard">
      <style:text-properties officeooo:paragraph-rsid="08fc05aa"/>
    </style:style>
    <style:style style:name="P367" style:family="paragraph" style:parent-style-name="Standard">
      <style:text-properties officeooo:paragraph-rsid="0905fa68"/>
    </style:style>
    <style:style style:name="P368" style:family="paragraph" style:parent-style-name="Standard">
      <style:text-properties officeooo:paragraph-rsid="090423c9"/>
    </style:style>
    <style:style style:name="P369" style:family="paragraph" style:parent-style-name="Standard">
      <style:text-properties officeooo:paragraph-rsid="0907b894"/>
    </style:style>
    <style:style style:name="P370" style:family="paragraph" style:parent-style-name="Standard">
      <style:text-properties officeooo:paragraph-rsid="09088026"/>
    </style:style>
    <style:style style:name="P371" style:family="paragraph" style:parent-style-name="Standard">
      <style:text-properties officeooo:paragraph-rsid="090e1eb2"/>
    </style:style>
    <style:style style:name="P372" style:family="paragraph" style:parent-style-name="Standard">
      <style:text-properties officeooo:paragraph-rsid="0910f856"/>
    </style:style>
    <style:style style:name="P373" style:family="paragraph" style:parent-style-name="Standard">
      <style:text-properties officeooo:paragraph-rsid="0912a8ca"/>
    </style:style>
    <style:style style:name="P374" style:family="paragraph" style:parent-style-name="Standard">
      <style:text-properties officeooo:paragraph-rsid="091720a8"/>
    </style:style>
    <style:style style:name="P375" style:family="paragraph" style:parent-style-name="Standard">
      <style:text-properties officeooo:paragraph-rsid="091bdd29"/>
    </style:style>
    <style:style style:name="P376" style:family="paragraph" style:parent-style-name="Standard">
      <style:text-properties officeooo:paragraph-rsid="091c8f2d"/>
    </style:style>
    <style:style style:name="P377" style:family="paragraph" style:parent-style-name="Standard">
      <style:text-properties officeooo:paragraph-rsid="091edba8"/>
    </style:style>
    <style:style style:name="P378" style:family="paragraph" style:parent-style-name="Standard">
      <style:text-properties officeooo:paragraph-rsid="09202d82"/>
    </style:style>
    <style:style style:name="P379" style:family="paragraph" style:parent-style-name="Standard">
      <style:text-properties officeooo:paragraph-rsid="0923ca70"/>
    </style:style>
    <style:style style:name="P380" style:family="paragraph" style:parent-style-name="Standard">
      <style:text-properties officeooo:paragraph-rsid="09283724"/>
    </style:style>
    <style:style style:name="P381" style:family="paragraph" style:parent-style-name="Standard">
      <style:text-properties officeooo:paragraph-rsid="092b2f05"/>
    </style:style>
    <style:style style:name="P382" style:family="paragraph" style:parent-style-name="Standard">
      <style:text-properties officeooo:paragraph-rsid="092b6f98"/>
    </style:style>
    <style:style style:name="P383" style:family="paragraph" style:parent-style-name="正文引文">
      <style:text-properties officeooo:paragraph-rsid="092b7402"/>
    </style:style>
    <style:style style:name="P384" style:family="paragraph" style:parent-style-name="Standard">
      <style:text-properties officeooo:paragraph-rsid="092b7402"/>
    </style:style>
    <style:style style:name="P385" style:family="paragraph" style:parent-style-name="Standard">
      <style:text-properties officeooo:paragraph-rsid="09311ae0"/>
    </style:style>
    <style:style style:name="P386" style:family="paragraph" style:parent-style-name="Standard">
      <style:text-properties officeooo:paragraph-rsid="09361838"/>
    </style:style>
    <style:style style:name="P387" style:family="paragraph" style:parent-style-name="Standard">
      <style:text-properties officeooo:paragraph-rsid="09371b7a"/>
    </style:style>
    <style:style style:name="P388" style:family="paragraph" style:parent-style-name="Standard">
      <style:text-properties officeooo:paragraph-rsid="0938d4ac"/>
    </style:style>
    <style:style style:name="P389" style:family="paragraph" style:parent-style-name="Standard">
      <style:text-properties officeooo:paragraph-rsid="093aea5b"/>
    </style:style>
    <style:style style:name="P390" style:family="paragraph" style:parent-style-name="Standard">
      <style:text-properties officeooo:paragraph-rsid="093c1692"/>
    </style:style>
    <style:style style:name="P391" style:family="paragraph" style:parent-style-name="Standard">
      <style:text-properties officeooo:paragraph-rsid="093f80b4"/>
    </style:style>
    <style:style style:name="P392" style:family="paragraph" style:parent-style-name="Standard">
      <style:text-properties officeooo:paragraph-rsid="09408170"/>
    </style:style>
    <style:style style:name="P393" style:family="paragraph" style:parent-style-name="Standard">
      <style:text-properties officeooo:paragraph-rsid="09439b89"/>
    </style:style>
    <style:style style:name="P394" style:family="paragraph" style:parent-style-name="Standard">
      <style:text-properties officeooo:paragraph-rsid="09467be2"/>
    </style:style>
    <style:style style:name="P395" style:family="paragraph" style:parent-style-name="Standard">
      <style:text-properties officeooo:paragraph-rsid="09483308"/>
    </style:style>
    <style:style style:name="P396" style:family="paragraph" style:parent-style-name="Standard">
      <style:text-properties officeooo:paragraph-rsid="094a416d"/>
    </style:style>
    <style:style style:name="P397" style:family="paragraph" style:parent-style-name="Standard">
      <style:text-properties officeooo:paragraph-rsid="094a5a1c"/>
    </style:style>
    <style:style style:name="P398" style:family="paragraph" style:parent-style-name="Standard">
      <style:text-properties officeooo:paragraph-rsid="094c9903"/>
    </style:style>
    <style:style style:name="P399" style:family="paragraph" style:parent-style-name="Standard">
      <style:text-properties officeooo:paragraph-rsid="094dc027"/>
    </style:style>
    <style:style style:name="P400" style:family="paragraph" style:parent-style-name="Standard">
      <style:text-properties officeooo:paragraph-rsid="094dc6d7"/>
    </style:style>
    <style:style style:name="P401" style:family="paragraph" style:parent-style-name="正文引文">
      <style:text-properties officeooo:paragraph-rsid="094dc6d7"/>
    </style:style>
    <style:style style:name="P402" style:family="paragraph" style:parent-style-name="Standard">
      <style:text-properties officeooo:paragraph-rsid="094e25c1"/>
    </style:style>
    <style:style style:name="P403" style:family="paragraph" style:parent-style-name="Standard">
      <style:text-properties officeooo:paragraph-rsid="094f6f13"/>
    </style:style>
    <style:style style:name="P404" style:family="paragraph" style:parent-style-name="Standard">
      <style:text-properties officeooo:paragraph-rsid="0951b0bd"/>
    </style:style>
    <style:style style:name="P405" style:family="paragraph" style:parent-style-name="正文引文">
      <style:text-properties officeooo:paragraph-rsid="09553180"/>
    </style:style>
    <style:style style:name="P406" style:family="paragraph" style:parent-style-name="Footnote">
      <style:text-properties officeooo:paragraph-rsid="09553180"/>
    </style:style>
    <style:style style:name="P407" style:family="paragraph" style:parent-style-name="Standard">
      <style:text-properties officeooo:paragraph-rsid="0956dd43"/>
    </style:style>
    <style:style style:name="P408" style:family="paragraph" style:parent-style-name="Standard">
      <style:text-properties officeooo:paragraph-rsid="09579150"/>
    </style:style>
    <style:style style:name="P409" style:family="paragraph" style:parent-style-name="正文引文">
      <style:text-properties officeooo:paragraph-rsid="095e93ff"/>
    </style:style>
    <style:style style:name="P410" style:family="paragraph" style:parent-style-name="正文引文">
      <style:text-properties officeooo:paragraph-rsid="095fd6f8"/>
    </style:style>
    <style:style style:name="P411" style:family="paragraph" style:parent-style-name="Standard">
      <style:text-properties officeooo:paragraph-rsid="095fd6f8"/>
    </style:style>
    <style:style style:name="P412" style:family="paragraph" style:parent-style-name="Standard">
      <style:text-properties officeooo:paragraph-rsid="096019f5"/>
    </style:style>
    <style:style style:name="P413" style:family="paragraph" style:parent-style-name="Standard">
      <style:text-properties officeooo:paragraph-rsid="0960e79e"/>
    </style:style>
    <style:style style:name="P414" style:family="paragraph" style:parent-style-name="Standard">
      <style:text-properties officeooo:paragraph-rsid="0961cc6d"/>
    </style:style>
    <style:style style:name="P415" style:family="paragraph" style:parent-style-name="Standard">
      <style:text-properties officeooo:paragraph-rsid="09633b96"/>
    </style:style>
    <style:style style:name="P416" style:family="paragraph" style:parent-style-name="Standard">
      <style:text-properties officeooo:paragraph-rsid="09642487"/>
    </style:style>
    <style:style style:name="P417" style:family="paragraph" style:parent-style-name="Standard">
      <style:text-properties officeooo:paragraph-rsid="096967d6"/>
    </style:style>
    <style:style style:name="P418" style:family="paragraph" style:parent-style-name="Standard">
      <style:text-properties officeooo:paragraph-rsid="096abedd"/>
    </style:style>
    <style:style style:name="P419" style:family="paragraph" style:parent-style-name="Standard">
      <style:text-properties officeooo:paragraph-rsid="096b88b3"/>
    </style:style>
    <style:style style:name="P420" style:family="paragraph" style:parent-style-name="Standard">
      <style:text-properties officeooo:paragraph-rsid="096e338b"/>
    </style:style>
    <style:style style:name="P421" style:family="paragraph" style:parent-style-name="Standard">
      <style:text-properties officeooo:paragraph-rsid="096f82a8"/>
    </style:style>
    <style:style style:name="P422" style:family="paragraph" style:parent-style-name="Standard">
      <style:text-properties officeooo:paragraph-rsid="09749a47"/>
    </style:style>
    <style:style style:name="P423" style:family="paragraph" style:parent-style-name="Standard">
      <style:text-properties officeooo:paragraph-rsid="0977d781"/>
    </style:style>
    <style:style style:name="P424" style:family="paragraph" style:parent-style-name="Standard">
      <style:text-properties officeooo:paragraph-rsid="09791dff"/>
    </style:style>
    <style:style style:name="P425" style:family="paragraph" style:parent-style-name="Standard">
      <style:text-properties officeooo:paragraph-rsid="097c61b6"/>
    </style:style>
    <style:style style:name="P426" style:family="paragraph" style:parent-style-name="Standard">
      <style:text-properties officeooo:paragraph-rsid="097e313b"/>
    </style:style>
    <style:style style:name="P427" style:family="paragraph" style:parent-style-name="Standard">
      <style:text-properties officeooo:paragraph-rsid="09805eec"/>
    </style:style>
    <style:style style:name="P428" style:family="paragraph" style:parent-style-name="Standard">
      <style:text-properties officeooo:paragraph-rsid="09863272"/>
    </style:style>
    <style:style style:name="P429" style:family="paragraph" style:parent-style-name="Standard">
      <style:text-properties officeooo:paragraph-rsid="0986e271"/>
    </style:style>
    <style:style style:name="P430" style:family="paragraph" style:parent-style-name="Standard">
      <style:text-properties officeooo:paragraph-rsid="098b7d8d"/>
    </style:style>
    <style:style style:name="P431" style:family="paragraph" style:parent-style-name="Standard">
      <style:text-properties officeooo:paragraph-rsid="098f6594"/>
    </style:style>
    <style:style style:name="P432" style:family="paragraph" style:parent-style-name="Standard">
      <style:text-properties officeooo:paragraph-rsid="099183a0"/>
    </style:style>
    <style:style style:name="P433" style:family="paragraph" style:parent-style-name="Standard">
      <style:text-properties officeooo:paragraph-rsid="09977a0d"/>
    </style:style>
    <style:style style:name="P434" style:family="paragraph" style:parent-style-name="Standard">
      <style:text-properties officeooo:paragraph-rsid="09987719"/>
    </style:style>
    <style:style style:name="P435" style:family="paragraph" style:parent-style-name="Standard">
      <style:text-properties officeooo:paragraph-rsid="0999c4fe"/>
    </style:style>
    <style:style style:name="P436" style:family="paragraph" style:parent-style-name="正文引文">
      <style:text-properties officeooo:paragraph-rsid="099aa9d5"/>
    </style:style>
    <style:style style:name="P437" style:family="paragraph" style:parent-style-name="Footnote">
      <style:text-properties officeooo:paragraph-rsid="099ae415"/>
    </style:style>
    <style:style style:name="P438" style:family="paragraph" style:parent-style-name="Standard">
      <style:text-properties officeooo:paragraph-rsid="09a441bf"/>
    </style:style>
    <style:style style:name="P439" style:family="paragraph" style:parent-style-name="正文引文">
      <style:text-properties officeooo:paragraph-rsid="09a67732"/>
    </style:style>
    <style:style style:name="P440" style:family="paragraph" style:parent-style-name="正文引文">
      <style:text-properties officeooo:paragraph-rsid="09a6abbf"/>
    </style:style>
    <style:style style:name="P441" style:family="paragraph" style:parent-style-name="正文引文">
      <style:text-properties officeooo:paragraph-rsid="09a8074a"/>
    </style:style>
    <style:style style:name="P442" style:family="paragraph" style:parent-style-name="正文引文">
      <style:text-properties officeooo:paragraph-rsid="09ace51b"/>
    </style:style>
    <style:style style:name="P443" style:family="paragraph" style:parent-style-name="Standard">
      <style:text-properties officeooo:paragraph-rsid="09ae0801"/>
    </style:style>
    <style:style style:name="P444" style:family="paragraph" style:parent-style-name="Standard">
      <style:text-properties officeooo:paragraph-rsid="09ae108c"/>
    </style:style>
    <style:style style:name="P445" style:family="paragraph" style:parent-style-name="Standard">
      <style:text-properties officeooo:paragraph-rsid="09ae1820"/>
    </style:style>
    <style:style style:name="P446" style:family="paragraph" style:parent-style-name="Standard">
      <style:text-properties officeooo:paragraph-rsid="09aeecbc"/>
    </style:style>
    <style:style style:name="P447" style:family="paragraph" style:parent-style-name="Standard">
      <style:text-properties officeooo:paragraph-rsid="09b0da27"/>
    </style:style>
    <style:style style:name="P448" style:family="paragraph" style:parent-style-name="正文引文">
      <style:text-properties officeooo:paragraph-rsid="09b19a51"/>
    </style:style>
    <style:style style:name="P449" style:family="paragraph" style:parent-style-name="Standard">
      <style:text-properties officeooo:paragraph-rsid="09b19a51"/>
    </style:style>
    <style:style style:name="P450" style:family="paragraph" style:parent-style-name="Standard">
      <style:text-properties officeooo:paragraph-rsid="09b4d141"/>
    </style:style>
    <style:style style:name="P451" style:family="paragraph" style:parent-style-name="Standard">
      <style:text-properties officeooo:paragraph-rsid="09b4d5af"/>
    </style:style>
    <style:style style:name="P452" style:family="paragraph" style:parent-style-name="Standard">
      <style:text-properties officeooo:paragraph-rsid="09b6c64d"/>
    </style:style>
    <style:style style:name="P453" style:family="paragraph" style:parent-style-name="Standard">
      <style:text-properties officeooo:paragraph-rsid="09b7bca6"/>
    </style:style>
    <style:style style:name="P454" style:family="paragraph" style:parent-style-name="Standard">
      <style:text-properties officeooo:paragraph-rsid="09b87592"/>
    </style:style>
    <style:style style:name="P455" style:family="paragraph" style:parent-style-name="正文引文">
      <style:text-properties officeooo:paragraph-rsid="09ba6768"/>
    </style:style>
    <style:style style:name="P456" style:family="paragraph" style:parent-style-name="Standard">
      <style:text-properties officeooo:paragraph-rsid="09ba6768"/>
    </style:style>
    <style:style style:name="P457" style:family="paragraph" style:parent-style-name="Standard">
      <style:text-properties officeooo:paragraph-rsid="09bfb200"/>
    </style:style>
    <style:style style:name="P458" style:family="paragraph" style:parent-style-name="Standard">
      <style:text-properties officeooo:paragraph-rsid="09c0243b"/>
    </style:style>
    <style:style style:name="P459" style:family="paragraph" style:parent-style-name="Standard">
      <style:text-properties officeooo:paragraph-rsid="09c20d99"/>
    </style:style>
    <style:style style:name="P460" style:family="paragraph" style:parent-style-name="Standard">
      <style:text-properties officeooo:paragraph-rsid="09c29e39"/>
    </style:style>
    <style:style style:name="P461" style:family="paragraph" style:parent-style-name="正文引文">
      <style:text-properties officeooo:paragraph-rsid="09c3dcf9"/>
    </style:style>
    <style:style style:name="P462" style:family="paragraph" style:parent-style-name="Standard">
      <style:text-properties officeooo:paragraph-rsid="09c3dcf9"/>
    </style:style>
    <style:style style:name="P463" style:family="paragraph" style:parent-style-name="Standard">
      <style:text-properties officeooo:paragraph-rsid="09c98a9d"/>
    </style:style>
    <style:style style:name="P464" style:family="paragraph" style:parent-style-name="Standard">
      <style:text-properties officeooo:paragraph-rsid="09cb5694"/>
    </style:style>
    <style:style style:name="P465" style:family="paragraph" style:parent-style-name="Standard">
      <style:text-properties officeooo:paragraph-rsid="09cceeba"/>
    </style:style>
    <style:style style:name="P466" style:family="paragraph" style:parent-style-name="Footnote">
      <style:text-properties officeooo:paragraph-rsid="09cca50b"/>
    </style:style>
    <style:style style:name="P467" style:family="paragraph" style:parent-style-name="Standard">
      <style:text-properties officeooo:paragraph-rsid="09d1a8d3"/>
    </style:style>
    <style:style style:name="P468" style:family="paragraph" style:parent-style-name="Standard">
      <style:text-properties officeooo:paragraph-rsid="09d3780f"/>
    </style:style>
    <style:style style:name="P469" style:family="paragraph" style:parent-style-name="Standard">
      <style:text-properties officeooo:paragraph-rsid="09d451b0"/>
    </style:style>
    <style:style style:name="P470" style:family="paragraph" style:parent-style-name="Standard">
      <style:text-properties officeooo:paragraph-rsid="09d5837e"/>
    </style:style>
    <style:style style:name="P471" style:family="paragraph" style:parent-style-name="正文引文">
      <style:text-properties officeooo:paragraph-rsid="09d5f3b3"/>
    </style:style>
    <style:style style:name="P472" style:family="paragraph" style:parent-style-name="正文引文">
      <style:text-properties officeooo:paragraph-rsid="09d73f56"/>
    </style:style>
    <style:style style:name="P473" style:family="paragraph" style:parent-style-name="Standard">
      <style:text-properties officeooo:paragraph-rsid="09d73f56"/>
    </style:style>
    <style:style style:name="P474" style:family="paragraph" style:parent-style-name="Standard">
      <style:text-properties officeooo:paragraph-rsid="09d91924"/>
    </style:style>
    <style:style style:name="P475" style:family="paragraph" style:parent-style-name="Footnote">
      <style:text-properties officeooo:paragraph-rsid="09dabaae"/>
    </style:style>
    <style:style style:name="P476" style:family="paragraph" style:parent-style-name="Standard">
      <style:text-properties officeooo:paragraph-rsid="09dc8f1b"/>
    </style:style>
    <style:style style:name="P477" style:family="paragraph" style:parent-style-name="Standard">
      <style:text-properties officeooo:paragraph-rsid="09de7995"/>
    </style:style>
    <style:style style:name="P478" style:family="paragraph" style:parent-style-name="Standard">
      <style:text-properties officeooo:paragraph-rsid="09deb10f"/>
    </style:style>
    <style:style style:name="P479" style:family="paragraph" style:parent-style-name="Standard">
      <style:text-properties officeooo:paragraph-rsid="09e022ab"/>
    </style:style>
    <style:style style:name="P480" style:family="paragraph" style:parent-style-name="Standard">
      <style:text-properties officeooo:paragraph-rsid="09e0287e"/>
    </style:style>
    <style:style style:name="P481" style:family="paragraph" style:parent-style-name="Standard">
      <style:text-properties officeooo:paragraph-rsid="09e4c023"/>
    </style:style>
    <style:style style:name="P482" style:family="paragraph" style:parent-style-name="Standard">
      <style:text-properties officeooo:paragraph-rsid="09e65829"/>
    </style:style>
    <style:style style:name="P483" style:family="paragraph" style:parent-style-name="Standard">
      <style:text-properties officeooo:paragraph-rsid="09e844ef"/>
    </style:style>
    <style:style style:name="P484" style:family="paragraph" style:parent-style-name="Standard">
      <style:text-properties officeooo:paragraph-rsid="09e95525"/>
    </style:style>
    <style:style style:name="P485" style:family="paragraph" style:parent-style-name="正文引文">
      <style:text-properties officeooo:paragraph-rsid="09e95525"/>
    </style:style>
    <style:style style:name="P486" style:family="paragraph" style:parent-style-name="Standard">
      <style:text-properties officeooo:paragraph-rsid="09eca63f"/>
    </style:style>
    <style:style style:name="P487" style:family="paragraph" style:parent-style-name="Standard">
      <style:text-properties officeooo:paragraph-rsid="09ee4f3a"/>
    </style:style>
    <style:style style:name="P488" style:family="paragraph" style:parent-style-name="Standard">
      <style:text-properties officeooo:paragraph-rsid="09f00f33"/>
    </style:style>
    <style:style style:name="P489" style:family="paragraph" style:parent-style-name="正文引文">
      <style:text-properties officeooo:paragraph-rsid="09f0ecbc"/>
    </style:style>
    <style:style style:name="P490" style:family="paragraph" style:parent-style-name="Standard">
      <style:text-properties officeooo:paragraph-rsid="09f34f3f"/>
    </style:style>
    <style:style style:name="P491" style:family="paragraph" style:parent-style-name="Standard">
      <style:text-properties officeooo:paragraph-rsid="09f47af5"/>
    </style:style>
    <style:style style:name="P492" style:family="paragraph" style:parent-style-name="Standard">
      <style:text-properties officeooo:paragraph-rsid="09f566c1"/>
    </style:style>
    <style:style style:name="P493" style:family="paragraph" style:parent-style-name="Standard">
      <style:text-properties officeooo:paragraph-rsid="09f97da9"/>
    </style:style>
    <style:style style:name="P494" style:family="paragraph" style:parent-style-name="Standard">
      <style:text-properties officeooo:paragraph-rsid="09fab0b0"/>
    </style:style>
    <style:style style:name="P495" style:family="paragraph" style:parent-style-name="Standard">
      <style:text-properties officeooo:paragraph-rsid="09fc46f6"/>
    </style:style>
    <style:style style:name="P496" style:family="paragraph" style:parent-style-name="Standard">
      <style:text-properties officeooo:paragraph-rsid="09ffe409"/>
    </style:style>
    <style:style style:name="P497" style:family="paragraph" style:parent-style-name="Standard">
      <style:text-properties officeooo:paragraph-rsid="0a01a3ed"/>
    </style:style>
    <style:style style:name="P498" style:family="paragraph" style:parent-style-name="Standard">
      <style:text-properties officeooo:paragraph-rsid="0a01b4b6"/>
    </style:style>
    <style:style style:name="P499" style:family="paragraph" style:parent-style-name="Standard">
      <style:text-properties officeooo:paragraph-rsid="0a02ff75"/>
    </style:style>
    <style:style style:name="P500" style:family="paragraph" style:parent-style-name="Standard">
      <style:text-properties officeooo:paragraph-rsid="0a043be5"/>
    </style:style>
    <style:style style:name="P501" style:family="paragraph" style:parent-style-name="Standard">
      <style:text-properties officeooo:paragraph-rsid="0a055e0a"/>
    </style:style>
    <style:style style:name="P502" style:family="paragraph" style:parent-style-name="正文引文">
      <style:text-properties officeooo:paragraph-rsid="0a06b4f8"/>
    </style:style>
    <style:style style:name="P503" style:family="paragraph" style:parent-style-name="Standard">
      <style:text-properties officeooo:paragraph-rsid="0a06b4f8"/>
    </style:style>
    <style:style style:name="P504" style:family="paragraph" style:parent-style-name="Standard">
      <style:text-properties officeooo:paragraph-rsid="0a089aa9"/>
    </style:style>
    <style:style style:name="P505" style:family="paragraph" style:parent-style-name="Standard">
      <style:text-properties officeooo:paragraph-rsid="0a0b3e34"/>
    </style:style>
    <style:style style:name="P506" style:family="paragraph" style:parent-style-name="Standard">
      <style:text-properties officeooo:paragraph-rsid="0a0ca136"/>
    </style:style>
    <style:style style:name="P507" style:family="paragraph" style:parent-style-name="Standard">
      <style:text-properties officeooo:paragraph-rsid="0a0e0e70"/>
    </style:style>
    <style:style style:name="P508" style:family="paragraph" style:parent-style-name="Standard">
      <style:text-properties officeooo:paragraph-rsid="0a0ea816"/>
    </style:style>
    <style:style style:name="P509" style:family="paragraph" style:parent-style-name="Standard">
      <style:text-properties officeooo:paragraph-rsid="0a0fb8e5"/>
    </style:style>
    <style:style style:name="P510" style:family="paragraph" style:parent-style-name="Standard">
      <style:text-properties officeooo:paragraph-rsid="0a127b31"/>
    </style:style>
    <style:style style:name="P511" style:family="paragraph" style:parent-style-name="Standard">
      <style:text-properties officeooo:paragraph-rsid="0a1c5e1e"/>
    </style:style>
    <style:style style:name="P512" style:family="paragraph" style:parent-style-name="Standard">
      <style:text-properties officeooo:paragraph-rsid="0a1d3324"/>
    </style:style>
    <style:style style:name="P513" style:family="paragraph" style:parent-style-name="Standard">
      <style:text-properties officeooo:paragraph-rsid="0a1d7602"/>
    </style:style>
    <style:style style:name="P514" style:family="paragraph" style:parent-style-name="Standard">
      <style:text-properties officeooo:paragraph-rsid="0a1e978f"/>
    </style:style>
    <style:style style:name="P515" style:family="paragraph" style:parent-style-name="Standard">
      <style:text-properties officeooo:paragraph-rsid="0a21e8cb"/>
    </style:style>
    <style:style style:name="P516" style:family="paragraph" style:parent-style-name="Standard">
      <style:text-properties officeooo:paragraph-rsid="0a257311"/>
    </style:style>
    <style:style style:name="P517" style:family="paragraph" style:parent-style-name="Standard">
      <style:text-properties officeooo:paragraph-rsid="0a260e18"/>
    </style:style>
    <style:style style:name="P518" style:family="paragraph" style:parent-style-name="Standard">
      <style:text-properties officeooo:paragraph-rsid="0a2add58"/>
    </style:style>
    <style:style style:name="P519" style:family="paragraph" style:parent-style-name="正文引文">
      <style:text-properties officeooo:paragraph-rsid="0a2add58"/>
    </style:style>
    <style:style style:name="P520" style:family="paragraph" style:parent-style-name="Standard">
      <style:text-properties officeooo:paragraph-rsid="0a2af234"/>
    </style:style>
    <style:style style:name="P521" style:family="paragraph" style:parent-style-name="Standard">
      <style:text-properties officeooo:paragraph-rsid="0a2d8320"/>
    </style:style>
    <style:style style:name="P522" style:family="paragraph" style:parent-style-name="Standard">
      <style:text-properties officeooo:paragraph-rsid="0a2dc497"/>
    </style:style>
    <style:style style:name="P523" style:family="paragraph" style:parent-style-name="Standard">
      <style:text-properties officeooo:paragraph-rsid="0a31b01c"/>
    </style:style>
    <style:style style:name="P524" style:family="paragraph" style:parent-style-name="Standard">
      <style:text-properties officeooo:paragraph-rsid="0a336043"/>
    </style:style>
    <style:style style:name="P525" style:family="paragraph" style:parent-style-name="Standard">
      <style:text-properties officeooo:paragraph-rsid="0a3af4fb"/>
    </style:style>
    <style:style style:name="P526" style:family="paragraph" style:parent-style-name="Standard">
      <style:text-properties officeooo:paragraph-rsid="0a3e740d"/>
    </style:style>
    <style:style style:name="P527" style:family="paragraph" style:parent-style-name="Standard">
      <style:text-properties officeooo:paragraph-rsid="0a3fbe2a"/>
    </style:style>
    <style:style style:name="P528" style:family="paragraph" style:parent-style-name="Footnote">
      <style:text-properties officeooo:paragraph-rsid="0a40ee9f"/>
    </style:style>
    <style:style style:name="P529" style:family="paragraph" style:parent-style-name="Standard">
      <style:text-properties officeooo:paragraph-rsid="0a42e381"/>
    </style:style>
    <style:style style:name="P530" style:family="paragraph" style:parent-style-name="Standard">
      <style:text-properties officeooo:paragraph-rsid="0a43428b"/>
    </style:style>
    <style:style style:name="P531" style:family="paragraph" style:parent-style-name="Standard">
      <style:text-properties officeooo:paragraph-rsid="0a45ccf8"/>
    </style:style>
    <style:style style:name="P532" style:family="paragraph" style:parent-style-name="Standard">
      <style:text-properties officeooo:paragraph-rsid="0a46c189"/>
    </style:style>
    <style:style style:name="P533" style:family="paragraph" style:parent-style-name="Standard">
      <style:text-properties officeooo:paragraph-rsid="0a4a4cec"/>
    </style:style>
    <style:style style:name="P534" style:family="paragraph" style:parent-style-name="正文引文">
      <style:text-properties officeooo:paragraph-rsid="0a4add41"/>
    </style:style>
    <style:style style:name="P535" style:family="paragraph" style:parent-style-name="Standard">
      <style:text-properties officeooo:paragraph-rsid="0a4ba0b6"/>
    </style:style>
    <style:style style:name="P536" style:family="paragraph" style:parent-style-name="Standard">
      <style:text-properties officeooo:paragraph-rsid="0a4e2a9a"/>
    </style:style>
    <style:style style:name="P537" style:family="paragraph" style:parent-style-name="Standard">
      <style:text-properties officeooo:paragraph-rsid="0a4e81e2"/>
    </style:style>
    <style:style style:name="P538" style:family="paragraph" style:parent-style-name="Standard">
      <style:text-properties officeooo:paragraph-rsid="0a4fb6e6"/>
    </style:style>
    <style:style style:name="P539" style:family="paragraph" style:parent-style-name="Standard">
      <style:text-properties officeooo:paragraph-rsid="0a514f68"/>
    </style:style>
    <style:style style:name="P540" style:family="paragraph" style:parent-style-name="Standard">
      <style:text-properties officeooo:paragraph-rsid="0a527bcf"/>
    </style:style>
    <style:style style:name="P541" style:family="paragraph" style:parent-style-name="Text_20_body">
      <style:text-properties fo:color="#55308d" loext:opacity="100%" officeooo:paragraph-rsid="0a52f3c7"/>
    </style:style>
    <style:style style:name="P542" style:family="paragraph" style:parent-style-name="Standard">
      <style:text-properties officeooo:paragraph-rsid="0a52f3c7"/>
    </style:style>
    <style:style style:name="P543" style:family="paragraph" style:parent-style-name="Standard">
      <style:text-properties officeooo:paragraph-rsid="0a54349b"/>
    </style:style>
    <style:style style:name="P544" style:family="paragraph" style:parent-style-name="Standard">
      <style:text-properties officeooo:paragraph-rsid="0a57dab1"/>
    </style:style>
    <style:style style:name="P545" style:family="paragraph" style:parent-style-name="Standard">
      <style:text-properties officeooo:paragraph-rsid="0a5997e4"/>
    </style:style>
    <style:style style:name="P546" style:family="paragraph" style:parent-style-name="Standard">
      <style:text-properties officeooo:paragraph-rsid="0a5b7693"/>
    </style:style>
    <style:style style:name="P547" style:family="paragraph" style:parent-style-name="Standard">
      <style:text-properties officeooo:paragraph-rsid="0a5d727f"/>
    </style:style>
    <style:style style:name="P548" style:family="paragraph" style:parent-style-name="Standard">
      <style:text-properties officeooo:paragraph-rsid="0a5f3abe"/>
    </style:style>
    <style:style style:name="P549" style:family="paragraph" style:parent-style-name="Standard">
      <style:text-properties officeooo:paragraph-rsid="0a60cdf2"/>
    </style:style>
    <style:style style:name="P550" style:family="paragraph" style:parent-style-name="Standard">
      <style:text-properties officeooo:paragraph-rsid="0a69f4c2"/>
    </style:style>
    <style:style style:name="P551" style:family="paragraph" style:parent-style-name="Standard">
      <style:text-properties officeooo:paragraph-rsid="0a6d07d8"/>
    </style:style>
    <style:style style:name="P552" style:family="paragraph" style:parent-style-name="Standard">
      <style:text-properties officeooo:paragraph-rsid="0a6f243f"/>
    </style:style>
    <style:style style:name="P553" style:family="paragraph" style:parent-style-name="Standard">
      <style:text-properties officeooo:paragraph-rsid="0a705ef6"/>
    </style:style>
    <style:style style:name="P554" style:family="paragraph" style:parent-style-name="Standard">
      <style:text-properties officeooo:paragraph-rsid="0a70d563"/>
    </style:style>
    <style:style style:name="P555" style:family="paragraph" style:parent-style-name="正文引文">
      <style:text-properties officeooo:paragraph-rsid="0a72595e"/>
    </style:style>
    <style:style style:name="P556" style:family="paragraph" style:parent-style-name="Standard">
      <style:text-properties officeooo:paragraph-rsid="0a777004"/>
    </style:style>
    <style:style style:name="P557" style:family="paragraph" style:parent-style-name="Standard">
      <style:text-properties officeooo:paragraph-rsid="0a7a11de"/>
    </style:style>
    <style:style style:name="P558" style:family="paragraph" style:parent-style-name="Standard">
      <style:text-properties officeooo:paragraph-rsid="0a7b52d7"/>
    </style:style>
    <style:style style:name="P559" style:family="paragraph" style:parent-style-name="Standard">
      <style:text-properties officeooo:paragraph-rsid="0a7b8844"/>
    </style:style>
    <style:style style:name="P560" style:family="paragraph" style:parent-style-name="Standard">
      <style:text-properties officeooo:paragraph-rsid="0a7d47df"/>
    </style:style>
    <style:style style:name="P561" style:family="paragraph" style:parent-style-name="Standard">
      <style:text-properties officeooo:paragraph-rsid="0a7d6043"/>
    </style:style>
    <style:style style:name="P562" style:family="paragraph" style:parent-style-name="Standard" style:list-style-name="L1">
      <style:text-properties officeooo:paragraph-rsid="0a7d6043"/>
    </style:style>
    <style:style style:name="P563" style:family="paragraph" style:parent-style-name="Standard" style:list-style-name="L1">
      <style:text-properties officeooo:paragraph-rsid="0a7e45f1"/>
    </style:style>
    <style:style style:name="P564" style:family="paragraph" style:parent-style-name="Standard">
      <style:text-properties officeooo:paragraph-rsid="0a7f5c9a"/>
    </style:style>
    <style:style style:name="P565" style:family="paragraph" style:parent-style-name="Standard">
      <style:text-properties officeooo:paragraph-rsid="0a800c74"/>
    </style:style>
    <style:style style:name="P566" style:family="paragraph" style:parent-style-name="Standard">
      <style:text-properties officeooo:paragraph-rsid="0a8199be"/>
    </style:style>
    <style:style style:name="P567" style:family="paragraph" style:parent-style-name="正文引文">
      <style:text-properties officeooo:paragraph-rsid="0a837775"/>
    </style:style>
    <style:style style:name="P568" style:family="paragraph" style:parent-style-name="Standard">
      <style:text-properties officeooo:paragraph-rsid="0a837775"/>
    </style:style>
    <style:style style:name="P569" style:family="paragraph" style:parent-style-name="Standard">
      <style:text-properties officeooo:paragraph-rsid="0a844172"/>
    </style:style>
    <style:style style:name="P570" style:family="paragraph" style:parent-style-name="Standard">
      <style:text-properties officeooo:paragraph-rsid="0a86a63d"/>
    </style:style>
    <style:style style:name="P571" style:family="paragraph" style:parent-style-name="Standard">
      <style:text-properties officeooo:paragraph-rsid="0a88f618"/>
    </style:style>
    <style:style style:name="P572" style:family="paragraph" style:parent-style-name="Standard">
      <style:text-properties officeooo:paragraph-rsid="0a8a3c97"/>
    </style:style>
    <style:style style:name="P573" style:family="paragraph" style:parent-style-name="Standard">
      <style:text-properties officeooo:paragraph-rsid="0a8c823e"/>
    </style:style>
    <style:style style:name="P574" style:family="paragraph" style:parent-style-name="Standard">
      <style:text-properties officeooo:paragraph-rsid="0a8ead87"/>
    </style:style>
    <style:style style:name="P575" style:family="paragraph" style:parent-style-name="Standard">
      <style:text-properties officeooo:paragraph-rsid="0a8f361e"/>
    </style:style>
    <style:style style:name="P576" style:family="paragraph" style:parent-style-name="Standard">
      <style:text-properties officeooo:paragraph-rsid="0a90cf51"/>
    </style:style>
    <style:style style:name="P577" style:family="paragraph" style:parent-style-name="Standard">
      <style:text-properties officeooo:paragraph-rsid="0a963f23"/>
    </style:style>
    <style:style style:name="P578" style:family="paragraph" style:parent-style-name="Standard">
      <style:text-properties officeooo:paragraph-rsid="0a9307f2"/>
    </style:style>
    <style:style style:name="P579" style:family="paragraph" style:parent-style-name="Standard">
      <style:text-properties officeooo:paragraph-rsid="0a958eb5"/>
    </style:style>
    <style:style style:name="P580" style:family="paragraph" style:parent-style-name="Standard">
      <style:text-properties officeooo:paragraph-rsid="0a95aa3f"/>
    </style:style>
    <style:style style:name="P581" style:family="paragraph" style:parent-style-name="正文引文">
      <style:text-properties officeooo:paragraph-rsid="0a95aa3f"/>
    </style:style>
    <style:style style:name="P582" style:family="paragraph" style:parent-style-name="Standard">
      <style:text-properties officeooo:paragraph-rsid="0a99b2b0"/>
    </style:style>
    <style:style style:name="P583" style:family="paragraph" style:parent-style-name="Standard">
      <style:text-properties officeooo:paragraph-rsid="0a9b923a"/>
    </style:style>
    <style:style style:name="P584" style:family="paragraph" style:parent-style-name="正文引文">
      <style:text-properties officeooo:paragraph-rsid="0a9f0c14"/>
    </style:style>
    <style:style style:name="P585" style:family="paragraph" style:parent-style-name="Standard">
      <style:text-properties officeooo:paragraph-rsid="0aa16443"/>
    </style:style>
    <style:style style:name="P586" style:family="paragraph" style:parent-style-name="Standard">
      <style:text-properties officeooo:paragraph-rsid="0aa2f3a3"/>
    </style:style>
    <style:style style:name="P587" style:family="paragraph" style:parent-style-name="Standard">
      <style:text-properties officeooo:paragraph-rsid="0aa35df5"/>
    </style:style>
    <style:style style:name="P588" style:family="paragraph" style:parent-style-name="Standard">
      <style:text-properties officeooo:paragraph-rsid="0aa7d6ad"/>
    </style:style>
    <style:style style:name="P589" style:family="paragraph" style:parent-style-name="Standard">
      <style:text-properties officeooo:paragraph-rsid="0aaa0769"/>
    </style:style>
    <style:style style:name="P590" style:family="paragraph" style:parent-style-name="Standard">
      <style:text-properties officeooo:paragraph-rsid="0aac709f"/>
    </style:style>
    <style:style style:name="P591" style:family="paragraph" style:parent-style-name="Standard">
      <style:text-properties officeooo:paragraph-rsid="0aae36c7"/>
    </style:style>
    <style:style style:name="P592" style:family="paragraph" style:parent-style-name="正文引文">
      <style:text-properties officeooo:paragraph-rsid="0aae36c7"/>
    </style:style>
    <style:style style:name="P593" style:family="paragraph" style:parent-style-name="Standard">
      <style:text-properties officeooo:paragraph-rsid="0ab07f0e"/>
    </style:style>
    <style:style style:name="P594" style:family="paragraph" style:parent-style-name="Standard">
      <style:text-properties officeooo:paragraph-rsid="0ab23e26"/>
    </style:style>
    <style:style style:name="P595" style:family="paragraph" style:parent-style-name="Standard">
      <style:text-properties officeooo:paragraph-rsid="0ab31c64"/>
    </style:style>
    <style:style style:name="P596" style:family="paragraph" style:parent-style-name="Standard">
      <style:text-properties officeooo:paragraph-rsid="0ab8b872"/>
    </style:style>
    <style:style style:name="P597" style:family="paragraph" style:parent-style-name="Standard">
      <style:text-properties officeooo:paragraph-rsid="0abdbf34"/>
    </style:style>
    <style:style style:name="P598" style:family="paragraph" style:parent-style-name="Standard">
      <style:text-properties officeooo:paragraph-rsid="0abf8d54"/>
    </style:style>
    <style:style style:name="P599" style:family="paragraph" style:parent-style-name="Standard">
      <style:text-properties officeooo:paragraph-rsid="0abfee8a"/>
    </style:style>
    <style:style style:name="P600" style:family="paragraph" style:parent-style-name="Standard">
      <style:text-properties officeooo:paragraph-rsid="0abfff99"/>
    </style:style>
    <style:style style:name="P601" style:family="paragraph" style:parent-style-name="Standard">
      <style:text-properties officeooo:paragraph-rsid="0ac36fa5"/>
    </style:style>
    <style:style style:name="P602" style:family="paragraph" style:parent-style-name="Standard">
      <style:text-properties officeooo:paragraph-rsid="0ac4c5a6"/>
    </style:style>
    <style:style style:name="P603" style:family="paragraph" style:parent-style-name="Standard">
      <style:text-properties officeooo:paragraph-rsid="0ac94e0d"/>
    </style:style>
    <style:style style:name="P604" style:family="paragraph" style:parent-style-name="Standard">
      <style:text-properties officeooo:paragraph-rsid="0ac95e52"/>
    </style:style>
    <style:style style:name="P605" style:family="paragraph" style:parent-style-name="Standard">
      <style:text-properties officeooo:paragraph-rsid="0acad021"/>
    </style:style>
    <style:style style:name="P606" style:family="paragraph" style:parent-style-name="Standard">
      <style:text-properties officeooo:paragraph-rsid="0acf50b6"/>
    </style:style>
    <style:style style:name="P607" style:family="paragraph" style:parent-style-name="Standard">
      <style:text-properties officeooo:paragraph-rsid="0acf6450"/>
    </style:style>
    <style:style style:name="P608" style:family="paragraph" style:parent-style-name="Standard">
      <style:text-properties officeooo:paragraph-rsid="0ad28165"/>
    </style:style>
    <style:style style:name="P609" style:family="paragraph" style:parent-style-name="Standard">
      <style:text-properties officeooo:paragraph-rsid="0ad4255b"/>
    </style:style>
    <style:style style:name="P610" style:family="paragraph" style:parent-style-name="正文引文">
      <style:text-properties officeooo:paragraph-rsid="0ad4255b"/>
    </style:style>
    <style:style style:name="P611" style:family="paragraph" style:parent-style-name="Standard">
      <style:text-properties officeooo:paragraph-rsid="0ad55a02"/>
    </style:style>
    <style:style style:name="P612" style:family="paragraph" style:parent-style-name="Standard">
      <style:text-properties officeooo:paragraph-rsid="0ad6d655"/>
    </style:style>
    <style:style style:name="P613" style:family="paragraph" style:parent-style-name="Standard">
      <style:text-properties officeooo:paragraph-rsid="0ada6403"/>
    </style:style>
    <style:style style:name="P614" style:family="paragraph" style:parent-style-name="Standard">
      <style:text-properties officeooo:paragraph-rsid="0adb468c"/>
    </style:style>
    <style:style style:name="P615" style:family="paragraph" style:parent-style-name="Standard">
      <style:text-properties officeooo:paragraph-rsid="0adee625"/>
    </style:style>
    <style:style style:name="P616" style:family="paragraph" style:parent-style-name="Standard">
      <style:text-properties officeooo:paragraph-rsid="0ae972cf"/>
    </style:style>
    <style:style style:name="P617" style:family="paragraph" style:parent-style-name="Standard">
      <style:text-properties officeooo:paragraph-rsid="0ae9e194"/>
    </style:style>
    <style:style style:name="P618" style:family="paragraph" style:parent-style-name="正文引文">
      <style:text-properties officeooo:paragraph-rsid="0ae9e194"/>
    </style:style>
    <style:style style:name="P619" style:family="paragraph" style:parent-style-name="Standard">
      <style:text-properties officeooo:paragraph-rsid="0aea907e"/>
    </style:style>
    <style:style style:name="P620" style:family="paragraph" style:parent-style-name="正文引文">
      <style:text-properties officeooo:paragraph-rsid="0aea907e"/>
    </style:style>
    <style:style style:name="P621" style:family="paragraph" style:parent-style-name="Standard">
      <style:text-properties officeooo:paragraph-rsid="0aeb138a"/>
    </style:style>
    <style:style style:name="P622" style:family="paragraph" style:parent-style-name="Standard">
      <style:text-properties officeooo:paragraph-rsid="0aecf391"/>
    </style:style>
    <style:style style:name="P623" style:family="paragraph" style:parent-style-name="Standard">
      <style:text-properties officeooo:paragraph-rsid="0aed0be4"/>
    </style:style>
    <style:style style:name="P624" style:family="paragraph" style:parent-style-name="Standard">
      <style:text-properties officeooo:paragraph-rsid="0aee970f"/>
    </style:style>
    <style:style style:name="P625" style:family="paragraph" style:parent-style-name="Standard">
      <style:text-properties officeooo:paragraph-rsid="0af1f23f"/>
    </style:style>
    <style:style style:name="P626" style:family="paragraph" style:parent-style-name="正文引文">
      <style:text-properties officeooo:paragraph-rsid="0af39efe"/>
    </style:style>
    <style:style style:name="P627" style:family="paragraph" style:parent-style-name="Standard">
      <style:text-properties officeooo:paragraph-rsid="0af39efe"/>
    </style:style>
    <style:style style:name="P628" style:family="paragraph" style:parent-style-name="Standard">
      <style:text-properties officeooo:paragraph-rsid="0af4969b"/>
    </style:style>
    <style:style style:name="P629" style:family="paragraph" style:parent-style-name="Standard">
      <style:text-properties officeooo:paragraph-rsid="0af6668c"/>
    </style:style>
    <style:style style:name="P630" style:family="paragraph" style:parent-style-name="Standard">
      <style:text-properties officeooo:paragraph-rsid="0af87fa1"/>
    </style:style>
    <style:style style:name="P631" style:family="paragraph" style:parent-style-name="Standard">
      <style:text-properties officeooo:paragraph-rsid="0afba373"/>
    </style:style>
    <style:style style:name="P632" style:family="paragraph" style:parent-style-name="Standard">
      <style:text-properties officeooo:paragraph-rsid="0afbfc26"/>
    </style:style>
    <style:style style:name="P633" style:family="paragraph" style:parent-style-name="Standard">
      <style:text-properties officeooo:paragraph-rsid="0afddfb0"/>
    </style:style>
    <style:style style:name="T1" style:family="text">
      <style:text-properties officeooo:rsid="020e7322"/>
    </style:style>
    <style:style style:name="T2" style:family="text">
      <style:text-properties officeooo:rsid="0b0355b9"/>
    </style:style>
    <style:style style:name="T3" style:family="text">
      <style:text-properties officeooo:rsid="0643bbfc"/>
    </style:style>
    <style:style style:name="T4" style:family="text">
      <style:text-properties officeooo:rsid="00d6befd"/>
    </style:style>
    <style:style style:name="T5" style:family="text">
      <style:text-properties style:letter-kerning="false" style:font-size-complex="12pt"/>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b0355b9" style:font-weight-asian="normal" style:font-weight-complex="normal"/>
    </style:style>
    <style:style style:name="T8" style:family="text">
      <style:text-properties style:text-underline-style="none" fo:font-weight="normal" officeooo:rsid="017dd9df" style:font-weight-asian="normal" style:font-weight-complex="normal"/>
    </style:style>
    <style:style style:name="T9" style:family="text">
      <style:text-properties fo:font-style="normal" style:font-style-asian="normal" style:font-style-complex="normal"/>
    </style:style>
    <style:style style:name="T10" style:family="text">
      <style:text-properties style:language-asian="zh" style:country-asian="CN"/>
    </style:style>
    <style:style style:name="T11" style:family="text">
      <style:text-properties style:font-name-asian="Times New Roman" style:font-name-complex="Times New Roman"/>
    </style:style>
    <style:style style:name="T12" style:family="text">
      <style:text-properties style:font-name="宋体1"/>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officeooo:rsid="068ee712"/>
    </style:style>
    <style:style style:name="T16" style:family="text">
      <style:text-properties officeooo:rsid="068fa571"/>
    </style:style>
    <style:style style:name="T17" style:family="text">
      <style:text-properties fo:font-weight="bold"/>
    </style:style>
    <style:style style:name="T18" style:family="text">
      <style:text-properties officeooo:rsid="0690e409"/>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6a3d2a2"/>
    </style:style>
    <style:style style:name="T22" style:family="text">
      <style:text-properties officeooo:rsid="06a88121"/>
    </style:style>
    <style:style style:name="T23" style:family="text">
      <style:text-properties officeooo:rsid="06adf5ac"/>
    </style:style>
    <style:style style:name="T24" style:family="text">
      <style:text-properties officeooo:rsid="06bf9dd8"/>
    </style:style>
    <style:style style:name="T25" style:family="text">
      <style:text-properties officeooo:rsid="06c169b6"/>
    </style:style>
    <style:style style:name="T26" style:family="text">
      <style:text-properties officeooo:rsid="06c6ab0f"/>
    </style:style>
    <style:style style:name="T27" style:family="text">
      <style:text-properties officeooo:rsid="06c90ffe"/>
    </style:style>
    <style:style style:name="T28" style:family="text">
      <style:text-properties officeooo:rsid="06d219f1"/>
    </style:style>
    <style:style style:name="T29" style:family="text">
      <style:text-properties officeooo:rsid="06dab762"/>
    </style:style>
    <style:style style:name="T30" style:family="text">
      <style:text-properties officeooo:rsid="06e30df1"/>
    </style:style>
    <style:style style:name="T31" style:family="text">
      <style:text-properties officeooo:rsid="06e97d20"/>
    </style:style>
    <style:style style:name="T32" style:family="text">
      <style:text-properties officeooo:rsid="06f8e235"/>
    </style:style>
    <style:style style:name="T33" style:family="text">
      <style:text-properties officeooo:rsid="06fb7d55"/>
    </style:style>
    <style:style style:name="T34" style:family="text">
      <style:text-properties officeooo:rsid="06fe8695"/>
    </style:style>
    <style:style style:name="T35" style:family="text">
      <style:text-properties officeooo:rsid="0702fff0"/>
    </style:style>
    <style:style style:name="T36" style:family="text">
      <style:text-properties officeooo:rsid="070a1f2f"/>
    </style:style>
    <style:style style:name="T37" style:family="text">
      <style:text-properties officeooo:rsid="0711567d"/>
    </style:style>
    <style:style style:name="T38" style:family="text">
      <style:text-properties officeooo:rsid="071cf626"/>
    </style:style>
    <style:style style:name="T39" style:family="text">
      <style:text-properties officeooo:rsid="072664b7"/>
    </style:style>
    <style:style style:name="T40" style:family="text">
      <style:text-properties officeooo:rsid="072ff5fa"/>
    </style:style>
    <style:style style:name="T41" style:family="text">
      <style:text-properties officeooo:rsid="07334096"/>
    </style:style>
    <style:style style:name="T42" style:family="text">
      <style:text-properties officeooo:rsid="073b16ea"/>
    </style:style>
    <style:style style:name="T43" style:family="text">
      <style:text-properties officeooo:rsid="07432fd3"/>
    </style:style>
    <style:style style:name="T44" style:family="text">
      <style:text-properties officeooo:rsid="0743d58f"/>
    </style:style>
    <style:style style:name="T45" style:family="text">
      <style:text-properties officeooo:rsid="0744aa88"/>
    </style:style>
    <style:style style:name="T46" style:family="text">
      <style:text-properties officeooo:rsid="07481685"/>
    </style:style>
    <style:style style:name="T47" style:family="text">
      <style:text-properties officeooo:rsid="074a60dd"/>
    </style:style>
    <style:style style:name="T48" style:family="text">
      <style:text-properties officeooo:rsid="074b8b68"/>
    </style:style>
    <style:style style:name="T49" style:family="text">
      <style:text-properties officeooo:rsid="07557f45"/>
    </style:style>
    <style:style style:name="T50" style:family="text">
      <style:text-properties officeooo:rsid="0757046a"/>
    </style:style>
    <style:style style:name="T51" style:family="text">
      <style:text-properties officeooo:rsid="0757b537"/>
    </style:style>
    <style:style style:name="T52" style:family="text">
      <style:text-properties officeooo:rsid="0757d518"/>
    </style:style>
    <style:style style:name="T53" style:family="text">
      <style:text-properties officeooo:rsid="0759a201"/>
    </style:style>
    <style:style style:name="T54" style:family="text">
      <style:text-properties officeooo:rsid="075a19ce"/>
    </style:style>
    <style:style style:name="T55" style:family="text">
      <style:text-properties officeooo:rsid="0760e08f"/>
    </style:style>
    <style:style style:name="T56" style:family="text">
      <style:text-properties officeooo:rsid="0761fe91"/>
    </style:style>
    <style:style style:name="T57" style:family="text">
      <style:text-properties officeooo:rsid="07622ad6"/>
    </style:style>
    <style:style style:name="T58" style:family="text">
      <style:text-properties officeooo:rsid="0762dc46"/>
    </style:style>
    <style:style style:name="T59" style:family="text">
      <style:text-properties officeooo:rsid="07645a70"/>
    </style:style>
    <style:style style:name="T60" style:family="text">
      <style:text-properties officeooo:rsid="07700992"/>
    </style:style>
    <style:style style:name="T61" style:family="text">
      <style:text-properties officeooo:rsid="077c097f"/>
    </style:style>
    <style:style style:name="T62" style:family="text">
      <style:text-properties officeooo:rsid="077c9509"/>
    </style:style>
    <style:style style:name="T63" style:family="text">
      <style:text-properties officeooo:rsid="077cf3c4"/>
    </style:style>
    <style:style style:name="T64" style:family="text">
      <style:text-properties officeooo:rsid="077eb893"/>
    </style:style>
    <style:style style:name="T65" style:family="text">
      <style:text-properties officeooo:rsid="0789aae7"/>
    </style:style>
    <style:style style:name="T66" style:family="text">
      <style:text-properties officeooo:rsid="078bf528"/>
    </style:style>
    <style:style style:name="T67" style:family="text">
      <style:text-properties style:font-family-asian="仿宋" style:font-family-generic-asian="modern" style:font-pitch-asian="fixed"/>
    </style:style>
    <style:style style:name="T68" style:family="text">
      <style:text-properties officeooo:rsid="0797b690"/>
    </style:style>
    <style:style style:name="T69" style:family="text">
      <style:text-properties officeooo:rsid="07a0c341"/>
    </style:style>
    <style:style style:name="T70" style:family="text">
      <style:text-properties officeooo:rsid="07a1aa51"/>
    </style:style>
    <style:style style:name="T71" style:family="text">
      <style:text-properties officeooo:rsid="07b24d0c"/>
    </style:style>
    <style:style style:name="T72" style:family="text">
      <style:text-properties officeooo:rsid="07af75f6"/>
    </style:style>
    <style:style style:name="T73" style:family="text">
      <style:text-properties style:font-weight-complex="bold"/>
    </style:style>
    <style:style style:name="T7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5" style:family="text">
      <style:text-properties officeooo:rsid="07b3c8b2"/>
    </style:style>
    <style:style style:name="T76" style:family="text">
      <style:text-properties fo:font-weight="normal" style:font-weight-asian="normal" style:font-weight-complex="normal"/>
    </style:style>
    <style:style style:name="T77" style:family="text">
      <style:text-properties fo:font-weight="normal" officeooo:rsid="07b8f629" style:font-weight-asian="normal" style:font-weight-complex="normal"/>
    </style:style>
    <style:style style:name="T78" style:family="text">
      <style:text-properties style:text-underline-style="none" fo:font-weight="bold" style:font-weight-asian="bold" style:font-weight-complex="bold"/>
    </style:style>
    <style:style style:name="T79" style:family="text">
      <style:text-properties officeooo:rsid="07cd35a6"/>
    </style:style>
    <style:style style:name="T80" style:family="text">
      <style:text-properties officeooo:rsid="07d7cdef"/>
    </style:style>
    <style:style style:name="T81" style:family="text">
      <style:text-properties fo:font-weight="bold" officeooo:rsid="07e03d93" style:font-weight-asian="bold" style:font-weight-complex="bold"/>
    </style:style>
    <style:style style:name="T82" style:family="text">
      <style:text-properties officeooo:rsid="07e03d93"/>
    </style:style>
    <style:style style:name="T83" style:family="text">
      <style:text-properties officeooo:rsid="07ee1e36"/>
    </style:style>
    <style:style style:name="T84" style:family="text">
      <style:text-properties officeooo:rsid="08014004"/>
    </style:style>
    <style:style style:name="T85" style:family="text">
      <style:text-properties officeooo:rsid="081004f6"/>
    </style:style>
    <style:style style:name="T86" style:family="text">
      <style:text-properties officeooo:rsid="0814e6f9"/>
    </style:style>
    <style:style style:name="T87" style:family="text">
      <style:text-properties officeooo:rsid="081996b5"/>
    </style:style>
    <style:style style:name="T88" style:family="text">
      <style:text-properties style:font-weight-asian="bold" style:font-weight-complex="bold"/>
    </style:style>
    <style:style style:name="T89" style:family="text">
      <style:text-properties officeooo:rsid="08322d80"/>
    </style:style>
    <style:style style:name="T90" style:family="text">
      <style:text-properties officeooo:rsid="083a946c"/>
    </style:style>
    <style:style style:name="T91" style:family="text">
      <style:text-properties officeooo:rsid="08456822"/>
    </style:style>
    <style:style style:name="T92" style:family="text">
      <style:text-properties officeooo:rsid="085825ce"/>
    </style:style>
    <style:style style:name="T93" style:family="text">
      <style:text-properties officeooo:rsid="08658227"/>
    </style:style>
    <style:style style:name="T94" style:family="text">
      <style:text-properties officeooo:rsid="086774d6"/>
    </style:style>
    <style:style style:name="T95" style:family="text">
      <style:text-properties fo:language="en" fo:country="US"/>
    </style:style>
    <style:style style:name="T96" style:family="text">
      <style:text-properties fo:language="en" fo:country="US" officeooo:rsid="086f3d52"/>
    </style:style>
    <style:style style:name="T97" style:family="text">
      <style:text-properties officeooo:rsid="086f3d52"/>
    </style:style>
    <style:style style:name="T98" style:family="text">
      <style:text-properties fo:font-weight="bold" officeooo:rsid="086f3d52" style:font-weight-asian="bold" style:font-weight-complex="bold"/>
    </style:style>
    <style:style style:name="T99" style:family="text">
      <style:text-properties officeooo:rsid="087219a0"/>
    </style:style>
    <style:style style:name="T100" style:family="text">
      <style:text-properties fo:font-size="12pt" style:font-size-asian="12pt" style:language-asian="zh" style:country-asian="CN" style:font-name-complex="Times New Roman" style:font-size-complex="11pt"/>
    </style:style>
    <style:style style:name="T101" style:family="text">
      <style:text-properties officeooo:rsid="086b7e07"/>
    </style:style>
    <style:style style:name="T102" style:family="text">
      <style:text-properties style:text-underline-style="solid" style:text-underline-width="auto" style:text-underline-color="font-color" fo:font-weight="bold" officeooo:rsid="086e43c0" style:font-weight-asian="bold" style:font-weight-complex="bold"/>
    </style:style>
    <style:style style:name="T103" style:family="text">
      <style:text-properties officeooo:rsid="086e43c0"/>
    </style:style>
    <style:style style:name="T104" style:family="text">
      <style:text-properties officeooo:rsid="0872dd2b"/>
    </style:style>
    <style:style style:name="T105" style:family="text">
      <style:text-properties officeooo:rsid="08777aaf"/>
    </style:style>
    <style:style style:name="T106" style:family="text">
      <style:text-properties officeooo:rsid="0897b911"/>
    </style:style>
    <style:style style:name="T107" style:family="text">
      <style:text-properties officeooo:rsid="0897e52e"/>
    </style:style>
    <style:style style:name="T108" style:family="text">
      <style:text-properties officeooo:rsid="08a25d52"/>
    </style:style>
    <style:style style:name="T109" style:family="text">
      <style:text-properties officeooo:rsid="08a2eeac"/>
    </style:style>
    <style:style style:name="T110" style:family="text">
      <style:text-properties officeooo:rsid="08a46fa1"/>
    </style:style>
    <style:style style:name="T111" style:family="text">
      <style:text-properties officeooo:rsid="08ad8813"/>
    </style:style>
    <style:style style:name="T112" style:family="text">
      <style:text-properties officeooo:rsid="08b99178"/>
    </style:style>
    <style:style style:name="T113" style:family="text">
      <style:text-properties officeooo:rsid="08c44196"/>
    </style:style>
    <style:style style:name="T114" style:family="text">
      <style:text-properties officeooo:rsid="08d584a7"/>
    </style:style>
    <style:style style:name="T115" style:family="text">
      <style:text-properties officeooo:rsid="08e317e9"/>
    </style:style>
    <style:style style:name="T116" style:family="text">
      <style:text-properties officeooo:rsid="08e3479c"/>
    </style:style>
    <style:style style:name="T117" style:family="text">
      <style:text-properties officeooo:rsid="08e7ba1d"/>
    </style:style>
    <style:style style:name="T118" style:family="text">
      <style:text-properties officeooo:rsid="07747a06"/>
    </style:style>
    <style:style style:name="T119" style:family="text">
      <style:text-properties officeooo:rsid="091edba8"/>
    </style:style>
    <style:style style:name="T120" style:family="text">
      <style:text-properties officeooo:rsid="09283724"/>
    </style:style>
    <style:style style:name="T121" style:family="text">
      <style:text-properties officeooo:rsid="09483308"/>
    </style:style>
    <style:style style:name="T122" style:family="text">
      <style:text-properties officeooo:rsid="094f6f13"/>
    </style:style>
    <style:style style:name="T123" style:family="text">
      <style:text-properties officeooo:rsid="09553180"/>
    </style:style>
    <style:style style:name="T124" style:family="text">
      <style:text-properties officeooo:rsid="095ef7c3"/>
    </style:style>
    <style:style style:name="T125" style:family="text">
      <style:text-properties officeooo:rsid="095fd6f8"/>
    </style:style>
    <style:style style:name="T126" style:family="text">
      <style:text-properties officeooo:rsid="096019f5"/>
    </style:style>
    <style:style style:name="T127" style:family="text">
      <style:text-properties officeooo:rsid="0967e5b3"/>
    </style:style>
    <style:style style:name="T128" style:family="text">
      <style:text-properties officeooo:rsid="096967d6"/>
    </style:style>
    <style:style style:name="T129" style:family="text">
      <style:text-properties officeooo:rsid="0977dc8f"/>
    </style:style>
    <style:style style:name="T130" style:family="text">
      <style:text-properties officeooo:rsid="097a8320"/>
    </style:style>
    <style:style style:name="T131" style:family="text">
      <style:text-properties officeooo:rsid="097e97f5"/>
    </style:style>
    <style:style style:name="T132" style:family="text">
      <style:text-properties officeooo:rsid="09987719"/>
    </style:style>
    <style:style style:name="T133" style:family="text">
      <style:text-properties officeooo:rsid="09a67732"/>
    </style:style>
    <style:style style:name="T134" style:family="text">
      <style:text-properties officeooo:rsid="09ae0801"/>
    </style:style>
    <style:style style:name="T135" style:family="text">
      <style:text-properties officeooo:rsid="09afc1e6"/>
    </style:style>
    <style:style style:name="T136" style:family="text">
      <style:text-properties officeooo:rsid="09b0da27"/>
    </style:style>
    <style:style style:name="T137" style:family="text">
      <style:text-properties officeooo:rsid="09b34d81"/>
    </style:style>
    <style:style style:name="T138" style:family="text">
      <style:text-properties officeooo:rsid="09b87592"/>
    </style:style>
    <style:style style:name="T139" style:family="text">
      <style:text-properties officeooo:rsid="09ba2e03"/>
    </style:style>
    <style:style style:name="T140" style:family="text">
      <style:text-properties officeooo:rsid="09ba6768"/>
    </style:style>
    <style:style style:name="T141" style:family="text">
      <style:text-properties officeooo:rsid="09bfb200"/>
    </style:style>
    <style:style style:name="T142" style:family="text">
      <style:text-properties officeooo:rsid="09d73f56"/>
    </style:style>
    <style:style style:name="T143" style:family="text">
      <style:text-properties fo:language="en" fo:country="US" style:language-asian="zh" style:country-asian="CN" style:language-complex="ar" style:country-complex="SA" style:script-type="asian"/>
    </style:style>
    <style:style style:name="T144" style:family="text">
      <style:text-properties fo:language="en" fo:country="US" style:language-asian="zh" style:country-asian="CN" style:language-complex="ar" style:country-complex="SA"/>
    </style:style>
    <style:style style:name="T145" style:family="text">
      <style:text-properties officeooo:rsid="09eab18c"/>
    </style:style>
    <style:style style:name="T146" style:family="text">
      <style:text-properties officeooo:rsid="09f0ecbc"/>
    </style:style>
    <style:style style:name="T147" style:family="text">
      <style:text-properties officeooo:rsid="09f566c1"/>
    </style:style>
    <style:style style:name="T148" style:family="text">
      <style:text-properties officeooo:rsid="09f72c54"/>
    </style:style>
    <style:style style:name="T149" style:family="text">
      <style:text-properties officeooo:rsid="09fab0b0"/>
    </style:style>
    <style:style style:name="T150" style:family="text">
      <style:text-properties fo:font-style="italic" fo:font-weight="bold"/>
    </style:style>
    <style:style style:name="T151" style:family="text">
      <style:text-properties officeooo:rsid="09fc46f6"/>
    </style:style>
    <style:style style:name="T152" style:family="text">
      <style:text-properties officeooo:rsid="09fc85b0"/>
    </style:style>
    <style:style style:name="T153" style:family="text">
      <style:text-properties officeooo:rsid="0a043be5"/>
    </style:style>
    <style:style style:name="T154" style:family="text">
      <style:text-properties officeooo:rsid="0a0e0e70"/>
    </style:style>
    <style:style style:name="T155" style:family="text">
      <style:text-properties officeooo:rsid="0a527bcf"/>
    </style:style>
    <style:style style:name="T156" style:family="text">
      <style:text-properties fo:font-style="italic" style:font-style-asian="italic" style:font-style-complex="italic"/>
    </style:style>
    <style:style style:name="T157" style:family="text">
      <style:text-properties officeooo:rsid="0a54349b"/>
    </style:style>
    <style:style style:name="T158" style:family="text">
      <style:text-properties officeooo:rsid="0a5f3abe"/>
    </style:style>
    <style:style style:name="T159" style:family="text">
      <style:text-properties officeooo:rsid="0a6204e5"/>
    </style:style>
    <style:style style:name="T160" style:family="text">
      <style:text-properties officeooo:rsid="0a63e52d"/>
    </style:style>
    <style:style style:name="T161" style:family="text">
      <style:text-properties officeooo:rsid="0a678e89"/>
    </style:style>
    <style:style style:name="T162" style:family="text">
      <style:text-properties officeooo:rsid="0a72595e"/>
    </style:style>
    <style:style style:name="T163" style:family="text">
      <style:text-properties officeooo:rsid="0a72b210"/>
    </style:style>
    <style:style style:name="T164" style:family="text">
      <style:text-properties officeooo:rsid="0a7d6043"/>
    </style:style>
    <style:style style:name="T165" style:family="text">
      <style:text-properties officeooo:rsid="0a844172"/>
    </style:style>
    <style:style style:name="T166" style:family="text">
      <style:text-properties officeooo:rsid="0a8a3c97"/>
    </style:style>
    <style:style style:name="T167" style:family="text">
      <style:text-properties officeooo:rsid="0a9307f2"/>
    </style:style>
    <style:style style:name="T168" style:family="text">
      <style:text-properties officeooo:rsid="0a94675c"/>
    </style:style>
    <style:style style:name="T169" style:family="text">
      <style:text-properties officeooo:rsid="0aa16443"/>
    </style:style>
    <style:style style:name="T170" style:family="text">
      <style:text-properties officeooo:rsid="0abdbf34"/>
    </style:style>
    <style:style style:name="T171" style:family="text">
      <style:text-properties officeooo:rsid="0abf8d54"/>
    </style:style>
    <style:style style:name="T172" style:family="text">
      <style:text-properties officeooo:rsid="0ac231c3"/>
    </style:style>
    <style:style style:name="T173" style:family="text">
      <style:text-properties officeooo:rsid="0ac94e0d"/>
    </style:style>
    <style:style style:name="T174" style:family="text">
      <style:text-properties officeooo:rsid="0aee970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无政府主义常见问答<text:line-break/><text:span text:style-name="T1">(</text:span>第C节<text:span text:style-name="T1">)</text:span></text:h>
      <text:h text:style-name="P3" text:outline-level="2">An Anarchist FAQ<text:line-break/><text:span text:style-name="T1">(Section C)</text:span></text:h>
      <text:p text:style-name="P4"/>
      <text:p text:style-name="P4">Iain McKay</text:p>
      <text:p text:style-name="P5">Gary Elkin</text:p>
      <text:p text:style-name="P5">Dave Neal</text:p>
      <text:p text:style-name="P5">Ed Boraas</text:p>
      <text:p text:style-name="P6"/>
      <text:p text:style-name="普通_28_网站_29_"/>
      <text:p text:style-name="P7">英文版本：15.<text:span text:style-name="T2">10</text:span>（202<text:span text:style-name="T2">6</text:span>/<text:span text:style-name="T2">02</text:span>/<text:span text:style-name="T2">0</text:span><text:span text:style-name="T3">1</text:span>）</text:p>
      <text:p text:style-name="P7">汉化版本：<text:span text:style-name="T2">C</text:span><text:span text:style-name="T4">.</text:span><text:span text:style-name="T2">2</text:span><text:span text:style-name="T4">.</text:span><text:span text:style-name="T2">1</text:span>（202<text:span text:style-name="T2">6</text:span>/<text:span text:style-name="T2">03</text:span>/<text:span text:style-name="T2">01</text:span>）</text:p>
      <text:p text:style-name="P7">汉化进度：<text:span text:style-name="T2">50</text:span>%</text:p>
      <text:h text:style-name="P8" text:outline-level="2">译者说明</text:h>
      <text:p text:style-name="P9">1.按照15.<text:span text:style-name="T2">10</text:span>版本（202<text:span text:style-name="T2">6</text:span>/<text:span text:style-name="T2">02</text:span>/<text:span text:style-name="T2">0</text:span>1）翻译，原文可在<text:a xlink:type="simple" xlink:href="https://www.anarchistfaq.org/afaq/index.html" text:style-name="Internet_20_link" text:visited-style-name="Visited_20_Internet_20_Link"><text:span text:style-name="Internet_20_link"><text:span text:style-name="T5">https://www.anarchistfaq.org/afaq/index.html</text:span></text:span></text:a>中查看<text:span text:style-name="Emphasis"><text:span text:style-name="T6">；此汉化文档的版本为C.</text:span></text:span><text:span text:style-name="Emphasis"><text:span text:style-name="T7">2</text:span></text:span><text:span text:style-name="Emphasis"><text:span text:style-name="T6">.</text:span></text:span><text:span text:style-name="Emphasis"><text:span text:style-name="T8">1</text:span></text:span><text:span text:style-name="Emphasis"><text:span text:style-name="T6">（202</text:span></text:span><text:span text:style-name="Emphasis"><text:span text:style-name="T7">6</text:span></text:span><text:span text:style-name="Emphasis"><text:span text:style-name="T6">/</text:span></text:span><text:span text:style-name="Emphasis"><text:span text:style-name="T7">03</text:span></text:span><text:span text:style-name="Emphasis"><text:span text:style-name="T6">/</text:span></text:span><text:span text:style-name="Emphasis"><text:span text:style-name="T7">01</text:span></text:span><text:span text:style-name="Emphasis"><text:span text:style-name="T6">）。</text:span></text:span></text:p>
      <text:p text:style-name="P10">2.中文版的正文内容同样基于GNU自由文档许可证，保持原版Copyleft的性质。这意味着您可以自由地使用、复制、打印、分发以及修改。</text:p>
      <text:p text:style-name="P10">3.即时公开进度表和新近翻译的内容，以便如果有新人愿意参与。如果你愿意参与这项工作，请联系(烬羽)[<text:span text:style-name="Internet_20_link"><text:span text:style-name="T9">anarchyemberplume@proton.me</text:span></text:span>]。</text:p>
      <text:p text:style-name="P11">——————————————————————————————————</text:p>
      <text:p text:style-name="Standard">2024年9月起，由其他译者校对并继续翻译，并整合这20年间其他互联网翻译家零散的翻译。本章节由单凌锐翻译。《无政府主义常见问题解答·第零卷》已在Z-library和Github<text:span text:style-name="T3">发布，整合了A、B、H、I、J五个章节。</text:span></text:p>
      <text:p text:style-name="Standard">本文采用大语言模型初译、人工校对的方式进行，尽力确保做到<text:span text:style-name="正文引文_20_字符">“信、达”</text:span>的程度。可以关注本翻译项目的GitHub页面：<text:a xlink:type="simple" xlink:href="https://github.com/emberplume/An_Anarchist_FAQ_Chinese_Localization" text:style-name="Internet_20_link" text:visited-style-name="Visited_20_Internet_20_Link"><text:span text:style-name="Internet_20_link">https://github.com/emberplume/An_Anarchist_FAQ_Chinese_Localization</text:span></text:a>以获取最新进度的翻译版本。也欢迎来信上文邮箱，指正本文中的翻译错误或提出任何的建议 ;D</text:p>
      <text:p text:style-name="P10">除非特别标注，文中所有脚注均为<text:span text:style-name="正文引文_20_字符">译者注</text:span>。</text:p>
      <text:p text:style-name="P12"/>
      <text:h text:style-name="P13" text:outline-level="1"/>
      <text:h text:style-name="P14" text:outline-level="3">C- 什么是资本主义经济学的神话？</text:h>
      <text:p text:style-name="P15">Intro. 导言</text:p>
      <text:p text:style-name="P15">C.1 经济学有什么问题？</text:p>
      <text:p text:style-name="P15">　　C.1.1 经济学真的价值中立吗？<text:line-break/>　　C.1.2 经济学是一门科学吗？<text:line-break/>　　C.1.3 能否建立一种基于个人主义的经济学吗？<text:line-break/>　　C.1.4 均衡分析错在哪了？<text:line-break/>　　C.1.5 经济学真的反应了资本主义的现实吗？<text:line-break/>　　C.1.6 可能存在一种不基于均衡的资本主义经济学吗？</text:p>
      <text:p text:style-name="P15">C.2 为什么资本主义是剥削性的？</text:p>
      <text:p text:style-name="P16"><text:span text:style-name="T10">　　C.2.1 什么是“</text:span><text:span text:style-name="正文引文_20_字符"><text:span text:style-name="T10">剩余价值</text:span></text:span><text:span text:style-name="T10">”？<text:line-break/>　　C.2.2 剥削是如何发生的？<text:line-break/>　　C.2.3 仅仅因为拥有资本，就足以为利润辩护吗？<text:line-break/>　　C.2.4 利润是资本生产率的回报吗？<text:line-break/>　　C.2.5 利润是否代表资本对生产的贡献？<text:line-break/>　　C.2.6 货币的“时间价值”能证明利息的合理性吗？<text:line-break/>　　C.2.7 难道利息和利润不是等待的回报吗？<text:line-break/>　　C.2.8 利润是创新和企业家活动的结果吗？<text:line-break/>　　C.2.9 利润是否反应了风险的汇报？</text:span></text:p>
      <text:p text:style-name="P15">C.3 是什么决定了劳动力和资本的分配？</text:p>
      <text:p text:style-name="P15">C.4 为什么市场被大企业主导？<text:span text:style-name="T11"/></text:p>
      <text:p text:style-name="P17"><text:soft-page-break/>　　C.4.1 大企业的影响有多大？<text:line-break/>　　C.4.2 大企业对社会有什么影响？<text:line-break/>　　C.4.3 大企业的出现对经济理论和雇佣劳工意味着什么？</text:p>
      <text:p text:style-name="P15">C.5 为什么大企业分得了更大的蛋糕？</text:p>
      <text:p text:style-name="P15">　　C.5.1 大企业的高利润不是因为其高效率吗？</text:p>
      <text:p text:style-name="P15">C.6 被大企业主导的市场可以改变吗？</text:p>
      <text:p text:style-name="P18">C.7 什么导致了资本主义经济周期？</text:p>
      <text:p text:style-name="P18">　　C.7.1 阶级斗争在经济周期中起了什么作用？<text:line-break/>　　C.7.2 市场在经济周期中起了什么作用？<text:line-break/>　　C.7.3 还有什么影响经济周期？</text:p>
      <text:p text:style-name="P15">C.8 国家对货币的控制是否导致了经济周期？</text:p>
      <text:p text:style-name="P15">　　C.8.1 这意味着凯恩斯主义行得通吗？<text:line-break/>　　C.8.2 凯恩斯主义在二十世纪七十年代发生了什么? <text:line-break/>　　C.8.3 资本主义是如何适应凯恩斯主义的危机的？</text:p>
      <text:p text:style-name="P15">C.9 自由放任政策会减少失业吗，正如支持“自由市场”的资本主义宣称的那样？</text:p>
      <text:p text:style-name="P15">　　C.9.1 降低工资可以减少失业吗？<text:line-break/>　　C.9.2 失业不是由工资太高造成的吗？<text:line-break/>　　C.9.3 <text:span text:style-name="T12">“</text:span>灵活”的劳动力市场是解决失业问题的答案吗？<text:line-break/>　　C.9.4 失业是自愿的吗？</text:p>
      <text:p text:style-name="P15">C.10 <text:span text:style-name="T12">“</text:span>自由市场”资本主义是降低贫困率的最佳方式吗？</text:p>
      <text:p text:style-name="P15">　　C.10.1 新自由主义难道没有造福世界上的穷人吗？<text:line-break/>　　C.10.2 <text:span text:style-name="T12">“</text:span>自由贸易”造福每个人吗？<text:line-break/>　　C.10.3 <text:span text:style-name="T12">“</text:span>自由市场”资本主义造福每个人，<text:span text:style-name="T13">尤其</text:span>造福工人阶级吗？<text:line-break/>　　C.10.4 自然地发展意味着人们会生活的更好吗？（发展是硬道理吗？）</text:p>
      <text:p text:style-name="P15">C.11 智利的新自由主义不是证明了自由市场让每个人获利吗？</text:p>
      <text:p text:style-name="P15"><text:soft-page-break/>　　C.11.1 谁从智利的实验中获利？<text:line-break/>　　C.11.2 那么智利的经济增长和低通货膨胀率又怎么说呢？<text:line-break/>　　C.11.3 新自由主义的智利证实了资本主义经济学吗？</text:p>
      <text:p text:style-name="P16"><text:span text:style-name="T10">C.12 香港不是显示出了“自由市场”的潜力吗？</text:span><text:line-break/></text:p>
      <text:p text:style-name="P15"/>
      <text:p text:style-name="P19"/>
      <text:p text:style-name="P20"/>
      <text:p text:style-name="P20"/>
      <text:h text:style-name="总章标题" text:outline-level="1"><text:bookmark-start text:name="Sec_C"/>第C节<text:line-break/><text:line-break/>什么是<text:line-break/>资本主义经济学的神话？<text:bookmark-end text:name="Sec_C"/></text:h>
      <text:p text:style-name="P20"/>
      <text:p text:style-name="P20"/>
      <text:p text:style-name="P20"/>
      <text:p text:style-name="Standard"/>
      <text:p text:style-name="Standard"/>
      <text:h text:style-name="P21" text:outline-level="3">第C节序言</text:h>
      <text:p text:style-name="P22">经济学（Economics），它在资本主义中扮演着重要的意识形态角色。它被用来建构一种在其定义之中便排除了剥削与压迫的理论。我们将试图在这里解释为什么资本主义是高度剥削性的。至于资本主义为什么具有压迫性，我们已在第B节中加以说明，此处不再赘述。</text:p>
      <text:p text:style-name="P23">经济学在资本主义中所起的作用，在许多方面正如宗教在中世纪所起的作用一样：都是用来为占支配地位的社会制度与等级结构提供辩护。马拉泰斯塔指出：“<text:span text:style-name="正文引文_20_字符">神父为了让你变得驯服而顺从，告诉你一切都是上帝的意志；而经济学家则说这是自然法则。</text:span>”他们“<text:span text:style-name="正文引文_20_字符">最终会说：没有人该为贫困负责，因此造反毫无意义。</text:span>”[<text:span text:style-name="书名_20_字符">Fra Contadini</text:span>, p. 21] 更糟的是，他们往往还会论证工人阶级的集体行动会适得其反，并且像神父一样，劝告我们忍受当下的压迫与剥削，同时许诺一个更美好的未来（对神父而言是在天堂，对经济学家而言则是在某个未被明确界定的“长远来看”）。可以毫不夸张地说，如果你想找人去为一种明显的不公或赤裸裸的压迫进行辩解和辩护，那就应该去找一位经济学家（最好还是一位“自由市场派”的）。</text:p>
      <text:p text:style-name="P24">这并不是所谓经济“学”与宗教之间唯一的相似之处。和宗教一样，经济学通常缺乏真正的科学基础，其理论更多建立在“信仰之跃”之上，而非经验事实。事实上，很难找到一门比经济学还要更不关心经验证据或更不致力于构建现实模型的“科学”。你只需要看看“完全竞争”所依赖的那些假设，就足以说明这一点（详见C.1节）。这意味着经济学免疫证据和事实这类的琐事，但这并不妨碍它被用来辩解或辩护其中的某些事实（如剥削和不平等）。一个经典例子是，经济学家试图用各种方式来解释无政府主义者及其他社会主义者通常称之为的“<text:span text:style-name="正文引文_20_字符"><text:span text:style-name="T14">剩余价值</text:span></text:span>”（即利润、利息和租金）。但他们并不是通过实证研究其所存在的社会形态（资本主义）来探究它的起源，而是更倾向于编造各种“不过如此”的故事，用一些去历史化的小寓言、借助一个从未存在过的过去——来说明（并由此捍卫）一个现实存在的阶级制度及其不平等与不公正。用一个从未存在过之社会的童话，来指导一个真实存在的社会；而在某种奇妙的巧合之下，这些童话又恰好为现存的阶级制度及其收入分配提供了正当性。这也正是经济学如此偏爱《鲁<text:soft-page-break/>滨逊漂流记》<text:note text:id="ftn1" text:note-class="footnote"><text:note-citation>①</text:note-citation><text:note-body><text:p text:style-name="Footnote"><text:s/>《鲁滨逊漂流记》是英国作家丹尼尔·笛福创作的一本长篇冒险小说。它讲述了主人公鲁滨逊·克鲁索因海难流落荒岛，在极度孤独与艰难的环境中凭借坚韧的意志与智慧，独力生存28年并最终获救的故事。主流经济学便常常从孤立的、自利的、理性的个人出发来构建理论，就像一个人流落荒岛的鲁滨逊一样，独自面对稀缺性和生产消费的决策；并基于一个类似荒岛的，没有政府、没有货币、没有法律、没有习俗、没有阶级的世界中，作为构建经济学模型的起点。</text:p></text:note-body></text:note>的原因。</text:p>
      <text:p text:style-name="P25">而讽刺的是，这种对理论的偏好（或许更应该说“对意识形态的偏好”）是高度选择性的：即便这些理论已被揭示出有根本性的缺陷，但也并不妨碍它们被一再重复。正如我们在C.2节中所讨论的，新古典资本理论已被左翼经济学家证明是错的。这一点甚至也得到了对手们的承认：“<text:span text:style-name="正文引文_20_字符">我们所面对的问题并不是剑桥批判在理论上是否成立——它确实成立。真正的问题是一个经验或计量经济学的问题：体系内是否存在足够的可替代性，来建立起新古典的结论？</text:span>”然而这并未阻止这一理论至今仍被传授，而成功的批判却被遗忘。而计量经济学也同样未能成功反驳这一分析，因为以货币形式界定的资本，无法反映一种在现实中根本不可能存在的理论实体（新古典意义上的“资本”）。不过这一点并不重要，因为“<text:span text:style-name="正文引文_20_字符">在计量经济学家为我们给出答案之前，对新古典经济理论的依赖是一种信仰问题</text:span>”，而这当然——正是他们的立场 [C. E. Ferguson, <text:span text:style-name="书名_20_字符">The Neo-classical Theory of Production and Distribution</text:span>, p. 266 and p. xvii]</text:p>
      <text:p text:style-name="Standard">也就难怪琼·罗宾逊——那位曾协助揭露新古典资本理论破产的左翼经济学家——曾断言，经济学已经“<text:span text:style-name="正文引文_20_字符">回到了它原本的位置：回到了神学的一个分支</text:span>”。[<text:span text:style-name="书名_20_字符">Collected Economic Papers</text:span>, Vol. 4, p. 127] 三十多年过去了，它依然停留在那里：</text:p>
      <text:p text:style-name="P26">“经济学不是一门科学。许多经济学家——尤其是那些相信是否应该结婚这样的决定都可以被化约为一个方程的人——把世界看作是一个可以通过恰当的微分计算来理解的复杂有机体。然而我们对经济学的一切理解都表明：它不过是一种巫术的分支，而且还不是特别高深的那种。”[Larry Elliot and Dan Atkinson, <text:span text:style-name="书名_20_字符">The Age of Insecurity</text:span>, p. 226]</text:p>
      <text:p text:style-name="P27">甚至经济学领域内部的某些人都承认了它的脆弱性。保罗·奥默罗德就指出，“<text:span text:style-name="正文引文_20_字符">正统经济学在许多方面就是一个空盒子。它对世界的理解类似于中世纪物理科学的水平。虽然它确实获得了一些经得起时间检验的洞见，但数量极其有限，而传统经济学的整个基础则存在着深刻的缺陷。</text:span>”此外，他还指出存在着“<text:span text:style-name="正文引文_20_字符">反对其理论有效性的压倒性的实证证据</text:span>”。能看到一位经济学家如此坦率，实属罕见。<text:soft-page-break/>大多数经济学家似乎乐于继续坚持他们的理论，试图把鲜活的现实硬生生地塞进自己的模型之中。而且正如旧日的神父一样，他们让非学术人士难以质疑其教条，因为“<text:span text:style-name="正文引文_20_字符">经济学往往令人望而生畏。它的从业者……围绕这一学科筑起了一道由行话与数学构成的壁垒，使得未经入门者难以深入其中。</text:span>”[<text:span text:style-name="书名_20_字符">The Death of Economics</text:span>, p. ix, p. 67 and p. ix]</text:p>
      <text:p text:style-name="P28">因此在本FAQ的这一章节中，我们将尝试直击现代资本主义的核心，剥开其支持者围绕该制度所建构的意识形态神话。这将是一项艰巨的任务，因为资本主义的现实，与用来解释它（更准确地说，是用来为其辩护）的经济学之间的差异巨大。举例来说，新古典经济学偏爱“完全竞争”的模型，假定存在大量生产同质产品的小企业，在一个没有任何单个企业足以施加影响（即不具备市场力量）的市场中运作。然而，这一理论形成于19世纪末，而当时的经济现实却恰恰以大企业的崛起为特征，这种支配地位一直延续至今。同样，也不能说即便是小企业也在生产完全相同的产品——产品差异化与品牌忠诚度对任何企业而言都是关键因素。换言之，这一模型曾反映的，并且至今仍在反映的——正是现实的反面。</text:p>
      <text:p text:style-name="Standard">尽管经济学的理论模型与现实几乎毫无关联、甚至完全脱节，但它们仍被用来解释并为现存制度辩护。就前者而言，对于那些重视科学方法的人来说，经济学最令人震惊之处在于其教义对经验证伪（在某些情况下甚至对理论反驳）所表现出的免疫性。至于后者，则是理解经济学为何处于如此糟糕的状态、以及为何它始终维持这种状态的关键。尽管经济学家喜欢把自己描绘成客观的科学家，仅仅是在分析制度本身，但他们这门“科学”的发展史始终伴随着护教士的角色，辩护既存制度的不公。这一点在经济学家试图论证企业首席执行官（CEO）、资本家和地主都理应拥有其巨额财富，而工人则应当对自己所得心怀感激时，表现得尤为明显。正因如此，经济学从来就不是价值中立的，因为它的言说会直接影响人们以及社会。这便形成了一个经济意识形态的市场：那些迎合这种需求的经济学家就会获得成功。于是我们看到“<text:span text:style-name="正文引文_20_字符">在许多经济学与经济政策的领域中，重要经济专业人士的回应以及特定经济研究成果的关注度，与对特定结论和特定意识形态日益增长的市场需求之间存在着相关性。</text:span>”[Edward S. Herman, <text:span text:style-name="正文引文_20_字符">"The Selling of Market Economics,"</text:span> pp. 173-199, <text:span text:style-name="书名_20_字符">New Ways of Knowing</text:span>, Marcus G. Raskin and Herbert J. Bernstein (eds.), p.192]</text:p>
      <text:p text:style-name="P29">即便我们作出一种不可能的假设——即经济学家及其意识形态在面对他们<text:soft-page-break/>服务的市场需求时，真的能够保持完全的客观性——资本主义经济学仍然存在一个根本性问题：那就是资本主义所生产出来的特定社会关系与阶级结构，已经被内嵌进其理论之中。所以举例来说，尽管假定了土地与资本的边际生产力概念具有普遍的有效性，但事实上，这些概念只有在这样一种经济中才有意义：一部分人占有生活资料，而另一部分人则不得不向他们出卖劳动力。所以，在手工业者／农民社会，或以合作社为基础的社会中，就根本不需要这样的概念；因为在这些社会里，工资与利润之间的区分并不存在意义，相应地，也不存在流向机器所有者和土地所有者的收入，自然也就无需用“边际生产力”来加以解释。因此，主流经济学将资本主义的阶级结构视为一种天然的、永恒的事实，并在此基础上展开其理论建构。无政府主义者与其他社会主义者则恰恰相反，强调资本主义只是一个特定的历史阶段；由此也就不存在普遍适用的经济规律，因为一旦制度发生改变，经济规律本身也会随之改变——当然，除非你是一位资本主义经济学家，那在你看来，无论制度如何变化，同一套“规律”始终有效。</text:p>
      <text:p text:style-name="P30">在接下来的讨论中，有一点必须牢记：资本主义经济学<text:span text:style-name="Emphasis">并不</text:span>等同于资本主义经济。后者的存在完全独立于前者（而讽刺的是，当政策制定者忽视前者时，后者往往反而会欣欣向荣）。异见经济学家史蒂夫·基恩（Steve Keen）在经济学与气象学之间作出了一个发人深省的类比。正如“<text:span text:style-name="正文引文_20_字符">即便不存在气象学这一知识学科，气候依然会存在一样：无论是否存在经济学这一智识追求，经济本身都会存在</text:span>”。二者共享一个“<text:span text:style-name="正文引文_20_字符">根本的存在理由</text:span>”，那就是两者都“<text:span text:style-name="正文引文_20_字符">试图理解一个复杂的系统</text:span>”。然而，它们之间也存在重要差异。与天气预报员类似，“<text:span text:style-name="正文引文_20_字符">经济学家也经常错误地预测经济未来。但事实上，尽管天气预报有时也并不准确，气象学家总体而言却拥有令人称道的预测记录——而经济学的记录则堪称灾难性地糟糕。</text:span>”这意味着，我们不可能简单地忽视经济学（“<text:span text:style-name="正文引文_20_字符">就像今天对待占星术那样对待它及它的从业者</text:span>”），因为它是一门社会学科，所以我们“<text:span text:style-name="正文引文_20_字符">对经济学的态度会影响人类社会以及我们彼此之间的关系方式</text:span>”。尽管“<text:span text:style-name="正文引文_20_字符">他们这个学科的预测记录糟糕透顶</text:span>”，但经济学家们却“<text:span text:style-name="正文引文_20_字符">始终在推荐各种方式，要求改变制度环境，使经济运行得更好</text:span>”。而所谓“更好”指的是让真实的经济更加接近他们的模型，因为“<text:span text:style-name="正文引文_20_字符">假想中的纯粹市场会比我们所生活的混合经济表现得更好</text:span>”。[<text:span text:style-name="书名_20_字符">Debunking Economics</text:span>, pp. 6-8] 至于这是否真的让世界变得更好美好，那就没大关系了（事实上，经济学的发展方式恰恰越来越不在乎这类问题，因为市场上发生的事情，在定义上就是最优结果）。</text:p>
      <text:p text:style-name="P31"><text:soft-page-break/>在这里，我们要揭露这些护教士的真实面目，揭示经济学所扮演的意识形态角色：它作为一种为剥削与压迫辩护的手段，甚至对它们加以忽视。我们将在后面的讨论过程中，反复揭示资本主义经济学为了维护现状以及这一现状所产生的压迫与剥削体系所制造的意识形态辩护。我们还将尝试指出主流经济学内部的深刻缺陷与不一致。此外，我们还将说明，在评估经济学的各种主张时，现实经验究竟有多么重要。</text:p>
      <text:p text:style-name="P32">之所以有必要做这种工作，只要比较经济学的承诺与其在现实中被付诸实践后的实际结果，就能看得很清楚。主流经济学宣称自身建立在消费中的“效用”概念之上，也就是个人的主观满足感。因此有人声称，生产是为了满足消费者的需求。然而对于一个据说是以最大化个人幸福（“效用”）为基础的制度而言，资本主义却制造了太多太多不幸福的人。一些激进的经济学家试图指出这一点，并创造了一种包罗万象的福祉衡量指标，称为可持续经济福利指数（Index of Sustainable Economic Welfare，ISEW）。他们的结论具有重要意义，埃利奥特和阿特金森总结到：</text:p>
      <text:p text:style-name="正文引文">“在<text:span text:style-name="T15">19</text:span>50年代和<text:span text:style-name="T16">19</text:span>60年代，ISEW与人均GDP同步上升。那是一个不仅收入增长，而且社会更加平等、犯罪率较低、充分就业、福利国家不断扩展的时期。但从<text:span text:style-name="T16">19</text:span>70年代中期开始，这两种指标开始分道扬镳。人均GDP继续持不可阻挡的上升之势，而ISEW却开始下降，其原因包括救济队伍拉长、社会排斥、犯罪激增、栖息地丧失、环境退化，以及与环境和压力相关疾病的增长。到<text:span text:style-name="T16">19</text:span>90年代初，ISEW几乎回落到<text:span text:style-name="T16">19</text:span>50年代初的起点水平。” [Larry Elliot and Dan Atkinson, <text:span text:style-name="T17">Op. Cit.</text:span>, p. 248]</text:p>
      <text:p text:style-name="P33">因此，尽管资本主义不断生产出越来越多的商品，并且按理说最大化了越来越多的个人效用，但真实存在的人却显得“非理性”，没有意识到他们事实上过得更好、更幸福了。讽刺的是，当人们指出这种不幸福时，大多数资本主义的捍卫者都会忽视人们表达出的痛苦，认为这毫不相关。显然，<text:span text:style-name="Emphasis">某些</text:span>主观评价被认为比其他的主观评价更为重要！</text:p>
      <text:p text:style-name="P34">鉴于<text:span text:style-name="T18">19</text:span>70年代中期标志着新自由主义的开端，也就是推崇市场并削减政府对经济的干预，这一点无疑具有重要意义。毕竟，“<text:span text:style-name="正文引文_20_字符">21世纪初的全球经济看起来要比1950年代的现实世界更接近经济学教科书中的理想状态……所有这些变化都伴随着推进经济学家所宣扬的观点：不受约束的市场是配置资源的最佳方式，</text:span><text:soft-page-break/><text:span text:style-name="正文引文_20_字符">而那些出于善意、试图对抗市场力量的干预，实际上弊大于利。</text:span>”因此，“<text:span text:style-name="正文引文_20_字符">既然如今市场对全球经济的控制程度要远高于五十年前，那么如果经济学家是正确的，世界理应变得明显更好：增长更快、更稳定，收入也应流向那些‘应得’之人。</text:span>”然而“<text:span text:style-name="正文引文_20_字符">不幸的是，世界拒绝按照预期的曲调起舞。尤其是20世纪的最后十年，它的特征并不是平稳增长，反而是一连串的危机。</text:span>” [Steve Keen, <text:span text:style-name="T17">Op. Cit.</text:span>, p. 2]</text:p>
      <text:p text:style-name="Standard">这些问题以及人们对社会发展方向的普遍不满，与多种因素有关，而其中的大多数因素几乎不可能被纳入主流经济学的分析框架之中。它们源于这样一个事实：资本主义是一个以财富和权力不平等为显著特征的制度，因此，它的发展逻辑正是建立在这种不平等之上，而不是经济学所假定的、原子化个体的主观评价之上。仅此一点，就足以表明资本主义经济学存在着深刻缺陷，它所呈现的资本主义图景以及对资本主义实际运作方式的描述，本身就是严重失真的。</text:p>
      <text:p text:style-name="P35">无政府主义者认为，这一点并不令人意外，因为经济学与其说是一门科学，不如说更像是一种意识形态，一种主要目的在于为现存制度进行辩护和正当化的意识形态。我们赞同自由意志马克思主义者保罗·马蒂克的概括：经济学“实<text:span text:style-name="正文引文_20_字符">际上不过是对社会</text:span><text:span text:style-name="正文引文_20_字符"><text:span text:style-name="T19">现状</text:span></text:span><text:span text:style-name="正文引文_20_字符">和经济</text:span><text:span text:style-name="正文引文_20_字符"><text:span text:style-name="T19">现状</text:span></text:span><text:span text:style-name="正文引文_20_字符">的一种精致辩护</text:span>”，因此才会出现其“<text:span text:style-name="正文引文_20_字符">理论与现实之间日益扩大的鸿沟</text:span>”。[<text:span text:style-name="书名_20_字符">Economics, Politics and the Age of Inflation</text:span>, p. vii] 无政府主义者毫不意外地将资本主义视为一种根本上剥削性的制度，根植于权力和财富的不平等，并由等级制结构（资本主义企业）所主导。在接下来的章节中，我们将更为详细地阐述资本主义的剥削性本质。不过需要指出的是，对无政府主义者而言，剥削并不比支配更为重要。无政府主义者在相同程度上同时反对二者，并把它们看作是同一枚硬币的正反两面。没有剥削就不可能存在支配，同样，没有支配也不可能存在剥削。正如艾玛·戈尔德曼指出，在资本主义之下：</text:p>
      <text:p text:style-name="正文引文">“财富意味着权力；意味着征服、镇压、剥削的权力，意味着奴役、暴行、侮辱的权力……而这，还不是它唯一的罪行……更致命的是它把生产者变成机器中一个微不足道的零件，让他的意志和决断力甚至还不如他那钢铁铸造的主人。人不仅被剥夺了他的劳动产品，而且被剥夺了自由主动性的能力、原创性，以及对自己所创造之物的兴趣或欲望。”[<text:span text:style-name="书名_20_字符">Red Emma Speaks</text:span>, pp. 66–7]</text:p>
      <text:p text:style-name="Standard">不言而喻，我们不可能逐一讨论或反驳一本标准经济学教科书中涵盖的<text:span text:style-name="Emphasis">所有</text:span>议题，或经济学中的每一个流派。就如经济学家尼古拉斯·卡尔多所指出的那样，“<text:span text:style-name="正文引文_20_字符">每一年，新的风尚都会席卷‘政治—经济复合体’，却又同样迅速地消失……</text:span><text:soft-page-break/><text:span text:style-name="正文引文_20_字符">这些突如其来的时尚爆发，正是[经济学所处的]‘前科学’阶段的确凿标志：在这一阶段，任何疯狂的想法都可能获得一席之地，仅仅因为不能以足够的确定性将任何东西排除在外。</text:span>”[<text:span text:style-name="书名_20_字符">The Essential Kaldor</text:span>, p. 377] 因此，我们只能集中讨论一些关键问题，例如主流经济学的缺陷、资本主义为何具有剥削性、经济权力的存在及其作用、经济周期、失业以及不平等问题。</text:p>
      <text:p text:style-name="P36">我们也并不想主张一切形式的经济学都是无用的，或者都同样地糟糕。我们对资本主义经济学的批判，并不意味着没有任何的经济学家为社会知识或我们对经济的理解作出过有价值、重要的贡献。事实恰恰相反。正如巴枯宁所说，财产“<text:span text:style-name="正文引文_20_字符">是一种神明</text:span>”，它拥有“<text:span text:style-name="正文引文_20_字符">它自己的形而上学。它就是资产阶级经济学家的科学。和任何形而上学一样，它是介于真理与谬误之间一种的朦胧状态、一种妥协，而受益的总是谬误。它试图赋予谬误以真理的外观，并把真理引向谬误。</text:span>”[<text:span text:style-name="书名_20_字符">The Political Philosophy of Bakunin</text:span>, p. 179] 至于这种判断在多大程度上成立，因学派而异，也因经济学家个人而异。有些人对资本主义某些方面的理解比其他人更为深刻；有些人更容易沦为护教学家；还有一些人清楚地意识到现代经济学的问题，并且“一<text:span text:style-name="正文引文_20_字符">些最为投入的经济学家已经得出结论：如果经济学要变得不那么像宗教、而更像一门科学，那么经济学的基础就必须被彻底拆除并加以重建</text:span>”（尽管，“<text:span text:style-name="正文引文_20_字符">如果任[他们]自行其是</text:span>”，经济学家“<text:span text:style-name="正文引文_20_字符">仍会在腐朽的基础之上继续建造一座看似宏伟的大厦</text:span>”）。[Keen, <text:span text:style-name="T17">Op. Cit.</text:span>, p. 19]</text:p>
      <text:p text:style-name="Standard">作为一条经验性的判断，可以认为：某位经济学家或某一经济学流派越是强调自由市场，就越有可能倾向于护教学以及不现实的假设和模型。我们同样无意暗示：如果某人在经济分析的一个或多个领域作出了积极贡献，那么他在其他问题上的观点就必然正确，或是与无政府主义思想相兼容。一个人完全可能正确地分析资本主义或资本主义经济学，但与此同时，却对凯恩斯主义经济学的问题或斯大林主义的恐怖视而不见。因此，我们引用某些批判性经济学家的观点，并不意味着我们就赞同他们的政治立场或政策主张。</text:p>
      <text:p text:style-name="Standard">接下来还有一个问题，那就是我们所说的“资本主义经济学”究竟指什么。基本而言，凡是试图对资本主义加以正当化和辩护的经济理论形式，都可以归入这一范畴。这一范围既包括极端的自由市场派资本主义经济学（例如所谓的“奥地利学派”和货币主义），也包括主张通过国家干预来维持资本主义运转的理论（凯恩斯主义经济学）。我们不会讨论那些主张国家资本主义的经济学家。作为默<text:soft-page-break/>认用法，我们将“资本主义经济学”理解为主流的“新古典”学派，因为它是这种意识形态的主导形态，而且它的许多关键特征也被其他学派所接受。鉴于当前被推行的资本主义版本是新自由主义——国家干预被最小化，而一旦发生干预，往往也是为了服务于统治精英——我们这样界定应该是恰当的。</text:p>
      <text:p text:style-name="P37">最后，经济学家反复强调的一个论调是：公众对经济学一无所知。在这种对“无知”的哀叹背后，隐含的假设是：世界要么应当由经济学家来治理，要么至少应当依据他们的建议来运转。在C.11节中，我们将提供一个研究案例，展示一个不幸遭遇这种命运的国家——智利。毫不意外，这种由经济学家主导的统治，只能通过一次军事政变以及随后的独裁统治才能被强加实施。正如所料，鉴于经济学本身的偏向性，在这场实验中，富人过得非常好，而工人的处境则“不那么好”（姑且先这么说）。同样不足为奇的是，这一制度曾被宣布为一项“经济奇迹”——直到它迅速崩溃为止。</text:p>
      <text:p text:style-name="Standard">因此在本FAQ的这一章节，便是我们为了让经济学家更加快乐所作的一点微不足道的贡献——让工人阶级在这一学科上不再那么“无知”。正如琼·罗宾逊所说：</text:p>
      <text:p text:style-name="正文引文">“简而言之，没有任何一种经济理论能够为我们提供现成的答案。任何被我们盲目追随的理论，都会把我们引入歧途。要善用一种经济理论，我们首先必须厘清其中的宣传性因素与科学性因素之间的关系，然后通过与经验相对照，检验它的科学成分在多大程度上显得可信，最后再将其与我们自身的政治观点重新结合起来。学习经济学的目的，并不是为了获得一套对经济问题的现成答案，而是为了学会如何避免被经济学家欺骗。”[<text:span text:style-name="书名_20_字符">Contributions to Modern Economics</text:span>, p. 75]</text:p>
      <text:p text:style-name="P38"/>
      <text:h text:style-name="次章标题" text:outline-level="2">C.1 <text:span text:style-name="T10">经济学有什么问题</text:span>？</text:h>
      <text:p text:style-name="P39">简而言之，问题多了。虽然经济学家往往喜欢把自己的学科描绘成“科学的”“价值中立的”，但现实却大不相同。事实上，它离科学相去甚远，也几乎谈<text:soft-page-break/>不上“价值中立”。相反，它在很大程度上深深地带有意识形态色彩，其结论几乎总是（奇怪般恰好）符合富人、地主、老板以及资本管理者想要听到的东西。克鲁泡特金的话至今仍然切中要害：</text:p>
      <text:p text:style-name="正文引文">“政治经济学始终把自己限制在陈述社会中发生的事实，并从统治阶级的利益出发为这些事实辩护……一旦发现[某种东西]对资本家有利，它就把这种东西树立为一项<text:span text:style-name="正文引文_20_字符"><text:span text:style-name="T19">原则</text:span></text:span>。”[<text:span text:style-name="书名_20_字符">The Conquest of Bread</text:span>, p. 181]</text:p>
      <text:p text:style-name="Standard">当然，这只是最好的情况。而在最糟糕的情况下，经济学甚至懒得理会事实，而只是简单地作出最合适的假设，以便为经济学家自身的特定信念提供辩护，而且通常，也是为统治阶级的利益。这正是经济学的核心问题：它<text:span text:style-name="Emphasis">不是</text:span>一门科学。它也<text:span text:style-name="Emphasis">无法</text:span>独立于社会的阶级性质而存在，无论是在它所建构的理论模型中，还是在它提出并试图回答的问题上，都是如此。这一状况部分源于市场压力，部分源于占主导地位的经济学流派所采用的假设和方法论。它是意识形态与真正科学的大杂烩，而不幸的是，前者构成了其中的主料。</text:p>
      <text:p text:style-name="P40">认为经济学在总体上并不是一门科学的观点，不只限于无政府主义者或其他资本主义批判者。一些经济学家本身也十分清楚自己学科的局限性。例如，史蒂夫·基恩就在其优秀著作《揭穿经济学》（<text:span text:style-name="书名_20_字符">Debunking Economics</text:span>）中列举了主流（新古典）经济学的诸多缺陷，并指出（例如）它建立在对真实资本主义经济“<text:span text:style-name="正文引文_20_字符">在动态上无关、在事实上错误的瞬时静态快照</text:span>”之上。[<text:span text:style-name="书名_20_字符">Debunking Economics</text:span>, p. 197] 已故的琼·罗宾逊则有力地指出，新古典经济学家“<text:span text:style-name="正文引文_20_字符">在任意构造的假设之上建立起一个‘模型’，然后把从中得出的‘结果’应用于现实事务，甚至都懒得去假装这些假设符合现实。</text:span>”[<text:span text:style-name="书名_20_字符">Collected Economic Papers</text:span>, vol. 4, p. 25] 更近些时候，经济学家马克·布劳格总结了他所看到的当代经济学的诸多问题：</text:p>
      <text:p text:style-name="正文引文">“经济学日益变成一种为了它本身而玩的思想游戏，而不是为了它实际的后果。经济学家逐渐把这门学科转化为一种社会数学，在其中，数学系所理解的分析严密性是一切，而（物理系所理解的）经验相关性却一文不值……一般均衡理论……使用诸如‘价格’、‘数量’、‘生产要素’等经济学术语，但它却明显到令人发指地——没有代表任何一种可辨识的经济体系。……</text:p>
      <text:p text:style-name="正文引文">“完全竞争从来就不存在，也永远不可能存在。因为即便企业规模很小，它们也不会只是接受价格，而是力图塑造价格。所有当下的教材都承认这一点，但<text:soft-page-break/>随后却立刻宣称，‘完全竞争’这一‘云中杜鹃国’<text:note text:id="ftn2" text:note-class="footnote"><text:note-citation>①</text:note-citation><text:note-body><text:p text:style-name="Footnote"><text:s/>云中杜鹃国（'cloud-cuckoo' fantasyland, <text:span text:style-name="Strong_20_Emphasis"><text:span text:style-name="T20">cloud-cuckoo-land），来源于古希腊喜剧作家阿里斯托芬（Aristophanes）的戏剧《鸟》（The Birds），描述了一个脱离现实、充满幻想，完全由鸟类统治的乌托邦。这里用来比喻脱离现实的空想世界。</text:span></text:span></text:p></text:note-body></text:note>式的幻想，正是我们用来对现实世界竞争作出有意义判断的基准……然而，当我们从未被告知如何衡量它与现实竞争之间的差距时，一个理想化的完美状态又如何能成为基准呢？其中暗含的意思是，所有现实世界的竞争都‘大致上’类似于完全竞争，但这种近似的程度却从未被具体、哪怕是含糊地说明……”</text:p>
      <text:p text:style-name="正文引文">“想一想下面这些典型的假设：完全不会犯错、全知全能、寿命无限且彼此完全相同的消费者；零交易成本；对所有可设想事件、在所有时间状态下的索取权都存在完整市场；不存在任何偏离均衡价格的交易；价格与数量具有无限快的调整速度；在真实时间中不存在根本性的、不可计算的不确定性，只有在逻辑时间中可以用概率计算的风险；只有线性齐次的生产函数；不存在需要以资本品投入为载体的技术进步，等等，等等——所有这些假设不仅是不现实的，而且也是不稳定的。然而，它们却在主流经济理论中起着关键性的作用。”[<text:span text:style-name="正文引文_20_字符">“Disturbing Currents in Modern Economics”</text:span>, <text:span text:style-name="书名_20_字符">Challenge!</text:span>, Vol. 41, No. 3, May-June, 1998]</text:p>
      <text:p text:style-name="P41">因此，新古典经济学的意识形态是建立在一些特殊的、几乎是临时拼凑的假设之上的。其中许多假设根本不可能成立，例如流行的说法，认为个人能够准确预测未来（这是“理性预期”和一般均衡理论所必需的），或者每一个市场中都存在无限多的微小企业，又或者时间并不是一个重要概念、可以被抽象掉。即便我们忽略那些明显荒谬的假设，剩下的假设也并没有好到哪里去。这里呈现的是一组表面上看似合理、实际上却极少在现实中具有任何基础的立场。我们将在C.1.2节中讨论，其中有一个至关重要的假设——没有它，新古典经济学就会彻底瓦解——在现实世界中几乎毫无根据（事实上，它的发明只是为了保证理论能够按预期运作）。同样地，市场往往是通过数量而非价格来进行调整的，这一事实在一般均衡理论中却被忽视了。有一些假设彼此之间甚至是相互排斥的。比如新古典供给曲线理论，它基于假设某种生产要素在短期内是不可变的。这一假设对于得出“边际生产率递减”的概念至关重要，而后者又会导出边际成本上升，从而得到一条向上倾斜的供给曲线。而这意味着，同一产业<text:span text:style-name="Emphasis">内的</text:span>企业在短期内不能改变其资本设备。然而，完全竞争理论却又要求在短期内不存在进入壁垒，也就是说，产业<text:span text:style-name="Emphasis">外的</text:span>任何人都可以创造资本设备并进入市场。这两种立场在逻辑上就是相互矛盾的。</text:p>
      <text:p text:style-name="Standard"><text:soft-page-break/>换言之，尽管主流经济学所使用的符号都带有“经济学”的名称，但其理论与经验现实（有时甚至与基本逻辑）之间，并不存在任何接触点：</text:p>
      <text:p text:style-name="正文引文">“这些抽象的经济模型中，没有任何东西能在现实世界中真正<text:span text:style-name="Emphasis">运作</text:span>。不管他们加了多少脚注，或者在边缘问题上如何修修补补。整个事业在核心上都是彻底腐朽的：它与现实毫无关系。”[Noam Chomsky, <text:span text:style-name="书名_20_字符">Understanding Power</text:span>, pp. 254–5]</text:p>
      <text:p text:style-name="Standard">我们将会指出，尽管其理论根基被宣称为具有普遍性，但它们实际上只适用于资本主义，而且具有讽刺意味的是，它们甚至连对这一制度本身的准确刻画都做不到，因为它们忽视了现实资本主义经济中的大多数真实特征。因此，如果一位经济学家没有直言主流经济学与现实毫无关联，那么你几乎可以肯定，他或她告诉你的更可能是意识形态，而不是什么别的东西。“经济现实”并不是关于事实的问题，而是关于对资本主义的信仰。更糟糕的是，这是一种对经济学空想家所宣称的资本主义图景的盲目信仰。理解经济学家的关键在于：他们相信，只要某个东西写在了经济学教科书里，那它就必然是真的——尤其是在它还印证了既有偏见的时候。然而事实往往却恰恰相反。</text:p>
      <text:p text:style-name="Standard">由于现实世界显然并不像经济学教科书所描述的那样，这一点有时就会产生一些颇为荒谬的结果，尤其是在现实事件与教科书发生冲突的时候。对大多数经济学家，或者自认为是经济学家的人来说，教科书通常才是更优先的参照物。因此，资本主义护教学在很大程度上是由信仰所驱动的，而现实则必须随之被调整。</text:p>
      <text:p text:style-name="Standard">一个经典的例子就是评论员和“专家”们在所谓东亚经济奇迹问题上的立场变化。<text:span text:style-name="T21">19</text:span>70年代和<text:span text:style-name="T21">19</text:span>80年代，这些经济体实现了惊人的增长，专家们一致将其赞誉为自由市场力量的典范。例如，1995年，右翼的传统基金会（Heritage Foundation）发布的经济自由度指数中，有四个亚洲国家位列前七。《经济学人》在1990年代初解释说，台湾和韩国拥有世界上价格扭曲程度最低的体制之一。世界银行和国际货币基金组织（IMF）也表示赞同，并淡化了该地区产业政策的存在。这并不令人意外。毕竟他们的意识形态告诉他们，自由市场会带来高速增长和稳定，因此，从逻辑上讲，东亚同时具备高增长和稳定，那必然是由自由市场所驱动的。于是在真正的信徒看来，这些国家就成了自由市场的典范，现实情况如何并不重要。市场也表示了认同，将数十亿美元投入亚洲股票市场，而外国银行也提<text:soft-page-break/>供了同样规模的巨额贷款。</text:p>
      <text:p text:style-name="P42">然而，一切都在1997年发生了变化：所有此前被认定为“自由”的亚洲国家，其经济都出现了崩溃。那些曾经将这些经济体称颂为自由市场范例的同一批专家，一夜之间便找到了问题的根源——广泛的国家干预。自由市场的天堂摇身一变，成了国家管制的地狱！为什么会这样？因为意识形态——由于自由市场被认为是稳定的、能够带来高增长的，因此，任何陷入危机的经济体在逻辑上都不可能是自由市场经济！于是，就必须否认此前所赞扬的一切，而（当然）不必提及其中显而易见的矛盾。</text:p>
      <text:p text:style-name="P43">事实上，这些经济体从来都算不上是自由市场，而且还差得远了。这些“自由市场”奇迹中，国家的作用广泛而且有充分记录。因此，尽管东亚“<text:span text:style-name="正文引文_20_字符">不仅比世界上任何其他地区增长得更快、减贫成效也更好……而且还更加稳定</text:span>”，但这些国家“之<text:span text:style-name="正文引文_20_字符">所以成功，不仅不是因为它们遵循了华盛顿共识[即新自由主义]的大多数教条，而是恰恰因为它们没有这样做</text:span>”。政府发挥了“<text:span text:style-name="正文引文_20_字符">重要作用……远非[新自由主义]所钟爱的那种极简主义[角色]</text:span>”。到了<text:span text:style-name="T22">19</text:span>90年代，情况发生了变化，国际货币基金组织（IMF）将“<text:span text:style-name="正文引文_20_字符">过快的金融和资本市场自由化</text:span>”作为健全经济政策敦促这些国家实施。这“<text:span text:style-name="正文引文_20_字符">很可能是[1997年]危机最重要的单一原因</text:span>”，这场危机使这些经济体发生崩溃，“<text:span text:style-name="正文引文_20_字符">这是自大萧条以来最严重的经济危机</text:span>”（而IMF的援助及其背后的教条则进一步加剧了这场崩溃）。对市场原教旨主义信徒而言，更糟糕的是，那些拒绝IMF建议并运用国家干预的国家（如马来西亚），相较于那些采纳建议的国家来说，其衰退“<text:span text:style-name="正文引文_20_字符">时间更短、影响更浅</text:span>”。[Joseph Stiglitz, <text:span text:style-name="书名_20_字符">Globalisation and its Discontents</text:span>, p. 89, p. 90, p. 91 and p. 93] 还要更糟的是，从这些事件中所能得出的显而易见的结论，不仅关乎经济学家的意识形态立场，而且还在于“市场”并不是无所不知，因为投资者（如同专家一样）未能预见那些在1997年之后被资本主义意识形态家所痛斥的国家主义政策。</text:p>
      <text:p text:style-name="P44">这并不是说新古典经济学家提出的模型在数学上或逻辑上不令人惊叹。很少有人会否认，许多极其聪明的人投入了大量时间，构建了一些相当令人印象深刻的经济学数学模型。但遗憾的是，它们与现实完全无关。而讽刺的是，对于一个自称如此关切如何高效配置稀缺资源的理论而言，经济学却耗费了大量时间和精力去精细化分析那些未曾存在、现在不存在、未来也将永远不会存在的经济体。换言之，稀缺资源被低效地配置，用来生产浪费。</text:p>
      <text:p text:style-name="Standard"><text:soft-page-break/>为什么会这样？也许是因为对这种胡言乱语本身就存在需求？一些经济学家极其热衷于将其方法论应用到经济之外的各种领域。无论多么得不恰当，他们都试图殖民生活的每一个方面。然而有一个领域似乎对这种分析免疫，那就是经济理论本身的市场。如果正如经济学家所强调的那样，每一种人类活动都可以用经济学来分析，那么为什么却不能用来分析经济学自身的供求关系呢？也许正是因为一旦这样做，一些令人不安的真相就会浮出水面？</text:p>
      <text:p text:style-name="Standard">基本的供求理论表明，那些对他人具有效用的经济理论将会由经济学家来提供。在一个财富不平等的体系中，有效需求向富人倾斜。在这些基本假设下，我们可以预测，只有那些符合富人需求的经济学形态才会取得主导地位，因为它们满足了（有效的）需求。巧合的是，事实<text:span text:style-name="Emphasis">正是</text:span>如此。这并没有、也从未阻止经济学家抱怨异议者和激进派过去和现在都存在偏见。正如爱德华·赫尔曼指出：</text:p>
      <text:p text:style-name="正文引文">“早在1849年，英国经济学家纳索·西尼尔就曾斥责那些为工会和最低工资法案辩护的人，称他们鼓吹的是一种‘穷人的经济学’。但他从未想到自己和建制派同僚所提出的其实是一种‘富人的经济学’；他认为自己是科学家，是正确原则的代言人。这种自欺欺人贯穿了主流经济学，直到<text:span text:style-name="T23">19</text:span>30年代的凯恩斯革命时期。凯恩斯经济学虽然很快被驯化为服务于资本主义国家的工具，但它对资本主义内在不稳定性、长期失业倾向，以及为维持其可行性而需要大规模政府干预的强调，仍然令人不安。随着过去50年资本主义的复兴，凯恩斯思想及其所隐含的干预诉求不断遭到攻击；在以芝加哥学派为首的思想反革命中，传统的自由放任（‘任其纷飞’）的富人经济学重新确立为了主流经济学的核心。” [<text:span text:style-name="书名_20_字符">The Economics of the Rich</text:span> ]</text:p>
      <text:p text:style-name="P45">赫尔曼接着提出这样一个问题：“<text:span text:style-name="正文引文_20_字符">为什么经济学家服务于富人？</text:span>”并认为：“<text:span text:style-name="正文引文_20_字符">首先，领军的经济学家本身就属于富人阶层，而其他人则寻求晋升到类似的高度。芝加哥学派经济学家加里·贝克尔在指出‘经济动机可以解释许多通常被归因于其他力量的行为’时，确实抓住了要害。当然，他从未将这一观点应用到作为一种职业的经济学本身上……</text:span>”大量高薪的智库、研究职位、咨询业务等等，创造了一种“<text:span text:style-name="正文引文_20_字符">‘有效需求’，所以理应引出相应的供给资源</text:span>”。</text:p>
      <text:p text:style-name="P46">赫尔曼在其他地方指出，这些专业人士“<text:span text:style-name="正文引文_20_字符">与商界之间的阶级联系十分紧密，而意识形态因素则体现在新古典竞争模型之中……对下层阶级造成的负面溢出效应算是一部分‘进步的代价’。正是这些[经济学所提出的]问题带有的精英取</text:span><text:soft-page-break/><text:span text:style-name="正文引文_20_字符">向、前提设定以及[经济理论的]核心范式，使得诸如失业、大规模贫困和劳动风险之类的议题，直到20世纪相当晚期才进入主流经济学家的关注范围</text:span>”。此外，“<text:span text:style-name="正文引文_20_字符">1880—1930年间的经济学界在总体上是强烈保守的，其核心范式反映了它的阶级联系以及对主导地位的商业共同体的同情；它在根本上反工会、对政府持怀疑态度，并倾向于将竞争视为真实而持久的自然状态。”</text:span> [Edward S. Herman, <text:span text:style-name="正文引文_20_字符">"The Selling of Market Economics,"</text:span> pp. 173-199, <text:span text:style-name="书名_20_字符">New Ways of Knowing</text:span>, Marcus G. Raskin and Herbert J. Bernstein (eds.),p. 179-80 and p. 180]</text:p>
      <text:p text:style-name="P47">与其说是科学分析，经济学始终是由富人的需求所驱动的（“<text:span text:style-name="正文引文_20_字符">[经济学]是如何被确立起来的？是作为阶级斗争的一种武器。</text:span>” [Chomsky, <text:span text:style-name="T17">Op. Cit.</text:span>, p. 252]）。这一点在多个层面上发挥作用。最明显的一点是，大多数经济学家将现存的阶级体系以及财富／收入分配情况视为既定事实，并从一个特定历史社会中推导出一般性的经济“<text:span text:style-name="正文引文_20_字符">规律</text:span>”。正如我们将在下一节的讨论，这不可避免地使这种“科学”滑向意识形态与护教学。这种分析还（几乎不可避免地）建立在个人主义的假设之上，忽视或淡化了群体、组织、阶级，及其所产生的经济权利和社会权力等关键问题。再者，还有所采用的假设以及所提出的问题。赫尔曼指出，这一过程几乎不可能是中立的：</text:p>
      <text:p text:style-name="P48">“阐释这些体系的理论家，如卡尔·门格尔、莱昂·瓦尔拉和阿尔弗雷德·马歇尔，有意识地排除了那些会提出令人不安问题的表述（收入分配、阶级与市场权力、不稳定性以及失业），并构建了契合他们自身维持现状或温和改良政策偏好的理论模型……在问题的选择上，如果理论结构或前提本身就预设了答案，或者选择性取用或扭曲事实来证明所期望的结论，那么意识形态和其他偏见仍然会渗入经济分析之中。” [<text:span text:style-name="T17">Op. Cit.</text:span>, p. 176]</text:p>
      <text:p text:style-name="P49">无需赘言，经济学是一门在社会中具有深远影响的“科学”。正因为如此，它比起人类学或物理学，更容易受到来自外部力量和既得利益的压力。这意味着富人始终对这门“科学”所教授的内容保持着高度关注，确保它传达的是“正确”的教训。结果便是，人们所需求的这种“科学”——反映的是少数人的利益，而非多数人的利益。经济学所给出的结论，恰好正是老板和富人最乐意听到的东西——这难道<text:span text:style-name="Emphasis">真的</text:span>只是巧合吗？正如非新古典经济学家约翰·肯尼斯·加尔布雷思在1972年指出：</text:p>
      <text:p text:style-name="P50"><text:soft-page-break/>“美国的经济学教学大约已有一百年的历史。在最初的半个世纪里，经济学家一直受到外部人士的审查。商人以及他们在政治和意识形态上的追随者密切监视着经济学系，并对异端迅速作出反应；所谓的异端，指的就是任何看起来可能威胁到财产神圣性、利润、恰当的关税政策和平衡预算的观点，或者任何表现出同情工会、共有制、公共监管，或以任何有组织方式同情穷人的立场。”[<text:span text:style-name="书名_20_字符">The Essential Galbraith</text:span>, p. 135]</text:p>
      <text:p text:style-name="P51">既然是由富人出资（因而加以控制）来推动一门“科学”的发展，结果却产生了一整套如此有利于他们自身利益的理论体系，这<text:span text:style-name="Emphasis">真的</text:span>值得惊讶吗？又或者，你真的会惊讶于他们热衷向大众灌输这门“科学”的教训，而这些教训得出的结论恰恰是：工人最好的选择就是服从老板的指令——抱歉，是服从市场的指令吗？经济学被反复用来传播这样一种信息：罢工、工会、反抗等等都是适得其反的，而工人所能做的最理性之事，就是耐心等待财富的涓滴效应，这难道真的只是巧合吗？</text:p>
      <text:p text:style-name="Standard">这种“巧合”从这门“科学”诞生之初便一直存在。<text:span text:style-name="T24">18</text:span>50-<text:span text:style-name="T24">18</text:span>60年代的法兰西第二帝国时期，“<text:span text:style-name="正文引文_20_字符">有众多的私人个体和组织、市镇以及中央政府，都鼓励并创办了向工人教授经济学原理的机构”</text:span>。目的在于“<text:span text:style-name="正文引文_20_字符">向[工人]灌输经济学的有益教训</text:span>”。值得注意的是，这样做“<text:span text:style-name="正文引文_20_字符">最重要的动机</text:span>”在于“<text:span text:style-name="正文引文_20_字符">对社会主义思想在工人阶级中影响的恐惧，因为这会威胁到社会秩序</text:span>”。1848年的革命“<text:span text:style-name="正文引文_20_字符">使许多上层阶级人士确信，他们必须向工人证明，对经济秩序的攻击既毫无正当性、也注定徒劳</text:span>”。另一个原因则是1864年罢工权的承认，因此“<text:span text:style-name="正文引文_20_字符">必须警告</text:span><text:span text:style-name="正文引文_20_字符"><text:span text:style-name="T24">[</text:span></text:span><text:span text:style-name="正文引文_20_字符">工人</text:span><text:span text:style-name="正文引文_20_字符"><text:span text:style-name="T24">]</text:span></text:span><text:span text:style-name="正文引文_20_字符">不要滥用这一新的武器</text:span>”。这种教学和指导“<text:span text:style-name="正文引文_20_字符">始终以反驳社会主义学说、揭露流行的错误观念为目标。正如一位经济学家所说，某些课程的目的，并不是要让工人进入经济科学的复杂领域，而是要界定一些有益于‘我们在社会秩序中的行为’的原则</text:span>”。人们对这类课程的兴趣，与“<text:span text:style-name="正文引文_20_字符">工人的不满和动荡程度</text:span>”密切相关。其效果远不如预期：“<text:span text:style-name="正文引文_20_字符">未来的公社社员勒弗朗塞讥讽地提到经济学家……以及他们所教授学说的‘陈词滥调’和‘空洞套话’。一篇报纸报道了经济学家约瑟夫·加尔涅在一次集会上所受到的‘接待’，据称当时人群高喊：‘他是个经济学家’……文章称，在一次公众集会上承认自己是经济学家，需要相当大的勇气。</text:span>”[David I. Kulstein, <text:span text:style-name="正文引文_20_字符">"Economics Instruction for Workers during the Second Empire,"</text:span> pp. 225-234, <text:span text:style-name="书名_20_字符">French Historical Studies</text:span>, vol. 1, no. 2, p. 225, p. 226, p. 227 and p. 233]</text:p>
      <text:p text:style-name="P52"><text:soft-page-break/>这一过程至今仍在运作之中：企业和富人不仅资助大学的院系和教职岗位，也资助他们自己的“智库”和受雇的经济学家公关。对研究和教学经费的控制，在维系经济学就是“<text:span text:style-name="正文引文_20_字符">富人的经济学</text:span>”这一点上发挥着重要作用。赫尔曼在分析<text:span text:style-name="T25">19</text:span>70年代的情形时指出，商界“<text:span text:style-name="正文引文_20_字符">对经济学家服务的私人需求扩大了……而供给方面也对此作出了热烈回应</text:span>”。他强调说“<text:span text:style-name="正文引文_20_字符">如果市场中的需求是特定的政策结论以及服务于这些结论的特定观点，那么市场就会满足这种需求</text:span>”。因此，“<text:span text:style-name="正文引文_20_字符">赤裸裸的意识形态模型……正在被大规模地抛出，并且得到大型既得利益集团的认可和经费支持</text:span>”，这反过来又有助于“<text:span text:style-name="正文引文_20_字符">将意识形态与科学之间的天平更坚定地倒向前者</text:span>”。[<text:span text:style-name="T17">Op. Cit.</text:span>, p. 184, p. 185 and p. 179] 认为由富人资助并认可的“专家”会是客观的科学家，这种看法几乎不值得去认真讨论。但不幸的是，许多人并未对经济学家及他们所支持的经济学观点保持足够的怀疑态度。就像对待大多数专家一样，对经济学的任何分析都应当从两个显而易见的问题开始：“<text:span text:style-name="正文引文_20_字符">是谁在出资？</text:span>”以及“<text:span text:style-name="正文引文_20_字符">谁从中受益？</text:span>”</text:p>
      <text:p text:style-name="P53">然而，除此之外，还有其他因素，其中之一便是大学体系的等级化组织结构。经济学系主任由于掌握着聘用与晋升教职人员的权力，能够确保延续他自身的意识形态立场。因为经济学“<text:span text:style-name="正文引文_20_字符">已经把其意识形态与学科本身混合得如此之好，以至于在任命委员会看来，在意识形态上不合常规的人通常在科研上也不够格</text:span>”。[Benjamin Ward, <text:span text:style-name="书名_20_字符">What's Wrong with Economics?</text:span>, p. 250] 加尔布雷思将这种状况称为“<text:span text:style-name="正文引文_20_字符">一种新的专制主义</text:span>”，其特征在于：“<text:span text:style-name="正文引文_20_字符">在经济学中，科学上的卓越并不是由正确与否来界定，而是由谁在信念和方法上最接近那些已经在该学科中获得终身教职者的学术倾向来界定。这是一种渗透各方面的考验，而且往往既自以为正当，又出于潜意识，因此就更具压迫性。它毫无疑问地有助于确保延续新古典的正统地位。</text:span>”[<text:span text:style-name="T17">Op. Cit.</text:span>, p. 135] 这一机制在保证经济学是一种意识形态而非一门科学的方面起着关键作用：</text:p>
      <text:p text:style-name="P54">“这一经济专业体系中内在的、用于质量控制的权力显然极其强大。该学科的审查者占据着主要部门经济学系中的要职……任何一个认真地希望在这些部门中获得终身教职的经济学家，很快就会意识到评判他的标准是什么……整个学术训练项目……都由对这门‘科学’之思想和技术的灌输所构成。”[Ward, <text:span text:style-name="T17">Op. Cit.</text:span>, pp. 29-30]</text:p>
      <text:p text:style-name="Standard">所有这些都意味着，经济学这门“科学”在其基本内容上，百余年来几乎没<text:soft-page-break/>有发生变化。甚至一些早已被证伪（而且这一点本身也已得到承认）的观念，仍然在被教授：</text:p>
      <text:p text:style-name="P55">“所谓的经济理论在主流的教学方式上具有一种奇特的自我封闭能力。任何批评在其中造成的裂痕，都会通过承认该批评在形式上是正确的、却拒绝由此得出任何结论而被填补起来，由此，旧有的教条便可以照旧重复。于是凯恩斯主义的革命被吸收到这样一种教义之中：‘从长期来看’，市场经济具有实现可用劳动力充分就业和设备充分利用的自然趋势；积累率由家庭储蓄决定；利率与资本利润率也是同一回事。类似地，虽然承认皮耶罗·斯拉法对以劳动和“资本”为要素的新古典生产函数的摧毁无可反驳，但却并没有让这影响到传播工资与利润的“边际生产力”理论。</text:p>
      <text:p text:style-name="正文引文">“最为老练的正统派实践者坚持认为，整个理论结构不过是一种纯粹的逻辑推演，与现实生活毫无关系。即便如此，他们仍然给学生留下这样的印象：他们所获得的是一种有价值、甚至是分析现实问题所必不可少的工具。”[Joan Robinson, <text:span text:style-name="T17">Op. Cit.</text:span>, vol. 5, p. 222]</text:p>
      <text:p text:style-name="Standard">经济学的社会角色解释了这一过程，因为“<text:span text:style-name="正文引文_20_字符">正统的传统经济学……本身就是一种用来向特权阶级解释他们的地位在道德上正确、且必要于社会福祉的方案。即便是穷人，在现存制度下的处境也比在任何其他制度下更好……这一学说[主张]有产阶级财富的增加会自动带来穷人收入的增加，因此，如果让富人变穷，穷人也必然会变得更穷。</text:span>”[Robinson, <text:span text:style-name="T17">Op. Cit.</text:span>, vol. 4, p. 242]</text:p>
      <text:p text:style-name="Standard">在这种情形下，被证伪的理论之所以仍然被教授，仅仅是因为它们所表达的内容对社会中的某些群体有用：</text:p>
      <text:p text:style-name="正文引文">“几乎没有哪个议题能比收入分配更清楚地展示经济理论对社会的负面影响。经济学家总是反对那些可能提高穷人工资的‘市场干预’，却又为高管那天文数字般的薪酬水平辩护，理由是既然市场愿意支付如此高的报酬，那他们就一定值这个价。事实上，当代社会高度不平等这一显著特征反映的是权力，而非正义。这只是众多例子之一，说明不健全的经济理论使经济学家成为某些政策的捍卫者；而这些政策如果说有什么效果的话，那就是在削弱现代社会的经济基础。”[Keen, <text:span text:style-name="T17">Op. Cit.</text:span>, p. 126]</text:p>
      <text:p text:style-name="Standard"><text:soft-page-break/>这一主张建立在“工资等于劳动的边际生产力”这样一种观念之上。它声称，随着工人产出的增加，其工资也会随之上升。然而正如我们在C.1.5节中指出的那样，在过去三十多年里，这一“经济规律”在美国一直遭到违背。这是否导致了理论上的变化？当然没有。更何况，这一理论本身就并不正确。正如我们在C.2.5节中所讨论的，自<text:span text:style-name="T26">19</text:span>60年代初以来，边际生产力理论就已被揭露为一派胡言（并且这一点也已被主要的新古典经济学家所承认）。然而，由于它在为不平等辩护方面具有如此之大的效用，它仍在继续被使用，也就并不令人意外了。</text:p>
      <text:p text:style-name="P56">这并不是说主流经济学就是铁板一块。恰恰相反，它充满了争论和相互竞争的政策主张。一些理论会一度占据显要位置，随后又迅速消失（“<text:span text:style-name="正文引文_20_字符">看吧，这门‘科学’恰恰是一门非常灵活的科学：你可以把它改造成任何你想要的样子，它就是这么一门‘科学’。</text:span>”[Chomsky, <text:span text:style-name="T17">Op. Cit.</text:span>, p. 253]）。鉴于我们将经济学分析为一种受制于需求的商品，这一点并不令人惊讶。考虑到资本家阶级内部始终处于相互竞争之中，而不同派别在不同时期也有着不同的需求，我们完全可以预期，在这门“科学”之内，会存在着多样化的经济学信念，并且它们会随着资本不同部分的需要和相对力量的变化而起起落落。而总体而言，虽然这门“科学”会支持一些基本前提（例如利润、利息和租金<text:span text:style-name="Emphasis">并不是</text:span>剥削的结果），但具体的政策建议则会有所不同。这并不是说某些个人或某些学派不会坚持其自身的特殊教条，或者不存在能够超越这些影响而真正以科学家方式行事的个人；而只是说，就一般而言，供给并不会独立于需求或阶级影响而存在。</text:p>
      <text:p text:style-name="Standard">同样，我们也不应忽视大众的反对力量在塑造这门“科学”中的作用。阶级斗争确实在一定程度上推动了经济学的变化，哪怕只是体现在为非劳动收入辩护的说辞上。大众的斗争与组织发挥着自己的作用：例如，工会组织成功缩短工作日，显然就驳斥了经济学家针对这类运动所提出的种种论断。类似地，当另一种选项（革命）成为现实可能时，经济学为改革提供辩护的需要，也会变得格外迫切。正如乔姆斯基所说，在19世纪（如同今天一样），大众斗争在这门“科学”的发展中所起的作用，并不亚于统治阶级自身的需要：</text:p>
      <text:p text:style-name="P57">“[经济学]发生变化有若干原因。一方面，这些人已经赢了，因此他们不再像以前那样需要把它当作一种意识形态武器。另一方面，他们也认识到，他们自己需要一个强有力的干预型国家，来保护产业免受公开市场竞争的严酷影响——事实上他们<text:span text:style-name="Emphasis">一直</text:span>都是如此。除此之外，剥夺人们的‘生存权’开始产生一些消极的<text:soft-page-break/>副作用。首先，它引发了各地的骚乱……接着发生了更糟糕的事情——民众开始组织起来：便有了最初的有组织劳工运动……随后社会主义运动也发展起来。到了这个时候，精英们……意识到如果不叫停这场游戏，他们<text:span text:style-name="Emphasis">真的</text:span>会陷入麻烦……直到最近几年，自由放任意识形态才再次被复活——而且同样，它仍然是一种阶级斗争的武器……它并不比19世纪初时更为有效——事实上反而<text:span text:style-name="Emphasis">更弱</text:span>。至少在19世纪初……<text:span text:style-name="T27">[</text:span>那些<text:span text:style-name="T27">]</text:span>假设还多少与现实<text:span text:style-name="Emphasis">有些</text:span>关系。而今天，这些假设与现实<text:span text:style-name="Emphasis">毫无</text:span>关系。”[<text:span text:style-name="T17">Op. Cit.</text:span>, pp. 253-4]</text:p>
      <text:p text:style-name="P58">无论在学术界占上风的是“<text:span text:style-name="正文引文_20_字符">富人的经济学</text:span>”还是“<text:span text:style-name="正文引文_20_字符">穷人的经济学</text:span>”，这更多地取决于阶级斗争的态势，而非围绕非现实的模型进行的抽象辩论。因此，货币主义的兴起是由于它对统治阶级中占主导地位的部分有实际作用，而不是因为它在任何智识论战中取胜（它曾被尼古拉斯·卡尔多等主要的凯恩斯主义者明确驳斥，这些人也亲眼见证了其在付诸实施时所引发的、他们所预言的后果——见C.8节）。希望通过分析资本主义经济学的神话，我们能为争取更美好世界的人们提供工具，使他们能够反制那些打着“科学”旗号、向社会推销“<text:span text:style-name="正文引文_20_字符">富人的经济学</text:span>”之人。</text:p>
      <text:p text:style-name="P59">总而言之，新古典经济学展示的是一个不真实体系的“可行性”，并将其转化为关于我们所处世界的断言。经济学并不是在分析现实，而是在回避现实，并声称经济运行“<text:span text:style-name="正文引文_20_字符">仿佛</text:span>”符合新古典经济学的不现实假设。没有任何其他科学会严肃对待这种做法。比如在生物学中，认为世界可以被分析为“<text:span text:style-name="正文引文_20_字符">仿佛</text:span>”由上帝创造的所谓“神创论”，就被正当地加以驳斥；而在经济学中，持此类立场的人却往往被授予教授职位，甚至获得（所谓的）诺贝尔经济学奖（史蒂夫·基恩在《揭穿经济学》第7章中就批判了经济学的“<text:span text:style-name="正文引文_20_字符">仿佛如此</text:span>”的方法论）。此外，更糟糕的是，政策决策将基于一个与现实毫不相干的模型而被付诸实施——其结果是灾难性的（就比如货币主义的兴衰）。</text:p>
      <text:p text:style-name="P60">经济学的净效应在于为现存的阶级体系提供正当化，并将严肃的注意力从工人阶级所面临的关键问题上转移开来（例如不平等与市场权力、生产过程中实际发生了什么、权威关系如何影响社会与工作场所）。经济学不是去考察生产是如何进行的、生产过程中产生的冲突，以及产品/盈余的生成与分配，而是将已有的产出，以及资本主义工作场所、分工与权威关系——视为既定的事实。新古典的个人主义分析在定义上就忽视了诸如经济权力、经济增长分配方式中可能存在的<text:soft-page-break/>结构性失衡、组织结构等关键问题。</text:p>
      <text:p text:style-name="P61">鉴于其社会角色，毫不意外，经济学并不是一门真正的科学。对大多数经济学家而言，“<text:span text:style-name="正文引文_20_字符">他们完全不知道科学的方法（自然科学的归纳方法）。</text:span>” [Kropotkin, <text:span text:style-name="书名_20_字符">Anarchism</text:span>, p. 179] 认为大多数经济学并非科学的论点，也并不限于无政府主义者或其他资本主义批评者。许多持异议的经济学家也同样承认这一事实，并主张该学科若要被严肃对待，就必须自我整顿。如果真如此，它是否还能保有作为资本主义捍卫者的地位，仍是一个悬而未决的问题，因为许多定理正是明确地为这一角色而发展出来的（尤其是为非劳动收入辩护的方面——见C.2节）。当然，经济学是有可能变得更加宽广且更具相关性，但要做到这一点，就必须正视一个充满阶级、等级制度与不平等的、令人不快的现实，而不是从“鲁滨逊漂流记”式的逻辑演绎出发。虽然后者可以通过数学模型得出“市场已经在很好地运作”（或者至多，存在一些可由国家加以对冲的缺陷）的结论；而前者则无法如此。</text:p>
      <text:p text:style-name="P62">无政府主义者自然采取了一种不同的路径对待经济学。正如克鲁泡特金所说：“<text:span text:style-name="正文引文_20_字符">我们认为，政治经济学若要成为一门科学，就必须以不同的方式来建构。它必须被当作一门自然科学来对待，并采用所有精确的经验性科学所使用的方法。</text:span>”[<text:span text:style-name="书名_20_字符">Evolution and Environment</text:span>, p. 93] 这意味着，我们必须从现实世界本身出发，而不是从经济学希望它成为的样子出发。它必须被置于历史语境之中，而资本主义的关键事实，例如雇佣劳动——不能被视为理所当然。它也不能从经济与社会权力这些生活的关键事实中抽象出去。简言之，经济学必须拒绝那些使自己沦为一种对现存秩序进行精致辩护的特征。而鉴于经济学在资本主义中的社会角色（以及经济思想的历史与演变），它是否可能真正成为一门科学，本身就值得怀疑。原因在于：一旦它真的成为一门真正的科学，就几乎不可能再被用来为这一制度辩护。</text:p>
      <text:p text:style-name="P38"/>
      <text:h text:style-name="Heading_20_3" text:outline-level="3">C.1.1 经济学真的“价值中立”吗？</text:h>
      <text:p text:style-name="Standard">现代经济学家试图把经济学描绘成一门“价值中立”的科学。当然，他们很少意识到，自己通常只是把既有的社会结构视为理所当然的存在，并围绕这些结构建构起经济学的教条，从而为其辩护。往好里说，就像克鲁泡特金所指出的那<text:soft-page-break/>样：</text:p>
      <text:p text:style-name="P63">“所有所谓的政治经济学规律和理论，实际上都不过是在陈述如下性质：‘假定在一个国家里始终存在着相当数量的人，他们如果不去挣工资、不去为此接受国家所强加的劳动条件，或不去接受那些被国家承认为土地、工厂、铁路等所有者的人所提出的劳动条件，便连一个月，甚至半个月都无法维持生计。那么，结果就将会是这样那样。’</text:p>
      <text:p text:style-name="正文引文">“到目前为止，学院派政治经济学不过是在这些条件之下对所发生的事情加以枚举——却并未明确陈述这些条件本身。然后，在描述了我们社会在这些条件下所产生的<text:span text:style-name="Emphasis">事实</text:span>之后，又把这些<text:span text:style-name="Emphasis">事实</text:span>呈现为僵硬的、<text:span text:style-name="Emphasis">无可避免的经济规律</text:span>。”[<text:span text:style-name="书名_20_字符">Anarchism</text:span>, p. 179]</text:p>
      <text:p text:style-name="Standard">换言之，经济学家通常把资本主义社会的政治与经济层面（例如财产权、不平等之类的等等）当作是既定的前提，并围绕这些前提来构建他们的理论。往好里说是如此；往坏里说，经济学不过是建立在为了证明预设结论所必需的假设之上的纯粹臆测。而一种颇为“巧合”的现象是，这些结论往往用来巩固少数人的权力和利润，并证明自由市场乃是所有可能世界中最好的那个。新古典经济学的奠基者之一，阿尔弗雷德·马歇尔，就曾经谈到经济学对精英阶层的用处：</text:p>
      <text:p text:style-name="正文引文">“我从形而上学转向伦理学，却发现，要为现存的社会条件作出辩护并不容易。我的一位朋友曾读过大量所谓的‘道德科学’，他就常常对我说：‘啊！要是你懂政治经济学，你就不会这么说了。’” [quoted by Joan Robinson, <text:span text:style-name="书名_20_字符">Collected Economic Papers</text:span>, vol. 4, p. 129]</text:p>
      <text:p text:style-name="Standard">琼·罗宾逊补充说：“<text:span text:style-name="正文引文_20_字符">当然，如今已经没人会说得这么直白了。如今，‘隐秘说服者’潜藏在科学客观性的背后，小心翼翼地回避价值判断；也正因为如此，他们的说服效果反而更好。</text:span>” [<text:span text:style-name="T17">Op. Cit.</text:span>, p. 129] 经济理论系统性地告诉老板和富人他们想听的话，这只是生活中那些奇怪巧合之一——而这种巧合，似乎以令人不安的规律性降临在经济学身上。</text:p>
      <text:p text:style-name="P64">经济学是如何造成这种奇怪的“巧合”的？这种自称“价值中立”的“科学”，最终又是如何与为现存制度作辩护捆绑在一起的？一个关键原因在于，它缺乏对历史关切——尤其是不关心当前收入与财富分配是如何形成的。相反，现<text:soft-page-break/>存的财富与收入分配却被直接当作了给定的事实。</text:p>
      <text:p text:style-name="Standard">这在一定程度上源于新古典经济学的静态性质。如果你的经济分析以某一时间点的“快照”为起点和终点，在这一快照中给定了一组商品，那么你就可以不在乎这些商品是如何落入特定人群之手的——尤其是在你通过修改理论，排除了证明收入再分配会提高总体效用的可能性之后（见C.1.3节）。这同样源于经济学作为资本主义捍卫者的社会角色。只要把现存的收入与财富分配视为给定条件，那许多棘手的问题就可以被自动排除在这门“科学”之外。</text:p>
      <text:p text:style-name="Standard">这一点可以从<text:span text:style-name="T28">18</text:span>70-<text:span text:style-name="T28">18</text:span>80年代新古典经济学的兴起中清楚地看到。古典政治经济学与“经济学”之间的断裂，体现为所提出问题类型的变化。在前者中，核心关注点是分配、增长、生产以及社会阶级之间的关系；个别价格的精确决定并不重要，尤其是在短期内。而对新经济学而言，重点则转向发展一套严密的价格决定理论。这意味着从生产过程抽象出来，只考察在某一特定时间点上既有的商品数量。如此一来，经济学便通过提出关于个体效用的问题来回避阶级关系问题，通过基于不现实的模型作出政治上“无害”的提问来缩小分析领域（尽管它不断宣称自身的严密性，但新经济学并不比古典经济学更能解释现实价格究竟是如何形成的，因为它的抽象模型同样与现实毫无关联）。</text:p>
      <text:p text:style-name="Standard">然而，它确实为资本主义社会关系提供了天然的正当性：它主张利润、利息和租金是个体决策的结果，而非某种特定社会制度的产物。换言之，经济学把资本主义的阶级结构内化进自身之中，赋予其普遍适用性，并在默认既有财富分配的前提下，为阶级结构以及由此产生的市场权力差异作出了辩护。它并不提出（也不去研究）<text:span text:style-name="Emphasis">为什么</text:span>少数人拥有全部的土地和资本，而绝大多数人却必须在市场上出卖劳动力才能生存。因此，它实际上内化了资本主义的阶级结构。在把这一阶级结构视为给定的前提下，经济学只是提出：每一种“要素”（劳动、土地、资本）在商品生产中各自贡献了多少。</text:p>
      <text:p text:style-name="Standard">阿尔弗雷德·马歇尔这样为这一立场辩护道：</text:p>
      <text:p text:style-name="P65">“从长期来看，每一种（生产）要素的收入，通常只足以补偿为生产它们所付出的全部努力和牺牲……在土地的问题上存在某种部分的例外……尤其是在一些古老国家中的大量土地，如果我们能够一直追溯它们的记录到最早的起源的<text:soft-page-break/>话。但这样的尝试将会在经济学之外引发历史和伦理方面的争议性问题；而我们当前研究的目标是前瞻性的，而非后瞻性的。”[<text:span text:style-name="书名_20_字符">Principles of Economics</text:span>, p. 832]</text:p>
      <text:p text:style-name="Standard">对于那些因掠夺人类共同遗产而获益的人来说，这种说法实在是再方便不过了。尤其是考虑到，马歇尔本人同时也注意到了这样一个事实：对于那些无法通过市场获得生活资料的人而言，其处境是何等的严峻：</text:p>
      <text:p text:style-name="正文引文">“当一个工人面临饥饿的威胁时，他对金钱的需求就会变得极其迫切；而且，如果在谈判一开始他就处于不利地位，那么这种迫切性就会持续存在……这之所以更有可能发生，是因为在商品市场中，谈判优势往往在买卖双方之间分布得相对均衡；而在劳动力市场中，这种优势则更常出现在买方一侧，而非卖方一侧。”[<text:span text:style-name="T17">Op. Cit.</text:span>, pp. 335–6]</text:p>
      <text:p text:style-name="Standard">既然市场交换往往使参与其中的强势一方获益，这就意味着，不平等会随着时间推移而不断加剧并被巩固下来。如果把当前的财产分配视为既定前提（而且还是一种不容改变的前提），那么市场并不会纠正这种不公。反而，它还会延续这种不公；更进一步说，它根本不存在任何机制来补偿受害者，因为并没有保证赔偿的制度安排。因此，过去的侵害行为会对某一社会的发展路径以及当下的世界状态产生持续影响。以“<text:span text:style-name="正文引文_20_字符">会引发争议性问题</text:span>”和“<text:span text:style-name="正文引文_20_字符">伦理</text:span>”为由，排斥对历史的“<text:span text:style-name="正文引文_20_字符">后瞻性</text:span>”分析，这既不是价值中立，也不是客观的科学，而是纯粹的意识形态。它必然会把任何所谓的“<text:span text:style-name="正文引文_20_字符">前瞻性</text:span>”研究歪曲为辩护学。</text:p>
      <text:p text:style-name="Standard">当马歇尔指出劳动“往<text:span text:style-name="正文引文_20_字符">往是在特殊不利条件下被出售的</text:span>”，这一点其实已经清楚地显现出来了。他继续说到“<text:span text:style-name="正文引文_20_字符">这些不利条件源于一组紧密相关的事实：劳动力是‘易腐的’，也就是它的出售者通常是贫穷的、没有任何储备基金的人，而且他们也难以轻易地将劳动力撤出市场。</text:span>”不仅如此，这种“<text:span text:style-name="正文引文_20_字符">不利条件一旦存在，其影响往往是累积性的</text:span>”。然而出于某种原因，他仍然坚持认为，“<text:span text:style-name="正文引文_20_字符">任何一种劳动的工资，都趋向于等于该类别中新增一名劳动者所带来的净产品</text:span>”。[<text:span text:style-name="T17">Op. Cit.</text:span>, p. 567, p. 569 and p. 518] 既然工人在市场中明显处于不利地位，那为什么能这种“趋向”呢？正如马拉泰斯塔所说：</text:p>
      <text:p text:style-name="正文引文">“地主和资本家以暴力和欺诈从人民手中夺走了土地和一切生产资料，而正是由于这种最初的掠夺，他们才能每天从工人那里夺走其劳动产品。” [<text:span text:style-name="书名_20_字符">Errico Malatesta: His Life and Ideas</text:span>, p. 168]</text:p>
      <text:p text:style-name="P66"><text:soft-page-break/>既然如此，忽视历史，又怎么可能被视为“科学的”或“价值中立的”呢？分析当下以及“<text:span text:style-name="正文引文_20_字符">前瞻性</text:span>”的劳动力市场中，工人阶级所处的不利地位之根源，根本谈不上是单纯的“<text:span text:style-name="正文引文_20_字符">后瞻性</text:span>”研究；尤其是考虑到，马歇尔本人也已经明确指出了这些不利条件及其后果。这正是克鲁泡特金所痛斥的经济学的一个鲜明例子：虽然在极少数情况下，社会条件确实被“<text:span text:style-name="正文引文_20_字符">提及了，但紧接着就被立刻遗忘，再也去提它了。</text:span>”现实被点到为止，而它对收入分配可能产生的任何影响则被刻意忽略；因为一旦认真对待这些影响，就不可避免地要得出无政府主义者的结论：“<text:span text:style-name="正文引文_20_字符">资本</text:span><text:span text:style-name="正文引文_20_字符"><text:span text:style-name="T29">[</text:span></text:span><text:span text:style-name="正文引文_20_字符">以及土地</text:span><text:span text:style-name="正文引文_20_字符"><text:span text:style-name="T29">]</text:span></text:span><text:span text:style-name="正文引文_20_字符">所有者对人类劳动产品的占有之所以存在，仅仅是因为有数以百万计的人在字面意义上无以为生，除非他们以能够保证资本家获得净利润和‘剩余价值’的价格，出卖自己的劳动力和智力。</text:span>”[<text:span text:style-name="书名_20_字符">Evolution and Environment</text:span>, p. 92 and p. 106]</text:p>
      <text:p text:style-name="P67">这一点至关重要。谈论尊重财产权当然很容易，但这种论述只有在现存的财产占有分配具有正当性的前提下，才勉强说得过去。如果这种分配本身就是不正当的，如果当下的财产权利来源于盗窃、腐败、殖民征服、国家干预以及其他形式的强制手段，那么情况显然就完全不同了。正因如此，经济学很少、甚至几乎从不讨论这些问题。当然，这并不妨碍经济学家反对当下对市场的干预（尤其是那些与福利国家相关的干预）。他们的论证实际上等同于：从过去的暴力行为中获利是没问题的，但试图纠正这些后果却是错误的。这就好比有人闯进住着一屋子人的房间里，用枪指着他们的脑袋，把他们洗劫一空，然后要求大家从今以后彼此尊重财产权，只用各自剩下的东西进行自愿交换。在这样的情况下，任何试图为“自由市场”建立道德正当性的努力，显然都难以成功。而这正是自由市场资本主义经济学的缩影：不必理会过去的不公，让我们在既定的资源分配格局下，各自尽力而为。</text:p>
      <text:p text:style-name="P68">许多经济学家还要更进一步。他们不仅满足于无视历史，还会编造一些小小的虚构故事来为自己的理论或当前的财富与收入分配辩护。他们通常从孤立的个人或一个大致平等的个人共同体出发（这种共同体往往不存在任何共有制）。例如，利润和利息的“等待”理论（见C.2.7节）若要在某种程度上显得有说服力，就必须依赖这样的杜撰。它需要假定一个在财富和收入上基本平等、却又分裂为两类人的共同体：一类人勤奋而远见，克制自己，不直接消费由<text:span text:style-name="Emphasis">自身</text:span>劳动创造的产品；另一类人则懒惰且短视，不加思索地将其收入消费殆尽。随着时间推移，勤勉者的后代逐渐占有了生活资料，而懒惰挥霍者的后代则如马克思所说，“<text:span text:style-name="正文引文_20_字符">除了</text:span><text:soft-page-break/><text:span text:style-name="正文引文_20_字符">自身之外一无所有可供出卖。</text:span>”现代的利润与利息正是通过这种方式得以借助这种“<text:span text:style-name="正文引文_20_字符">乏味的幼稚之谈</text:span>”来获得正当化。[<text:span text:style-name="书名_20_字符">Capital</text:span>, vol. 1, p. 873] 正如我们在F.8节中所讨论的那样，资本主义兴起的真实历史是阴暗而残酷的。</text:p>
      <text:p text:style-name="P69">你当然也可以辩称说，这不过是一种模型或抽象，因此只有在阐释某个观点时才是有效的。无政府主义者对此并不认同。诚然，在研究经济或任何其他复杂系统时，抽象往往是必要的；但这并不是抽象，而是宣传，是一种历史的发明，它的目的并不是为了阐明抽象问题，而是为了一种特定的权力结构和阶级体系服务。这些小寓言和小故事恰好具备所有通向预期结论所需的假设与抽象，而这种“巧合”，不过是经济学中屡见不鲜的现象之一。</text:p>
      <text:p text:style-name="P68">这些虚构故事的奇怪之处在于，在经济学中，它们往往比真实的历史更受信任。虚构的“历史”在经济学中几乎总是凌驾于实际历史之上。如果提及资本主义的真实历史，那么资本主义的辩护者便会声称，不应该因茫茫遥远的过去行为而惩罚当今的资本持有者（至于当代及未来的工人世代却因此一直处于不利地位，则被刻意忽略）。然而，资本主义的虚构“历史”却不会遭遇这样的否定；相而那些发生在茫茫远过去的臆造行为，反而被用来为当今财富所有者的占有及其所产生的收入辩护。换言之：正面我赢，反面你输。</text:p>
      <text:p text:style-name="Standard">显然，这种（选择性的）近视并不限于历史问题，它同样被运用于现实情境之中。于是，我们看到经济学家在明明存在显而易见的国家干预形式的情况下，仍然将当下的经济体制辩护为“自由市场”制度。乔姆斯基指出：</text:p>
      <text:p text:style-name="正文引文">“当人们谈论……所谓自由市场的‘贸易力量’不可避免地把这些人赶出工作岗位，并把整个世界推向一种第三世界式的财富两极分化时……如果你采取足够狭隘的视角，这种说法倒也成立。但如果你去考察那些使事情<text:span text:style-name="Emphasis">变成</text:span>如今模样的因素，那就<text:span text:style-name="Emphasis">完全</text:span>说不通了，甚至根本与现实不相干。然而在意识形态机构中学习经济学时，这一切都没有关系，你也不应当提出这样的问题。”[<text:span text:style-name="书名_20_字符">Understanding Power</text:span>, p. 260]</text:p>
      <text:p text:style-name="P70">无视这一切，仅仅把当前的财富与收入分配当作既定事实，然后再论证“自由市场”能够产生最优的资源配置，这本身就令人震惊。尤其是，“<text:span text:style-name="正文引文_20_字符">有效配置</text:span>”这一说法根本没有回答一个显而易见的问题：究竟是为了谁的利益“有效”？通过市场来理想化自由，忽视了这样一个事实：这种自由对大量人群而言其范围极<text:soft-page-break/>其有限，同时也忽视了市场所产生的购买力分配对相关个体造成的后果（当然，这种分配也根植于最初的禀赋）。而这也正解释了为什么，<text:span text:style-name="Emphasis">即便</text:span>这些经济学寓言都是真的，无政府主义者依然会反对资本主义。我们将托马斯·杰斐逊关于“<text:span text:style-name="正文引文_20_字符">大地永远属于活着的一代人</text:span>”的评论扩展到经济制度领域以及政治制度——过去不应当支配现在与未来（杰斐逊：“<text:span text:style-name="正文引文_20_字符">一代人是否能够把另一代人以及此后所有的世代永远束缚住？我认为不能。造物主把大地赋予生者，而不是死者。权利与权力只能属于人，而不能属于物，不能属于没有意志的纯粹物质。</text:span>”）。因为正如马拉泰斯塔所主张的，人们“<text:span text:style-name="正文引文_20_字符">不</text:span><text:span text:style-name="正文引文_20_字符"><text:span text:style-name="T30">[</text:span></text:span><text:span text:style-name="正文引文_20_字符">应当</text:span><text:span text:style-name="正文引文_20_字符"><text:span text:style-name="T30">]</text:span></text:span><text:span text:style-name="正文引文_20_字符">拥有……把他人置于其统治之下的权利，更不应当把支配和剥削未来世代的权利遗赠给其无数代后人。</text:span>”[<text:span text:style-name="书名_20_字符">At the Cafe</text:span>, p. 48]</text:p>
      <text:p text:style-name="P71">接下来还有另一个奇特的巧合：“价值中立”的经济学，往往最终把资本主义的一切问题都归咎于工人。失业？衰退？低增长？都是工资太高了！蒲鲁东对资本主义经济理论的概括可谓一针见血，他指出：“<text:span text:style-name="正文引文_20_字符">政治经济学——也就是，所有制的专制主义——永远不可能犯错：错的一定是无产阶级。</text:span>”[S<text:span text:style-name="书名_20_字符">ystem of Economical Contradictions</text:span>, p. 187] 自1846年（甚至自1776年！）以来，当经济学“解释”资本主义的问题时（例如经济周期或失业），这一点几乎没有发生任何改变。</text:p>
      <text:p text:style-name="Standard">因此，当经济学家经常攻击工会、却对大企业保持沉默甚至加以支持时，很难再把经济学看作是“价值中立”。按照新古典经济理论，二者都被认为同样有害于经济，但你几乎找不到多少经济学家会按照其理论要求呼吁将大型公司拆分为众多小企业；而他们对“垄断性”劳动的猛烈抨击却要多得多（而讽刺的是，正如我们在C.1.4节所指出的，他们自己的理论表明，若不拆分公司，就必须支持工会，否则，未组织起来的劳动<text:span text:style-name="Emphasis">就会</text:span>遭到剥削）。显然，主张高工资总是坏事而高利润总是好事，这就是“价值中立”。</text:p>
      <text:p text:style-name="P72">因此，虽然通常对大企业睁一只眼闭一只眼（转而采用一种经济运行中“<text:span text:style-name="正文引文_20_字符">仿佛</text:span>”它们并不存在的论证），而工会却很少得到类似的宽待。不像比如说跨国公司，工会却被视为一种垄断力量。于是我们看到这样一种怪象：经济学家（或受经济学影响的意识形态，例如右翼“自由意志主义”）热情地为企业在自然灾害之后提高价格、攫取暴利进行辩护，同时却指责通过罢工争取加薪的工人自私自利。他们当然不太可能对针对老板的类似指控保持沉默。但从一种把失业描述为好事（也就是更闲了——见C.1.5节），并把富有本身视为一种<text:span text:style-name="Emphasis">负效用</text:span>的意识形态<text:soft-page-break/>中（因为克制当下消费的“痛苦”主要落在财富者的身上——见C.2.7节），你还能期待什么呢？</text:p>
      <text:p text:style-name="P73">归根结底，恐怕只有经济学家才会能够面不改色地主张：坐拥跨国公司的亿万富翁名下血汗工厂的工人成功组织起工会时（而且通常是在直面老板所掌握的经济权利与政治权力的情况下），被“剥削”的竟然是这位亿万富翁。然而，这正是许多经济学家所主张的：跨国公司不是垄断者，工会才是那个剥削他人的垄断者！当然，他们很少如此直白地表述。取而代之的是，他们暗示工会之所以能为其成员争取到更高工资，是因为它们迫使其他工人接受更低的工资（也就是剥削其他工人）。于是当老板们摧毁工会时，这并不是为了捍卫自身的利润和权力，而是为了提高其他“更不幸”工人的生活水平？几乎不可能。现实中，经济学之所以如此厌恶工会，其根本原因在于：老板们普遍憎恨工会。在资本主义之下，劳动是一项成本，而在其他条件不变的情况下，工资提高就意味着利润减少。因此就有必要妖魔化工会，因为一个鲜为人知的事实是：工会不仅提高了会员的工资，也提高了非工会会员工人的工资。这并不令人意外，因为非工会企业必须提高工资才能阻止其工人加入工会，才能在劳动力市场上与工会企业竞争那些会被更高工资和更好条件所吸引的优秀工人（正如我们将在C.9节中讨论到的那样，新古典的劳动市场模型存在着严重缺陷）。</text:p>
      <text:p text:style-name="Standard">这也引出了经济学自称“价值中立”的另一个关键问题，也就是说，它不仅把资本主义现存的阶级体系及其财富分配看作是事实，而且视为一种理想状态。这是因为，经济学建立在区分各个生产要素的必要性之上，以便判断它们是否得到了“最优的”使用。换言之，资本主义既有的阶级结构，是用来证明一个经济体是否有效利用可用资源的前提条件。经济学之所以宣称自己“价值中立”，只是因为它把资本主义社会的经济关系嵌入到了关于“自然”的假设之中。</text:p>
      <text:p text:style-name="P74">然而，脱离任何给定社会的阶级结构，就不可能独立地定义利润、地租和利息。因此，这种“<text:span text:style-name="正文引文_20_字符">分配形式是资本主义所特有的。在封建制度下，剩余价值是以地租的形式被榨取的。在手工业经济中，每一种商品都是由一个人用自己的工具生产的，工资与利润之间的区分在那里并没有意义。</text:span>”这意味着，“<text:span text:style-name="正文引文_20_字符">该理论的核心本质与一种特定制度紧密相连——雇佣劳动。它的中心命题是：‘工资趋向于等于劳动的边际产出。’显然，在一个所有成员按照家庭生活规则共同劳动并分享其土地收入的农民家庭中，这一命题毫无意义；同样，它也不适用于[合作社]，因</text:span><text:soft-page-break/><text:span text:style-name="正文引文_20_字符">为在那里，工人委员会必须决定净收益中有多少用于投资，有多少划入福利基金，又有多少作为工资进行分配。</text:span>”[Joan Robinson, <text:span text:style-name="书名_20_字符">Collected Economic Papers</text:span>, p. 26 and p. 130]</text:p>
      <text:p text:style-name="P75">这意味着经济学的那些“普遍的”原则，最终会把任何不共享资本主义核心社会关系的经济体都界定为内在地“低效”。例如，如果工人拥有全部三种“生产要素”（劳动、土地和资本），那么经济学那些“价值中立”的规律就会得出结论：这种制度是低效的。因为只存在一种“收入”，就无法说明其中的哪些部分应归因于劳动、土地或机器，因此也就无法判断这些要素是否得到了有效利用。这意味着经济学这门“科学”与现存制度及其特定的阶级结构紧密地纠缠在一起，因此，“<text:span text:style-name="正文引文_20_字符">竞争模型</text:span><text:span text:style-name="正文引文_20_字符"><text:span text:style-name="T31">[</text:span></text:span><text:span text:style-name="正文引文_20_字符">作为一种</text:span><text:span text:style-name="正文引文_20_字符"><text:span text:style-name="T31">]</text:span></text:span><text:span text:style-name="正文引文_20_字符">统治阶级的范式</text:span>”，便具有了一种“<text:span text:style-name="正文引文_20_字符">实质性</text:span>”的优点，也就是“<text:span text:style-name="正文引文_20_字符">它可以被用来将任何不利于大型经济利益的重大改革或干预方案，排除在议程之外……因为该模型能够（在其假设之下）形式上论证，这些方案会降低效率。</text:span>”[Edward S. Herman, <text:span text:style-name="正文引文_20_字符">"The Selling of Market Economics,"</text:span> pp. 173-199, <text:span text:style-name="书名_20_字符">New Ways of Knowing</text:span>, Marcus G. Raskin and Herbert J. Bernstein (eds.), p. 178]</text:p>
      <text:p text:style-name="P75">此外，还有建立在个人主义之上的方法论假设。经济学通过将注意力集中于个人选择，抽离了这些选择所处的社会体系以及影响它们的各种因素。因此，例如，对贫困成因的分析便被转向了个体的缺陷，而不是整个制度的问题（贫穷由此变成一种个人的污名）。至于现实世界与这种神话几乎毫不相干，这一点也并不重要——当人们同时打两份工却仍然挣不到足以养家糊口的收入时，把他们称为懒惰或自私显然是荒谬的。这表明失败的是制度，而不是穷人本身。个人主义的分析在定义上就必然排除阶级、不平等、社会等级以及经济／社会权力的影响，也排除了对某一给定经济制度的内在偏向、其财富分配结构以及由此产生的阶级间收入分配的任何分析。</text:p>
      <text:p text:style-name="P76">这种将个人从其社会环境中抽离出来的做法，导致生成了一套对所有个人、所有社会、所有时代都适用的经济“规律”。结果是，无论是在多么不同的历史具体情形，都被当作同一普遍概念的表现来对待。当代社会的独特性，也就是它以雇佣劳动为基础——便通过这种方式被忽视了（“<text:span text:style-name="正文引文_20_字符">我们正在经历的这个时期……以一种特殊的特征为标志——</text:span><text:span text:style-name="正文引文_20_字符"><text:span text:style-name="T19">工资</text:span></text:span><text:span text:style-name="正文引文_20_字符">。</text:span>”[Proudhon, <text:span text:style-name="T17">Op. Cit.</text:span>, p. 199]）。这种视角不可能会是科学的，而只能是意识形态的。试图建立一种适用于一切时代的<text:soft-page-break/>理论（因而看似价值中立），只不过是掩盖了这样一个事实：他们的理论预设并正当化了资本主义的不平等（例如，对既定需要以及财富和收入分配的假定，偷偷把又现存社会的社会关系重新引入模型之中，而模型本来声称已经从这些关系中抽象出来了）。借由强调个人主义、稀缺性和竞争，经济分析在现实中不过是反映了资本主义社会中占主导地位的意识形态观念。而事实上，真正体现这些资本主义特征的经济制度或社会在人类历史上寥寥无几（而且为了制造这些条件，往往还动用了大量国家暴力去瓦解传统的社会形态、财产权利和习俗，来确立符合当下统治精英需要的制度）。</text:p>
      <text:p text:style-name="P77">关于利润、利息和租金的各种理论，其高度的普遍化本身就足以敲响警钟。这些理论的作者采用演绎方法来构建论证，反复强调它们适用于<text:span text:style-name="Emphasis">一切</text:span>社会和经济制度。换言之，这些理论只是理论，是在脱离具体社会事实的情况下独立推导出来的。如果试图在不考虑（比如）利息所依附的阶级结构的前提下，发展一套关于利息的理论，那至少可以说这种做法相当怪异，然而这些“科学家”恰恰就是这么做的。这么做的原因并不难理解。忽略现实制度及其阶级和等级结构，这一制度的经济层面就可以诉诸所谓“人类的普遍存在”来加以辩护。这样的说法显然更不容易引起反对，而不是相比之下直言不讳地承认：利息之所以存在，是因为富人只有在能够收回更多时才愿意出借资金；而穷人之所以支付利息，是因为在其社会经济处境下几乎别无选择。于是，谈论“时间偏好”就远比直面阶级社会的现实方便得多（见第C.2.6节）。</text:p>
      <text:p text:style-name="P78">新古典经济学事实上把“政治”从“政治经济学”中剔除了。它将资本主义社会连同其阶级体系、等级结构和不平等视为不言自明的前提，这一点在其术语的选择中表现得尤为明显。如今，甚至连“资本主义”这一说法本身都被逐渐弃用，取而代之的是“<text:span text:style-name="正文引文_20_字符">市场体系</text:span>”“<text:span text:style-name="正文引文_20_字符">自由市场</text:span>”或“<text:span text:style-name="正文引文_20_字符">自由企业</text:span>”等被认可的表述。然而，就像乔姆斯基所指出的那样，“<text:span text:style-name="正文引文_20_字符">自由企业</text:span>”这一术语被用来“<text:span text:style-name="正文引文_20_字符">指称一种对经济实行专断统治的体制。无论是社会整体还是劳动者，在其中都没有任何角色（如果把这种体制移植到政治领域，我们会称之为‘法西斯主义’</text:span>）。”[<text:span text:style-name="书名_20_字符">Language and Politics</text:span>, p. 175] 因此，把这样一种制度宣称为“自由”——大多数人事实上在清醒的绝大多数时间里并不自由，而他们在生产之外所作出的选择，也深受该生产制度所造成的财富与权力不平等的制约——几乎谈不上“价值中立”可言。</text:p>
      <text:p text:style-name="P79"><text:soft-page-break/>这种术语上的转变反映的是一种政治上的需要。它在效果上抹去了财富（资本）在经济中的角色。不再是资本的所有者和管理者在控制局势，或至少对社会事件施加重大影响，取而代之的是一种非人格化的“<text:span text:style-name="正文引文_20_字符">市场</text:span>”或“<text:span text:style-name="正文引文_20_字符">市场力量</text:span>”活动。至于这种术语变化为何符合那些凭借金钱获得权力和影响力之人的利益，自然不言而喻。经济学通过把注意力集中在“市场”之上，帮助遮蔽了经济中真实的权力来源，使人们忽视了一些根本性问题：财富是如何转化为权力的，又是如何按照自身的利益去扭曲所谓的“自由市场”的。总而言之，正如异见经济学家约翰·肯尼斯·加尔布雷思一针见血指出，“<text:span text:style-name="正文引文_20_字符">经济学家所相信并教授的东西，很少会对体现主导性经济权力的制度构成敌意。想要对此视而不见是要费点功夫的，但许多人也确实做到了。</text:span>”[<text:span text:style-name="书名_20_字符">The Essential Galbraith</text:span>, p. 180]</text:p>
      <text:p text:style-name="P80">当我们考察经济学向工人阶级提出的“忠告”时，这一点就变得一目了然。经济学理论上以个人主义和竞争为基础；但一旦谈到工人应该如何行动，经济学的那些“规律”却就突然改弦更张。经济学家此时就会否认竞争是一桩好事，反而劝告工人去“合作”（也就是服从）他们的老板，而不是去竞争（也就是在工作场所围绕产出分配和权威结构展开斗争）。他们会宣称工人与老板之间存在着“<text:span text:style-name="正文引文_20_字符">利益的一致</text:span>”，认为从工人的<text:span text:style-name="Emphasis">自</text:span>利角度出发，最理性的选择<text:span text:style-name="Emphasis">并不是</text:span>“自私”，而是按照老板的要求行事，以促进<text:span text:style-name="Emphasis">老板的</text:span>利益（也就是利润）。</text:p>
      <text:p text:style-name="P80">不言自明，这种观点事实上已经默默承认了工人所处的<text:span text:style-name="Emphasis">依附</text:span>地位。尽管劳动的出售被描绘成平等主体之间的市场交换，但在现实中，它是一种仆从与主人之间的权威关系。经济学所得出的结论，只不过是通过站在权威一方的立场上，含蓄地承认了这种威权关系，进而劝说人们服从它。它所提出的建议无非是让工人学会“认命”：拒绝成为需要自由才能发展的独立个体（至少在工作时间内如此；至于在工作之外，他们倒是可以通过消费来表达自己的“个性”）。</text:p>
      <text:p text:style-name="P81">这应该并不令人意外。正如乔姆斯基主张的那样，经济学根植于这样一种观念：“<text:span text:style-name="正文引文_20_字符">你唯一会伤害穷人的方式，就是让他们相信自己拥有某些超出市场所能给予的权利，比如生存的基本权利；因为这种权利会干扰市场、效率和增长等因素——最终，如果你试图承认这些权利的话，结果反而会让人们的处境更糟。</text:span>” [<text:span text:style-name="T17">Op. Cit.</text:span>, p. 251] 经济学所教导你必须接受变化，而不必考虑这种变化是否恰当；它教导你绝不要斗争、不要抗争，只需被动接受一切已经发生的改变。更糟的是，它还教导你抵抗和反击本身就是彻底适得其反的。换言之，它向那些处于权威支<text:soft-page-break/>配之下的人灌输了一种顺从的心态。经济学对于企业而言无疑是理想的工具：它可以促使员工改变自己的态度，而不是通过集体行动去改变老板的行为方式、工作的组织结构、薪酬分配——或者，当然，也不是去改变整个制度本身。</text:p>
      <text:p text:style-name="P81">当然，那些声称自己在进行“价值中立的”分析、并且对社会内部关系类型毫不在意的经济学家，其实并不诚实。资本主义经济理论建立在一整套极为具体的前提和概念之上，比如“经济人”“完全竞争”等等。它自称“价值中立”，但其偏好的术语体系本身就充满了价值判断。举例来说，“经济人”的行为（也就是把人设想为自利的、不断最大化效用的机器）会被称为“<text:span text:style-name="正文引文_20_字符">理性</text:span>”。由此便隐含着这样一个判断：一旦现实中的人偏离了这种被严重简化的人性与社会图景，其行为就会被视为“<text:span text:style-name="正文引文_20_字符">非理性</text:span>”。然而，我们的生活远不只是买卖。我们拥有大量无法通过市场购买或出售的目标与关切。换句话说，人性以及自由超出了财产权及其逻辑的边界，因此，也就超出了经济学的边界。这一点同样也会毫不意外地反映在研究这门“科学”的人身上：</text:p>
      <text:p text:style-name="P82">“学习经济学似乎会让你变成一个更可恶的人。心理学研究表明，经济学研究生比普通公众更有可能‘搭便车’——也就是在实验性的‘公共品’账户中减少自己的贡献，以追求更高的私人回报。经济学家在慈善捐赠上的慷慨程度也低于其他学科的学者。经济学本科生相较于其他专业的学生，在经典的‘囚徒困境’博弈中更容易选择背叛。在其他测试中也发现，学生在学习经济学之后变得不那么诚实，例如更不愿意归还捡到的钱；而学习天文学等对照学科的学生则没有出现这种变化。</text:p>
      <text:p text:style-name="P83">“说实话，这其实并不让人意外。主流经济学完全建立在自利个体的观念之上，把人理解为理性的、自我最大化的主体；他们能够排列自身欲望，并据此进行消费。在这种框架中几乎没有情感、不确定性、利他行为或社会制度的位置。这样的图景是否准确描绘了普罗大众，仍然值得怀疑；但可以确定的是，无论是作为一种制度的资本主义，还是作为一门学科的经济学，都会奖励那些符合这一模型的人。”<text:span text:style-name="T32">[</text:span>道格·亨伍德，《华尔街》，第143页<text:span text:style-name="T32">]</text:span></text:p>
      <text:p text:style-name="Standard">那么，经济学真的是“价值中立”的吗？远非如此。考虑到它在社会中的角色，如果它真是价值中立的，反倒令人惊讶。经济学往往给出有利于资本家阶级的政策建议，这并不是偶然，而是深植于这门“科学”的肌理之中，因为它反映了资本主义社会及其阶级结构的基本假设。经济学不仅把资本主义的权力关系和<text:soft-page-break/>阶级结构视为理所当然，而且还将它们当作任何经济体都应当追求的理想形态。也正因如此，经济学家往往支持那些促使现实世界更加贴近标准经济模型（通常是新古典模型）的政策，这一点也就在意料之中。于是，经济学模型不再只是用于分析事实因果关系的抽象工具，而是转化为政治目标，成为一种要求现实强行驶向其中的理想。</text:p>
      <text:p text:style-name="P84">这意味着经济学具有一种双重特征。它一方面试图证明某些命题为真，例如自由市场资本主义能够实现资源的最优配置，或者在自由竞争条件下，价格形成机制会确保每个人的收入与其生产性贡献相对应。另一方面，经济学家又反复强调，经济“科学”与现存制度、阶级结构或当下经济体系是否正义的问题毫无关系。于是当这种立场不断系统性、有规律地导向偏向统治阶级的政策建议时，居然还有人会对此感到惊讶。</text:p>
      <text:p text:style-name="P84"/>
      <text:h text:style-name="Heading_20_3" text:outline-level="3">C.1.2 经济学是一门科学吗？</text:h>
      <text:p text:style-name="Standard">一个字回答：不。如果所谓“科学”，是指通常意义上的那种以经验观察为基础，并在此之上发展出能够与数据相一致、能够解释数据的分析框架，那么大多数形式的经济学都算不上科学。</text:p>
      <text:p text:style-name="P85">与其从研究现实出发，通过对所收集数据的概括来形成理论；相反，经济学几乎总是先构造理论，而这些理论建立在一组“为了让理论能够成立而必须接受”的假设之上。至于经验检验，即便有，往往也是几十年之后的事情；而一旦事实与经济学理论相冲突，倒霉的通常不是理论，而是事实本身。</text:p>
      <text:p text:style-name="P86">新古典生产理论就是一个典型例子。如前所述，新古典经济学关注的是个体对既有产品的主观评价，因此，整个学科不可避免地带有一种印记，“<text:span text:style-name="正文引文_20_字符">一种把生产过程的内部运作视为‘黑箱’的主导理论视角</text:span>”。这意味着“<text:span text:style-name="正文引文_20_字符">新古典的‘资本主义’经济理论并不在性质上区分雇佣成千上万名工人的公司企业，和完全不雇佣任何工资劳动者的小型家庭经营体。就理论而言，支配大型企业资本家与小业主行为的，是技术与市场力量，而不是社会权力结构本身。</text:span>”<text:span text:style-name="T33">[</text:span>William Lazonick, <text:span text:style-name="书名_20_字符">Competitive Advantage on the Shop Floor</text:span>, p. 34 and pp. 33-4<text:span text:style-name="T33">] 生产</text:span>在这一框架中仿佛是自然发生的：输入投入，输出产出，至于过程内部发生了什么，则被看作是<text:soft-page-break/>无关紧要的技术问题，与实际从事生产之人彼此之间形成的社会关系——以及由此产生的冲突——完全无关。</text:p>
      <text:p text:style-name="P87">当然，这一理论仍然依赖若干关键假设。第一，是报酬递减，这一假设居于核心地位。在主流经济学中，只有引入报酬递减，才能为某一生产要素推导出一条向下倾斜的需求曲线。第二，是基于边际成本上升而上升的供给曲线，而边际成本上升本身正是由报酬递减所导致的。假定企业的平均可变成本曲线为U形曲线，即先出现报酬递增，随后转为报酬递减。这些假设在逻辑上不可或缺；没有它们，新古典经济理论根本无法成立。</text:p>
      <text:p text:style-name="P88">在非经济学者看来，这些假设理所当然应当是基于经验事实的概括。但事实却并非如此。就以平均成本的U形曲线为例，它就是被A.C.庇古直接“发明”出来的——“<text:span text:style-name="正文引文_20_字符">他是</text:span><text:span text:style-name="正文引文_20_字符"><text:span text:style-name="T34">[</text:span></text:span><text:span text:style-name="正文引文_20_字符">新古典经济学领军人物阿尔弗雷德·</text:span><text:span text:style-name="正文引文_20_字符"><text:span text:style-name="T34">]</text:span></text:span><text:span text:style-name="正文引文_20_字符">马歇尔的忠实门徒，却几乎不了解任何工业实践。因此，他为企业构造了一条U形的平均成本曲线，显示企业规模在达到某一点之前存在规模经济，而超过这一点之后成本便会上升。</text:span>” [Joan Robinson, <text:span text:style-name="书名_20_字符">Collected Economic Papers</text:span>, vol. 5, p. 11] 这一发明并不是源于事实，而是出于理论自身的需要。如果承认规模报酬递增，那么大企业就会在成本上相对于小企业占据优势，并在竞争中逐步将其排挤出市场。如此一来，“完全竞争”的概念便会土崩瓦解。平均成本的U形曲线正是为了避免这一结论才被引入理论之中，从而“证明”竞争性市场不会如人们担心的那样，被少数大型企业所垄断。</text:p>
      <text:p text:style-name="Standard">换言之，模型被调整的目的，并不是为了反映现实，而是为了确保得出预先设定的结论。理论必须证明市场能够保持竞争状态，而生产规模报酬的边际递减本身就被用来说明，单个企业的规模<text:span text:style-name="Emphasis">是会</text:span>受到自然限制。至于现实中市场确实被少数大型企业所主导，那并不重要；因为在理论中并没有发生这种情况，所以理论中的结果才重要。因此，“<text:span text:style-name="正文引文_20_字符">即便跨国公司造成的巨大权力集中正在终结以民族国家为基础的就业政策时代，教科书中仍然画着U形曲线来说明在完全竞争市场中企业规模所受到的限制。</text:span>”[Joan Robinson, <text:span text:style-name="书名_20_字符">Contributions to Modern Economics</text:span>, p. 5]</text:p>
      <text:p text:style-name="Standard">一套理论若要成立，至少应具备两个条件：其一，它能够准确描述所研究的现象；其二，它能够作出可靠的预测。而庇古的这一发明，两点都不具备，因为现实总是在不断地拆穿它。不仅少数大企业主导了市场的现实发展，已经从侧面表<text:soft-page-break/>明该理论是一派胡言；而当几十年后终于展开经验检验时，结果更是显示，在大多数情况下，真实情况恰恰相反：生产成本往往保持不变，甚至随着产量上升而下降。正如边际理论和边际报酬递减理论逐步占据经济学主流之时，现实世界却正通过全球范围内企业集团的崛起，展示出这些理论究竟有多么错误。</text:p>
      <text:p text:style-name="Standard">因此，市场为何会被少数企业所支配，其实已经一目了然：现实中的企业定价行为，与经济学理论所描绘的图景截然不同。这一点，直到研究者做了一件最初的理论家认为“无关紧要”的事情之后才被揭示出来——他们直接去询问企业到底是如何运作的。研究结果一再表明，对于绝大多数制造业企业而言，随着产量增加，其平均生产成本是随之下降的；其边际成本始终远低于平均成本，也显著低于所谓的“边际收益”；而“需求曲线”这一概念（以及由此推导出的“边际收益”），在实际决策中几乎没什么关系。</text:p>
      <text:p text:style-name="Standard">毫不意外，现实中的企业往往在销售发生之前就先行定价，其依据是在既定产出目标下，对成本加上一定幅度的加成。也就是说，企业并不是被动地对市场作出反应。这种定价方式构成了资本主义的重要特征之一，因为价格的设定旨在维持企业的长期存续。正是这一点，再加上一个更为根本的事实——随着产出水平的提高，单位成本往往下降——使得实际价格表现出远高于传统经济理论所预测的稳定性。一位研究者据此指出，所谓“管理型价格”的行为方式，“<text:span text:style-name="正文引文_20_字符">与</text:span><text:span text:style-name="正文引文_20_字符"><text:span text:style-name="T35">[</text:span></text:span><text:span text:style-name="正文引文_20_字符">理论</text:span><text:span text:style-name="正文引文_20_字符"><text:span text:style-name="T35">]</text:span></text:span><text:span text:style-name="正文引文_20_字符">所预期的行为存在如此尖锐的差异，以至于足以挑战</text:span><text:span text:style-name="正文引文_20_字符"><text:span text:style-name="T35">[</text:span></text:span><text:span text:style-name="正文引文_20_字符">该理论的</text:span><text:span text:style-name="正文引文_20_字符"><text:span text:style-name="T35">]</text:span></text:span><text:span text:style-name="正文引文_20_字符">基本结论</text:span>”。他警告说，在“<text:span text:style-name="正文引文_20_字符">经济理论能够解释并认真对待</text:span><text:span text:style-name="正文引文_20_字符"><text:span text:style-name="T35">[</text:span></text:span><text:span text:style-name="正文引文_20_字符">这些经验数据的</text:span><text:span text:style-name="正文引文_20_字符"><text:span text:style-name="T35">]</text:span></text:span><text:span text:style-name="正文引文_20_字符">含义</text:span>”之前，它“<text:span text:style-name="正文引文_20_字符">都不足以成为公共政策的良好基础</text:span>”。不用说，这样的警告既没有动摇新古典经济学家，也没有阻止他们继续提出公共政策建议。[Gardiner C. Means, <text:span text:style-name="正文引文_20_字符">"The Administered-Price Thesis Reconfirmed"</text:span>, <text:span text:style-name="书名_20_字符">The American Economic Review</text:span>, pp. 292-306, Vol. 62, No. 3, p. 304]</text:p>
      <text:p text:style-name="Standard">1952年的一项研究向企业展示了若干种假想的成本曲线，并询问哪一种最接近它们自身的成本状况。结果显示，超过90%的企业选择了平均成本随产出增加而下降的曲线，而不是传统经济理论中那种边际成本上升的形态。这些企业所面对的是递减的平均成本，其边际收益在所有产出水平上都远高于边际成本。研究作者因此得出结论：如果该样本具有代表性，那么“<text:span text:style-name="正文引文_20_字符">显然，短期边际价格理论应当根据现实加以修正</text:span>”。而我们至今仍在等待这一修正的到来。[Eiteman and Guthrie, <text:span text:style-name="正文引文_20_字符">"The Shape of the Average Cost Curve"</text:span>, <text:span text:style-name="书名_20_字符">The American Economic Review</text:span>, <text:soft-page-break/>pp. 832-8, Vol. 42, No. 5, p. 838]</text:p>
      <text:p text:style-name="P89">一项较为近期的经验研究同样得出了相同的判断，并直言这对经济理论而言是“<text:span text:style-name="正文引文_20_字符">天塌的坏消息</text:span>”。尽管经济学家将边际成本上升视为常态，但在该研究中，有89%的企业报告其边际成本要么保持不变、要么随产出增加而下降。至于价格弹性，它并不是企业日常运作中的关键概念。换言之，“<text:span text:style-name="正文引文_20_字符">那些出售了GDP的40%的企业认为其需求对价格完全不敏感</text:span>”，而“<text:span text:style-name="正文引文_20_字符">只有大约六分之一的GDP是在弹性需求条件下出售的</text:span>”。[A.S. Blinder, E. Cabetti, D. Lebow and J. Rudd, <text:span text:style-name="书名_20_字符">Asking About Prices</text:span>, p. 102 and p. 101]</text:p>
      <text:p text:style-name="Standard">因此经验研究的结论是：现实中的定价行为与通过使市场供给等于市场需求来“出清市场”毫无关系——而这恰恰是经济理论赋予价格的角色。相反，价格的设定是为了使企业能够作为一个持续经营的实体存活下去；对于一家希望在不确定的未来长期存在的企业而言，在任意某一时间点上实现供需相等并无实质意义。正如李在大量经验研究基础上所指出的那样，“<text:span text:style-name="正文引文_20_字符">市场价格并不是出清市场的价格，也不是利润最大化的价格，而是企业性的、因而也是交易再生产的价格</text:span>”。决定市场价格的并不是某个并不存在的均衡状态，或某一时刻的利润最大化，而是“<text:span text:style-name="正文引文_20_字符">企业对市场的设定与管理，其目的在于确保市场中各企业持续不断地进行交易，也就是为了企业领导者及其企业的利益。</text:span>”相当大一部分商品的价格，是依据加成定价、正常成本定价以及目标收益率等程序确定的，并且在时间上相对稳定。正因如此，“<text:span text:style-name="正文引文_20_字符">稳定的、管理型市场价格的存在，意味着这些市场的组织方式并不像主流经济意识形态所想象的那样，类似拍卖市场，或早期的零售市场与东方集市</text:span>”。[Frederic S. Lee, <text:span text:style-name="书名_20_字符">Post Keynesian Price Theory</text:span>, p. 228 and p. 212]</text:p>
      <text:p text:style-name="Standard">不出所料，这些研究者中的大多数都对传统的市场与价格形成的经济理论持高度批判态度。其中一位研究者直言不讳地指出，经济学家关于完全竞争和垄断的概念几乎是无稽之谈，是“<text:span text:style-name="正文引文_20_字符">缺乏信息和经验的书斋理论家凭借躁动的想象力炮制出来的产物</text:span>”。[Tucker, quoted by Lee, <text:span text:style-name="T17">Op. Cit.</text:span>, p. 73f] 而事实也正是如此：这些概念本来<text:span text:style-name="Emphasis">就是</text:span>这样被生产出来的。</text:p>
      <text:p text:style-name="Standard">任何其他科学都不会认为可以完全脱离所分析的现象而独立建构理论。任何其他科学也不会在数十年内拒绝将理论与现实进行检验。更不会在事实已经彻底推翻理论之后，仍然无视这些事实，继续把该理论当作对现实的有效概括来教授。但经济学偏偏如此——因为它并不是一门科学。</text:p>
      <text:p text:style-name="P90"><text:soft-page-break/>一旦意识到“成本递减”这一假定在经济学中所处的核心地位，这种怪异的立场就不难理解了。事实上，如果放弃边际成本递增的假设，那么完全竞争也就随之瓦解，“<text:span text:style-name="正文引文_20_字符">经济规律得以建构的基础……将被彻底剥除</text:span>”，并由此导致“<text:span text:style-name="正文引文_20_字符">一般均衡理论的大部分内容化作残骸</text:span>”。一位新古典经济学的重要代表人物甚至直言，这“<text:span text:style-name="正文引文_20_字符">将对经济学理论造成极其毁灭性的后果</text:span>”。[John Hicks, <text:span text:style-name="书名_20_字符">Value and Capital</text:span>, pp. 83-4] 正如史蒂夫·基恩所指出的，这一点意义极其重大：</text:p>
      <text:p text:style-name="正文引文">“尽管听起来很奇怪……但这确实是一件了不起的大事。如果边际报酬不是递减而是保持不变，那么新古典经济学对一切问题的解释都会随之崩溃。经济理论不仅无法再解释企业究竟生产多少，它将什么也解释不了。</text:p>
      <text:p text:style-name="正文引文">“例如，来看就业和工资决定的经济学理论……该理论断言，实际工资等同于劳动的边际产出……只要一名工人给产出带来的增量——也就是该工人的边际产出——高于实际工资，雇主就会雇用他……<text:span text:style-name="T36">[</text:span>正是这一逻辑，<text:span text:style-name="T36">]</text:span>解释了经济学为何如此倾向于把一切问题归咎于工资过高——正如[John Kenneth] Galbraith曾经讽刺的那样，新古典经济学可以被概括为两条命题：穷人之所以不够努力工作，是因为他们拿的钱太多；而富人之所以不够努力工作，是因为他们拿的钱还不够多……</text:p>
      <text:p text:style-name="正文引文">“如果事实上，就业与产出之间的关系大体上是恒定的，那么新古典经济学关于就业与产出决定的解释就会崩溃。在一条平坦的生产函数下，劳动的边际产出将是常数，它<text:span text:style-name="Emphasis">永远不会</text:span>与实际工资相交。于是，企业的产出就不可能通过雇佣劳动的成本来解释……[这意味着]新古典经济学根本无法解释任何事情：它既无法解释就业水平，也无法解释产出水平，最终甚至无法解释实际工资是如何决定的……整个经济学的大厦由此轰然倒塌。”[<text:span text:style-name="书名_20_字符">Debunking Economics</text:span>, pp. 76-7]</text:p>
      <text:p text:style-name="P91">需要指出的是，这些经验研究不过是证实了皮耶罗·斯拉法在1926年就已提出的对新古典经济学的早期批判。他指出，新古典生产模型只有在接受它的前提条件下，才只在理论上成立；一旦这些假定在现实中并不成立，那该模型也就失去了任何相关性。正因如此，他“<text:span text:style-name="正文引文_20_字符">聚焦于两个核心的经济假定之上：其一，短期内存在‘固定的生产要素’；其二，供给与需求彼此独立。他论证说，这两个假定不可能在同一情境中同时成立。如果某种情况下可以合理地认为某种生产要素在短期内是固定的，那么供给与需求就不可能是相互独立的，因为供给曲线上的每一个点都必然对应着一条不同的需求曲线。反过来，如果某种情境下可以言之有理</text:span><text:soft-page-break/><text:span text:style-name="正文引文_20_字符">地把供给与需求视为彼此独立，那又不可能存在任何固定的生产要素。由此可见，生产的边际成本必然是恒定的。</text:span>”斯拉法强调，如果企业的行为不是如此，那它们就必须是非理性的——它们将为了让经济学家能够建构关于“企业应当如何行动”的模型，而主动放弃获利的机会。[Keen, <text:span text:style-name="T17">Op. Cit.</text:span>, pp. 66-72]</text:p>
      <text:p text:style-name="Standard">经济学中的另一个关键难题便是时间问题。长期以来，经济学家对此心知肚明，甚至公开承认过这一点。比如马歇尔就曾指出，“<text:span text:style-name="正文引文_20_字符"><text:span text:style-name="T19">时间</text:span></text:span><text:span text:style-name="正文引文_20_字符">因素</text:span>”是“<text:span text:style-name="正文引文_20_字符">经济学中诸多最大困难的根源之一</text:span>”。[<text:span text:style-name="书名_20_字符">Principles of Economics</text:span>, p. 109] 一般均衡理论的奠基者瓦尔拉斯也清楚地意识到，时间的流逝会彻底摧毁他的整个模型，因此他干脆宣称，我们“<text:span text:style-name="正文引文_20_字符">将通过一种纯粹而简单的方式来解决这一困难，那就是在此处忽略时间因素</text:span>”。这在一定程度上是因为，生产本身“<text:span text:style-name="正文引文_20_字符">需要一定的时间间隔</text:span>”。[<text:span text:style-name="书名_20_字符">Elements of Pure Economics</text:span>, p. 242] 这一思路后来被杰拉尔德·德布鲁进一步推广：在他那部获得诺贝尔经济学奖的《价值理论》中，他假设所有人会在同一个瞬间完成其一生中所有的买卖行为。</text:p>
      <text:p text:style-name="Standard">因此，新古典经济学的“最前沿”——一般均衡理论——实际上同时忽略了时间<text:span text:style-name="Emphasis">以及</text:span>生产。它的基本方法是让时间静止，只考察已经完成的产品，让个体对这些产品进行出价；一旦所有商品都达到均衡，交易才被允许发生。对瓦尔拉斯而言，这一过程发生在某一个特定的时间点；而对他的追随者来说，它则一次性地适用于永恒。显而易见，这根本不是现实世界中市场运作的方式，而也正因为如此，主导地位的经济学分支几乎谈不上是科学。更令人遗憾的是，在这门被称为“科学”的经济学中，个体被假定同时拥有对当下与未来的完全知识，这种观念竟然以一种令人不安的频率反复出现。</text:p>
      <text:p text:style-name="Standard">即便我们暂且忽略诸如经验事实与时间这样“细枝末节”的问题，经济学在它最偏爱的工具——数学——面前同样举步维艰。就像史蒂夫·基恩指出的那样，经济学家之所以“<text:span text:style-name="正文引文_20_字符">用数学遮蔽了现实，因为他们拙劣地运用数学，同时又未能意识到数学方法自身的限度。</text:span>”事实上，经济学中存在着“<text:span text:style-name="正文引文_20_字符">数量可观的定理，但它们依赖于在数学上站不住脚的命题</text:span>”。[<text:span text:style-name="T17">Op. Cit.</text:span>, p. 258 and p. 259] 对于一门起源于将微积分引入经济分析这一雄心的理论体系来说，这无疑具有强烈的讽刺意味。基恩举出的一个例子是完全竞争理论。该理论一方面假定，整体市场的需求曲线是向下倾斜的；另一方面又假定，在完全竞争条件下，单个企业小到不足以影响市场价格，因此它所面对的是一条水平的需求曲线。这在逻辑上是彻底不可<text:soft-page-break/>能的。换言之，经济学公然违反了数学的基本法则。</text:p>
      <text:p text:style-name="Standard">这只是两个例子而已，类似的问题还有许许多多。然而，单这两点就触及了现代经济理论整体结构中极为根本的支柱。大量、几乎是绝大部分的主流经济学，都建立在与现实几乎毫无关系的理论之上。克鲁泡特金对“<text:span text:style-name="正文引文_20_字符">学院派经济学家的形而上学定义</text:span>”轻蔑地否定，放在今天依然完全适用。[<text:span text:style-name="书名_20_字符">Evolution and Environment</text:span>, p. 92] 因此，也就难怪异见经济学家尼古拉斯·卡尔多主张说：</text:p>
      <text:p text:style-name="P92">“瓦尔拉斯式的均衡理论<text:span text:style-name="T37">[即一般均衡理论]</text:span>，是一个高度发达的思想体系，自第二次世界大战以来，已被数学经济学家不断地精炼和扩展——一种思想上的实验……但它并不构成科学假说，无法与爱因斯坦的相对论或牛顿的万有引力定律相提并论。原因在于，它的基本假定是公理性的，而非经验性的；同时，也从未提出用以检验其结论有效性或相关性的任何具体方法。这些假定在其逻辑推论中对现实作出了断言，但这些断言并不是建立在直接观察之上，而且至少在该理论的实践者看来，它们也无法被观察或实验所反驳。”[<text:span text:style-name="书名_20_字符">The Essential Kaldor</text:span>, p. 416]</text:p>
      <text:p text:style-name="P38"/>
      <text:h text:style-name="Heading_20_3" text:outline-level="3">C.1.3 能否建立一种以个人主义为基础的经济学？</text:h>
      <text:p text:style-name="Standard">一句话回答：不能。任何经济体系都不可能只是其个体要素的简单加总。那种认为“资本主义建立在个人对商品的主观评价之上”的观点，既违背基本逻辑，也与资本主义的实际运作方式不符。换言之，现代经济学奠基于一种谬误之上。按理说，这样的结论往往出自资本主义的批判者之口；但讽刺的是，恰恰是经济学家自己证明了这一点。</text:p>
      <text:p text:style-name="P93">新古典经济学主张，需求与价格由边际效用决定；也就是说，一种商品的价格取决于对边际消费单位的需求强度。这一观点与古典经济学形成鲜明对立。古典经济学认为，价格（即交换价值）受生产成本调节，而归根结底取决于投入其中的劳动量。这种理论虽然更贴近现实，却在政治上存在“缺陷”：它意味着利润、地租和利息源于未被支付的劳动，从而表明资本主义本质上具有剥削性。这一结论迅速被包括蒲鲁东和马克思在内的诸多资本主义批判者所吸收。边际效用理论的兴起，则使这类批判得以被搁置甚至回避。</text:p>
      <text:p text:style-name="P93"><text:soft-page-break/>然而，这一理论转向本身并非没有代价。它最明显的问题在于，它不可避免地陷入循环论证。价格被用来衡量商品的“边际效用”，但消费者在评估如何最大化自身满足之前，必须<text:span text:style-name="Emphasis">提前</text:span>知道价格。因此，它“<text:span text:style-name="正文引文_20_字符">显然建立在循环推理之上。虽然它试图解释价格，但价格本身却是解释边际效用所必需的前提</text:span>”[Paul Mattick, <text:span text:style-name="书名_20_字符">Economics, Politics and the Age of Inflation</text:span>, p.58] 最终，连杰文斯——新经济学的奠基者之一——也不得不承认，我们判断一种商品对生产者是否有用的唯一标准，恰恰就是它的价格。既然边际效用理论正是为了说明价格而提出的，那么这一承认无疑构成了对该理论最直接、也最致命的否定。</text:p>
      <text:p text:style-name="Standard">但这还只是问题中相对次要的一环。在最初阶段，新古典经济学家采用的是“基数效用”作为分析工具。所谓基数效用，意味着效用可以在不同个体之间进行度量和比较，也就是说，同一商品所带来的效用对所有人都是相同的。这一假设虽然有助于构建价格理论，却在政治上引发了显而易见的麻烦，因为它显然意味着向富人征税是正当的。如果额外一美元对穷人所带来的效用，要明显大于富人失去一美元所造成的效用损失，那么基数效用理论就自然会被改良主义者用来论证社会改革和再分配政策的合理性。</text:p>
      <text:p text:style-name="Standard">资本主义经济学家再一次制造出了一种理论，而这种理论同样可以被用来反过来攻击资本主义本身，以及它所造成的收入与财富等级结构。正如在古典经济学时期所发生的那样，社会主义者和其他社会改良派正是如此使用这些新理论的：他们挪用这些理论，为收入与财富向下再分配提供正当性（也就是把财富重新交还给最初创造它的那个阶级）。将这一点与当时高度激化的阶级冲突结合起来看，就不难理解为什么经济学这门“科学”会被及时地加以修订。</text:p>
      <text:p text:style-name="Standard">当然，这种修订并不是毫无“科学”理由。人们指出，既然个体评价本质上是主观的，那么基数效用在实践中显然是不可能成立的。当然，基数概念也并未被彻底抛弃。新古典经济学依然保留了资本家最大化利润这一假定，而利润便是一个可以用数量衡量的基数概念。但在需求分析中，效用则被重新界定为“序数效用”，也就是说，效用被视为纯粹属于个体的东西，因而不可测量。由此得出的结论是：不存在任何方法可以在个体之间进行效用比较，因此，也就没有理由声称一英镑掌握在穷人手中所带来的效用，会高于它留在亿万富翁口袋里的效用。如此一来，关于征税与再分配的经济学论证似乎就被了结了。你当然可以认为收入再分配是件好事，但“科学”已经证明，这不过是一种信念罢了，因为如今已<text:soft-page-break/>经宣布了所有个体间的比较都是不可能的。至于这一结论为何如此悦耳地迎合了富人阶层的利益，那当然只能算作经济“科学”史上一再出现的又一次奇妙巧合。</text:p>
      <text:p text:style-name="Standard">接下来的步骤，则是连序数效用本身也被逐步放弃，转而引入所谓的“无差异曲线”（而当代经济学教材中继续讨论“效用”，则主要只是出于启发性的教学需要）。在这一理论中，消费者被假定通过在收入约束与既定价格的双重限制下，选择能够带来最高满足水平的商品组合，从而实现效用的最大化（我们暂且不提：边际效用理论原本正是用来决定价格的）。为了使这一模型成立，还必须假定收入与偏好彼此独立，并且消费者对所有可能的商品组合都事先拥有完整的偏好排序。</text:p>
      <text:p text:style-name="Standard">这种分析会生成一张图表，展示两种不同商品在不同数量组合下的情况。其中的“无差异曲线”表示那些能为消费者带来同一满足程度的商品组合（也因此而得名，因为消费者对曲线上的任何一种组合都“没有差异”）。图中还会有一条直线，代表相对价格和消费者的收入，这条预算线标示出消费者在其收入约束下所能达到的最高一条无差异曲线。无差异曲线虽然无法被直接观察到，但这并不是问题。新古典经济学的重要代表保罗·萨缪尔森甚至通过其“<text:span text:style-name="正文引文_20_字符">显示性偏好</text:span>”概念，提供了一种看似能够“看到”这些曲线的方法（这在本质上是一种同义反复）。为什么无差异曲线无法被观察有其根本的原因：一旦超出极其微小、几乎可以忽略的选择集合，人类在事实上就不可能计算出这些曲线；现实中的人也根本不可能像经济学家所设想的那样行动。即便暂且忽略这一“小问题”，用无差异曲线来解释需求本身仍然存在一个更加根本的缺陷：它并没有证明自己试图证明的结论：</text:p>
      <text:p text:style-name="正文引文">“虽然主流经济学一开始假定，这种以享乐主义和个人主义为基础来分析消费者需求的方法在理智上是站得住脚的，<text:span text:style-name="Emphasis">但最终它却证明了这一点并不成立。</text:span>批评者是正确的：社会并不只是其个体成员的简单相加。”[Steve Keen, <text:span text:style-name="书名_20_字符">Debunking Economics</text:span>, p. 23]</text:p>
      <text:p text:style-name="P94">如前所述，为了反驳“财富再分配会改变社会总体福祉水平”这一结论，经济学家必须证明，“<text:span text:style-name="正文引文_20_字符">改变收入分配并不会改变社会福利。他们由此推导出两个必要条件：(a) 所有人拥有完全相同的偏好；(b) 每个人的偏好在其收入变化时保持不变，因此每增加一美元收入，其支出方式都与之前的每一美元完全相同。</text:span>”前<text:soft-page-break/>一个假设“<text:span text:style-name="正文引文_20_字符">实际上等同于假定社会中只有一个人</text:span>”，或者说“<text:span text:style-name="正文引文_20_字符">社会由大量完全相同的无人机</text:span><text:span text:style-name="正文引文_20_字符"><text:span text:style-name="T38">[</text:span></text:span><text:span text:style-name="正文引文_20_字符">或克隆体</text:span><text:span text:style-name="正文引文_20_字符"><text:span text:style-name="T38">]</text:span></text:span><text:span text:style-name="正文引文_20_字符">构成</text:span>”。后一个假设则“<text:span text:style-name="正文引文_20_字符">等同于假定只存在一种商品——因为只要存在多种商品，支出模式就必然随着收入上升而发生变化</text:span>”。[Keen, <text:span text:style-name="T17">Op. Cit.</text:span>, p. 24] 这正是将所有商品和所有消费者视为“<text:span text:style-name="正文引文_20_字符">代表性</text:span>”的真实含义。遗憾的是，这样的个人和这样的商品在现实中并不存在。所以：</text:p>
      <text:p text:style-name="正文引文">“经济学确实能够证明：对于单一个体和单一商品，需求曲线会随着价格上升而向下倾斜。但在一个由许多不同个体、面对许多不同商品所构成的社会中，所谓的‘市场需求曲线’更可能是参差不齐、向各个方向倾斜的。于是，作为市场分析中最基本构件之一的需求曲线，本身并不具备使经济理论在内部保持一致所必需的性质……大多数主流学院派经济学家都意识到了这一问题，但他们假装只要加上几个假设，就可以对这种失败进行‘管理’。然而，这些假设本身荒谬到了只有逻辑感已经被严重扭曲的人才可能接受它们。而这种严重扭曲的逻辑感，正是在接受标准经济学教育的过程中获得的。”[<text:span text:style-name="T17">Op. Cit.</text:span>, pp. 25–7]</text:p>
      <text:p text:style-name="P95">经济学并未通过将所有个体的无差异图简单相加，来生成一个“<text:span text:style-name="正文引文_20_字符">具有与个体无差异图相同性质的社会无差异图</text:span>”；相反，它却“<text:span text:style-name="正文引文_20_字符">证明了这种从个体到社会的一致加总在理论上是</text:span><text:span text:style-name="正文引文_20_字符"><text:span text:style-name="T19">不可能</text:span></text:span><text:span text:style-name="正文引文_20_字符">实现的</text:span>”。任何理智之人都会在此放弃这一理论，但经济学家不会。基恩只是直截了当地指出：“<text:span text:style-name="正文引文_20_字符">经济学家整体上未能从中得出这一推论，本身就充分说明了经济学理论的非科学性质。</text:span>”于是，他们干脆发明出“<text:span text:style-name="正文引文_20_字符">一些权宜之计，用来掩盖他们在理论中发现的巨大漏洞</text:span>”。[<text:span text:style-name="T17">Op. Cit.</text:span>, p. 40 and p. 48] 讽刺的，经济学花了一百多年时间并借助高度发展的数学逻辑，才终于得出了一个古典经济学家早已视为常识的结论：个体效用既无法被度量，也无法被相互比较。然而，新古典经济学家并未因此重新回到生产过程去寻找交换价值（价格）的根源，而只是引入了一些荒唐的假设，随后若无其事地继续前行，仿佛什么问题都不存在一样。</text:p>
      <text:p text:style-name="Standard">这一点之所以重要，是因为“<text:span text:style-name="正文引文_20_字符">经济学家试图证明，市场经济必然能够最大化社会福利。如果他们无法证明市场需求曲线会随着价格上升而平滑地向下倾斜，就无法证明市场能够最大化社会福利。</text:span>”此外，“<text:span text:style-name="正文引文_20_字符">社会无差异曲线这一概念还是经济学中许多核心论断的关键前提。例如，自由贸易必然优于受管制贸易的论证，最初正是借助社会无差异曲线来建立的。因此，如果社会无差异曲线这一概念本身就是无效的，那么，经济学中许多最受珍视的观念也同样站不住脚。</text:span>” <text:soft-page-break/>[Keen, <text:span text:style-name="T17">Op. Cit.</text:span>, p. 50] 这意味着大量经济理论本身都被动摇了，而建立在这些理论之上的政策建议，也就随之失去了其正当性。</text:p>
      <text:p text:style-name="P96">边际主义为了构造一个“克隆人社会”而抹平个体差异，这种做法并不只体现在需求理论中。用来解释供给的“<text:span text:style-name="正文引文_20_字符">代表性企业</text:span>”概念同样如此。它并不是一个用来应对多样性的理论工具，恰恰相反，它是通过无视差异来运作的。这是一个启发式概念：面对由内部差异显著的众多企业构成的集合，抽取一组被认为体现整个行业“本质特征”的属性。这个对象<text:span text:style-name="Emphasis">不是</text:span>某一家的具体企业，甚至也不是所谓“典型”或“平均”的企业，而是一家虚构的企业，它展示的是整个行业的“代表性”特征。换言之，它把一个行业当作是只有一家企业来处理。更重要的是，必须强调，这一概念的出发点并不在现实本身，而是在于模型自证的需要。“<text:span text:style-name="正文引文_20_字符">代表性企业</text:span>”在新古典经济学中的“<text:span text:style-name="正文引文_20_字符">真正弱点</text:span>”在于，它“<text:span text:style-name="正文引文_20_字符">不过是一家满足供给曲线所要求条件的企业</text:span>”，因为它“<text:span text:style-name="正文引文_20_字符">只是行业供给曲线的一个缩小复制品，所以并不适合承担它被创造出来时所赋予的功能</text:span>”。[Kaldor, <text:span text:style-name="书名_20_字符">The Essential Kaldor</text:span>, p. 50]</text:p>
      <text:p text:style-name="Standard">再来看新古典经济学对金融市场的分析。按照有效市场假说，信息在所有市场参与者之间都是同等传播的，每个人对这些信息的理解也大体一致，而且所有人都能在任何时候、以同样的利率获得所需的全部信贷。也就是说，在“知道什么”“能拿到什么”“如何运用这些知识和现金”这些方面，所有人都被视为完全相同。由此产生的理论宣称，股票市场能够根据股票未知的未来收益对其进行准确定价，也就是说，由一群完全相同的投资者所形成的完全一致的预期——是正确的。再换一种说法，这意味着投资者能够正确预测未来，并且会对同样的信息采取同样的行动。然而，如果所有人真的持有完全相同的看法，那股票交易本身就不可能发生，因为交易恰恰意味着对股票未来表现存在<text:span text:style-name="Emphasis">分歧</text:span>。同样，在现实中，投资者面临着限额的信贷，借款金额越大，借款利率通常越高，而且借款利率一般高于基准利率。该理论的提出者本人也足够坦率地承认，如果把这些现实因素纳入分析，“<text:span text:style-name="正文引文_20_字符">其结果很可能会对理论的有效性造成灾难性的影响……这个理论将彻底陷入混乱。</text:span>”[W.F Sharpe, quoted by Keen, <text:span text:style-name="T17">Op. Cit.</text:span>, p. 233]</text:p>
      <text:p text:style-name="P97">因此，为了得出一个证明股票市场“有效”（即能够准确反映未知未来收益）的理论，整个世界被简化成了一个单一的行动者。尽管存在这些“细小”的问题，这一理论仍然在主流经济学中被当作对金融市场的真实写照而加以接受。<text:soft-page-break/>为什么会这样？事实上，这一理论的含义具有深刻的政治性，因为它暗示金融市场永远不会出现泡沫或严重衰退。至于这一结论与股票市场众所周知的历史经验相互矛盾，那也被认为是无关紧要的小事。毫不意外，“<text:span text:style-name="正文引文_20_字符">随着时间推移，发现了越来越多与该理论不相一致的数据</text:span>”。这是因为这个模型所描绘的世界“<text:span text:style-name="正文引文_20_字符">显然不是我们的世界</text:span>”。“<text:span text:style-name="正文引文_20_字符">在一个投资者预期各不相同、未来充满不确定性、并且信贷受到限额的世界里</text:span>”，这一理论“<text:span text:style-name="正文引文_20_字符">根本不可能适用</text:span>”。它“<text:span text:style-name="正文引文_20_字符">本不该获得任何可信度——然而它却成了金融学界的信条，也成了商业金融世界中的一种普遍信念</text:span>”。[Keen, <text:span text:style-name="T17">Op. Cit.</text:span>, p. 246 and p. 234]</text:p>
      <text:p text:style-name="P98">正是这一理论，构成了主张放松金融市场监管、并尽可能将资金投入其中的核心论据。虽然这种理论或许确实有利于那一小撮掌握着绝大部分股票的股东，并帮助他们向政府政策施加压力，但却很难说清它究竟会如何惠及社会中的其他人。而更为现实的替代理论指出，金融市场具有内生的不稳定性。它们不仅会导致错误的投资决策，还会压低整体投资水平，因为投资者往往拒绝为那些预期回报率“不够高”的项目提供资金。所有这些因素，都会对现实经济造成深刻而消极的影响。</text:p>
      <text:p text:style-name="Standard">然而，经济学界却选择拥抱一种高度脱离现实的经济理论。这一理论反而鼓励整个世界沉迷于股票市场投机，因为它宣称市场不存在泡沫、繁荣或崩溃（即便<text:span text:style-name="T39">19</text:span>90年代的股市泡沫最终像此前的许多泡沫一样破裂，这一点似乎也不足以动摇这种信念）。或许，这恰恰关乎于这种荒谬的股市分析对经济理论本身所产生的含义？正如两位主流经济学家所说：</text:p>
      <text:p text:style-name="正文引文">“如果否定有效市场假说在整个股票市场中的适用性……那就大体意味着，基于股票价格作出的生产决策将导致低效率的资本配置。更一般地说，如果理性预期理论在股票市场这种几乎提供了‘理想’条件的领域中都无法成立，那么经济学家还能对它在其他经济领域中的应用抱有什么信心呢？”[Marsh and Merton, quoted by Doug Henwood, <text:span text:style-name="书名_20_字符">Wall Street</text:span>, p. 161]</text:p>
      <text:p text:style-name="Standard">归根结底，新古典经济学通过“代表性主体”这一概念，反而证明了主观评价根本无法被加总，因此也就无法真正构造出市场的供给曲线和需求曲线。换言之，新古典经济学所展示的只是一种极端简化的情形：如果社会只由一个人构成，他只购买一种商品，而这种商品只由一家工厂生产，那么理论或许能够准确反映其中发生的事情。正如基恩所言，“<text:span text:style-name="正文引文_20_字符">把代表性主体称为一种‘专设的’的假</text:span><text:soft-page-break/><text:span text:style-name="正文引文_20_字符">定，不过是在陈述一个显而易见的事实：这一假定只是为了让经济学家假装自己的分析具有坚实基础，而实际上却毫无根基可言。</text:span>”[<text:span text:style-name="T17">Op. Cit.</text:span>, p. 188]</text:p>
      <text:p text:style-name="P99">从基数效用转向序数效用，最终又发展出所谓“无差异曲线”这一不可能成立的荒谬概念，这一演变本身就带着一种讽刺意味。推动这一转变的动机，在很大程度上是为了剥夺再分配税收政策的支持者借助“经济科学”来为其方案辩护的正当性。然而事实却是：一旦拒绝基数效用，就再也无法判断诸如征税这样的国家行为是否真的降低了效用。在序数效用及其相关概念的框架下，你根本无法证明政府干预是否损害了“社会效用”。无法确定，便是你所能得出的唯一结论。</text:p>
      <text:p text:style-name="P100">即便富人收入减少、穷人收入增加，只要不进行人际之间的（基数）效用比较，就无法对社会效用作出任何判断。因此具有讽刺意味的是，以序数效用为基础的经济学，反而为自由市场资本主义的辩护更为薄弱：它剥夺了经济学家将任何政府行为称为“低效率”的能力，而这些行为将不得不——老天爷呀——在非经济学的术语下加以评估。正如基恩所指出的那样，这种情况“<text:span text:style-name="正文引文_20_字符">讽刺地表明，这种对不平等的古老辩护最终反噬了经济学本身，因为它使得构造一条独立于收入分配的市场需求曲线，变得不再可能……经济学无法为任何一种收入分配格局相对于另一种提供辩护。偏向穷人而不利于富人的收入再分配，在形式上无法被经济学理论所反对。</text:span>”[<text:span text:style-name="T17">Op. Cit.</text:span>, p. 51]</text:p>
      <text:p text:style-name="P100">新古典经济学还在另一层面上印证了古典经济学的一个核心直觉：用阶级来分析社会，比其所推崇的个人主义分析路径更为有效。一位重要的新古典经济学家就曾指出，如果经济学“<text:span text:style-name="正文引文_20_字符">要取得进一步的发展，我们很可能不得不以具有集体一致行为的群体作为理论研究对象</text:span>”。同样，古典经济学家也不会惊讶于承认“<text:span text:style-name="正文引文_20_字符">将生产纳入分析</text:span><text:span text:style-name="正文引文_20_字符"><text:span text:style-name="T19">是</text:span></text:span><text:span text:style-name="正文引文_20_字符">有用的</text:span>”，以及得出结论说“<text:span text:style-name="正文引文_20_字符">很可能需要放弃，认为应当从孤立的个人层面出发这一观念……如果我们对若干个体进行加总，这样的模型便是不正当的</text:span>”。[Alan Kirman, <text:span text:style-name="正文引文_20_字符">“The Intrinsic Limits of Modern Economy Theory”</text:span>, <text:span text:style-name="书名_20_字符">The Economic Journal</text:span>, Vol. 99, No. 395, pp. 126–139，分别引自 p. 136、p. 138]</text:p>
      <text:p text:style-name="P101">那么，何必如此大费周章？为什么要用一百多年的时间把经济学一步步逼进一条死胡同？答案很简单：政治原因。新古典经济学的优势就在于它有意识地抽象掉了生产领域（权力关系在那里一目了然），转而把注意力集中在交换领域（权力在这里以更间接的方式发挥作用）。正如自由意志马克思主义者保罗·马蒂克所<text:soft-page-break/>指出的那样，“<text:span text:style-name="正文引文_20_字符">一旦人们忽略生产，只关注市场，资产阶级经济学的问题似乎就消失了……如果脱离生产来考察，价格问题就完全可以纯粹在市场层面上得到处理。</text:span>”[<text:span text:style-name="书名_20_字符">Economic Crisis and Crisis Theory</text:span>, p. 9] 由资本主义占主导地位的社会关系所制造的、显而易见的权力不平等，通过忽视生产就可以被搁置一旁，从而可以只关注抽象的买者与卖者。即便这种做法意味着必须忽略诸如时间这样的关键概念，把经济学强行压缩进一个静态的、冻结画面的模型之中，这种代价也值了，因为它使得资本主义能够被描绘成“所有可能世界中最好的那一个”：</text:p>
      <text:p text:style-name="正文引文">“人们一方面认为，有必要把利润、利息和租金的获取表现为对财富创造的参与。另一方面，人们又希望把经济学的权威建立在自然科学的方法之上。后一种愿望促使人们去寻找独立于时间和具体情境的一般经济规律。如果这些规律能够被证明，那么现存社会就因此获得了合法性，任何改变它的设想也都会被驳倒。主观价值理论似乎能够同时完成这两项任务。通过无视资本主义所特有的交换关系——即劳动力的买卖关系——它可以把社会产品的分配，无论采取何种形式，都解释为交换者自身需要的结果。”[Mattick, <text:span text:style-name="T17">Op. Cit.</text:span>, p. 11]</text:p>
      <text:p text:style-name="Standard">资本主义经济学中这种试图回避生产的倾向，本质上源于一种掩盖资本主义剥削性与阶级性的欲望。通过聚焦于个体的“主观”评价，这些个体被从真实的经济活动——也就是生产——中抽离出来，从而可以忽视经济中利润和权力的来源（C.2节已经指出，利润、利息和租金的来源是生产过程中对劳动的剥削，<text:span text:style-name="Emphasis">而不是</text:span>市场上的交换行为）。</text:p>
      <text:p text:style-name="P102">正因如此，经济学才会从古典经济学一路逃向那个静态的永恒世界：孤立的个体在那里的市场上交换着预先存在的商品。资本主义经济学的发展轨迹始终指向一个方向——清除一切可能被用来批判资本主义的理论。于是，当社会主义者和无政府主义者利用古典经济学来揭示资本主义的剥削性质时，古典经济学便被抛弃，取而代之的是效用理论；而当效用理论暴露出不受欢迎的政治后果时，它又被不断改造、修剪，以将这些后果剔除出去。结果是，这一过程不仅证明了建立在个人主义基础上的经济学在理论上行不通，也同时表明，它最终根本无法用来反对再分配政策。</text:p>
      <text:p text:style-name="P38"/>
      <text:h text:style-name="Heading_20_3" text:outline-level="3"><text:soft-page-break/>C.1.4 均衡分析有什么问题？</text:h>
      <text:p text:style-name="P103">自<text:span text:style-name="T40">18</text:span>80年代以来，经济分析的主导范式一直是均衡分析。虽然古典经济学确实用过“均衡”这一概念来说明市场价格是如何受到调节的，但它并不把均衡视为对任何真实经济的描述。这是因为，古典经济学分析的是资本主义作为一种生产方式，而不是像新古典经济学那样，将其理解为一种交换方式、一种流通方式。前者关注的是产品如何被生产出来的过程，而后者关注的则是已存在商品之间的价格比率。（这也是解释了为什么新古典经济学家往往很难理解古典经济学或马克思主义经济学：因为双方讨论的根本不是同一对象；这也解释了为什么他们倾向于不加区分地把任何市场体系都称为“资本主义”，无论其中是否以雇佣劳动为主导。）古典学派的基础，是分析在时间流动过程中基于商品生产的市场。而新古典学派的基础，则是分析存在于任意时间点基于商品交换的市场。</text:p>
      <text:p text:style-name="P104">由此可以便可以看出均衡分析的根本问题：它本质上是一种静态的工具，却被用来分析一个动态的系统。它在并不存在稳定性的地方预设了稳定性。资本主义始终是不稳定的，始终处于非均衡状态之中，因为“<text:span text:style-name="正文引文_20_字符">从资本主义竞争中生长出来、并不断加剧剥削的……生产关系……始终处在持续不断的变动之中。而这种变动体现为市场上商品相对价格的不断变化。因此，市场始终处于不均衡状态，只是在严重程度上有所不同；而它偶尔接近某种均衡状态，才制造出一种仿佛存在着趋向均衡的假象。</text:span>”[Mattick, <text:span text:style-name="T17">Op. Cit.</text:span>, p. 51] 鉴于现实经济的这一显而易见的事实，也就无怪乎异见经济学家会视均衡分析为“<text:span text:style-name="正文引文_20_字符">经济学向一门</text:span><text:span text:style-name="正文引文_20_字符"><text:span text:style-name="T19">科学</text:span></text:span><text:span text:style-name="正文引文_20_字符">发展之路上的主要障碍——这里所谓的‘科学’，是指一种建立在源自（观察）经验的假设之上，并且这些假设及其预测都能够接受检验的定理体系。</text:span>”[Kaldor, <text:span text:style-name="书名_20_字符">The Essential Kaldor</text:span>, p. 373]</text:p>
      <text:p text:style-name="P105">因此，整个概念并不是对现实的有效抽象，而是一种脱离现实的虚构抽象。遗憾的是，“完全竞争”和（瓦尔拉斯式的）“一般均衡”恰恰构成了新古典经济学的核心内容。正如保罗·奥默罗德所概括的，新古典理论试图证明：“<text:span text:style-name="正文引文_20_字符">在某些假设条件下，自由市场体系会导向一种在非常特殊且高度受限的意义上，对经济中的每一个个人和企业来说都是最优的资源配置方式。</text:span>”[<text:span text:style-name="书名_20_字符">The Death of Economics</text:span>, p. 45] 这正是瓦尔拉斯一般均衡理论所要证明的结论。然而，为了得出这一结论所必须引入的假设，却显得有些不现实（即便如此说是轻描淡写了）。奥默罗德所指出的：</text:p>
      <text:p text:style-name="正文引文"><text:soft-page-break/>“不得不反复着重强调……竞争模型与西方现实经济之间的距离，远非一个合理表征所能容忍的范围……<text:span text:style-name="T41">[</text:span>它<text:span text:style-name="T41">]</text:span>几乎是歪曲了现实。现实世界并不是由无数规模微小、对市场毫无<text:span text:style-name="正文引文_20_字符">控制</text:span>力的企业所构成的……边际革命所引入的理论，建立在一系列关于人类行为和经济运行方式的假设之上。这在很大程度上只是一次纯粹的思想实验，而对这些假设几乎没有任何经验层面的论证。”[<text:span text:style-name="T17">Op. Cit.</text:span>, p. 48]</text:p>
      <text:p text:style-name="P106">事实上，“<text:span text:style-name="正文引文_20_字符">大量证据</text:span>”都“<text:span text:style-name="正文引文_20_字符">否定了竞争性一般均衡模型作为现实世界之合理描述的有效性</text:span>”。[<text:span text:style-name="T17">Op. Cit.</text:span>, p. 62] 例如，直到今天，经济学家仍然从“大量企业存在”这一假设出发，甚至更糟的是，还假定<text:span text:style-name="Emphasis">每个</text:span>市场中都存在一个“连续统”意义上的企业数量。现实中究竟有多少存在无限多个交易者的市场？这意味着从一开始就把寡头垄断和不完全竞争所带来的问题排除在分析之外。其结果便是这套理论根本无法回答那些真正重要的问题——这些问题往往涉及经济主体之间在信息和议价能力上，可能源于规模差异、组织程度、社会污名，或其他各种因素的不对称。但在现实世界中，寡头结构是常态，信息不对称和议价能力不平等更是普遍现象。将这些因素抽象掉，等于构造出一种与人们真实处境相冲突的经济图景；从而所提出的政策和“解决方案”，最终只能损害那些处于弱势谈判地位、又缺乏信息的人。</text:p>
      <text:p text:style-name="P107">一般均衡本身是一个彻底静态的概念。它设想的是一个拥有完全知识的市场，在这样的市场中，参与者既没有行动的诱因，也不存在采取行动的必要性。它同样是无时间性的：这是一个没有未来的世界，因此也不存在不确定性（而一旦试图将时间、也就是不确定性，引入模型，模型本身就会失去意义）。即便如此，经济学家至多也只是通过比较两个静态状态来引入“时间”，也就是“<text:span text:style-name="正文引文_20_字符">把一个并不存在的均衡状态的特征，与另一个同样并不存在、但发生在较晚时刻的均衡状态进行比较</text:span>”。[Mattick, <text:span text:style-name="T17">Op. Cit.</text:span>, p. 22] 至于经济究竟是如何从一个稳定状态变化到另一个稳定状态的，那就完全交给想象力了。事实上，任何所谓“长期均衡”的概念，都会因为通向该均衡的运动过程而变得无足轻重——因为在经济朝着某个均衡移动的同时，这个均衡本身也在移动。因此毫不意外，要在时间中构造一条均衡路径，就必须在一开始就确定所有时期、所有商品的价格，并且假定所有人都能永远准确预见未来价格，甚至包括那些尚未被发明出来的商品的价格。而这样的模型显然很难、也无助于解释现实中最基本的事实：经济行为者并不知道未来的价格，不知道未来商品的可获得性，不知道未来将发生的生产技术变革或市场变化，等等。相反，模型为了推导出自身想要的结果——关于均衡条件的证<text:soft-page-break/>明——只能假定行动者至少完全掌握经济中所有可能结果的概率分布。而现实情况显然恰恰相反。卡尔多总结道：</text:p>
      <text:p text:style-name="P108">“然而，这些愈发抽象、愈发脱离现实的理论建构，其主要结论却愈发被人们不加质疑地接受……绝大多数学术经济学家普遍想当然地认为，经济总是在趋向某种‘均衡’状态，或者至少处于接近均衡的状态……而<text:span text:style-name="Emphasis">纯粹</text:span>数学经济学家早已表明，所有这些命题，只有在明显不现实的假设条件下才成立——也就是说，这些假设并不只是‘抽象’，而是直接违背经验。事实上，均衡理论已经发展到了：纯理论家已经成功地（虽然或许是无意地）证明了该理论的主要含义在现实中根本不可能成立，但他的信息尚未真正传递到教材作者和课堂之中。” [Kaldor, <text:span text:style-name="T17">Op. Cit.</text:span>, pp. 376–7]</text:p>
      <text:p text:style-name="P109">在这样一个无时间的完美世界里，“自由市场”资本主义自然会证明自己是一种高效的资源配置机制，所有市场都会自动出清。从某种意义上说，一般均衡理论确实是在回答一个抽象却重要的问题：一个仅仅依赖价格信号来传递市场信息的经济体，是否可能保持秩序？而一般均衡给出的答案清晰而确定——它可以描述出来具有这种特定性质的经济体。但问题在于，它并没有描述任何现实存在的经济体；而且在那些前提假设之下，这样的经济体也永远不可能存在。虽然要回答一个纯粹理论层面的问题，其中不乏思想智识上的成就，但这个答案却与现实毫无关联。这种理论通常被称为均衡的“高阶理论”。而显而易见的是，大多数经济学家最终只能把现实世界当作一种“特殊情形”来对待。</text:p>
      <text:p text:style-name="P110">因此，也就无怪乎卡尔多会提出这样的批评：他对一般均衡理论的“<text:span text:style-name="正文引文_20_字符">根本反对，并不在于它是抽象的——一切理论都是抽象的，而且也必须如此，因为没有抽象就不可能进行分析——而在于它从一类错误的抽象出发，从而给出了一个误导性的‘范式’……对现实世界的范式。它对经济力量的性质及其运作方式制造了一种错误的印象</text:span>”。更进一步，把均衡理论视为经济分析唯一出发点的信念依然顽固存在，“<text:span text:style-name="正文引文_20_字符">尽管其基本假设中的任意性</text:span><text:span text:style-name="正文引文_20_字符"><text:span text:style-name="T19">非但</text:span></text:span><text:span text:style-name="正文引文_20_字符">未见减少、反而日渐增加——而这种增加，恰恰是由于日益准确认识到有必要在逻辑上一致，而被强加给理论建构者的。从把一种‘思想实验’……逐步转化为科学理论——也就是说，一套与可观察现象直接相关的定理——这一意义上看，理论经济学的发展是一条持续</text:span><text:span text:style-name="正文引文_20_字符"><text:span text:style-name="T19">退</text:span></text:span><text:span text:style-name="正文引文_20_字符">步而非</text:span><text:span text:style-name="正文引文_20_字符"><text:span text:style-name="T19">进</text:span></text:span><text:span text:style-name="正文引文_20_字符">步的道路……对不现实基本假设的</text:span><text:span text:style-name="正文引文_20_字符"><text:span text:style-name="T19">放松</text:span></text:span><text:span text:style-name="正文引文_20_字符">过程……至今尚未开始。相反，每一次理论的再造，都会使</text:span><text:span text:style-name="正文引文_20_字符"><text:span text:style-name="T42">[</text:span></text:span><text:span text:style-name="正文引文_20_字符">这些假设</text:span><text:span text:style-name="正文引文_20_字符"><text:span text:style-name="T42">]</text:span></text:span><text:span text:style-name="正文引文_20_字符">变得更加厚重、更加不可穿透。</text:span>”[<text:span text:style-name="T17">Op. Cit.</text:span>, <text:soft-page-break/>p. 399 and pp. 375-6]</text:p>
      <text:p text:style-name="P111">由此可见，一般均衡理论所分析的，是一种根本没有理由认为将会出现、或曾出现过的经济状态。因此，它是一种与看不出与现实世界有何关联、也谈不上适用性的抽象物。声称它能够为理解现实世界提供洞见，本身就是荒谬的。诚然，虽然一般均衡模型在形式上确实非常适合为某些纯粹想象中的思维问题提供精确答案（如果真的有什么东西能做到的话）。但在实践层面，这无非等于说：如果你执意分析一个在现实世界中既不相关、也不可能得到解决的问题，那么使用一个同样没有现实适用性的模型，或许是恰当的。但一个为回答虚构问题而构造的模型，不可能用于解决现实的、实践性的经济问题，甚至无法为理解资本主义的运作方式及其发展过程提供任何有价值的启示。</text:p>
      <text:p text:style-name="P112">这种理论立场在现实中可能造成灾难性的后果，这一点在新古典经济学建议东欧及其他国家从国家资本主义（斯大林主义）向私人资本主义转型时，已经表现得淋漓尽致。正如约瑟夫·斯蒂格利茨所记录的那样，由经济学家“<text:span text:style-name="正文引文_20_字符">所鼓吹的市场原教旨主义</text:span>”，对除精英阶层之外的几乎所有人而言都是一场灾难：其结果是，大多数人的“<text:span text:style-name="正文引文_20_字符">基本生活水平明显恶化，这一点在大量社会指标中都有所体现</text:span>”，同时还伴随着国内生产总值的大幅下滑。[<text:span text:style-name="书名_20_字符">Globalisation and its discontents</text:span>, p. 138 and p. 152] 因此，不切现实的理论确实能够伤害现实中的人。新古典经济学家的政策建议竟然让千百万的人开始把斯大林主义回忆为“美好的旧日时光”，这一事实本身就足以说明这种理论在智识上和道德上的彻底破产。</text:p>
      <text:p text:style-name="Standard">你还能有什么指望呢？主流经济理论从一组公理和假设出发，依靠演绎方法推导结论，它在揭示现实世界如何运作这一点上的能力本就极为有限。演绎方法在本质上是一种<text:span text:style-name="Emphasis">前科学的</text:span>方法。那些公理与假设可以被视为虚构之物（因为它们几乎没有经验上的相关性），而演绎模型所得出的结论，真正能够适用的对象也只限于模型自身的结构——因为这些模型本身与真实的经济现实毫不相干：</text:p>
      <text:p text:style-name="P113">“有些理论家——甚至包括那些认为一般均衡毫无用处的人——仍然称赞它在逻辑上的优雅与完备……但只要把其中任何一个命题应用到一个由真实人类居住的经济体中，它立刻就会自相矛盾。人类生活不会脱离历史而存在，也没有任何人能够正确预见自己未来的行为，更不用说预见所有其他会影响他个人的行为了。我认为，对于一个一旦被用于回答它原本试图解决的问题就会陷入自我<text:soft-page-break/>矛盾的体系，去赞美它逻辑上的优雅性，是不恰当的。”[Joan Robinson, <text:span text:style-name="书名_20_字符">Contributions to Modern Economics</text:span>, pp. 127-8]</text:p>
      <text:p text:style-name="P114">而且，这种演绎模型甚至在内部也并不自洽。就以完全竞争为例，它所依赖的一系列假设本身就是相互排斥的。为了让市场达到均衡，经济行动者必须能够对市场产生影响。所以比如，当出现供给过剩时，必然有一些企业通过降低价格来作出反应。然而，这样的行为却直接违背了“完全竞争”的基本假设：买者和卖者的数量多到任何单个行动者（无论是企业还是消费者）都不可能通过自身行为决定市场价格。换言之，经济学家一方面假定每一家企业的影响力为零，另一方面却又在把这些“零”加在一起之后，得出一个大于零的总体效果。这在逻辑上就是不可能的。此外，“<text:span text:style-name="正文引文_20_字符">均衡的必要条件在瓦尔拉斯的论证中被仔细考察过，但却无法证明：一个最初处于非均衡状态的市场，会自然趋向于均衡，除非再对本已高度抽象的论证再施加一系列极其严苛的额外限制。</text:span>”[Joan Robinson, <text:span text:style-name="书名_20_字符">Collected Economic Papers</text:span>, vol. 5, p. 154] 而且，所谓稳定且唯一的均衡本身也并不存在，更颇具讽刺意味的是，“<text:span text:style-name="正文引文_20_字符">数学家已经证明，在相当一般的条件下，一般均衡是非稳定的。</text:span>”[Keen, <text:span text:style-name="书名_20_字符">Debunking Economics</text:span>, p. 173]</text:p>
      <text:p text:style-name="P115">一般均衡理论的另一个重大问题在于，它事实上并没有描述资本主义经济本身。不言而喻，一个只关注交换过程的模型，在定义上就不可能对资本主义或工业化经济中的收入生成机制提供任何现实的分析，更遑论加以准确的描述了。琼·罗宾逊概括到：</text:p>
      <text:p text:style-name="正文引文">“新古典理论……自称从商品对于需求的相对稀缺性中推导出一套价格体系。我之所以说是‘<text:span text:style-name="Emphasis">自称</text:span>’，是因为这套体系并不能应用于资本主义生产。</text:p>
      <text:p text:style-name="正文引文">“瓦尔拉斯式的一般均衡观念，把均衡理解为市场中反复讨价还价的结果，这种设想倒是可以用来描述战俘之间交换红十字会包裹里物品的情形。</text:p>
      <text:p text:style-name="正文引文">“经过一些修正，它在由手工业者和小商贩构成的经济体中，也同样说得通……</text:p>
      <text:p text:style-name="P116">“但这些经济体系中不存在工业资本主义的两个本质特征——其一是劳动收入与财产收入之间的区分，其二是投资行为的性质：投资总是在对遥远未来充满不确定预期的条件下作出的。”[<text:span text:style-name="书名_20_字符">Collected Economic Papers</text:span>, vol. 5, p. 34]</text:p>
      <text:p text:style-name="P117"><text:soft-page-break/>甚至连利润和货币这样最基本的概念，在一般均衡理论中都很难安放。在完全竞争的均衡状态下，超额利润为零，因此利润本身便消失不见。所谓的“正常利润”被假定为资本对产出的贡献并被当作生产成本来处理，在概念上被设定为零点。一个没有利润的资本主义？或者一个没有增长的资本主义？因为“<text:span text:style-name="正文引文_20_字符">在新古典均衡中既不存在利润，也不存在任何其他形式的剩余，因此不可能出现制度的扩大再生产。</text:span>”[Mattick, <text:span text:style-name="T17">Op. Cit.</text:span>, p. 22] 而且，这套理论还把资本主义简化成了一种近似以物易物的经济。一般均衡的概念根本无法与货币在资本主义经济中的实际作用相容。“<text:span text:style-name="正文引文_20_字符">完全知识</text:span>”的假设，意味着根本没有必要为了防范不可预期变化而持有现金储备，因为未来早已被完全知晓。对于一个现在和未来绝对确定的世界里，甚至连货币这种交换媒介本身都是多余的。而在现实世界中，货币对生产和经济稳定性具有真实而直接的影响。换言之，货币并不是中性的（尽管在那个很方便地假定货币是中性的虚构世界里，“<text:span text:style-name="正文引文_20_字符"><text:span text:style-name="T19">不会发生</text:span></text:span><text:span text:style-name="正文引文_20_字符">危机</text:span>”，并且“研<text:span text:style-name="正文引文_20_字符">究对象本身[也就是萧条]被直接假定不存在了</text:span>”[凯恩斯，引自道格·亨伍德《华尔街》，p. 199]）。</text:p>
      <text:p text:style-name="Standard">鉴于一般均衡理论并不能令人满意地涵盖利润、货币、增长、不稳定性，甚至连企业本身都难以纳入其中，它究竟如何还能被当作是对任何现实资本主义经济的合格描绘，实在令人费解。然而，令人遗憾的是，这种视角却在经济学中占据主导地位已逾百年。在这种理论框架下，几乎看不到关于稀缺手段如何被组织起来以生产出产品的讨论，全部讨论重心都落在既成商品之间的交换之上。这并不令人意外，因为这样一来，经济学就可以把权力、阶级和等级阶层等关键概念统统抽象掉。这恰恰体现了“<text:span text:style-name="正文引文_20_字符">学院派经济学教学的破产。它所宣扬的那套思维结构，早在很久以前就已被证明是空洞的。它由一系列命题构成，而这些命题几乎与它们试图描绘的经济结构及其演化毫无关联。</text:span>”[Joan Robinson, <text:span text:style-name="T17">Op. Cit.</text:span>, p. 90]</text:p>
      <text:p text:style-name="P118">归根结底，均衡分析只是向我们呈现了一幅现实世界的虚构幻景。经济学把一个动态系统当作静态系统来处理，在明显更有意义的非均衡分析面前，却执意构建以均衡为核心概念的模型。正如史蒂夫·基恩所指出的，受害的不只是现实世界，经济学本身同样如此：</text:p>
      <text:p text:style-name="正文引文">“这种对均衡的迷恋已经给经济学带来了巨大的代价……为了维持存在一个唯一的‘最优’均衡状态，<text:span text:style-name="T43">[</text:span>它<text:span text:style-name="T43">]</text:span>不得不引入一系列不真实的假设……如果你相<text:soft-page-break/>信可以用不真实来模拟真实，那么最终你对现实本身的把握也会变得摇摇欲坠。”[<text:span text:style-name="T17">Op. Cit.</text:span>, p. 177]</text:p>
      <text:p text:style-name="P119">讽刺的是，考虑到经济学家在社会中通常扮演着为大企业和精英整体辩护的角色，一般均衡理论却恰恰在一个结论上与现实世界发生了某种关联。1956年，两位经济学家“<text:span text:style-name="正文引文_20_字符">证明，只要竞争性均衡模型的任何一个假设被破坏，就会出现严重问题</text:span>”。他们“<text:span text:style-name="正文引文_20_字符">并不是在处理竞争性均衡是否存在这一根本问题</text:span>”，而是试图弄清楚：如果违背了模型的假设，会发生什么。假定存在两种违背情形，他们推导了在只移除其中一种违背情况时的结果。而答案令经济学家们大为震惊——“<text:span text:style-name="正文引文_20_字符">只要众多违背情况中的一个、甚至仅仅是两个</text:span><text:span text:style-name="正文引文_20_字符"><text:span text:style-name="T44">[违背</text:span></text:span><text:span text:style-name="正文引文_20_字符">情况</text:span><text:span text:style-name="正文引文_20_字符"><text:span text:style-name="T44">]</text:span></text:span><text:span text:style-name="正文引文_20_字符">中的一个被移除，就不可能事先判断结果。整体经济在只存在一种违背情况时，理论上反而可能比同时存在两种违背情况时更糟。</text:span>”换言之，任何朝着经济学家心目中的理想市场迈出的单独一步，都可能让世界变得更加糟糕。[Ormerod, <text:span text:style-name="T17">Op. Cit.</text:span>, pp. 82-4]</text:p>
      <text:p text:style-name="P120">凯尔文·兰卡斯特和理查德·利普西在其论文《次优的一般理论》（1956年12月，《经济研究评论》）中所揭示的结论，有一个极其直接的政治含义：新古典经济学本身已经表明，在资本主义条件下，工会对于防止工人遭受剥削不可或缺。原因在于，新古典模型赖以成立的前提之一是存在大量规模很小的企业、并且不存在工会。然而在现实世界中，大多数市场都由少数大型企业所主导。在这样一种远远称不上完全竞争的市场结构中，如果取消工会，结果必然是工资水平低于边际工人产出在市场上能够实现的价格。换言之，资本将通过支付低于劳动真实贡献的报酬来剥削工人。也就是说，正是经济学<text:span text:style-name="Emphasis">自身</text:span>，从理论上否定了新古典经济学反对工会的论证。</text:p>
      <text:p text:style-name="Standard">当然，从新古典经济学家的表述中，你几乎不可能意识到这一点。尽管他们在自己的理论框架内已经清楚地知道：在保留大企业力量的同时削弱工会权力，必然会导致对劳动的剥削，但新古典经济学家仍然在<text:span text:style-name="T45">19</text:span>70年代和<text:span text:style-name="T45">19</text:span>80年代带头发动了针对“工会权力”的攻势。此后，不平等程度的急剧上升、财富向上层迅速集中，则为这一分析提供了经验上的验证。</text:p>
      <text:p text:style-name="Standard">然而，颇为反常的是，绝大多数新古典经济学家至今仍然一如既往地反对工会——尽管无论是他们自身的理论逻辑，还是现实世界的经验证据，都指向相反的结论。至于反工会的信息恰好正是老板们最乐于听到的，这一点，大可以被记作“价值中立”的经济学这门科学中又一次耐人寻味的巧合。可以断言的是，如<text:soft-page-break/>果经济学界有一天真正开始反思一般均衡理论，那多半并不是出于内部的自我批判，而是因为类似这样的结论在普通大众中变得越来越广为人知。</text:p>
      <text:p text:style-name="P38"/>
      <text:h text:style-name="Heading_20_3" text:outline-level="3">C.1.5 经济学真的反映了资本主义的现实吗？</text:h>
      <text:p text:style-name="P121">我们曾在C.1.2节中讨论过，主流经济学根植于资本主义及其社会关系之中。它把社会当前的阶级划分看作是既定事实，<text:span text:style-name="Emphasis">并且</text:span>认为这种结构本身就达到了最高效率的形式。换言之，主流经济学以资本主义的前提为出发点，因此它所得出的结论几乎总是毫不意外地有利于资本家、经理、地主、放贷者以及富人，而非工人、租户、借款者和穷人。</text:p>
      <text:p text:style-name="Standard">然而从另一个层面看，主流资本主义经济学实际上<text:span text:style-name="Emphasis">并没有</text:span>反映资本主义本身。这一点乍看似乎自相矛盾，但事实就是如此。新古典经济学自诞生以来就带有明显的辩护性质。正因为如此，它必须对资本主义中那些令人不快、难以自圆其说的方面加以抽象、遮蔽或忽略，才能尽可能“轻装上阵”地呈现这一制度。</text:p>
      <text:p text:style-name="Standard">以劳动力市场为例。无政府主义者和其他社会主义者一贯强调，在资本主义条件下，工人面对的选择无非是把自己的自由和劳动出卖给老板，或者走向饿死的境地（如果存在某种福利国家形式，则是陷入极端贫困）。原因在于，除非向占有土地和工作场所的人出售劳动力，工人并不能获得生活资料。对劳动者而言，唯一现实的“自由”，如果有的话，也只是选择被这个老板剥削，还是被另一个老板剥削——在这种情况下把这种处境描述为“自由选择”，显然毫无意义。一个人工作量的多少，正如其工资水平一样，取决于特定情境下工人阶级与资本家阶级之间力量对比的结果。</text:p>
      <text:p text:style-name="P122">毫不意外，新古典经济学并不会以如此现实的方式来呈现工人阶级所面临的选择。相反，它宣称个人工作的时长取决于其在收入与闲暇之间的偏好。于是标准的劳动力市场模型呈现出一种颇为自相矛盾的状态：其中根本不存在真实的劳动力，只有收入、闲暇以及个人对二者孰多孰少的主观偏好。闲暇被假定为一种“正常商品”，而劳动力不过是在个人“消费”完其所需的一切闲暇之后所剩下的部分。这样一来，工作就被还原为一种“不是没在工作”的空洞的“双重否定”，而失业也因此被描绘成完全出于自愿的结果。</text:p>
      <text:p text:style-name="P123"><text:soft-page-break/>这种说法之荒谬，本应一目了然。一个人在没有收入的情况下，究竟还能享受多少“闲暇”？当一切事物都已经、或者理应被纳入价格体系之中时，一种把失业——也就是没有任何收入——描绘成经济中“最高效用”的理论，又怎么能认为这种分析有哪怕一丁点的有效性呢？事实上，收入对闲暇时间的边际效用具有压倒性的影响。正因为如此，这种视角同样无法解释为什么对大多数工人来说，失业的前景会引发如此强烈的恐惧。如果新古典经济学对劳动力市场的这种（算不上分析的）分析是正确的，那么工人理应乐于被解雇、乐于陷入失业。但现实恰恰相反，对被炒鱿鱼的恐惧是资本主义中最重要的纪律工具之一。自由市场资本主义经济学家竟然能够把失业描绘成一种值得向往的状态，这本身就说明，他们对资本主义现实的把握至少是极其薄弱的。（在这一点上，凯恩斯就如同他在许多其他问题上一样，要现实得多，尽管他的大多数追随者在面对新古典经济学对“<text:span text:style-name="正文引文_20_字符">传统凯恩斯主义缺乏良好微观基础</text:span>”的批评时选择了退让，而不是承认后者本身是胡说八道，前者也不过是被J.R.希克斯强加给世界的一种“<text:span text:style-name="正文引文_20_字符">阉割版的凯恩斯主义</text:span>”。[Keen, <text:span text:style-name="T17">Op. Cit.</text:span>, p. 211]）</text:p>
      <text:p text:style-name="P124">然而，这种关于“劳动力”市场的图景，恰恰掩盖了工人阶级对资本的依附地位，也因此掩盖了资本家阶级所掌握的权力。如果承认工人在是否工作的问题上并不拥有真正的自由选择，而且一旦进入工作，就必须接受由雇主规定的工作时长，那么资本主义看起来就远没有其拥护者所宣称的那样美好。归根结底，把劳动力市场描绘成由工人对“闲暇”的偏好所驱动、并将一切失业解释为“自愿”的这种虚构，根源在于必须遮蔽这样一个事实：失业是资本主义的一个必要特征，因此也是这一制度的常态。因为失业正是该体系最根本的纪律机制。（用亚历山大·伯克曼的话来说，“<text:span text:style-name="正文引文_20_字符">它是掌握在</text:span><text:span text:style-name="正文引文_20_字符"><text:span text:style-name="T46">[</text:span></text:span><text:span text:style-name="正文引文_20_字符">老板</text:span><text:span text:style-name="正文引文_20_字符"><text:span text:style-name="T46">]</text:span></text:span><text:span text:style-name="正文引文_20_字符">手中的一根鞭子，始终悬在你头上，迫使你为他卖命、‘守规矩’。</text:span>”）我们曾在B.4.3节中论证过，资本主义<text:span text:style-name="Emphasis">必须</text:span>维持失业，才能确保工人服从于老板，而不是要求更高的工资和更好的工作条件（或者更糟，去质疑他们为什么一开始就需要老板。）换言之，失业“<text:span text:style-name="正文引文_20_字符">内在于工资制度之中</text:span>”，是“<text:span text:style-name="正文引文_20_字符">资本主义生产得以成功的根本条件</text:span>”。虽然它对工人来说“<text:span text:style-name="正文引文_20_字符">危险而且侮辱</text:span>”，却“<text:span text:style-name="正文引文_20_字符">对老板极为有利</text:span>”，因此“<text:span text:style-name="T47">[</text:span><text:span text:style-name="正文引文_20_字符">资本主义的</text:span><text:span text:style-name="正文引文_20_字符"><text:span text:style-name="T47">]</text:span></text:span><text:span text:style-name="正文引文_20_字符">存在离不开它</text:span>”。[Berkman, <text:span text:style-name="书名_20_字符">What is Anarchism?</text:span>, p. 26] 大约1950至1970年前后由国家管理的充分就业经验就印证了这一分析；此后时期的发展也同样如此（参见C.7.1节）。</text:p>
      <text:p text:style-name="P125">如果真的是“在闲暇与劳动之间做出选择”，那么工人就必须拥有一种独立于雇佣劳动之外的收入来源。换言之，这一模型实际上假定：需要用给定的工资<text:soft-page-break/>去“引诱”工人工作。而这种情况只有在工人可以选择为自己劳动、也就是说他们拥有自己的生产资料时才会成立。但一旦如此，那就已经不再是资本主义了。也就是说，资本主义经济学中关于劳动力市场的想象，前提却是一种非资本主义的经济形态——由手工业者和自耕农构成的社会——恰恰正是这种被资本主义（在国家的协助下）摧毁了的经济形态。新古典分析更为讽刺的地方在于，最虔诚地信奉这一理论的人，往往也是最猛烈抨击“慷慨的福利国家”、甚至反对任何形式福利国家的人。他们的理由是：一旦存在福利国家，劳动力市场就会变得“低效”，因为人们可以领取救济，从而不必急于找工作。但从逻辑上说，他们反而应该支持一个慷慨的福利国家，因为这恰恰为劳动者提供了在劳动与闲暇之间作出真实选择的条件。老板难以招到工人，这本应被视为一件好事，因为这表明劳动被当作了一种“负效用”来评估，而不再是一种生存所必需的强制因素。而还要更为讽刺的是，正如我们在C.9节中将要讨论的那样，资本主义关于劳动力市场的分析既<text:span text:style-name="Emphasis">没有</text:span>坚实的经验证据，也缺乏真正的逻辑基础：它不过是一种未经检验的假设而已。事实上，现有的证据还恰恰反驳了这一分析，而是支持社会主义关于失业和劳动力市场的理解。</text:p>
      <text:p text:style-name="P126">新古典经济学之所以如此满不在乎失业，其中一个原因在于，它断言失业本不该发生。资本主义自始至终都伴随着失业，而且失业率还会随着经济周期起伏波动。这是一个令人尴尬的事实，新古典经济学一直回避对其进行严肃分析，直到<text:span text:style-name="T48">19</text:span>30年代才不得不正视它。这种回避源自萨伊定律，即“供给会创造其自身的需求”。这一理论，及其更为形式化表达的瓦尔拉斯定律，构成了“资本主义不可能遭遇普遍性的经济危机”这种观念的基础。尽管资本主义<text:span text:style-name="Emphasis">始终</text:span>以繁荣与萧条的交替为特征，但除<text:span text:style-name="T48">19</text:span>30年代之外，萨伊定律几乎从未真正受到动摇；即便在那之后，它也很快被重新安置回经济意识形态的核心位置。</text:p>
      <text:p text:style-name="P127">在萨伊看来，“<text:span text:style-name="正文引文_20_字符">每一个生产者之所以要求以货币交换其产品，只是为了立刻用这笔货币去购买另一种产品</text:span>”。然而在资本主义经济中，情况却并非如此，因为资本家追求的是财富积累，而积累意味着在市场上所售商品与购买商品的价值之间制造一种差额。虽然萨伊断言人们只是为了消费商品而进行交换，但资本主义的本质却在于积累的欲望（积累的需要）。最终目标<text:span text:style-name="Emphasis">并不是</text:span>消费，就像萨伊所主张（并被当代经济学家不断重复）的那样，而是尽可能多地攫取利润。忽视这一点就等于忽视资本主义的本质。也许这样可以让经济学家在理论上消解这一制度的内在矛盾，但却依然无法忽视现实中的经济周期。</text:p>
      <text:p text:style-name="Standard"><text:soft-page-break/>换言之，萨伊定律所假定的，其实是一个不存在<text:span text:style-name="Emphasis">资本</text:span>的世界：</text:p>
      <text:p text:style-name="P128">“什么是既定的资本存量？在这里，它显然指的是当下实际存在的设备和商品存货，它们是近期或久远历史的产物；同时还包括劳动的知识、技能等，亦即构成技术状态的那些因素。设备……通常是为某一特定用途而设计的，需要由特定的劳动队伍来操作，它的可变动空间并不大。把某一时间点存在的设备存量描述为‘具有多种替代用途的稀缺手段’，多少有些夸张。这些用途尽管随着时间可以发生变化，但实际上相当具体。但在任何一个时间点，它们<text:span text:style-name="Emphasis">只能</text:span>通过雇佣更多或更少的劳动来加以利用。这正是工资经济的特征。而在一种手工业经济中，每个生产者都拥有自己的设备，各自生产力所能及之物，并按市场所能接受的价格出售。‘商品本身即是商品需求’这一萨伊定律，在他提出这一命题之时，就已经不再真实有效了。”[Joan Robinson, <text:span text:style-name="书名_20_字符">Collected Economic Papers</text:span>, vol. 4, p. 133] </text:p>
      <text:p text:style-name="Standard">基恩指出，萨伊定律“<text:span text:style-name="正文引文_20_字符">设想了一种纯交换的经济：在这种经济中，商品在一开始就已经存在，但并不存在真正的生产过程，市场的作用只是促成既有商品之间的交换。</text:span>”然而，一旦资本进入经济体系，情况就发生了根本变化，因为资本家希望“<text:span text:style-name="正文引文_20_字符">供给多于自身的需求，并将其中的差额积累为利润，从而增加其财富</text:span>”。这就导致了超额需求（供不应求），也因此打开了经济危机的大门。正因为如此，主流资本主义经济学“<text:span text:style-name="正文引文_20_字符">最适合的分析对象，是一种在经济上不相关的纯交换经济，或者一种不发生增长的生产经济。如果确实存在生产和增长，那么它们反而是在市场之外发生的——而讽刺的是，市场却恰恰是新古典经济学在思想上最为执着的焦点。传统经济学因此是一种适用于静态经济的理论……而我们真正需要的，则是能够分析动态经济的理论。</text:span>”[《揭穿经济学》，第194、195、197页]</text:p>
      <text:p text:style-name="P129">归根结底，资本资产并不是为了其自身而被生产出来的，而是基于对利润的预期。这一显而易见的事实却被萨伊定律完全忽视了，但马克思则早已清楚地认识到这一点（后来凯恩斯也承认这一分析是正确的）。基恩强调说，与萨伊及其追随者不同，“<text:span text:style-name="正文引文_20_字符">马克思的视角由此把生产、交换与信用视为资本主义经济中相互贯通的整体，因此也将它们理解为任何资本主义理论不可或缺的要素。相比之下，传统经济学只能分析一种纯交换经济，货币在其中不过是让以物易物更为便利的工具而已。</text:span>”[同上，第195—196页]</text:p>
      <text:p text:style-name="Standard">否定萨伊定律对资本主义具有适用性，就意味着承认资本主义经济并不是一个稳定的体系，它会经历繁荣与衰退的周期性波动。这一点反映了资本主义经济<text:soft-page-break/>的现实，本应不言而喻。与此同时，这也意味着必须承认：失业工人并不会立刻就能重新找到工作，失业可以是非自愿的，而资本家则能够利用工人对失业的恐惧攫取优势。</text:p>
      <text:p text:style-name="P130">正是最后这一点——对失业的恐惧被用来迫使工人接受工资、福利的削减和工时的增加——构成了任何现实经济中工人所面临的关键处境。然而，按照经济学教科书的说法，工人理应为了最大化“闲暇的效用”、最小化“劳动的负效用”而趋之若鹜。照此逻辑，工人也不该害怕全球化带来的失业，因为任何岗位的外包都会自动创造出新的经济活动，从而使被裁撤的工人能够立刻重新就业（即便工资可能更低）。进一步说，根据教科书的理论，这种较低的工资还会刺激更多经济活动，最终在长远来看推高工资水平。只要工人们肯听经济学家的话，他们就会明白：削减工资和福利并延长工时不仅（长远来看）对他们“有利”，而且其中不少人甚至（在短期内）也能因为不必上班而获得更高的效用——前提当然是，经济学家真的知道自己在说什么。</text:p>
      <text:p text:style-name="P131">接下来是收入问题。在大多数资本主义经济学理论中，会假设某一既定的工资等同于个人对企业所作出的“<text:span text:style-name="正文引文_20_字符">边际贡献</text:span>”。我们<text:span text:style-name="Emphasis">真的</text:span>应该相信这种说法吗？常识以及经验性证据给出的答案是否定的。以1990年的兰德·阿拉斯科格为例，他当时是ITT公司的首席执行官（CEO），年薪高达700万美元。我们是否应当设想，ITT的一名会计经过精密计算后得出结论：在其他条件不变的情况下，如果没有阿拉斯科格先生，公司当年204亿美元的营业收入就会少700万美元，因此他的边际贡献就正好是700万美元呢？看起来这种设想几乎不可能。</text:p>
      <text:p text:style-name="Standard">这一问题又进一步引出了CEO薪酬爆炸式增长的现象。虽然这种趋势在多数国家都存在，但美国的增幅最大，其次是英国。1979年，英国一家公司的CEO收入要略低于<text:span text:style-name="T49">10倍的</text:span>车间一线工人平均工资；而到2002年，富时100指数公司的一位老板预期可获得相当于普通工人54倍的收入。这意味着，尽管车间工人的工资略有上涨，但在扣除通货膨胀因素后，老板的年收入却从约20万英镑飙升至约140万英镑。美国的情况还要更加严重。1980年，CEO与工人薪酬之比为50比1；二十年后，这一比例飙升至525比1，直到股价泡沫破裂后才在2002年回落至281比1。[Larry Elliott, <text:span text:style-name="正文引文_20_字符">"Nice work if you can get it: chief executives quietly enrich themselves for mediocrity,"</text:span> <text:span text:style-name="书名_20_字符">The Guardian</text:span>, 23 January, 2006]</text:p>
      <text:p text:style-name="P132">“边际生产力”这一概念常被用来为市场中的诸多现象辩护。例如，美国高<text:soft-page-break/>收入者与低收入者之间不断扩大的差距，往往被它解释为劳动力市场在有效地奖励更具生产力的人。因此，企业高管薪酬的急剧攀升，也被说成是真实反映了他们的边际生产力。这类论证的荒谬之处在于，正如我们在C.2.5节中所指出的那样，关于如何界定和计量资本的问题，早在<text:span text:style-name="T50">19</text:span>60年代就已经摧毁了整个新古典经济学的边际要素生产力理论，以及与之相伴随的边际生产力收入分配理论——当时主流的新古典经济学家也承认了这一点。但尽管如此，边际生产力理论今天仍被反复搬出来为资本主义的不平等现象辩护。这不仅说明经济学系统性地无视资本主义现实，也暴露了这一“科学”的思想破产，以及它最终是在为谁的利益服务。</text:p>
      <text:p text:style-name="P132">即便暂且搁置这一尴尬事实，单就这些基于边际生产力提出的具体主张而言，它们又是否站得住脚？高管薪酬的飙升<text:span text:style-name="Emphasis">真的</text:span>源于CEO个人生产力的显著提高吗？现有的证据恰恰指向相反的结论。这一点可以从相关经济体的经济表现以及具体公司的经营绩效中清楚地看到。在英国，1980年的趋势性经济增长率略高于2%，而四分之一个世纪之后，这一数字仍然还只是略高于2%。一项针对英美企业绩效的研究，考察了英国富时100指数和美国标准普尔500指数所涵盖的公司，结果发现，高管的收入几乎无法用“改善了企业绩效”来加以正当化。[Julie Froud, Sukhdev Johal, Adam Leaver and Karel Williams, <text:span text:style-name="书名_20_字符">Financialisation and Strategy: Narrative and Number</text:span>] 例如<text:span text:style-name="T50">19</text:span>90年代股价的上涨，本质上就源于金融市场的一次非理性泡沫，而这种泡沫的形成既不受CEO控制、也不是他们的功劳。</text:p>
      <text:p text:style-name="P133">在CEO薪酬一路飙升的同一时期，工人的实际工资却基本停滞不前。难道我们真的要相信，CEO的边际贡献自<text:span text:style-name="T51">19</text:span>80年代以来出现了爆炸式增长，而普通工人的边际贡献却在原地踏步吗？按照经济学家的说法，工资在自由市场中应当不断上升，直到等同于劳动者的边际生产力。然而在美国，<text:span text:style-name="T51">19</text:span>60年代“<text:span text:style-name="正文引文_20_字符">工资与生产率同步增长，但在70年代开始分离；在90年代的繁荣期，工资增长几乎比生产率低了30%</text:span>”。如果只看直接工资，“<text:span text:style-name="正文引文_20_字符">总体生产率的增长速度是平均实际时薪的四倍，在制造业中甚至是其二十倍</text:span>”。虽然工资确实在90年代后期略有追赶，但在2000年之后，“<text:span text:style-name="正文引文_20_字符">工资又重新回到了落后的位置</text:span>”。[Doug Henwood, <text:span text:style-name="书名_20_字符">After the New Economy</text:span>, pp. 45-6] 换言之，长达二十多年的自由市场改革所产生的结果，恰恰否定了工人的工资等同于其边际生产力。</text:p>
      <text:p text:style-name="P134"><text:soft-page-break/>经济学家的标准回应往往是：美国经济并非自由市场。然而美国早在<text:span text:style-name="T51">19</text:span>70年代就已开始推行以自由市场资本主义经济学家建议为基础的改革；而这一进程到了80年代和90年代更是明显加速。监管被削弱，甚至在实质上被取消，福利国家被不断拆解、工会被边缘化。在这样的背景下，却声称<text:span text:style-name="T51">19</text:span>50年代和60年代的美国比80年代和90年代<text:span text:style-name="Emphasis">更接近</text:span>自由市场，这无论如何都令人难以置信。但从逻辑上看，这正是许多经济学家所暗示的结论。更何况，他们这么解释的同时，另一批经济学家却在同一时期用自由市场经济学为不断扩大的不平等、飞涨的CEO薪酬和公司利润进行辩护。那到底谁说了算？如果美国并非自由市场，那么公司的收入和财富就<text:span text:style-name="Emphasis">不是</text:span>其“边际贡献”的结果，而只能是在牺牲工人阶级利益的情况下获得的；而如果美国确实是自由市场，那么富人的高收入虽然（在经济学理论上）便有了正当性，但与此同时，工人的工资却并不等于其边际生产力。无怪乎大多数经济学家对此避而不谈，更遑论给出答案来了。</text:p>
      <text:p text:style-name="P135">那么，极端的工资差距究竟从何而来？简而言之，它源于资本主义企业的极权性质（见B.<text:span text:style-name="T52">4节</text:span>）。企业底层的成员对企业内部发生的事情毫无发言权；只要股东感到满意，工资差距就会不断扩大（尤其还是在高层管理者本身持有大量股份的情况下！）。正是资本主义的财产关系使得少数不参与生产、却拥有或支配生产的人得以垄断财富。工人既无法获得其劳动所创造的全部价值，也无法参与决定如何使用由其劳动所生产的剩余价值（例如参与投资决策）。有些情况下，财富和企业内部的决策权都被他人所垄断（更进一步的讨论参见C.<text:span text:style-name="T53">2节）</text:span>。这是一种没有代表权的私人税收形式，正如公司本身是一种私有化的国家形态一样。与典型的经济学家不同，大多数人并不会觉得这是一种奇怪的巧合：在评估谁对产品贡献最大时，掌权之人恰好认定贡献最大的正是他们自己！</text:p>
      <text:p text:style-name="P136">工人是否会容忍工资停滞，当然取决于整体的经济环境。高失业率和就业不安全感有助于让工人变得顺从，对任何一份工作都心存感激，这也是在<text:span text:style-name="T54">19</text:span>80年代和90年代的美国与英国长期存在的情况。因此，薪酬爆炸式增长的一个关键原因，就在于自<text:span text:style-name="T54">19</text:span>70年代以来统治阶级成功发动并推进的阶级斗争。“<text:span text:style-name="正文引文_20_字符">焦点发生了根本的转移：企业成功的受益者不再是工人和公众整体，而是股东。而且，既然有证据表明，在英国和美国，只有收入分布中上层的家庭持有股票，那么这实际上意味着金钱和权力的大规模再分配。</text:span>”[Larry Elliott, <text:span text:style-name="书名_20_字符"><text:span text:style-name="T17">Op. Cit.</text:span></text:span>] 经济学在解释CEO薪酬上升时刻意忽略其社会背景，这本身就充分暴露了现代经济学的局限性，以及它是如何被用来为现存制度辩护的。</text:p>
      <text:p text:style-name="Standard"><text:soft-page-break/>接下来，还有一个看似微不足道、却至关重要的问题：生产。经济学曾经被称为“政治经济学”，其核心取向正是生产；而这一传统后来被边际主义经济学所取代，后者以主观评价为基础，假定既定商品的供给是固定不变的。而在古典经济学看来，只关注某一个时间瞬间是毫无意义的，因为时间并不会停止。排除生产，就等同于排除了时间——正如我们在C.1.2节中指出的那样，这恰恰是边际主义经济学有意识、并且明知后果地所做之事。其结果是，现代经济学不仅忽视了生产，也忽视了时间本身。鉴于在现实世界中，利润获取是任何企业的核心关切，这种立场恰恰说明了新古典经济学究竟有多么得脱离现实。</text:p>
      <text:p text:style-name="Standard">事实上，新古典理论自己都是失败的。它实际上建立在对某一时间点的快照之上，因此，它关于“理性企业”的原则同样也以时间静止为前提。该理论认为，利润在边际成本等于边际收益时达到最大化，但这一结论只在时间被固定的情况下才成立。然而现实中的企业并不只在产量维度上追求利润最大化，它们同样要在时间维度上作出权衡。所有新古典经济学关于如何实现利润最大化的规则，“<text:span text:style-name="正文引文_20_字符">只有在产量永远不变的情况下才是正确的</text:span>”；而“<text:span text:style-name="正文引文_20_字符">通过在企业分析中忽略时间，经济理论也就忽略了企业所面临的一些最重要的问题</text:span>”。新古典经济学在这里再次暴露出其根本的静态性质：它“<text:span text:style-name="正文引文_20_字符">忽视时间，因此只适用于一个时间无关紧要的世界</text:span>”。[Keen, <text:span text:style-name="书名_20_字符"><text:span text:style-name="T17">Op. Cit.</text:span></text:span>, pp. 80-1] </text:p>
      <text:p text:style-name="Standard">此外，还有消费问题。资本主义的辩护者常常谈论“<text:span text:style-name="正文引文_20_字符">消费者主权</text:span>”，把市场描绘成一种“<text:span text:style-name="正文引文_20_字符">消费者的民主</text:span>”，但现实却并非如此。首先，也是最显而易见的一点，大企业投入巨额资金来通过广告塑造和影响需求。对它们而言，并不存在新古典经济学所假定的那种在体系之外决定的“<text:span text:style-name="正文引文_20_字符">既定</text:span>”需求。所以资本主义的现实，是一个所谓“主权”不断被他人操纵的体系。其次，则是社会内部资源分配的问题。</text:p>
      <text:p text:style-name="P137">在讨论市场需求时，通常关注的是偏好，而不是满足这些偏好所必需的购买力分配。收入分配被看作是给定的前提——这一点对拥有最多财富的人来说无疑极为便利。不言而喻，那些腰缠万贯之人相比捉襟见肘之人更容易实现自身的满足；而且，他们还可以在市场上以更高的出价压倒那些收入较低的人。如果资本主义真的是一种“消费者的”民主，那它无疑是一种基于“一元一票”的奇怪民主。究竟谁的价值观会在市场中得到最强烈的体现显然不言自明。如果我们从正统经济学那个（很方便的）“<text:span text:style-name="正文引文_20_字符">给定收入分配</text:span>”的假设出发，那么任何试图据此确<text:soft-page-break/>定资源“最优配置”的努力从一开始就都是有缺陷的，因为金钱也已从一开始就取代了效用。在这种前提下，再去声称市场所产生的分配是最优的，无疑是一种极端的循环论证。</text:p>
      <text:p text:style-name="P138">换句话说，在资本主义制度下，被最大化的并不是个人需求或抽象意义上的“效用”，而是<text:span text:style-name="正文引文_20_字符"><text:span text:style-name="T19">有效</text:span></text:span>效用（也就是通常所说的“有效需求”）——也就是，由货币支撑的效用。这正是所有赞美市场奇迹背后的真实逻辑。正如右翼思想权威冯·哈耶克所言，“<text:span text:style-name="正文引文_20_字符">市场所产生的自发秩序，并不能保证一般舆论认为更重要的需要会总是先于较不重要的需要得到满足</text:span>”。<text:span text:style-name="正文引文_20_字符">[“Competition as a discovery process”</text:span>，<text:span text:style-name="书名_20_字符">The Essence of Hayek</text:span>，第258页] 当百万富翁修建新的豪宅，而成千上万的人却无家可归、或被迫生活在贫民窟时；当有人给宠物喂食奢侈食品，而人类却在挨饿时——哈耶克不过是用了一种委婉的说法。这种逻辑实际上归根结底是在否认现实中的迫切需求，例如2005年生活在贫困线以下的3700万美国人（这占总人口的12.7%，算是发达国家中最高的比例，而且这一数字还是基于美国政府的绝对贫困标准；如果按相对贫困来衡量，情况只会更糟。）同样，4600万没有医疗保险的美国人完全可能认为，他们活下去的需要，比起让帕丽斯·希尔顿<text:note text:id="ftn3" text:note-class="footnote"><text:note-citation>①</text:note-citation><text:note-body><text:p text:style-name="Footnote"><text:s/><text:span text:style-name="T55">[W]</text:span>帕丽斯·惠妮·希尔顿（Paris Whitney Hilton，1981—），美国媒体名人、企业家、名媛、模特。据《福布斯》杂志报道，其单<text:span text:style-name="T55">2005年便赚进700万美元。</text:span></text:p></text:note-body></text:note>再买一件名牌时装要“<text:span text:style-name="正文引文_20_字符">更为重要</text:span>”。或者再极端一些，当农业企业为了出口市场种植经济作物，而无地者却被活活饿死时，这种“自发秩序”的荒谬性便暴露无遗。正如E.P.汤普森所指出的，哈耶克的回答实际上</text:p>
      <text:p text:style-name="P139">“是在宣扬这样一种观念：高价格通过将供给吸引到受灾地区来发挥作用，实际是一种应对匮乏的（充满痛苦的）手段。然而，真正吸引供给的并不是高价格本身，而是人们口袋里是否有足够的钱来支付这些高价格。匮乏时期的一个典型现象，恰恰是失业增加、钱包干瘪；当人们不得不以被抬高的价格购买生活必需品时，便无力再购买非必需品<text:span text:style-name="T56">[</text:span>，从而引发失业<text:span text:style-name="T56">]</text:span>……因此在受灾地区，能够支付高价的人数反而减少，粮食反而可能被运往邻近受灾较轻的地区，因为那里的就业状况尚可，消费者仍然有钱支付。高价格在这一过程中甚至还可能将供给从受灾最严重的地区抽走。”[<text:span text:style-name="书名_20_字符">Customs in Common</text:span>, pp. 283-4] </text:p>
      <text:p text:style-name="P140">因此，在一个以不平等为基础的社会中，“<text:span text:style-name="正文引文_20_字符">供求规律</text:span>”未必是“最有效率”的分配方式。这一点在该制度所依赖的“用钱包配给”的机制中体现得尤为清<text:soft-page-break/>楚。虽然经济学教材中往往将价格描述为“配给”稀缺资源的手段，但在现实中，这种配给方式会制造出大量偏差。正如汤普森所指出的那样：“<text:span text:style-name="正文引文_20_字符">无论这个隐喻多么具有说服力，其中都存在一种对价格所指派的真实关系的遮蔽，这意味着……一种意识形态上的心计。价格配给并不会按照需求在不同人之间公平地分配资源；它只是将供给保留给那些付得起价格的人，并将付不起的人排除在外……在匮乏时期抬高价格，甚至可能把[穷人]彻底‘配给’出市场。</text:span>”[<text:span text:style-name="书名_20_字符"><text:span text:style-name="T17">Op. Cit.</text:span></text:span>, p. 285] 而这恰恰正是现实中发生的情况。正如经济学家（也是饥荒研究权威）阿马蒂亚·森所指出的：</text:p>
      <text:p text:style-name="P141">“设想一种基于‘所有权、转让与矫正’这组权利的特权理论。在这种体系中判断不同个体的一系列占有是否正当，是通过考察其过去的历史、而不是通过检验这一系列占有所带来的后果。但如果这些后果显然是灾难性的，又该如何？……<text:span text:style-name="T57">[</text:span>我<text:span text:style-name="T57">]</text:span>在一项关于饥荒的研究中援引了一些经验证据……证据表明：在近代历史上许多千百万人生灵涂炭的大规模饥荒中，却并不存在总体粮食供给的下降；饥荒之所以发生，恰恰是因为在权利行使完全合法的情况下，占有权发生了转移……因此，在包括诺齐克在内的、由多种伦理理论在道德上加以辩护的那类权利体系中，……饥荒<text:span text:style-name="T58">[</text:span>是否可能发生呢？<text:span text:style-name="T58">] </text:span>我认为答案显然是肯定的。因为对许多人来说，他们唯一合法拥有的资源——也就是他们的劳动力——完全可能在市场上卖不出去，从而使其无法支配食物……如果真的发生了饥饿和饥荒这样的结果，那么，即便其后果如此灾难性，仍然可以在道德上接受这种占有分配吗？要是能对这一问题给出肯定回答，那显然相当令人难以置信。”[<text:span text:style-name="书名_20_字符">Resources, Values and Development</text:span>, pp. 311-2] </text:p>
      <text:p text:style-name="P142">在大英帝国奉行自由放任主义的时期，反复出现的饥荒就是一种长期存在的结构性问题。爱尔兰的马铃薯饥荒或许是最广为人知的案例，但事实上，数以百万计的人之所以死于饥饿，其主要原因正是对市场力量的信仰。根据最可靠的估计，在英属印度，1876-1878年饥荒的死亡人数约为600万至800万；1896-1900 年间的饥荒则造成了约1700万至2000万人死亡。一位英国统计学家在分析1800年以前两千年间印度的粮食安全状况时指出，在这一漫长时期内，印度平均每个世纪才会发生一次大饥荒；而在英国统治之下，饥荒却几乎每四年就发生一次。总体而言，<text:span text:style-name="T59">18</text:span>70年代末和<text:span text:style-name="T59">18</text:span>90年代末，仅在印度、中国和巴西，就有大约3000万至6000万人死于饥荒（这还不包括在其他地区更多的死亡人数）。虽然恶劣天气固然是起因，它推高了粮价，使最贫困的人群无力负担；但真正将饥荒推向灾难<text:soft-page-break/>规模的，却是市场机制本身以及建立在对市场深信不疑之上的政治决策。说得直白一些，如果当局将现有的粮食加以分配，绝大多数受害者本可以存活下来；然而他们并未这样做，因为在他们看来，这样的干预会破坏市场规律，滋生出一种依赖救济的文化。[Mike Davis, <text:span text:style-name="书名_20_字符">Late Victorian Holocausts</text:span> ] 值得一提的是，这一模式直到今天仍在第三世界国家反复上演：一些饥荒国家在本国人口挨饿的同时仍在出口粮食，仅仅因为国内“没有需求”。</text:p>
      <text:p text:style-name="Standard">正是在这样的现实背景下，哈耶克关于“<text:span text:style-name="正文引文_20_字符">自生秩序</text:span>”的轻率论断才显露出其真实的含义。正如克鲁泡特金所说：</text:p>
      <text:p text:style-name="正文引文">“现行经济制度的本质就在于，工人永远不可能享有他[或她]所创造的福祉……工业活动不可避免地被引导向……不是为了满足所有人的需要，而是为了在某一特定时刻为少数人带来最大利润。必然的结果是，一部分人的富足建立在他人的贫困之上；而大多数人的窘迫处境必须不惜一切代价地维持下去，以便始终有人愿意仅以自己劳动能力所能创造价值的一小部分出卖自己；否则，私人资本的积累便不可能实现。”[<text:span text:style-name="书名_20_字符">Anarchism</text:span>, p. 128]</text:p>
      <text:p text:style-name="P143">换言之，市场不可能脱离其所处的政治、社会与法律关系网络而被孤立出来、加以抽象化理解。这意味着“供给与需求”这一套说辞所揭示的，无非是有钱的人能够提出更高的需求，也就能获得更多的供给；而没钱的人则相反。至于这种结果是否构成对整个社会而言“最有效率”的配置，是无法证明的（除非你预先假定，富人<text:span text:style-name="Emphasis">正因为</text:span>他们更富有所以更“有价值”。）这种结构必然会对生产产生直接影响，因为“有效需求”会扭曲经济活动的方向，所以在资本主义条件下，满足需要始终是第二位的，真正的“<text:span text:style-name="正文引文_20_字符">唯一目标只是增加资本家的利润</text:span>”。[Kropotkin, <text:span text:style-name="T17">Op. Cit.</text:span>, p. 55] 乔治·巴雷特以一种直观而尖锐的方式揭示了这种制度的恶果：</text:p>
      <text:p text:style-name="正文引文">“今天，一切争夺的焦点都是如何竞争最大的利润。如果迎合某位贵妇一时的心血来潮，比养活饥饿的儿童更有利可图，那么竞争就会驱使我们以狂热的速度去满足前者；至于后者，则可以交由冷漠的慈善事业或济贫法去处理，或者干脆置之不理，全看它们心情如何。这就是它如何运作的。”[<text:span text:style-name="书名_20_字符">Objections to Anarchism</text:span>, p. 347]</text:p>
      <text:p text:style-name="Standard">因此就消费而言，无政府主义者非常清楚：社会必须生产并分配必需品给真<text:soft-page-break/>正需要它们的人。但这一点在资本主义制度下根本无法实现，因为无论资本主义如何高谈“效用”、“需求”、“消费者主权”等概念，真实情况始终是腰包里钱最多的人决定什么才算是“有效的”资源配置。这种决定既是直接的，通过他们对生存手段的控制；也是间接的，通过对市场需求结构的系统性扭曲。只要资源配置的唯一标准是金融利润，那么富人就可以在市场上压倒穷人，确保最高的回报；至于不那么富裕的人，那就无所谓了。</text:p>
      <text:p text:style-name="P144">归根结底，新古典经济学所假定的世界，并不是我们真实生活其中的世界。因此将这种理论应用于现实，既具有误导性，而且往往会造成灾难性的后果（至少对那些“一无所有者”而言尤其如此。）这乍看之下似乎令人意外；但一旦我们意识到新古典经济学在现实中所扮演的角色——资本主义的辩护者与其意识形态的防御者——这种“矛盾”也就随之消失了。</text:p>
      <text:p text:style-name="P38"/>
      <text:h text:style-name="Heading_20_3" text:outline-level="3">C.1.6 是否可能存在一种<text:line-break/>不基于均衡的资本主义经济学？</text:h>
      <text:p text:style-name="Standard">是可能，但这种经济学很难建立在自由市场的前提之上，因为资本主义的现实运作会很快压倒为它辩护的理论说辞。这一点可以从当代两大明确拒绝均衡概念的经济学流派中看出来：后凯恩斯主义学派，以及所谓的奥地利学派。</text:p>
      <text:p text:style-name="P145">前者对资本主义的本质几乎不作幻想。在其最出色的形态中，这一学派综合了古典经济学、马克思和凯恩斯的有效洞见，对资本主义及其经济学提出了有力而激进、甚至具有社会主义色彩的批判。在其最糟糕的形态中，它则主张通过国家干预把资本主义从自身矛盾中“拯救”出来，并在政治上与社会民主主义（在美国语境中通常称为“<text:span text:style-name="正文引文_20_字符">自由派</text:span>”）运动和政党结盟。如果经济学有朝一日真正成为一门科学，那么这一学派将在其发展过程中扮演关键角色。该学派的代表人物包括琼·罗宾逊、尼古拉斯·卡尔多、约翰·肯尼斯·加尔布雷思、保罗·戴维森以及史蒂夫·基恩。由于这一学派并不承担为资本主义辩护的功能，本文不对其展开讨论。</text:p>
      <text:p text:style-name="Standard">而奥地利学派则采取了截然不同的立场。该学派因其创始人多为奥地利人而<text:soft-page-break/>得名，立场鲜明地亲资本主义并反对<text:span text:style-name="Emphasis">任何</text:span>形式的国家干预（当然，资本主义财产权的界定与维护以及由此产生的权力，则并不在其反对之列。）该学派的经济学家包括欧根·冯·庞巴维克、路德维希·冯·米塞斯、默里·罗斯巴德、以色列·柯兹纳以及弗里德里希·冯·哈耶克（后者经常被其他奥地利学派经济学家批评在反对国家干预方面不够彻底）。总体而言，这是一个明显的少数学派。</text:p>
      <text:p text:style-name="Standard">由于奥地利学派与新古典经济学共享许多奠基性人物，并且同样植根于边际主义传统，它在许多方面与新古典经济学相当接近。关键差异在于，它否认经济处于均衡状态这一假设，而是拥抱一种更具动态性的资本主义模型。该学派以企业家活动为核心，认为企业家正是通过利用信息不对称和非均衡状态来获取超额利润，并由此推动整个体系向均衡靠近。用他们自己的说法，其关注的重点不是一个并不存在的终极状态，而是“市场过程”。因此，它试图通过描述资本主义如何应对<text:span text:style-name="正文引文_20_字符"><text:span text:style-name="T14">非</text:span></text:span>均衡状态，来为资本主义辩护，并提出一种据称能够使经济不断逼近均衡的市场过程理论——而这一理论，最终也失败了。</text:p>
      <text:p text:style-name="Standard">认为市场会在企业家活动的推动下不断趋向均衡，这一主张即便放在其自身的理论前提之中，也很难自圆其说。某一家企业的调整或许能使其所处的特定市场更接近均衡，但这些调整所产生的连锁效应，却可能把其他市场推离均衡。因此，任何行动都同时具有稳定和不稳定的双重效应。要相信企业家活动只会把整个经济体系推向更高程度的均衡，本身就近乎牵强，因为任何一种具体商品供求关系的变化，都会引发其他商品市场（包括货币市场）的变化。假定这些相互交织的调整会全部、或大体上指向均衡，不过是一种一厢情愿的想象。</text:p>
      <text:p text:style-name="P146">尽管这一思路比主流的新古典理论更贴近现实，但它也放弃了证明市场结果在任何意义上是个体偏好实现的这一可能性。换言之，它无法说明市场结果真的是“表达”了那些相互作用的个人偏好。这一理论既不能确立企业家活动所宣称的稳定性，也无法论证其所谓的社会有益性，因为动态过程完全可能导致行为的发散，而非收敛。一个动态系统并不必然具备自我纠偏能力，尤其还是在劳动力市场中，它也未必呈现出任何自我均衡的迹象（相反，它往往会受到经济周期的支配。）</text:p>
      <text:p text:style-name="P147">鉴于奥地利学派的理论在一定程度上建立在萨伊定律之上，我们在上一节中提出的批判同样适用于这里。但还有一个理由可以说明，奥地利学派关于资本主义自我调节的视角存在根本缺陷，而这一理由恰恰源自他们自身的分析。讽刺的<text:soft-page-break/>是，该学派的经济学家往往一方面坚持认为均衡并不存在，另一方面却又把分析建立在两个关键市场处于均衡状态的前提之上：劳动力市场和信贷市场。这种对一般假设的“例外”安排，其根本原因并不在于理论的一致性，而在于政治考量。前者用来回避“‘纯粹’的资本主义会导致对工人阶级的剥削”这样一种指控；后者则用来证明这种制度具有稳定性。</text:p>
      <text:p text:style-name="P147">在劳动力市场问题上，奥地利学派主张，自由市场资本主义将实现充分就业。至于这一状态本身正是一种均衡状态，他们似乎并不在意。于是我们看到，例如哈耶克就认为，“<text:span text:style-name="正文引文_20_字符">失业的原因……在于价格和工资偏离了其均衡位置，而在自由市场和稳定货币条件下，这一均衡本应自行确立。但我们永远无法知道这一均衡究竟会在怎样一套相对价格和工资体系中形成。</text:span>”因此，“<text:span text:style-name="正文引文_20_字符">现有价格偏离这一均衡位置……正是无法售出部分劳动力供给的原因。</text:span>”[<text:span text:style-name="书名_20_字符">New Studies</text:span>, p. 201] 由此可见，即便是那些自称已经超越均衡理论的人，在为资本主义辩护、为其自身制造的恶果开脱时，依然会毫不犹豫地重新拥抱均衡理论。</text:p>
      <text:p text:style-name="P147">当然，必须论证在“纯粹”资本主义条件下能够实现充分就业，才能维持“所有人的处境在这种制度下都会更好”的这样一种虚构叙事。否则，如果工人阶级长期承受高失业率，以及由此带来的恐惧与不安全感，那就很难说工人阶级能够从中受益。正如所料，奥地利学派在失业问题上的立场与新古典学派并无二致：他们认为失业是“<text:span text:style-name="正文引文_20_字符">自愿的</text:span>”，是劳动力价格过高的结果（谁能想到萧条竟然对工人如此有利——一部分人拥有了更多“闲暇”，而另一部分人则拿到了高于正常水平的工资？）。而资本主义的现实却与这种抽象模型相去甚远。</text:p>
      <text:p text:style-name="P148">无政府主义者早已认识到，资本主义市场本身就建立在不平等以及权力关系的变化之上。蒲鲁东指出：“<text:span text:style-name="正文引文_20_字符">制造商对工人说：‘你可以像我接受你的劳动那样，自由地把你的服务拿到别处去。我只给你这个价。’商人对顾客说：‘要么接受，要么放弃；你的钱由你支配，我的货物由我支配。我就要这个价。’那么，谁会让步？只有弱者。</text:span>”他和所有无政府主义者一样，都看到支配、压迫与剥削是从市场或经济权力的不平等中流淌出来，而“<text:span text:style-name="正文引文_20_字符">侵夺的力量存在于更强的力量之中</text:span>”。[<text:span text:style-name="书名_20_字符">What is Property?</text:span>, p. 216 and p. 215] 正如我们在B.4.3节中所论证的那样，这一点在劳动力市场中尤为明显。</text:p>
      <text:p text:style-name="P149">因此在这样的条件下，“纯粹”资本主义出现充分就业的可能性极低，因为一旦如此，雇主便会失去优势。而要长期维持这样一种正如我们在C.7节所指出<text:soft-page-break/>的那样，会给“现实存在的”资本主义制造重重困难的状态，这与其说是严肃的分析，不如说是一厢情愿的幻想。如果在奥地利学派模型中纳入失业因素（而也本应如此），那么劳动的议价地位显然会被削弱，其结果是资本会趁机以牺牲劳动为代价攫取利润。反过来，如果充分就业赋予了劳动以力量，那劳动者就能够利用这一地位侵蚀老板的利润与管理权力。所有从逻辑上说，我们应当预期：非充分就业与就业不安全才是经济的常态，充分就业只会在衰退来临前昙花一现。基于这一点，我们也就会预期“纯粹”资本主义是不稳定的——正如历史上所有对它的近似形态一如既往展现的那样。奥地利经济学并没有给出让人相信这种状况会发生哪怕丝毫改变的任何理由。而事实上，鉴于他们对工会和福利国家的明显敌意，在大多数经济周期阶段，劳动的议价能力还会被进一步削弱；因此，与哈耶克的看法相反，失业不仅会持续存在，其水平还会在整个经济周期中大幅波动。</text:p>
      <text:p text:style-name="Standard">这就把我们引向奥地利理论中下一个同样反常的市场：信贷市场。按照奥地利学派的说法，“纯粹”资本主义不会经历经济周期（即便有，也只是极其轻微的周期波动）。因为真正的问题在于国家干预（或者更准确地说，国家以某种方式介入）所导致的信贷市场失衡。奥地利经济学家W·邓肯·里基对此作过如下概括：</text:p>
      <text:p text:style-name="正文引文">“经济周期是由货币扩张与紧缩所引发的……当印出新钞时，表面上看起来仿佛储蓄供给增加了。利率下降，企业家因此被误导，借入更多资金以支持额外的投资活动……如果这种变化源自[真实的储蓄]，那倒不会产生问题……——但这种变化却是由政府造成的。新制货币以工资、地租和利息的形式流向要素所有者……这些要素所有者随后会按照原有的消费与投资比例支出其更高的货币收入……资本品产业最终会发现，它们的扩张判断是错误的，由此便产生了错误投资。”[<text:span text:style-name="书名_20_字符">Markets, Entrepreneurs and Liberty</text:span>, pp. 68-9]</text:p>
      <text:p text:style-name="P150">这一分析建立在这样一种观念之上：利率反映了个人在当前物品与未来物品之间的“时间偏好”（更详细的讨论见C.2.6节）。其论证逻辑是，银行或政府通过操纵货币供给或利率，使实际利率偏离了那个能够使储蓄与贷款相匹配的“真实”利率。当然，这种分析本身就依赖于“利率确实能够使储蓄与贷款相等”的前提，而这显然，就是一种均衡状态。而如果我们假定信贷市场与其他市场一样会同样呈现出偏离均衡的倾向，那么由于银行和企业为了获取更多利润，会基于对当前状况的误判以及对未来发展的不确定预期而扩张信贷，错误投资就几乎是<text:soft-page-break/>不可避免的。并不令人意外的是，奥地利学派（就和大多数经济学家一样）仍然指望让工人阶级为任何一次衰退买单，具体表现为下调实际工资，尽管按照他们自己的理论，危机的根源恰恰在于资本家和银行家追逐更高利润，从而使前者对信贷的需求和后者对信贷的供给，都超过了“自然”利率所允许的水平。</text:p>
      <text:p text:style-name="P150">因此，具有讽刺意味的是，虽然奥地利学派的经济周期理论恰恰植根于信贷市场的<text:span text:style-name="正文引文_20_字符"><text:span text:style-name="T14">非</text:span></text:span>均衡概念，但这种非均衡正是他们认为在其他所有市场中普遍存在的常态。实际上，他们假定货币供给和利率是由国家外生（也就是在经济体系之外）决定的。然而这种看法并不成立，因为经验事实恰恰指向相反的结论，即货币供给本身具有内生性。关于货币的这种理解（尤其由后凯恩斯主义学派大力提出）认为，货币供给取决于信贷需求，而信贷需求又取决于经济活动的水平。换言之，银行体系会创造出人们所需要的数量的货币，而任何试图控制这种创造过程的努力都会引发经济问题，甚至可能导致危机。换言之，货币并非外在强加之物，而是从体系<text:span text:style-name="Emphasis">内部</text:span>生成的；因此，奥地利学派试图“<text:span text:style-name="正文引文_20_字符">归咎于国家</text:span>”的做法本身就错的。正如我们在C.8节中所讨论的那样，国家在<text:span text:style-name="T60">19</text:span>80年代初的货币主义灾难时期试图控制货币的努力已然失败，而在一个银行体系完全私有化的“纯粹”资本主义中，这种结果也不太可能发生改变。</text:p>
      <text:p text:style-name="P151">还需要指出的是，，奥地利学派的经济周期理论在<text:span text:style-name="T60">19</text:span>30年代的理论论战中败给了凯恩斯主义（这里指的是当时的凯恩斯理论，而非战后形成的新古典-凯恩斯综合理论）。原因主要有三点。第一，它在现实层面上几乎毫无意义（其政策结论无非是“什么也不要做”）。第二，它带有明显的傲慢色彩（其基本立场是：如果人们当初听从他们的劝告，那就根本不会发生经济萧条；既然没有听，那么萧条所带来的痛苦就是咎由自取）。第三，也是最关键的一点，奥地利学派中最重要的经济周期理论家，其理论被皮耶罗·斯拉法和尼古拉斯·卡尔多彻底驳倒（后者本来还是哈耶克的追随者，后来转向凯恩斯主义）。他们共同揭示了该理论内部无法自洽的根本矛盾。</text:p>
      <text:p text:style-name="P152">经验事实同样支持我们对奥地利学派关于资本主义稳定性和失业问题的批评。纵观整个19世纪，经济繁荣与萧条反复出现，几乎从未间断。即便是在常被描绘为近似于自由放任经济体制的美国，19世纪最后三分之一（这一通常被视为私人企业“黄金时代”的时期），也充满了剧烈的不稳定和普遍的不安。1867年至1900年间，美国经历了8个完整的经济周期。在这396个月中，经济扩张持续<text:soft-page-break/>了199个月，而收缩则达197个月。很难说这样的记录体现了所谓的高度稳定性（作为对照，自第二次世界大战结束以来，经济处于衰退或萧条状态的时间大约只占全部时期的五分之一）。从整体看，美国经济在1807年、1817年、1828年、1834年、1837年、1854年、1857年、1873年、1882年和1893年都陷入过萧条、恐慌或危机；此外，1903年和1907年也同样是危机年份。至于“充分就业”就更谈不上是常态。以1890年代为例，失业率连续6年超过10%，1894年甚至达到18.4%的高峰，而失业率低于4%的年份只有1892年这一次。这，就是所谓前凯恩斯时代经济中“短暂而温和的衰退”“价格迅速调整”“市场迅速出清”的真实写照！</text:p>
      <text:p text:style-name="P152">不过幸运的是，奥地利学派的方法论使它能够无视那些恼人的“限制条件”，比如事实、统计、数据、历史或实验验证。新古典经济学至少还<text:span text:style-name="Emphasis">假装</text:span>自己是科学的，而奥地利学派则把其演绎式的方法论（也就是前科学的方法）当作一种荣誉徽章，与其对自由市场资本主义的狂热崇拜并列展示。用米塞斯的话说，对奥地利学派而言，经济理论“<text:span text:style-name="正文引文_20_字符">并不是源自经验，而是先于经验而存在</text:span>”，并且“<text:span text:style-name="正文引文_20_字符">任何经验都不可能迫使我们放弃或修正</text:span><text:span text:style-name="正文引文_20_字符"><text:span text:style-name="T19">先验的</text:span></text:span><text:span text:style-name="正文引文_20_字符">定理；这些定理在逻辑上先于经验，因此既不能被经验证实，也不能被相反的经验所证伪</text:span>”。如果说这些表述还不足以充分展现米塞斯<text:span text:style-name="Emphasis">先验主义</text:span>那套光怪陆离的思想景观，那么读者或许可以从下面这段话中获得某种乐趣——或者说，恐惧：</text:p>
      <text:p text:style-name="正文引文">“如果理论与经验之间出现矛盾，<text:span text:style-name="Emphasis">我们必须始终假定</text:span>：要么是理论所预设的某个条件并不存在，要么是我们的观察出现了错误。理论与经验事实之间的不一致，往往会迫使我们重新思考理论本身的问题。<text:span text:style-name="Emphasis">但只要这种重新思考没有发现我们推理中的错误，我们就无权怀疑该理论的真实性</text:span>” [emphasis added, quoted by Homa Katouzian, <text:span text:style-name="书名_20_字符">Ideology and Method in Economics</text:span>, pp. 39-40]</text:p>
      <text:p text:style-name="Standard">换言之，如果现实与你的观念发生冲突，那么就不用调整你的观念，因为出问题的一定是现实本身！而真正的科学方法则会在事实的基础上修正理论；而根据理论去否认事实，本身就不是科学！脱离经验，任何理论都只是一场幻想。演绎体系搭建得越高，错误混入其中的可能性就越大，而这些错误只能通过将分析与现实对照来加以纠正。起始假设或推理链条中包含的不准确指出，虽然可能极其细微、几乎无法察觉，但最终却会导出完全错误的结论。同样，一套逻辑推演也可能遗漏某些只有在实际经验中才会显现的因素，或者本身虽然并没错、但却是<text:soft-page-break/>不完整的，或是错误地强调了无关紧要的方面。忽视真实经验，就等于在评估理论时放弃了最关键的输入。</text:p>
      <text:p text:style-name="P153">如果像任何一位一以贯之的奥地利学派经济学家那样，对经验记录中显而易见的问题一概视而不见，那么一个问题就不可避免地浮现出来：为什么奥地利学派会在这两个市场上，对其自身的非均衡分析破例呢？这是否是一种政治上的权宜之计——当“均衡”这一概念与现实时明显冲突时，便用非均衡理论来攻击它；而当需要抨击工会、福利计划以及其他旨在帮助工人阶级抵御资本主义市场冲击的方案时，又能够重新回到均衡论的立场？鉴于奥地利经济学自我标榜为“纯粹”资本主义的捍卫者（而且这种资本主义本身在逻辑上也并不那么纯粹），得出这样的结论并不困难。</text:p>
      <text:p text:style-name="Standard">在逻辑上或在为资本主义辩护方面拒斥均衡概念，并不像奥地利学派所希望的那样那么简单。均衡之所以在新古典经济学中占据核心位置，并不是偶然。如果一次交易发生在非均衡状态下，那么交易中处于有利一方的人必然是以处于不利一方的损失为代价，获得了实际收入的增加。换言之，奥地利经济学在大多数市场中所依赖的，恰恰是一种“交易对其中一方更有利”的设想，而这直接违背了他们反复宣扬的教条——交换必然使双方都受益。更重要的是，一旦拒绝均衡概念，就等于否定了工人的工资等同于他们在生产中、从而在社会中的“正当贡献”。如果均衡并不存在，或者从未真正达成，那么那些用来“证明”资本主义条件下工人不受剥削的各种经济规律，也就失去了适用前提。同样，只要承认任何现实市场都不可能符合完全竞争的理想模型，这一结论依然成立。也就是说，只要真正承认并纳入现实因素，资本主义经济学就无法证明资本主义是稳定的、非剥削性的，或者能够满足所有人的需要。</text:p>
      <text:p text:style-name="Standard">既然奥地利学派既拒斥均衡概念，又否认通过经验检验来验证其理论与对经济的判断，那么他们为资本主义所作的辩护，最终只剩下两点：“自由”，以及“其他一切都会更糟”。而这两点都难以令人信服。</text:p>
      <text:p text:style-name="P154">先看第一种说法。它表面上看似乎颇具吸引力，尤其容易引起无政府主义者的共鸣。然而这种对“自由”的强调——个人作出自身决策的自由——一旦遭遇资本主义的现实，便会立刻触礁。个体在可以选择的情况下会倾向于选择对自己最有利的方案，谁会否认这一点呢？但这种对个人自由的颂扬所忽视的，是资本主义通过制造不平等，常常把选择压缩为在两权相害（或多权相害）取其轻而已。<text:soft-page-break/>所以，我们才会强调可供选择的决策质量。那个同意在血汗工厂劳作的工人，确实通过这一选择“最大化”了她的“效用”——毕竟，这总比饿死要好。但只有被资本主义经济学意识形态蒙蔽的人，才会认为她是自由的，或者认为她的决定并不是在（经济）强制之下作出的。</text:p>
      <text:p text:style-name="P155">奥地利学派对市场痴迷到了这样的程度，以至于他们在市场并不存在的地方——例如资本主义企业内部——也看见了市场。而在那里支配一切的却是等级制度；于是乎，尽管奥地利学派口口声声谈论“自由”，但往好里看他们是忽略了“工厂法西斯主义”，往坏里说则是加以颂扬（见F.2.1节）。在他们看来，管理者生来就是为了管理，工人则生来就是为了服从。讽刺的是，奥地利学派与新自由主义者如出一辙，他们所宣扬的“自由”伦理，实际上是建立在一种对工作场所权威近乎天真的迷信之上。于是，我们便看到自称捍卫“自由”的人，却在为资本主义那种等级森严、专断独行的管理结构辩护——也就是说，为一种“自由的”工人臣服于明显<text:span text:style-name="Emphasis">缺乏</text:span>自由的关系辩护。如果你的私人生活就像你的工作生活那样，被如此严密地监控和规训，那你完全有理由将其视为一种压迫。</text:p>
      <text:p text:style-name="P156">换言之，这种通过市场来理想化“自由”的做法，完全无视了这样一个事实：对相当大一部分人而言，这种自由的适用范围本身就极为有限。进一步说，就劳动力市场而言，资本主义所赋予的自由往往不过是“选择主人”的自由而已。这种为资本主义所作的辩护，总体来看刻意忽略了经济不平等的存在——而经济不平等正意味着权力的不平等，并由此侵蚀他人的自由与机会。社会不平等可以迫使人们最终并不是“<text:span text:style-name="正文引文_20_字符">得到自己想要的</text:span>”，而是“<text:span text:style-name="正文引文_20_字符">想要自己得到的</text:span>”。原因仅仅在于，人们不得不调整自身的期待与行为，以适应由经济权力高度集中的结构所决定的生活模式。这一点在劳动力市场中尤为明显。正如我们已经讨论过的那样，由于失业的存在，劳动力的出售者在与购买者的关系中通常处于明显不利的地位。</text:p>
      <text:p text:style-name="P157">正因如此，奥地利学派自诩为“自由”捍卫者的说法，在无政府主义者听来显得格外空洞。而这一点早在<text:span text:style-name="T61">19</text:span>20年代就已显露无遗。尽管他们口口声声谈论“自由”，但一旦局势紧张、工人阶级站起来反抗这种所谓“自然秩序”，他们最终却会为了拯救资本主义而转而为专制政权辩护。例如，冯·米塞斯在<text:span text:style-name="T61">19</text:span>20年代就曾声称：“<text:span text:style-name="正文引文_20_字符">不可否认，法西斯主义以及其他旨在建立独裁统治的类似运动，充满了最善良的意图，因为它们的干预在当下拯救了欧洲文明。法西斯主义因此</text:span><text:soft-page-break/><text:span text:style-name="正文引文_20_字符">赢得的功绩，将永远载入史册。</text:span>”[<text:span text:style-name="书名_20_字符">Liberalism</text:span>, p. 51] 而到了<text:span text:style-name="T62">19</text:span>30年代，面对纳粹，米塞斯的论调有所变化。由于其犹太人身份，他本人也面临着国家压迫——而在上一个十年里，他却对国家镇压反叛工人的做法颇为赞许。于是他毫不意外地开始强调“纳粹”是“国家社会主义”的缩写，从而把法西斯主义的恐怖归咎于“社会主义”，而不是那些资助法西斯党派、并在工人运动、无政府主义运动和社会主义运动被镇压后从中大肆获利的资本家。</text:p>
      <text:p text:style-name="P157">类似的情形也出现在<text:span text:style-name="T62">19</text:span>80年代。当一些受奥地利学派影响的右翼政府在多个国家上台执政时，这些国家普遍经历了国家权威的强化与权力的集中。以英国为例，撒切尔政府不仅没有削弱国家，反而强化了国家机器，并动用它来摧毁工人运动（以确保管理层对工人的支配权）。换句话说，国家不再是用来约束资本和人民的，而是主要用来约束人民。公众所享有的“自由”，不过是去做市场所要求他们做的事情；而一旦他们反抗市场那只“看不见的大手”，国家那只相当“看得见的铁拳”（或者私人安保公司）就会出面，迫使他们服从。可以确信，如果真的出现了一个强大的无政府主义运动，那奥地利经济学家也会像<text:span text:style-name="T62">19</text:span>20年代的米塞斯那样，支持任何他们认为有必要的国家暴力来捍卫所谓的“文明”。当然，一切是以“自由”之名。</text:p>
      <text:p text:style-name="Standard">接着便出现这样一种观念：任何偏离“纯粹”资本主义的制度都会更糟。鉴于他们在意识形态上敞开胸怀拥抱自由市场，奥地利学派猛烈抨击那些试图把资本主义从其自身矛盾中拯救出来的经济学家（如凯恩斯）。在奥地利学派看来，只有资本主义或“社会主义”（亦即国家干预），二者不可兼得。任何将二者加以结合的尝试，正如哈耶克在《通往奴役之路》中所言，都会不可避免地通向极权主义。因此，奥地利学派站在攻击福利国家的最前线，认为福利国家不仅适得其反，而且会内在地通向法西斯主义，甚至更糟糕的，通向某种国有社会主义。不言而喻，他们在无休止地颂扬资本主义这一“自然”制度时，巧妙地回避了国家在最初塑造资本主义过程中所扮演的角色。他们同样没有意识到，自己所哀叹的国家干预之胜利，一方面是维系资本主义运转所必需的，另一方面则是试图逼近其乌托邦理想带来的结果（参见D.1节的讨论）。</text:p>
      <text:p text:style-name="P158">然而，哈耶克的这一论断并没有任何的经验依据。历史上从未有哪个国家因为经济干预而变成了法西斯国家（除非就像智力那样发生了右翼政变，但那并不是他的论证方式）。恰恰相反，是独裁国家实施了计划，而非民主国家在干预经济<text:soft-page-break/>之后变得独裁。此外，再看看西方的福利国家，资本家阶级在<text:span text:style-name="T63">19</text:span>60年代和70年代的主要抱怨并不是缺乏普遍的自由，而是太自由了。工人以及其他先前被压迫却顺从的社会群体开始为自身权利挺身而出，挑战社会中的传统等级秩序。这显然与“农奴制”并不相符；反倒是皮诺切特统治下的智利、撒切尔时代的英国以及里根时期的美国所形成的劳资关系，才要更贴近这一描述。当时的呼声在于要求国家捍卫“<text:span text:style-name="正文引文_20_字符">管理层的管理权</text:span>”，对抗叛逆的工资奴隶，通过摧毁其斗志和组织来恢复秩序，同时干预工作场所以巩固资本主义的权威。此举必然伴随着国家权力与集中化的增强，而只有那些把资本主义的修辞与其现实混为一谈的人才会惊讶于此。</text:p>
      <text:p text:style-name="Standard">同样不言而喻的是，哈耶克的论题在实践中被极端选择性地运用。例如，人们不免感到诧异：某些保守派政治家一只手紧握《通往奴役之路》，用它为削减福利国家辩护；另一只手却推行向军工复合体输送数十亿资金的政策。显然，“计划”只有在符合多数人利益时才会被视为对自由的威胁。而至于（比如说）国防开支，那就完全不存在这样的问题。正如乔姆斯基所强调的那样：“<text:span text:style-name="正文引文_20_字符">‘自由市场’意识形态非常</text:span><text:span text:style-name="正文引文_20_字符"><text:span text:style-name="T19">有用</text:span></text:span><text:span text:style-name="正文引文_20_字符">——它是对付普通民众的武器……因为它反对社会支出；它也是对付国外穷人的武器……但当涉及到真正的规划时，</text:span><text:span text:style-name="正文引文_20_字符"><text:span text:style-name="T64">[</text:span></text:span><text:span text:style-name="正文引文_20_字符">统治阶级中</text:span><text:span text:style-name="正文引文_20_字符"><text:span text:style-name="T64">]</text:span></text:span><text:span text:style-name="正文引文_20_字符">没有人会认真对待这些东西——而且向来也没有人如此。</text:span>”[<text:span text:style-name="书名_20_字符">Understanding Power</text:span>, p. 256] 正因如此，无政府主义者才强调<text:span text:style-name="Emphasis">自下而上</text:span>的改革，而非自上而下的改革——只要国家仍然存在，任何改革都应首先指向为富人服务（而且还要慷慨得多的）福利国家，而非指向普通民众（<text:span text:style-name="T64">19</text:span>80年代以来的经验已经表明，当改革被交由资本家阶级主导时，将会发生什么）。</text:p>
      <text:p text:style-name="P159">这并不是说，哈耶克攻击那些称极权农奴制为“新自由”的论调攻击地毫无道理；也不是说，他对中央计划与国有“社会主义”的批判没有任何价值。远非如此。无政府主义者同样会认同“任何有效的经济制度若要保持活力并满足社会需要，就必须以自由与分权为基础”；只不过，他们把这种批判<text:span text:style-name="Emphasis">同样</text:span>适用于资本主义，而不仅仅是国家社会主义。哈耶克论证中颇具讽刺意味的一点在于，他没有看到，自己用以有效反驳国有社会主义中央计划理念的“默会知识”理论，同样完全可以用来批判高度集中、由上而下运作的资本主义企业与资本主义经济结构。同样讽刺的是，他也没有意识到，这一理论同样适用于他极力捍卫的价格机制本身（正如我们在I.1.2节中所指出的，价格体系所遮蔽的必要信息不比它所提供的少）。因此，哈耶克对资本主义的辩护，反而可以被拿过来用以反对资本主义<text:soft-page-break/>及其所依赖的集中化、专断性的结构。</text:p>
      <text:p text:style-name="P160">总而言之，尽管它公开而极端地为自由市场资本主义及其不平等现象辩护，在某种意义上令人感到“耳目一新”，但这种立场丝毫谈不上令人信服，更谈不上科学。事实上，它不过是披着“自由市场”这一薄弱的修辞外衣激烈地辩护商业权力而已。由于它宣扬资本主义的无谬性，这就要求几乎毫不动摇地捍卫企业、经济与社会权力以及工作场所中的等级结构。它必须否认一个显而易见的事实：放任大型企业成长为寡头乃至垄断（正如它们事实上的那样，参见C.4节），会削弱竞争在解决不道德商业行为与工人剥削问题上的可能性，而这恰恰是他们所声称的竞争功能。而考虑到奥地利学派（如同经济学总体而言）将“自由”等同于私营企业的“自由”，亦即经济上占优势的掌权者免于问责的自由，这一点并不令人意外。如此一来，这种“自由”便沦为对经济强权者随心所欲行事的辩护（只要不违反由其在政府中的同类所制定的法律）。</text:p>
      <text:p text:style-name="P161">讽刺的是，奥地利学派对资本主义的辩护，反而依赖于相信资本主义会始终保持在接近均衡的状态。然而，如果更有可能的情况是资本主义在内源上就并不稳定，那么任何现实中的“纯粹”资本主义都将远离均衡，其结果便是失业，以及当然不可避免的繁荣与萧条。因此，虽然确实可以构建一种以非均衡为基础的资本主义经济学，但它很难说服任何并不是早已坚信“资本主义是史上最佳制度”的人，除非这些人毫不关心失业（也即对工人剥削）与就业不稳定性。正如史蒂夫·基恩所指出的那样，这不过是“<text:span text:style-name="正文引文_20_字符">一种在意识形态上支持资本主义经济的替代方式……如果新古典经济学有一天因为任何原因而再也站不住脚，奥地利学派便完全有条件为那些相信市场高于一切其他社会组织形式的信徒，提供另一种可供信仰的宗教。</text:span>”[Keen, <text:span text:style-name="书名_20_字符">Debunking Economics</text:span>, p. 304]</text:p>
      <text:p text:style-name="Standard">那些追求所有人的自由，希望立足于不只是信仰一种充满等级、不平等与压迫的经济制度的人，或许更应该去寻求一种更加现实、也更少辩护性的经济学理论。</text:p>
      <text:h text:style-name="P162" text:outline-level="2">C.2 为什么资本主义是剥削性的？</text:h>
      <text:p text:style-name="Standard">在无政府主义者看来，资本主义的根本特征在于资本对劳动的剥削。最著名的表述莫过于蒲鲁东那句“<text:span text:style-name="正文引文_20_字符"><text:span text:style-name="T19">财产即盗窃</text:span></text:span>”，但这种立场并非只存在于某一派别，而是贯穿于所有无政府主义理论流派之中。对巴枯宁而言，资本主义体现为一种“<text:span text:style-name="正文引文_20_字符">剥削者与被剥削者之间的经济关系</text:span>”，因为它意味着少数人拥有“<text:span text:style-name="正文引文_20_字符">通过剥削他人劳动而生存的权力与权利，拥有剥削那些既不占有财产也不掌握资本、因而被迫将自身生产能力出卖给幸运地同时拥有二者之人的劳动的权利</text:span>”。[<text:span text:style-name="书名_20_字符">The Political Philosophy of Bakunin</text:span>, p. 183] 这也就意味着，当一名工人“<text:span text:style-name="正文引文_20_字符">将自己的劳动出卖给雇主时……他所生产的价值中，总有一部分会被雇主不正当地攫取</text:span>”。[Kropotkin, <text:span text:style-name="书名_20_字符">Anarchism and Anarchist-Communism</text:span>, p. 52]</text:p>
      <text:p text:style-name="P163">从根本上说，这一批判——颇为讽刺地——正是建立在<text:span text:style-name="Emphasis">资本主义</text:span>为私有财产所作的辩护之上，即将私有财产视为劳动的产物。正如在B.4.2节中指出的那样，洛克以劳动来论证私有财产的正当性，却同时允许劳动被出卖给他人。正是这前提，使得劳动的购买者（资本家和地主）得以占有其他劳动者（雇佣工人和佃农）的产品。正如异见经济学家戴维·埃勒曼所言，“<text:span text:style-name="正文引文_20_字符">资本主义生产，即以雇佣合同为基础的生产，否认了工人对其（正面与负面）劳动成果的权利。然而，人们对其劳动成果的权利一直是私有财产占有的自然基础。因此，资本主义生产非但不是建立在私有财产之上，反而实际上是否认了私有财产占有的自然基础。</text:span>”[<text:span text:style-name="书名_20_字符">The Democratic worker-owned firm</text:span>, p. 59] 蒲鲁东则用如下方式表达了这一思想：</text:p>
      <text:p text:style-name="P164">“凡劳动者，必成为所有者——这是从政治经济学与法学原则中必然推导出的结论。当我说所有者时，我并不是（像那些虚伪的经济学家那样）仅仅是指其津贴、薪水或工资的所有者——我指的是他所创造的价值的所有者，而这一价值却只被主人独占……劳动者即便在领到工资之后，仍然对他所生产的事物保有一种自然权利。”[<text:span text:style-name="书名_20_字符">What is Property?</text:span>, pp. 123-4]</text:p>
      <text:p text:style-name="P165">换言之，无政府主义者从资本主义自身所依赖的道德辩护出发，指出它根本无法满足自己所宣称的标准（“<text:span text:style-name="正文引文_20_字符">像我这样作为劳动者的人，本应有权占有自然的产物和我自身劳动的成果——然而作为一个无产者</text:span><text:span text:style-name="正文引文_20_字符"><text:span text:style-name="T65">[</text:span></text:span><text:span text:style-name="正文引文_20_字符">雇佣劳动者</text:span><text:span text:style-name="正文引文_20_字符"><text:span text:style-name="T65">]</text:span></text:span><text:span text:style-name="正文引文_20_字符">，我却一样也享受不到。</text:span>”[Proudhon, <text:span text:style-name="T17">Op. Cit.</text:span>, p. 65]）。是否应当在自由社会中贯彻这一原则，在<text:soft-page-break/>无政府主义内部仍是一个悬而未决的问题。个人无政府主义者和互助无政府主义者主张应当如此，因此认为个体劳动者应当获得其劳动的产品（因而主张按劳分配）。无政府共产主义者则认为，“<text:span text:style-name="正文引文_20_字符">社会所有制以及按需要进行分享……将是最好、也最公正的经济安排</text:span>”。其理由有二。第一，在“<text:span text:style-name="正文引文_20_字符">现代工业</text:span>”条件下，根本“<text:span text:style-name="正文引文_20_字符">不存在</text:span>”所谓的个人产品，因为“<text:span text:style-name="正文引文_20_字符">所有劳动以及劳动的产品都是社会性的</text:span>”。[Berkman, <text:span text:style-name="书名_20_字符">What is Anarchism?</text:span>, pp. 169-70] 第二，从最基本的正义原则来看，人的需求并不取决于劳动能力，而惩罚那些无法劳动的人（如病者、幼者和老者）显然也是不正当的。不过，尽管无政府主义者在如何最公正地实现这一原则上存在分歧，但他们<text:span text:style-name="Emphasis">一致</text:span>同意：劳动应当控制其所生产的一切（无论是以个体形式还是以集体形式），因此，一切非劳动的收入都是剥削（需要强调的是，由于这两种方案都是自愿的，它们之间并不存在真正的矛盾）。无政府主义者往往将非劳动收入称为“剩余价值”或“高利贷”，并用这些术语来概括利润、地租和利息（详见C.2.1节）。</text:p>
      <text:p text:style-name="Standard">这一批判之所以对资本主义是个难题，可以从经济学家们为非劳动收入所构造的种种繁复而巧妙的辩护中清楚地看出。至少在过去，经济学家对这一问题的严重性是心知肚明的。作为古典学派最后一位伟大的经济学家，约翰·斯图亚特·密尔在提出了资本主义的典型道德辩护时，也坦率地指出了其中的矛盾。正如他在其经典的经济学导论中所解释的那样，“<text:span text:style-name="正文引文_20_字符">财产制度，在被限制于其本质要素之内时，意味着承认每个人都对其凭自身努力所生产之物拥有排他性的支配权……整个制度的基础，在于生产者有权占有他们自己所生产的东西。</text:span>”密尔随即指出了一个显而易见的矛盾——工人<text:span text:style-name="Emphasis">并未</text:span>获得他们所生产的东西。因此，人们“<text:span text:style-name="正文引文_20_字符">可以反对</text:span>”说，资本主义社会“<text:span text:style-name="正文引文_20_字符">承认个人对自己并未生产之物享有财产权</text:span>”，例如，“<text:span text:style-name="正文引文_20_字符">一家工厂中的工人凭借其劳动和技能创造了全部产品；但产品并不归他们所有，法律只给予他们约定好的报酬</text:span><text:span text:style-name="正文引文_20_字符"><text:span text:style-name="T66">[</text:span></text:span><text:span text:style-name="正文引文_20_字符">工资</text:span><text:span text:style-name="正文引文_20_字符"><text:span text:style-name="T66">]</text:span></text:span><text:span text:style-name="正文引文_20_字符">，却将产品转移给了某个仅提供了资金、甚至可能根本未参与生产劳动的人。</text:span>”[<text:span text:style-name="书名_20_字符">Principles of Political Economy</text:span>, p. 25] 随着新古典经济学的兴起，这一问题并未消失，而为资本主义辩护的需要也在持续推动着经济学的发展。例如，J.B. 克拉克就清楚地意识到问题的利害所在，并且像密尔一样，将其明确地表达出来：</text:p>
      <text:p text:style-name="P166">“当一名工人离开工厂，把他的工资装进腰包里时，民法保障他对这笔所得的权利；但在他离开工厂之前，他就已经是当天辛劳所创造出的财富中某一部分的正当所有者。那种以某种他并不理解的方式决定其工资数额的经济规律，是否<text:soft-page-break/>真的使他的报酬与他在当天产品中所占的份额相一致，还是迫使他把本应属于自己的那一部分留在了雇主手中呢？一种生活制度如果迫使人们把依法因创造而属于他们的东西留给雇主，那本身就是一种制度化的抢劫——是一种以法律形式确立的、对财产权所宣称之根本原则的公然侵犯。”[The Distribution of Wealth, pp. 8-9]</text:p>
      <text:p text:style-name="P167">那么，究竟土地、货币和机器的所有者凭什么打从一开始能够获得收入？资本主义经济学的回答是：一切生产都涉及成本，因此，当人们为生产作出贡献并承受某种牺牲时，就理应得到回报。劳动在这一框架中被视为劳动者自身所承担的一种成本，因此他们应当因劳动而获得报酬。劳动被理解成了一种“负效用”，也就是人们并不愿意从事的事情——而不是一种“效用”，也就是人们愿意从事的事情。这种看法在资本主义制度下（就如同在任何阶级制度中一样）一定程度上看起来合乎情理，因为工人受制于管理和支配，往往要从事漫长而艰苦的劳动。于是多数人都会欣然同意：劳动显然是一种应当得到补偿的成本。</text:p>
      <text:p text:style-name="P168">经济学家毫不意外地倾向于用类似的方式为剩余价值辩护：他们主张，剩余价值同样包含着与劳动不相上下的成本和牺牲。对密尔而言，劳动“<text:span text:style-name="正文引文_20_字符">如果没有原材料和机器，就不可能进行……而这一切都是过去生产的成果。如果劳动者本身就拥有这些东西，他们就不必与任何人分享产品；但在他们并不拥有这些条件的情况下，就必须向拥有者支付某种等价物。</text:span>”[<text:span text:style-name="T17">Op. Cit.</text:span>, p. 25] 这种为利润所作的论证，被称为“节制说”或“等待说”。面对社会主义者和无政府主义者的批判，克拉克与密尔一样，提出了对非劳动收入的辩护，即用边际生产力理论来解释并正当化非劳动收入。随着先前理论的弱点不断暴露，新的理论也陆续被提出；其中的若干将在后续章节中加以讨论。</text:p>
      <text:p text:style-name="P168">具有讽刺意味的是，在亚当·斯密以《国富论》奠定经济学地位两百多年之后，经济学依然没有就“剩余价值”的来源形成一致的解释。正如异见经济学家米歇尔·I·那不勒斯与纳希德·阿斯兰贝吉所指出的那样，入门级经济学教材在利润率问题上“<text:span text:style-name="正文引文_20_字符">并不存在一个一致且被广泛接受的理论</text:span>”。他们考察了最畅销的三种经济学导论教材，发现其中呈现出一种“<text:span text:style-name="正文引文_20_字符">奇怪的杂糅体</text:span>”：其内容“<text:span text:style-name="正文引文_20_字符">往往令人困惑、不完整且彼此矛盾</text:span>”。鉴于自洽性通常被风为新古典理论的标志之一，“<text:span text:style-name="正文引文_20_字符">这种理论本身就必须受到质疑</text:span>”。这种“<text:span text:style-name="正文引文_20_字符">未能……在短期或长期内提供一个关于利润率的连贯理论</text:span>”的情况具有致命的意义，因为“<text:span text:style-name="正文引文_20_字符">缺乏一个对利润率的连贯</text:span><text:soft-page-break/><text:span text:style-name="正文引文_20_字符">解释，代表着新古典模型根本上的失败</text:span>”。[<text:span text:style-name="书名_20_字符">“What does determine the profit rate? The neoclassical theories present in introductory textbooks,”</text:span> pp. 53-71, <text:span text:style-name="书名_20_字符">Cambridge Journal of Economics</text:span>, vol. 20, p. 53, p. 54, p. 69 and p. 70]</text:p>
      <text:p text:style-name="P169">你接下来将会清楚地看到，无政府主义者认为，对“剩余价值”的各种辩护在本质上都是意识形态性的，缺乏经验上的基础。我们将试图表明，无论资本主义经济学如何解释，资本家都没有正当的理由从工人那里占有剩余价值；真正的原因始终在于财富与权力的不平等，而非资本家、投资者或地主所从事的任何实际生产性活动。主流经济理论通常试图为收入和财富的分配提供辩护，而不是去理解它们。它们讲述的是“应当如何”的寓言，而不是“事实如何”的现实。我们认为，任何对“<text:span text:style-name="正文引文_20_字符">剩余价值</text:span>”来源的科学分析，都不可能不会得出这样的结论：它主要源自财富的不平等，因而也源自市场中权力的不平等。换言之，卢梭才是正确的：</text:p>
      <text:p text:style-name="正文引文">“这两种人之间的社会契约条款，可以用寥寥数语概括：‘你需要我，因为我富而你穷。因此我们可以达成协议：我允许你享有为我服务的荣誉，而条件是，你把你所剩无几的那点东西给予我，以交换我指挥你的辛劳。’”[<text:span text:style-name="书名_20_字符">The Social Contract and Discourses</text:span>, p. 162]</text:p>
      <text:p text:style-name="Standard">这正是我们将在C.2.2节中更为详细展开的剥削分析。简要概括而言，劳动在从市场进入生产领域时，便会直面一种社会性的不平等。在工作场所内，资本家对劳动的使用方式行使社会权力，而正是这种权力，使他们能够从工人的生产性努力中榨取出多于其以工资形式支付的价值。这种社会权力根植于一种社会依附关系之中，即工人几乎别无选择，只能把自己的自由出卖给那些占有生活资料的人。而为了确保剩余价值的生产与占有，资本家不仅必须占有生产过程以及工人劳动的产品，还必须占有工人本身的劳动。换言之，他们必须控制工人。因此，用蒲鲁东的话来说，资本主义生产必然是一种“<text:span text:style-name="正文引文_20_字符">专制</text:span>”。能够生产出多少剩余价值，取决于老板与工人之间的相对经济力量，因为正是这种力量关系决定了劳动时间的长短和劳动强度的高低；但无论如何，其根源始终如一——资本主义社会本质上的等级性与阶级性。</text:p>
      <text:p text:style-name="P170"/>
      <text:h text:style-name="Heading_20_3" text:outline-level="3"><text:soft-page-break/>C.2.1 什么是“<text:span text:style-name="T67">剩余价值</text:span>”？</text:h>
      <text:p text:style-name="Standard">在讨论剩余价值如何存在，以及资本主义为其所作的辩护存在哪些缺陷之前，我们首先需要明确“<text:span text:style-name="正文引文_20_字符"><text:span text:style-name="T19">剩余价值</text:span></text:span>”（surplus value）这个术语究竟指的是什么。为此，我们必须回到在B.3节中已经讨论过的“占有物”与“私有财产”之间的区别。对无政府主义者而言，私有财产（或资本）意味着“<text:span text:style-name="正文引文_20_字符">一种不经由劳动而进行生产的权力</text:span>”。[Proudhon, <text:span text:style-name="书名_20_字符">What is Property?</text:span>, p. 161] 正是在这种意义上，当财产的所有者允许他人使用其财产，并因此获得收入时，剩余价值便被创造了出来。因此，某种东西只有在特定的社会关系之中才会成为资本，并由此生产出剩余价值。</text:p>
      <text:p text:style-name="Standard">所谓剩余价值，是“工<text:span text:style-name="正文引文_20_字符">人所生产的价值与他们实际得到的工资之间的差额</text:span>”，并且这一差额“<text:span text:style-name="正文引文_20_字符">被地主阶级和资本家阶级所占有……并作为利润、利息、地租等形式，被非生产阶级所吸收</text:span>”。[Charlotte Wilson, <text:span text:style-name="书名_20_字符">Anarchist Essays</text:span>, pp. 46-7] 从根本上说，它指的是一切非劳动收入（一些无政府主义者，尤其是个人无政府主义者，往往将“<text:span text:style-name="正文引文_20_字符">剩余价值</text:span>”称为高利贷）。正如蒲鲁东所指出的，它“<text:span text:style-name="正文引文_20_字符">会根据其来源的不同而获得不同的名称：如果来源于土地，便称为</text:span><text:span text:style-name="正文引文_20_字符"><text:span text:style-name="T19">地租</text:span></text:span><text:span text:style-name="正文引文_20_字符">；如果来源于房屋和家具，便称为</text:span><text:span text:style-name="正文引文_20_字符"><text:span text:style-name="T19">租金</text:span></text:span><text:span text:style-name="正文引文_20_字符">；如果来源于生命保险之类的投资，便称为</text:span><text:span text:style-name="正文引文_20_字符"><text:span text:style-name="T19">收入</text:span></text:span><text:span text:style-name="正文引文_20_字符">；如果来源于货币，便称为</text:span><text:span text:style-name="正文引文_20_字符"><text:span text:style-name="T19">利息</text:span></text:span><text:span text:style-name="正文引文_20_字符">；如果来源于交换，便称为</text:span><text:span text:style-name="正文引文_20_字符"><text:span text:style-name="T19">好处、收益、利润</text:span></text:span><text:span text:style-name="正文引文_20_字符">（这三者绝不可与劳动的工资或正当的劳动价格相混淆）</text:span>”。[<text:span text:style-name="T17">Op. Cit.</text:span>, p. 159]</text:p>
      <text:p text:style-name="P171">为了简化讨论，我们可以将“<text:span text:style-name="正文引文_20_字符">剩余价值</text:span>”视为由三个组成部分构成：利润（profits）、利息（interest）和租金（rent）。三者都建立在“为使用他人财产”而付费的基础之上。租金，是我们为了被允许在地球的某一部分（或其他某块财产）上生存而支付的费用。利息，是我们为使用货币而支付的费用。利润，则是我们为了被允许在农场劳动或使用某种机器而支付的费用。地租和利息相对容易界定，它们显然都是为使用他人财产而支付的报酬，并且在资本主义出现之前就早已存在。而利润则是一个更为复杂的经济范畴，但归根结底，它仍然是一种因使用他人财产而产生的支付。</text:p>
      <text:p text:style-name="P172">“利润”这一术语常常被简单、却并不准确地理解为“超过成本的余额”。然而这种理解却忽视了一个关键问题，即工作场所是如何被组织起来的。以合作社为例，虽然确实存在超过成本的余额，但却“<text:span text:style-name="正文引文_20_字符">并不存在利润，只有在成员之间</text:span><text:soft-page-break/><text:span text:style-name="正文引文_20_字符">分配的收入。由于没有雇员，劳动者自主管理的企业并不存在工资支出，劳动成本也就不会像在资本主义企业中那样，被看做是需要从利润中扣除的费用</text:span>”。这意味着，“<text:span text:style-name="正文引文_20_字符"><text:span text:style-name="T19">在劳动者自主管理的企业之中并不存在利润这一经济范畴</text:span></text:span><text:span text:style-name="正文引文_20_字符">；它只存在于资本主义企业之中，工资在那里被视为一种成本，必须先从总收入中扣除，然后才能确定剩余的利润……由所有生产者共同分享的收入，是企业所创造的净收入，也就是：人类劳动作用于生产资料所增加的全部价值，扣除一切生产成本以及为厂房和设备折旧而预留的准备金之后的结果</text:span>”。[Christopher Eaton Gunn, <text:span text:style-name="书名_20_字符">Workers' Self-Management in the United States</text:span>, p. 41 and p. 45] 需要指出的是，冈恩在分析中同时继承了蒲鲁东和马克思的思路（“<text:span text:style-name="正文引文_20_字符">假定工人本身就占有各自的生产资料并相互交换他们的商品。那么这些商品就不是资本的产品。</text:span>” [Marx, Capital, vol. 3, p. 276]）。</text:p>
      <text:p text:style-name="Standard">换言之，我们所说的利润，指的是流向工作场所或土地所有者的那部分收入，这些所有者通过雇佣他人来完成劳动。正因为如此，资本的这种回报和失业现象一样，都是资本主义所特有的。这也意味着，一个耕种自有土地的农民，在出售作物时获得的是劳动收入；而一个雇佣劳动者来耕种土地的农民，则获得的是非劳动收入，也就是利润。我们在这里就可以看出<text:span text:style-name="Emphasis">占有物</text:span>与<text:span text:style-name="Emphasis">私有财产</text:span>（或资本）之间的区别，也由此理解无政府主义者为何反对“<text:span text:style-name="正文引文_20_字符">资本主义的财产形式，也就是说，那种使某些人能够依靠他人的劳动而生活的财产形式，而这种形式因此预设了一个阶级……他们被迫以低于其劳动价值的条件，将自身的劳动力出售给财产所有者</text:span>”。[Malatesta, <text:span text:style-name="书名_20_字符">Errico Malatesta: His Life and Ideas</text:span>, p. 102]</text:p>
      <text:p text:style-name="P173">问题的复杂性还在于，私有财产的所有者有时也会在其财产上从事某种“工作”（例如充当老板），或者雇佣他人替自己从事类似老板的工作（例如高管或其他管理人员）。有人可能会主张，老板和高管同样也是“<text:span text:style-name="正文引文_20_字符">工人</text:span>”，因此也为所生产的商品价值作出了贡献。然而，这种看法并不成立。剥削并不会自发发生，它需要被组织和管理。换言之，剥削本身也同样需要劳动（正如巴枯宁所说：“<text:span text:style-name="正文引文_20_字符">有这样的劳动，也有那样的劳动。存在着生产性的劳动，也存在着剥削性的劳动。</text:span>”[<text:span text:style-name="书名_20_字符">The Political Philosophy of Bakunin</text:span>, p. 180]）。关键在于，如果没有工人，工作场所就会停摆；但工人却完全可以不需要老板，只要自我组织成一个协会或社团来管理劳动即可。因此，尽管老板可能在“工作”，他们参与的并不是生产性活动，而是剥削性活动。</text:p>
      <text:p text:style-name="P174"><text:soft-page-break/>对于高管和管理人员，也同样可以作出类似的判断。尽管他们未必拥有生产资料，但他们无疑是劳动力的购买者和控制者，在他们的主持下，生产依然是<text:span text:style-name="Emphasis">资本主义</text:span>生产。制造出一个由“薪资奴隶”构成的经理阶层，并不会改变资本主义的生产关系。而实际上，管理阶层就等同于<text:span text:style-name="Emphasis">事实上的</text:span>资本家，他们和“在职资本家”相差无几，也因此，他们的“工资”来源于从工人身上攫取并在市场上实现的剩余价值。由此可见，即便经理本身也可能被解雇，但他们的剥削性角色也与资本家并无二致。此外，<text:span text:style-name="正文引文_20_字符">“股东与经理人／技术官僚拥有共同的动机：追求利润，并再生产那种将大多数雇员排除在有效决策之外的等级体系。</text:span>”[Takis Fotopoulos, <text:span text:style-name="正文引文_20_字符">"The Economic Foundations of an Ecological Society",</text:span> pp. 1-40, S<text:span text:style-name="书名_20_字符">ociety and Nature</text:span>, No.3, p. 16] 换言之，高层管理人员的高薪<text:span text:style-name="Emphasis">并不是</text:span>基于他们对生产的贡献而形成的劳动收入，而是利润的一部分，根源于他们在经济等级结构中的位置，以及这一位置所赋予他们的权力。</text:p>
      <text:p text:style-name="Standard">因此，管理层之所以报酬优厚，是因为他们在企业中垄断了权力，并且能够借此逍遥法外。正如巴枯宁所指出的，在资本主义的工作场所中，“<text:span text:style-name="正文引文_20_字符">行政性劳动……被垄断起来……如果我将行政权力集中在自己手中，那并不是因为生产的利益需要如此，而是为了服务于我自己的目的、服务于剥削的目的。作为我这个企业的绝对老板，我为自己的劳动所得的报酬……要比我的工人们为他们的劳动所得的报酬，多出许多倍。</text:span>”[<text:span text:style-name="T17">Op. Cit.</text:span>, p. 186] 基于这一点，等级体系中的人究竟只是控制生产资料（如管理者），还是实际占有生产资料，其实并不重要。真正重要的是，那些从事实际劳动的人被排除在了决策过程之外。</text:p>
      <text:p text:style-name="Standard">这并不是说管理者所做的一切工作<text:span text:style-name="T68">100%</text:span>都是剥削性的。问题之所以复杂，在于复杂生产过程中确实合理地需要在不同环节之间进行协调——这种需要在自由意志社会主义之下依然会存在，只不过将由经选举产生、可以随时召回（在某些情况下还可以轮换）的管理者来承担这一角色（见I.3节）。但在资本主义条件下，管理者的寄生性会随着其在金字塔中位置的上升而增强。事实上，越是脱离生产过程，薪资就越高；而越是接近生产，“管理者”就越有可能只是一个比普通工人多一点权力的工人。在资本主义组织中，干得越少，拿得越多。在实践中，高管通常让下属去承担具体的管理性（即协调性）职能，而他们自己则把活动限制在更宏观的政策制定层面。由于他们的决策权力来源于企业的等级化结构，如果政策制定权掌握在那些受其影响的人手中，那这些高管完全可以被轻易取代。因此，作为管理者的角色本身并不需要他们获取巨额收入。他们之所以如今<text:soft-page-break/>拿到如此高的报酬，是因为他们在公司内部垄断了权力，从而也就能够毫不意外地决定——是他们自己而不是那些实际劳动的人，才对有用产品的生产做出了最大贡献。</text:p>
      <text:p text:style-name="P175">此外，我们所讨论的并不是通过低买高卖所产生的利润。我们关注的是整个经济层面的状况，<text:span text:style-name="Emphasis">而非</text:span>个别交易。原因显而易见。如果仅仅用低买高卖就能来解释利润，那么当我们从整体上考察整个市场时，这类交易最终将彼此抵消，因为任何利润都会对应着某种损失。举例来说，如果有人以20英镑购入一件商品，再以25英镑售出，那么从总体上看并不会产生任何盈余，因为必然会有其他人以25英镑的价格购买一件成本只有20英镑的商品。换言之，一个人作为卖者所得的收益，必然对应着另一个人作为买者的损失，并没有创造出任何净盈余。因此，资本家并不是简单地以彼此为代价来获利。这里存在的是剩余的创造，而不仅仅是既有产品的再分配。这也意味着，我们需要解释的是为什么生产会产生一个总体性的剩余，以及在资本主义条件下，这一剩余为何会在社会阶级之间被分配。</text:p>
      <text:p text:style-name="Standard">这意味着资本主义建立在剩余的创造之上，而不是对既定产品总量的单纯再分配。如果事实并非如此，那么经济中的商品数量就不会增加，增长也就无从谈起，所发生的一切只会是商品分配方式随着交易而变化。那将是一个没有生产的世界，因此也就是一个不现实的世界。但不出所料，正如我们在C.1节中指出的，这正是新古典经济学所描绘的世界。这表明，试图从市场而非生产的角度来解释利润来源的努力，本身就存在根本性的弱点。市场或许可以解释某一特定商品组合及其剩余是如何被分配的，但它无法解释剩余最初是如何产生的。要理解剩余是如何被创造出来的，我们就必须考察价值创造的过程。为此，就有必要回到生产领域，看看是否存在某种因素，它所创造的价值超过了自身所获得的报酬。无政府主义者与其他社会主义者一样，认为这一因素正是劳动，也正因此，资本主义是一个剥削性的制度。原因将在下一节中加以讨论。</text:p>
      <text:p text:style-name="P176">当然，亲资本主义的经济学会反对这种关于剩余如何产生的理论，也反对资本主义具有剥削性的结论。我们将在后文讨论其中较为常见的论证。不过，在这里用一个例子就足以说明，为何劳动才是剩余的来源，而不是（诸如）“等待”、风险或资本的生产率之类的因素（这些正是资本主义攫取剩余价值时最常被援引的解释）。这个例子便是一场纸牌游戏。一名优秀的扑克玩家会使用器具（资本）、承担风险、延迟满足、采取策略性行为、尝试新花样（创新），甚至不乏作弊，以赢<text:soft-page-break/>得可观的收益。然而，这种行为却并不会产生任何剩余产品；赌徒的赢利只是从他人那里重新分配而来，并没有发生新的生产。有人赢，就必然有人输。因此，承担风险、“节欲”、企业家精神等等，或许是某个个人获得利润的必要条件，但它们远不足以证明这些利润不是纯粹从他人那里再分配而来的结果。</text:p>
      <text:p text:style-name="P177">简言之，我们在讨论资本主义下的剥削时，首先、也是最重要的，在一个整体的经济层面加以讨论。我们关注的是价值（商品与服务）以及剩余价值（利润、地租和利息）是如何被生产出来的，而不是它们是如何被分配的。商品在人们之间的分配，以及收入在阶级之间被划分为工资与剩余价值的问题，都是次要问题，因为只有在资本主义条件下、只有当工人生产出可供出售的商品与服务时，这种分配才可能发生（这一点则恰恰与主流经济学背道而驰，因为后者假定的是一个几乎静态的经济体，几乎不讨论如何组织稀缺手段以产生输出，而把全部重心放在现成商品的交换上）。</text:p>
      <text:p text:style-name="Standard">这种分配方式也并非一成不变。正如我们将在C.3节中讨论的，工人所创造的价值如何在工资与剩余价值之间分割，本身就是大量冲突与斗争的根源，其结果取决于阶级之间以及阶级内部力量对比的变化。剩余价值本身亦是如此。它被分割为利润、利息和地租——分别归于资本家、金融家和地主。这并不意味着这些剥削阶级的不同部分之间总是立场一致，也不意味着他们之间不存在竞争。斗争既发生在阶级之间，也发生在阶级内部；这一点在经济等级结构的顶端与底端同样适用。统治精英的不同部分为争夺各自的剩余价值份额而相互博弈，这种博弈甚至可能表现为对国家控制权的争夺，以确保自身利益优先于他者。例如战后凯恩斯主义时期，就可以被视为工业资本塑造国家政策的阶段；而1973年之后的时期，则标志着权力向金融资本的转移。</text:p>
      <text:p text:style-name="P178">因此我们必须强调，对工人的剥削并不是由“支付低于竞争性（‘自由市场’）工资”来界定的。而是即便工人拿到了市场工资，剥削依然存在。这是因为，工人获得报酬的对象是自己的劳动能力（用马克思的术语来说，就是“<text:span text:style-name="正文引文_20_字符">劳动力</text:span>”），而不是劳动本身。这意味着在给定的一小时工作（劳动）中，资本家预期工人会创造出多于其工资（劳动力）的价值。至于多出来的价值究竟有多少，则取决于阶级斗争的状况以及双方所面对的客观条件。而事实上，一支具有反抗精神、愿意通过直接行动来捍卫自身利益的工人阶级，不会容忍被压迫的处境，也不会容忍由此产生的剥削。</text:p>
      <text:p text:style-name="Standard"><text:soft-page-break/>同样，把剥削等同于低工资也是错误的。的确，剥削往往与低工资相伴而生，但即便在实际工资上升的情况下，剥削率也完全可能上升或下降。虽然十九世纪的一些无政府主义者确实认为资本主义以实际工资下降为特征，但这更多反映了他们所处的历史时代，而非一种普遍的规律。今天的大多数无政府主义者认为，工资的升降取决于劳动者的社会力量与经济力量，以及特定社会所处的历史情境。换言之，劳动之所以被剥削，并不是因为工人的生活水平低（尽管有时确实如此），而是因为在任何生产过程或服务创造过程中，劳动创造了全部价值，却只拿回了其中的一部分。</text:p>
      <text:p text:style-name="Standard">因此，实际工资<text:span text:style-name="Emphasis">是否</text:span>上升并不重要。随着资本的积累，资本家所拥有的社会与经济权力以及他们攫取剩余价值的能力，完全可能以高于实际工资增长的速度得到提升。问题的核心在于自由，而不在于消费能力是否提高。由于资本主义工作场所的等级结构，老板能够迫使工人生产出超过其工资报酬的价值。工资的绝对水平与价值和剩余价值的创造及占有并没有关联，因为后者的过程在资本主义之下始终存在。</text:p>
      <text:p text:style-name="P179">举例来说，自1970年代以来，美国工人的工资趋于停滞，并且为了维持一种预期的生活水准，不得不背负越来越多的债务。与此同时，生产率持续提高，因此剥削程度也在不断加深。然而在1950年代到70年代之间，工资确实随着生产率一同上升。强大的工会和罢工意愿在一定程度上缓和了剥削并改善了生活水平，但剥削本身并未消失。正如道格·亨伍德所指出的，尽管自1945年以来的“<text:span text:style-name="正文引文_20_字符">平均收入显著提高……但为了获得这些收入所必需的劳动量却同样毫不留情地上升……因此，尽管整体生产率提高了三倍以上</text:span>”，但这段期间“<text:span text:style-name="正文引文_20_字符">普通工人却必须多劳作六个月，才能获得的平均家庭收入</text:span>”。[<text:span text:style-name="书名_20_字符">After the New Economy</text:span>, pp. 39-40] 换句话说，剥削的加深<text:span text:style-name="Emphasis">完全可以</text:span>与工资的上升并行不悖。</text:p>
      <text:p text:style-name="P179">最后，我们必须强调，这里的批判在很大程度上是按照经济学自身的逻辑展开的。平均而言，工人就算以一种“公平”的市场价格出售自己的劳动力，但剥削依然发生。作为一种商品（劳动力）的出售者，他们并没有获得其全部的价值（也就是他们实际创造的价值）。即便他们真的得到了全部价值，几乎所有的无政府主义者也仍然会反对这一制度，因为它以工人沦为“工资奴隶”、受制于等级关系为基础。也就是说，他们在生产过程中并不自由，因此仍然遭到掠夺，只不过这一次不是作为生产要素被剥削，而是作为人被剥夺——他们不再受到剥削，而<text:soft-page-break/>是受到压迫。正如布克钦所言：</text:p>
      <text:p text:style-name="P180">“在现代人的观念中，劳动被视为一种被提纯、被抽象化的活动，是一种外在于人类真实自我实现观念的过程。人们通常‘去上班’，就像一个被判刑的人‘去’坐牢：工作场所无非是一座惩罚机构，在那里，单纯的生存本身就必须以无意义的劳动作为代价……我们用工时、产品和效率来‘衡量’劳动，却很少把它理解为一种具体的人类活动。除去它带来的收入，劳动通常与人的追求相疏离……因为人们通过服从劳动纪律而获得的回报，按定义来说，被看成是服从的诱因，而不是本应伴随创造力与自我实现的自由。我们‘得到报酬’，通常是因为卑屈地跪着劳作，而不是因为昂首站立地工作。”[<text:span text:style-name="书名_20_字符">The Ecology of Freedom</text:span>, p. 308]</text:p>
      <text:p text:style-name="P181">几乎所有无政府主义者都希望改变这种状况，不仅反对剥削，也反对压迫与异化（在这一问题上，部分个人主义无政府主义者算是例外）。无需赘言，那种认为人们在工作时间里可能遭受压迫<text:span text:style-name="Emphasis">却不被</text:span>剥削的看法，在大多数无政府主义者看来不过是一个拙劣的笑话。他们因此追随蒲鲁东，要求废除雇佣劳动（而且大多数人走得更远，主张废除工资制度本身，支持自由意志共产主义）。</text:p>
      <text:p text:style-name="Standard"/>
      <text:h text:style-name="Heading_20_3" text:outline-level="3">C.2.2 剥削是如何发生的？</text:h>
      <text:p text:style-name="P182">为了赚取更多金钱，货币必须转化为资本，也就是工作场所、机器以及其他“<text:span text:style-name="正文引文_20_字符">生产资料</text:span>”。然而，资本本身（如同货币一样）并不会生产任何东西。尽管有人甚至会说“<text:span text:style-name="正文引文_20_字符">让钱替你工作</text:span>”（仿佛几张钞票自己就能做任何形式的劳动一样！），但显然事实并非如此——真正进行劳动的只能是人。正如克鲁泡特金所说：“<text:span text:style-name="正文引文_20_字符">如果[资本家把他的钱]锁起来，它是不会增加的，因为[钱]不会像种子那样生长；如果他最初只在抽屉里放进了100英镑，十二个月之后，他不会在抽屉里发现110英镑。</text:span>”[<text:span text:style-name="书名_20_字符">The Place of Anarchism in Socialistic Evolution</text:span>, p. 4] 只有当工人在劳动过程中运用资本时，资本才会变得具有生产性：</text:p>
      <text:p text:style-name="正文引文">“由净产品创造的价值被归类为储蓄，并以最易于交换、最自由、也最不易贬值的形式加以资本化——简而言之，就是以铸币的形式，也就是唯一被设立的价值形式。现在，如果资本离开这种自由状态而<text:span text:style-name="Emphasis">投入使用</text:span>——也就是说，采取机<text:soft-page-break/>器、建筑物等形式——它仍然可以交换，但比以前更容易受到供求波动的影响。一旦投入使用，就难以<text:span text:style-name="Emphasis">撤回</text:span>；其所有者唯一的依靠便是剥削。唯有剥削，才能使已投入的资本维持它名义上的价值。”[<text:span text:style-name="书名_20_字符">System of Economical Contradictions</text:span>, p. 291]</text:p>
      <text:p text:style-name="P183">在资本主义之下，工人不仅创造了足以维持既有资本和自身生存的价值（即生产出相应的商品），而且还创造了盈余。这种盈余表现为商品和服务的剩余，也就是相对于工人工资所能回购的数量而言，多出来的那一部分商品。换言之，资本家的财富来源于他们“<text:span text:style-name="书名_20_字符">积累他人劳动的产品</text:span>”。[Kropotkin, <text:span text:style-name="T17">Op. Cit.</text:span>, p. 3] 正如蒲鲁东所说：</text:p>
      <text:p text:style-name="正文引文">“工人不能……回购他为其主人所生产的东西。所有行业莫不如此……因为他们为一个以某种形式获取利润的主人生产，就必然要为自己的劳动支付比他们所得更多的代价。”[<text:span text:style-name="书名_20_字符">What is Property</text:span>, p. 189]</text:p>
      <text:p text:style-name="Standard">换言之，所有被生产出来的商品的价格，总是大于这些商品在生产时由工人工资（再加上原材料和诸如机器磨损等管理费用）所代表的货币价值。包含在这些“剩余产品”中的劳动，便是利润的来源，而这种利润必须在市场上实现（当然在现实中，这些剩余产品所代表的价值是以利润的形式分摊到所有商品之中的——即成本价格与市场价格之间的差额）。总而言之，剩余价值就是无偿的劳动，因此资本主义以剥削为其基础。正如蒲鲁东所指出的：“<text:span text:style-name="正文引文_20_字符">经济学家说，</text:span><text:span text:style-name="正文引文_20_字符"><text:span text:style-name="T19">产品只能由产品来购买</text:span></text:span><text:span text:style-name="正文引文_20_字符">。这一格言正是财产的定罪书。财产所有者既不通过自己的劳动生产，也不通过自己的工具生产，却不付出任何代价就获得产品，那么他不是寄生虫、就是盗贼。</text:span>”[<text:span text:style-name="T17">Op. Cit.</text:span>, p. 170]</text:p>
      <text:p text:style-name="Standard">正是这种由所有者对工人所创造财富的占有，使资本主义区别于手工业者和小农经济中的简单商品生产。所有无政府主义者都赞同巴枯宁的论断：</text:p>
      <text:p text:style-name="正文引文">“<text:span text:style-name="Emphasis">在其现存形式下，什么是财产，什么是资本？</text:span>对于资本家和财产所有者而言，它们意味着一种由国家保障的不劳而获、不劳而生的权力和权利……<text:span text:style-name="T69">[</text:span>也就是<text:span text:style-name="T69">]</text:span>通过剥削他人劳动而生活的权力和权利……而那些人……则被迫把自己的生产能力出售给那些幸运地同时占有二者的所有者。”[<text:span text:style-name="书名_20_字符">The Political Philosophy of Bakunin</text:span>, p. 180]</text:p>
      <text:p text:style-name="Standard"><text:soft-page-break/>资本主义的本质在于劳动者的劳动产品被他人垄断。这一状况源自生产资料的私有制，因此，“<text:span text:style-name="正文引文_20_字符"><text:span text:style-name="T70">[</text:span></text:span><text:span text:style-name="正文引文_20_字符">其</text:span><text:span text:style-name="正文引文_20_字符"><text:span text:style-name="T70">]</text:span></text:span><text:span text:style-name="正文引文_20_字符">结果便是……劳动者即便有能力劳动，也找不到一块可以耕作的土地、找不到一台可以启动的机器，除非他同意以低于其真实价值的价格出卖自己的劳动。</text:span>”[Peter Kropotkin, <text:span text:style-name="书名_20_字符">Anarchism</text:span>, p. 55]</text:p>
      <text:p text:style-name="Standard">所以，劳动者不得不在市场上出卖自己的劳动。然而，这种“商品”却“<text:span text:style-name="正文引文_20_字符">无法像普通财产那样与劳动者本人相分离。劳动者的能力是在时间中逐渐形成的，它们构成了其自我与自我认同的内在组成部分；这些能力与人格之间是一种内在关系，而非外在关系。并且，能力或劳动力不可能在不借助劳动者自身意志、理解与经验的情况下被使用。劳动力的使用要求其‘所有者’的在场……如果不能按照新所有者所要求的方式加以使用，那么关于劳动力使用的契约便是一种资源浪费……因此，雇佣契约必然在雇主与劳动者之间建立一种命令与服从的关系。</text:span>”于是，“<text:span text:style-name="正文引文_20_字符">劳动者据称是出售其劳动力的契约，实际上是一种由于他无法与自身能力相分离，而出卖了对其身体及其自身之使用的支配权的契约……这一状况的特征，正可以用‘</text:span><text:span text:style-name="正文引文_20_字符"><text:span text:style-name="T19">雇佣奴隶</text:span></text:span><text:span text:style-name="正文引文_20_字符">’一词来概括。</text:span>”[Carole Pateman, <text:span text:style-name="书名_20_字符">The Sexual Contract</text:span>, pp. 150-1]</text:p>
      <text:p text:style-name="Standard">或者用巴枯宁的话说，“<text:span text:style-name="正文引文_20_字符">劳动者在一定期限内出卖了自己的人身和自由</text:span>”，因此，“<text:span text:style-name="正文引文_20_字符">即便这一契约只是限期的，并且保留了劳动者炒雇主鱿鱼的权利，它仍然构成了一种</text:span><text:span text:style-name="正文引文_20_字符"><text:span text:style-name="T19">自愿的</text:span></text:span><text:span text:style-name="正文引文_20_字符">、</text:span><text:span text:style-name="正文引文_20_字符"><text:span text:style-name="T19">暂时的</text:span></text:span><text:span text:style-name="正文引文_20_字符">奴役。</text:span>”[<text:span text:style-name="书名_20_字符">The Political Philosophy of Bakunin</text:span>, p. 187]这种支配关系正是盈余的来源，因为“雇<text:span text:style-name="正文引文_20_字符">佣奴役制并不是剥削的结果——相反，剥削是这样一个事实的结果：劳动力的出售意味着劳动者的从属。雇佣契约将资本家塑造成主人；他拥有决定劳动者劳动如何被使用的政治性权利，并且——由此——能够实施剥削。</text:span>”[Pateman, <text:span text:style-name="T17">Op. Cit.</text:span>, p. 149]</text:p>
      <text:p text:style-name="P184">因此，利润之所以存在，是因为劳动者把自己出卖给了资本家，而后者由此占有其活动，并因此像机器一样控制（或者更准确地说，<text:span text:style-name="Emphasis">试图</text:span>控制）他们。在这一点上，本杰明·塔克针对“资本理应获得报酬”这一主张所作的评论尤为切中要害。他指出，有人“<text:span text:style-name="正文引文_20_字符">反驳……剩余价值——通常被称为利润——应当属于劳动者，因为是他创造了它，反对的理由是：马……理所当然地有权占有它为主人创造的剩余价值。等到它有足够的理性去主张这一权利，并有足够的力量去夺取它时，它自然就会这样做……这一论证……是在假定：某些人生来就属于其他人，</text:span><text:soft-page-break/><text:span text:style-name="正文引文_20_字符">正如马属于其主人一样。因此，这一论证的</text:span><text:span text:style-name="正文引文_20_字符"><text:span text:style-name="T19">归谬法</text:span></text:span><text:span text:style-name="正文引文_20_字符"><text:span text:style-name="T19"><text:note text:id="ftn4" text:note-class="footnote"><text:note-citation>①</text:note-citation><text:note-body><text:p text:style-name="P185"><text:s/>归谬法（reductio ad absurdum）：通过将一个命题推导到荒谬的极端来反驳它的逻辑推理方法。 </text:p></text:note-body></text:note></text:span></text:span><text:span text:style-name="正文引文_20_字符">最终反而指向其自身。</text:span>” [Instead of a Book, pp. 495-6] 换言之，主张资本应当获得报酬，实际上隐含着这样一种前提：劳动者不过和机器一样，只是另一种“生产要素”，而非人类，也非价值的创造者。正因为资本家在工作日中支配着劳动者的活动与产出，利润才得以产生（也即在工作时间内占有了劳动者本人，因为活动无法与肉体相分离，而“<text:span text:style-name="正文引文_20_字符">肉体与自我之间存在着一种整体性的关系。肉体与自我并非同一，但自我却不可与肉体分割。</text:span>”[Carole Pateman, <text:span text:style-name="T17">Op. Cit.</text:span>, p. 206]）。</text:p>
      <text:p text:style-name="P186">如果仅从产出本身来考察，结果也正如蒲鲁东所指出的那样，劳动者是在“<text:span text:style-name="正文引文_20_字符">为一位向他们支付工资、却占有其产品的企业主劳动</text:span>”。[quoted by Martin Buber, <text:span text:style-name="书名_20_字符">Paths in Utopia</text:span>, p. 29] 资本家之所以能够维持这种垄断他人时间与产出的能力，是因为它被庄严地写进了公共国家或私人国家强制执行的“<text:span text:style-name="正文引文_20_字符">财产权</text:span>”制度当中。简言之，财产“<text:span text:style-name="正文引文_20_字符">就是任意享有和处分他人之物的权利——亦即他人产业与劳动成果的权利</text:span>”。[P-J Proudhon, <text:span text:style-name="书名_20_字符">What is Property</text:span>, p. 171] 正因为存在这种“权利”，劳动者的工资才必然始终低于他或她所创造的财富。</text:p>
      <text:p text:style-name="P187">由劳动所生产的剩余价值，被分配为利润、利息和租金（或者更准确地说，被分配给除劳动之外的各类生产要素的所有者）。在现实中，这一盈余（剩余价值）被资本所有者用于以下用途：（a）再投资；（b）如果持有股份，则向自身支付股息；（c）支付租金与利息；（d）向其高管和经理支付远高于普通劳动者的薪酬（而这些人有时本身就与所有者的身份合而为一）。由于盈余是在不同资本家群体之间进行分配的，这就意味着（例如）产业资本家与金融资本家之间可能发生利益冲突。举例来说，利率上升可能会将更多盈余从产业资本家手中转移到食利者手中，从而挤压前者的利润空间。这样的上升还可能引发企业倒闭，进而导致经济萧条（事实上，提高利率正是通过制造失业、以解雇威胁来规训工人阶级力量的一种关键手段）。剩余价值，如同用于再生产既有资本的劳动一样，体现在最终商品之中，并在商品售出时得以实现。这意味着劳动者并未获得其劳动的全部价值，因为被所有者用于投资等用途的那部分剩余价值，代表着由劳动者添加到商品中的价值——却既未向劳动者支付报酬，也未由他们加以支配。</text:p>
      <text:p text:style-name="Standard">盈余的规模，也即无偿劳动的数量，可以通过改变劳动的时长与强度来调整（也就是通过让劳动者劳动得更久、更艰苦）。如果延长劳动时间，剩余价值就会<text:soft-page-break/>在绝对意义上增加；如果提高劳动强度，例如通过生产过程中的技术革新，那么剩余价值就会在相对意义上增加（也就是说，劳动者在工作日中更早地生产出相当于其工资的价值，从而为老板创造更多的无偿劳动）。例如引入的新机器、通过减少单位产出所需的劳动量，从而提高剩余价值。正如经济学家威廉·拉佐尼克所言：</text:p>
      <text:p text:style-name="P188">“作为一般性的规律，所有市场价格，包括工资，对某一特定资本家而言都是既定的。而且在竞争性的世界中，任何一位资本家都无法在可观的时间内保有对工艺或产品创新的使用特权。但是，资本家确实拥有使用与控制其所雇佣劳动者的特权。正因为劳动并不是完全流动的，而是依赖于资本家才能谋生，资本家在生产过程中对待劳动者时并不受市场力量的制约。劳动者对其特定雇主的依赖程度越高，资本家就越有权力要求以一天的工资换取更长时间、更高强度的劳动。由此产生的单位时间内劳动者生产率的无偿提高，正是剩余价值的来源。</text:p>
      <text:p text:style-name="正文引文">“衡量剩余价值的标准，是劳动者所增加的价值与支付给劳动者价值之间的差额。作为生产资料的所有者，产业资本家拥有将剩余价值据为己有的合法权利。”[<text:span text:style-name="书名_20_字符">Competitive Advantage on the Shop Floor</text:span>, p. 54]</text:p>
      <text:p text:style-name="Standard">这种盈余表明，劳动和任何其他商品一样，既具有使用价值、也具有交换价值。劳动的交换价值表现为工人的工资，而它的使用价值则是工人的劳动能力，去用它完成购买这种劳动的资本家所要求的工作。因此，“剩余产品”的存在说明，劳动的交换价值与其使用价值之间存在差异，劳动<text:span text:style-name="Emphasis">潜在上</text:span>能够创造出<text:span text:style-name="Emphasis">多于</text:span>它以工资形式得到回报的价值。我们之所以强调“潜在”，是因为从劳动中榨取使用价值，并不是像从一吨煤中提取若干焦耳能量那样简单的技术过程。劳动力不同于其他商品，它无法脱离劳动者而被加以使用；要使用它就必须使劳动者服从资本家的意志。无论是劳动使用价值的提取，还是劳动交换价值的确定，都依赖于工人的行动——并且会被这些行动深刻地改变。在不考虑工人拒绝被彻底商品化、拒绝沦为单纯接受命令者的抵抗行为之前，无论是一个小时劳动中所付出的努力程度，还是实际的劳动时间，抑或作为交换而得到的工资，都不可能被确定。换言之，从工人身上榨取的“剩余产品”的数量，取决于工作场所内部对非人化过程的抵抗，取决于工人反抗在劳动时间内自由被剥夺的努力。</text:p>
      <text:p text:style-name="Standard">因此，无偿劳动——这一私人财产所明确包含的权威关系的直接后果——正是利润的来源。这种盈余的一部分被用来使资本家个人致富，另一部分则被用于<text:soft-page-break/>扩大资本，而扩大的资本又反过来用以获取更多利润，如此循环往复，永无止境。（当然，这一循环并不会平稳、线性地上升，而是会周期性地被衰退或萧条所打断——也就是所谓的“经济周期”。这种危机的基本原因将在后文的C.7节和C.8节中讨论。）</text:p>
      <text:p text:style-name="Standard">需要指出的是，几乎没有经济学家否认，工人在生产过程中所“增加的价值”必然要超过所支付的工资；如果不是这样，就不可能产生利润。正如亚当·斯密所说：</text:p>
      <text:p text:style-name="正文引文">“一旦资本积累到某些个人手中，其中一些人自然会把这些资本用于雇佣勤勉的劳动者，为他们提供原料和生活资料，并通过出售这些劳动者的产品，或者通过他们的劳动为原料所增加的价值来获取利润……因此在这种情况下，工人所增加到原料价值中的那一部分，会分解为两个部分：一部分用以支付他们的工资，另一部分则构成雇主对其所垫付的全部原料和工资资本所取得的利润。如果不是预期从出售他们的产品中得到超过其资本补偿的回报，他就不会有兴趣雇佣他们。”[<text:span text:style-name="书名_20_字符">The Wealth of Nations</text:span>, p. 42]</text:p>
      <text:p text:style-name="P189">剩余价值由无偿劳动构成，这是一个再简单不过的事实。不同之处在于，非社会主义的经济学家拒绝用“剥削”这一概念来解释这一点。正如亚当·斯密那样，大卫·李嘉图也以类似的方式进行论证，并在这种分析之下为占有剩余价值辩护。面对一个从古典经济学中即可直接推导出的结论——非劳动收入本质上就是剥削——后来的经济学家开始刻意掩盖这一事实，并提出一整套说辞，用以为资本家占有工人劳动成果辩护。换言之，他们试图在理论上解释说明并正当化这样一个现实：资本主义制度并不是建立在其自身所宣称的原则之上——“劳动创造了并证明了财产的正当性”。</text:p>
      <text:p text:style-name="P189">这些辩护理论是在历史发展中逐步形成的，通常是对社会主义者与无政府主义者针对资本主义及其经济学的批判所作出的回应（其源头可以追溯到所谓的“李嘉图式社会主义者”，他们早于蒲鲁东与马克思，并首先将这种分析普及开来）。这些理论往往诉诸各种不同的理由，例如资本家的“节欲”或“等待”、资本本身的生产力、“时间偏好”、企业家才能，等等。我们将在后文的相关章节中逐一讨论这些说辞，并揭示它们各自的内在缺陷。</text:p>
      <text:p text:style-name="P170"/>
      <text:h text:style-name="Heading_20_3" text:outline-level="3"><text:soft-page-break/>C.2.3 仅仅因为拥有资本，就足以为利润辩护吗？</text:h>
      <text:p text:style-name="Standard">不，并不足以。要理解其中原因，首先必须解释这一主张背后的逻辑。它根源于所谓的“边际生产力”理论。用该理论的一位提出者的话来说：</text:p>
      <text:p text:style-name="正文引文">“如果每一种生产性职能都按照它产出的数量获得报酬，那么每个人得到的正是他自己所生产的。如果他劳动，他就得到自己通过劳动创造的东西；如果他提供资本，他就得到其资本所生产的东西；如果他进一步地，通过协调劳动与资本而提供服务，那他就得到能够单独归因于这一职能的产出。一个人只能通过这三种方式中的其中一种来生产任何东西。如果他通过这三种职能中的任何一种获得了他所带入现实的一切，那么他就完全获得了自己所创造的一切。”[John Bates Clark,<text:span text:style-name="书名_20_字符"> The Distribution of Wealth</text:span>, p.7]</text:p>
      <text:p text:style-name="Standard">不言而喻，这种分析建立在为现有制度辩护的需要之上，因为“<text:span text:style-name="正文引文_20_字符">本书的目的在于表明，社会收入的分配受一种自然法则所支配，而这一法则如果在没有摩擦的情况下运作，就会把每一种生产要素所创造的财富数量分配给该要素本身</text:span>”。换言之，“<text:span text:style-name="正文引文_20_字符">一个社会阶级在自然法则之下所得到的，正是它对产业总体产出所作出的贡献</text:span>”。[Clark, <text:span text:style-name="T17">Op. Cit.</text:span>, p. v and p. 313] 而且也因此，只有疯子才会拒绝像重力一样的“<text:span text:style-name="正文引文_20_字符">自然法则</text:span>”——或者说，拒绝资本主义！</text:p>
      <text:p text:style-name="P190">大多数资本主义经济学流派在试图为非劳动收入提供正当性时，都会坚持这一生产力理论。因为它毫不奇怪地证明了右翼经济学家米尔顿·弗里德曼所谓的“<text:span text:style-name="正文引文_20_字符">资本主义伦理</text:span>”：“<text:span text:style-name="正文引文_20_字符">依据他本人及其所拥有的工具所生产的东西，各得其所。</text:span>”[<text:span text:style-name="书名_20_字符">Capitalism and Freedom</text:span>, pp. 161-162] 因此，这一理论以各生产要素（劳动、土地和资本）的生产性贡献为基础，成为资本主义最核心的辩护之一。而无政府主义者对此并不信服。</text:p>
      <text:p text:style-name="Standard">鉴于其中涉及的理论困难，这一理论不令人意外地花费了相当长的时间才得以发展。毕竟，生产一种商品——例如一蒲式耳<text:note text:id="ftn5" text:note-class="footnote"><text:note-citation>①</text:note-citation><text:note-body><text:p text:style-name="Footnote"><text:s/>蒲式耳（bushel）：欧美常用的谷物容积单位，1蒲式耳小麦约重27公斤，<text:span text:style-name="T71">100蒲式耳小麦则约重2.7吨。</text:span></text:p></text:note-body></text:note>的小麦——需要三种要素同时发挥作用。那我们如何才能确定价格中有多少比例归因于土地，有多少归因于劳动，又有多少归因于资本呢？你不能简单地说，每一种要素的“贡献”恰好等同于它的成本（例如，土地的贡献就是市场地租），因为那样只是在进行循环论证。<text:soft-page-break/>那么，究竟如何才能在独立于市场机制的情况下界定每一种生产要素的贡献，并且证明：第一，这些贡献的总和恰好等于<text:span text:style-name="T72">100%</text:span>；第二，自由市场确实会把各自的贡献返还给相应的要素呢？</text:p>
      <text:p text:style-name="P191">边际生产力理论便在这一背景下粉墨登场。在新古典理论中，某一特定要素的贡献被定义为：在其他要素保持不变的条件下，该要素的边际产量。举例来说，假设在X英亩土地上，由Y名工人使用价值 £Z<text:note text:id="ftn6" text:note-class="footnote"><text:note-citation>①</text:note-citation><text:note-body><text:p text:style-name="P192"><text:s/>符号£代表英镑</text:p></text:note-body></text:note>的资本，生产出了一百蒲式耳小麦。那么，土地的贡献就可以被定义为：在相同数量的工人使用相同资本的情况下，额外增加一英亩土地（X+1）所带来的小麦增量。类似地，一名工人的贡献则是：在相同土地（X）和相同资本（£Z）条件下，额外雇佣一名工人（Y+1）所带来的产量增加。至于资本的贡献，显然就是：在相同数量的工人（Y）和相同土地（X）条件下，额外增加一个资本单位（£Z+1）所带来的产量增长。接下来，数学便开始发挥作用。如果在“要素可替代性”、“报酬递减”等方面引入足够多的假设，那么就可以运用一个数学定理（欧拉定理）来证明，这些边际贡献的总和恰好等于一百蒲式耳。再进一步引入确保“完全竞争”的假设，就可以在数学上证明：由这种完美市场所决定的每英亩地租，恰好就等于土地的贡献；市场工资恰好等于工人的贡献；而市场利率则恰好等于资本的贡献。而且还可以证明，任何垄断力量都会使某一要素的所有者获得超过其贡献的收入，从而对其他要素构成剥削。</text:p>
      <text:p text:style-name="Standard">虽然这一切确实令人印象深刻，但问题同样显而易见。正如我们在C.2.5节中将要讨论的，这一模型并不能（事实上也不可能）描述任何真实存在的经济体。然而，比实践性或现实性更为根本的问题在于，它混淆了一个<text:span text:style-name="Emphasis">道德</text:span>原则（生产要素应当按照其生产性贡献获得报酬）与一个所有权问题。原因在于，即便我们愿意说土地和资本“贡献”了最终产品，我们也无法对土地所有者或资本家作出同样的贡献。回到上述例子，应当注意，资本家和地主本身并没有从事任何可以被称为生产性活动的事情。他们的角色完全是被动的，只是允许他们所拥有的东西被真正从事劳动的人——劳动者——所使用罢了。</text:p>
      <text:p text:style-name="P193">边际生产力理论表明，在边际生产力递减的条件下，劳动的贡献小于总产品。其差额被宣称恰好是资本和土地的贡献。但资本和土地的这种“贡献”究竟是什么？如果没有劳动者，就不会有任何产出。此外，例如资本的边际产量，从物<text:soft-page-break/>理意义上说只不过是：如果从生产过程中抽走一单位资本，产量将会减少的数量。它根本不反映资本所有者本人所从事的任何生产性活动，<text:span text:style-name="Emphasis"><text:span text:style-name="T73">因此也就无法衡量所有者的生产性贡献</text:span></text:span>。换言之，资本主义经济学试图混淆资本的所有者与他所拥有的机器。资本和土地与劳动不同，劳动的“所有权”无法与实际进行的生产活动相分离；但资本和土地则可以在其所有者完全不从事任何生产性活动的情况下，依然获得报酬。</text:p>
      <text:p text:style-name="Standard">因此，尽管新古典方案在数学上极其精巧，它仍然彻底失败了，因为它不仅与现实无关，而且在伦理上同样站不住脚。</text:p>
      <text:p text:style-name="Standard">为了看清这一点，我们不妨考察土地与劳动的情形（资本的问题更为复杂，将在接下来的两节中讨论）。在作出足够多的假设之后，边际生产力理论可以表明：五英亩土地在十名工人的劳动下能够生产出<text:span text:style-name="T71">100</text:span>蒲式耳小麦，而土地与劳动的贡献分别是<text:span text:style-name="T71">40</text:span>蒲式耳和<text:span text:style-name="T71">60</text:span>蒲式耳。换言之，每名工人得到相当于<text:span text:style-name="T71">6</text:span>蒲式耳小麦的工资，而地主则获得<text:span text:style-name="T71">40</text:span>蒲式耳的收入。正如社会主义经济学家大卫·施韦卡特所指出的那样：“<text:span text:style-name="正文引文_20_字符">我们从纯粹的技术考量中同时推导出了劳动的贡献和土地的贡献。我们并未对所有权、竞争或任何其他社会或政治关系作出假设。分析中并未偷偷引入任何关于资本主义的隐含前提。</text:span>”[<text:span text:style-name="书名_20_字符">After Capitalism</text:span>, p. 29]</text:p>
      <text:p text:style-name="Standard">这是否意味着，经济学已经为非劳动收入提供了一种辩护？并非如此，因为它回避了一个关键问题：什么才构成一种有效的“贡献”。地主（或资本家）有权获得其收入这一结论“<text:span text:style-name="正文引文_20_字符">并不能从该论证的技术前提出发而得出。假设这十名工人</text:span><text:span text:style-name="正文引文_20_字符"><text:span text:style-name="T74">以工人集体</text:span></text:span><text:span text:style-name="正文引文_20_字符">的方式耕种这五英亩土地。在这种情况下，他们将获得全部产品，即整整</text:span><text:span text:style-name="正文引文_20_字符"><text:span text:style-name="T75">100</text:span></text:span><text:span text:style-name="正文引文_20_字符">蒲式耳，而不是</text:span><text:span text:style-name="正文引文_20_字符"><text:span text:style-name="T75">60</text:span></text:span><text:span text:style-name="正文引文_20_字符">蒲式耳。这不公平吗？那另外</text:span><text:span text:style-name="正文引文_20_字符"><text:span text:style-name="T75">40</text:span></text:span><text:span text:style-name="正文引文_20_字符">蒲式耳该归谁？归土地吗，因为它的‘贡献’？那么，这个集体是否应该焚烧</text:span><text:span text:style-name="正文引文_20_字符"><text:span text:style-name="T75">40</text:span></text:span><text:span text:style-name="正文引文_20_字符">蒲式耳小麦作为献给土地神的祭品呢？（地主是否又是这位土地神在尘世的代表？）</text:span>”[<text:span text:style-name="T17">Op. Cit.</text:span>, p. 30] 需要指出的是，施韦卡特在这里呼应的正是蒲鲁东的表述：</text:p>
      <text:p text:style-name="P194">“所有者在多大程度上增加了租户产品的效用？是他犁地、播种、收割、修剪、扬场、除草的吗？……我承认土地是一种工具；但是谁制造了它？是所有者吗？他是否凭借财产权的有效美德，凭借这种注入土壤之中的<text:span text:style-name="Emphasis">道德性质</text:span>，使其获得了活力和肥力吗？所有者的垄断恰恰就存在于此处：尽管他并未制造这一工具，却要求为其使用付费。当造物主亲自现身并索要地租时，那我们届时再与祂<text:soft-page-break/>讨论这个问题；或者至少，也要当所有者——这位自称的代表——出示他的授权委托书时。”[<text:span text:style-name="书名_20_字符">What is Property?</text:span>, pp. 166-7]</text:p>
      <text:p text:style-name="Standard">换句话说，给予许可并不能被视为一种“贡献”或“生产性”活动：</text:p>
      <text:p text:style-name="P195">“我们在这里可以看到完成了一次道德上的障眼法。一次技术性的论证通过术语的选择把自己伪装成了一种道德论证，也就是把边际产量称为‘贡献’。土地所有者的‘贡献＝伦理上的应得权利’，被等同于土地的‘贡献＝边际产量’……那么，土地所有者在这里的‘贡献’究竟是什么？我们可以说，地主<text:span text:style-name="Emphasis"><text:span text:style-name="T73">把土地贡献</text:span></text:span>给了工人，但请注意他的这种‘贡献’与劳动力的贡献在性质上的差异。他‘贡献’的是土地——而土地在收获结束后仍然完好无损，仍然归他所有；而每一名劳动者所贡献的劳动却已经消耗殆尽。如果劳动者在下一次收获时不再付出<text:span text:style-name="Emphasis">更多</text:span>劳动，他们将一无所获；而地主却可以年复一年地继续‘贡献’（无需动一根手指），并年复一年地因此而获得报酬。”[Schweickart, <text:span text:style-name="T17">Op. Cit.</text:span>, p. 30]</text:p>
      <text:p text:style-name="Standard">正如资本主义农场与合作社农场的例子所表明的那样，土地和资本的“贡献”可以在其所有者完全无所作为的情况下获得报酬。那么，“资本的份额”究竟意味着什么？毕竟，从来没有人把钱付给机器或土地。钱是付给所有者的，而不是付给所使用的技术或资源的。当“土地”获得其“报酬”时，表现为金钱流向地主，<text:span text:style-name="Emphasis">而不是</text:span>肥料被撒在土地上。同样，如果土地和资本归劳动者所有，那么尽管它们同样被用于生产过程、并因此“协助”了生产，“资本”和“土地”却不会得到任何报酬。这恰恰揭示了这样一种观念上的谬误：认为利润、利息和租金代表着土地和资本对生产过程的一种“贡献”，因而需要得到回报。它们之所以得到“回报”，只是因为它们雇佣劳动来为它工作；也就是说，它们通过允许他人使用相关财产，来换取对他人劳动的支配权、并占有他们的劳动成果。</text:p>
      <text:p text:style-name="Standard">正如蒲鲁东所说：“<text:span text:style-name="正文引文_20_字符">谁有权获得土地的地租？毫无疑问，是土地的生产者。谁制造了土地？上帝。那么，所有者，退场吧！</text:span>”[<text:span text:style-name="T17">Op. Cit.</text:span>, p. 104] 对于“资本”（工作场所、机器等等）也完全可以作出同样的判断。伯克曼指出，资本家“<text:span text:style-name="正文引文_20_字符">给你一份工作；这意味着允许你在工厂或磨坊里劳动，但这些都不是他建造的，而是由像你一样的其他工人建造的。而为了得到这种许可，你就要在一生中、或者至少在你为他工作的整个期间，帮助供养他。</text:span>”[<text:span text:style-name="书名_20_字符">What is Anarchism?</text:span>, p. 14]</text:p>
      <text:p text:style-name="Standard"><text:soft-page-break/>因此，非劳动收入的存在，<text:span text:style-name="Emphasis">并不是</text:span>因为资本和土地的所有者对生产作出了什么“贡献”，而是因为他们作为一个阶级<text:span text:style-name="Emphasis">占有</text:span>着生活资料；而工人为了获得使用这些资料的机会，不得不向他们出卖自己的劳动和自由：</text:p>
      <text:p text:style-name="正文引文">“我们曾对那个禁止农民翻动一块土地、除非他把四分之一的收成交给领主的封建男爵，怒斥其无耻。我们把那称为野蛮的时代。但如果形式已经改变，关系却依然如故；工人仍然被迫在‘自由契约’的名义下，接受封建的义务。” [Kropotkin, <text:span text:style-name="书名_20_字符">The Conquest of Bread</text:span>, pp. 31-2]</text:p>
      <text:p text:style-name="P196">正是资本主义的财产关系，使那些拥有（或支配）却并不从事生产的人得以垄断财富。工人并未获得其所生产的全部价值，也无权决定由其劳动所创造的剩余价值如何被使用（例如投资决策）。他人不仅垄断了工人创造的财富，也垄断了企业内部的决策权。这是一种“无代表、不纳税”<text:note text:id="ftn7" text:note-class="footnote"><text:note-citation>①</text:note-citation><text:note-body><text:p text:style-name="Footnote"><text:s/><text:span text:style-name="Strong_20_Emphasis"><text:span text:style-name="T76">“无代表、不纳税”</text:span></text:span><text:span text:style-name="Strong_20_Emphasis"><text:span text:style-name="T77">(</text:span></text:span><text:span text:style-name="Strong_20_Emphasis"><text:span text:style-name="T76">Taxination without representation</text:span></text:span><text:span text:style-name="Strong_20_Emphasis"><text:span text:style-name="T77">)</text:span></text:span>：指人民若在立法机构中没有选举产生的代表，则政府无权向其征税的政治原则。该口号在美国独立战争前成为殖民地反抗英国征税的核心依据，因殖民地在英国议会中无代表席位，故视《印花税法》等为暴政。</text:p></text:note-body></text:note>的私人形式，正如公司本身也是一种私有化的国家主义形式一样。</text:p>
      <text:p text:style-name="P197">因此，提供资本<text:span text:style-name="Emphasis">并不是</text:span>一种生产性行为，而将那些实际上使用资本的人所创造的利润据为己有，本身就是一种盗取行为。当然，这并不是说生产资料的创造不是一种创造性活动，或者它们不能促进生产。恰恰相反！但占有这种活动成果并通过出租来获取收益，并不能为资本主义或利润提供正当性。换言之，虽然我们确实需要机器、工作场所、住房和原材料来生产商品，但我们却<text:span text:style-name="Emphasis">并不</text:span>需要地主和资本家。</text:p>
      <text:p text:style-name="P197">资本家关于其“对生产的贡献”的论证问题在于：人们必须在两种假定之间作出选择。其一，是严格界定“谁才是某种产品的生产者”，那在这种情况下，只能将生产归功于工人。其二，是采取一种更宽松的界定方式，即根据哪些个人对“使生产劳动成为可能”的条件作出了贡献来判断。既然工人的生产率在某种程度上依赖于使用资本家所提供的财产，那么便可以说资本家“贡献了生产”，从而主张其有权获得回报，也就是利润。</text:p>
      <text:p text:style-name="Standard">然而，一旦接受第二种假定，就必须解释为什么功劳的追溯链条要在资本家这里停止。既然一切的人类活动都发生在一个复杂的社会网络之中，那么可以认<text:soft-page-break/>为许多因素都贡献了工人得以进行生产的条件——例如其成长经历与教育、其他工人在提供必需产品、服务和基础设施方面的贡献，这些都使其工作场所得以运作，等等（甚至包括政府，因为它为基础设施和教育提供资金）。资本家的财产当然也在这种意义上作出了贡献，但这种贡献的重要性却远不及例如工人的母亲所付出的贡献。然而，据我们所知，至今没有任何资本家主张应当让工人的母亲分享企业收入，更不用说获得比资本家<text:span text:style-name="Emphasis">更大的</text:span>份额了！显然，如果资本家始终如一地遵循他们自身的逻辑，就不得不同意这种补偿才是公平的。</text:p>
      <text:p text:style-name="Standard">总而言之，尽管有人可能认为利润体现了资本家对商品价值所作的“贡献”，但现实是，利润不过是因占有资本并允许<text:span text:style-name="Emphasis">他人</text:span>使用它进行生产而获得的报酬。正如大卫·施韦卡特所指出的那样，“<text:span text:style-name="正文引文_20_字符">‘提供资本’无非就是‘允许资本被使用’。但单纯授予许可这一行为，本身并不是一种生产性活动。在任何社会中，只要劳动者停止劳动，生产就会停止；但如果所有者停止授予许可，只有在他对生产资料的</text:span><text:span text:style-name="正文引文_20_字符"><text:span text:style-name="T19">权威</text:span></text:span><text:span text:style-name="正文引文_20_字符">得到承认的情况下，生产才会受到影响。</text:span>”[<text:span text:style-name="书名_20_字符">Against Capitalism</text:span>, p. 11]</text:p>
      <text:p text:style-name="Standard">正如前文所讨论的，这种权威源自国家的强制机制，而国家的首要目的正是确保资本家拥有向工人授予或拒绝其使用生产资料的能力。因此，“提供资本”非但不是一种生产性活动，反而还依赖于一种有组织的强制体系：这种体系通过税收的方式占有劳动所创造价值中的相当一部分，因此实际上具有寄生性。不必多说，租金同样可以被视为一种“利润”，因为它纯粹建立在“授予许可”之上，因此也不是生产性活动。利息亦是如此，尽管它的论证方式略有不同（见C.2.6节）。</text:p>
      <text:p text:style-name="P198">因此，即便我们假定资本和土地<text:span text:style-name="Emphasis">具有</text:span>生产性，也并不能由此推出其所有者有权获得收入。然而，上述分析实际上还是对资本主义意识形态过于宽容了。一个更为简单的事实是：资本本身根本<text:span text:style-name="正文引文_20_字符"><text:span text:style-name="T78">不</text:span></text:span>具备生产性。更不用说所谓的“资本”只有在被劳动所使用时才对生产有所贡献（当然，土地确实能够产生使用价值，但这些使用价值只有在劳动被投入之后才会变得可得，例如采摘果实、收割谷物或开采煤炭）。正因如此，利润并不是对资本生产性的回报，而是<text:span text:style-name="Emphasis">劳动</text:span>创造了资本的边际生产率。下一节将对此进行讨论。</text:p>
      <text:p text:style-name="P170"/>
      <text:h text:style-name="Heading_20_3" text:outline-level="3"><text:soft-page-break/>C.2.4 利润是资本生产率的回报吗？</text:h>
      <text:p text:style-name="Standard">两个字回答：不是。正如蒲鲁东所指出的那样：“<text:span text:style-name="正文引文_20_字符">资本、工具和机器同样都是非生产性的……要求因工具的使用或土地的生产力而获得报酬的所有者，实际上是预设了一个根本错误的前提，也就是：资本凭自身的力量就能够生产——而在为这种虚构的产出索取报酬时，他实际上是在不劳而获。</text:span>”[What is Property?, p. 169] 换言之，只有劳动才是生产性的，而利润并不是资本生产率的回报。</text:p>
      <text:p text:style-name="Standard">不必多说，资本主义经济学家自然并不同意这一点。蒲鲁东指出：“<text:span text:style-name="正文引文_20_字符">在这里，经济学家的哲学再次暴露出其贫乏之处。为了辩护高利贷，他们假装资本是生产性的，并把一种隐喻扭曲为现实。</text:span>”社会主义者“<text:span text:style-name="正文引文_20_字符">毫不费力地揭穿了他们的诡辩；通过这场争论，资本理论已经声名扫地，以至于在当今大众心目中，</text:span><text:span text:style-name="正文引文_20_字符"><text:span text:style-name="T19">资本家</text:span></text:span><text:span text:style-name="正文引文_20_字符">与</text:span><text:span text:style-name="正文引文_20_字符"><text:span text:style-name="T19">懒汉</text:span></text:span><text:span text:style-name="正文引文_20_字符">几乎成了同义词。</text:span>”[<text:span text:style-name="书名_20_字符">System of Economical Contradictions</text:span>, p. 290]</text:p>
      <text:p text:style-name="P199">遗憾的是，这一隐喻自蒲鲁东以来又重新占据了主导地位，这在一定程度上要归功于新古典经济学及其“边际生产率”理论。我们在上一节已经讨论过这一理论，并指出，即便假定土地和资本<text:span text:style-name="Emphasis">具有</text:span>生产性，这本身也不足以为资本主义利润辩护。利润之所以归于资本家，仅仅是因为他或她允许他人使用其财产。然而，将利润理解为资本“生产率”的体现，在其他方面也同样存在严重缺陷。最关键的一点在于资本和土地本身并不生产任何东西。正如巴枯宁所说：“<text:span text:style-name="正文引文_20_字符">无论是财产还是资本，只要不被劳动所滋养，就什么也生产不出来。</text:span>”[<text:span text:style-name="书名_20_字符">The Political Philosophy of Bakunin</text:span>, p. 183]</text:p>
      <text:p text:style-name="P199">也就是说，资本之所以显得具有“生产性”，只是因为有人在使用它。很难说这一点会令人惊讶。而主流经济学也以其自身的方式承认了这一事实（他们对此的标准术语是：“<text:span text:style-name="正文引文_20_字符">各生产要素通常不会单独发挥作用</text:span>”）。当然，无政府主义者与资本主义辩护者从这一显而易见的事实中得出的结论却截然不同。</text:p>
      <text:p text:style-name="P200">资本主义为阶级不平等所作的标准辩护是：人们之所以致富，是因为他们生产了他人所需要的东西。然而这种说法却几乎从不成立。在资本主义制度下，人们往往是通过雇佣他人去生产他人所需要的东西来致富，或者通过向雇佣者提供土地、资金或机器来致富。完全依靠自身劳动、而不雇佣他人就致富的人，数量极其稀少。当被追问时，资本主义的辩护者通常会承认这一基本事实，并进一步主<text:soft-page-break/>张：在自由市场中，每个人的收入都反映了其在生产这些商品过程中的贡献。各个生产要素（土地、资本和劳动）都以同样的方式被对待，其边际生产率决定了它们对最终产品的贡献，从而决定其收入。所以，工资体现的是劳动的边际生产率、利润体现的是资本的边际生产率、而地租则体现的是土地的边际生产率。鉴于我们在上一节已经讨论过土地和劳动，这里将重点放在土地和“资本”之上。不过需要指出的是，边际生产率理论在解释资本问题上存在巨大困难，并且在这一点上在内部逻辑上也已被证明自相矛盾（见下一节）。但鉴于主流经济学对此置若罔闻，这里暂且不予深究。</text:p>
      <text:p text:style-name="P201">那么，利润代表资本贡献的主张究竟如何呢？当我们考虑这样一个例子时，无政府主义者为何不为其所动，便一目了然：设想十个人用铁锹挖一个坑。在劳动保持不变的情况下，我们向其中加入铁锹。每增加一把铁锹，生产率都会以相同的幅度提高（因为假定劳动是同质的），直到第十一把铁锹为止。此时，多出来的铁锹将被闲置，铁锹（“资本”）的边际贡献就为零。这似乎表明社会主义者是正确的：资本<text:span text:style-name="Emphasis">就是</text:span>非生产性的，也因此不应当凭使用它就获得任何报酬。</text:p>
      <text:p text:style-name="Standard">当然，有人会指出，第十一把铁锹是要花钱购买的，因此资本家会在十把铁锹时停下，而资本的边际贡献就等于第十把铁锹所增加的产出。然而，第十把铁锹之所以能够增加产出，唯一的原因在于有一名工人来使用它。换言之，正如经济学家大卫·埃勒曼所强调的，“<text:span text:style-name="正文引文_20_字符">关键在于，资本本身根本不会‘生产’；资本是被劳动用来生产产出的……是劳动生产了</text:span><text:span text:style-name="正文引文_20_字符"><text:span text:style-name="T19">资本的</text:span></text:span><text:span text:style-name="正文引文_20_字符">边际产品。</text:span>”[<text:span text:style-name="书名_20_字符">Property and Contract in Economics</text:span>, p. 204] 因此，谈论资本的“边际产品”本身毫无意义，因为让劳动保持不变本身就是无意义的：</text:p>
      <text:p text:style-name="P202">“例如，考虑这样一个简单的生产过程中“铁锹的边际产品”：三名工人使用两把铁锹和一辆独轮车挖掘出一个地下室。两名工人用两把铁锹把泥土装进独轮车，第三名工人则将独轮车推到一定距离外倾倒泥土。所谓一把铁锹的边际生产率，是指在其他要素（如劳动）保持不变的情况下，增加一把铁锹所带来的额外产出。这里的劳动，是指执行这一生产过程的人类活动。如果劳动在‘保持不变’的意义上仍然是同样的人类活动，那么第三把铁锹就只能被闲置，额外产出必然为零。</text:p>
      <text:p text:style-name="正文引文">“所谓‘保持劳动不变’，实际上意味着以一种更为资本密集的方式重新组织人类活动，使新增的铁锹能够得到最优利用。例如，所有三名工人都可以使用<text:soft-page-break/>三把铁锹来装填独轮车，然后轮流倾倒独轮车。通过这种方式，工人们使用了额外的铁锹，并因此生产出一些额外的产出（在相同时间内挖出更多的土）。虽然这种额外产出被称为铁锹的‘边际产品’，但事实上，它是由使用了这把额外铁锹的工人所生产的……[资本]并不会‘生产’其边际产品。资本根本不‘生产’任何东西。资本是被劳动用来生产产出的。当资本增加时，劳动通过使用更多的资本来生产出额外的产出……简言之，<text:span text:style-name="Emphasis">是劳动生产了资本的边际产品</text:span>（并消耗了额外的资本服务）。”[<text:span text:style-name="T17">Op. Cit.</text:span>, pp. 207-9]</text:p>
      <text:p text:style-name="Standard">因此，把利润等同于资本的边际生产率，实在难以令人信服。在这种视角下，资本不仅像一棵即便主人弃之不顾也能自行结果的树，而且还是一棵会自己采摘果实、加工处理，最后端上餐桌的树！难怪古典经济学家（亚当·斯密、大卫·李嘉图、约翰·斯图亚特·密尔）都认为资本本身是非生产性的，并试图用其他方式——至少不那么明显荒谬的方式——来解释利润和利息。</text:p>
      <text:p text:style-name="Standard">也许所谓资本的“边际生产率”，不过是在工人拿到其产品的“应得份额”之后所剩下的部分，也就是说，在劳动的边际生产率得到报酬之后的余额。显然，劳动与资本的边际产品是相互关联的。在一个生产过程中，资本的“贡献”（按定义）等于总价格减去劳动的贡献。要界定劳动的边际产品，就必须让其他某些因素保持不变。这意味着，要么除劳动之外的实物投入保持不变，要么资本的利润率保持不变。正如经济学家琼·罗宾逊所指出的那样：</text:p>
      <text:p text:style-name="正文引文">“我发现这一点令人满意，因为它摧毁了工资由边际生产率决定的学说。在短期情形中，当设备既定、并以满负荷运转时，劳动的边际物质产品是无法确定的。九个人用九把铁锹挖坑时，增加第十个人，只有在那九个人因偶尔休息而能挖得更好时，产出才可能有所增加。相反，如果减少第九个人，产出则会减少大致相当于平均的产出量。工资必须位于每人的平均产出价值与零之间，因此，当设备低于或高于其设计产能运作时，边际产品可能大于工资，也可能远小于工资。”[<text:span text:style-name="书名_20_字符">Contributions to Modern Economics</text:span>, p. 104]</text:p>
      <text:p text:style-name="Standard">如果工资并不是由边际生产率理论所调节的，那么资本（或土地）同样也不是。在资本保持不变的情况下减少劳动，只会导致设备闲置；而闲置的设备，按定义，是不产生任何东西的。因此，资本“贡献”多少，取决于的是拥有阶级在特定市场情境中所拥有的经济权力（正如我们在C.3节中所讨论的）。正如威廉·拉佐尼克所指出的，新古典边际生产率理论由于把资本视为“生产性”的错误隐喻，<text:soft-page-break/>产生了两个关键问题：</text:p>
      <text:p text:style-name="正文引文">“第一个缺陷在于假定：在任何特定时间点，一项技术的生产率对企业而言都是既定的，与企业试图利用该技术的社会背景无关……这一假定通常隐含在主流经济分析之中，[它]源于对生产过程本质的无知，与其他一切问题如出一辙……”</text:p>
      <text:p text:style-name="P203">“新古典理论结构的第二个缺陷，在于假定要素价格与要素生产率彼此独立。基于这一假定，由不同资本—劳动组合所产生的要素生产率对企业而言可被视为是给定的；因此，技术选择只取决于要素相对价格的变化。然而，越来越多谈论‘效率工资’的经济学家已经认识到，要素价格与要素生产率可能是相互联系的，尤其是在劳动投入方面……一项技术的生产率，取决于工人愿意提供多少的努力。”[<text:span text:style-name="书名_20_字符">Competitive Advantage on the Shop Floor</text:span>, p. 130 and pp. 133-4]</text:p>
      <text:p text:style-name="Standard">换言之，新古典经济学忘记了这样一个事实：技术必须由工人来使用，因此其“生产率”取决于它被如何运用。如果利润真的是源自机器自身的某种属性，那么老板们就根本不需要通过独裁的工作场所管理来确保利润，也不必监督工人、迫使其付出超过工资报酬的劳动量。这意味着那种在亲资本主义经济学中备受推崇的观念——即工人的工资<text:span text:style-name="Emphasis">等同于</text:span>她所生产的价值——在现实中每天都在被违背：</text:p>
      <text:p text:style-name="正文引文">“资本主义企业的管理者并不满足于仅仅按照市场的指令，把工资等同于劳动的边际产品价值。一旦工人进入生产过程，市场力量在至少一段时间内就被搁置了。努力与报酬之间的关系，不仅取决于市场交换关系，而且还取决于……生产中的等级关系——企业内部经理与工人之间的相对权力。”[William Lazonick, <text:span text:style-name="书名_20_字符">Business Organisation and the Myth of the Market Economy</text:span>, pp. 184-5]</text:p>
      <text:p text:style-name="P204">但话说回来，资本主义经济学更关心的是为现状辩护，而不是贴近现实。宣称工人的工资代表其贡献、利润代表资本的贡献，纯属虚构。资本若不被劳动所使用，根本无法生产任何东西，更不用说盈余了，因此利润并不代表资本的生产率。就其本身而言，固定成本并不创造价值。价值是否被创造，取决于投资在既定条件下如何被发展和使用。由此，我们再次回到作为剩余价值的根本来源：劳动（以及存在于经济中的社会关系）上来。</text:p>
      <text:p text:style-name="P205"><text:soft-page-break/>还有一种所谓“利润分享”的观念，认为工人分享了公司所获得的利润。然而，利润本应是资本的回报。这一事实本身就击碎了“利润代表资本贡献”的说法。因为如果利润<text:span text:style-name="Emphasis">真的</text:span>体现了设备生产率，那么分享利润就意味着资本并没有获得它全部“贡献”的回报（从而反倒是被劳动剥削了！）。而除非老板们确信这样做能带来更多利润，否则他们就几乎不可能实施这种的制度。所以，利润分享通常被用作<text:span text:style-name="Emphasis">提高</text:span>生产率和利润的一种手段。但在新古典经济学看来，如果利润<text:span text:style-name="Emphasis">真的</text:span>代表资本的“贡献”，这种手段反而显得难以理解。毕竟在引入利润分享前后，工人所使用的机器是同样的——这份未发生变化的资本存量，怎么可能突然产生更大的“贡献”呢？唯一的解释只能是：资本本身并不生产，利润的真正来源其实是工人无偿的努力、技能和能量。因此，利润等于资本“贡献”的主张，几乎没有任何事实的基础。</text:p>
      <text:p text:style-name="P206">既然资本并不具有自主的生产性，而商品又是人类（脑力与体力）劳动的产物，那么蒲鲁东的论断无疑才是正确的：“<text:span text:style-name="正文引文_20_字符">资本、工具和机器同样都是非生产性的……要求因工具的使用或土地的生产力而获得报酬的所有者，实际上是预设了一个根本错误的前提，也就是：资本凭自身的力量就能够生产——而在为这种虚构的产出索取报酬时，他实际上是在不劳而获。</text:span>”[What is Property?, p. 169]</text:p>
      <text:p text:style-name="P206">有人可能会反驳说，虽然资本本身是非生产性的，但使用它确实能提高劳动的生产率啊，因此，它的所有者理应分享由此带来的更大产出。这难道不意味着资本的所有者理应获得奖励吗？这种差额难道不正是资本的“贡献”吗？无政府主义者对此并不认同。归根结底，这一论证不过是把“允许使用某物”视为一种生产性行为，而这一点我们在上一节就已经否定过了。此外，提供资本与一般商品生产并不相同。因为资本家不同于工人，他们往往会为同一项工作多次收取报酬（而这项工作很可能还是他们雇佣别人完成的），同时还<text:span text:style-name="Emphasis">保留了</text:span>劳动成果。正如蒲鲁东所指出的：</text:p>
      <text:p text:style-name="正文引文">“制造或修理农具的那个人<text:span text:style-name="T79">[</text:span>工人<text:span text:style-name="T79">]</text:span>只收取<text:span text:style-name="Emphasis">一次</text:span>报酬，要么在交付时一次付清，要么分期支付；而一旦这笔价款付清，他所交付的工具就不再属于他。他永远不能为同一件工具的制造或同一次修理工作索取双重的报酬。而如果他每年分享农民的产品，那也只是因为他每年都在为农民做了某些事情。</text:p>
      <text:p text:style-name="正文引文">“而所有者则恰恰相反，他并不交出自己的工具；他永远为它收取报酬，同时又永远地保有它。”[<text:span text:style-name="T17">Op. Cit.</text:span>, pp. 169-170]</text:p>
      <text:p text:style-name="Standard"><text:soft-page-break/>一般而言，资本家不仅能够收回其投资，还能额外获得收益；而工人却永远无法取回自己付出的时间。那些时间一去不返，只换来一份勉强维持生存的工资，使他们得以再次出卖自己的时间和劳动（也就是再次出卖自己的自由）。而与此同时，主人的资本不断积累，其社会与经济权力随之增长，因此他们攫取剩余价值能力的增长速度，必然高于他必须支付的工资（正如我们在C.7节中所讨论的，这一过程并不是没有内在矛盾，并且会周期性地引发经济危机）。</text:p>
      <text:p text:style-name="P207">如果没有劳动，任何东西都不可能被生产出来。因此，从正义的角度看，<text:span text:style-name="Emphasis">充其量</text:span>也只能说资本的所有者应当因其资本的实际使用而获得报酬，也就是设备的磨损和损耗。虽然投入到固定资本中的价值，确实会在时间推移中转移到由其生产的商品之中，并通过商品的出售转化为货币；但这并不意味着资本所有者付出了任何现实的劳动。无政府主义者拒绝这种意识形态上的偷换概念，并明确指出，人类能够对生产过程作出的<text:span text:style-name="Emphasis">唯一</text:span>贡献，<text:span text:style-name="Emphasis">只有</text:span>劳动——无论是体力劳动还是脑力劳动。没有劳动，就既不可能进行生产，也不可能把固定资本中所包含的价值转移到商品之中。正如查尔斯·A·达纳在其对蒲鲁东思想的通俗介绍中所指出的那样：“<text:span text:style-name="正文引文_20_字符">没有资本的劳动者，很快就能通过自己的生产满足自身的需要……但没有劳动者来消费的资本，只能闲置并最终腐烂。</text:span>”[<text:span text:style-name="书名_20_字符">Proudhon and his "Bank of the People"</text:span>, p. 31] 如果工人不能支配他们所创造的全部产品价值，那么他们就遭到了剥削；因此如前所述，资本主义正是建立在剥削之上。</text:p>
      <text:p text:style-name="Standard">当然，<text:span text:style-name="Emphasis">只要</text:span>“资本”掌握在一个不同于其使用者的阶级手中，就几乎不可能指望资本所有者会心甘情愿只接受所谓的“损耗补偿”。原因在于资本主义生产的等级组织。正如早期英国社会主义者托马斯·霍奇斯金所言：“<text:span text:style-name="正文引文_20_字符">资本的效用并不源于过去的劳动，而是源于现在的劳动；资本之所以为其所有者带来利润，并不是因为它被储存起来，而是因为它成为支配劳动的一种手段。</text:span>”[<text:span text:style-name="书名_20_字符">Labour Defended against the Claims of Capital</text:span>] 公司中的掌权者在衡量谁对产品贡献最大时，总是裁定自己的功劳最大，这绝非什么奇怪的巧合。</text:p>
      <text:p text:style-name="P208">这也意味着劳动获得了自己“应得份额”的说法，从根本上就是错误的，因为作为“<text:span text:style-name="正文引文_20_字符">一种</text:span><text:span text:style-name="正文引文_20_字符"><text:span text:style-name="T19">财产权</text:span></text:span><text:span text:style-name="正文引文_20_字符">的描述，所谓分配份额的图景极具误导性，而且是虚假的。一个简单的事实是：在法律上，某一方拥有全部的产品。例如，通用汽车并不仅仅拥有通用汽车所生产的汽车中‘属于资本的那一份’，而是拥有所有的汽车。</text:span>” [Ellerman, <text:span text:style-name="T17">Op. Cit.</text:span>, p. 27] 或者用蒲鲁东的话说，“<text:span text:style-name="正文引文_20_字符">财产就是任意享有和处分他人</text:span><text:soft-page-break/><text:span text:style-name="正文引文_20_字符">之物的权利——亦即他人产业与劳动成果的权利。</text:span>”要从根本上消灭剥削，唯一的途径就是由工人自己管理自己的劳动，以及他们所使用的机器和工具。这一点，本身就蕴含在“劳动是财产的唯一来源”这样一种论证之中，因为“<text:span text:style-name="正文引文_20_字符">如果劳动是财产的唯一基础，那么一旦我从他人那里收取地租，我就不再是那块土地的所有者……一切资本皆然。</text:span>”因此，“<text:span text:style-name="正文引文_20_字符">一切生产在本质上都是集体的</text:span>”，“<text:span text:style-name="正文引文_20_字符">一切积累起来的资本都是社会财产，没有任何人能够成为其排他性的所有者。</text:span>” [<text:span text:style-name="书名_20_字符">What is Property?</text:span>, p. 171, p. 133 and p. 130]</text:p>
      <text:p text:style-name="Standard">资本之所以能够获得所谓的“报酬”，原因仅仅在于现行制度赋予资本家阶级一种优势，使他们可以拒绝他人使用其财产，除非工人接受这样一个条件：在他们的指挥下创造出超过工资成本的价值，并在生产过程结束后仍然让资本完整地回到资本家手中，以便下一轮再度使用。因此，虽然资本本身并不具有生产性，占有资本也不是一种生产行为；但在资本主义制度下，占有资本却是一种致富方式，并且只要这一制度不被废除，它就会一直如此。换言之，利润、利息和租金并不建立在任何经济或社会生活的永恒原则之上，而是产生于一种特定的社会制度与由此形成的特定社会关系。比如，用合作社来废除雇佣劳动，那“资本”的所谓“生产性”问题也就随之消失了，因为此时“资本”已不复存在（机器仍然只是机器，但只有在被雇佣劳动所使用时，它才成为资本）。</text:p>
      <text:p text:style-name="Standard">因此，劳动力需求并不是由生产的技术条件所决定的，而是由资本家获取利润的需要所决定的。新古典经济学理论在这一点上实际上已经做了隐含的承认，因为所谓劳动的边际生产力，只不过是以一种迂回的方式说明：只要工资不高于工人所创造的利润，劳动力就会被购买。换句话说，工资不会上升到使资本家无法生产并实现剩余价值的水平。宣称“只要劳动的边际生产力高于工资，工人就会被雇佣”，无非是换一种说法承认：工人正在被老板剥削。而即便暂且抛开现实不谈，这种为利润辩护的论证也<text:span text:style-name="Emphasis">并未</text:span>证明它所企图证明的东西——它恰恰表明，在资本主义之下，劳动<text:span text:style-name="Emphasis">是</text:span>被剥削的。</text:p>
      <text:p text:style-name="P209">然而，正如我们将在下一节中讨论的那样，上面的所有争论在某种程度上其实已经无关紧要了。因为异见经济学早已彻底证明边际生产力理论存在根本缺陷，而且这一点也已经得到了主要的新古典经济学家的承认。</text:p>
      <text:p text:style-name="P170"/>
      <text:h text:style-name="Heading_20_3" text:outline-level="3"><text:soft-page-break/>C.2.5 利润是否代表了资本对生产的贡献？</text:h>
      <text:p text:style-name="Standard">一句话回答：不是。尽管我们在前两节中暂且假定“边际生产力”理论能有效解释资本问题，但事实是，这一理论本身就存在根本性的缺陷，而且这种缺陷体现在两个层面。第一，它在任何意义上都无法反映现实。第二，更严重的是，它在逻辑上就站不住脚，而且这一点在经济学界也早已为人所知，至少已有数十年之久。第一个反对意见或许并不会真正困扰大多数的新古典经济学家——毕竟，这套教条中究竟还有哪一部分是<text:span text:style-name="Emphasis">真正</text:span>反映了现实呢？但第二个问题本应引起他们的重视，因为在经济学中，取代现实的正是所谓的“理论一致性”。然而，尽管“边际生产力”理论早已被证明是无稽之谈，而且这一点也已被主要的新古典经济学家所承认，它仍然在经济学课堂上被教授、在教科书中被讨论，仿佛依然是一个有效的理论。</text:p>
      <text:p text:style-name="Standard">我们将依次讨论这些问题。</text:p>
      <text:p text:style-name="Standard">这一理论建立在高度抽象的基础之上，而为了让数学推导得以成立，它所采用的假设又极端到任何现实世界的情形都不可能满足。第一个问题便是，究竟应当在什么层级上应用这一理论。它是适用于个人、群体、行业，还是整个经济？因为一旦应用层级不同，与之相关的问题就不同，由此得出的结论也会完全不同。同样，所选取的时间跨度也会对结论产生决定性影响。正因如此，这一理论含糊到几乎无法被检验：一旦实证结果不利，其支持者总可以宣称这些结果并不适用于<text:span text:style-name="Emphasis">他们</text:span>所偏好的那一种模型版本。</text:p>
      <text:p text:style-name="Standard">其次，模型本身也存在严重问题。为了调用必要的数学工具，它不得不假定各种生产要素是同质的——但在现实世界中，没有任何一种要素是同质的。同样，要应用欧拉定理，就必须假定规模报酬不变，而这一假设同样不成立（可以公允地说，规模报酬不变的前提，与其说是对真实工业条件进行科学分析的结果，不如说是为了事后调用该定理而被预设出来的）。此外，该模型还假定存在一种理想市场，但这种市场在现实中根本不可能实现；任何现实中的不完美因素都会使这一模型失效。在模型中，诸如寡头市场（即由少数企业主导的市场）、非均衡状态、市场权力、信息不完全等现实特征统统不存在。而一旦把这些真实因素纳入分析，模型立刻崩溃，也就不存在任何“生产要素”能够获得它所谓的正当报酬。</text:p>
      <text:p text:style-name="P210"><text:soft-page-break/>此外，与新古典经济学总体上的做法一致，这一理论只是简单地接受既有的所有权分配。所以，它实际上成了那些因以往的强制与剥夺而获益之人的护身符——他们通过不义之财取得的占有，如今反而被说成是合法收入的来源！</text:p>
      <text:p text:style-name="Standard">最后，“边际生产力”理论完全忽视了一个事实：绝大多数生产活动在本质上都是集体性的。正因为如此，设想通过“减去一个工人”来衡量其贡献，往往毫无意义。一旦出现“<text:span text:style-name="正文引文_20_字符">劳动分工和不同岗位之间的相互依赖——这在现代工业中几乎是普遍情形</text:span>”，这种做法的“<text:span text:style-name="正文引文_20_字符">荒谬性立刻就会显现</text:span>”。例如，“<text:span text:style-name="正文引文_20_字符">在一台燃煤机车上，如果把司机去掉，产品（运输能力）并不是‘减少了一点点’，而是被完全消除了；如果去掉司炉工</text:span><text:span text:style-name="正文引文_20_字符"><text:note text:id="ftn8" text:note-class="footnote"><text:note-citation>①</text:note-citation><text:note-body><text:p text:style-name="Footnote"><text:s/>司炉工（fireman）是早期燃煤机车负责为机车提供动力的一个核心操作人员，用以根据运行要求（如线路坡度、速度、牵引重量），使用铲子将煤炭均匀、高效地投入锅炉的炉膛中。同时需要监控并维持锅炉的蒸汽压力和水位。而随着内燃机车和电力机车的普及，这一岗位也退出了历史舞台。</text:p></text:note-body></text:note></text:span><text:span text:style-name="正文引文_20_字符">，情况同样如此。这个由司机和司炉工构成的不可分割的团队，其‘产品’服从的是全有或全无的法则，根本不存在可以从一方中单独分离出来的‘边际产品’。车间里也是如此，最终在整个现代工厂中亦然，各个岗位之间紧密相互依赖。</text:span>”[Cornelius Castoriadis, <text:span text:style-name="书名_20_字符">Political and Social Writings</text:span>, vol. 3, p. 213] 克鲁泡特金也表达了同样的观点，他指出，在集体生产某一产品时，“<text:span text:style-name="正文引文_20_字符">根本不可能区分</text:span><text:span text:style-name="正文引文_20_字符"><text:span text:style-name="T80">[</text:span></text:span><text:span text:style-name="正文引文_20_字符">个人之间的</text:span><text:span text:style-name="正文引文_20_字符"><text:span text:style-name="T80">]</text:span></text:span><text:span text:style-name="正文引文_20_字符">劳动</text:span>”，因为所有人都“<text:span text:style-name="正文引文_20_字符">依其力量、精力、知识、智力和技能的不同而作出了贡献</text:span>”。[<text:span text:style-name="书名_20_字符">The Conquest of Bread</text:span>, p. 170 and p. 169]</text:p>
      <text:p text:style-name="Standard">这些事实提示我们，利润的存在需要用一种不同于“资本的边际生产力”的方式来解释。我们不妨按照边际生产力理论的设想，假定工人获得的报酬恰好等于其所生产的价值，因为一旦她停止工作，总产出就会恰好减少等同于其工资的那一部分。然而，这一论证本身存在漏洞。原因在于：如果有两名或更多工人同时离开，产出的下降幅度将会超过单个工人工资的简单相加。这是因为，在完全竞争条件下，新古典理论假定每个工人的工资等于<text:span text:style-name="Emphasis">最后一名</text:span>工人的产出。而该理论预设了一种“边际生产力递减”，也就是说，最后一名工人的边际产出低于倒数第二名，倒数第二名又低于倒数第三名，依此类推。换言之，在新古典经济学中，除那位虚构出来的“最后一名工人”之外，所有工人都没有获得其劳动的全部产出。他们得到的只是据称由<text:span text:style-name="Emphasis">最后一名</text:span>工人所创造的价值。因此<text:span text:style-name="Emphasis">除了</text:span>最后一人之外，所有工人都没有得到他们确切生产的价值。也就是说，除了最后那位工人，其余所有人都遭到了剥削。</text:p>
      <text:p text:style-name="Standard">然而，这一论证忽略了协作本身会带来生产率的提高，而这种提高却被资本<text:soft-page-break/>家据为己有。因为正如蒲鲁东所指出的那样，“<text:span text:style-name="正文引文_20_字符">资本家只是按人头支付了一天的工资</text:span>”，而并未为工人的集体劳动支付报酬；因此，“<text:span text:style-name="正文引文_20_字符">那种由劳动者的联合与协调、他们努力的汇聚与同时产生的巨大力量，并未得到任何的补偿和报酬。两百名掷弹兵在数小时内就把卢克索方尖碑</text:span><text:span text:style-name="正文引文_20_字符"><text:note text:id="ftn9" text:note-class="footnote"><text:note-citation>①</text:note-citation><text:note-body><text:p text:style-name="P211">卢克索方尖碑（Luxor Obelisks）是古埃及法王朝时期（约公元前13世纪）建造的两座粉色花岗岩方尖碑之一，原矗立于埃及卢克索神庙入口处。碑高约23米，刻有象形文字，歌颂法老的功绩。1836年，埃及总督穆罕默德·阿里将其中一座赠予法国，后经海路运抵巴黎，竖立于协和广场中央。</text:p></text:note-body></text:note></text:span><text:span text:style-name="正文引文_20_字符">竖立到基座之上；难道你会认为一个人能在两百天内完成同样的工作吗？然而在资本家的账簿上，支付的工资总额却是一样的。</text:span>”因此，资本家“<text:span text:style-name="正文引文_20_字符">支付了所有个体的力量</text:span>”，但“<text:span text:style-name="正文引文_20_字符">集体力量仍然没有得到支付。于是，就存在着一种集体的财产权</text:span>”，而资本家却“<text:span text:style-name="正文引文_20_字符">对其进行了不正当的占有</text:span>”。[<text:span text:style-name="书名_20_字符">What is Property?</text:span>, p. 127 and p. 130]</text:p>
      <text:p text:style-name="Standard">因此，一如既往，我们必须区分资本主义的意识形态与其现实的运作方式。正如我们在C.1节中已经指出的，完全竞争模型与现实世界毫无关联。毫不意外，边际生产力理论也同样脱离现实。这意味着，为了让“边际生产力”理论成立而必须引入的那些前提，本身就荒谬到足以让任何真正的科学家当场否定这一理论。需要说明的是，我们<text:span text:style-name="Emphasis">并不是</text:span>反对抽象的理论；因为<text:span text:style-name="Emphasis">任何</text:span>理论在某种程度上都必然要对现实进行抽象。我们的论点是：一种理论若要成立，就必须以某种有意义的方式反映它试图解释的现实状况。所采用的抽象或假设应当是相对次要的，并且在放宽这些假设时，不至于导致整个理论体系的崩塌。而边际生产力理论就恰恰不是如此。有必要认识到，抽象是有不同层次的。有一种所谓的“<text:span text:style-name="正文引文_20_字符">可忽略性假设</text:span>”，认为现实中的某些因素对所分析的问题影响甚微、甚至完全没有影响。但对边际生产力理论而言，不幸的是，它所依赖的假设并不属于这一类型。相反，它们是“<text:span text:style-name="正文引文_20_字符">适用域假设</text:span>”，即规定“<text:span text:style-name="正文引文_20_字符">一种特定理论适用于何种条件；如果这些条件不存在，那么该理论也就不适用。</text:span>”[Steve Keen, <text:span text:style-name="书名_20_字符">Debunking Economics</text:span>, p. 151] 这里的情况就正是如此。</text:p>
      <text:p text:style-name="Standard">然而，大多数经济学家会心安理得地忽略这一批评。正如我们反复指出的那样，在新古典经济学家看来，以现实或现实主义模型为基础来建构经济理论，并不是什么主要的关注点。即便如此，将“边际生产力”理论应用于资本时，仍然充斥着逻辑上的不一致，这些不一致表明该理论根本就是错的。正如著名左翼经济学家琼·罗宾逊所言：</text:p>
      <text:p text:style-name="P212"><text:soft-page-break/>“新古典学派显然从未被告知，新古典理论并没有解决利润问题或资本价值问题的方案。他们在并不存在的地基之上，竖起了一座高耸的数学定理大厦。最近，[在1960年代，著名的新古典经济学家] 保罗·萨缪尔森终于足够坦率地承认，他的体系基础并不成立，但却仍在源源不断地产出各种定理。”[<text:span text:style-name="书名_20_字符">Contributions to Modern Economics</text:span>, p. 186]</text:p>
      <text:p text:style-name="Standard">如果利润<text:span text:style-name="Emphasis">确实</text:span>源于私有制及其所造成的不平等，那么新古典理论如罗宾逊所说那样缺乏基础，也就并不令人意外。毕竟，这是一个<text:span text:style-name="Emphasis">政治</text:span>问题，而新古典经济学正是被发展出来用以回避这类问题的。边际生产力理论之所以长期处于激烈争论之中，正是因为它声称能够证明资本主义下并不存在对劳动的剥削（也就是说，每一种生产要素都获得了与其贡献相当的报酬）。下面我们将概述这一批评为何是成功的。</text:p>
      <text:p text:style-name="P213">第一个主要的理论难题显而易见：资本究竟该如何计量？在新古典经济学中，资本被理解为各种类型的机器设备，以及容纳这些设备的工作场所。而这些项目本身又是由大量其他商品构成的，其中许多商品还是由更多的商品组装而成。那么在边际生产力理论中，说“资本”增加或减少一个单位，究竟意味着什么？这些产品唯一的共同点在于它们都有价格，而经济学家<text:span text:style-name="Emphasis">正是</text:span>依靠价格来对资本进行加总。但不幸的是，这恰恰表明“<text:span text:style-name="正文引文_20_字符">除了利润率之外，‘资本数量’这一概念根本没有任何的意义，因此，‘资本的边际产量’决定利润率这一主张是毫无意义的</text:span>”。[Robinson, <text:span text:style-name="T17">Op. Cit.</text:span>, p. 103] 这是因为这一论证本身建立在循环论证之上：</text:p>
      <text:p text:style-name="正文引文">“在长期问题中，我们必须考虑资本利润率的含义……资本设备的价值，如果按照其未来收益、并以等于利润率的利率加以贴现来计算，就等于它最初的成本；而这一最初成本本身，又包含了在生产这些设备的过程中对所投入资本按同一利润率计入的价格，并考虑到在其使用年限内按适当比率进行的折旧。</text:p>
      <text:p text:style-name="正文引文">“因此，一定存量的资本设备的价值本身就包含了利润率。离开利润率，就不存在所谓‘资本数量’的意义。”[<text:span text:style-name="书名_20_字符">Collected Economic Papers</text:span>, vol. 4, p. 125]</text:p>
      <text:p text:style-name="Standard">换一个角度来看，新古典经济学试图同时解决生产问题和收入分配问题。它试图说明资本与劳动的雇用水平是如何决定的，同时也说明国民收入如何在二者之间进行分配。后一个问题，是通过将劳动和资本的数量分别乘以均衡工资率和<text:soft-page-break/>利率来完成的。从长期来看，均衡条件由各要素的净边际生产力所支配，每一种要素都会被投入，直到其净边际收益为零为止。正因为如此，市场利率被用来衡量资本的报酬，因为资本被假定具有边际生产力，而既有的市场利率则正好反映了这一点。</text:p>
      <text:p text:style-name="P214">然而，我们究竟在什么意义上才能说资本具有边际生产力？资本存量又应当如何衡量？一种做法，是将预期归属于资本所有者的收入流折算为现值。但问题随之而来：这个贴现率从何而来？所谓的净收入流又是如何确定的？要为这两者赋值，就必须先估算国民收入的规模，以及收入在劳动与资本之间的分配方式，而这恰恰正是该分析原本试图给出的结论。换言之，新古典理论所依赖的前提，实际上就是它声称要推导出的结果。这意味着资本的价值取决于收入分配结构。由于理论并未提供任何理由来说明为何应选择某一种收入分配而非另一种，新古典理论并没有解决它试图研究的问题，而只是通过假定答案的方式将问题回避掉了。这是一种同义反复。它提出的问题是：利润率是如何决定的？而给出的回答却是：由资本数量及其边际收益决定。可当进一步追问资本数量和边际收益本身如何确定时，回应又回到对未来收入分配的假定，以及以市场利率对资本回报进行贴现。因此，它不过是在说：市场利率是市场利率（以及一个被假定的收入分配结构）的函数。</text:p>
      <text:p text:style-name="P214">也就是说，按照新古典理论，利润率和利率取决于资本的数量，而资本的数量又取决于利润率和利率。为了证明均衡回报率是如何决定的，人们必须预先假定一个利润率。新古典经济学通过简单地忽视这一问题来回避困境（需要指出的是，“奥地利学派”的“<text:span text:style-name="正文引文_20_字符">迂回生产</text:span>”（<text:span text:style-name="正文引文_20_字符">roundaboutness</text:span>）概念同样存在这一问题，因为“<text:span text:style-name="正文引文_20_字符">在不依赖利润率的前提下，不可能界定一种商品的生产方式比另一种‘更为迂回’……因此，奥地利学派的迂回性概念，在内在逻辑上与新古典的资本边际生产力概念同样是不自洽的</text:span>”。[Steve Keen, <text:span text:style-name="书名_20_字符">Debunking Economics</text:span>, p. 302]）。</text:p>
      <text:p text:style-name="Standard">该理论的下一个问题在于，它将“资本”处理成一种完全不真实的存在。举例来说，著名的新古典经济学家丹尼斯·罗伯逊在1931年曾试图在保持“资本”不变的情况下，解释劳动的边际生产力：</text:p>
      <text:p text:style-name="正文引文">“如果要派十个人去挖一个坑，而不是九个人，那么他们将配备十把较便宜的铁锹，而不是九把较昂贵的铁锹；或者，如果没有空间让第十个人舒适地挖土，<text:soft-page-break/>那么就给他一个桶，让他去给另外九个人打啤酒。”[<text:span text:style-name="正文引文_20_字符">“Wage-grumbles”</text:span>, <text:span text:style-name="书名_20_字符">Economic Fragments</text:span>, p. 226]</text:p>
      <text:p text:style-name="P214">那么，在计算相关要素的边际生产力时，“<text:span text:style-name="正文引文_20_字符">十把较便宜的铁锹</text:span>”究竟如何等同于九把更昂贵的铁锹呢？这怎么能算作保持资本不变呢？这又怎么反映了现实？在任何现实世界的情形中，更合理的做法显然是给第十个挖土工人再另配一把铁锹。而那九把昂贵的铁锹又是如何变成九把便宜铁锹的？这在现实中根本不可能发生；但在新古典经济学中，这不仅是可能的，而且是理论得以成立所必需的。正如罗宾逊所指出的，在新古典理论中，“<text:span text:style-name="正文引文_20_字符">资本这一概念把所有人为制造的要素都熬煮成一种单一的东西，我们不妨称之为‘</text:span><text:span text:style-name="正文引文_20_字符"><text:span text:style-name="T14">利茨</text:span></text:span><text:span text:style-name="正文引文_20_字符"><text:span text:style-name="T81">(leets)</text:span></text:span><text:span text:style-name="正文引文_20_字符">’……</text:span><text:span text:style-name="正文引文_20_字符"><text:span text:style-name="T82">[</text:span></text:span><text:span text:style-name="正文引文_20_字符">它们</text:span><text:span text:style-name="正文引文_20_字符"><text:span text:style-name="T82">]</text:span></text:span><text:span text:style-name="正文引文_20_字符">虽然由同一种物理实体构成，却被赋予了承载不同生产技术的能力……而技术的改变只需通过挤压或摊开利茨即可瞬间完成，无需任何成本</text:span>”。[<text:span text:style-name="书名_20_字符">Contributions to Modern Economics</text:span>, p. 106]</text:p>
      <text:p text:style-name="P215">正是这种处理方式，使经济学得以回避“资本”在加总上显而易见的难题，使得“增加一个资本单位”以发现其“边际生产力”这一概念看似合理，也使资本能够被视为“保持不变”，从而计算劳动的“边际生产力”。因为当“<text:span text:style-name="正文引文_20_字符">现存的生产资料存量可以被表述为一定数量的灵质（ectoplasm）时，我们便可以诉诸欧拉定理，说每单位灵质所获得的租金，等于在充分利用既定数量灵质条件下的边际产量。但这似乎并没有为论证增添任何有意义的内容</text:span>”。[<text:span text:style-name="T17">Op. Cit.</text:span>, p. 99] 结果就是必须忽略，经济理论也就无需讨论任何实践性问题：</text:p>
      <text:p text:style-name="P216">“当设备由利茨构成时，长期问题与短期问题之间就不存在区别……九把铁锹不过是几块利茨；当第十个人出现时，只需把这些挤一挤利茨，就能为他分配到相当于原来每个人九分之十的设备份额……不存在不完全竞争的空间，也不存在预期落空的可能……不存在失业问题……失业工人会压低工资，而既有数量的利茨则会被重新摊开，以容纳他们。”[<text:span text:style-name="T17">Op. Cit.</text:span>, p. 107]</text:p>
      <text:p text:style-name="P217">设想资本品（生产资料）由灵质构成、可以每天被重新塑造成利润最大化形态的观念，是为了证明劳动和资本都获得了其对社会的贡献，从而证明劳动并未受到剥削。这一设想并不打算被当作字面意思来理解，因为它只是一则寓言；但如果没有它，整个论证——以及对资本主义的辩护——就会彻底土崩瓦解。一旦承认资本设备是具体而真实的对象，无法在不付出成本的情况下被挤压、重塑为新的对象，以适应更多或更少的劳动者，那么诸如“利润等于‘资本’的（边际）<text:soft-page-break/>贡献”或“失业是由工资过高造成的”这类自我安慰式的观念，就必须被当作它们本来的样子——一厢情愿的幻想——而予以抛弃。</text:p>
      <text:p text:style-name="P218">当人们忽视上述所有问题，而直接假定边际生产力理论是正确的，便出现了最后一个问题。请考虑“短期”这一概念，在短期内，至少有一种生产要素是不可变动的。要确定某一要素的边际生产力，那么变动的就只能是资本这一要素。然而常识告诉我们，资本恰恰是最不灵活的生产要素；如果连资本都可以被自由变动，那么其他任何要素岂不是同样可以被变动吗？正如异见经济学家皮耶罗·斯拉法所指出的，当市场被界定得足够宽泛时，新古典经济学的一个关键假设——某种商品的需求与供给彼此独立——就会瓦解。另一位经济学家阿米特·巴杜里将这一论证运用于“资本市场”（而从其本性上看，资本市场正是一个被高度宽泛界定的产业）。史蒂夫·基恩通常会对这些论点作出概括，他指出：“<text:span text:style-name="正文引文_20_字符">在总体层面上[即整个经济层面]，所期望的那种关系——利润率等于资本的边际生产力——并不成立</text:span>”，因为这一关系只在“<text:span text:style-name="正文引文_20_字符">所有产业中的资本—劳动比率都完全相同的情况下才成立——而这在无非是假定经济中只有一个产业</text:span>”。这就“<text:span text:style-name="正文引文_20_字符">证明了斯拉法的断言：当我们考察一个被宽泛界定的产业时，其供给和需求条件的变化将会影响收入分配</text:span>”。这意味着“<text:span text:style-name="正文引文_20_字符">资本投入的变化会改变产出，但同时也会改变工资水平以及利润率……结果是，收入分配既不是功绩主义的，也不是由市场所决定的。在相当大的程度上，收入分配是独立于边际生产力和供求这把所谓‘公正的剪刀’而决定的……为了能够计算价格，必须首先知道收入分配的状况……因此，经济中现行的价格并不存在任何神圣不可侵犯之处，同样，收入分配本身也不存在任何神圣性。它反映的是社会中不同群体之间的相对力量对比。</text:span>”[<text:span text:style-name="T17">Op. Cit.</text:span>, p. 135]</text:p>
      <text:p text:style-name="P218">需要指出的是，这一批判是建立在一个新古典经济学的前提，也就是假定可以界定一种被称为“资本”的生产要素之上的。换言之，即便我们假设新古典经济学关于资本的理论并不是循环论证，那它关于分配的理论在逻辑上依然是错的。</text:p>
      <text:p text:style-name="P218">因此，主流经济学所依赖的是一种与现实世界完全无关、并且在应用于资本时自相矛盾的分配理论。倘若它不是被用来为现实世界中的收入分配辩护的话，这本来这并不重要。例如贫富差距的不断扩大，据它说只是反映了市场在高效地奖励更具生产力的人。因此，企业高管的薪酬之所以急剧攀升，是因为这反映了<text:soft-page-break/>他们的边际生产力。然而事实却恰恰相反，这一理论根本无法支持这种说法——除非是在一个根本不可能存在的虚构世界里（所谓的“自由放任的仙境”，不是吗？）。</text:p>
      <text:p text:style-name="P219">必须指出，这一由异见经济学家提出、并且成功击中了新古典经济学要害的批判，最早可以追溯到1950年代琼·罗宾逊的工作（这一论战通常被称为“剑桥资本争论”）。如今这一争论却几乎不再被提及。尽管大多数经济学教材只是反复复述标准理论，但事实是，这套理论早在四十多年前就已经被异见经济学家彻底驳倒了。正如史蒂夫·基恩所指出的那样，尽管新古典经济学的领军人物在1960年代就曾经承认这些批判是正确的，但时至今日，“<text:span text:style-name="正文引文_20_字符">经济学理论仍在使用被斯拉法的批判证明为彻底无效的完全相同的概念</text:span>”，哪怕“<text:span text:style-name="正文引文_20_字符">连像保罗·萨缪尔森这样重要的经济学家都已经作出了决定性的投降</text:span>”。基恩因此总结道：“<text:span text:style-name="正文引文_20_字符">再也没有什么比这更能说明经济学在智识上的破产了。</text:span>”[<text:span text:style-name="T17">Op. Cit.</text:span>, p. 146, p. 129 and p. 147]</text:p>
      <text:p text:style-name="Standard">为什么会这样？原因很简单，因为剑桥资本争论一旦被纳入教学，就会迫使经济学学生直面新古典经济学内部所存在的一系列严重问题，并开始质疑其理论主张的自洽性。同时，他们也会接触到其他经济理论，并由此开始思考：利润<text:span text:style-name="Emphasis">是否</text:span>源于剥削。这样的结果将会危及经济学家的社会角色——正如马克思所讽刺的那样，他们充当的是资本的“<text:span text:style-name="正文引文_20_字符">雇佣拳击手</text:span>”，用“<text:span text:style-name="正文引文_20_字符">护教士的恶意与道德败坏</text:span>”来取代“<text:span text:style-name="正文引文_20_字符">真正的科学研究</text:span>”。也就毫不奇怪马克思会将这种学问称之为“<text:span text:style-name="正文引文_20_字符">庸俗经济学</text:span>”。[<text:span text:style-name="书名_20_字符">Capita</text:span>l, vol. 1, p. 97]</text:p>
      <text:p text:style-name="P170"/>
      <text:h text:style-name="Heading_20_3" text:outline-level="3">C.2.6 利息是否体现了货币的“时间价值”？</text:h>
      <text:p text:style-name="Standard">为利息辩护的一种说法，是所谓货币的“时间价值”，即个人具有不同的“时间偏好”。据称，大多数人更倾向于现在消费而不是将消费推迟到未来，而少数人则愿意在当前储蓄，但前提是他们将来能够消费得更多。因此，利息就被解释为一种促使人们延迟消费的报酬，它取决于个人的主观评价。从这个角度看，利息本质上是一种跨时间的交换，剩余价值也就被说成是以现在的商品交换未来的商品而产生的。</text:p>
      <text:p text:style-name="P220"><text:soft-page-break/>许多资本主义的支持者基于这一论证主张：提供资本的人在收回投入时获得<text:span text:style-name="Emphasis">多于</text:span>原本投入的回报是正当的，因为这体现了货币的“时间价值”。其理由在于，投资依赖于储蓄，而提供储蓄的人必须推迟一部分当下的消费，他们只有在未来能够得到更多回报的条件下才会同意这样做（也就是说，随着时间推移，他们将获得一部分因其储蓄而成为可能的新增产出的份额）。这一机制在经济中发挥着关键作用，因为它提供了投资所需的资金来源，从而使经济得以增长。</text:p>
      <text:p text:style-name="Standard">在这一理论中，利率被认为是建立在货币的“时间价值”之上，其论证基础在于个人具有不同的“时间偏好”。一些如奥地利学派的经济学流派，主张银行和国家通过人为手段压低利率（例如创造信贷或印钞）会制造经济周期，因为这种做法扭曲了关于人们究竟愿意现在消费还是推迟到未来消费的信息，从而导致过度投资，最终引发经济萧条。</text:p>
      <text:p text:style-name="Standard">把“什么都不做”（也就是不消费）视为一种生产性行为，本身就充分暴露了资本主义理论的特征。不过，这一点并不是问题的关键。真正的问题在于，这一论证充满了各种假设，而且还忽视了一个核心问题：储蓄并不总是会转化为投资。</text:p>
      <text:p text:style-name="P221">时间偏好理论最根本的弱点在于，它本身就是一种不现实的理论，无法解释资本供给的真实来源。它<text:span text:style-name="Emphasis">或许</text:span>在描述家庭在储蓄与消费之间作出选择时还有一定适用性，但在资本主义制度下，新资本的主要来源是既有的利润。追逐利润的动机并不是为了未来的消费手段，而是为了利润本身。资本主义的运行逻辑要求利润不断被积累为资本，因为如果资本家只是一味消费，整个体系就会崩溃。从主流经济学的视角来看，这种“为了利润而利润”的行为似乎是不理性的，但在现实中，它是由资本主义竞争强加给资本家的。只有通过持续不断的投资，引入新技术、新的劳动组织方式和新产品，资本家才能维持其资本规模和收入水平。因此，资本家进行投资的动机，是由资本主义制度本身所强制的，而不是源于一种在“现在多消费”还是“以后多消费”之间进行的主观权衡。</text:p>
      <text:p text:style-name="P222">即便撇开这一点，仅仅从家庭储蓄的角度来看，该理论同样问题重重。最明显的困难在于，个人的心理状态是由其所处的社会环境所塑造的。“时间偏好”并不是一种抽象的心理属性，而是由个人的社会地位所决定的。如果一个人已经拥有远远超出当前生活需要的收入，那么他就更容易“贴现”未来；反之亦然。（例如，工人之所以会把当下的工资，看得比自己劳动在未来所创造的产品更加<text:soft-page-break/>重要，只是因为没有当前的工资，就根本不会有任何未来。）我们将在后文中作更为详细地讨论这一问题，这里不再展开（见C.2.7节）。</text:p>
      <text:p text:style-name="P222">第二个需要提出的问题是：为什么要假定“等待”的供给价格必然为正呢？如果利率仅仅反映个人的主观评价，那么它当然也可能是负的，或者为零。延迟满足与过度重视当下满足在心理学上同样地合理；而不确定性既可能促使人们立即消费，也同样可能促使他们为未来作出准备（即储蓄）。正如琼·罗宾逊所指出的：</text:p>
      <text:p text:style-name="正文引文">“利率（即偿还额超过原始贷款额的部分）将稳定在使贷款供给与需求相等的水平。它是正是负，取决于在社会中占主导地位的是挥霍的败家子，还是节俭持家的顾家男人。并不存在任何<text:span text:style-name="Emphasis">先验的</text:span>理由支持正利率。因此，利率不能被解释为‘等待的成本’。</text:p>
      <text:p text:style-name="正文引文">“在一个生产资料为私人所有、且生产资料稀缺的经济中，之所以在正利率水平上始终存在对贷款的需求，是因为当下支出的资金可以被用来雇佣劳动，投入到生产过程中，并在未来产生超过生产成本的剩余。利率之所以为正，是因为利润为正（尽管与此同时，获取资金的成本和困难也在限制生产设备的供给，从而有助于维持利润水平）。”[<text:span text:style-name="书名_20_字符">Contributions to Modern Economics</text:span>, p. 83]</text:p>
      <text:p text:style-name="Standard">正是因为货币赋予了分配资源和剥削雇佣劳动的权威，眼前的货币才显得更有价值（“<text:span text:style-name="正文引文_20_字符">我们知道，只要储蓄下来的几个便士没有被用来进行剥削，单纯的储蓄本身并不会带来任何收益。</text:span>”[Kropotkin, <text:span text:style-name="书名_20_字符">The Conquest of Bread</text:span>, p. 59]）。资本家并不是在提供“时间”（正如“时间价值”理论所宣称的那样），贷款所提供的是权威与权力。因此，利率并不反映所谓的“时间偏好”，而是反映贷款对资本家的效用，即它是否能够被用来成功地剥削劳动。如果资本家对利润的预期很低（例如在经济萧条时期），那么无论利率降到多低，贷款都不会受到青睐。由此可见，利率是由一般利润水平所塑造的，并且因此独立于个人的“时间偏好”。</text:p>
      <text:p text:style-name="Standard">接下来便是循环论证的问题。在任何现实经济中，利率显然会塑造人们的储蓄决策。这意味着个人的“时间偏好”反而是由它本应解释的那个东西所塑造的：</text:p>
      <text:p text:style-name="正文引文"><text:soft-page-break/>“也许确实存在一些储蓄者具有教科书所假定的那种心理：他们会在当前支出的偏好与通过财富增量所能获得的收入增量（利息、分红和资本利得）之间进行权衡。但即便如此，又能说明什么呢？每一个个体都会不断地储蓄或提取储蓄，直到其个人主观贴现率等于市场利率为止。可问题在于，必须先存在一个市场利率，供他将自己的贴现率与之比较。”[Joan Robinson, <text:span text:style-name="T17">Op. Cit.</text:span>, pp. 11–12]</text:p>
      <text:p text:style-name="Standard">如果把目光投向那些据称其主观评价决定利率的个人，一个关键问题便是动机。就出借者而言，他们<text:span text:style-name="Emphasis">真的</text:span>只是因为宁愿将更多的钱留到将来花，而不是现在花，才收取利息吗？显然不是。他们的动机要复杂得多。很难相信有多少人会真的坐下来计算，一年甚至更久之后，他们的钱对自己“值”多少。即便他们真的去算了，事实仍然是，他们根本无从知道到那时它究竟值多少。未来是未知且不确定的，因此，认为“时间偏好”在决策过程中起着决定性作用，本身就缺乏可信性。</text:p>
      <text:p text:style-name="P223">在大多数经济体中，尤其是在资本主义条件下，储蓄者与放贷者很少是同一个人。人们进行储蓄，而银行则利用这些储蓄向他人放贷。银行这样做并不是因为它们具有较低的“时间偏好”，而是因为它们追求利润。银行是一种企业，它通过对贷款收取的利息高于对储蓄支付的利息来盈利的。“时间偏好”在这里并不起作用；尤其是考虑到，为了最大化利润，银行（通过信贷）发放的贷款往往超过它实际的储蓄规模，从而使实际利率完全脱离了“时间偏好”（在理论上）所应产生的水平。</text:p>
      <text:p text:style-name="Standard">鉴于要阻止银行以这种方式行事极其困难，甚至不可能，我们可以得出结论：即便“时间偏好”理论成立，它在现实世界中也几乎没有什么用处。而讽刺的是，这一点反而被那些主张“时间偏好”利率观的自由市场资本主义经济学家所承认。这一立场通常与“奥地利学派”联系在一起，他们主张银行应实行<text:span text:style-name="T83">100%的</text:span>准备金制度（也就是说，只能贷出其储蓄中已有、并以黄金为支撑的资金）。这种主张实际上暗中承认了：利率反映的并不是“时间偏好”，而是银行的活动（例如信贷创造，且更不必说那些其他向消费者提供商业信贷的公司）。正如我们在C.8节中将要讨论的那样，这并不是源于国家对货币供给或利率的人为干预，而是资本主义运作方式本身的结果。</text:p>
      <text:p text:style-name="P224">此外，银行业和任何产业一样，具有寡头竞争的结构特征。大型银行能够在其服务上加价，从而进一步使利率偏离任何抽象意义上的“时间偏好”。因此，<text:soft-page-break/>市场结构本身会对利率产生显著影响。在其他条件相同、具有同样“时间偏好”的情况下，个人所面对的利率仍会随着银行业“垄断程度”的不同而出现巨大差异（关于“垄断程度”，见C.5节）。一个由大量小银行构成、进入壁垒较低的经济体，其利率水平必然不同于由少数大型机构主导、进入壁垒很高的经济体（如果如许多“自由市场”资本主义者所希望的那样，强制银行实行<text:span text:style-name="T83">100%</text:span>黄金准备金制度，那么这些壁垒可能还会更高）。因此在任何<text:span text:style-name="Emphasis">现实的</text:span>经济中，决定利率的关键因素与其说是“时间偏好”，不如说市场权力才更为重要。除非有人提出这样一种极不可信的主张：无论银行市场的竞争程度如何，利率都会完全相同——而这恰恰正是“时间偏好”论所隐含的结论。</text:p>
      <text:p text:style-name="P225">当我们考察储蓄者时，“时间偏好”同样并不怎么有用。人们储蓄的动机多种多样，其中几乎没有与“时间偏好”有关的。毫不意外，一个最常见的动机便是对未来不确定性的担忧。因此，人们把钱存入储蓄账户，以应对可能出现的意外和不可预见的变化，也就是所谓的“<text:span text:style-name="正文引文_20_字符">未雨绸缪</text:span>”。事实上，在一个充满不确定性的世界中，未来可支配的货币本身就是一种回报；因为即时消费往往具有风险，它会削弱未来的消费能力（例如，面临未来失业风险的工人，可能会认为同样一笔钱在将来比现在更有价值）。正因为未来不可预测，许多人正是出于预防性的理由而储蓄，而增加当下消费反而被视为一种负效用，因为那是一种冒险行为。另一个常见原因是，人们现在根本没有足够的钱去购买他们想要的东西。这在收入停滞或下降、或面临财务困境的工人阶级家庭中尤为普遍。[Henwood, <text:span text:style-name="书名_20_字符">Wall Street</text:span>, p. 65] 在这种情况下同样谈不上什么“时间偏好”，因为经济上的必要性迫使借款者必须在当下消费更多，才能在未来继续生存下去。</text:p>
      <text:p text:style-name="Standard">因此，对于贫困者而言，借贷并不是在“现在多消费、以后少消费”与“现在少消费、以后多消费”之间作出的选择。如果当下没有消费，未来也就不可能有任何消费。所以，并不是所有人储蓄都是为了在未来某个时间点能够花得更多。至于借款，其真正原因在于人们所处的现实处境所造成的必要性。至于放贷者，他们的角色与任何企业一样，建立在获取当期和未来收入流的基础之上。如果说“时间偏好”对放贷者而言已经显得站不住脚，那么对借款者或储蓄者而言就更是如此。由此可见，尽管储蓄、放贷和借款的决策中确实包含时间因素，但将利息理解为“时间偏好”的结果，就是一种错误的看法。大多数人并不会以这种方式思考问题，因此用它来预测人的行为，本身就是荒谬的。</text:p>
      <text:p text:style-name="P226"><text:soft-page-break/>问题的根本在于：在资本主义经济中的绝大多数情况下，个人的“时间偏好”并不是一种抽象的心理属性，而是由其社会处境、既存制度、不确定性以及一系列其他因素所决定的。既然不平等本身就会塑造“时间偏好”，就没有理由用后者来解释利率、而不从前者入手——当然，除非你的目的正是要为“富者愈富”加以正当化和辩护。利息归根结底是社会不平等的体现，而不是交换关系的产物：</text:p>
      <text:p text:style-name="正文引文">“如果称‘现在之钱’为一种不同于‘将来之钱’的商品过程中确实存在某种欺诈性操作，那么这种操作绝非无害，因为它的意图正是要把放贷行为纳入交换这一规范性范畴之中……[但]二者之间存在明显差异……[在一般的商品交换中]双方各自都拥有某种东西，[而在放贷中]他却拥有你所没有的东西……[因此]不平等支配着这种关系。他现在拥有的比你多，而且他最终收回的也将多于他所给出的。”[Schweickart, <text:span text:style-name="书名_20_字符">Against Capitalism</text:span>, p. 23]</text:p>
      <text:p text:style-name="Standard">即便从理论层面看已不尽如人意，那它的现实运作也好不到哪里去。在任何现实经济中，利率都会产生多种扭曲性的影响。在新古典及其相关经济学理论中，储蓄并不会对经济造成负面影响，因为它们认为未被消费的收入必然会被投资。这在资本主义早期或许成立，因为当时的企业所有者往往将利润重新投入生产；但随着金融机构的发展壮大，这种情况就不再普遍。储蓄与投资逐渐分离，成为两种不同的活动，并由利率来调节。如果储蓄供给增加，利率就会下降，资本家因而会增加投资；如果贷款需求上升，利率就会上升，从而刺激更多的储蓄。</text:p>
      <text:p text:style-name="Standard">这一模型看似简洁而优雅，但仍有缺陷。这些缺陷最早由凯恩斯在1930年代的大萧条时期加以系统分析，而按照新古典模型的说法，这样一场萧条本不应发生。</text:p>
      <text:p text:style-name="Standard">例如，较高的利率未必会使投资与储蓄趋于一致，反而可能导致储蓄下降，因为“<text:span text:style-name="正文引文_20_字符">家庭储蓄当然主要是为了将来消费而进行的储蓄，而……它很可能会作出相背离的反应。较高的回报率意味着，为了获得某个既定的养老金或类似目标，所需要的储蓄反而‘更少’了。</text:span>”[Robinson, <text:span text:style-name="T17">Op. Cit.</text:span>, p. 11] 同样，较高的利率也未必会带来更高的投资水平，因为利息支出的上升会压缩利润：消费者和工业资本家都不得不将更多的资金从现实支出中转移出来，用于偿还债务。前者会导致对产品需求的下降，后者则使可用于投资的资金进一步减少。</text:p>
      <text:p text:style-name="P227"><text:soft-page-break/>正如凯恩斯所论证的那样，储蓄的影响远没有一些人所宣称的那样积极。任何一种经济都是一个相互关联的网络，个人的决策会对所有人产生影响。简言之，标准模型未能将投资与储蓄决策所引发的收入变化纳入考量之中（可参见迈克尔·斯图尔特的《<text:span text:style-name="T17">Keynes and After</text:span>》，这是一本虽较为基础但颇具启发性的导论性著作）。这意味着，当一部分人选择不在当下消费时，对某些商品的需求就会下降，生产便会从消费品领域转移，而这一变化会对整个社会产生连锁反应。一些企业会发现其产品滞销，甚至可能倒闭，从而引发失业率上升。换一种说法，当人们推迟消费时，总需求——因而也包括总供给——都会发生变化，并由此影响到其他人。消费品需求的下降直接冲击这些商品的生产者；在收入减少的情况下，生产者会压缩自身支出，进而对他人的收入造成进一步的冲击。资本家在这种环境中很难产生投资意愿，因此即便利率下降，储蓄的增加也可能导致投资的萎缩。在一个充满不确定性的世界里，只有当资本家相信最终获得的货币量会多于起初投入时才会进行投资；而在需求不断下滑的情形下，这种预期就几乎不可能成立。</text:p>
      <text:p text:style-name="P228">利率上升是否会引发危机，取决于经济本身的强弱状况。在强劲扩张时期，温和的加息可能会被工资和利润的增长所抵消；而在危机时期，即便利率下降，也不足以扭转普遍的经济悲观情绪。凯恩斯试图于自我毁灭中拯救资本主义，因此主张国家干预，以对抗自由市场资本主义所固有的问题。正如我们在C.8.1节中所讨论的那样，这一努力最终失败了：部分原因在于主流经济学剔除了凯恩斯理论中与自身不相容的关键概念，部分原因在于凯恩斯本人并未彻底摆脱新古典经济学的框架，部分原因在于食利者不愿意接受自身“安乐死”的命运，但最归根结底的原因在于资本主义的等级制生产组织（并因而具有压迫性和剥削性）——从而具有内在的不稳定性。</text:p>
      <text:p text:style-name="Standard">由此便引出了一个问题：储蓄者是否应当因为储蓄这一行为而获得回报？简而言之，不应当。为什么？因为储蓄行为并不比购买商品更具有生产性（而且大多数投资也来源于留存利润，因此这种类比成立）。而显然，购买商品的回报就是该商品本身；同理，储蓄的回报不应是利息，而应当只是储蓄本身——即在未来进行消费的能力。尤其是在考虑到利率与储蓄对整体经济可能造成的严重负面影响时，就更是如此。至少可以说，对那些助长这种后果的行为加以奖励，本身就显得十分荒谬。为什么某个人要因为一种可能导致企业倒闭，并因此导致需求萎缩、就业流失以及工厂闲置——进而<text:span text:style-name="Emphasis">减少</text:span>可用生产资料的决策而获得回报？此<text:soft-page-break/>外，这一问题“<text:span text:style-name="正文引文_20_字符">在社会越富裕或越不平等时就越发尖锐，因为富人往往比穷人储蓄得更多。</text:span>”[Schweickart, <text:span text:style-name="书名_20_字符">After Capitalism</text:span>, p. 43]</text:p>
      <text:p text:style-name="P229">资本主义的辩护者假定：如果不承诺在未来获得<text:span text:style-name="Emphasis">更多</text:span>消费的可能性，人们就不会储蓄。然而，对这一论断稍加审视，便会发现其中的荒谬之处。人们在多种不同的经济制度中都会为了将来消费而进行储蓄；唯独在资本主义中，才假定人们除了未来能够动用这些储蓄本身之外，还需要为此获得额外的“奖励”。农民为了来年播种而“推迟消费”粮食；就算是松鼠，也会为了储粮过冬而“推迟消费”坚果。二者都不会指望自己的储藏物随着时间自动增多。因此，储蓄的回报就在于储蓄本身，正如消费的回报就在于消费本身一样。所以实际上，资本主义关于利息的这种“解释”具有明显的护教学特征，不过是试图在缺乏严肃分析的情况下为某种行为强行寻找正当性。</text:p>
      <text:p text:style-name="P230">当然，在这种为利息辩护的论证背后，确实存在某种经济学上的真实因素，但资本主义支持者对其表述既不准确、也颇为失败。在某种意义上，“等待”确实是资本<text:span text:style-name="Emphasis">增加</text:span>的一个条件，但并不是资本本身存在的条件。任何一个希望扩大其资本品存量的社会，或许都必须推迟部分的即时满足。毕竟，用于生产生产资料的工作场所和资源，就无法同时用于生产消费品。但这种安排在不同社会中有着截然不同的组织方式。因此，这一论证与大多数资本主义经济学一样，虽然包含一粟真相，却被用来滋生出一片由混乱思想和真假参半的观念构成的森林。</text:p>
      <text:p text:style-name="P231">正因如此，这种所谓“等待”的观念只有在“鲁滨逊漂流记”式的情境中才有意义，而在任何现实经济中都难以成立。在现实经济中，我们并不需要等到投资完成之后才能获得消费品，因为分工与协作已经用空间上的并行取代了时间上的先后。我们面对的是一个高度发展的<text:span text:style-name="Emphasis">社会化</text:span>生产体系，是一种以社会分工为基础的经济形态，生产过程的各个阶段在其中同时并存。因此，声称必须通过“等待”才能实现消费，几乎没有道理。从资本家并不是预付工资的一方这个事实中，便可以清楚看到这一点。因为几乎在所有情况下，工人都是在完成劳动<text:span text:style-name="Emphasis">之后</text:span>才由雇主支付报酬。也就是说，真正“预付”的是工人，是工人将自己的劳动力先行交付给资本家。这种等待之所以可能，只是因为“<text:span text:style-name="正文引文_20_字符">没有任何一种劳动者依赖于事先准备好的存量，事实上也不存在这样的存量；但在任何时候，每一种劳动者都始终依赖于其他劳动者正在进行的劳动所提供的供给。</text:span>”[Thomas Hodgskin, <text:span text:style-name="书名_20_字符">Labour Defended Against the Claims of Capital</text:span>] 这意味着，正是作为一个阶级的<text:soft-page-break/>工人创造了那一批商品基金，而资本家才是从中向他们支付工资的。</text:p>
      <text:p text:style-name="P231">归根结底，出售货币的使用权（以利息作为支付）并不等同于出售一种商品。商品的出售者不会在收回价格的同时，再把商品本身取回；而典型的货币出借者却恰恰相反。实际上，利息正如地租和利润一样，都是为使用某种东西而支付的费用，因此并不是一种应当得到报酬的生产性行为。它与其他形式的交换<text:span text:style-name="Emphasis">并不</text:span>相同。蒲鲁东曾清楚地指出这一差异：</text:p>
      <text:p text:style-name="正文引文">“把借贷与<text:span text:style-name="Emphasis">买卖</text:span>相比较，你说：你的论证同样可以用来反对后者，因为卖帽子的帽匠也并未因此让自己<text:span text:style-name="Emphasis">蒙受损失</text:span>。</text:p>
      <text:p text:style-name="正文引文">“不对，因为他出售帽子时——至少人们认为他——立刻得到了其准确的价值，<text:span text:style-name="Emphasis">不多</text:span>也<text:span text:style-name="Emphasis">不少</text:span>。但资本主义的放贷者不仅没有遭受损失，因为他完整地收回了自己的资本，反而还获得了多于其资本的东西，获得了多于他在交换中所投入的东西；他在资本之外还收取了利息，而这种利息并不代表从他方面的任何积极产品。现在，一种并不需要提供者付出劳动的服务，便是一种完全可能变为无偿的服务。”[<text:span text:style-name="书名_20_字符">Interest and Principal: The Circulation of Capital, Not Capital Itself, Gives Birth to Progress</text:span>]</text:p>
      <text:p text:style-name="Standard">利率之所以不会下降到零，并不是源于所谓的“时间偏好”，而是源于资本主义的阶级性质。利率最终扎根于社会制度这一事实，可以从庞巴维克<text:note text:id="ftn10" text:note-class="footnote"><text:note-citation>①</text:note-citation><text:note-body><text:p text:style-name="P232"><text:s/>欧根·冯·伯姆-巴韦尔克（Eugen von Böhm-Bawerk，1851—1914，又译为庞巴维克），奥地利的奥地利学派经济学家。</text:p></text:note-body></text:note>本人对垄断问题的承认中清楚地看出：他承认，垄断可能通过将利率提高到“时间偏好”（即市场）所决定的水平之上，从而造成剥削：</text:p>
      <text:p text:style-name="P233">“当然，对买方不利的状况可能会通过卖方之间的积极竞争而得到纠正……但是时不时地，总会有某种情况中止资本家之间的竞争，而那些被命运不幸地抛入一个由垄断统治的地方性市场中的人，便完全受制于对手的裁量。于是便出现了直接的高利贷，贫困的借款人往往成为其受害者；于是也出现了从工人身上被强行榨取的低工资<text:span text:style-name="T84">[</text:span>水平<text:span text:style-name="T84">]</text:span>……</text:p>
      <text:p text:style-name="P234">“我并不打算用我先前对利息本质所作的那种有利评价，去庇护这些确实存在剥削的过度现象。但另一方面，我也必须郑重指出：我们可以加以谴责的这些<text:soft-page-break/>所谓‘高利贷’，并不在于从借贷或购买劳动中获取收益本身，而在于这种收益的不适度程度……即便不存在对穷人的强迫，也不存在对财产的垄断，资本仍然会有某种收益或利润，而且也必然会有。真正值得批评的只是这种收益的高度——它在某些情况下达到了过分的程度；而我们现代社会中极不平等的财富条件，使我们令人不安地接近剥削和高利贷利率的危险。”[<text:span text:style-name="书名_20_字符">The Positive Theory of Capital</text:span>, p. 361]</text:p>
      <text:p text:style-name="P235">因此，也就无怪乎蒲鲁东反复强调工人阶级必须自行组织起来、建立信用制度（当然，如果不是国家出面干预、保护统治阶级以及经济上占支配地位阶级的利益、收入与权力，工人本来就会自然而然地这样做）。如果像庞巴维克所承认的那样，利率之所以可能偏高，是由于制度性因素所致，那么它显然就不能反映个人的“时间偏好”。这也就意味着，只要社会以恰当的方式组织，利率完全可以降低，甚至事实上趋近于零。也就可以用诸如协作与信用等机制取代对储蓄的依赖（而在任何的发达经济体中，这种机制也已经一定程度上存在了）。通过对这些机制加以组织，便可以确保投资、增长与储蓄之间形成一种良性循环（值得注意的是，凯恩斯也曾在《通论》中高度评价蒲鲁东的追随者西尔维奥·格塞尔。关于这一点，可参见达德利·迪拉德的论文〈凯恩斯与蒲鲁东〉[<text:span text:style-name="书名_20_字符">The Journal of Economic History</text:span>, vol. 2, No. 1, pp. 63-76]）。</text:p>
      <text:p text:style-name="Standard">因此这一理论的关键缺陷，其实正是资本主义经济学的一般性缺陷。它将注意力集中于个人决策，却忽视了这些决策所发生的社会条件。它把资本主义社会中的不平等与不安全当作既定前提，从而无视一个显而易见的事实：个人的“时间偏好”在很大程度上是由其所处境况所塑造的。只要改变这些境况，“时间偏好”也会随之改变。换言之，工人阶级之所以具有不同于富人的“时间偏好”，并不是因为别的原因，而正是因为他们更贫穷。同样地，由于过分地强调个体，“时间偏好”理论也未能把特定社会中的制度因素纳入考量。如果工人阶级能够获得不同于资本家所提供形式的信贷来源，那么他们的“时间偏好”就会发生根本性的变化。作为例证，只需看看信用合作社即可。在存在信用合作社的社区中，穷人就不太可能同意向高利贷者借款。至少也可以说，相关各方的“时间偏好”不太可能发生了变化。他们虽依然承受着同样的收入不平等与生活压力，但通过彼此联合，他们为自己创造出了更好的选择。</text:p>
      <text:p text:style-name="P236">正因如此，“时间偏好”显然不是一个独立的因素。这意味着它既不能用来<text:soft-page-break/>为资本主义辩护，也不能用来为收取利息提供正当性。它实际上只是表明：在一个以不平等为特征的社会中，富人会尽可能向穷人收取他们所能承受的最高利息。这显然不足以构成一个用来论证“收取利息是正义的、或是具有普遍必然性的事实”的合理基础。利息反映的是社会不平等，是特定社会的组织方式及其所创造的制度。换一种说法，并不存在一种“自然的”利率可以反映那些不受任何社会影响、仅凭主观“时间偏好”作出决策的抽象个人。相反，利率取决于整个经济体系中的条件与制度。而在资本主义之下，利率之所以为正，是因为资本主义是一个阶级社会，充满不平等与权力关系，而<text:span text:style-name="Emphasis">并不是</text:span>因为抽象个人的“时间偏好”。</text:p>
      <text:p text:style-name="Standard">总而言之，提供资本并收取利息并不是生产性行为。正如蒲鲁东所指出的那样：“<text:span text:style-name="正文引文_20_字符">一切所收取的地租（名义上是赔偿，实际上却是贷款的报酬），都是一种财产的行为——一种抢劫。</text:span>”[<text:span text:style-name="书名_20_字符">What is Property</text:span>, p. 171]</text:p>
      <text:p text:style-name="P38"/>
      <text:h text:style-name="Heading_20_3" text:outline-level="3">C.2.7 利息与利润难道不是“等待”的报酬吗？</text:h>
      <text:p text:style-name="P237">资本主义经济学为剩余价值辩护的另一种方式，同样建立在时间因素之上。这一论证与上一节讨论过的“时间偏好”理论密切相关，同样根植于“现在的货币不同于未来的货币”这样一种观念，因此，剩余价值在实质上表现为用当前的商品交换未来的商品。这一论证根据所要辩护的对象是利息还是利润，而具有两种主要形式，但二者都立足于这一基本视角。下面将分别加以讨论。</text:p>
      <text:p text:style-name="Standard">为利息辩护的最古老理论之一，是纳索·威廉·西尼尔于1836年首次提出的“节欲”理论。在西尼尔看来，节欲意味着为了实现某种遥远的结果而牺牲当下的享受。这种牺牲与劳动一样沉重，因为“<text:span text:style-name="正文引文_20_字符">放弃我们力所能及的享受，或者追求遥远而非即时的结果，都是人类意志最为痛苦的努力之一</text:span>”。因此，工资与利息／利润“<text:span text:style-name="正文引文_20_字符">都应当被视为对某种特殊牺牲的报酬：前者是对劳动的报酬，后者则是对放弃即时享受的报酬</text:span>”。[<text:span text:style-name="书名_20_字符">An Outline of the Science of Political Economy</text:span>, p. 60 and p. 91]</text:p>
      <text:p text:style-name="P238">把利息理解为储蓄者“节欲”的报酬，直到今天仍然是资本主义经济学中一种相当普遍的看法。不过到了十九世纪末，虽然西尼尔的论证更多地被称为“等<text:soft-page-break/>待”理论，但它在辩护非劳动收入方面所起的作用并没有发生改变。当时最重要的新古典经济学家之一，阿尔弗雷德·马歇尔就曾指出：“<text:span text:style-name="正文引文_20_字符">如果我们承认[某种商品]只是劳动的产物，而不是劳动与等待的产物，那么我们无疑会在一种不可抗拒的逻辑压力下，被迫承认利息——作为等待的报酬——毫无正当性可言。</text:span>” [<text:span text:style-name="书名_20_字符">Principles of Economics</text:span>, p. 587] 这一论述虽然在隐含地承认劳动是资本主义社会中一切价值的源泉（同时也承认节欲并不是利润的来源），却主张利息是对工人所生产之剩余价值的一种正当索取。</text:p>
      <text:p text:style-name="P239">为什么会这样？资本主义经济学认为，资本家通过“推迟消费”使新的生产资料得以发展，所以理应因这种牺牲而获得回报。换言之，为了使资本能够作为一种投入要素存在——也就是说，于现在承担成本以换取未来的回报——就必须有人愿意推迟自己的消费。这是一种真实存在的成本，而人们只有在得到回报的情况下才会愿意承担这种成本：</text:p>
      <text:p text:style-name="P240">“鉴于人性本身，我们有理由称资本利息为在等待享用物质资源的过程中，所包含的牺牲的报酬，因为如果没有回报，几乎没有人会大量储蓄；正如我们把工资称为劳动的报酬一样，因为如果没有回报，几乎没有人会辛勤工作。”[<text:span text:style-name="T17">Op. Cit.</text:span>, p. 232]</text:p>
      <text:p text:style-name="P241">在新古典经济理论中，利率形成于借贷需求与储蓄供给的相互交汇之处。利率之所以存在，是因为事实上人们更偏好当下的支出，而非未来的支出。如果有人以5%的利率借入200英镑，为期一年，这在本质上等同于说：他宁愿现在得到200英镑，而不是一年之后得到210英镑。因此，利息便是提供某种服务——也就是时间——的成本。人们通过这种方式就能够在今天获得原本要到未来某个时间点才能拥有的东西。在借贷关系中，利息就是立即获得货币、而不是等待未来再获得所带来之优势的价格。</text:p>
      <text:p text:style-name="Standard">这种说法乍一看似乎颇为合理。如果你完全接受资本主义经济学的逻辑，只从个体出发，把他们的偏好与其所处的社会环境剥离开来，那么这种解释确实说得通。然而，一旦把视野放宽，这一论证就开始瓦解。为什么愿意储蓄并提供资金的是富人，而不进行储蓄、反而陷入负债的却是工人阶级？难道一个人的“时间偏好”不正是取决于其社会经济地位吗？正如我们在上一节所论证的那样，这意味着，对现在与未来的任何主观评价，都并不是独立于、而是依赖于市场价格结构与收入分配状况的。这种评价会随着个人收入及其阶级地位的不同而发生变<text:soft-page-break/>化，因为后者会制约当前欲望与需求的强度和紧迫性。</text:p>
      <text:p text:style-name="P242">因此在资本主义的批判者看来，这一理论显得荒唐到可笑。直截了当地说，矿主真的比矿工作出了更大的牺牲吗？富有的持股人真的比在他们的汽车工厂里工作的流水线工人牺牲更多吗？百万富翁投资者真的比呼叫中心的工人“等待”得更多吗？正因为如此，用“等待”来解释利息的观念，在逻辑上几乎是彻头彻尾的循环论证，因为它完全无视了社会内部存在的巨大不平等。毕竟对富人来说，“推迟消费”要比对一个收入一般的人容易得多。这一点也得到了统计数据的印证，正如西蒙·库兹涅茨所指出的那样，“<text:span text:style-name="正文引文_20_字符">只有高收入阶层才进行储蓄；处于最高十分位以下的各收入群体，其总储蓄额几乎接近于零。</text:span>”[<text:span text:style-name="书名_20_字符">Economic Growth and Structure</text:span>, p. 263] <text:note text:id="ftn11" text:note-class="footnote"><text:note-citation>①</text:note-citation><text:note-body><text:p text:style-name="P243"><text:s/>较近期的中国经济学研究也得出了类似的结论，如《收入不平等、流动性约束与中国家庭储蓄率》<text:span text:style-name="T85">[《经济研究》2018年第12期]，《收入差距、流动性约束与家庭储蓄率——基于2014和2016两期CFPS数据的经验分析》[</text:span>张春海，《华北金融》2019年第<text:span text:style-name="T85">3期]</text:span></text:p></text:note-body></text:note>显而易见，在现代社会中真正不把收入用于即时消费、真正进行“<text:span text:style-name="正文引文_20_字符">节欲</text:span>”的，正是资本家阶级，也正是富人。令人惊讶的是，工人阶级似乎完全没有这种克制把工资用于现在消费的欲望。尽管许多经济学家追随西尼尔，把工人阶级缺乏节欲精神归咎于教育水平低下，而不是他们所处的阶级制度（对西尼尔而言，“<text:span text:style-name="正文引文_20_字符">受教育程度最差</text:span>”的阶层“<text:span text:style-name="正文引文_20_字符">总是最不节俭的，因此也是最缺乏节制精神的</text:span>”。[<text:span text:style-name="T17">Op. Cit.</text:span>, p. 60]），但这背后的原因其实并不难理解。</text:p>
      <text:p text:style-name="Standard">因此，把利息解释为对推迟消费之痛苦的补偿，其表面的正当性建立在一个前提之上：典型的储蓄主体是中等或中低收入家庭。但在当代资本主义社会中，事实却并非如此。这类家庭并不是主要的储蓄来源，大部分利息支付也并未流向他们。正因如此，利息反而是一个依附性因素，所以“等待”并不能解释利息。相反，利息是社会不平等以及特定经济体所生产的社会关系的产物。放贷者之所以放贷，是因为他们拥有可供出借的资金；而借贷者之所以借款，则是因为如果现在得不到钱，他们将来可能就根本无法维持下去。既然那些拥有资金的人在放贷时并未真正失去什么，那么声称如果没有未来更多收入的诱惑，他们今天就会把钱花得更多，这种说法显然并不成立。</text:p>
      <text:p text:style-name="P244">换一种说法，资本主义对利息的辩护，只是把“推迟消费”当作一种抽象概念来处理，却从不将其具体化。例如，一名资本家之所以“推迟消费”，可能只是暂缓购买他的第十辆劳斯莱斯<text:note text:id="ftn12" text:note-class="footnote"><text:note-citation>②</text:note-citation><text:note-body><text:p text:style-name="Footnote"><text:s/>劳斯莱斯（Rolls Royce）：英国著名豪华汽车与航空发动机制造商</text:p></text:note-body></text:note>，因为他需要把这笔钱用于升级工厂设备；而一<text:soft-page-break/>位单身母亲所被迫“推迟消费”的，却可能是食物或体面的住房，只为了更好地照顾她的孩子。这两种情形有着天壤之别，但资本主义理论却把它们划上等号。这种等同意味着把“不能买到任何你想要的东西”和“不能买到你所必需的东西”看成同一回事，从而彻底歪曲了推迟消费在成本上的显著差异！</text:p>
      <text:p text:style-name="Standard">所以蒲鲁东才会指出，资本出借“<text:span text:style-name="正文引文_20_字符">并不要求资本家作出真正的牺牲</text:span>”，因此“<text:span text:style-name="正文引文_20_字符">并未使他自己失去……他所出借的资本。相反，他之所以出借，正是因为这笔贷款对他而言并不是一种剥夺；他出借，是因为他自己并不需要这笔资本，在没有它的情况下也已经拥有了足够的资本；他之所以出借，最后还因为他既无意、也无能力使这笔资本直接对他本人产生价值——因为如果它仍掌握在他自己手中，这种本性上无利可图的资本将依旧是无利可图的；而一旦通过出借并获得利息，它就会带来利润，使资本家无需劳动便能生活。然而，过上不劳而获的生活，无论是在政治经济学还是道德经济学中，都是一种自相矛盾的命题，是一件不可能的事情。</text:span>”[<text:span text:style-name="书名_20_字符">Interest and Principal: A Loan is a Service</text:span>]</text:p>
      <text:p text:style-name="Standard">换言之，与马歇尔的看法相反，储蓄对于富人而言<text:span text:style-name="Emphasis">并不是</text:span>一种牺牲，因此也不配得到任何回报。蒲鲁东接着写道：</text:p>
      <text:p text:style-name="正文引文">“一个地主拥有两处地产，一处在图尔，另一处在奥尔良。而他必须把自己的居所固定在其中一处，也就必然要放弃在另一处居住的可能。这个地主是否可以声称，因为他不像上帝那样在行动和存在上无所不在，所以他因此剥夺了自己某种东西？这就好比说，我们这些住在巴黎的人，因为不能同时在纽约居住，便算是受到了剥夺！那么请承认吧，资本家的这种‘匮乏’，无非类似于失去奴隶的主人、被臣民驱逐的王公，或是那个想要破门而入却发现看门狗警觉、屋内主人守在窗前的盗贼所感受到的匮乏。”</text:p>
      <text:p text:style-name="P245">鉴于这种所谓的“节欲”或“等待”能够带来如此巨额的收入，我们只能得出结论：对于一位千万富翁而言，决定<text:span text:style-name="Emphasis">不去</text:span>购买第五套房子而是把钱存起来，无疑是人世间最为痛苦的抉择。他们为了不在一瞬间挥霍掉全部财富，想必付出了惊人般自我克制的努力。在资本家的世界里，一位决定不消费其部分财富的工业家所“承受”的成本，完全等同与一个收入微薄、不得不推迟消费以攒钱购买生活必需品的人所承受的成本。类似地，如果这位工业家通过利息“赚取”的收入是其工厂里辛劳的工人工资的一百倍，那么这位工业家居住在豪宅中的“不适感”，也就被认为是一百倍于在煤矿井下危险条件中作业的矿工，或是被困在一<text:soft-page-break/>份令人生厌、枯燥乏味的麦当劳式工作的劳动者所承受的不适。生活在奢华之中而推迟消费的“负效用”，显然要比为谋生而劳动的“负效用”大上一百倍，因此理应得到相应的回报。</text:p>
      <text:p text:style-name="Standard">既然所获得的利息与所谓“牺牲”之间并不存在任何直接关系（如果说有什么关系的话，那也是<text:span text:style-name="Emphasis">反比</text:span>关系），那么把利息解释为等待的报酬这一观念，显然纯属胡说八道。要得出这一显而易见的结论，并不需要你是一名无政府主义者。就连一位重要的资本主义经济学家也早已承认了这一点，而他的论证不过是在重复蒲鲁东更早之前的批判：</text:p>
      <text:p text:style-name="P246">“利息的存在及其高低，绝非总是与所谓‘节欲牺牲’的存在及其程度相对应。在某些特殊情况下，利息是在根本不存在任何个人节欲牺牲的情况下获得的。高利息往往出现在节欲牺牲极其微不足道的情形中——例如在百万富翁的案例里；而‘低利息’却常常伴随着极为巨大的节欲牺牲。女佣辛苦省下而存入储蓄银行的一枚金镑<text:note text:id="ftn13" text:note-class="footnote"><text:note-citation>①</text:note-citation><text:note-body><text:p text:style-name="P247"><text:s/>金镑（sovereign），旧时英国金币，面值一英镑</text:p></text:note-body></text:note>所带来的利息，无论在绝对量还是相对量上，都要少于百万富翁轻而易举投入债券和抵押基金中、用以生息的成千上万资金。这些现象，与那种试图把利息普遍解释为‘节欲的工资’之理论，显然难以相容。”[Eugen von Böhm-Bawerk, <text:span text:style-name="书名_20_字符">Capital and Interest</text:span>, p. 277]</text:p>
      <text:p text:style-name="Standard">总而言之，正如琼·罗宾逊所指出的那样，“<text:span text:style-name="正文引文_20_字符">利率被说成是‘等待的报酬’，但所谓‘等待’其实只意味着占有财富……简而言之，一个人只要不把自己的资本挥霍在纵欲狂欢和饕餮盛宴之中，就可以继续从中获得利息。这种说法本身完全正确，但作为一种分配理论，那它不过是在循环论证而已。</text:span>”[<text:span text:style-name="书名_20_字符">Contributions to Modern Economics</text:span>, p. 11] 利息并不是对“等待”的报酬，它只不过是富有本身所带来的（众多）回报之一。就连马歇尔本人也在某种程度上承认了这一点，他指出，“<text:span text:style-name="正文引文_20_字符">储蓄的能力取决于收入超过必要支出的程度；而这种程度在富人中最为显著。</text:span>”[<text:span text:style-name="T17">Op. Cit.</text:span>, p. 229]</text:p>
      <text:p text:style-name="P248">因此，新古典经济学家引入“<text:span text:style-name="Emphasis">等待</text:span>”这一术语，作为资本收益（如利息）的“解释”，也就不足为奇了。在经济学行话发生这一变化之前，主流经济学家用的是“节欲”这一概念（纳索·西尼尔使用的术语），用以说明并从而为利息辩护。正如西尼尔的“理论”曾被用来捍卫资本收益一样，“等待”这一术语在<text:soft-page-break/><text:span text:style-name="T86">18</text:span>80年代出现之后也迅速承担起了同样的功能。耐人寻味的是，尽管描述的<text:span text:style-name="Emphasis">完全</text:span>是同一件事情，“等待”之所以成为更受欢迎的说法，只是因为它听起来不那么具有护教学色彩。这两个概念都指向“<text:span text:style-name="正文引文_20_字符">为未来而牺牲当下的享受</text:span>”，然而在马歇尔看来，“<text:span text:style-name="正文引文_20_字符">节欲</text:span>”一词“<text:span text:style-name="正文引文_20_字符">容易被误解</text:span>”，原因就在于现实中有太多富人，他们在从未节欲过任何东西的情况下，依然领取着利息和股息。正如他所承认的那样，“<text:span text:style-name="正文引文_20_字符">财富积累最多的人，往往是极其富有的人，其中的一些人</text:span><text:span text:style-name="正文引文_20_字符"><text:span text:style-name="T86">[!]</text:span></text:span><text:span text:style-name="正文引文_20_字符">生活奢华，而且毫无疑问，并未在那种可以与节制划等号的意义上实行节欲。</text:span>”因此，他转而选择“等待”这一说法，因为用它来描述作为“<text:span text:style-name="正文引文_20_字符">推迟享受</text:span>”带来的“<text:span text:style-name="正文引文_20_字符">财富积累</text:span>”，具有某种“<text:span text:style-name="正文引文_20_字符">优势</text:span>”。[<text:span text:style-name="T17">Op. Cit.</text:span>, pp. 232–3] 这一点尤为重要，因为社会主义者早就反复指出一个显而易见的事实：资本家并没有“<text:span text:style-name="正文引文_20_字符">节欲</text:span>”过任何东西。</text:p>
      <text:p text:style-name="Standard">其中的教训再清楚不过了：在主流经济学中，如果现实与理论发生冲突，那就不要反思理论本身，而是给它换个名字！</text:p>
      <text:p text:style-name="P249">当我们考察继承财富的情形时，把“等待”或“节欲”视为利息来源的问题就显得更加清楚了。讨论一个继承了价值数百万公司的资本家时，再去谈什么“节欲”或“等待”本身就是荒谬的。西尼尔意识到了这一点，他认为收入在这种情况下并不是利润，而是“<text:span text:style-name="正文引文_20_字符">在各个方面都具有租金的属性</text:span>”。[<text:span text:style-name="T17">Op. Cit.</text:span>, p. 129] 如此大的一部分资本家收入竟然不被视为利润，这本身就暴露了任何把利润理解为“等待”报酬之理论的破产之处。不过，西尼尔的论证确实表明，利息支付并不必然反映接受者对生产作出的任何积极贡献。正如地主因占有自然的馈赠而获得收入一样，资本家也只是因为垄断了前几代人的劳动成果而获得收入。正如亚当·斯密所说，“<text:span text:style-name="正文引文_20_字符">地租，就其被看作是为使用土地而支付的价格而言，自然是一种垄断价格。</text:span>”[<text:span text:style-name="书名_20_字符">The Wealth of Nations</text:span>, p. 131]</text:p>
      <text:p text:style-name="P249">甚至连资本主义经济学家在试图为利息辩护时，也承认说，利息“<text:span text:style-name="正文引文_20_字符">独立于资本家的任何个人行为而产生。即便他在创造这一收入的过程中没有动过一根手指，利息依然会归属于他……而且它在不断流入的同时，并不会耗尽产生它的那笔资本，因此在持续性上也不存在任何必然的界限。可以说——如果允许在世俗事务中使用这样的说法——它具有某种永生的能力。</text:span>” [Böhm-Bawerk, <text:span text:style-name="T17">Op. Cit.</text:span>, p. 1] 因此我们在C.2.3节中指出，仅仅因为拥有财产，并不足以正当化非劳动收入，也就毫不令人意外了。</text:p>
      <text:p text:style-name="P250">换句话说，仅仅基于<text:span text:style-name="Emphasis">一次</text:span>“什么也不做”的决定（也就是<text:span text:style-name="Emphasis">不去</text:span>消费），一个人<text:soft-page-break/>——以及他或她的继承人——便可以<text:span text:style-name="Emphasis">永久地</text:span>获得一种与任何生产性活动都不相联系的回报。与那些真正从事劳动的人不同，后者只有在每一次“贡献”于商品的创造时才能得到报酬，而资本家却只需<text:span text:style-name="Emphasis">一次的</text:span>节欲行为，就可以不断获得回报。这显然称不上是一种公正的安排。正如大卫·施韦卡特所指出的那样，“<text:span text:style-name="正文引文_20_字符">资本主义确实会对某些个人给予永久性的回报。如果要用‘贡献原则’来辩护这种制度，那就必须捍卫这样一种主张：确实存在某些贡献是永恒的。</text:span>”[<text:span text:style-name="书名_20_字符">Against Capitalism</text:span>, p. 17] 正如我们在C.1.1节中所强调的那样，当代人与未来的世代，不应当被早已死去之人的行为所支配。</text:p>
      <text:p text:style-name="P251">当然，“等待”理论的目的，只是为利息提供一种正当化说辞，而不是解释利息的起源。如果资本家真的<text:span text:style-name="Emphasis">应当</text:span>因为自己的节欲而获得一份收入，那么这份收入究竟从何而来？它不可能仅仅通过储蓄这一被动的决定凭空产生。因此，之所以存在利息，是因为存在对劳动的剥削。正如琼·罗宾逊所概括的那样：</text:p>
      <text:p text:style-name="正文引文">“显而易见，储蓄的报酬就是占有更多的财富。而占有财富的诸多好处之一——当然也并不是唯一的好处——就在于可以从中获得利息。</text:p>
      <text:p text:style-name="正文引文">“但为什么能够获得利息呢？因为企业能够创造利润，并且愿意为此而借款。”[<text:span text:style-name="书名_20_字符">Collected Economic Papers</text:span>, vol. 5, p. 36]</text:p>
      <text:p text:style-name="Standard">关键正在于此。如果一个人“等待”的能力与意愿取决于社会事实（例如可支配资源、其所处的阶级位置等），那么利息就不可能建立在主观评价之上，因为主观评价并不是独立变量。换言之，储蓄表达的并不是所谓的“等待”，它只是体现了不平等的程度；而利息则表达了这样一个事实：工人为了生存，必须把自己的劳动出卖给他人：</text:p>
      <text:p text:style-name="P252">“人们会对未来进行折现，这一观念似乎确实符合每个人的主观经验，但从中得出的结论却是一个<text:span text:style-name="Emphasis">不合逻辑的跳跃</text:span>。因为大多数人都足够理智，希望只要命运允许，就能尽可能长久地行使消费能力；而且，许多人也正处在目前的收入高于对未来的预期这种境况之中（领取薪水的人终将退休，企业当前的经营状况可能好于未来的前景，等等）；还有许多人会把目光投向自身生命之外，希望把消费能力留给后代。因此，有相当多的人……迫切地寻找一种可靠的载体，把购买力带入未来……如果存在一个<text:span text:style-name="Emphasis">相对于</text:span>未来购买力的当前购买力市场——它仅仅由个人对其消费时间结构的偏好所支配，而不受任何其他因素影响——那么根本无<text:soft-page-break/>法断言究竟会形成怎样的价格。甚至可以设想，这样的市场在通常情况下可能会产生负的折现率……</text:p>
      <text:p text:style-name="正文引文">“利率通常为正，却是出于一个完全不同的原因。在资本主义的游戏规则之下，当前的购买力之所以有价值，部分原因在于，它允许其所有者……雇佣劳动并从事生产活动，从而获得收入超过成本的剩余。在一个预期利润率为正的经济中，利率也必然为正……<text:span text:style-name="T87">[</text:span>因此<text:span text:style-name="T87">]</text:span>购买力的现值相对于它未来的价值，会高出相应的幅度……而这一切，与相关个人<text:span text:style-name="Emphasis">对未来的</text:span>主观<text:span text:style-name="Emphasis">折现率</text:span>毫无关系……” [<text:span text:style-name="书名_20_字符">The Accumulation of Capital</text:span>, p. 395]</text:p>
      <text:p text:style-name="Standard">因此，利息几乎与“等待”毫无关系，而更多地与资本主义制度所伴随的不平等有关。实际上，“等待”理论预设了它试图证明的结论。利息之所以为正，只是因为资本家能够从工人那里攫取剩余价值；正因为这一事实，当前的货币才比未来的货币更有价值。而讽刺的是，亲资本主义关于谁在“节欲”的理论恰恰是错误的：“<text:span text:style-name="正文引文_20_字符">由于储蓄主要来自利润，而实际工资往往在利润率越高时反而越低，因此，与储蓄相关的节欲主要是由工人承担的，而他们却并未分享任何一部分所谓的‘报酬’。</text:span>”[Robinson, <text:span text:style-name="T17">Op. Cit.</text:span>, p. 393]</text:p>
      <text:p text:style-name="Standard">换言之，“等待”本身并不会产生剩余，产生剩余的是劳动。正因如此，“<text:span text:style-name="正文引文_20_字符">声称持有金融工具的人仅仅因为克制消费或进行等待，就可以对社会产品的一部分提出要求，并不能解释是什么使生产过程具有盈利性，也就无法说明利息要求或分红究竟能够在多大程度上得到支付。诉诸“等待理论”来解释资本回报，无异于经济学家拒绝直面价值创造的来源，拒绝分析经济发展的实际过程。</text:span>” [William Lazonick, <text:span text:style-name="书名_20_字符">Competitive Advantage on the Shop Floor</text:span>, p. 267] 而一旦这样做，就不可避免地要分析生产现场中工人与经理／老板之间的社会关系，这也就会动摇资本主义的整体性质，以及任何关于其建立在“自由”基础之上的主张。</text:p>
      <text:p text:style-name="P253">总而言之，把利息视为对等待的“报酬”，实际上完全无视了阶级社会的现实，其效果无非是因为富人富有而奖励富人。新古典经济学在逻辑上意味着：富有本身才是终极的负效用。对于精英阶层而言，在消费其财富还是将其投入投资之间作出选择的“艰难抉择”（所谓的“牺牲”），在效用的天平上，与普通人所承受的压力被赋予同等的分量。与之相比，例如在血汗工厂中劳动、时刻担忧失业（抱歉，应该说是在最大化“闲暇”），或者根本无须为储蓄烦恼（因为收入仅仅够覆盖支出）等处境之下，究竟哪一种才是真正重大的牺牲，哪一种又在资本<text:soft-page-break/>主义制度中得到了相应的回报，可以说高下立判。</text:p>
      <text:p text:style-name="Standard">类似的论证同样适用于关于利润的“时间偏好”理论。这类理论认为，利润源于个人更偏好现在的物品而非未来的物品。资本家向工人支付工资，使工人能够现在而不是将来进行消费；这被视为一种“提供时间”的行为，并因此获得利润作为回报。这一原理最早由欧根·冯·庞巴维克清晰地提出，并被奉为资本主义经济学中“奥地利学派”的理论基础（见C.1.6节）。在否定了以往的利息理论之后——包括前文提到的“节制”理论，他本人也承认社会主义者嘲讽这些理论是有道理的——庞巴维克认为，利润只能通过时间偏好来加以解释：</text:p>
      <text:p text:style-name="P254">“<text:span text:style-name="Emphasis">贷款是真正意义上的用现在的物品交换未来的物品</text:span>……同种同量的情况下，现在的物品始终比未来的物品具有更高的价值，因此，一定数量的现在物品，通常只能通过更大量的未来物品来购买。现在物品相对于未来物品具有一种溢价，<text:span text:style-name="Emphasis">这种溢价就是利息。</text:span>它并非针对所贷出物品的独立、持久使用而支付的独立等价物，因为那在概念上是难以想象的；它只是贷出本金的部分等价物，出于实践上的原因被单独分离出来。资本的返还加上利息，共同构成完整的等价物。” [<text:span text:style-name="书名_20_字符">Capital and Interest</text:span>, p. 259]</text:p>
      <text:p text:style-name="Standard">在他看来，单纯的时间偏好就足以解释利润和利息的存在，其根源在于未来物品相对于现在物品所具有的较低价值。资本品虽然在物理形态上已经存在，但在其“<text:span text:style-name="正文引文_20_字符">经济性质</text:span>”上却属于<text:span text:style-name="Emphasis">未来</text:span>物品，劳动亦是如此。这意味着，工人得到的报酬，是其劳动以<text:span text:style-name="Emphasis">未来</text:span>物品形式所创造的价值，而不是以<text:span text:style-name="Emphasis">现在</text:span>物品形式体现的价值。正是现在物品的高价值与未来物品的低价值之间的差额，构成了剩余价值的来源：</text:p>
      <text:p text:style-name="正文引文">“唯有这一点，而非其他任何原因，才构成了所谓以‘低价’购买生产工具，尤其是购买劳动的基础。社会主义者正确地指出，这正是资本利润的源泉，但却错误地将其解释为……有产阶级对工人阶级实施掠夺或剥削的结果。”[<text:span text:style-name="书名_20_字符">The Positive Theory of Capital</text:span>, p. 301]</text:p>
      <text:p text:style-name="Standard">资本家之所以有理由占有这一剩余价值，是因为他们提供了生产过程得以进行所必需的时间。因此，剩余价值被理解为一种交换的产物，一种用现在物品交换未来物品的结果。资本家以劳动的完整现值购买了劳动（也就是其未来产品的价值），因此不存在剥削；未来物品在生产过程中逐步“成熟”，随后便可以作为<text:soft-page-break/>现成商品按其完整价值出售。利润就与利息一样，可以看作是源于对现在需求与未来需求的不同估计。</text:p>
      <text:p text:style-name="Standard">应该显而易见，我们对利息“等待”理论的批判，同样适用于这种为利润所作的辩护。金钱本身并不会比利息更能产生利润。只有当它被投入到<text:span text:style-name="Emphasis">现实的</text:span>生产资料中，并由真实的人付诸劳动时，利润才会出现。正因如此，“时间偏好”只有在这样一种经济中才说得通：在那里存在着一个没有财产的阶级，他们根本无法“等待”未来物品的到来，因为在那之前就可能已经饿死。</text:p>
      <text:p text:style-name="Standard">因此，真正决定工人时间偏好的，是他们的<text:span text:style-name="Emphasis">阶级</text:span>地位，这一点连庞巴维克<text:span text:style-name="Emphasis">本人</text:span>也曾承认：所以资本主义的特征在于存在着“<text:span text:style-name="正文引文_20_字符">数量极为庞大的雇佣劳动者，他们无法通过为自己工作而有偿地使用自己的劳动，因此作为一个整体，倾向并准备好用明显更少数量的现在物品，出售其劳动的未来产品</text:span>”。因此，正因为贫穷，他们缺乏“等待”未来物品的资源，从而（作为一个阶级）依附于那些能够等待的人。在他看来，这正是“<text:span text:style-name="正文引文_20_字符">那种被反复谈论、也被反复哀叹的‘劳动者对资本家的依赖关系’的唯一基础</text:span>”。“<text:span text:style-name="正文引文_20_字符">正是因为劳动者无法等到迂回的生产过程……把可供消费的产品交付出来，他们才在经济上依赖于资本家，因为资本家已经掌握着我们所谓的‘中间产品’。</text:span>”[<text:span text:style-name="T17">Op. Cit.</text:span>, p. 330 and p. 83]</text:p>
      <text:p text:style-name="P255">在这里，庞巴维克其实只是颇为讽刺地重复（只不过用了另一套说法）<text:span text:style-name="Emphasis">并认可了</text:span>社会主义对资本主义的批判。正如我们在C.2.2节中讨论过的，社会主义的批判同样根植于工人对资本家的阶级性依附关系之中（巴枯宁就曾指出，资本家是通过“<text:span text:style-name="正文引文_20_字符">利用工人在经济上的依赖地位而获利</text:span>”，并借此“<text:span text:style-name="正文引文_20_字符">把工人变成从属者</text:span>”来加以剥削。[<text:span text:style-name="书名_20_字符">The Political Philosophy of Bakunin</text:span>, p. 188]）。区别只在于，庞巴维克认为资本家理应获得其财富所带来的收入，而无政府主义者和其他社会主义者则主张，他们并不应得这种收入，因为这种收入不过是对“占有财富”本身的奖赏而已。庞巴维克始终无法承认这样一个事实：个人的心理状态及其主观评价，始终受制于其所处的社会环境，因此他也就无法理解资本主义及其利润的<text:span text:style-name="Emphasis">阶级</text:span>性质。毕竟，一个没有土地的工人，在估量将自己的劳动出卖给一个“主人”所承受的“牺牲”或“负效用”时，必然会觉得这远小于那些拥有自己土地或工具的农民或手工业者。对于已经组织在工会之中的工人来说，道理同样如此。</text:p>
      <text:p text:style-name="P256">因此，庞巴维克忽视了一个显而易见的事实：非劳动收入的来源并不在于个人的主观评价，而在于人们所生活于其中的<text:span text:style-name="Emphasis">社会</text:span>制度。工人出卖她的劳动力，并<text:soft-page-break/>不是因为她“低估”了未来物品的价值，而是因为除了出卖劳动力之外，她根本缺乏获得任何物品的手段。在为自己生产和为老板工作之间，并不存在真正的选择——她并没有真正的机会去选择前者，因此她<text:span text:style-name="Emphasis">只能</text:span>选择后者。这也就意味着，工人之所以“自愿地”出卖自己的劳动（未来物品），以换取以低于其价值的数量的现在物品，是因为她的阶级地位决定了她根本无法“等待”。因此，如果说利润是时间的价格，那么它就是一种垄断价格，是由资本主义制度下财富所有权的阶级垄断所产生出来的。不言而喻，由于资本来源于剩余价值的积累，工人阶级对资本家的依附关系将随着时间推移而加深，因为从事经营所需的“等待”也将不断增加。</text:p>
      <text:p text:style-name="Standard">庞巴维克这一论证还有一层额外的讽刺意味：这与他本人曾正确嘲讽、并且承认社会主义者有理由拒斥的“节欲”理论极为相似。这一点可以从他的一位追随者、右翼“自由意志主义者”默里·罗斯巴德的论述中清楚地看出来：</text:p>
      <text:p text:style-name="正文引文">“这些产品所有者，或者说‘资本家’，对生产过程作出了什么贡献呢？贡献就在于：原本应由土地所有者和劳动所有者来完成的储蓄和消费限制，被<text:span text:style-name="Emphasis">资本家</text:span>承担了。比如说，资本家最初储蓄了95盎司黄金，他们本可以把这些黄金花在消费品上。但他们选择不这样做，而是把这笔钱<text:span text:style-name="Emphasis">预付</text:span>给最初的要素所有者。他们在后者正在劳作的时候，也就是产品尚未真正生产出来、也尚未出售给消费者之前，就已经为他们的劳动<text:span text:style-name="Emphasis">支付了报酬</text:span>。因此，资本家对生产作出了不可或缺的贡献：他们使原始要素的所有者免于牺牲现在物品、等待未来物品的必要。”[<text:span text:style-name="书名_20_字符">Man, Economy, and State</text:span>, pp. 294-95]</text:p>
      <text:p text:style-name="P257">这也意味着，即便不存在风险，“<text:span text:style-name="正文引文_20_字符">即使金融回报和消费者需求都是确定的，</text:span><text:span text:style-name="正文引文_20_字符"><text:span text:style-name="T19">资本家仍然是在向劳动和土地的所有者提供现在物品</text:span></text:span><text:span text:style-name="正文引文_20_字符">，从而使他们免于承担等待未来物品被生产出来、并最终转化为消费品这一过程的负担。</text:span>”[<text:span text:style-name="T17">Op. Cit.</text:span>, p. 298] 资本家今年支付了比如说10万英镑的工资，明年却收回20万英镑，这并不是因为剥削，而是因为双方都更偏好在今年就拿到这笔钱，而不是等到明年。换言之，资本家是预先支付工资，然后等待商品售出；而他们只在能够通过利润获得补偿的前提下才愿意这样做。</text:p>
      <text:p text:style-name="P257">罗斯巴德的论证，实际上是以一种<text:span text:style-name="Emphasis">阶级</text:span>结构为前提的：少数富人占有财产，而大多数工人则一无所有。工人之所以无法“等待”，是因为如果他们真的等待下去，就会饿死。因此，他们也就毫不意外地更愿意现在拿到工资，而不是等到明<text:soft-page-break/>年。同样，工人之所以无法储蓄、无法组建自己的合作社，是因为他们根本不可能在工厂尚未建成、产品尚未售出之前，就“等待”着吃饭和交房租。换言之，他们的选择根植于自身的阶级地位；而资本家（富人）则承担了所谓“节欲”的“负担”，并因此在未来获得更多金钱作为回报。显而易见，时间偏好理论与“等待”或“节欲”的视角在本质上是同一回事（罗斯巴德甚至重复了西尼尔对工人阶级缺乏远见的哀叹，声称“<text:span text:style-name="正文引文_20_字符">下层贫困阶级的主要问题，在于不负责任的现时观念</text:span>”[<text:span text:style-name="书名_20_字符">For a New Liberty</text:span>, p. 154]）。因此，它同样要接受相同的批判——而这种批判，恰恰可以在某位欧根·冯·庞巴维克的著作中找到。</text:p>
      <text:p text:style-name="Standard">这意味着，利润具有明确的<text:span text:style-name="Emphasis">社会</text:span>基础，它根植于资本主义社会中各阶级所处的不同经济境况。造成利润的并不是所谓“等待”这一事实，而是资本家阶级对生存资料的垄断；而正是这种垄断构成了“经济依附”的根源。任何未能承认并分析这种社会不平等的经济理论，从一开始就注定站不住脚。</text:p>
      <text:p text:style-name="P258">总结来说，试图用“等待”或“时间偏好”来解释或正当化剩余价值的论证，在根本上都是有缺陷的，因为它们无视了阶级社会这一现实。这些理论把注意力集中在个人的主观评价之上，却回避了这些选择发生的社会背景，因此无法理解利息和利润所具有的阶级性质。它们实际上是在宣称：富人之所以应当得到回报，就是因为他们本来就富有。无论是为利润辩护，还是为利息辩护，这类论证最终只揭示了一点——我们所处的这种经济制度之所以能够运转，靠的只是贿赂富人！</text:p>
      <text:p text:style-name="P38"/>
      <text:h text:style-name="Heading_20_3" text:outline-level="3">C.2.8 利润是否源于企业家活动与创新？</text:h>
      <text:p text:style-name="Standard">为利润辩护的一种常见论点认为，利润是创新或企业家活动的结果，是资本家的创造精神把利润“创新”出来的。这一视角通常与所谓资本主义经济学的“奥地利学派”联系在一起，但自1970年代以来，它在经济学主流中也愈发常见。</text:p>
      <text:p text:style-name="P259">这种对利润的辩护包含两个相互关联的主题——创新（innovation）与企业家<text:soft-page-break/>活动（entrepreneurial activity）<text:note text:id="ftn14" text:note-class="footnote"><text:note-citation>①</text:note-citation><text:note-body><text:p text:style-name="P260"><text:s text:c="2"/>entrepreneurial activity在这里不能简单的理解为创业活动，因为奥地利学派中的企业家活动术语中的“企业家”，更多指的是一种在市场过程中发挥作用的功能性角色，而不是法律或组织意义上的身份。</text:p></text:note-body></text:note>。二者虽然相关，但在一个关键点上有所不同。前者（通常与约瑟夫·熊彼特联系在一起）立足于生产领域，而后者则试图具有更为普遍的适用性。两者都建立在“发现”这一观念之上，即人们运用自身知识，通过主观过程去识别市场中的空隙、新的产品或服务，或者生产既有商品的新方式。当企业家例如发现了某种资源的新用途时，他们便将这些资源带入了一种新的（经济）存在状态。由此看来，他们仿佛是<text:span text:style-name="Emphasis">无中生有</text:span>地创造了某种东西，因此按照普遍接受的“<text:span text:style-name="正文引文_20_字符">先发现者占有</text:span>”的道德原则，就理应享有与之相伴随的利润。</text:p>
      <text:p text:style-name="P261">不出所料，无政府主义者对这种分析存在不少异议。最明显的反对意见在于：尽管“<text:span text:style-name="正文引文_20_字符">先发现者占有</text:span>”在游乐场上或许算是一种可以接受的伦理立场，但它几乎不可能作为一个坚实的基础，去为一个以自由与财富高度不平等为特征的经济制度辩护。更进一步说，发现某种事物本身<text:span text:style-name="Emphasis">并不</text:span>赋予你从中获取收入的权利。就比如说，有人在林中发现了一朵花，这一发现本身并不会产生任何形式的收入。除非把花采下来并带到市场上出售，否则发现者无法仅凭“发现”这一行为就“获利”。如果花保持原样不被触动，那么除非采取某种手段阻止别人（例如看守住这朵花），否则它对其他人而言同样是可以被占有的。这当然意味着要限制他人的发现潜能，就好比国家通过实施版权制度，阻止他人对同一思想、过程或产品的独立发现。</text:p>
      <text:p text:style-name="P262">因此，“发现”本身并不足以为非劳动收入提供正当性，因为一个观念若无人加以运用，就始终只是一个观念。要想从一次发现中获得收入（利润），就必须以某种方式把它带到市场上；而在资本主义条件下，这就意味着要获得用于投资机器和工作场所的资金。但这些东西本身也并不会自动生产任何东西，因此还必须雇佣工人来生产相关商品。若商品的生产成本低于其市场价格，利润才会出现。那么，这种利润是否体现了最初的“发现”呢？显然不是，因为如果没有资金，这个想法本来就只能停留在想法层面。那利润是否体现了“资本”的贡献呢？同样不是，因为如果没有工人的劳动，工作场所依旧静止不动，产品也依旧只是一个设想。</text:p>
      <text:p text:style-name="Standard">这就引出了下一个同样显而易见的问题：一旦脱离了对资本的占有，“企业家”活动本身就变得毫无意义。这是因为，只要某种行为有利于个人，并且涉及<text:soft-page-break/>到“发现”，那它就可以被称作企业家行为。成功找到了一份更好的工作？那你新增的工资就是企业家利润。事实上，只要成功找到<text:span text:style-name="Emphasis">任何一份</text:span>工作，工资都可以被说成是企业家利润。工人成功组织起来、通过罢工改善了工资和劳动条件？这同样是一种企业家行为，而更高的工资也就是企业家利润。卖出一家公司的股票、买入另一家公司的股票？更高的分红就是企业家利润。不去卖你的股票？同样如此。如果我们足够牵强附会，还有什么收入流<text:span text:style-name="Emphasis">不能被</text:span>解释为“企业家”活动的结果呢？</text:p>
      <text:p text:style-name="P263">换言之，除非将这一概念与资本占有联系起来，否则“企业家”一词本身就失去了意义；也由此，任何有意义的企业家活动概念都必然以私有财产为前提，即那种作为资本发挥功能的财产。可以通过考察这样一个问题来加以说明这一点：<text:span text:style-name="正文引文_20_字符"><text:span text:style-name="T14">不</text:span></text:span>与资本或土地所有权相联系的企业家活动，是否会创造剩余价值（利润）。有可能，例如，企业家可能通过在一个市场低价买入、在另一个市场高价卖出而获得利润。然而，这种行为不过是再分配了既有产品和既有的剩余价值，而不是<text:span text:style-name="Emphasis">创造了</text:span>它们。这意味着企业家并不是无中生有地创造了什么，而是把他人已经创造的东西以更高的价格出售，从而分得一部分由他人创造的剩余价值。如果“低买高卖”<text:span text:style-name="Emphasis">真是</text:span>剩余价值的来源，那么总体利润必然为零，因为每一个获利者都必然对应着一个损失者。讽刺的是，这种为企业家利润辩护的理论，尽管自称关注过程，却与新古典经济学一样，建立在对资本主义的同样<text:span text:style-name="Emphasis">静态的</text:span>理解之上。</text:p>
      <text:p text:style-name="P264">因此，企业家活动在本质上与经济权力的不平等紧密相连：处于市场等级结构上层的人，比处于底层的人更有能力从中攫取利益。换言之，企业家活动并不是一种独立存在的因素，而是深深扎根于社会不平等之中。个人占有的财产规模越大，就越有能力获取并运用信息优势，也就越能够以“企业家”的方式行事。更进一步说，在资本主义的阶级结构之下，行使企业家精神或进行创新的能力本身就是受限的。要把一个新想法付诸实施，你需要资金。而在不占有财产的情况下，企业家几乎不可能将其所观察到的机会转化为现实行动，于是，源自创新的利润不过还是对既有富裕状态的再次奖赏；或者充其量，也是对那些有能力说服富人放贷、并承诺给予回报者的奖赏。鉴于信贷往往难以在缺乏抵押品的情况下获得（而大多数工人阶级成员都缺乏资产），由于社会的不平等吗，企业家就几乎总是资本家。最终，企业家机会并不是向所有人开放的，而是内在地与私有财产——也就是资本——联系在一起。</text:p>
      <text:p text:style-name="P264"><text:soft-page-break/>所以，尽管抽象意义上的企业家活动或许有助于解释收入在不同个人之间如何分配，但它既无法解释剩余价值为何会存在，更无法正当化企业家对其中一部分的占有。要解释剩余价值为何存在，以及为何可能认为资本家有理由保留它，就必须转向企业家活动的另一面向——创新，因为创新植根于实际的生产过程之中。</text:p>
      <text:p text:style-name="Standard">创新的发生是为了扩大利润，从而在与其他企业的竞争中生存下来。虽然利润当然可以在流通过程中被重新分配（例如通过寡头竞争或通货膨胀），但这种再分配只能以他人或其他资本为代价来实现（参见C.5节与C.7节）。而创新则不同，它使利润能够直接来源于劳动生产率的提高或新增——也就是说，来源于对劳动的更有效剥削。这是因为，商品及其利润正是在生产过程中被创造出来的，而创新要么带来新产品，要么带来新的生产方法（或两者兼有）。新产品意味着，在竞争者进入该市场并通过竞争把市场价格压低之前，企业就可以获取超额利润；而新的生产方法则允许了劳动强度的提高，使工人在相对于其工资的情况下付出更多劳动（换言之，生产成本相对于市场价格下降了，从而产生了额外利润）。</text:p>
      <text:p text:style-name="Standard">因此，尽管竞争确实迫使资本主义企业不断进行创新，但创新本身正是企业在市场中取得优势的手段。这是因为，创新意味着“<text:span text:style-name="正文引文_20_字符">资本主义的超额利润来源于生产过程……当劳动生产率出现高于平均水平的增长时，成本的下降便使企业能够在其产品上获得高于平均水平的利润。但这种形式的超额利润只是暂时的，一旦改进了的生产方法变得普及开来，它就会再次消失。</text:span>”[Paul Mattick, <text:span text:style-name="书名_20_字符">Economics, Politics and the Age of Inflation</text:span>, p. 38] 当然，资本家会运用多种手段来阻止新产品或新生产方法的扩散，以维持自身的市场地位，就比如说：依靠国家强制执行的知识产权制度。</text:p>
      <text:p text:style-name="Standard">把创新视为利润来源的观点，通常与经济学家约瑟夫·熊彼特联系在一起。他描述并赞美了资本主义因资本家不断创新——也就是引入新商品和新生产手段——而造成的“<text:span text:style-name="正文引文_20_字符">创造性破坏</text:span>”。熊彼特对资本主义的分析要比标准的新古典视角现实得多。他认识到资本主义具有明显的经济周期特征，并认为这种周期源于资本家推动的一波波创新活动。他还否定了新古典经济学关于完全竞争的假设，指出：“<text:span text:style-name="正文引文_20_字符">新生产方法和新商品的引入，几乎不可能从一开始就与完全且即时的竞争相容……事实上，每当有任何新事物被引入时，完全竞争总是会被暂时阻滞。</text:span>”<text:soft-page-break/>[<text:span text:style-name="书名_20_字符">Capitalism, Socialism and Democracy</text:span>, p. 104]</text:p>
      <text:p text:style-name="P265">这种分析所呈现出的资本主义图景更接近其实际运作状况，而非经济学理论所希望看到的样子。然而，这并不意味着它对利润的正当化就是正确的，恰恰相反。无政府主义者当然承认，个体确实能够看到新的可能性，并以创新的方式采取行动，创造出新的产品或生产过程。但这并不是剩余价值的来源。原因在于，一项创新只有在真正被生产出来时才会成为利润的来源——也就是说，只有在工人付出劳动将其制造出来（就新产品而言），或者在生产过程中实际运用它（就新的生产技术而言）之后，才会如此。一个观念本身并不会产生任何东西，除非它被付诸实践。创新之所以能够带来利润，原因并不在于创新本身具有某种内在属性，而在于资本主义企业的组织方式。</text:p>
      <text:p text:style-name="Standard">归根结底，所谓“企业家精神”不过是决策行为的一个体面说法，所以，决策本身正是一种<text:span text:style-name="Emphasis">劳动</text:span>所得（此处的劳动既包括体力活动，<text:span text:style-name="Emphasis">也</text:span>包括脑力活动）。然而如前所述，在资本主义条件下存在两种不同类型的劳动：一种是生产劳动，另一种是剥削劳动。若将“企业家精神”置于具体的工作场所情境中考察，就会清楚地看到，它并不独立于资本的占有或管理而存在，因此根本无法区分哪些利润源自所谓“企业家”活动，哪些利润实际上是财产收益（也即他人劳动的成果）。换言之，这种劳动本质上就是剥削劳动，由此获得的任何收入都不过是垄断利润。这是因为资本家或经理在工作场所内部垄断了权力，从而能够攫取这种特权地位所带来的收益。工人的企业家式行动空间被加以限制，且被少数的掌权者所垄断，而这些人在裁定谁对生产贡献最大时，理所当然地认定贡献最大的人正是他们自己。</text:p>
      <text:p text:style-name="Standard">这一点还可以从技术创新的运用方式中看得更加清楚：在生产领域内，技术创新被资本家用来赢得阶级战争。既然资本主义生产的目标是最大化可供资本家和管理层支配的利润，那么资本主义就必然会引入那些能够从工人身上榨取更多剩余价值的技术。正如科尔内利乌斯·卡斯托里亚迪斯所指出的，资本主义“<text:span text:style-name="正文引文_20_字符">并不会将一种在社会意义上中立的技术用于资本主义的目的。资本主义创造了资本主义的技术，而这种技术绝谈不上中立。资本主义技术的真正本质，并不在于为了生产本身而发展生产：而在于支配生产者。</text:span>”[<text:span text:style-name="书名_20_字符">Political and Social Writings</text:span>, vol. 2, p. 104] 因此，“创新”（即技术改进）可以被用来增强资本对劳动力的支配力，确保工人服从命令。通过这种方式，创新一方面在工作时间内加深支配关系，另<text:soft-page-break/>一方面又通过新的生产过程提高生产率，从而最大化剩余价值的生产。</text:p>
      <text:p text:style-name="Standard">正是这种借助创新来提高利润的努力，构成了资本主义扩张与积累的关键动力。因此，创新在资本主义制度中占据着核心地位。然而，利润的来源并未因此发生改变，它始终根植于工作场所中工人的劳动、技能与创造力之中。正因为如此，创新之所以能够带来利润，是因为劳动在生产过程中遭到剥削，而<text:span text:style-name="Emphasis">并不是</text:span>由于创新本身具有某种神秘的自动生利属性。</text:p>
      <text:p text:style-name="P266">于是便出现了这样一个问题：利润是否可以被看作是对最初作出创新决策者的正当回报？但这一论证由于一个显而易见的原因而站不住脚，那就是资本主义以等级化的生产组织为其基本特征。它的制度设计本身就确保只有少数人掌握一切决策权，而绝大多数人被排除在决策之外。因此，声称资本家或管理者因创新而“应得”其利润，本身就是循环论证。那些被宣称源自创新的利润，实际上并不是真实地贡献了生产而带来的回报，而是对一种垄断的奖赏——对工作场所内决策权的垄断。管理层所做的，无非是决定推进哪些创新，并据此攫取由这些创新所带来的收益。换言之，他们之所以能够获得回报，仅仅是因为在企业内部垄断了决策权。然而这种等级结构本身正是资本主义的产物，因此几乎不可能被用来为这一制度及资本家占有剩余价值的行为辩护。</text:p>
      <text:p text:style-name="Standard">因此，如果说企业家精神是利润的来源，那么我们完全可以回应说：在资本主义条件下，行使这种精神的手段被特定的阶级和结构所垄断了。在资本主义企业中，经理和老板手中集中的决策权，确保了他们同时垄断了由整个劳动队伍所创造的企业家活动的回报。这反过来又压缩了创新的空间，因为这种将社会划分为从事脑力劳动者与体力劳动者的制度安排，“<text:span text:style-name="正文引文_20_字符">摧毁了对劳动的热爱和发明创造的能力</text:span>”，并且在这样的制度下，工人“<text:span text:style-name="正文引文_20_字符">失去了自己的智慧和发明精神</text:span>”。[Kropotkin, <text:span text:style-name="书名_20_字符">The Conquest of Bread</text:span>, p. 183 and p. 181]</text:p>
      <text:p text:style-name="P267"><text:span text:style-name="Emphasis">如果</text:span>企业家意识<text:span text:style-name="Emphasis">真的</text:span>被视为利润的唯一来源，那么上述问题理应成为讨论的核心关切。然而，奥地利学派的论述中却几乎从未认真对待诸如管理权之类的问题。他们往往高声抨击国家对企业家活动的限制，却始终为老板和管理层在企业内部施加的限制辩护（如果有人提到了这些限制的话）。同样地，他们主张国家干预（例如反垄断立法）只会损害消费者利益，因为这会打击企业家精神，却对不平等、资本主义工作场所的等级结构，以及二者对个人及其发展的负面影响所构成的对企业家活动的真实限制——视而不见（这一点已在B.1.1节中讨论）。</text:p>
      <text:p text:style-name="P268"><text:soft-page-break/>必须强调，这正是把创新视为剩余价值根源这一观念的核心问题所在。它把注意力集中到资本主义等级阶层的顶端，集中到企业领袖身上，由此暗示：是他们——老板们——创造了“财富”，没有他们一切都无法运转。例如，著名的“奥地利学派”经济学家以色列·柯兹纳就提出所谓“<text:span text:style-name="正文引文_20_字符">必然不可分割的企业家</text:span>”，认为他们“<text:span text:style-name="正文引文_20_字符">对全部产品负责；而生产要素的投入由于不包含企业家成分，在所采取的伦理立场中是无关紧要的</text:span>”。[<text:span text:style-name="正文引文_20_字符">"Producer, Entrepreneur, and the Right to Property,"</text:span> pp. 185-199, <text:span text:style-name="书名_20_字符">Perception, Opportunity, and Profit</text:span>, p. 195] 在这里，劳动队伍被归入“<text:span text:style-name="正文引文_20_字符">生产要素投入</text:span>”，并被视为“<text:span text:style-name="正文引文_20_字符">无关紧要</text:span>”的存在。他还援引经济学家弗兰克·奈特来强化这一分析，主张企业家是财富的唯一创造者，因此理所当然地应当获得其利润：</text:p>
      <text:p text:style-name="正文引文">“在企业制度之下，一个特殊的社会阶级——商人——指挥着经济活动：<text:span text:style-name="Emphasis">他们才是严格意义上的生产者，而广大人口只不过是向他们提供生产性服务，把自身及其财产置于这个阶级的支配之下。</text:span>”[quoted by Kirzner, <text:span text:style-name="T17">Op. Cit.</text:span>, p. 189]</text:p>
      <text:p text:style-name="Standard">如果就像乔姆斯基所强调的那样，资本主义企业在组织形式上具有法西斯的特征，那么这种“企业家精神”的利润辩护就正是它的意识形态，是它的“<text:span text:style-name="书名_20_字符"><text:span text:style-name="T88">Führerprinzip</text:span></text:span>”（德语，意为“<text:span text:style-name="正文引文_20_字符">领袖原则</text:span>”）。这种意识形态将每一个组织理解为由领袖构成的等级体系，在其中的每一位领袖（德语中的Führer）都在其管辖范围内承担绝对责任，同时要求下属的绝对服从，并且只向更高层级的上级负责。虽然这一意识形态最臭名昭著的实践形式出现在法西斯主义之中，但其根源却可以追溯到军事组织，而类似的权威结构在当今仍被这些组织所沿用。</text:p>
      <text:p text:style-name="Standard">资本主义的辩护者通常会将“个人主义”的美德与“集体主义”的罪恶相对立，把后者描绘成一种把个人淹没于群体之中、迫使个人为了集体利益劳动的制度。然而，一旦谈到资本主义工业，他们却极力强调企业顶层人物的能力，强调所有者或企业家的能力，同时把真正从事实际劳动的人当作“非人”般的存在（并对等级结构底层所承受的真实从属关系视而不见）。企业家被视为市场过程的推动力量，而他们所支配的组织与其中的人则被忽略不计，由此造成一种印象：企业的成就仿佛完全是资本家的个人胜利，而他的下属不过是工具而已，和他们所操作的机器并无二致。</text:p>
      <text:p text:style-name="P269">这一论证的讽刺之处在于：如果它真的成立，那么整个经济将会陷入停滞（我们将在H.4.4节对恩格斯抨击无政府主义的文章《论权威》的批判中对此作更<text:soft-page-break/>为充分的讨论）。这一点恰恰暴露了资本主义内部一个鲜明的矛盾。企业家精神的鼓吹者宣称，企业家才是社会中唯一真正的财富生产者；然而事实却是，必须依赖产业中劳动者所体现的企业家精神，老板们的决策才能被付诸实施。而没有这种始终未被承认的投入，所谓的企业家将完全无能为力。克鲁泡特金也已清楚地认识到这一点：正是工人“<text:span text:style-name="正文引文_20_字符">在最初的发明之上提供了</text:span>”种种微小的增益与贡献；“<text:span text:style-name="正文引文_20_字符">而若没有这些，哪怕再富有成果的思想也只能停留在空想之中。</text:span>”并且，观念本身也并不是凭空产生的，因为“<text:span text:style-name="正文引文_20_字符">每一项发明都是一种综合，是无数先前发明的结果</text:span>”。[<text:span text:style-name="T17">Op. Cit.</text:span>, p. 30] 正如科尔内利乌斯·卡斯托里亚迪斯所言：</text:p>
      <text:p text:style-name="正文引文">“资本主义的生产组织在本质上是深刻矛盾的……它一方面声称要把工人<text:span text:style-name="T89">[的职能]</text:span>缩减为一组有限而确定的任务，另一方面却又不得不依赖工人所发展出的普遍能力——这些能力既是在其所处境况之中形成的，又是在与该境况的对立中形成的……只有在工人亲自组织其劳动，并超越其作为单纯执行者的理论角色时，生产才能得以进行。”[<text:span text:style-name="书名_20_字符">Political and Social Writings</text:span>, vol. 2, p. 181]</text:p>
      <text:p text:style-name="P270">此外，这种等级化的组织形式必然会造成潜能的巨大浪费。绝大多数的创新并不是源自某个灵光乍现的天才时刻，而是大量渐进式流程改进的累积结果；而最有资格识别这些改进契机的人，显然——正是那些直接参与生产过程的人。然而在等级森严的资本主义企业中，最清楚如何提升效率的人，却恰恰最没有权力去推动任何改变。他们同样也几乎没有动力去这样做，因为由自己改进所带来的生产率提升几乎总是充盈了老板和投资者的腰包，而非他们自己的。事实上，这些“成果”甚至可能表现为裁员、股价飙升，以及高层管理者因“削减成本”而给自己发放巨额奖金。而一个头脑清醒的工人，又为什么要去帮助自己最主要的敌人呢？正是在这个意义上，资本主义反而阻碍了创新：</text:p>
      <text:p text:style-name="P271">“资本主义把社会划分为一个狭小的管理者阶层（其职能是决定和组织一切）与占人口绝大多数的群体，后者被简化为执行这些管理者所作决定的工具。正因为这一事实，大多数人体验到的生活不是自己的生活，而是一种异己之物……试图把人当作仿佛是没有生命的物件组织起来……这相当荒谬……在现实生活中，资本主义不得不以人们的自我组织能力为基础，依赖生产者个人与集体的创造力；如果不运用这些能力，这一体系一天也无法存活。但现代社会的整个‘官方’组织形式，却既无视这些能力、又竭力加以压制。其结果不仅是巨大的潜能浪费；而且它所做的还不止于此：它<text:span text:style-name="Emphasis">必然</text:span>会激起反抗，引发那些被强加之<text:soft-page-break/>人对制度本身的斗争……最终的结果就不仅是浪费，而且是持续不断的冲突。” [Castoriadis, <text:span text:style-name="T17">Op. Cit.</text:span>, p. 93]</text:p>
      <text:p text:style-name="P272">然而，虽然工人每天都在与公司等级结构的对抗之下创造产品，也在不断作出具有企业家决策，但这些决策的收益却被少数人所垄断，他们攫取了一切的荣耀。于是问题便转化为：既然在实践中，资本家和管理者并不、也不可能在工作场所内部垄断企业家活动，那么他们凭什么要垄断权力与利润？如果一个工作场所的产出源自全体劳动者精神活动与体力活动（企业家活动）的结合，那么无论是对产品本身的占有、还是对“创新”（即决策权）的垄断，都不存在任何正当性。</text:p>
      <text:p text:style-name="P272">我们还必须强调，创新本身就是一种劳动——一种精神劳动。事实上，许多公司也都设有研发部门，雇佣工人专门为雇主提出新的、具有创新性的想法。这意味着，创新与财产所有权并不存在任何的内在联系。正如约瑟夫·熊彼特本人所承认的那样，在大多数现代产业中，创新和技术进步是由“<text:span text:style-name="正文引文_20_字符">受过训练的专家团队完成的，他们生产所需要的东西，并以可预测的方式使其运转起来</text:span>”，因此，“<text:span text:style-name="正文引文_20_字符">科层化的事务和委员会式的工作倾向于取代个人的行动</text:span>”。这也就意味着“<text:span text:style-name="正文引文_20_字符">所谓的领军人物……正在变成又一个普通的办公室职员——而且并不总是一个不可替代之人</text:span>”。[<text:span text:style-name="T17">Op. Cit.</text:span>, p. 133] 而且我们还必须指出，许多新的创新来自那些在资本主义企业之外、同时从事精神劳动与体力劳动的个人。在这样的现实条件下，当创新本身是由工人团队创造的，并且同样也是由工人实施和生产出来的，就很难再主张利润是少数卓越人物的创新活动的结果，而不是广大劳动者集体劳动的产物。</text:p>
      <text:p text:style-name="P273">因此，“创新”和“企业家精神”并不局限于少数伟大人物，而是存在于我们每一个人之中。尽管目前少数人为了自身利益垄断了“企业家精神”，但经济却并不必然要以这种方式运作。决策<text:span text:style-name="Emphasis">并不</text:span>需要集中在少数人手中。普通工人完全能够管理自身的生产活动，进行创新，并作出满足社会和个人需要的决策（也就是说，真正实践“企业家精神”）。这一点可以从各种工人控制的实验中清楚地看到：工作场所内部越为平等，实际上生产率和创新能力就会越高。正如这些实验所显示的那样，工人一旦获得机会，就能够提出大量“好点子”，<text:span text:style-name="Emphasis">而且</text:span>同样重要的是，他们也能够将这些点子付诸实现。相反，一个拥有“好点子”的资本家，如果没有工人，就根本无力将其生产出来。正是这一事实表明，创新本身并不是剩余价值的来源。</text:p>
      <text:p text:style-name="Standard"><text:soft-page-break/>因此，与许多资本主义护教士的说法相反，创新并不是某个精英阶层所垄断的能力，而是人类普遍具有的特质。只是，培育和发展这种能力所必需的社会环境，被资本主义的专制工作场所以及整个社会中财富与权力不平等的结构所压制。如果工人真的缺乏创新能力，那么任何将生产控制权更多地转移给工人的做法，都应当导致生产率下降。然而现实中人们看到的却恰恰相反：当普通人获得原本被剥夺的机会，将自身的技能与才能付诸实践时，生产率往往会显著提高。他们展现出的是人在面对挑战性情境时所自然具有的机智与创造力——前提是，他们被允许这样做，他们是作为参与者而不是仆从或下级存在。</text:p>
      <text:p text:style-name="Standard">事实上，“<text:span text:style-name="正文引文_20_字符">有越来越多的实证研究文献，总体上支持关于劳动者管理型企业在经济效率方面的主张。这些研究中相当一部分聚焦于生产率，并且经常发现，生产率与参与程度的提高呈正相关……那些涵盖范围超出纯粹经济问题的研究，同样倾向于支持劳动者管理和工人控制型企业具有效率的主张……此外，对传统企业形式与工人控制型企业形式进行经济绩效比较的研究也表明，后者的表现更为强劲。</text:span>”[Christopher Eaton Gunn, <text:span text:style-name="书名_20_字符">Workers' Self-Management in the United States</text:span>, pp. 42-3] 这一点也得到了大卫·诺布尔的印证。他指出，那种认为“<text:span text:style-name="正文引文_20_字符">集中化的管理权威是提高生产率关键</text:span>”的“<text:span text:style-name="正文引文_20_字符">自利性断言</text:span>”，几乎被“<text:span text:style-name="正文引文_20_字符">所有关于劳动的社会学研究所否定</text:span>”。[<text:span text:style-name="书名_20_字符">Progress without People</text:span>, p. 65]</text:p>
      <text:p text:style-name="Standard">在1936—1939年的西班牙革命期间，工人依据参与式民主的原则，对大量工厂实行了自我管理。西班牙各个集体中的生产率和创新水平均异常之高，尤其是还考虑到它们所处的极端困难的经济和政治环境。正如何塞·佩拉特斯所指出的那样，工业“<text:span text:style-name="正文引文_20_字符">从上到下发生了彻底的转变……所取得的成就，对于那些一贯否认革命所揭示的民众主动性和创造力现实的人而言，具有深远的意义</text:span>”。工人们提出建议，提交新的发明，“<text:span text:style-name="正文引文_20_字符">贡献出他们的发现、才智或想象的成果</text:span>”。[<text:span text:style-name="书名_20_字符">The CNT in the Spanish Revolution,</text:span> vol. 2, p. 86]</text:p>
      <text:p text:style-name="P274">金属工业就是一个典型的例子。正如奥古斯丁·苏奇所观察到的，在内战爆发之初，加泰罗尼亚的金属工业“<text:span text:style-name="正文引文_20_字符">极其不发达</text:span>”。然而在仅仅几个月之内，加泰罗尼亚的金属工人就从零开始重建了整个行业，将工厂转为生产反法西斯部队所需的战争物资。7月19日革命发生后的仅几天，<text:bookmark text:name="firstHeading"/>Hispano-Suiza汽车公司就已经改造为生产装甲车、救护车、武器和弹药，直接供应前线战斗。“<text:span text:style-name="正文引文_20_字符">专家们确实感到震惊，</text:span>”苏奇写道，“<text:span text:style-name="正文引文_20_字符">工人在建造用于生产武器和弹药的新型机器方面所展现出的</text:span><text:soft-page-break/><text:span text:style-name="正文引文_20_字符">专业能力令人难以置信。几乎没有什么机器源于进口。在极短时间内，他们制造出了两百台压力高达250吨的不同型号液压机，一百七十八台旋转车床，以及数以百计的铣床和镗床。</text:span>”[<text:span text:style-name="书名_20_字符">The Anarchist Collectives: Workers' Self-management in the Spanish Revolution, 1936-1939</text:span>, Sam Dolgoff (ed.), p. 96]</text:p>
      <text:p text:style-name="P275">同样地，在七月革命之前，西班牙几乎不存在真正意义上的光学工业，只有一些零散分布的小作坊。但革命之后，这些小作坊自愿转变为一个生产集体。苏奇指出：“<text:span text:style-name="正文引文_20_字符">最重要的创新便是新建了一座光学设备和仪器工厂。整个工程完全依靠工人的自愿捐款来筹资。很短的时间内，这座工厂就生产出了观剧镜</text:span><text:span text:style-name="正文引文_20_字符"><text:note text:id="ftn15" text:note-class="footnote"><text:note-citation>①</text:note-citation><text:note-body><text:p text:style-name="Footnote"><text:s/>观剧镜（opera glasses），一种通常用在观剧场合的、小型低倍率的双筒望远镜。</text:p></text:note-body></text:note></text:span><text:span text:style-name="正文引文_20_字符">、测距仪、双筒望远镜、测绘仪器、各种颜色的工业玻璃制品，以及某些科学仪器。它同时还为前线的战斗部队制造和维修光学设备……私人资本家未能完成的事情，却由CNT的光学工人工会成员的创造能力实现了。</text:span>”[<text:span text:style-name="T17">Op. Cit.</text:span>, pp. 98-99]</text:p>
      <text:p text:style-name="P275">在更近的时期，对西班牙蒙德拉贡合作社的研究中也极为鲜明地印证了工人控制的积极影响。在那里，工人以民主方式参与生产决策并被鼓励进行创新。正如乔治·贝内洛所指出的那样：“<text:span text:style-name="正文引文_20_字符">蒙德拉贡的生产率非常高——甚至高于它的资本主义同行。以投入的资源——资本与劳动——和产出之间的比率来衡量，其效率远远超过可比的资本主义工厂。</text:span>”[<text:span text:style-name="正文引文_20_字符">"The Challenge of Mondragon"</text:span>, <text:span text:style-name="书名_20_字符">Reinventing Anarchy, Again</text:span>, p. 216]</text:p>
      <text:p text:style-name="P275">1970年代的卢卡斯航天公司的例子，则生动地揭示了在资本主义条件下被浪费、却亟待释放的巨大创造潜能。面对大规模的裁员和企业重组，1976年，卢卡斯公司的工人及其车间代表委员会向公司管理层提出了一份替代性的企业计划。这一方案是卢卡斯工人经过两年规划与讨论的成果。从工会工程师、技术人员，到生产工人和秘书，几乎所有人都参与了方案的制定。该计划建立在对卢卡斯各厂区所拥有的机器设备及公司内部技能结构的详尽了解之上。工人们依托自身的劳动经验和生活经验，自主设计产品。尽管这一计划的直接目标是阻止公司既定的裁员方案，但它同时描绘了一种更优的社会图景：计划明确指出了，将资源集中于军事产品及其市场，既不是对资源的最佳利用方式，本身也并不可取。方案主张，如果卢卡斯摆脱对军事生产的依赖，完全可以拓展到社会有用产品的市场（例如医疗设备领域），而公司在这些方面已经具备一定的技术基础和销售经验。然而，管理层对此毫无兴趣。在他们看来，管理卢卡斯、决定资源投向——包括决<text:soft-page-break/>定那1.8万名雇员的命运——正是他们的职责。管理层宁可将工人排除在如此根本性的问题之外，因为一旦落实工人的设想，就会暴露出这样一个事实：他们这些老板的存在，究竟是多么得多余。</text:p>
      <text:p text:style-name="P276">美国的汽车工业同样提供了一个工人创新被浪费的典型例子。1960年代，美国汽车工人联合会（UAW）主席沃尔特·鲁瑟曾向约翰逊政府提出建议，希望由政府出面，协助美国汽车公司生产小型汽车，以便在美国市场上与取得了惊人成功的大众汽车展开竞争。然而，这一计划不出所料地流产了，因为各大汽车公司的高层对此都毫无兴趣。而到了1970年代，汽油价格上涨，美国消费者开始转向小型汽车，而美国的大型汽车制造商却毫无准备。这一失误使丰田、本田等亚洲汽车公司得以在美国市场站稳脚跟，取得关键性的突破。随后，人们理所当然地将整个行业的问题归咎于工会和工人的抵制，但事实却恰恰相反：真正对潜在市场空缺和行业竞争挑战视而不见的，是老板，而不是工会。</text:p>
      <text:p text:style-name="P276">因此，工人自我管理不仅不会威胁创新，反而会增强创新能力；更重要的是，它能够把创新服务引导向全体社会成员生活质量的提升，而不是仅仅用于增加少数人的利润（对无政府主义社会这一方面细节的更详细讨论，参见第I节）。这本应并不令人意外，因为当管理权被赋予少数人，而其他人被降格为齿轮时，社会主动性与动力就会遭到大规模的扼杀。此外，关于无政府主义者为何支持自我管理，以及为什么尽管自我管理在效率和生产率上更高，资本主义市场中仍会做出相反的选择，可参见J.5.10节、J.5.11节和J.5.12节。</text:p>
      <text:p text:style-name="P277">总而言之，资本主义工作场所的等级结构实际上阻碍了创新与效率，而不是促进它们。在这种条件下，以“创新”为理由来为利润辩护，本身就带有一种深刻的讽刺意味。这种辩护不仅最终只是以垄断性权力来为利润正名（也就是让等级化的决策结构奖励自身），而且这种权力结构还浪费了社会中大量潜在的创新资源，即被排除在决策过程之外的劳动者的思想与经验。鉴于权力必然引发抵抗，资本主义确保了一种结果：“<text:span text:style-name="正文引文_20_字符"><text:span text:style-name="T90">[</text:span></text:span><text:span text:style-name="正文引文_20_字符">工人的</text:span><text:span text:style-name="正文引文_20_字符"><text:span text:style-name="T90">]</text:span></text:span><text:span text:style-name="正文引文_20_字符">创造能力，由于无法用来</text:span><text:span text:style-name="正文引文_20_字符"><text:span text:style-name="T19">服务于</text:span></text:span><text:span text:style-name="正文引文_20_字符">一个将他们排斥在外（并且被他们所拒斥）的社会秩序，所以反而被动员起来</text:span><text:span text:style-name="正文引文_20_字符"><text:span text:style-name="T19">反对</text:span></text:span><text:span text:style-name="正文引文_20_字符">这一秩序本身</text:span>”，因此，“<text:span text:style-name="正文引文_20_字符">资本主义条件下的劳动</text:span>”成为“<text:span text:style-name="正文引文_20_字符">一种对创造能力的持续浪费，也是工人与其自身活动之间的持续斗争</text:span>”。[Castoriadis, <text:span text:style-name="T17">Op. Cit.</text:span>, p. 93 and p. 94]</text:p>
      <text:p text:style-name="Standard">因此，创新非但不能成为为资本主义攫取利润（及其所造成的不平等）辩护<text:soft-page-break/>的理由，反而会对资本主义本身产生反噬效应。创新最适宜生长于自由之中，而这一事实恰恰指向自由意志社会主义与工人自我管理。一旦获得机会，工人完全能够管理自身的劳动，而这种管理方式会带来更高的创新水平与生产率，从而表明：资本主义对决策权力的垄断，实际上同时阻碍了这两者。这并不令人意外，因为只有平等才能最大化自由，因此，推动创新的关键在于工人控制，而不是资本的权力。唯有那些将自由与雇佣劳动的压迫混为一谈的人，才会对此感到惊讶。</text:p>
      <text:p text:style-name="Standard"/>
      <text:h text:style-name="Heading_20_3" text:outline-level="3">C.2.9 利润是否体现了风险的回报？</text:h>
      <text:p text:style-name="Standard">为剩余价值辩护的另一种常见理由是所谓的“风险承担”，也就是说，非劳动收入之所以正当，是因为其占有者在提供资金时承担了风险，因此理应获得回报。</text:p>
      <text:p text:style-name="Standard">在讨论无政府主义者为何拒绝这一论证之前，必须首先指出：在主流的新古典主义模型中，风险和不确定性并不在利润生成中发挥任何作用。按照一般均衡理论的设定，由于并不存在不确定性（因为当前与未来都是已知的），因此也就不存在风险的空间。就此而言，将利润与风险联系起来，似乎比标准模型更为“现实”。然而正如我们将要论证的那样，这种说法在许多其他方面同样不切实际，尤其是在解释当代公司资本主义时就更是如此。</text:p>
      <text:p text:style-name="P278">可以说，用风险来解释和正当化利润，其吸引力几乎完全来自这样一种形象：小投资者拿自己的积蓄去投机（比如开一家酒吧），而如果投资失败就要承担巨大损失。然而无政府主义者认为，尽管这类例子在情感上颇具说服力，但它们几乎不能代表资本主义中典型的投资决策及其回报机制。事实上，人们的注意力正是通过这些例子被刻意地从制度真实的运作方式上转移开来，而不是借此加以揭示。也就是说，这种看似更“贴近现实”的论证，实际上掩盖了一种与那些试图为非劳动收入辩护、但明显不现实的理论同样虚假的资本主义模型。</text:p>
      <text:p text:style-name="Standard">那么，“风险”是否能够解释或正当化非劳动收入呢？无政府主义者的回答是否定的，理由有五点。第一，财产性收入的回报与所承担风险的大小完全无关。第二，一切人类行为都包含某种风险，为什么却只有财产所有者能够独占由此带来的收益？第三，风险本身并不会得到回报，只有<text:span text:style-name="Emphasis">成功的</text:span>风险才会，而所谓成功<text:soft-page-break/>究竟意味着什么，则取决于生产过程，也就是取决于对劳动的剥削。第四，当今大多数与“风险”相关的非劳动收入<text:span text:style-name="Emphasis">并不</text:span>有助于生产，而实际上由于国家干预的存在，它们也根本谈不上多么危险。第五，在这一语境下，风险并不能脱离资本占有而独立存在，因此，针对“等待”和创新的反驳，同样适用于这种理由。归根结底，“风险”不过是奖励富人之富的又一个借口。</text:p>
      <text:p text:style-name="Standard">第一个反驳理由最为直观。要认为资本主义是按照风险大小来给予回报，本身就是开玩笑。收入水平与个人所承担的风险之间几乎不存在任何关系。事实上，更贴切的说法恰恰相反：一个人面临的风险与其回报往往成<text:span text:style-name="Emphasis">负相关</text:span>——风险越大，回报越低。最明显的例子便是一个工人想要当自己的老板，于是创办一家小企业。这是一种真正的风险，因为他不仅押上了自己的积蓄，往往还不得不背负债务。把这种处境与一个亿万富翁的投资者相比，后者在数百家公司中持有数百万股股份。前者为了维持生计苦苦挣扎，而后者几乎不费吹灰之力就能持续获得巨额而稳定的收入。从风险角度看，这位投资者已经富有到可以将资金高度分散，以至于在实际意义上几乎不存在风险。那么，究竟谁获得的收入更高呢？</text:p>
      <text:p text:style-name="Standard">因此，人们所面临的风险，本身就取决于其既有的财富状况，而不是某种独立的变量。在这种情况下，根本不可能确立风险与其所“产生”的收入之间的任何客观关系。既然风险本质上是主观的，人们若想发现其运作规律，唯一的办法只能是循环论证：再用现实中的利润率来反过来衡量所谓承担风险的成本。</text:p>
      <text:p text:style-name="P279">第二个反驳同样一目了然。把风险承担视为利润的来源和正当性依据，完全忽视了这样一个事实：几乎所有人类活动都伴随着风险。主张资本家应当因投资所承担的风险而获得报酬，实际上等同于暗示金钱比人的生命更有价值。毕竟，工人在劳动中要冒着健康受损、甚至失去生命的风险，而且最危险的工作环境往往恰恰对应着最低的工资水平。更何况，改善劳动安全条件通常会侵蚀利润，而通过削减健康与安全方面的开支，利润反而可能上升。这意味着，为了奖励资本家的“风险”，工人所承担的风险反而可能被进一步放大。在资本主义伦理这种颠倒的世界里，换一个工人通常比换一项资本投资要更便宜（或者更“高效”）。与投资者、老板和公司精英不同，工人在每天的工作中<text:span text:style-name="Emphasis">确实地</text:span>面临着生命或身体的危险。生活本身就充满风险，而没有哪种生活比工人的生活更危险——他们随时可能因为管理层、资本家或投资者为了赚取下一个一百万利润而做出的“高风险”决策，而毁掉他们的生活。你是可以通过分散投资来化解持有股票组合的风<text:soft-page-break/>险，但一份工作却无法如此分散。工作不可能被拆分到众多公司之中，通过多样化来降低风险。</text:p>
      <text:p text:style-name="Standard">换言之，工人所承担的风险远远大于他们的雇主，而且更重要的是，工人对于自身生命与生计将被置于何种风险之中，几乎没有任何的发言权。企业失败所带来的成本主要由工人承担大头，而不是由管理层或股东承担。当企业经营陷入困境时，被要求为管理层失误买单的往往是工人，是他们要承受减薪、福利被削减甚至取消等后果。管理层则很少遭遇降薪，相反，他们常常还能拿到奖金或各种“激励”计划，用来促使他们去完成本就为此而被（超额）高薪雇用的工作。当一名企业经理作出错误决策，导致公司真正破产时，其工人所遭受的后果要远比他本人严重得多。在绝大多数情况下，这位经理仍然可以过上相对舒适的生活（许多人还会领到极为优厚的离职补偿）；而工人却不得不面对失业的恐惧与不安全感，以及重新寻找工作的艰难处境。事实上，正如我们在C.2.1节中所论证的那样，正是失业风险构成了确保劳动得以被剥削的一个关键机制。</text:p>
      <text:p text:style-name="P280">既然在资本主义下的生产本身具有内在的集体性，那么风险也必然是集体性的。正如蒲鲁东所指出的那样，人们或许会声称资本家“<text:span text:style-name="正文引文_20_字符">独自承担企业的风险</text:span>”，但这种说法忽视了一个基本事实：资本家不可能“<text:span text:style-name="正文引文_20_字符">独自开采矿山或经营铁路</text:span>”，也不可能“<text:span text:style-name="正文引文_20_字符">独自经营工厂、驾驶轮船、上演戏剧、建造万神殿</text:span>”。他反问道：“<text:span text:style-name="正文引文_20_字符">即便一个人拥有一切所需的资本，难道他能够独自完成这些事情吗？</text:span>”因此，便“<text:span text:style-name="正文引文_20_字符">绝对正当且有必要</text:span>”进行“<text:span text:style-name="正文引文_20_字符">联合</text:span>”，因为“<text:span text:style-name="正文引文_20_字符">要完成的劳动</text:span>”是“<text:span text:style-name="正文引文_20_字符">所有参与其中者的共同且不可分割的财产</text:span>”。否则，股东便会“<text:span text:style-name="正文引文_20_字符">掠夺雇佣工人的肉体与灵魂</text:span>”，这将是“<text:span text:style-name="正文引文_20_字符">对人类尊严与人格的侵犯</text:span>”。[<text:span text:style-name="书名_20_字符">The General Idea of the Revolution</text:span>, p. 219] 换言之，既然生产是集体的，那么人们所面对的风险也是集体的；因此，就根本不能用风险，作为将人们排除在对自身劳动生活及其劳动成果的控制之外的正当理由。</text:p>
      <text:p text:style-name="Standard">这就引出了第三个理由，即“风险”如何对生产作出贡献。认为“风险”本身是一种生产性贡献的看法同样站不住脚。因为显然，没有人会主张<text:span text:style-name="Emphasis">失败的</text:span>投资也应当因为投资者承担了风险而获得回报。这意味着真正被计入的只是<text:span text:style-name="Emphasis">成功的</text:span>风险，而这又意味着企业已经生产出了某种社会所需要的商品或服务。换言之，关于风险的论证，实际上依赖于这样一个前提：投资者提供了资本，而企业中的工人利用这一资本进行生产，创造出商品。然而，正如我们在C.2.4节中所讨论的那<text:soft-page-break/>样，资本本身<text:span text:style-name="Emphasis">并不</text:span>具有生产性，因此，投资者至多只能要求收回其最初的投入，而不应再有额外的收益。充其量，投资者也只是允许他人使用自己的资金；但正如C.2.3节所指出的，给予使用某物的许可并不是一种生产性行为。</text:p>
      <text:p text:style-name="Standard">不过，还有另一层意义上的“风险”，在资本主义中同样一般并不对生产作出贡献，这就是金融市场中的风险。这就引出了我们的第四个反对意见：资本主义中的大多数“风险”<text:span text:style-name="Emphasis">并不</text:span>促进生产，而且由于国家的援助，其实也并没有那么大的风险。</text:p>
      <text:p text:style-name="Standard">如果考察资本主义中最典型的“风险”，也就是把钱投入股票市场、购买股份，那么“风险促进生产”这一说法就显得尤为荒谬。正如大卫·施魏卡特所指出的那样：“<text:span text:style-name="正文引文_20_字符">在绝大多数情况下，当你购买股票时，你并不是把钱交给公司，而是交给另一个私人个体。你是从某个正在套现的人手中买下他的股份。你没有一分钱进入了公司本身。无论你是否购买股票，该公司的利润都会完全一样。</text:span>”[<text:span text:style-name="书名_20_字符">After Capitalism</text:span>, p. 37] 事实上，在1952年至1997年之间，大约92%的投资是由企业自身的内部资金支付的，因此，“<text:span text:style-name="正文引文_20_字符">股票市场对外部投资的融资几乎没有任何贡献</text:span>”。即便是新股发行，也只占非金融企业资本性支出的4%。[Doug Henwood, <text:span text:style-name="书名_20_字符">Wall Street</text:span>, p. 72] 正如大卫·埃勒曼所指出的那样：“<text:span text:style-name="正文引文_20_字符">尽管股票市场具有巨大的象征意义，但臭名远扬的是，它与商品和服务的生产关系并不大。绝大多数股票交易都是二手股票交易，因此，为股票支付的资本通常流向其他股票交易者，而不是流向发行新股的生产性企业。</text:span>”[<text:span text:style-name="书名_20_字符">The Democratic worker-owned firm</text:span>, p. 199]</text:p>
      <text:p text:style-name="P281">换言之，大多数的投资不过是在一个不确定的世界中购买某种潜在收入流所伴随的“风险”。购买者的行为在任何意义上都没有对该收入流的生产作出贡献，但却由此获得了对他人劳动成果的索取权。即便勉强可以说，某个较早时期的股票持有者曾经通过提供资金而“贡献”过生产，但这一点也不足以为非劳动收入辩护。因此，股票投资至多只是重新分配既有财富（而且往往极大地有利于重新分配的操作者），却并不生产任何东西。新的财富只能来自生产本身，也就是运用劳动在既有财富的基础上创造出新的财富。</text:p>
      <text:p text:style-name="P281">讽刺的是，股票市场（以及其所依赖的“风险”）反而损害了这一生产过程。只要考察市场在现实中的运作方式，而不是停留在理论层面，就不难发现，将股息视为对“风险”的回报这一观念本身就存在严重问题。股票市场会对近期股价<text:soft-page-break/>的变动作出反应，使价格波动不断叠加在既有波动之上。按照金融经济学家鲍勃·豪根的说法，这种机制导致金融市场具有内生的不稳定性，而这种由价格自身推动的波动，则占据了金融市场全部波动的四分之三以上。其结果是，市场在投资配置上表现得极为糟糕：一部分投资被浪费在被高估的公司上，而被低估的企业却无法获得资金来生产有用的商品。市场的内生性波动还会压低总体投资水平，因为投资者只愿意为那些能够提供足够高回报率的项目提供资金。这严重拖累了经济增长。因此，“风险”对现实经济产生了巨大而消极的影响，而对这种行为加以奖赏，实在显得颇为讽刺。尤其是，高回报率本被视为对股票市场投资风险的补偿，但事实上，这些风险的大部分恰恰源自市场自身的内生的不稳定性。 [Steve Keen,<text:span text:style-name="书名_20_字符"> Debunking Economics</text:span>, pp. 249-50]</text:p>
      <text:p text:style-name="P282">诉诸“风险”来为资本主义辩护，本身也带有某种讽刺意味，尤其还是考虑到资本主义中占据主导地位的组织形式——公司制度。这类企业建立在“<text:span text:style-name="正文引文_20_字符">有限责任</text:span>”原则之上，而设计这一制度的目的，正是为了明确地降低投资者所面临的风险。正如乔尔·巴肯所指出的，在有限责任确立之前，“<text:span text:style-name="正文引文_20_字符">无论一个人在公司中投资了多少，他或她都要对公司的债务承担无限的</text:span><text:span text:style-name="正文引文_20_字符"><text:span text:style-name="T19">个人</text:span></text:span><text:span text:style-name="正文引文_20_字符">责任。如果公司破产，投资者的住房、储蓄以及其他个人资产都可能遭到债权人的追索，这意味着，仅仅因为持有公司股份，一个人就可能面临财务上的彻底毁灭。在这种情况下，持有股票不可能成为一种真正有吸引力的选择……直到不久之后这种风险被消除。到十九世纪中叶，商界领袖和政治人物普遍主张修改法律，将股东的责任限制在其对公司的投资额之内。他们认为，如果一个人购买了价值100美元的股份，那么无论公司发生什么事情，他或她都应当免于承担超过这一数额的任何责任。</text:span>”有限责任的“<text:span text:style-name="正文引文_20_字符">唯一目的……就是使股东免于对公司行为承担法律责任</text:span>”，同时也降低了投资的风险（这一点与小企业形成鲜明对比）。[<text:span text:style-name="书名_20_字符">The Corporation</text:span>, p. 11 and p. 79]</text:p>
      <text:p text:style-name="Standard">这意味着，公司中的持股人（投资者）对公司的债务和义务不承担任何责任。由于这种由国家授予的特权，他们可能遭受的损失不可能超过其购买股份时所支付的金额。为这一制度辩护时常用的理由是：如果没有有限责任，债权人就不太可能同意将股份出售给信用状况至少与原持有人相当的买方。这实际上意味着，有限责任通过降低所有者所面临的风险和成本，使公司能够为风险更高的企业筹集资金，而这些风险和成本则被转移给社会中的其他成员（也就是一种外部性）。从本质上看，这是一种由国家赋予的特权：在损失可能性被限定的同时，却保留了获取无限收益的可能。</text:p>
      <text:p text:style-name="Standard"><text:soft-page-break/>这其中体现出一种耐人寻味的双重标准。它暗示着公司实际上并不是由股东真正“拥有”，因为股东并不承担所有权所应包含的责任，尤其是不承担偿还债务的责任。那么，为什么他们在景气时期可以享有获取利润的特权，而在困难时期却无需承担任何责任呢？公司是政府的产物，是在国家授予股东有限财务责任这一社会性特权的基础上被创造出来的。既然公司的债务最终具有公共的性质，那么它们的利润凭什么应当是私有的？</text:p>
      <text:p text:style-name="Standard">不必多说，这种风险的降低并不只发生在一国内部，而是同样适用于国际层面。大型银行和跨国公司向发展中国家放贷，但“<text:span text:style-name="正文引文_20_字符">借钱的人[也就是当地精英]并不需要为此承担责任。真正必须偿还</text:span><text:span text:style-name="正文引文_20_字符"><text:span text:style-name="T91">[</text:span></text:span><text:span text:style-name="正文引文_20_字符">债务</text:span><text:span text:style-name="正文引文_20_字符"><text:span text:style-name="T91">]</text:span></text:span><text:span text:style-name="正文引文_20_字符">的……是普通民众……而放贷者则免于承担风险。这正是国际货币基金组织（IMF）的主要功能之一：为那些向高风险对象放贷和投资的人提供无风险的保险。他们之所以能获得高收益，是因为表面上存在巨大风险，但他们却并不需要真正承担这些风险，因为风险已经被社会化了。它通过国际货币基金组织以及其他机制，被以各种方式转移给北方国家的纳税人……整个体系的结果是，借款者被解除了承担责任的义务，而这一责任被转嫁给本国贫困的大众；与此同时，放贷者则受到保护，免于风险。</text:span>” [Noam Chomsky, <text:span text:style-name="书名_20_字符">Propaganda and the Public Mind</text:span>, p. 125]</text:p>
      <text:p text:style-name="Standard">讽刺的是，资本主义恰恰正是通过外部化风险而发展起来的，把风险负担转嫁给其他主体——供应商、债权人、工人，最终则是整个社会。换言之，“<text:span text:style-name="正文引文_20_字符">成本和风险被社会化了，而利润却被私有化了</text:span>”。[Noam Chomsky, <text:span text:style-name="T17">Op. Cit.</text:span>, p. 185] 在这样的现实背景下，再反过来用“风险”来为公司利润辩护，就显得极其虚伪——尤其是当这种辩护，诉诸那些通常正是承受企业风险外部化后果的小企业主时，就更是如此！道格·亨伍德一针见血地指出，股东的“<text:span text:style-name="正文引文_20_字符">责任在定义上就被限制在其为股份支付的金额之内</text:span>”，而且“<text:span text:style-name="正文引文_20_字符">他们随时可以抛售陷入困境公司的股票；如果其投资组合是分散的，即便偶尔血本无归，也几乎不会受到什么冲击。但雇员，以及往往还有顾客和供应商，却很少能得到如此良好的隔离保护</text:span>”。既然“<text:span text:style-name="正文引文_20_字符">股票市场发出的信号要么与现实经济活动无关，要么对其有害，而且股票市场本身作为融资来源几乎无足轻重</text:span>”，那么，用风险来为利润辩护的论证就显得极其薄弱。[<text:span text:style-name="T17">Op. Cit.</text:span>, p. 293 and p. 292]</text:p>
      <text:p text:style-name="P283">最后，利润的风险理论还忽略了一个关键问题，即社会财富分配不平等所带来的风险承担能力的巨大差异。正如詹姆斯·米德所指出的那样，“<text:span text:style-name="正文引文_20_字符">虽然财产所有</text:span><text:soft-page-break/><text:span text:style-name="正文引文_20_字符">者可以通过把自己的一小部分财产投入到大量不同的企业中来分散风险，但工人却无法轻易把自己的一小部分劳动投入到大量不同的工作中</text:span>”。“<text:span text:style-name="正文引文_20_字符">这大概正是为什么我们看到承担风险的资本正在雇佣劳动</text:span>”，而不是相反。[quoted by David Schweickart, <text:span text:style-name="书名_20_字符">Against Capitalism</text:span>, pp. 129-130]</text:p>
      <text:p text:style-name="P284">还需要指出的是，直到十九世纪初，自雇仍然是常态，而此后它持续下降，在当今西方国家中，最多也只占劳动人口的大约10%。用劳动者愈发不愿意面对潜在风险来解释这种下降趋势，至少也可以说是不准确的。更合理的解释在于，创办和经营企业的成本不断上升，从而形成了一种阻碍竞争极其有效的<text:span text:style-name="Emphasis">自然</text:span>壁垒（见C.4节）。在可支配资源极为有限的情况下，大多数劳动者根本<text:span text:style-name="Emphasis">无法</text:span>承担风险，因为他们首先就缺乏足够的资金；况且，即便勉强筹集到所需资金，市场环境也远非一个公平竞争的场所。</text:p>
      <text:p text:style-name="Standard">这意味着，虽然自主创业在形式上始终是一种可能性，但在缺乏足够资产的情况下，这一选择极其困难。即便真的筹集到了必要的资金（无论是通过储蓄还是贷款），由于无法分散投资，以及大型企业随时可能进入本地市场的持续威胁，风险依然极高（例如沃尔玛挤垮小型商铺，连锁酒吧、咖啡馆和餐厅摧毁地方性的家庭经营）。因此，虽然确实存在一小部分工人流入自雇状态（有时被称为小资产阶级），其中也确实有极少数人成为真正的大资本家。但这些只是“证明规则的例外”——更多的结果是创业失败，劳动力重新回流到雇佣资奴役之中。</text:p>
      <text:p text:style-name="Standard">简言之，财富的分配（以及由此产生的承担风险的能力）极端失衡，这使得此类可能性本就十分有限；而且尽管风险极高，其回报也不足以让其中大多数成为成功案例。而之所以许多人<text:span text:style-name="Emphasis">仍然</text:span>冒着失去积蓄的风险，把自己置于压力、不安全感和困苦之中，但讽刺的是，这几乎不能算是对资本主义的辩护，因为这恰恰表明了雇佣劳动糟糕到一种程度，以至于许多人愿意孤注一掷，只为逃离其中。更令人遗憾的是，即使这种“给自己当老板”的自然愿望获得了成功，通常也沦为了给别人当老板。这意味着在几乎所有情况下，这都表明了要想致富，你就必须剥削他人的劳动。</text:p>
      <text:p text:style-name="P285">因此，正如“等待”的情形一样（见C.2.7节），承担风险在富裕者那里要容易得多，于是，风险不过是另一种因富而富、奖励富人的机制。换言之，风险规避是一个从属因素，而非独立因素。财富分配决定了人们愿意面对何种风险，因此既不能解释财富的来源，也不能为其正当性辩护。并不是个人评估决定了“风<text:soft-page-break/>险”，相反，这些评估取决于相关个人的阶级地位。正如施魏卡特所指出的那样：“<text:span text:style-name="正文引文_20_字符">大多数人根本没有任何可用于投资的自由支配资金。他们连参与的资格都没有……而在那些能够参与的人之中，有些人的处境又明显优于他人。财富意味着能够获得信息、专家建议以及进行多元化配置的机会，而这些往往是小投资者所缺乏的。</text:span>”[<text:span text:style-name="书名_20_字符">After Capitalism</text:span>, p. 34] 因此，利润并不反映风险的真实成本，而是反映了可担风险之人本身的稀缺性，也就是财富不平等。</text:p>
      <text:p text:style-name="P286">同样地，鉴于资本家（或其雇佣的经理）在企业内部垄断了决策权，企业所承担的任何风险都体现并反映了这种等级结构。由此，风险以及承担风险的能力都被集中并垄断在少数人手中。如果利润<text:span text:style-name="Emphasis">真的是</text:span>风险的产物，那么归根结底，它就是等级化企业结构的产物；也因此，资本家不过是因为自己在工作场所中拥有权力而奖励自己。正如“创新”和“企业家精神”（见C.2.8节）的论证一样，这种关于剩余价值的理由依赖于刻意忽视工作场所的结构。换言之，由于管理层垄断了决策权（也即“风险”），他们也就垄断了由工人生产出来的剩余价值。然而，前者既不能为这种占有提供正当性，也并非后者的来源。</text:p>
      <text:p text:style-name="Standard">既然风险并不是一个独立因素，那它就不可能成为利润的来源。事实上，其他许多活动所涉及的风险要大得多，却得到更少的回报。毋庸置疑，“风险”所带来的最严重后果通常由劳动者来承担：他们可能失去工作、健康，甚至生命，而这一切往往取决于富人在这个充满不确定性的世界中所作出的风险决策。因此，用自己的收入去押注一次高风险决策是一回事，而当这种决策可能摧毁他人的生活时，那完全就是另一回事。在这里引用凯恩斯并算不上不合时宜：“<text:span text:style-name="正文引文_20_字符">投机者若只是附着在持续不断的企业活动之流上的泡沫，或许并无大害；但当企业活动反而沦为投机旋涡中的泡沫时，问题就严重了。当一个国家的资本发展成为赌场活动的副产品时，这项工作大概是做不好的</text:span>。”[<text:span text:style-name="书名_20_字符">The General Theory of Employment, Interest and Money</text:span>, p. 159]</text:p>
      <text:p text:style-name="Standard">诉诸风险来为资本主义辩护，实际上只是把这一制度暴露为一个巨大的赌场。要让这样的制度显得“公平”，参与者就必须拥有大致相等的胜算。然而在高度不平等的条件下，富人几乎没有失败的可能。举例来说，如果一个百万富翁和一个穷人反复用一英镑押硬币的正反面，最终的赢家必然是百万富翁，因为穷人几乎没有任何储备资金，即便只是一次小小的厄运连锁，也足以让他破产。</text:p>
      <text:p text:style-name="Standard">归根结底，“<text:span text:style-name="正文引文_20_字符">资本主义的投资博弈（作为整体，并且通常在其各个具体领域</text:span><text:soft-page-break/><text:span text:style-name="正文引文_20_字符">中）是一个正和博弈。在大多数年份里，金融市场中赚到的钱多于亏掉的钱。这怎么可能？那就只有一种可能：从事现实生产活动的人所得到的回报，低于在对其产出给予充分补偿的情况下他们本应获得的那一部分。所谓对风险的奖励，正是源于这种差额。</text:span>”[David Schweickart, <text:span text:style-name="T17">Op. Cit.</text:span>, p. 38] 换言之，如果不能获得利润，人们就不会去冒险；而是否愿意冒险，则取决于当前和预期的利润水平，因此风险本身就不可能用来解释利润。把注意力集中在风险上，只会掩盖财产对进入某一行业能力的决定性影响（也就是一开始是否有条件去“承担风险”），从而把视线从利润实际生成的关键方面上移开——也就是从生产过程以及资本主义下生产的等级化组织形式上移开。</text:p>
      <text:p text:style-name="Standard">因此，风险既不能解释剩余价值是如何生成的，也不是解释它的来源。更进一步说，由于人们所面对的风险及其所获得的回报取决于其既有财富，风险也无法用来为这种财富分配提供辩护。恰恰反而，回报与风险通常呈负相关。如果风险是剩余价值的来源，或者能够为其辩护，那么风险最高的投资和最贫穷的投资者理应获得最高回报，但事实却并非如此。总而言之，以“风险”为资本主义辩护的论证并不能令人信服。</text:p>
      <text:h text:style-name="P162" text:outline-level="2">C.3 什么决定了<text:line-break/>劳动与资本之间的分配？</text:h>
      <text:p text:style-name="Standard">简而言之，阶级斗争决定了各阶级之间的收入分配。（正如蒲鲁东所说，“<text:span text:style-name="正文引文_20_字符">利润与工资之间的关系</text:span>”这一表述，实际上意味着“<text:span text:style-name="正文引文_20_字符">劳动与资本之间的战争</text:span>”。[<text:span text:style-name="书名_20_字符">System of Economical Contradictions</text:span>, p. 130]） 而这一点，又取决于在特定历史时刻的特定经济体内部，各阶级力量对比的状况。</text:p>
      <text:p text:style-name="Standard">结合我们在C.2.2节中对剩余价值来源的分析，得出这一结论并不令人意外。劳动在创造商品（具有价值的物拼）以及创造剩余价值方面居于核心地位，因此，生产价格决定了市场价格。这意味着，市场价格——无论多么间接——最终都受制于生产过程内部发生的事情。在任何一家企业中，工资都构成了生产成本中相当大的部分。即便考察其他成本项目，例如原材料，其价格的形成同样在很大程度上受到工资水平的影响。显然，一种商品的价格在成本与利润之间的划分并不是一个固定比例，这也意味着价格是工资水平与劳动生产率等多种因素复杂互动的结果。在既定条件所允许的范围内，雇主与雇员围绕工资、劳动条件以及福利展开的阶级斗争，决定了社会中的剥削程度，从而决定了收入分配状况，也就是有多少货币收入流向劳动（即工资），又有多少被资本占有（剩余价值）。</text:p>
      <text:p text:style-name="Standard">正如自由意志社会主义者科尼利乌斯·卡斯托里亚迪斯所指出的：</text:p>
      <text:p text:style-name="P287">“生产并非完全受资本家意志的支配，也并非被迫无限度地提高劳动产出；它同样在很大程度上取决于工人个人与集体对这种提高所进行的抵抗。‘从劳动力中榨取使用价值’并不是一种技术性操作；它是一场激烈斗争的过程，可以说有一半时间，资本家反而成了失败者。</text:p>
      <text:p text:style-name="正文引文">“生活水平，也就是实际工资水平的情况，亦是如此。自其诞生之初，工人阶级就一直为缩短工作日、提高工资水平而斗争。正是这种斗争，决定了这些水平在多年间如何上升与下降……</text:p>
      <text:p text:style-name="正文引文"><text:soft-page-break/>“无论是在一小时劳动时间内实际付出的劳动量，还是作为交换而得到的工资，都不可能由任何一种‘客观的’法律、规范或计算方式来决定……我们这样说，并不意味着具体的经济因素、甚至所谓‘客观的’因素，在决定工资水平时不起任何作用。恰恰相反。在任何特定时刻，阶级斗争只能在一个既定的经济——更广义地说，是客观的——框架内发生；它不仅直接发挥作用，还通过一系列局部的‘经济机制’作为中介而起作用。仅举成千上万个例子中的一个：某一部门中工人的一次经济胜利，就会对整体工资水平产生涟漪效应，这不仅因为它可能鼓舞其他工人采取更为斗争性的立场，也因为工资水平较低的部门将更难以招募劳动力。不过如果脱离阶级斗争而孤立地看待，这些机制本身都无法有效发挥作用，也不具有独立的意义。而经济背景本身，也总是在这种斗争中以某种方式逐步发生变化。”[<text:span text:style-name="书名_20_字符">Political and Social Writings</text:span>, vol. 2, p. 248]</text:p>
      <text:p text:style-name="Standard">关键之处在于，从工人身上榨取剩余价值并不是一种简单的技术性操作；但新古典主义理论正是这样暗示的（而讽刺的是，卡斯托里亚迪斯在其经典著作《现代资本主义与革命》中指出，传统的马克思主义在这一点上亦是如此。[<text:span text:style-name="T17">Op. Cit.</text:span>, pp. 226-343]）。正如前文所述，与从一吨煤中提取若干焦耳的能量不同，从劳动力中提取剩余价值（“使用价值”）必然涉及人与人之间、阶级与阶级之间的冲突。劳动能力不同于一切其他商品——它不可分割地体现并依附于具体的人本身。这意味着在一家企业内部乃至整个经济体系中，利润与工资之间的分配，都取决于并不断受到工人（以及资本家）行动的影响，无论是作为个体，还是作为一个阶级。正是这种斗争，最终推动着资本主义经济的运转；也正是劳能力中“人的方面”与“商品方面”之间的冲突，反复地将资本主义推入危机之中（见C.7节）。</text:p>
      <text:p text:style-name="P288">从这一视角出发，新古典主义关于生产要素——劳动、资本或土地——按照其“边际”生产力来获得相应收入份额的论证是站不住脚的。问题并不在于此，而在于权力——以及是否愿意动用这种权力。正如克里斯托弗·伊顿·冈恩所指出的，新古典主义的主张“<text:span text:style-name="正文引文_20_字符">完全没有考虑权力因素——政治、冲突与谈判——而这些才更可能是在现实世界中决定收入相对份额的指标</text:span>”。[<text:span text:style-name="书名_20_字符">Workers' Self-Management in the United States</text:span>, p. 185] 归根结底，工人阶级的斗争是“<text:span text:style-name="正文引文_20_字符">提高其生活水平、或捍卫既得成果以抵御雇主协同行动的不可或缺的手段</text:span>”。它“<text:span text:style-name="正文引文_20_字符">不仅是捍卫即时经济利益的方式，同时也是一所持续不断训练其抵抗能力的学校，使他们每天都清楚地看到：每一项权利，都是通过与既存制度进行不懈斗争才赢得</text:span><text:soft-page-break/><text:span text:style-name="正文引文_20_字符">的</text:span>”。[Rocker, <text:span text:style-name="书名_20_字符">Anarcho-Syndicalism</text:span>, p. 78]</text:p>
      <text:p text:style-name="P289">如果劳动的力量在增强，那么它在收入中的份额就倾向于上升；反之，如果劳动的力量被削弱，其份额显然就会下降。战后经济史正好印证了这一分析。在发达国家，劳动在国民收入中的份额从1970年代的68%下降到1995年的65.1%（在欧盟，这一比例则从69.2%下降到62%）。在美国制造业中，劳动收入份额在1979—1989年间从74.8%降至70.6%，扭转了1950、60和70年代劳动份额不断上升的趋势。而劳动份额的这一逆转恰恰发生在劳动权力遭到削弱的时期：右翼政府通过制造高失业率来破坏工人阶级的力量与组织，推行亲商的“自由市场”政策来对抗所谓的“通货膨胀”（这一说法实际上是对工人阶级斗争性与抵抗的委婉表达）。</text:p>
      <text:p text:style-name="Standard">因此在许多无政府主义者看来，决定劳动与资本之间收入分配的是二者的相对力量。在充分就业、或工作场所的组织化与团结不断紧密的时期，工人工资往往会上升得更快；而在高失业率、工会力量衰弱、直接行动减少的时期，劳动的收入份额就会下降。基于这一分析，无政府主义者主张集体组织与集体行动，以增强劳动的力量，确保我们能够获得自己所创造价值的更大部分。</text:p>
      <text:p text:style-name="P289">新古典主义所宣称的那种观点——生产率提高会带来工资上升——自1970年代初以来屡遭现实冲击。通常情况下，工资增长总是滞后于生产率的提高。例如在撒切尔推行“更自由市场”的统治时期，生产率上升了4.2%，但这一增幅仍比1980—1988年间实际收入的增长高出了1.4%。在里根执政时期，生产率提高了3.3%，而实际收入却下降了0.8%。当然需要记住的是，这些都只是平均数，它们掩盖了工人与管理层之间工资差距的真实扩大情况。仅举一例，在英国的1978—1984年间，有工作的单身男性中，收入最低的10%实际工资仅上升了1.8%，而收入最高的10%却暴涨了18.4%。平均涨幅（10.1%）掩盖了上下层之间的巨大差异。此外，这些数据还忽略了涨幅所对应的起点——雇员之间原本往往就存在着极其悬殊的工资差距（比如麦当劳的CEO与其清洁工的收入对比）。换言之，接近于零再乘以2.8%，依然几乎等于零。</text:p>
      <text:p text:style-name="Standard">再看美国。按小时计酬的工人（也就是多数的雇员），其平均工资在1973年达到峰值后大幅下降，到1992年已回落到1960年代中期的水平。对美国劳动力中超过80%的人而言——即生产工人和非监督工人——1973至1994年间，实际周收入下降了19.2%，实际小时收入下降了13.4%，而同期生产率却上升了<text:soft-page-break/>23.2%。与美国实际工资下降同时发生的，还有工作时长的增加。为了维持既有生活水平，工人阶级不得不依赖债务并延长劳动时间。自1979年以来，中等收入家庭的年劳动时间从3020小时增加到1989年的3206小时、1996年的3287小时，以及1997年的3335小时。在墨西哥也可以看到类似的过程：1980—1992年间，生产率上升了48%，而经通胀调整后的工资却下降了21%。</text:p>
      <text:p text:style-name="Standard">1989—1997年间，美国的生产率提高了9.7%，而收入中位数却下降了4.2%。与此同时，家庭劳动时间中位数增加了4%（相当于多出了三周的全职工作），而家庭收入仅增长了0.6%（换言之，这一微弱增长主要是靠延长工作时间实现的）。如果工人的工资真如新古典经济学所主张的那样与生产率相联系，那么在生产率上升时，工资理应随之提高，而不是下降。然而，如果工资取决于经济权力，那么这种下降反而是预料之内的。这也解释了为何资本如此热衷于推行“灵活的”劳动力市场：通过削弱工人的谈判力量，就能使更多收入流向利润，而非工资。</text:p>
      <text:p text:style-name="Standard">令人惊讶的是，作为新自由主义范式的美国，在2005年的现实状况居然与新古典经济学教材中的预测相距如此之远。自1970年代以来，工薪阶层只经历过一次持续的“好日子”：1990年代末。除这一时期之外，无论此前还是此后，工资基本停滞不前（例如再2000年至2004年间，实际家庭收入中位数还<text:span text:style-name="Emphasis">下降了</text:span>3%）。1979年至2000年间，处于收入最低五分之一的家庭，实际收入仅增长了6.1%；而收入最高五分之一的家庭，收入却增长了70%；最顶端1%人群的平均收入更是暴涨了184%。这种不断扩大的不平等，源于资本收入的扩张以及资本收入在最顶端1%人群中的高度集中（2003年，这一群体获得了全部资本收入的57.5%，而1979年仅为37.8%）。这一趋势反映了企业利润在国民收入中所占比重的上升（2005年的利润率达到36年来的最高水平）。如果税前资本回报率仍维持在1979年的水平，那么按小时计算的劳动报酬本应高出5%。以2005年的美元计，这相当于每年有2350亿美元从劳动转移到资本手中。[Lawrence Mishel, Jered Bernstein, and Sylvia Allegretto, <text:span text:style-name="书名_20_字符">The State of Working America 2006/7</text:span>, pp. 2-3]</text:p>
      <text:p text:style-name="P290">在企业部门中，劳动收入占比从1979年的82.1%下降到1989年的81.1%，并再2005年进一步降至的79.1%。然而，这一下降对劳动而言实际上更加严重，因为劳动收入也“<text:span text:style-name="正文引文_20_字符">包括了首席执行官（CEO）的薪酬，从而高估了流向‘工人’的收入份额，同时低估了‘利润’，因为给予CEO的奖金和股票期权更接近于利润</text:span><text:soft-page-break/><text:span text:style-name="正文引文_20_字符">而非工资</text:span>”，因此“<text:span text:style-name="正文引文_20_字符">有一部分利润以CEO薪酬的形式出现，并被计入到了劳动者收入之中</text:span>”。[<text:span text:style-name="T17">Op. Cit.</text:span>, p. 83 and p. 84]</text:p>
      <text:p text:style-name="P290">毫不意外，“<text:span text:style-name="正文引文_20_字符">生产率的快速增长与工资增长之间出现了令人震惊的脱节</text:span>”，同时，“<text:span text:style-name="正文引文_20_字符">处于工资分配顶端的人群，尤其是企业CEO，与其他受薪者之间的工资差距急剧扩大</text:span>”。1979年至1995年间，“<text:span text:style-name="正文引文_20_字符">收入最低的60%劳动者的</text:span>”工资“<text:span text:style-name="正文引文_20_字符">停滞甚至下降</text:span>”，而处于第80百分位的劳动者，其工资仅增长了5%。1992年至2005年间，CEO薪酬中位数上涨了186.2%，而普通工人的工资中位数仅上升了7.2%。财富的不平等状况还要更为严重，收入最低的80%人群所占财富份额减少了3.8个百分点（而这些份额被收入最高的5%家庭所攫取）。按照官方贫困标准，2000年有11.3%的美国人处于贫困状态，到2004年上升至12.7%（“<text:span text:style-name="正文引文_20_字符">这是在经济复苏的前三年中，贫困率首次逐年上升</text:span>”）。然而官方贫困线早已严重滞后（1960年，一个四口之家的贫困线相当于家庭收入中位数的48%，到2006年仅为29%）。如果将贫困标准设定为官方标准的两倍，则贫困率将从29.3%上升至31.2%。[<text:span text:style-name="T17">Op. Cit.</text:span>, p. 4, p. 5, p. 7, p. 9 and p. 11]</text:p>
      <text:p text:style-name="Standard">当然会有人辩称，只有在完全竞争的市场中（或者更“现实”地说，在一个真正“自由”的市场中）——工资才会与生产率同步增长。然而即便如此，人们也理应预期，<text:span text:style-name="Emphasis">更加</text:span>自由化的市场制度至少会改善状况，而不是使之恶化。但预期并没有发生。新古典经济学所提出的论断——工会围绕工资和劳动条件展开的斗争会在“长期内”损害工人利益——自1970年代以来已被现实彻底驳倒。例如在美国，劳工运动的衰落并未带来工资上升，反而伴随着工资的下降。尽管生产率持续提高，财富<text:span text:style-name="Emphasis">并没有</text:span>“涓滴效应”般地向下扩散——反而是向上泛滥（这一结果只会让那些相信经济学教科书或政客说辞的人感到意外）。事实上，在1947年至1973年间，家庭收入中位数增长了103.9%，而生产率增长了103.7%，工资与生产率几乎完全同步。然而自1970年代中期起，这种紧密对应关系被打破。1973年至2005年间，生产率提高了75.5%，而收入仅仅增长了21.8%，还不到生产率增幅的三分之一（2000年至2004年间，生产率上升了14%，而家庭收入却下降了2.9%）。正是这种差异构成了不平等加剧的根源，收入增长的大部分被上层阶级攫取。[<text:span text:style-name="T17">Op. Cit.</text:span>, p. 46]</text:p>
      <text:p text:style-name="Standard">上述事实也驳斥了那些资本主义护教士，他们往往援引这样一个“经验事实”：在现代资本主义经济中，绝大多数收入都流向了“劳动”，而利润、利息和<text:soft-page-break/>租金加在一起也不到总收入的20%。当然，即便剩余价值仅占工人产出的不到20%，那也丝毫不改变它的剥削性质（正如在资本主义护教士看来，税收不会因为只占全部收入的不到10%就不再是“盗窃”）。然而，这一关于利润、利息和租金的比例，本身建立在一种统计上的障眼法之上，因为“劳动者”在定义上包括企业中所有领取薪水的人，其中也包括经理层和CEO。许多经理以及所有CEO所获得的高额收入，当然会保证了大多数的收入被计入“劳动”名下。因此，这一所谓的“事实”无视了大多数经理在事实上充当资本家的角色，他们的收入代表的是一部分的剩余价值，而非工资。这种统计操作同样掩盖了分配结果的真实后果：虽然被归入“劳动”的70%收入分散流向了众多的个体，而代表剩余价值的20%却集中落入少数人之手。因此，即便撇开CEO的“工资”问题不谈，事实依然是：大量财富正流向一个极小的少数群体——这显然会使收入分配、财富占有以及经济权力持续向广大多数人的另一边倾斜。</text:p>
      <text:p text:style-name="Standard">为了更清楚地把握现代资本主义中剥削的性质，我们必须将工人的工资与其劳动生产率进行比较。根据世界银行的数据，1966年，美国制造业工资相当于生产过程中新增价值的46%（所谓“新增价值”，是指商品销售价格与原材料及其他生产投入成本之间的差额）。到1990年，这一比例下降到36%；1993年进一步降至35%。美国人口普查局在1992年经济普查的数据表明，该比例已降至19.76%（如果将包含管理人员等在内的<text:span text:style-name="Emphasis">全部</text:span>工资支出计算在内，则为39.24%）。在美国建筑业中，1992年工资占新增价值的比例为35.4%（若按全部工资支出计算，则为50.18%）。因此，那种认为“既然收入中有相当大一部分流向‘劳动’，那资本主义就是合理的”论断，实际上掩盖了这一制度的真实面貌，以及其等级化结构所造成的剥削。</text:p>
      <text:p text:style-name="P291">总体而言，自<text:span text:style-name="T92">19</text:span>70年代以来，美国工人阶级经历了收入停滞、工作时长上升以及社会流动性（即收入阶层流动性）的下降；而与此同时，劳动生产率却在持续提高，不平等程度也在急剧扩大。虽然资本主义经济学往往会惊讶于这一现象，甚至称之为一种“悖论”——即便承认这一悖论，也通常会试图为其辩护和加以正当化。而无政府主义者则认为，这恰恰是对其分析的有力印证。在一个等级化的制度中，处于顶端的人自然比底层的人过得更好；这一制度本身就是为了让多数人去富裕少数人。无政府主义者正因如此才主张，工作场所的组织与抵抗对于维持——乃至提高——劳动所得至关重要。因为，如果劳动与资本之间的收入份额取决于双方的相对力量——而事实也确实如此——那么唯有工人自身的行动，<text:soft-page-break/>才能改善他们的处境，并决定他们所创造价值的分配方式。</text:p>
      <text:p text:style-name="Text_20_body">这种分析同样适用于阶级<text:span text:style-name="Emphasis">内部</text:span>的关系。在任何时刻，社会中都存在着一定数量的无偿劳动，它以商品或服务的形式流通，代表了新增价值超过了工人实际获得的报酬。这一既定总量的无偿劳动（剩余价值）构成了资本家、地主和银行家相互争夺的总和。每一家企业都试图最大化自己在这一总额中所占的份额；而一旦某家公司获得了高于平均水平的份额，就意味着必然有其他公司获得的低于平均水平。</text:p>
      <text:p text:style-name="P292">资本家阶级内部的分配，其关键因素与资本家阶级和工人阶级之间的分配一样，都是权力。只要考察通常被称为“垄断”（尽管这一说法并不完全准确）的现象，这一点就显而易见。就企业在市场中的地位而言，它规模越大，就越有可能攫取可得剩余中的更大份额，其原因将在后文中加以讨论（见C.5节）。虽然这体现了资本家之间基于市场力量的剩余价值分配。但在这里需要强调的是，尽管企业在市场上相互竞争，以实现自己在全部剩余（无偿劳动）中的份额，但利润的<text:span text:style-name="Emphasis">来源</text:span>并不在市场之中，而在生产领域。不存在的东西无法被购买；一方的所得，必然意味着另一方的损失。</text:p>
      <text:p text:style-name="P292">市场力量在通货膨胀的形成中同样发挥着关键作用。通货膨胀的根源，在于企业能够将成本上升以提价的方式转嫁给消费者。这实际上意味着收入从放贷者向借款者的再分配，也就是说，从金融资本向产业资本的转移，同时也是从劳动向资本的转移（因为资本是在“借用”劳动——工人是在为老板生产出商品<text:span text:style-name="Emphasis">之后</text:span>才获得报酬的）。资本家能在多大程度上把成本转嫁给社会大众，取决于他们能多大程度上抵御其他企业竞争的能力，也就是其在市场中的支配程度，以及是否能够充当价格制定者。当然，成本上升（例如工资上涨）并不是导致通货膨胀的唯一原因。始终还存在其他可能性：要么压缩利润，要么提高劳动生产率（也即提高剥削率）。几乎没人提出过前一种可能性，因为潜在的假设似乎是利润神圣不可侵犯；而后一种可能性，则显然取决于经济中各方力量对比的状况。</text:p>
      <text:p text:style-name="Standard">在下一节中，我们将讨论为什么资本主义以大企业为显著特征，以及这种高度集中的市场力量对资本主义经济意味着什么。</text:p>
      <text:p text:style-name="Standard"/>
      <text:h text:style-name="P162" text:outline-level="2">C.4 为什么市场会被大企业所主导？</text:h>
      <text:p text:style-name="Standard">正如在C.1.4节中所指出的，标准的资本主义经济学模型假定经济由大量小企业构成，任何一家企业都无法对市场产生实质性影响。然而，这种模型却与现实毫无关联：</text:p>
      <text:p text:style-name="P293">“事实表明……尽管会经历一些间断，但资本主义经济体随着时间推移的总体趋势是越来越高度集中。”[M.A. Utton, <text:span text:style-name="书名_20_字符">The Political Economy of Big Business</text:span>, p. 186]</text:p>
      <text:p text:style-name="Standard">正如巴枯宁所主张的那样，资本主义生产“<text:span text:style-name="正文引文_20_字符">必然要以吞噬较小的投机性和生产性企业为代价而不断扩张</text:span>”。因此，“<text:span text:style-name="正文引文_20_字符">经济领域中的竞争会摧毁并吞并小型甚至中型企业、工厂、地产和商业机构，使之服务于庞大的资本集中体。</text:span>”[<text:span text:style-name="书名_20_字符">The Political Philosophy of Bakunin</text:span>, p. 182] 资本主义的发展史已经证明他是正确的。尽管小型和中型企业并未完全消失，但在资本主义条件下，经济生活实际上正由少数大型企业所主导。</text:p>
      <text:p text:style-name="P294">这种企业规模的扩张根植于资本主义制度本身。“自由”市场的内在动力在于，它倾向于（在国家层面、并且日益在国际层面上）被少数企业所支配，从而形成寡头式竞争，并为相关企业带来更高的利润（细节与证据见下一节）。之所以会出现这种状况，是因为只有老牌企业才有能力承担参与竞争所必需的巨额资本投入，这就减少了能够进入某一市场或在其中生存下来的竞争者数量。所以正如蒲鲁东所言，“竞争扼杀竞争。”[<text:span text:style-name="书名_20_字符">System of Economical Contradictions</text:span>, p. 242] 换言之，资本主义市场会演化为寡头式的集中结构。</text:p>
      <text:p text:style-name="P294">这“并不意味着[在1880年代之后美国大企业崛起的背景下]没有新的强势品牌出现；确实出现过，但它们主要存在于……那些在本世纪初期规模很小，甚至根本不存在的市场中。”资本主义的运行逻辑就决定了，“一旦形成了[与大企业规模和市场力量相伴随的]竞争优势，就会表现出持久性”。[Paul Ormerod, The Death of Economics, p. 55]</text:p>
      <text:p text:style-name="P294">对于资本极其有限甚至根本没有资本的人来说，能够进入竞争的空间只能是<text:soft-page-break/>那些启动成本较低的新市场。（“一般而言，与小规模生产相关的产业……其集中度往往较低。”[Malcolm C. Sawyer, <text:span text:style-name="书名_20_字符">The Economics of Industries and Firms</text:span>, p. 35]） 然而令人遗憾的是，由于竞争自身的动力机制，这些市场随后通常也会被少数的大型企业所主导：弱小的企业被淘汰，成功的企业不断扩张，而资本成本则持续上升。（“每一次资本完成其循环，个体相对于资本而言就变得更加渺小。”[Josephine Guerts, <text:span text:style-name="书名_20_字符">Anarchy: A Journal of Desire Armed</text:span> no. 41, p. 48]）</text:p>
      <text:p text:style-name="P294">例如，在1869年至1955年之间，“<text:span text:style-name="正文引文_20_字符">人均资本以及每名劳动力所对应的资本规模都出现了显著增长。人均净资本……上升到其初始水平的大约四倍……其增长速度约为每十年17%。</text:span>”同期，年度总资本形成率“<text:span text:style-name="正文引文_20_字符">从1869—1888年的35亿美元，上升到1929—1955年的190亿美元，并在1946—1955年达到300亿美元。这一跨越约四分之三个世纪的长期增长，约为原始水平的九倍</text:span>”（以1929年不变美元计）。[Simon Kuznets, <text:span text:style-name="书名_20_字符">Capital in the American Economy</text:span>, p. 33 and p. 394] 以钢铁工业为例：1869年，美国钢铁厂的平均成本为 $156 000，而到1899年已上升至 $967 000 ——增幅达520%。在1901年至1950年期间，整个钢铁行业的固定资产总额从 <text:span text:style-name="T93">$</text:span>740 201增至 <text:span text:style-name="T93">$</text:span>2 829 186，而伯利恒钢铁公司的资产则从1905年的 <text:span text:style-name="T93">$</text:span>29 294增长到1950年的 <text:span text:style-name="T93">$</text:span>1 314 267，增幅高达4386.5%。这些不断增长的资产规模，既体现在单个工作场所的规模上，也体现在公司整体（即不同工作场所<text:span text:style-name="Emphasis">之间</text:span>）的管理层级结构之中。</text:p>
      <text:p text:style-name="P294">资本投资之所以上升，其根源在于资本主义企业为了在竞争中获得相对于对手的优势。正如在C.2节中所指出的，利润的来源是工人的无偿劳动，而这种无偿劳动可以通过两种方式加以扩大。第一种方式，是在同样的机器条件下，让工人工作更长时间、获得更少报酬（用马克思的术语来说，即绝对剩余价值的生产）。第二种方式，则是通过投资新机器来提高劳动生产率（同样沿用马克思的概念，即相对剩余价值的生产）。技术的运用使得每名工人的产出相对于其工资水平不断提高，从而使劳动力遭受更高程度的剥削（至于工人需要多长时间才能迫使雇主提高工资，则取决于阶级力量的对比，正如我们在上一节中所讨论的）。这意味着，资本家在市场压力之下被迫不断积累资本。率先引入新技术的企业，能够在市场价格既定的情况下相对降低自身的成本，从而凭借竞争优势获取超额利润；但随着新技术被普遍采用、竞争者也相应进行投资，这种额外利润最终会消失。</text:p>
      <text:p text:style-name="P294">这一过程不仅提高了剥削率，同时也深刻地塑造了整个经济结构。随着资本<text:soft-page-break/>与工人之比不断上升，在一个已经高度发展的既定市场中，新建一家具有竞争力企业的资本成本之高，事实上使得除其他大型企业之外的所有潜在进入者都被排除在外（这里我们还尚未计入广告及其他分销费用，而这些因素会进一步推高启动成本——“<text:span text:style-name="正文引文_20_字符">广告提高了进入某一产业所需的资本门槛</text:span>”[Sawyer, <text:span text:style-name="T17">Op. Cit.</text:span>, p. 108]）。J.S. 贝恩在《新竞争的进入壁垒》（<text:span text:style-name="书名_20_字符">Barriers in New Competition</text:span>）一书中，将进入壁垒的来源概括为三大类：规模经济（即更高的资本成本及其所带来的更高生产效率）、产品差异化（即广告），以及他所称的一个更为一般性的类别——“<text:span text:style-name="正文引文_20_字符">绝对成本优势</text:span>”。</text:p>
      <text:p text:style-name="P294">所谓“<text:span text:style-name="正文引文_20_字符">绝对成本优势</text:span>”，意味着大型公司能够在资源、创意等方面出更高的价钱压倒小公司，并且可以投入更多资金用于研发和专利购买。因此，它们相对于小企业在技术和物质条件上占据优势。它们还可以在一段时间内采取“非经济性”的定价方式（且凭借雄厚的资源依然能够生存）——这种做法被称为“<text:span text:style-name="正文引文_20_字符">掠夺性定价</text:span>”——并且／或者发动规模庞大的促销攻势，以扩大市场份额或将竞争者挤出市场。此外，大企业也更容易获得外部融资，其经营风险通常也更低。</text:p>
      <text:p text:style-name="P294">与此同时，大型企业还能够对创新和技术发展施加重大影响。它们可以凭借自身的经济实力，直接吞并掉更新、更小的企业，通过收购来掌控新的思想和技术。这种做法类似于石油公司掌握多种替代能源技术的专利，却选择暂不加以开发，以减少对自身产品的竞争（当然，在未来某个对其而言变得有利可图的时间点，这些技术也可能被投入使用）。而且，一旦对某一市场的控制已经稳固，寡头企业通常会推迟创新，以最大限度地利用现有厂房和设备，或者通过引入一些表面化的创新来强化产品差异化。而当其市场控制受到挑战时（通常来自其他大型企业，例如<text:span text:style-name="T94">1970和1980</text:span>年代西方寡头所面对的日本寡头竞争），它们则能够加快更先进技术的引入速度，并且往往仍能保持竞争力（这主要是因为它们拥有庞大的可调动资源）。</text:p>
      <text:p text:style-name="P294">这些壁垒在两个层面上发挥作用——<text:span text:style-name="Emphasis">绝对性的</text:span>（进入）壁垒，以及<text:span text:style-name="Emphasis">相对性的</text:span>（流动）壁垒。随着企业规模不断扩大，创办一家新企业所需投入的资本量也随之上升。这就限制了新资本进入市场的可能性（使其基本上只对那些背后拥有雄厚金融和／或政治支持的企业开放）：</text:p>
      <text:p text:style-name="P295">“一旦主导性组织开始塑造某一产业的结构，潜在竞争者便要面对极其高耸的进入壁垒。它们需要在厂房、设备和人员方面进行巨额投资……而且，尤其是<text:soft-page-break/>在强大既有企业的压力之下，在组织<text:span text:style-name="Emphasis">内部</text:span>发展并运用生产性资源本身就需要相当长的时间……因此，在一个曾经以高度竞争为特征的产业中，少数企业组织的出现是一回事；而要打入一个……以寡头式市场力量为特征的产业，那就完全是另一回事了。”[William Lazonick, <text:span text:style-name="书名_20_字符">Business Organisation and the Myth of the Market Economy</text:span>, pp. 86-87]</text:p>
      <text:p text:style-name="P294">此外，在寡头垄断型产业<text:span text:style-name="Emphasis">内部</text:span>，占支配地位企业的巨大规模和市场力量使得较小企业在扩张过程中面临诸多不利条件，从而进一步削弱竞争。主导企业相对于其较小的竞争者拥有多方面优势——强大的采购能力（能够从供应商那里获得更好的服务和更低的价格，并且更容易获取资源）、在金融资源上的优先准入权、可用于投资的更大规模留存收益、在工作场所内部以及不同工作场所<text:span text:style-name="Emphasis">之间</text:span>实现的规模经济、将价格压低到“非经济性”水平的能力，等等（当然，它们还可以直接<text:span text:style-name="Emphasis">收购</text:span>小公司——例如，IBM就在1995年以35亿美元收购了Lotus，这一金额大致相当于拥有两千万人口的尼泊尔一整年的国内总产出）。大型企业还可以依托其与客户或供应商之间已经建立的稳固关系，来限制那些试图扩张的小企业的活动（例如，利用自身影响力阻止合作伙伴购买小企业的产品）。</text:p>
      <text:p text:style-name="P294">难怪蒲鲁东会断言：“<text:span text:style-name="正文引文_20_字符">在竞争中……胜利必然属于最重型的部队。</text:span>”[<text:span text:style-name="T17">Op. Cit.</text:span>, p. 260]</text:p>
      <text:p text:style-name="P294">由于这些进入／流动壁垒，市场被分化为两个主要部门：一个是寡头垄断部门，另一个是竞争性较强的部门。这种分化体现在两个层面上：一是在具体市场内部（在某一特定市场中，少数几家企业占据极高的市场份额，拥有强大的市场权力并攫取超额利润）；二是在整个经济结构层面上，（某些市场高度集中、由少数企业主导，而另一些市场则相对更具竞争性）。其结果是，在寡头垄断市场中的小企业，一方面受到大企业的挤压，另一方面又要与竞争性市场中的企业一同承受压力。由于免于充分的竞争压力，寡头垄断市场中的价格<text:span text:style-name="Emphasis">并不会</text:span>在市场机制作用下被压低到平均生产价格，而是倾向于稳定在该行业中小企业的生产价格水平附近——这些小企业无法享有主导性市场地位所带来的各种优势。这意味着，占据支配地位的企业能够获取超额利润，而新的资本并不会被吸引进入该市场，因为除非是规模最大的公司，否则它的预期回报不足以支撑自己的进入成本；而这些大企业通常在自身已经寡头化的市场中就能获得相当的回报（而且由于市场权力集中在少数企业手中，如果主导企业将扩张视为威胁，新进入的小企业甚至可<text:soft-page-break/>能遭遇灾难性的后果）。</text:p>
      <text:p text:style-name="P294">因此，大企业之所以得以维持所攫取的各种超额利润，正是因为它们在集中度、市场权力和规模方面存在优势，从而削弱了竞争（详见C.5节）。</text:p>
      <text:p text:style-name="P294">同时还必须指出，促成大企业在民族国家层面崛起的那些过程，同样也在全球市场中发挥作用。正如大企业的形成源于最大化利润并在市场中生存的需要一样，“<text:span text:style-name="正文引文_20_字符">跨国公司之所以出现，是因为在一个寡头垄断的世界中，它们是一种巩固或提高利润的手段。</text:span>”[Keith Cowling and Roger Sugden, <text:span text:style-name="书名_20_字符">Transnational Monopoly Capitalism</text:span>, p. 20] 因此，如果仅从严格的民族国家视角来看，某一市场也许由四家企业主导；但在全球视角下，我们看到的可能是十二家企业，于是市场权力似乎就显得不那么令人担忧。然而，正如国内市场中企业集中度随着时间推移不断提高，全球市场也将如此发展。久而久之，将会形成一个成熟的全球寡头垄断结构，少数几家企业将主导大多数全球市场（其营业额甚至将超过绝大多数国家的国内生产总值——甚至可以说如今就已经是这种情况了。例如1993年，壳牌公司的资产规模达到1008亿美元，超过新西兰国内生产总值的两倍，是尼日利亚的三倍，其销售总额高达952亿美元）。</text:p>
      <text:p text:style-name="P294">因此，正是资本主义自身的内在动力、在市场中生存的要求，导致市场越来越被大企业所支配（“<text:span text:style-name="正文引文_20_字符">竞争越是发展，就越是倾向于减少竞争者的数量。</text:span>”[P-J Proudhon, <text:span text:style-name="T17">Op. Cit.</text:span>, p. 243]） 竞争最终走向自我毁灭，并以计划性的资源配置取代市场协调机制——资本主义的支持者往往会忽视这一何其讽刺的命运。</text:p>
      <text:p text:style-name="P294"/>
      <text:h text:style-name="P296" text:outline-level="3">C.4.1 大企业的影响有多大？</text:h>
      <text:p text:style-name="P294">大企业在资产、销售额和利润分配方面的影响十分明显。以美国为例，在1985年，全国共有14600家商业银行。其中规模最大的50家掌握了全部银行资产的45.7%，最大的100家则控制了57.4%。1984年，制造业部门共有272037家在运营的公司，其中仅710家（约占四分之一个百分点）就占有了全部资产的80.2%。在服务业部门——通常被认为是小企业的主要阵地——在899369家公司中，仅仅95家就拥有该部门28%的资产。1986年，在农业领域，29000家大型农场（仅占全部农场的1.3%）却贡献了农产品总销售额的三分之一和农业利润的<text:soft-page-break/>46%。1987年，《财富》500家最大工业企业中，排名前50的公司占据了总销售额的54.4%。[Richard B. Du Boff, <text:span text:style-name="书名_20_字符">Accumulation and Power</text:span>, p. 171] 在1982年至1992年间，全球排名前两百的公司将其在世界国内生产总值中的份额从24.2%提高到26.8%，而“<text:span text:style-name="正文引文_20_字符">其中排名前十的公司几乎攫取了这前两百家公司利润的一半</text:span>”。这一数据实际上还低估了经济集中的程度，因为它“<text:span text:style-name="正文引文_20_字符">并未将私有的大型企业集团计算在内</text:span>”。[Chomsky, <text:span text:style-name="书名_20_字符">World Orders, Old and New</text:span>, p. 181]</text:p>
      <text:p text:style-name="P294">市场支配过程同样体现在大型企业市场份额的持续上升上。在英国，制造业中排名前100公司的市场份额从1909年的16%，上升到1949年的27%，1958年的32%，并在1975年达到42%。若以净资产计算，排名前100的工业和商业公司所占净资产比例则从1948年的47%上升到1968年的64%，并在1976年达到80%。[R.C.O. Matthews (ed.), <text:span text:style-name="书名_20_字符">Economy and Democracy</text:span>, p. 239] 放眼更广阔的范围时，1995年左右，工业化世界中大约有50家公司生产了约15%的制成品。全球汽车工业大约有150家公司，但其中最大的两家——通用汽车和福特——合计生产了接近三分之一的汽车；前五家公司生产了一半的总产量，前十家公司则生产了四分之三。四家家电公司制造了美国98%的洗衣机。在美国肉类加工行业中，四家公司控制了牛肉产量的85%以上，而其余1245家公司合计只占据不到15%的市场份额。</text:p>
      <text:p text:style-name="P294">尽管经济权力的集中在制造业中最为显眼，但这一现象并不局限于此。我们在服务业中也能看到日益加剧的集中趋势——航空公司、快餐连锁以及娱乐产业只是其中的几个例子。在美国，可口可乐、百事可乐和吉百利-史威士（<text:span text:style-name="T95">Cadbury-</text:span><text:span text:style-name="T96">Schweppes</text:span>）<text:note text:id="ftn16" text:note-class="footnote"><text:note-citation>①</text:note-citation><text:note-body><text:p text:style-name="P297"><text:s/>吉百利-史威士公司，由吉百利公司在<text:span text:style-name="T97">1969年与史威士公司（中国大陆更常见的译名是</text:span><text:span text:style-name="T98">怡泉</text:span><text:span text:style-name="T97">）而成。后者在2007年又再次拆分出去，专注于美国饮料市场，而吉百利公司则专注糖果生产制造。旗下著名品牌包括胡椒博士（Dr Pepper），以及怡泉的碳酸汽水和汤力水。</text:span></text:p></text:note-body></text:note>主导了软饮料市场，而百威（Budweiser）、米勒<text:span text:style-name="T99">（Miller）</text:span>和库尔斯（Coors）<text:note text:id="ftn17" text:note-class="footnote"><text:note-citation>②</text:note-citation><text:note-body><text:p text:style-name="Footnote"><text:s/>库尔斯则在<text:span text:style-name="T99">2016年以120亿美元收购了米勒公司</text:span></text:p></text:note-body></text:note>则瓜分了啤酒市场。饼干行业则由纳贝斯克（Nabisco）、基伯勒（Keebler）和<text:bookmark text:name="firstHeading 副本 2"/><text:span text:style-name="T100">琣伯莉（</text:span>Pepperidge Farms<text:span text:style-name="T100">）</text:span>占据主导地位。扩张与合并在巩固经济权力和支配地位方面发挥着重要作用。1996年，美国饼干行业排名第三的公司被基伯勒收购，而基伯勒又在2000年被家乐氏（Kellogg）收购。纳贝斯克是卡夫／菲利普·莫里斯（Kraft/Philip Morris）的一个部门，而<text:span text:style-name="T100">琣伯莉</text:span>则隶属于相对规模较小的坎贝尔公司（Campbell）。再看美国航空业——这一行业曾在1978年被视为放松管制的最大希望——但其前六大企业的市场控制份额从1978年的73%上升到<text:soft-page-break/>1987年的85%（同时机票价格也全面上涨）。[<text:span text:style-name="正文引文_20_字符">"Unexpected Result of Airline Decontrol is Return to Monopolies,"</text:span> <text:span text:style-name="书名_20_字符">Wall Street Journal</text:span>, 20/07/1987] 到1998年，前六家的份额虽仅仅提高了1%，但实际控制力更强，因为已有三个代码共享联盟<text:note text:id="ftn18" text:note-class="footnote"><text:note-citation>③</text:note-citation><text:note-body><text:p text:style-name="Footnote"><text:s/>代码共享/班号共用（code sharing），指的是两家或多家航空公司达成协议，在同一航班上同时使用各自的航班号进行销售。也就是说，一架飞机虽然实际由其中一家航空公司运营，但在订票系统中，这个航班会同时显示为多家航空公司的航班，旅客可以用不同公司的航班代码购买同一趟航班。 </text:p></text:note-body></text:note>将这六家公司两两联结在一起。[Amy Taub, <text:span text:style-name="正文引文_20_字符">"Oligopoly!"</text:span> <text:span text:style-name="书名_20_字符">Multinational Monitor</text:span>, November 1998, p. 9]</text:p>
      <text:p text:style-name="P294">这样的集中过程，同样发生在那些历来被视为小公司活动空间的行业中。在英国，少数大型连锁超市正在挤出小型街角商店（四家公司在超市行业里的集中度超过70%），而英国酿酒业的集中度更是高达惊人的85%。在美国，无论是生产环节还是分销环节，图书产业都日益被少数大型公司所主导。大部分重要书目由少数大型企业集团出版，而零售销售则主要掌握在几家大型连锁书店手中（Barnes &amp; Noble 和 Borders）。在互联网上，亚马逊在与大型实体书店的线上版本竞争中占据主导地位——类似的过程在一个又一个市场中反复出现。因此，应当强调的是，日益加剧的集中现象困扰着经济中的大多数部门，甚至可以说几乎所有部门。当然，是也存在着例外，小企业也从未彻底消失。但即便是在许多相对去中心化、表面上规模较小的行业中，整合与集中化的趋势同样不可否认：</text:p>
      <text:p text:style-name="P295">“最新可得的数据表明，在制造业中，某一行业内最大的四家公司在1992年平均控制了该行业40%的产出，前八家公司则控制了52%。这些比例与1972年相比几乎没有变化，但比1982年高出两个百分点。零售业（包括百货商店、食品商店、服装、家具、建材与家居用品、餐饮业以及其他零售行业）自1980年代初以来，也显示出市场集中度的跃升。前四大企业在1982年占零售业销售额的平均比重为16%，到1992年上升至20%；前八大企业的平均行业份额则从22%上升到28%。目前已有的1997年部分数据表明，集中度在整个1990年代仍在持续上升；在整体经济的总销售收入中，雇员人数在2500人及以上的公司在1997年占47%，而1992年这一比例为42%。</text:p>
      <text:p text:style-name="P295">“在金融部门，商业银行的数量在1990年至1999年间减少了30%，与此同时，最大的十家银行在贷款及其他行业资产中的份额则从26%上升到45%。目前公认来说，其他部门，包括农业和电信业，在1980年代和90年代同样变得更加集中。总体而言，虽然集中度的上升幅度算不上极其巨大——尽管新一轮浪潮仍可<text:soft-page-break/>能产生重大影响——但这种向上漂移是从一个起点极高的经济权力集中格局中发生的，而且几乎遍布整个经济体系。”[Richard B. Du Boff and Edward S. Herman, <text:span text:style-name="正文引文_20_字符">"Mergers, Concentration, and the Erosion of Democracy"</text:span>, <text:span text:style-name="书名_20_字符">Monthly Review</text:span>, May 2001]</text:p>
      <text:p text:style-name="P298">因此从《财富》500强来看，即便排名第500位的企业也已是规模庞大的公司，销售额约为30亿美元。但排名前100位企业的销售额通常显著高于后400家企业的总和。由此可见，资本主义经济的特征在于：少数极其庞大的企业占据主导地位，它们无论在绝对规模上，还是相对于紧随其后的企业而言，都具有压倒性的体量。这种结构会在下一个层级中反复出现，如此层层递进，直到抵达数量最多的最小规模企业群体。</text:p>
      <text:p text:style-name="P298">大型企业带来的另一重影响在于：随着单个行业集中度的提高，大企业往往会走向更加的多元化。这是因为，当某一市场逐渐被少数大型企业所支配时，这些企业会利用其更雄厚的资源向其他市场扩张，以此强化自己在整体经济中的地位并分散风险。可以从母公司在多个不同市场中设立“子公司”的趋势中清楚地看到这一点：一些表面上相互竞争的产品，实际上却属于同一家公司所有！</text:p>
      <text:p text:style-name="P298">烟草公司可以堪称是这种多元化战略的行家里手；大多数人在毫不知情的情况下，就已经在支持这个有毒的产业了！不相信吗？那么，如果你是美国人，而且你吃过任何吉露果冻（Jell-O）的产品，喝过酷爱饮料（Kool-Aid），用过木屋牌糖浆（Log Cabin），嚼过速煮米（Minute Rice），喝过米勒啤酒，吃过奥利奥饼干，把维尔维塔奶酪（Velveeta）抹在丽滋饼干（Ritz）上，最后再用麦斯威尔咖啡（Maxwell House ）把这一切送下肚——那么，你就在完全没有抽过一口烟的情况下，为烟草产业贡献了收入！在其他国家，情况同样如此。<text:note text:id="ftn19" text:note-class="footnote"><text:note-citation>①</text:note-citation><text:note-body><text:p text:style-name="P299"><text:s/>在中国，烟草体系可能不会像这里一样直接通过一系列品牌直接“挂名”，而是更为制度化、更为不透明。例如中国烟草总公司就通过旗下投资公司、产业基金等，参股或控股银行、保险、证券、能源、房地产等行业。它控制的一套体系和产业链，其中相当一部分也对社会市场开放，承接食品、医药、日化等行业的订单；这意味着即使是日常消费品，背后的一部分利润也将流入烟草体系内部。再加上“国有企业”的包装和去污名化，让一切变得更加道貌岸然。</text:p></text:note-body></text:note>简而言之，大多数人根本不知道哪些产品、哪些公司究竟隶属于哪些企业集团；那些表面上彼此竞争的商品，事实上却在为同一家跨国公司的利润添砖加瓦。</text:p>
      <text:p text:style-name="P300">颇为讽刺的是，经济之所以会被大型企业所支配，恰恰与竞争本身的性质有关。为了在竞争性市场中生存下来（即实现利润的最大化），企业必须不断投入资<text:soft-page-break/>本、加大广告支出，等等。正是这一生存过程制造出了针对潜在竞争者的进入壁垒，从而使越来越多的市场被少数大型企业所控制。随着寡头企业能（凭借其规模优势）获得远多于小企业的资源，这种寡头化进程便形成了一种自我强化的机制。因此，竞争性资本主义的内在动力，最终会以寡头垄断的形式否定自身。</text:p>
      <text:p text:style-name="P170"/>
      <text:h text:style-name="Heading_20_3" text:outline-level="3">C.4.2 大企业对社会的影响是什么？</text:h>
      <text:p text:style-name="Standard">并不毫不意外的是，许多亲资本主义的经济学家以及资本主义的支持者，往往试图淡化关于大企业规模及其在资本主义中支配地位的大量证据。</text:p>
      <text:p text:style-name="P301">其中一些人否认大企业是一个问题——如果市场的结果就是少数公司占据主导地位，那也无妨（“芝加哥学派”和“奥地利学派”正是这种立场的主要代表——尽管多少显得有些讽刺的是：这些“市场的倡导者”，要么漠不关心大企业规模扩张所意味着的、以<text:span text:style-name="Emphasis">计划性</text:span>协调取代市场协调的过程，要么干脆加以赞美褒扬）。按照这一观点，除非寡头和卡特尔<text:note text:id="ftn20" text:note-class="footnote"><text:note-citation>①</text:note-citation><text:note-body><text:p text:style-name="Footnote">cartel（卡特尔）：指由多个独立企业或组织为控制市场、限制竞争而结成的垄断联盟。其核心特征包括操纵价格、划分销售区域或串通投标等行为。</text:p></text:note-body></text:note>确实很好地服务了消费者，否则它们通常不会存续得太久。</text:p>
      <text:p text:style-name="P302">我们同意——这里讨论的正是寡头<text:span text:style-name="Emphasis">竞争</text:span>。大企业必须对需求作出回应（当然，前提是不通过广告去操纵或制造需求），否则就会把市场份额拱手让给竞争对手（这些对手通常是同一市场中的其他支配性企业，或者来自其他国家的大型公司）。然而，对需求的回应本身也会受到经济权力的扭曲。一个由大型企业主导的经济体，在一定程度上作出回应的同时，仍然可能通过将成本外部化给供应商和消费者（表现为更高的价格）来获取超额利润。因此，认为市场能够解决一切问题，实际上就是假定一个寡头化的市场，“仿佛”由成千上万家几乎不具备市场力量的企业构成。而资本主义自诞生以来的现实却早已否定了这一假设。</text:p>
      <text:p text:style-name="P303">此外，“自由市场”对寡头现实的回应还忽视了一个事实：我们并不仅仅是消费者，经济活动及其市场结果还会影响生活的诸多层面。因此，我们的论证并不局限于——如果在一个更具竞争性的市场中，我们事实上就不会为某些产品支付更高的价格了——真正值得关注的是寡头结构所带来的<text:span text:style-name="Emphasis">更广泛</text:span>后果，而不仅仅<text:soft-page-break/>是价格上涨、效率下降或其他经济上的指标。如果少数公司仅仅因为其规模限制了竞争，就能够攫取超额利润，那么这种影响就将会渗透到社会的<text:span text:style-name="Emphasis">各个角落</text:span>。</text:p>
      <text:p text:style-name="P304">首先来看，这些“超额的”利润往往会集中到极少数人手中，从而扭曲社会内部的收入分配结构（以及由此产生的权力与影响力分布）。现有证据表明，“<text:span text:style-name="正文引文_20_字符">集中度更高的行业，其工人</text:span><text:span text:style-name="正文引文_20_字符"><text:span text:style-name="T101">[</text:span></text:span><text:span text:style-name="正文引文_20_字符">在企业增加值中</text:span><text:span text:style-name="正文引文_20_字符"><text:span text:style-name="T101">]</text:span></text:span><text:span text:style-name="正文引文_20_字符">所占的工资份额就更低</text:span>”。[Keith Cowling, <text:span text:style-name="书名_20_字符">Monopoly Capitalism</text:span>, p. 106] 最大型的企业仅将其利润的52%留作再投资，其余部分以分红形式支付出去；相比之下，最小的企业则保留了79%的利润。同时，“<text:span text:style-name="正文引文_20_字符">可以称之为食利者在公司盈余中所占份额——即分红加利息占税前利润与利息的比例——已经显著上升，从1950年代的20%—30%，提高到1990年代初的60%—70%</text:span>”。在美国，人口中最富有的10%拥有个人所持股票和债券的80%以上，而排名前5%的股票持有人则拥有个人所持股票总量的94.5%。也就无怪乎财富会自1970年代以来如此高度的集中了。[Doug Henwood, <text:span text:style-name="书名_20_字符">Wall Street</text:span>, p. 75, p. 73 and pp. 66-67] 从最基本的层面看，这种收入分配的倾斜为资本家阶级提供了更多资源，从而在阶级斗争中占据优势；而它所产生的影响却远不止于此。</text:p>
      <text:p text:style-name="P305">此外，“<text:span text:style-name="正文引文_20_字符">总体集中程度这一指标，有助于显示经济中决策权集中化的程度，以及大型企业所掌握的经济权力</text:span>”。[Malcolm C. Sawyer, <text:span text:style-name="T17">Op. Cit.</text:span>, p. 261] 因而寡头垄断不仅强化了、而且集中化了对投资决策和区位决策的经济权力，这种权力可以被用来在不同地区、不同国家以及不同劳动力群体之间进行对比和要挟，从而全面压低工资与劳动条件（同样常见的情况是，资本会撤离那些工人斗争激烈或政府立场激进的国家，用由此造成的经济衰退来给他们“上一课”，提醒他们究竟谁的利益才是最重要的）。随着企业规模的扩大，资本对劳动者以及整个社会的支配力也随之增强：仅仅是迁移生产的威胁，就足以迫使工人接受降薪、劳动条件恶化、“裁员缩编”等措施；而社区则不得不承受更严重的污染，通过一系列亲资本的法律，例如限制罢工、削弱工会权利等等（同时，由于资本的高度流动性，企业对政治的控制也随之加深）。</text:p>
      <text:p text:style-name="P305">当然，寡头垄断还会转化为政治权力：由于大企业在经济中的关键地位和雄厚资源，它具备影响政府、促使其推行有利政策的能力——这种影响既可以是直接的，例如资助政党或游说政客；也可以是间接地通过投资决策来施压（也就是，以资本外逃作为手段向政府施压——见D.2节）。因此，高度集中的经济权力处在一种足以影响（乃至控制）政治权力的理想位置，能确保国家（无论是直接地还<text:soft-page-break/>是间接地）援助来巩固企业自身的地位，使自己得以比其他情况更快、更大规模地扩张。还可以有更多的资金用于投入到影响媒体舆论、资助政治智库之中，从而将整体政治气候引导至有利于自身的方向。经济权力同样延伸至劳动力市场，从而有可能在那里实现劳动机会的受限以及劳动过程本身的恶化。所有这一切，共同塑造了我们所处的社会：我们必须遵循的法律、市场中我们所面对所谓“大环境”的“公平性”和“平整度”；以及在社会中占据主导地位的思想观念（见D.3节）。</text:p>
      <text:p text:style-name="P306">因此，企业规模的扩大必然伴随着权力的增强，尤其是寡头企业“<text:span text:style-name="正文引文_20_字符">影响其选择在何种条件下运营</text:span>”的权力。它们“<text:span text:style-name="正文引文_20_字符">不仅对工资水平和劳动强度作出</text:span><text:span text:style-name="正文引文_20_字符"><text:span text:style-name="T19">反应</text:span></text:span><text:span text:style-name="正文引文_20_字符"><text:span text:style-name="T102">(react)</text:span></text:span><text:span text:style-name="正文引文_20_字符">，而且还主动</text:span><text:span text:style-name="正文引文_20_字符"><text:span text:style-name="T19">决定</text:span></text:span><text:span text:style-name="正文引文_20_字符"><text:span text:style-name="T102">(act)</text:span></text:span><text:span text:style-name="正文引文_20_字符">这些条件……将生产和投资转移的可信威胁，会压低工资并提高[对工人]所要求的劳动付出水平……</text:span><text:span text:style-name="正文引文_20_字符"><text:span text:style-name="T103">[</text:span></text:span><text:span text:style-name="正文引文_20_字符">同时，</text:span><text:span text:style-name="正文引文_20_字符"><text:span text:style-name="T103">]</text:span></text:span><text:span text:style-name="正文引文_20_字符">它们还可能获得国家的配合，以确保合适的制度环境”</text:span>，从而在增加值和国民收入中<text:span text:style-name="正文引文_20_字符">“实现一种向利润倾斜的再分配</text:span>”。[Keith Cowling and Roger Sugden, <text:span text:style-name="书名_20_字符">Transnational Monopoly Capitalism</text:span>, p. 99]</text:p>
      <text:p text:style-name="P306">由于寡头企业生产商品的市场价格是通过在成本之上提价来决定的，这就意味着，它们往往通过提高价格来应对成本上升或利润率下降，从而推动形成通货膨胀。不过，这并不意味着寡头资本主义可以免于经济萧条，恰恰相反。阶级斗争会影响工资份额（从而影响利润份额），因为工资上涨不可能被价格上涨完全抵消——价格越高，需求就越低，而且始终存在来自其他寡头企业的竞争威胁。此外，阶级斗争还会影响生产率以及整个经济中剩余价值的规模，这对体系的稳定性构成了重要限制。因此，寡头资本主义仍然必须面对社会对等级制度、剥削和压迫的抵抗，其影响并不亚于过去更具竞争性的资本主义所承受的那些冲击。</text:p>
      <text:p text:style-name="P307">寡头垄断在分配上的效应会扭曲收入结构，因此，垄断程度对家庭收入分配中的不平等程度具有重大影响。财富向社会顶端的流动，会使生产偏移工人阶级的需求（这通过在资源争夺中压倒他人，并促使企业为精英市场生产商品，而让其他人的需求被排除在外）。基思·考林提出的经验证据“<text:span text:style-name="正文引文_20_字符">指向这样一个结论：从工资向利润的再分配，会对消费产生抑制性影响</text:span>”，并可能引发经济萧条。[<text:span text:style-name="T17">Op. Cit.</text:span>, p. 51] 高额利润还意味着企业可以留存更多资金用于投资（当然，也可以用于向高管支付更高的薪酬或增加分红）。当资本扩张速度快于劳动收入增长时，过度投资的问题就会日益突出，而总需求又无法跟上，来抵消利润份额下降所带<text:soft-page-break/>来的影响（关于经济周期，见C.7节）。此外，由于资本存量本身更为庞大，寡头垄断还倾向于加深最终的经济衰退，使其持续时间更长、复苏更为困难。</text:p>
      <text:p text:style-name="P308">从效率角度来看，寡头垄断所产生的超额利润意味着市场中的高价格水平允许低效率企业继续生产。<text:span text:style-name="Emphasis">即便</text:span>成本更高、设备配置不合理等等，小企业仍然可以获得平均利润（即非寡头意义上的利润）。这导致资源被低效使用，因为市场力量无法发挥它“淘汰成本高于平均成本企业”的作用——而这恰恰是资本主义支持者所宣称的制度核心特征之一。与此同时，寡头利润显然还会扭曲配置效率：少数几家大企业能够在资源竞争中压倒其他所有参与者，使得资源并不是流向最需要它们的地方，而是流向具有最大有效需求的领域。这同样会影响收入结构，因为市场权力可以被用来抬高CEO的薪酬和福利，从而推高精英阶层的收入，并使资源更多地用于满足他们对奢侈品的需求，而非满足广大人口的基本需要。类似地，这也使得收入逐渐脱离实际劳动贡献。这一点，在企业业绩下滑的同时、<text:span text:style-name="T104">CEO却</text:span>仍能获得天文数字般薪酬的现象中，表现得尤为明显。</text:p>
      <text:p text:style-name="P308">寡头企业所掌握的庞大资源，还使得低效率企业即便在面对其他寡头企业的竞争时，也能在市场上存活下来。正如理查德·B·杜博夫所指出的那样，“<text:span text:style-name="正文引文_20_字符">当市场力量强大到足以削弱竞争压力时</text:span>”，效率同样会“<text:span text:style-name="正文引文_20_字符">受到损害，因为这使得企业可以不必进行行政改革。一个臭名昭著的案例是……[成立于1901年的]美国钢铁公司。尽管如此，该公司绝非商业上的失败者，其有效的市场控制持续了数十年，并且还在掺水股票上获得了高于正常水平的回报……另一个类似的例子是福特公司。该公司之所以能挺过1930年代，完全是因为在其辉煌时期积累了大量现金储备。‘福特公司生动地说明了这样一个事实：一个真正庞大的企业组织，能够承受令人惊讶程度的管理失当。’</text:span>”[<text:span text:style-name="书名_20_字符">Accumulation and Power</text:span>, p. 174]</text:p>
      <text:p text:style-name="P309">这表明，由“庞大规模”所生成的市场权力，可以抵消规模本身带来的成本，尤其是官僚化管理的成本，以及集中化、自上而下的等级组织通常伴随的各种浪费。作出合理决策所必需的那种地方性和实践性知识无法被资本主义的等级体系所吸收；因此随着企业规模的扩大，在人类活动、资源使用和信息处理方面的低效率也会随之加剧。然而，大企业通过获取超额利润，可以将工作场所官僚制所造成的浪费掩盖起来，这就使资本主义在将利润与效率混为一谈的过程中进一步加剧了资源的配置失当。大企业即便效率低下，由于它们是“价格制定者”而非“价格接受者”，就仍然能够获得高额利润。换言之，利润并不反映所谓的<text:soft-page-break/>“效率”，而是反映企业在多大程度上成功攫取市场权力。也就是说，由于资本主义经济被少数大型企业所主导，所以，利润远远不是关于资源应如何使用的信号，而只是表明某一企业在其行业或市场中所拥有的经济权力水平。</text:p>
      <text:p text:style-name="Standard">因此，大企业不仅在多个层面上降低了经济运行的效率，而且还对社会的社会结构、经济结构和政治结构产生了深远而持久的影响。</text:p>
      <text:p text:style-name="Standard">资本和财富高度集中的社会效应极为重要，这正是我们为什么要讨论资本主义为何具有走向大企业的内在倾向。FAQ的第D节中已经展示了少数人的财富对多数人生活的影响。正如那里所揭示的那样，资本主义不仅体现为对雇员的直接支配，同时还通过财富所衍生出的权力，对社区施加间接的控制。</text:p>
      <text:p text:style-name="Standard">因此，资本主义并不是亚当·斯密等人所描绘的那种自由市场——资本高度集中的现实，早已使“自由竞争”的理念沦为一种笑话。</text:p>
      <text:p text:style-name="P170"/>
      <text:h text:style-name="Heading_20_3" text:outline-level="3">C.4.3 大企业的存在<text:line-break/>对经济理论和雇佣劳动意味着什么？</text:h>
      <text:p text:style-name="Standard">在这里，我们讨论大企业对经济理论本身以及雇佣劳动所产生的影响。用米哈伊尔·卡莱茨基的话说，完全竞争就是一种“极不现实的假设”，而且“一<text:span text:style-name="正文引文_20_字符">旦人们忘记它只是一个方便的模型，那它就会变成一种危险的神话</text:span>”。[quoted by Malcolm C. Sawyer, <text:span text:style-name="书名_20_字符">The Economics of Michal Kalecki</text:span>, p. 8] 不幸的是，主流资本主义经济学正是<text:span text:style-name="Emphasis">建立在</text:span>这一神话之上。讽刺的是，正是在“<text:span text:style-name="正文引文_20_字符"><text:span text:style-name="T105">[18</text:span></text:span><text:span text:style-name="正文引文_20_字符">90年代大企业崛起的</text:span><text:span text:style-name="正文引文_20_字符"><text:span text:style-name="T105">]</text:span></text:span><text:span text:style-name="正文引文_20_字符">背景之下，边际经济学这种‘由无数小企业构成的幻想世界’却在经济学界站稳了脚跟。</text:span>”于是，“<text:span text:style-name="正文引文_20_字符">几乎从它诞生之初，边际经济学关于企业性质[以及我们还必须补充，关于市场性质]的理论假设，就已经是歪曲了现实</text:span>”。[Paul Ormerod, <text:span text:style-name="T17">Op. Cit.</text:span>, pp. 55-56]</text:p>
      <text:p text:style-name="P310">从这样一个事实就可以看出这一点：在主流经济学的大部分发展历史中，它都事实上忽视了<text:span text:style-name="正文引文_20_字符">寡头垄断</text:span>（<text:span text:style-name="书名_20_字符"><text:span text:style-name="T73">oligopoly</text:span></text:span>）这一现实。相反，经济学还在不断精细化“完全竞争”的模型（但根本不可能存在这种状况、甚至都从未真正接近过），并<text:soft-page-break/>发展了对（<text:span text:style-name="正文引文_20_字符">完全）垄断</text:span>（<text:span text:style-name="书名_20_字符">monopoly</text:span>）的分析（而垄断本身同样十分罕见）。颇具意味的是，直到1984年，仍然有经济学家指出：“<text:span text:style-name="正文引文_20_字符">传统经济理论……在解释寡头垄断行为方面几乎一无所能</text:span>”，尽管——或者说，<text:span text:style-name="Emphasis">正因为</text:span>——寡头垄断“<text:span text:style-name="正文引文_20_字符">是当今最重要的市场形态</text:span>”（而“<text:span text:style-name="正文引文_20_字符">完全垄断的实例</text:span>”则“<text:span text:style-name="正文引文_20_字符">和完全竞争一样难以找到</text:span>”）。换言之，资本主义经济学“<text:span text:style-name="正文引文_20_字符">并不知道如何解释现代工业经济中最重要的部分</text:span>”。[Peter Donaldson, <text:span text:style-name="书名_20_字符">Economics of the Real World</text:span> p. 141, p. 140 and p. 142]</text:p>
      <text:p text:style-name="Standard">即使二十多年之后，这种状况也并未发生改变。举例来说，一本重要的经济学入门教材虽然指出“<text:span text:style-name="正文引文_20_字符">寡头垄断普遍存在</text:span>”，并坦言承认到，它“<text:span text:style-name="正文引文_20_字符">比完全竞争或完全垄断都要常见得多</text:span>”。然而，“<text:span text:style-name="正文引文_20_字符">对寡头垄断的分析却提出了一些难题，而这些难题并不存在简单的解决方案</text:span>”，因为“<text:span text:style-name="正文引文_20_字符">寡头垄断的分析要比完全竞争的分析困难得多，也混乱得多</text:span>”。原因何在？“<text:span text:style-name="正文引文_20_字符">当我们试图分析寡头垄断时，经济学家通常的思维方式——先假定自利的个人会如何行动，再分析他们之间的互动——并不能像我们所希望的那样奏效。</text:span>”不过请放心，没有必要因此重新审视这种“<text:span text:style-name="正文引文_20_字符">通常的</text:span>”经济分析方式，哪怕它无法解释这样一个并不边缘、而是最常见的市场形态。因为幸运的是，“<text:span text:style-name="正文引文_20_字符">这个产业的行为‘几乎’就像是在完全竞争条件下运作一样</text:span>”。[Paul Krugman and Robin Wells, <text:span text:style-name="书名_20_字符">Economics</text:span>, p. 383, p. 365 and p. 383] 这无论如何都称得上是相当“方便”的结论。</text:p>
      <text:p text:style-name="Standard">鉴于至少从1880年代起，寡头垄断就已经成为资本主义经济的显著特征，这一点本身就表明主流经济学与现实之间的脱节程度之深。换言之，新古典主义在其最初形成之时就已经是多余的了（如果一个行业的大部分产出由四五家大型企业控制，那么回避价格竞争就几乎是自动发生的，而把所有企业都设想为“价格接受者”，就显然是一种不折不扣的虚构）。主流经济学家对将这些事实纳入其模型毫无兴趣，这恰恰揭示了这种“科学”的意识形态本质（关于主流经济学非科学性的进一步讨论，见C.1节）。</text:p>
      <text:p text:style-name="Standard">当然，这并不意味着现实就被忘得一干二净。1930年代，曾有两位经济学家（爱德华·张伯伦和琼·罗宾逊）各自独立地对“非完全竞争”展开过研究。但这只算是规则书中的例外；且即便是这些模型，也仍然牢牢地置于传统的分析框架之中，也就是说，它们依旧根植于新古典经济学的假设和静态世界观。这些模型假定，在某一市场中存在大量生产者和大量消费者，并且不存在进入与退出的壁垒。换言之，垄断性竞争市场的特征几乎与完全竞争市场完全一致，唯一的差别<text:soft-page-break/>在于产品不再是同质的。这就意味着垄断性竞争包含了大量的非价格竞争。也正因如此，罗宾逊后来与她早期的研究保持了距离，转而寻求更加贴近现实、也即非新古典的经济分析路径。</text:p>
      <text:p text:style-name="P311">如前所述，新古典经济学<text:span text:style-name="Emphasis">确实</text:span>发展出了一套关于“垄断”的理论，尽管这种状况就像完全竞争一样——在现实中极为罕见。即便暂且忽略这一点，这套理论本身也和该意识形态的其他部分一样，存在着深刻缺陷。它认为，“垄断”之所以有害，是因为它以更高的价格提供更少的产出。不同于完全竞争中的企业，垄断者可以把价格定在高于边际成本的水平，从而通过高价剥削消费者；而在完全竞争市场中，企业则被迫将价格等同于边际成本。然而，既然这一理论也植根于我们在C.1节中已经揭示为一派胡言的那些假设之上，那么它关于自由竞争与垄断的分析同样也是不成立的。正如史蒂夫·基恩所指出的，新古典主义“<text:span text:style-name="正文引文_20_字符">对垄断的批判……毫无实质性内容</text:span>”，因为它“<text:span text:style-name="正文引文_20_字符">错误地假定完全竞争企业面对的是一条水平的需求曲线</text:span>”，而在市场需求曲线必然向下倾斜的前提下，这种假定是不可能成立的。这意味着，“<text:span text:style-name="正文引文_20_字符">完全竞争在个体企业层面与市场整体层面之间存在内在的不一致性</text:span>”，而模型中那些看似来自竞争的好处，实际上源自“<text:span text:style-name="正文引文_20_字符">一种把极小量误当作零的数学错误</text:span>”。因此，尽管“<text:span text:style-name="正文引文_20_字符">确实有很多充分的理由需要对垄断保持警惕……但经济学理论并没有提供其中的任何一个充分理由</text:span>”。[<text:span text:style-name="书名_20_字符">Debunking Economics</text:span>, p. 108, p. 101, p. 99, p. 98 and p. 107]</text:p>
      <text:p text:style-name="P312">这并不是说经济学家完全忽视了寡头垄断。有些人反而忙于为其辩护、提供正当化的理由，其出发点是假设“<text:span text:style-name="正文引文_20_字符">市场可以解决一切问题，而监管和反托拉斯行动本身就是错误的。理论家们首先试图证明，兼并所带来的效率提升，可能会使价格下降的幅度超过垄断力量所导致的价格上涨。其次，经济学家强调‘进入’的作用，声称如果兼并并没有提高效率，那么价格上涨最终会被新企业进入该行业所抵消。进入同样也是“可竞争市场”理论的核心。这一理论由为AT&amp;T</text:span><text:span text:style-name="正文引文_20_字符"><text:note text:id="ftn21" text:note-class="footnote"><text:note-citation>①</text:note-citation><text:note-body><text:p text:style-name="Footnote"><text:s/>AT&amp;T，美国电话电报公司（American Telephone and Telegraph Company）</text:p></text:note-body></text:note></text:span><text:span text:style-name="正文引文_20_字符">服务的经济顾问提出，他们认为在某些情况下，只要资源（如卡车、飞机）能够以较低成本迅速转移，进入壁垒就会很低，从而形成有效竞争。</text:span>”纯属巧合的是，AT&amp;T在其耗资数亿美元的反托拉斯辩护中，正是雇佣了经济学顾问——仅在1970年代和80年代初期，就动用了来自五所顶尖经济学系的大约30名经济学家。[Edward S. Herman, <text:span text:style-name="正文引文_20_字符">"The Threat From Mergers: Can Antitrust Make a Difference?"</text:span>, <text:span text:style-name="书名_20_字符">Dollars and Sense</text:span>, no. 217, May/June 1998]</text:p>
      <text:p text:style-name="Standard"><text:soft-page-break/>不言而喻，这些新的“理论”仍然植根于新古典经济学的同一套假设之中，因此，也还是建立在我们已经驳倒的观念基础之上。正如赫尔曼所指出的，这些理论“存在过度简化、强烈的意识形态灌输，以及缺乏经验性支持的问题”。他进一步指出，企业兼并“<text:span text:style-name="正文引文_20_字符">往往出于提高效率之外的动机——例如追求垄断权力、扩张企业帝国、削减税负、抬高股价，甚至掩盖糟糕的管理状况（比如经营不善的美国钢铁公司收购马拉松石油公司时）</text:span>”。这些模型的结论通常也“纯属巧合”地指向同一个方向：寡头垄断市场的行为“仿佛”就是一个完全竞争市场，因此我们无需担心少数企业不断扩大的市场支配地位。许多为“自由市场”资本主义辩护的意识形态性研究正是建立在这一前提之上，那就是现实世界“仿佛”符合模型的设定（而不是像真正的科学那样，让模型去适应现实）。由此得出的结论便是：市场权力并不值得关注（至于这些“智库”和大学职位恰好也是由大企业攫取的超额利润所资助的，当然又只是一个巧合——毕竟这些“科学家”的行为同样“仿佛”他们的经费来源是中立的）。用赫尔曼的话来说：“<text:span text:style-name="正文引文_20_字符">尽管存在诸多缺陷，这些新的辩护性理论却深刻地影响了公共政策，因为它们为权势集团的议程提供了思想上的正当性。</text:span>” [<text:span text:style-name="T17">Op. Cit.</text:span>]</text:p>
      <text:p text:style-name="P313">有人可能会提出这样一种观点（事实上也确实有人这样主张）：经济学家之所以缺乏分析现实经济的兴趣，是因为寡头竞争难以在数学上建模。也许如此，但这恰恰表明了新古典经济学自身的局限性。如果用于完成某项任务的工具并不合适，那么就理应更换工具，而不是（实际上）回避那些亟待完成的工作。遗憾的是，大多数经济学家还是更倾向于构建在理论层面上或许言之甚多，但却几乎无法解释现实的数学模型。经济学当然始终存在变得更加宽广、更加贴近现实的可能性，但若要如此，就必须直面一种令人不快的现实：市场权力、阶级、等级结构与不平等，而不是从“鲁滨逊漂流记”式的抽象前提出发进行逻辑推演。虽然后者可以通过数学模型证明市场依然运转良好（或者，充其量只是存在一些可由轻微国家干预加以修补的“缺陷”），但从前者就无法轻易导出那些结论。因此，也就毫不惊讶新古典经济学家会偏爱后一种路径，尤其是考虑到这一经济学流派的起源、历史与社会功能。</text:p>
      <text:p text:style-name="P314">这意味着，经济学依赖的模型假定企业对其所处的市场毫无影响。然而，绝大多数现实市场都会彻底违背这一假定，因此，新古典经济学关于竞争结果的结论并没有现实根据。经济意识形态的这些假设如此严重地背离现实，也有助于我们理解雇佣劳动的“自愿性”问题。如果新古典经济学所设想的竞争模型成立，<text:soft-page-break/>那我们理应看到多种多样的所有制形式并存（包括广泛存在的合作社、大规模的自雇，以及工人雇佣资本的情形），因为在这种条件下并不存在有关企业控制权的“进入壁垒”。但现实却是——工人雇佣资本几乎不存在，自雇与合作社也处于边缘地位，占据支配地位的控制形式始终是资本雇佣劳动，也就是雇佣奴役。</text:p>
      <text:p text:style-name="Standard">正是在“完全竞争”的模型基础上，资本主义的支持者才能论证雇佣劳动是一种自愿选择——毕竟在那样的市场中，工人似乎可以相对容易地雇佣资本或组建合作社。然而“自由”市场的<text:span text:style-name="Emphasis">现实</text:span>却是：这一模型根本不存在——作为一种前提假设，它具有极强的误导性。一旦我们考察资本主义经济的实际状况，就会很快意识到寡头垄断才是市场的主导形态；而资本主义经济则由于其自身的性质，系统性地限制了工人可选择的范围——在这样的条件下把雇佣劳动描述为一种“自愿”选择，显然是站不住脚的。</text:p>
      <text:p text:style-name="Standard">如果经济结构本身就使进入市场变得困难，并且把生存条件系于资本积累之上，那么这种障碍的效果并不亚于政府的强制性法令。如果小企业在寡头垄断的挤压下面临生存危机，那它失败的概率就会显著上升（这对资源匮乏的工人而言无疑具有强烈的劝退效应）。而当收入不平等程度很高时，工人几乎不可能获得用以借贷资本的抵押物，从而难以创办属于自己的合作社。因此，从资本主义的<text:span text:style-name="Emphasis">现实状况</text:span>出发（而不是从教科书中的抽象模型出发）就可以清楚地看到，寡头垄断的存在通过限制劳动者在“自由市场”中的可选方案，客观上起到了维持雇佣劳动制度的作用。乔姆斯基一针见血地说到：</text:p>
      <text:p text:style-name="P315">“如果权力是平等分布的，那你才可以谈论自由；但当所有权力都集中在一个地方时，自由就成了一个笑话。人们谈论‘自由市场’。当然。你和我是可以完全‘自由’地开一家汽车公司与通用汽车竞争。没有人会阻止我们。但这种自由毫无意义……问题只在于，权力的组织方式决定了现实中只有某些选项是可行的。在这一极其有限的选项范围内，掌握权力的人会说：‘让我们拥有自由吧。’这是一种高度扭曲的自由。这种原则本身或许是正确的，但自由如何运作，取决于社会结构是什么样的。如果所谓的自由在客观上只允许你在一种或另一种权力体系中选择顺从，那就根本谈不上自由。”[<text:span text:style-name="书名_20_字符">Language and Politics</text:span>, pp. 641-2]</text:p>
      <text:p text:style-name="Standard">正如我们在C.4节中指出的那样，资本匮乏者被迫进入那些启动成本低、集中度也低的市场。资本主义的支持者据此宣称，工人依然拥有选择。然而，正如前文所示，这种选择在寡头垄断市场的存在下被极大地压缩——事实上压缩到如此<text:soft-page-break/>的程度，以至于自雇劳动者在整个劳动人口中所占比例还不到10%。此外，还有一种说法认为，技术力量可能会推动需要低启动成本的市场数量不断增加（计算机产业常常就被当作例证加以援引）。然而早在一百多年前，当电动机开始在工厂中取代蒸汽机时，人们就已经做出过类似的预测。“<text:span text:style-name="正文引文_20_字符">[1870年代的]新技术也许确实适合于小规模的生产单位和分散化运作……然而，这种预期并未实现。</text:span>” [Richard B. Du Boff, <text:span text:style-name="T17">Op. Cit.</text:span>, p. 65] 从资本主义发展的历史来看，我们完全有理由认为，与新技术相关的市场最终也会走上同样的老路（而现有的经验事实似乎也正在印证这一判断）。</text:p>
      <text:p text:style-name="P316">资本主义发展的现实在于，<text:span text:style-name="Emphasis">即便</text:span>工人进入那些启动成本较低的新市场进行投资，制度自身的运行逻辑，也会使这些市场随着时间推移同样被少数大型企业所主导。更进一步说，在一个寡头化的经济环境中，小型合作社为了生存将不断承受雇佣工资劳动者、并在其他方面按照资本主义企业方式运作的压力。因此，即使我们暂且不去考虑国家在资本主义形成过程中所起的巨大干预作用（见F.8节），制度本身的动态也足以表明：支配与压迫关系始终会与资本主义相伴而生——它们不可能被“竞争”消解，因为正是竞争的运作在不断制造并强化这些关系（有关于尽管合作社更具效率，资本主义仍对合作社和自我管理所设置的制度性障碍，参见J.5.11与J.5.12节）。</text:p>
      <text:p text:style-name="Standard">由此可见，资本集中对我们可选择空间的影响极其深远，也极为关键。大型企业的存在直接动摇了雇佣劳动所谓“自愿性”的基础，因为它为其他生产方式制造了极为有效的“进入壁垒”。同时，大企业施加在小企业身上的结构性压力，也削弱了合作社和自雇形式<text:span text:style-name="Emphasis">以</text:span>合作社、非工资雇佣者身份持续存在的可能性，使它们在事实上被排除在外，难以作为真正的替代方案存在。并且，即便是在新兴市场中，资本主义的内在动力也在不断生成<text:span text:style-name="Emphasis">新兴</text:span>壁垒，从而再次压缩我们的选择范围。</text:p>
      <text:p text:style-name="Standard">总体而言，资本主义的<text:span text:style-name="Emphasis">现实</text:span>表明，“完全竞争”模型所隐含的机会平等并不存在。而在缺乏这种平等的前提下，雇佣劳动就不能被视为在多种可行选项之间作出的“自愿”选择——可供选择的路径已经被严重地向某一方向倾斜，以至于其他可能性都是边缘选项。</text:p>
      <text:p text:style-name="P170"/>
      <text:h text:style-name="次章标题" text:outline-level="2"><text:soft-page-break/>C.5 为什么大企业<text:line-break/>能够分得更大的蛋糕？</text:h>
      <text:p text:style-name="Standard">如上一节所述，大型企业由于资本主义市场本身的运作逻辑，很快就会取得支配地位。一旦少数几家大企业主导了某一特定市场，便形成了寡头垄断结构，将大量潜在竞争者实际上排除在外，从而削弱了竞争压力。在这种情况下，价格往往会上升到高于所谓“市场”水平的程度，因为寡头生产者并不需要面对新资本进入“他们”市场的威胁（因为进入该市场通常需要较高的资本投入，并且存在其他进入或流动壁垒）。</text:p>
      <text:p text:style-name="Standard">由少数大企业支配市场必然导致剥削，但这种剥削不同于直接根植于生产过程中的剥削。资本主义建立在对工人在生产过程中创造的剩余价值的榨取之上。当一个市场呈现出寡头垄断特征时，这种剥削还会叠加上一种对<text:span text:style-name="Emphasis">消费者</text:span>的剥削，使它们被迫支付比在更具竞争性的市场条件下更高的价格。正是这种竞争形态使得大企业能够获得一份“不公平”的利润份额，因为寡头利润是“<text:span text:style-name="正文引文_20_字符">以仍然陷于竞争之中的个体资本为代价被创造出来的</text:span>”。[Paul Mattick, <text:span text:style-name="书名_20_字符">Economics, Politics, and the Age of Inflation</text:span>, p. 38]</text:p>
      <text:p text:style-name="Standard">要理解为什么大企业能够在经济蛋糕中划走更大的一块，我们就必须正视新古典经济学试图回避的问题，那就是生产过程与市场权力。主流经济学将资本主义视为一种分配方式（市场），而不是一种生产方式。然而资本主义并不是一个充满自由且平等交换的世界，它的基本特征是等级阶层、不平等与权力关系。正是这一现实，解释了市场价格如何受到调节，以及大企业所产生的影响。从长期来看，市场价格不可能脱离生产过程而独立存在。正如大卫·李嘉图所指出的那样：</text:p>
      <text:p text:style-name="正文引文">“最终调节商品价格的必然是生产成本，而不是人们常说的供给与需求之间的比例；供求之间的比例确实可能在一段时间内影响商品的市场价值，使其因需求的增加或减少而供给得更为充裕或更为稀少，但这种影响只能是暂时的。” [<text:span text:style-name="书名_20_字符">The Principles of Political Economy and Taxation</text:span>, p. 260]</text:p>
      <text:p text:style-name="P317">在这种（古典）分析中，市场价格指的是在任何特定时间点上实际存在于市<text:soft-page-break/>场中的价格（且会因短暂且偶然的波动而不断变化）。自然价格则等同于生产成本，并作为市场价格波动的“引力中心”。随着时间推移，市场价格倾向于向自然价格靠拢，但一般认为二者不太可能完全重合。自然价格只能因生产过程本身的变化而发生改变（例如引入新的、更高效率的机器，和／或在单位产出不变的情况下压低劳动力的工资）。剩余价值——也就是市场价格与自然价格之间的差额——是理解供给如何调整以适应需求的关键所在。正是由此形成了市场力量的动态过程：</text:p>
      <text:p text:style-name="正文引文">“让我们假定，一切商品都以其自然价格出售，因此，各种用途中的资本利润率就完全相同……现在再假定，时尚的变化提高了对丝绸的需求，却降低了对毛织品的需求；它们的自然价格，即生产它们所必需的劳动量，将保持不变，但丝绸的市场价格会上升，而毛织品的市场价格则会下降；于是，丝绸制造商的利润将高于一般的、均衡的利润率，而毛织品制造商的利润则会低于这一水平……然而，这种对丝绸的增加需求，很快就会通过资本和劳动从毛织业向丝绸业的转移而得到满足；届时，丝绸和毛织品的市场价格又会重新接近它们的自然价格，各自的制造商也将重新获得通常的利润。正是每一个资本家都具有的、把资金从利润较低的用途转向利润较高的用途的欲望，使得商品的市场价格不至于在较长时间内大幅高于或低于其自然价格。”[<text:span text:style-name="T17">Op. Cit.</text:span>, p. 50]</text:p>
      <text:p text:style-name="Standard">这意味着“<text:span text:style-name="正文引文_20_字符">资本会从相对停滞的产业流向迅速发展的产业……然而，在既定价格水平上所获得的、超过平均利润的额外利润，会随着资本从低利润产业向高利润产业的流入而再次消失</text:span>”，供给因此增加，价格下降，利润也随之回落。换言之，“<text:span text:style-name="正文引文_20_字符">市场关系受生产关系所支配</text:span>”。[Paul Mattick, <text:span text:style-name="书名_20_字符">Economic Crisis and Crisis Theory</text:span>, p. 49 and p. 51]</text:p>
      <text:p text:style-name="Standard">而在一个高度发展的资本主义经济中，情况并不像前述那样简单——不同市场中存在着多种的“平均”利润水平，这取决于米哈伊尔·卡莱茨基所称的市场中的“<text:span text:style-name="正文引文_20_字符"><text:span text:style-name="T19">垄断程度</text:span></text:span>”。这一理论“<text:span text:style-name="正文引文_20_字符">表明，利润源自垄断权力，因此，利润会流向拥有更大垄断权力的企业……随着大型企业的成长而导致的垄断程度上升，将会使利润从小企业转移到大企业手中</text:span>”。[Malcolm C. Sawyer, <text:span text:style-name="书名_20_字符">The Economics of Michal Kalecki</text:span>, p. 36] 这意味着在一个“垄断程度”较高的市场中，少数几家企业所获得的利润水平（或收益率）会高于该部门中的小企业，或者高于那些竞争更为激烈的市场中的企业。</text:p>
      <text:p text:style-name="P318"><text:soft-page-break/>所谓“垄断程度”反映的是一系列因素，例如市场集中度与市场权力、市场份额、广告投放的规模、进入或流动壁垒的强度、合谋行为等等。这些因素越强，垄断程度就越高，价格相对于成本的加成幅度也就越大（从而利润在新增价值中所占的比重也越高）。虽然我们对于这一问题上的立场在许多方面与卡莱茨基相似，但我们更强调：垄断程度影响的是利润在企业<text:span text:style-name="Emphasis">之间</text:span>如何分配，<text:span text:style-name="Emphasis">而不是</text:span>利润最初是如何产生的（因为正如在C.2节中所论证的那样，用克鲁泡特金的话来说，利润的来源在于“<text:span text:style-name="Emphasis">穷人的无偿劳动</text:span>”）。</text:p>
      <text:p text:style-name="Standard">大量经验证据支持了这一理论。J.S. 贝恩在《新竞争中的进入壁垒》中指出，在卖方集中度极高且进入壁垒同样显著的产业中，利润率往往高于平均水平。此后的研究总体上也证实了贝恩的发现。基思·考林对这些后续证据作了如下概括：</text:p>
      <text:p text:style-name="P319">“就美国而言……有理由认为，盈利能力与集中度之间存在一种显著但并不十分强烈的关系……<text:span text:style-name="T106">[</text:span>同时<text:span text:style-name="T106">]</text:span>广告与[作为市场‘垄断程度’的一个重要因素的]盈利能力之间也存在显著的关系……<text:span text:style-name="T106">[</text:span>不仅如此，<text:span text:style-name="T106">]</text:span>当估计限定在<text:span text:style-name="T106">[</text:span>产业的<text:span text:style-name="T106">]</text:span>一个恰当横截面上时……<text:span text:style-name="T107">[</text:span>对于英国而言，<text:span text:style-name="T107">]无论</text:span>集中度还是广告具有重大意义。通过聚焦于集中度随时间变化所产生的影响……[我们]就得以规避由于缺乏对需求价格弹性进行恰当估计而带来的主要问题……<text:span text:style-name="T107">[</text:span>从而发现<text:span text:style-name="T107">]</text:span>一种显著且正面的集中度效应……基于美国和英国的证据，似乎能够合理地得出结论：集中度与价格—成本差额之间确实存在一种显著关系。”[<text:span text:style-name="书名_20_字符">Monopoly Capitalism</text:span>, pp. 109-110]</text:p>
      <text:p text:style-name="Standard">我们必须注意，这类研究中通常使用的“价格—成本边际”变量，是从生产中的增加值里扣除了工资和<text:span text:style-name="Emphasis">薪水</text:span>支出。这种处理方式本身就倾向于压低边际，因为它没有考虑：管理层的薪酬——尤其是等级体系顶端的高管——在性质上更接近于利润而非成本（因此本<text:span text:style-name="Emphasis">不应</text:span>从增加值中扣除）。此外，许多市场也具有明显的区域化特征（在美国尤为如此），全国范围的分析往往会低估具体市场中真实存在的集中程度。</text:p>
      <text:p text:style-name="Standard">这里的论点并不是说大企业相对于小竞争者收取了“更高的价格”，而是说它们相对于自身成本收取了更高的价格。这意味着，一家大型公司即便按照市场通行价格出售（甚至压低到小企业的价格），仍然可以获得高于平均水平的利润。换言之，市场权力确保价格不会下降到成本水平。更重要的是，市场权力还使得所谓的“成本”常常被转嫁给他人，因为大企业会凭借其经济实力将成本外部化给供应商和劳动者。比如，这就意味着农民和其他小生产者在向大型超市供货<text:soft-page-break/>时，不得不同意更低的收购价格；而雇员则必须忍受更低的工资和福利（而这种压力又会在整个市场中扩散，在周边地区造成零售业工人工资下降、就业机会减少）。某种程度上，较低的价格还可能源于产品质量的下降（而工人为了让缩水的工资“更耐用”，则被迫购买这些质量更低的商品）。</text:p>
      <text:p text:style-name="P320">这意味着，大型企业仅凭其规模和市场权力，就能够在没有政府扶持的情况下将价格和利润维持在“正常的”（竞争性的）水平之上（而且我们还不应该忽视一个重要的事实：大型企业的崛起，恰恰发生在资本主义最接近“自由放任”、国家的规模和活动范围都相对有限的时期）。由于主流经济学在很大程度上建立在“完全竞争”的假设之上，并据此认为自由市场在接近这一条件时能够高效配置资源，那么上述发现显然就直指那种将资本主义描绘为建立在机会平等、自由与正义之上的体系的核心论断。大型企业的存在以及它们对整个经济和社会所造成的影响，暴露出资本主义经济学不过是一座建在流沙之上的危楼。</text:p>
      <text:p text:style-name="Standard">寡头垄断的另一个副作用，是兼并数量往往会在经济下行到来之前明显增加。正如为了推迟危机而扩张信贷一样（见C.8节），企业也会通过合并来增强自身的市场支配力，从而提高成本之上的加成率，以此改善利润率。当利润率趋于停滞并开始下降时，兼并就成了通过提高整个市场或经济中的垄断程度来抬升利润的一种手段。然而这种做法只能在短期内起到缓冲作用，它至多延后危机，却不可能阻止危机，因为危机的根源在生产领域，<text:span text:style-name="Emphasis">而不在</text:span>市场领域（见C.7节）——在这里可供攫取的剩余价值是有限的，既有的资本存量也不可能凭空消失。一旦衰退真正爆发，一轮残酷的竞争就会随之展开，随后，资本重新集中的过程又会缓慢启动：弱小企业倒闭，成功的企业扩大其市场份额和资本规模，如此循环。</text:p>
      <text:p text:style-name="P321">因此，资本主义内部寡头垄断的发展，实际上会把利润从小资本家手中转移到大企业那里（也就是说，小企业会在大企业凭借其规模与市场权力的挤压下不断被边缘化）。寡头垄断的存在与此同时还意味着，大企业所面临的成本上升往往可以通过提价转嫁出去，而这又会迫使其他行业中并无直接关联的企业也提高<text:span text:style-name="Emphasis">自己的</text:span>价格，才能实现足够的利润。由此，寡头垄断具有在整个市场范围内推动价格普遍上升的倾向，从而带来通货膨胀压力。</text:p>
      <text:p text:style-name="Standard">基于以上（以及其他）原因，许多小企业主和中产阶级成员最终都会对大企业心生憎恨（尽管他们自己也试图取而代之！），并转而拥抱那些承诺要把大企业一扫而空的意识形态。于是我们看到，“激进”中产阶级的两种意识形态——<text:soft-page-break/>自由意志主义与法西斯主义——都会把矛头指向大企业：前者将其斥为“大企业的社会主义”，后者则把它们描绘为“国际财阀政治”。正如彼得·萨巴蒂尼所指出的那样：</text:p>
      <text:p text:style-name="正文引文">“在世纪之交，[美国]本地的创业型企业（独资或合伙制）很快就被跨国公司资本主义所压倒……构成资本家阶级的各个阶层，会根据各自从这些变化中获益的程度而作出不同反应。那些仍保持为小企业的经营者会强烈憎恨公司资本主义为自己攫取的经济优势，以及它对资产阶级竞争既定规则所强加的全面改变。然而，由于资本主义正是自由主义存在的理由，小企业经营者几乎别无选择，只能把自身的经济困境归咎于国家，否则他们就只能转向另一个意识形态阵营（反资本主义）。于是，膨胀的国家就被认定为是资本主义‘堕落’为垄断形态的主要原因，并因此成为小企业不满情绪的替罪羊。”[<text:span text:style-name="书名_20_字符">Libertarianism: Bogus Anarchy</text:span>]</text:p>
      <text:p text:style-name="Standard">然而不论小资本家如何抱怨，市场日益被少数大企业所支配的趋势，本身就是资本主义制度的一个显而易见的副产物。“<text:span text:style-name="正文引文_20_字符">如果说‘大企业’的老巢曾经在公共事业和制造业，那么如今它似乎在任何环境中都能如鱼得水。</text:span>”[M.A. Utton, <text:span text:style-name="T17">Op. Cit.</text:span>, p. 29] 原因在于，资本家必须不断扩张（以求生存），于是他们通过投资新机器和新厂房来降低生产成本、提高利润。因此，一家成功的资本主义企业会随着时间不断扩大规模，以挤压并排除竞争者；这样，它酒自然会形成强大的“自然进入壁垒”，把除其他大型企业之外的所有潜在竞争者都挡在自己的市场地位之外。</text:p>
      <text:p text:style-name="P38"/>
      <text:h text:style-name="Heading_20_3" text:outline-level="3">C.5.1 大企业的超额利润<text:line-break/>难道不是因为它们更高效吗？</text:h>
      <text:p text:style-name="P322">第C.5节中关于大企业盈利性的分析显然会遭到资本主义拥护者的否认。亲“自由”市场的“芝加哥学派”经济学家（这一学派呼应了“奥地利学派”的立场，认为自由市场中发生的一切都必然是最优的）H·德姆塞茨主张，大企业的超额利润来自<text:span text:style-name="Emphasis">效率</text:span>，而不是来自垄断程度。他的论证是：如果寡头垄断利润是高度集中带来的，那么一个行业中的大企业就无法阻止较小的企业分享这种高利润的好处。因此，如果集中确实会带来高利润（主要是通过主导企业之间的合谋），那<text:soft-page-break/>么同一行业中的小企业也应该同样获益。</text:p>
      <text:p text:style-name="Standard">然而这一主张却站不住脚，因为寡头垄断并不需要公开的合谋。进入壁垒和流动壁垒的存在，使得寡头市场中的主导企业根本无需通过价格竞争来对抗潜在对手。它们凭借市场权力就可以在获得一个市场力量无法侵蚀的成本加价。由于它们唯一可能遇到的竞争者也是同样规模的巨型企业，这些企业就并不愿意削减大家共同分享的加价，因此即便没有正式合谋，也没有任何动力去打价格战。于是，它们之间的“竞争”主要表现为非价格形式，例如广告（广告不仅本身构成进入壁垒，还会削弱价格竞争、抬高加成率）。</text:p>
      <text:p text:style-name="P323">德姆塞茨在他的研究中指出，虽然利润率与市场集中度之间确实存在着正相关关系，但小企业在这些寡头化市场中的盈利能力<text:span text:style-name="Emphasis">并不</text:span>高于它们在其他市场中的同行。[M.A. Utton, <text:span text:style-name="书名_20_字符">The Political Economy of Big Business</text:span>, p. 98] 德姆塞茨据此得出结论，认为寡头垄断无关紧要，而超额利润则来自规模扩张带来的效率。然而，这恰恰抓错了问题的关键——小企业在集中化行业中的盈利水平应当与非集中市场中同等规模的企业大体相当，<text:span text:style-name="Emphasis">而不是</text:span>更高。如果一个行业中的<text:span text:style-name="Emphasis">所有</text:span>企业都普遍获得超额利润，就会吸引新的资本进入，从而压低利润率。而正是因为利润率与大企业密切相关，大企业所伴随的进入与流动壁垒才正阻断了这一调整过程。<text:span text:style-name="Emphasis">如果</text:span>小企业也同样高利润率，那么进入市场就会更加容易，“垄断程度”就会下降，我们也会看到大量小企业涌入该行业。</text:p>
      <text:p text:style-name="Standard">尽管大企业确实可能通过规模经济获得某些优势，但问题在于：究竟是什么阻止了小企业通过投资扩大自身规模，从而在单个工作场所内部以及不同工作场所之间同样获取规模经济？又是什么力量阻止市场机制通过资本流入该行业、增加企业数量、扩大供给，从而侵蚀这些超额利润？如果确实存在某种壁垒阻止了这一过程的发生，那么问题的根源就在于集中度、市场权力以及进入和流动的各种障碍，而不在于所谓的效率。竞争是一种<text:span text:style-name="Emphasis">过程</text:span>，而不是一种状态，而这恰恰表明“效率”并不是寡头垄断利润的来源（事实上，大企业表面上的“高效率”很可能正是来自于那些阻断市场力量、从而抬高加成率的壁垒！）。</text:p>
      <text:p text:style-name="P324">我们还必须认识到，“小”和“大”本身取决于具体行业，因此规模优势显然在不同行业之间存在巨大差异。工厂的最优规模在某些部门中可能很大，而在另一些部门中则相对较小（而有些工作场所只有达到一定规模，才能在特定市场中实现技术上的效率）。但这涉及的只是技术效率，而不是企业层面所说的整体<text:soft-page-break/>“效率”。因此，单靠技术因素并不能解释现代公司如今的规模。技术至多只能解释单个工厂规模的扩大，却无法解释为什么现代大型企业往往由多个工厂组成。换言之，作为<text:span text:style-name="Emphasis">行政</text:span>单位的公司，通常远远大于作为<text:span text:style-name="Emphasis">生产</text:span>单位的工作场所。这里的原因，在于生产技术与经济制度、以及市场权力之间的相互作用。</text:p>
      <text:p text:style-name="P325">看起来，大型企业所获得的“规模经济”更多来自企业本身的规模以及行业内部的高集中度，而不是单个工厂的规模：“<text:span text:style-name="正文引文_20_字符">大量证据表明，</text:span><text:span text:style-name="正文引文_20_字符"><text:span text:style-name="T108">[</text:span></text:span><text:span text:style-name="正文引文_20_字符">工厂层面的</text:span><text:span text:style-name="正文引文_20_字符"><text:span text:style-name="T108">]</text:span></text:span><text:span text:style-name="正文引文_20_字符">规模经济……并不能解释美国工业中高度集中的状况。</text:span>”[Richard B. Du Boff, <text:span text:style-name="书名_20_字符">Accumulation and Power</text:span>, p. 174] 进一步说，“<text:span text:style-name="正文引文_20_字符">必须在工厂层面的规模经济之外去寻找总体集中度惊人增长的原因。</text:span>”[M.A. Utton, <text:span text:style-name="T17">Op. Cit.</text:span>, p. 44] 借由管理这只“看得见的大手”对各个工厂加以协调，似乎在建立并维持市场中的支配性地位方面发挥了关键作用。而且，这种结构不仅建立和维持成本高昂，也需要长期积累。因此企业规模本身，以及由此在市场中形成的经济权力和工作场所<text:span text:style-name="Emphasis">之外的</text:span>规模经济，就构成了极为强大的进入与流动壁垒。</text:p>
      <text:p text:style-name="Standard">所以，影响大企业盈利能力的一个重要因素，就是市场权力所带来的影响力。这种权力主要以两种形式存在——横向控制和纵向控制：</text:p>
      <text:p text:style-name="正文引文">“横向控制使得寡头企业能够掌控一个经济过程中的各个关键环节，从原材料供应到加工、制造、运输以及分销。寡头企业……<text:span text:style-name="T109">[</text:span>控制着<text:span text:style-name="T109">]</text:span>大量最优质、最易获得的资源，往往超过它们短期内打算投放市场的数量……竞争者就被挤到质量较低或成本更高的供应来源上……<text:span text:style-name="T109">[</text:span>这种控制还<text:span text:style-name="T109">]</text:span>建立在对技术、专利和特许权的排他性占有之上，同时也依托于过剩的生产能力……</text:p>
      <text:p text:style-name="正文引文">“纵向控制则以行政命令取代了经济过程各环节之间的市场交换。最大的寡头企业通过自身的子公司获取原材料，在自己的炼厂、磨坊和工厂中进行加工和制造，再用自己的运输体系运送产品，最后通过自有的分销和销售网络将其投放市场。”[Allan Engler,<text:span text:style-name="书名_20_字符"> Apostles of Greed</text:span>, p. 51]</text:p>
      <text:p text:style-name="Standard">不仅如此，大企业还能凭借其在信贷和资源获取方面的特权地位来降低成本。无论是信贷还是广告都呈现出规模经济，也就是说，随着贷款规模越大、广告投入越高，单位成本就会越低。在金融领域，大企业通常能够以比小企业更低的利率获得资金。尽管“<text:span text:style-name="正文引文_20_字符">各种规模的企业在其投资中大多数[1970至1984年间约为70%]并不需要诉诸[金融]市场或银行</text:span>”，但企业规模依然会显著影响“<text:span text:style-name="正文引文_20_字符">银行作为</text:span><text:soft-page-break/><text:span text:style-name="正文引文_20_字符">融资来源的重要性</text:span>”。“<text:span text:style-name="正文引文_20_字符">资产低于1亿美元的企业，其长期债务中约有70%来自银行……资产在2.5亿至10亿美元之间的企业，</text:span><text:span text:style-name="正文引文_20_字符"><text:span text:style-name="T110">[这一数值]</text:span></text:span><text:span text:style-name="正文引文_20_字符">则为41%；而资产超过10亿美元的企业，仅为15%。</text:span>”[Doug Henwood, <text:span text:style-name="书名_20_字符">Wall Street</text:span>, p. 75] 同样，处于支配地位的企业还可以凭借其市场影响力以及对商品和投入品的巨大需求量，从独立的供应商和分销商那里获得更优惠的交易条件，从而进一步压低成本。</text:p>
      <text:p text:style-name="P326">这意味着寡头企业之所以比小企业“更有效率”（也就是利润更高），是因为它们从市场权力中获得了这些优势（而并不是因为更有效率才有了这些优势）。正是集中度（和企业规模本身）创造了只有它们才能享有、而同一市场中的小企业无法触及的“规模经济”。因此，把集中度与利润率之间的正相关简单理解为“大企业更有效率、所以更赚钱”——是错的。再者，由于证据选择不当以及分析方法存在问题，“<text:span text:style-name="正文引文_20_字符">德姆塞茨的结论也受到了非芝加哥学派批评者的质疑</text:span>”。所以总体来看，“<text:span text:style-name="正文引文_20_字符">实证研究</text:span>”对这种“自由市场”式的寡头利润解释“<text:span text:style-name="正文引文_20_字符">支持有限</text:span>”，反而表明市场权力才是关键因素。[William L. Baldwin, <text:span text:style-name="书名_20_字符">Market Power, Competition and Anti-Trust Policy</text:span>, p. 310, p. 315]</text:p>
      <text:p text:style-name="P327">我们会毫不意外地发现，“<text:span text:style-name="正文引文_20_字符">企业的资产规模越大或者市场份额越高，它的利润率就越高：这些发现印证了市场支配力所带来的优势……此外，‘在高度集中行业中的大型企业，其利润会系统性地高于其他所有企业平均……约30%’，而且其利润率的波动也更小。</text:span>”由此可见，决定盈利能力的关键不是效率，而是集中度；而那些被称为“效率”的因素，本身恰恰构成了极为有效的进入壁垒，从而维持了市场中的“垄断程度”（也就维持了主导企业的加价率和利润）。寡头结构具有不同程度的行政效率和市场权力，这些要素共同巩固了它的地位。所以“<text:span text:style-name="正文引文_20_字符">生产与分配中单位成本递减所形成的进入壁垒，以及由管理者、采购员、销售员和服务人员构成的全国性组织，使寡头优势呈现出累积性——且它的影响在全球范围内与在国内同样显著。</text:span>”[Richard B. Du Boff, <text:span text:style-name="书名_20_字符">Accumulation and Power</text:span>, p. 175 and p. 150]</text:p>
      <text:p text:style-name="Standard">这就解释了为什么资本家总是力图获取垄断权力，摧毁新古典经济学的那些前提假设，从而能够操纵产品的价格、数量和质量。它同时也说明了，现实世界中并不存在主流经济学模型所描绘的那种开放竞争的场景，而是存在着根深蒂固的经济力量，以及为什么所谓的“机会均等”如此稀缺。换言之，也就是为什么在大多数部门中，市场的真实形态就是寡头垄断。</text:p>
      <text:p text:style-name="P328"><text:soft-page-break/>近期的研究进一步印证了克鲁泡特金在其经典著作《田野、工厂与作坊》中对资本主义的分析。克鲁泡特金在大量考察经济现实后指出，“<text:span text:style-name="正文引文_20_字符">压倒小工业的，并不是工厂内部</text:span><text:span text:style-name="正文引文_20_字符"><text:span text:style-name="T19">技术</text:span></text:span><text:span text:style-name="正文引文_20_字符">组织的优越性，也不是在原动机上实现的节约……而是大企业在</text:span><text:span text:style-name="正文引文_20_字符"><text:span text:style-name="T19">出售</text:span></text:span><text:span text:style-name="正文引文_20_字符">产品和</text:span><text:span text:style-name="正文引文_20_字符"><text:span text:style-name="T19">购买</text:span></text:span><text:span text:style-name="正文引文_20_字符">原料方面所拥有的更有利条件。</text:span>”由于“<text:span text:style-name="正文引文_20_字符">制造业是严格的私有化企业，它的所有者发现，把某一产业的所有环节都置于自身管理之下相当有利：因为这样他们就可以把原料成功转化所带来的利润全部据为己有……</text:span><text:span text:style-name="正文引文_20_字符"><text:span text:style-name="T111">[于是]</text:span></text:span><text:span text:style-name="正文引文_20_字符">企业主[不久之后]便发现，能够控制市场本身就是一种优势。但从</text:span><text:span text:style-name="正文引文_20_字符"><text:span text:style-name="T19">技术</text:span></text:span><text:span text:style-name="正文引文_20_字符">角度看，这种集中所带来的好处微不足道，而且往往并不可靠。</text:span>”他最后总结道，“<text:span text:style-name="正文引文_20_字符">这正是为什么人们津津乐道的所谓‘集中’，往往不过是资本家为了</text:span><text:span text:style-name="正文引文_20_字符"><text:span text:style-name="T19">支配市场</text:span></text:span><text:span text:style-name="正文引文_20_字符">而进行的联合，而不是为了降低技术过程的成本。</text:span>”[<text:span text:style-name="书名_20_字符">Fields, Factories and Workshops Tomorrow</text:span>, p. 147, p. 153 and p. 154]</text:p>
      <text:p text:style-name="P329">必须强调，克鲁泡特金和其他无政府主义者一样清楚地认识到，不同行业之间的技术效率存在差异，因此某些部门的最优工厂规模可能很大，而另一些部门则可能相对较小。正因如此，他并没有像某些马克思主义者所指控的那样痴迷于“小规模”（见H.2.3节）。相反，克鲁泡特金敏锐地看到，资本主义的运作原则会把技术效率淹没在价格机制之下，而价格机制本身又受制于经济权力。即便不否认“规模经济”的存在，他也认识到，在资本主义条件下，所谓的“高效”是这个制度自身规定出来的。无论是通过市场力量压低成本（信贷、原材料或劳动力），还是通过兼并供应商把利润内部化——只要能提高利润，那就是“高效”。在资本主义中，利润被（错误地）当作效率的一种替代指标（而且会被市场权力扭曲），这种做法必然歪曲企业和工作场所的规模。在一个理性的社会中，也就是建立在经济自由基础上的社会里，工作场所应当依据技术效率以及使用它们的人们的需要来重新组织，而不是围绕少数人利润和权力的最大化来安排。</text:p>
      <text:p text:style-name="P330">这一切意味着，一个行业内部的“垄断程度”在很大程度上决定了整个经济中利润的分配结构：一部分由其他企业“创造”的剩余价值，最终会被大企业实现并占有。因此，寡头企业通过向消费者收取高于竞争性市场水平的价格，缩小了其他、竞争性更强的市场中企业可以分享的利润池。由于高额资本成本降低了流动性，并把大多数潜在竞争者排除在寡头市场之外，所以只有在寡头把价格抬得<text:span text:style-name="Emphasis">过</text:span>高时，才可能出现真正的竞争（也就是重新变得有利可图）。因此，“<text:span text:style-name="正文引文_20_字符">不应当得出结论说：寡头可以随心所欲地定价。如果价格定得过高，其他行业中的主导企业就会被异常高的回报所吸引而进入市场，从中分得一杯羹。小生产者——即</text:span><text:soft-page-break/><text:span text:style-name="正文引文_20_字符">便使用成本更高的原料或较为落后的技术——也能够扩大自己的市场份额，并获得竞争性的、甚至更高的利润率。</text:span>”[Allan Engler, <text:span text:style-name="T17">Op. Cit.</text:span>, p. 53]</text:p>
      <text:p text:style-name="Standard">因此，大企业之所以能够在整个经济中的可分配剩余价值中占据更大份额，靠的是规模优势和市场权力，而不是所谓“更高的效率”。</text:p>
      <text:p text:style-name="P38"/>
      <text:h text:style-name="次章标题" text:outline-level="2"/>
      <text:h text:style-name="P162" text:outline-level="2">C.6 大企业的市场支配地位<text:line-break/>会发生变化吗</text:h>
      <text:p text:style-name="P330">资本的集中，当然并不意味着在某一个具体市场中，同一批企业的支配地位将会永远维持不变。但即便主导市场的公司会随着时间更替，不论自由市场资本主义的支持者如何鼓吹，这也丝毫不值得庆贺。原因在于，当市场支配权在不同公司之间发生转移时，其实不过是用<text:span text:style-name="Emphasis">新的</text:span>大企业取代<text:span text:style-name="Emphasis">旧的</text:span>大企业而已：</text:p>
      <text:p text:style-name="P331">“一旦某个行业形成了寡头结构，就不应当假定既有的竞争优势会永远维持下去……一旦寡头地位在任何一个具体产品市场中确立，它就会制造出进入壁垒，而这些壁垒只能通过发展出更为强大的企业组织形式才能被打破，这种组织必须能够规划并协调更加复杂和高度专业化的劳动分工。”[William Lazonick, <text:span text:style-name="书名_20_字符">Business Organisation and the Myth of the Market Economy</text:span>, p. 173]</text:p>
      <text:p text:style-name="P332">认为“垄断程度”会随着时间上升，本身就是一个非常自然的假设，而资本主义的历史总体上也印证了这一点。虽然集中度上升的时期会与保持不变甚至下降的时期交替出现，但长期趋势仍然是向上的（在繁荣期，垄断程度往往保持稳定或下降，而在萧条期则会上升到新的水平）。即便“垄断程度”有所下降，或者新的竞争者取代了旧的企业，这种变化也几乎谈不上进步，因为更换企业本身并不会改变资本集中或大企业对整个经济所产生的影响。面孔可以变化，但制度依旧如故，换汤不换药。因此，譬如说在某一阶段里，一个市场是由六家大型公司主导，而不是由四家主导，那实际上并没有什么实质性的差别。即使<text:span text:style-name="Emphasis">相对意义上的</text:span>进入壁垒有所降低，其<text:span text:style-name="Emphasis">绝对</text:span>水平却可能上升，从而把竞争限制在既有的（无论是本国的还是外国的）大企业之间，而正是这种绝对壁垒才维持着资本对劳动的阶级性垄断。</text:p>
      <text:p text:style-name="P333">我们也不应当以为“垄断程度”会不断单向上升，它会随着市场的成熟程度和经济周期而经历扩张与收缩的循环。显然，在某一特定市场刚刚形成时，由于少数先行者开创了一个新产业，往往会出现相对较高的“垄断程度”。而随着竞争者进入，集中度就会下降。再往后，随着企业的倒闭与并购，企业数量又会逐步减少。繁荣与萧条时期都会加速这一过程。在繁荣期，更多公司觉得有能力进入<text:soft-page-break/>或扩大某一市场，从而压低“垄断程度”；而在萧条期，集中度则会上升，因为越来越多的企业破产，或者为了生存而选择合并（例如，美国在1929年有100家汽车生产商，十年后只剩下三家）。因此，我们的基本论点<text:span text:style-name="Emphasis">并不</text:span>依赖于“垄断程度”是否存在某种特定的长期趋势。即便某个市场在几年内，从由三家大型企业主导变为由五家主导，垄断程度有所下降，但核心事实依然不变：进入壁垒依旧强大，足以否定任何现实经济能够体现教科书中“完全竞争”的说法。</text:p>
      <text:p text:style-name="Standard">所以，即使是在一个高度成熟、垄断程度很高的市场中（也就是市场集中度和资本成本已经构成了强有力的进入壁垒），集中水平也可能出现下降或上升。但关键在于：这种变化是如何发生的。新公司通常只有在四种条件下才能进入：</text:p>
      <text:p text:style-name="Text_20_body">1）它们拥有足够的资本来支付设立成本并承受初期亏损。这主要来自两个渠道：一是企业自身的其他业务板块（例如维珍集团进入可乐行业）；二是其他领域或其他国家的大型企业进入该市场。前者体现的是大企业的多元化扩张，后者则是国家寡头在压力下推动的市场全球化（见C.4节）。这两种情况都会在一段时间内增加某一市场寡头行业中的企业数量，从而提高该市场内部的竞争。但从长期看，市场力量会通过并购和扩张重新抬高垄断程度。</text:p>
      <text:p text:style-name="P334">2）它们获得国家援助，在能够与既有企业竞争、并且关键性地扩展到海外市场之前，免受外国竞争的冲击：拉佐尼克指出，“<text:span text:style-name="正文引文_20_字符">从历史上看，发展民族经济的政治战略，正是通过提供关键性的保护和支持，来克服……进入壁垒。</text:span>”[<text:span text:style-name="T17">Op. Cit.</text:span>, p. 87] 这一过程的明显例子包括19世纪的美国经济，或者更近一些的东南亚“小虎”经济体（它们“<text:span text:style-name="正文引文_20_字符">在政府方面表现出强烈而几乎毫不含糊的承诺</text:span>”，要通过建立“<text:span text:style-name="正文引文_20_字符">治理市场的政策与组织，……来提升本国工业的国际竞争力。</text:span>”[Robert Wade, <text:span text:style-name="书名_20_字符">Governing the Market</text:span>, p. 7]）</text:p>
      <text:p text:style-name="Standard">3）需求超过供给，从而形成高额利润，吸引其他大企业进入该市场，或者使已经存在的小企业获得超额利润、从而有能力扩张。即便在高度寡头化的市场中，需求仍然起到一定的约束作用（但从长期看，这一过程几乎不会真正降低进入壁垒或削弱寡头化趋势。）</text:p>
      <text:p text:style-name="Standard">4）主导企业把价格抬得过高，或者变得自满而犯下错误，从而让其他大型企业有机会削弱其市场地位（而有时也会允许一些小企业趁机扩张并做到这一点）。例如1970年代，许多美国的大型寡头就因此受到日本寡头的冲击。然而，如<text:soft-page-break/>C.4.2节所指出的那样，这些走下坡路的寡头往往还能在数十年内保持对市场的控制，而最终形成的市场依旧由寡头主导，因为被取代的大企业通常会被规模相当甚至更大的企业所替换。</text:p>
      <text:p text:style-name="P335">通常情况下，这些过程往往是同时发生的，而且其中一些还可能产生彼此矛盾的效果。就以“全球化”的兴起及其对某一国内市场中“垄断程度”的影响为例。在国家层面上，随着外国公司涌入某个市场，尤其是在本国生产者走向衰落的领域中，“垄断程度”反而可能下降（比如这种情况就一定程度上在1990年代的英国制造业中出现过）。然而在国际层面上，由于真正能够在全球范围内竞争的公司只有少数几家，资本的集中程度却很可能上升。与此类似，即便某一特定的国内市场内部的“垄断程度”有所下降，整个经济中的（经济）权力结构仍然可能向资本一方倾斜，从而把劳动置于更不利的位置，使其更难推进自身的要求（而这一点，无疑在“全球化”过程中已经发生过——参见D.5.3节）。</text:p>
      <text:p text:style-name="P335">让我们以美国钢铁工业为例。1980年代出现了所谓的“迷你钢厂”，它们的资本成本较低。作为一个新的产业部门，迷你钢厂是在美国钢铁业因日本竞争而陷入衰退之后才发展起来的。日本钢铁业崛起的一个关键因素是新日铁（Nippon Steel）的成立。它在规模上可以与美国钢铁公司匹敌，并且大规模投资于现代技术，使钢产量在30年间增长了2216%（从1950年的530万吨提高到1980年的1.228亿吨）。到1980年代中期，迷你钢厂和进口钢材各自占据了美国市场的四分之一，而许多原本以钢铁为基础的公司则转而向新的市场多元化发展。</text:p>
      <text:p text:style-name="Standard">美国钢铁工业之所以能够存活下来，只能依靠一系列代价高昂的措施：投入90亿美元提升技术竞争力，通过压低工人工资来提高劳动生产率，从严格的污染控制法规中获得豁免，以及——极其重要的一点——由美国政府将进口量限制在国内市场总量的四分之一。美元贬值也起到了作用，因为这使进口产品变得更加昂贵。除此之外，美国钢铁公司还日益与其日本“竞争者”建立起联系，从而推动了资本的进一步集中（与聚集）。</text:p>
      <text:p text:style-name="P336">因此，正是由于外国资本的竞争在一个原本被既有资本垄断的市场中撕开了空间，把老牌资本挤了出去，再加上国家出面干预、保护并扶持本国生产者，产业中的这个新兴部门才得以在本土市场站稳脚跟。随着许多老牌公司倒闭并转向其他市场，而美元贬值又推高了进口价格、国家干预压缩了外国竞争，迷你钢厂便处在了一个可以迅速扩大自己在美国市场中份额的极为有利的位置。还必须指出<text:soft-page-break/>的是，美国钢铁业在这一时期伴随着美日公司之间日益加深的“合作”，其结果是企业规模进一步做大。这对迷你钢厂来说意味着资本形成与资本集中的循环又重新启动，大企业会通过竞争把小公司挤出市场。</text:p>
      <text:p text:style-name="Standard">我们也不应以为寡头垄断市场就意味着所有小企业将会消失。事实恰恰相反，小企业不仅会继续存在，大企业本身还会在其周围催生出同一规模层级的产业（比如为其提供零部件的供应商，或者为其工人提供服务的企业）。我们并不是说小企业不存在，而是说与商业世界中的巨头相比，它们的影响力十分有限。实际上在一个寡头垄断的市场中，既有的小企业始终构成一种潜在问题，因为其中的一些可能会试图突破原有的生态位而扩大规模。对此，占支配地位的公司往往会直接收购这些小企业，利用它既有的客户或供应商关系来限制其活动，或者干脆暂时承受亏损，把价格压到低于生产成本，直到把竞争者赶出市场，或者确立自己的价格领导地位，然后再重新提高价格。</text:p>
      <text:p text:style-name="Standard">因此，我们的基本论点<text:span text:style-name="Emphasis">并不</text:span>依赖于垄断程度出现某种特定的变化趋势。比如说，主导一个市场的企业可能从四家变成六家，垄断程度在统计上或许有所下降，但竞争壁垒依然强大，足以否定任何把现实经济描绘成教科书中那种“完全竞争”的说法。也就是说，尽管参与其中的具体公司可以随着时间更替，但由于资本主义自身的性质，整个经济始终都会被大企业所主导。这正是资本主义的运作方式——把少数人的利润建立在多数人的代价之上。</text:p>
      <text:p text:style-name="P38"/>
      <text:h text:style-name="次章标题" text:outline-level="2"/>
      <text:h text:style-name="P162" text:outline-level="2">C.7 是什么导致了<text:line-break/>资本主义的经济周期？</text:h>
      <text:p text:style-name="Standard">“经济周期”这个概念，用来描述资本主义体系中繁荣与萧条交替出现的自然动态。有时会出现充分就业，工厂和企业不断扩大生产，商品和服务越来越多，经济随之增长，工资也一并上升。然而，正如蒲鲁东所指出的，这种看似幸福的局面并不会长久：</text:p>
      <text:p text:style-name="正文引文">“但是在财产制度的影响下，工业并不是这样有规律地运行的……一旦察觉到需求，工厂就会被填满，所有人都投入工作，商业随之活跃起来……在财产的统治之下，工业之花只会被编成送葬的花圈。劳动者在自掘坟墓……[资本家]试图……通过降低成本来继续生产。于是工资被压低，机器被引入，妇女和儿童被雇用……成本的下降创造了一个更大的市场……[但是]生产能力却比以往任何时候都更快地超过了消费……今天工厂关门，明天人们就在街头挨饿……由于营业中断和商品极端廉价……惊慌失措的债权人急忙抽回他们的资金，[于是]生产被迫停止，劳动陷入停滞。”[<text:span text:style-name="书名_20_字符">What is Property</text:span>, pp. 191-192]</text:p>
      <text:p text:style-name="P337">为什么会出现这种情况？在无政府主义者看来，正如蒲鲁东指出的，这根源于资本主义生产的性质以及它所塑造的社会关系（“<text:span text:style-name="正文引文_20_字符">财产的统治</text:span>”）。理解经济周期的关键，在于把握蒲鲁东所说的这句话：“<text:span text:style-name="正文引文_20_字符">财产把产品卖给劳动者的价格，高于它向劳动者为这些产品支付的报酬；因此，财产就是不可能的。</text:span>”[<text:span text:style-name="T17">Op. Cit.</text:span>, p. 194] 换句话说，资本家必须从他们雇佣的工人身上榨取利润，这一要求本身就是经济周期的根本原因。如果资本家阶级无法获得足够的剩余价值（利润、利息、租金），那它就会停止生产，解雇工人，摧毁人们的生活和整个社区，直到再次能够从工人阶级身上榨取出足够的剩余为止。正如蒲鲁东所说的那样（他用“<text:span text:style-name="正文引文_20_字符">利息</text:span>”<text:span text:style-name="T112">[</text:span><text:span text:style-name="正文引文_20_字符"><text:span text:style-name="T112">interest</text:span></text:span><text:span text:style-name="T112">]</text:span>一词来指代一切形式的剩余价值）：</text:p>
      <text:p text:style-name="正文引文">“因此，商业和工业停滞的首要原因就是资本的利息——也就是古代人一致以‘高利贷’之名加以谴责的那种利息，当它表现为货币借贷的报酬时他们敢于反对它，却不敢在房租、地租或利润的形式下同样加以谴责；就仿佛被借出的东<text:soft-page-break/>西的性质，竟然能够为收取借用费用——也就是抢劫——辩护。”[<text:span text:style-name="T17">Op. Cit.</text:span>, p. 193]</text:p>
      <text:p text:style-name="P338">那么，是什么决定了剩余价值的水平呢？对剩余价值生产的压力主要来自两大类因素，我们可以称之为<text:span text:style-name="Emphasis">“主观”</text:span>压力和<text:span text:style-name="Emphasis">“客观”</text:span>压力（为了行文方便，我们从这里开始用“利润”来统指剩余价值，因为其他一切形式的剩余价值，都依赖于在车间和工作场所中从工人身上榨取到的那一部分利润）。所谓“主观”压力，源自资本主义所创造的支配与服从的社会关系。而这种关系正是剥削的根基，也必然引发对剥削的反抗。换言之，主观压力来自于（用蒲鲁东的话说：）“<text:span text:style-name="正文引文_20_字符">财产即专制</text:span>”，它是阶级斗争的产物。我们将在C.7.1节中讨论这一点。而所谓“客观”压力，则来自资本主义自身的运行方式，具体体现在两个过程之中。其一是市场无法向生产者提供足够的信息，从而避免市场内部出现比例失调。也就是说，市场经常会制造出某些特定市场上生产过多、从而引发萧条的局面。其二是（用蒲鲁东的话说：）“<text:span text:style-name="正文引文_20_字符">生产力越来越倾向于超过消费能力</text:span>”的过程，这就是过度投资或过度积累。这两个问题将分别在C.7.2和C.7.3节中加以讨论。</text:p>
      <text:p text:style-name="P339">在继续之前，我们需要强调，这三种因素在现实经济中是同时发挥作用的，我们之所以把它们区分开来，只是为了便于分别说明各自所涉及的问题。阶级斗争、市场“欠沟通”所造成的比例失调，以及过度投资，这三者始终相互交织、彼此作用。由于内部竞争（阶级斗争）和外部竞争（企业间竞争）的双重压力，资本家不得不不断投资新的生产手段。随着繁荣时期工人力量的增强，资本家会通过技术创新和追加投资来对抗这种力量；同样地，为了在与竞争者的较量中取得市场优势、从而获得更高利润，企业也会投入资金购置新机器。这种做法虽然在短期内确实能提高个别企业的利润，但从整体和长期来看，却会导致集体性的过度投资和利润率下降。不仅如此，由于价格机制造成的市场内部缺乏有效沟通，企业会在某些景气的特定市场上一哄而上，竞相扩大生产，从而引发生产过剩，库存积压随之带来萧条。利率所提供的信息本身也是不完整的，这进一步加速了这一过程，使投资集中到经济中的某些部门。由此就可能出现相对的过度投资，它会放大并叠加既有的生产过剩倾向，从而制造出危机的条件。此外，繁荣本身还会吸引新的企业以及外国竞争者进入市场以争夺份额，这会降低一个行业的“垄断程度”，压缩大企业的加价率和利润，而这反过来又常常在繁荣后期引发更多的兼并与收购。</text:p>
      <text:p text:style-name="Standard"><text:soft-page-break/>与此同时，随着失业率下降，工人的力量、自信心以及为自身权利而斗争的意愿都会增强，这会在生产环节侵蚀利润空间。这种变化又会削弱过度投资的冲动，因为工人会抵制新技术和新生产方式的引入。较高的工资还会维持甚至扩大对最终商品和服务的需求，使企业能够把工人所创造的潜在利润真正实现出来。因此，工资上升一方面通过提高成本损害了利润的<text:span text:style-name="Emphasis">生产</text:span>潜力，另一方面却又通过支撑需求提高了利润在市场上<text:span text:style-name="Emphasis">实现</text:span>的可能性，因为如果没有需求，企业根本无法获利，只会让未售出的商品不断堆积。换言之，对某一家具体企业而言，工资是成本，但其他企业支付给工人的工资却是它自身产品需求的关键来源。阶级斗争的这种矛盾效应与投资的矛盾效应彼此对应。正如投资正是因为“有用”才会引发危机一样，阶级斗争一方面抑制了资本的过度积累并维持总需求（从而推迟了危机），另一方面削弱了资本在生产现场的权力、压缩利润率（从而加速了危机的到来）。</text:p>
      <text:p text:style-name="Standard">还必须指出的是，在萧条时期，这些因素会以相反的方式运作，从而为新的繁荣创造条件。就工人而言，失业上升会强化资本家的力量。他们会利用雇员地位被削弱的局面，推动降薪或提高劳动强度与生产率，以改善企业的盈利能力，也就是提高剩余价值。为了保住工作，劳动者通常会被迫接受由此带来的更高剥削率。这会使工资下降，从而可能推高利润率上升。然而，降薪又会压低对商品和服务的需求，因此从总体上看，削减工资的净效果很可能是需求进一步<text:span text:style-name="Emphasis">萎缩</text:span>，从而使萧条更加严重。</text:p>
      <text:p text:style-name="P340">“客观”压力在萧条中同样呈现出矛盾性。价格机制妨碍了生产和投资决策所需知识的扩散。虽然企业开始增加生产和投资就整体而言是合理的，但在现实中，各个企业却是彼此孤立。它们的预期是悲观的，认为萧条还会持续，于是都不愿意率先重新投资。在萧条期间，大量企业破产倒闭，经济中的固定资本存量因此减少，过度投资也随之得到缓解。随着总投资下降，经济中的平均利润率反而可能上升；但投资的萎缩又意味着相关部门将面对停滞的需求，在前景不确定的情况下，它们就会拖累其他部门。而且随着企业出局，各行业的“<text:span text:style-name="正文引文_20_字符">垄断程度</text:span>”会上升，这提高了大企业的加价率和利润，但整体市场环境又使得它们的商品难以出售。</text:p>
      <text:p text:style-name="P341">不过萧条终究会结束（很少有无政府主义者认为，资本主义会仅仅由于内部的经济过程而自行崩溃）。在高失业率条件下可以榨取到的剩余价值，相对于已<text:soft-page-break/>经缩小的固定资本存量而言已足以提高利润率。这会促使资本家重新开始投资，于是便启动了新一轮的繁荣（而这一繁荣本身又孕育着它自己的终结）。这个过程会持续多久，事先无法预测（这也是为什么凯恩斯强调“从长远看我们都是逝者”）。它取决于客观条件、此前那一轮繁荣的过度程度、政府政策，以及工人阶级在多大程度上愿意为资本主义危机承担代价。</text:p>
      <text:p text:style-name="P342">因此“主观”和“客观”因素彼此作用、相互抵消，但危机之所以不可避免，归根结底是因为这个制度建立在雇佣劳动之上，生产者并不是为自己而生产。最终导致危机的原因在于，资本主义是一种以利润为目的的生产方式，而当资本家阶级由于各种原因无法（在整体上）获得足够高的利润率时，萧条就会爆发。如果工人是为自己而生产，那这个决定性的因素就将不复存在，因为那样也就不会存在一个资本家阶级。只要这一点没有改变，经济周期就会持续存在，并由直接根源于资本主义生产方式及其所依赖的雇佣劳动的“主观”和“客观”的压力所推动。在任何一个具体时期，究竟哪一种压力占上风，取决于阶级力量的相对对比。换一种说法，萧条既可能在工人阶级“太强”的时候发生，也可能在他们“太弱”的时候发生。前一种情况意味着我们能够降低剥削率，通过保留我们所创造的剩余价值中更大的一部分来挤压利润率；后一种情况则意味着我们弱到无法阻止收入分配向资本家阶级倾斜，而这会导致过度积累，使经济更容易陷入总需求不足。<text:span text:style-name="T113">1960和1970</text:span>年代是“主观”压力占主导的典型例子，而<text:span text:style-name="T113">30和40</text:span>年代则展示了“客观”压力如何发挥作用。</text:p>
      <text:p text:style-name="Standard">最后必须强调，这种分析<text:span text:style-name="Emphasis">并不</text:span>意味着无政府主义者认为资本主义会自行崩溃。尽管危机不可避免并且会频繁发生，但革命却并非如此。资本主义只能通过工人阶级的革命而被终结，那是在人民意识到社会变革的必要性时主动去实现的，而不是作为经济崩溃的副产品被动降临于世。</text:p>
      <text:p text:style-name="P38"/>
      <text:h text:style-name="Heading_20_3" text:outline-level="3">C.7.1 阶级斗争在经济周期中起什么作用？</text:h>
      <text:p text:style-name="P343">从最基本的层面看，阶级斗争——也就是对一切形式等级支配的抵抗——是经济周期的主要根源。正如我们在B.1.2与C.2两节中所论证的那样，资本家要剥削工人，首先必须要压迫工人。但哪里有压迫，哪里就必然有反抗；权威存在之<text:soft-page-break/>处，便是对自由之意志的萌生之处。因此，资本主义始终伴随着一种持续不断的冲突：工人与老板之间在生产现场进行斗争；人们也在工作场所以外反对其他各种形式的等级统治。</text:p>
      <text:p text:style-name="P343">这种阶级斗争体现了工人争取解放与自我赋权的努力，同资本试图把个体工人变成庞大机器中一个微小齿轮的企图之间的对立。它反映了被压迫者试图追求过一种真正“像人一样”的生活，正如彼得·克鲁泡特金所说，“<text:span text:style-name="正文引文_20_字符">工人要求分享他所创造的财富；他要求在生产管理中拥有属于自己的那一份；他不仅要求更多的物质福祉，而且还要求在科学与艺术等更高层次的享受中享有自己的全部权利。</text:span>”[Peter Kropotkin, <text:span text:style-name="书名_20_字符">Anarchism</text:span>, pp. 48-49] 埃里科·马拉泰斯塔对此的论述是：</text:p>
      <text:p text:style-name="P344">“如果[工人]成功地争取到了他们所要求的东西，他们的处境就会改善：他们会挣得更多，工作更短的时间，并且拥有更多时间与精力去思考对他们真正重要的事情，而他们也会立刻提出更高的要求，产生更多的需要……并不存在什么自然法则（所谓工资规律）来规定工人劳动中有多大一部分应该归他[或她]所有……工资、工时以及其他就业条件，都是老板与工人之间斗争的结果。前者总是试图给工人尽可能的少；后者则试图，或者说应当试图，尽可能少地工作、尽可能多地收入。凡是工人接受任何条件，或者即便不满却不知道如何对老板的要求进行有效抵抗的地方，他们很快就会沦为近乎兽性的生存状态。相反，在那些工人清晰地知道人类应当如何生活，并且懂得如何联合起来，通过拒绝劳动或潜在的、公开的反叛威胁来赢得老板尊重的地方，他们就会受到相对体面的对待……因此，通过斗争、通过对老板的抵抗，工人至少在一定程度上可以阻止自身处境的恶化，并且争取到真正的改善。”[<text:span text:style-name="书名_20_字符">Errico Malatesta: His Life and Ideas</text:span>, pp. 191-2]</text:p>
      <text:p text:style-name="Standard">正是这种斗争决定了工资水平以及福利、教育补助等各种间接收入。它同样会影响资本的集中，因为资本为了在竞争中占据优势，会借助技术来提高劳动生产率、压低商品价格（也就是尽可能从雇员身上榨取最大的剩余价值）。而且正如在D.10节将要讨论的那样，资本投资的增加还意味着资本试图进一步加强对工人的控制（或者干脆用不会说“不”的机器取代他们），<text:span text:style-name="Emphasis">同时</text:span>把原本具有独立性的个体转化为可以随意解雇、轻易替换的“工人大众”。例如，蒲鲁东就引用过一位“<text:span text:style-name="正文引文_20_字符">英国制造商</text:span>”的话，他明确表示之所以投资机器，正是为了用机器取代人，因为机器更容易被控制：</text:p>
      <text:p text:style-name="正文引文"><text:soft-page-break/>“我们工人队伍的不服从，促使我们萌生了摆脱他们的想法。我们动用了头脑所能想到的一切办法，用更温顺的工具来取代人的服务，而我们也已经达到了这个目的。机器把资本从劳动的压迫之下解放了出来。”[quoted by Proudhon, <text:span text:style-name="书名_20_字符">System of Economical Contradictions</text:span>, p. 189]</text:p>
      <text:p text:style-name="Standard">（蒲鲁东对此则反讽道：“<text:span text:style-name="正文引文_20_字符">如果机器还能把资本从消费者的压迫之下也解放出来，那该多不幸啊！</text:span>”因为机器取代工人所造成的过度生产和需求萎缩，很快就会通过一次萧条把这种关于自动化生产的幻想击得粉碎——参见C.7.3节。）</text:p>
      <text:p text:style-name="Standard">因此，阶级斗争既左右着工资与资本投资，也就影响着市场上商品的价格。更为关键的是，它决定了利润水平，而利润水平的起伏才是经济周期的最终根源。因为在资本主义之下，生产的“<text:span text:style-name="正文引文_20_字符">唯一目的就是增加资本家的利润。因此，我们就有了产业的不断波动，以及周期性爆发的危机。</text:span>”[Kropotkin, <text:span text:style-name="T17">Op. Cit.</text:span>, p. 55]</text:p>
      <text:p text:style-name="P345">有一种源自新古典主义（及其相关的）意识形态的常见资本主义神话，那就是“自由市场资本主义将带来持续不断的繁荣”。因为按照这种说法，是因为国家对市场的干预（尤其是在信贷与货币领域的干预）才导致了萧条的出现；而只要消除这些干涉，现实就会与教科书保持一致，从而把“现实存在的”资本主义中的那些消极特征——比如经济周期——一并消除。让我们姑且假定这一说法成立（而正如C.8节将要讨论的，它其实<text:span text:style-name="Emphasis">并不</text:span>成立）。在这种资本主义梦想中的“繁荣经济”里将实现充分就业；然而，尽管这会“<text:span text:style-name="正文引文_20_字符">提高总需求，但从商业的角度看，它却具有致命缺陷：它会把失业的后备军维持在较低水平，从而保护工资水平，并强化劳动的议价能力。</text:span>”[Edward S. Herman, <text:span text:style-name="书名_20_字符">Beyond Hypocrisy</text:span>, p. 93] 结果就是，由于利润空间受到挤压，充分就业本身反而被不断削弱（这也解释了为什么老板们总是站在反对政府充分就业政策的最前线）。</text:p>
      <text:p text:style-name="Standard">要理解这一过程并不困难。充分就业会使工人处于极其有利的位置，而这种力量足以动摇整个制度。因为资本主义始终是在一根紧绷的钢丝上前行。要让繁荣得以平稳延续，实际工资的增长必须落在一个狭窄区间之内。如果增长过低，资本家就难以出售工人生产出来的商品，于是就会面临所谓的“<text:span text:style-name="正文引文_20_字符">实现危机</text:span>”（也就是商品卖不出去就无法实现利润）。相反，如果实际工资增长过高，利润生产的条件又会被破坏，因为劳动者会占有更多自己创造的价值。由此在繁荣时期，当失业率下降时，随着消费品需求上升，实现条件就会得到改善：市场扩大，从而刺激资本家增加投资。但这种投资的上升也就意味着就业的增加，却会对剩余价值<text:soft-page-break/>的<text:span text:style-name="Emphasis">生产</text:span>条件产生不利影响，因为劳动在生产现场可以更有力地自我主张，对管理层的要求施加更强的抵抗，更重要的是，开始提出属于自己的要求。</text:p>
      <text:p text:style-name="P346">如果某个行业或某个国家失业率很高，工人为了保住工作，往往不得不接受更长的工时、停滞不前的工资、更恶劣的劳动条件以及新技术的引入。资本在这种情况下就能够从这些工人身上榨取更高水平的利润，而这又会向其他资本家发出信号，吸引他们投资这个领域。而随着投资增加，失业率就会下降。当可供雇用的劳动力池逐渐枯竭时，雇主为了争夺这种稀缺资源就会抬高工资，而工人也会切身感受到自身力量的增强。在这种更有利的位置上，工人就不再只是被动地抵抗资本的议程，而是开始提出自己的主张（例如要求更高的工资、更好的劳动条件，甚至要求工人接管控制）。当工人的力量增强时，分配给资本的收入份额就会下降，利润率也随之下滑，资本便遭遇利润挤压，于是削减投资与就业，或者压低工资。投资的收缩首先在资本品部门制造失业，而失业工人购买力的下降又会压缩消费品的需求。随着老板解雇工人或降低工资，这一过程会不断加速，萧条加深，失业进一步扩大，从而使整个循环重新开始。这可以称之为对利润率的“主观”压力。</text:p>
      <text:p text:style-name="Standard">几乎可以在所有经济周期中看到利润与工资之间的这种相互作用。举例来说，让我们考察一下在1970年代初终结战后凯恩斯主义、并为撒切尔与里根的新自由主义改革铺路的那场危机。这场始于1973年的危机，其根源就在于1960年代繁荣所造成的利润挤压。若是放眼美国，我们会发现他在1961年至1969年间的经济持续增长（这也是当时其历史上最长的一轮扩张）。从1961年开始，失业率稳步下降，事实上形成了充分就业。而自1963年起，罢工次数以及因罢工而损失的总工时不断上升（罢工数量在1963年至1970年间翻了一番，而自发性罢工在全部罢工中的比例也从1960年的22%上升到1966年的36.5%）。到了1965年，企业利润份额与企业利润率都达到顶峰。利润份额和利润率的下降一直持续到1970年（也就是失业开始回升之时）；随后它们略有反弹，直到1973年萧条爆发。此外，1965年以后通货膨胀开始加速，因为资本主义企业试图通过把成本上升转嫁给消费者来维持自己的利润率（正如C.8.2节将要讨论的那样，通胀与资本主义利润的关系远比它与货币供给或工资的关系更为密切）。这种通胀有助于削弱实际工资的增长，使1968年至1973年间的盈利能力高于原本可能达到的水平，从而推迟了萧条的到来，但仍并未能阻止它。</text:p>
      <text:p text:style-name="P347"><text:soft-page-break/>从更宏观的层面看，在发达资本主义国家整体范围内，1962年至1971年间“产品工资”（指雇主雇用劳动力所承担的实际成本）持续上升，而劳动生产率却在下降。到1960年代后期，在国民收入中利润份额和利润率达到顶峰之后不久，产品工资的增速已经超过了生产率的增长。此后生产率继续下滑，而产品工资仍然不断攀升。这个过程源于失业率下降和工人力量的增强（这种力量部分体现在欧洲及其他地区罢工数量的爆炸式增长上），它促使工人能够保留自己所创造价值中越来越大的份额。1960年至1968年间，发达资本主义国家的税后实际工资与生产率大体以相同速度增长，但在1968年至1973年之间，前者的增幅明显超过后者（于是出现了利润挤压）。不仅如此，国际竞争的加剧也使许多国内企业在应对利润挤压时受到限制，并且还要面对全球需求下降的压力。结果是在整个发达资本主义世界，利润份额和利润率都下滑到其此前峰值的大约80%。[Philip Armstrong, Andrew Glyn and John Harrison, <text:span text:style-name="书名_20_字符">Capitalism Since 1945</text:span>, pp. 178-80, pp. 182-4 and pp. 192-3]</text:p>
      <text:p text:style-name="P348">必须强调的是，社会斗争并不只发生在工作场所。在1960年代，“<text:span text:style-name="正文引文_20_字符">在妇女、学生和少数族裔中兴起了一系列强大的解放运动。社会制度正经历一场危机，庞大的社会群体开始质疑现代等级化社会的根基：父权制家庭、威权化的学校与大学、等级森严的工作场所或办公室，以及官僚化的工会或政党。</text:span>”[Takis Fotopoulos, <text:span text:style-name="正文引文_20_字符">"The Nation-state and the Market,"</text:span> pp. 37-80, <text:span text:style-name="书名_20_字符">Society and Nature</text:span>, Vol. 2, No. 2, p. 58] 这与右翼的预言形成了鲜明对比。资本主义框架内为了维持充分就业并提供医疗等社会服务而进行的国家干预，不仅<text:span text:style-name="Emphasis">并没有</text:span>把社会引向所谓的“<text:span text:style-name="正文引文_20_字符">通往奴役之路</text:span>”。而恰恰相反，那些原本被边缘化的人群开始反抗自身所遭受的压迫与剥削，并在越来越多的生活领域中对权威提出质疑——必须指出，这一点也包括在我们自己的组织内部（例如工会的基层成员既要反抗资本主义企业的官僚体系，同样也不得不反抗他们自身官员的官僚统治）。</text:p>
      <text:p text:style-name="P348">这些社会斗争最终引发了一场经济危机，因为资本已经无法“充分地”压迫和剥削工人阶级来维持一个“合适”的利润率。随后，资本又利用这场危机来重新驯服工人阶级，并在工作场所内外恢复资本主义的权威（见C.8.2节）。我们还需要指出，尽管物质财富有所增长（或者说，恰恰因为物质财富有所增长），马拉泰斯塔也早已预见到了这种社会反抗的进程。他曾在1922年这样写道：</text:p>
      <text:p text:style-name="正文引文"><text:soft-page-break/>“改良主义者的根本错误，在于他们幻想主人与仆人之间、老板与工人之间，能够存在一种团结与真诚的合作……</text:p>
      <text:p text:style-name="正文引文">“那些人设想一种被喂得滚圆的猪群，在少数牧猪人的鞭策下心满意足晃来晃去的社会；那些没有考虑到自由的需要和人的尊严感的人……当然也可以想象并向往一种技术化的生产组织，使所有人都享有富足，同时在物质上对老板和工人都同样有利。然而在现实中，只要社会仍然被划分为彼此对立的阶级，也就是雇主与雇员，建立在普遍富足基础上的‘社会和平’就只能是一个梦想。既不会有和平，也不会有富足。</text:p>
      <text:p text:style-name="正文引文">“这种对立主要是精神性的，而非物质性的。老板与工人之间，永远不可能为了更好地‘压榨’<text:span text:style-name="T114">[原文如此！]</text:span>自然力量、造福全人类而达成真正的理解。因为老板首先关心的是继续当老板，并且无论是通过对工人的支配，还是通过与其他老板的竞争，都要不断攫取更多权力；而工人早已受够了老板，他们不想再要更多的老板了！”[<text:span text:style-name="T17">Op. Cit.</text:span>, pp. 78-79]</text:p>
      <text:p text:style-name="P349">战后的妥协与社会民主主义改革的经验表明，社会问题的核心归根结底并不在于贫困，而在于自由。不过，现在让我们回到阶级斗争对资本主义的影响这一主题上来。</text:p>
      <text:p text:style-name="P350">正是意识到了“充分就业对企业不利”，构成了所谓“<text:span text:style-name="正文引文_20_字符">非加速通货膨胀失业率</text:span>”（<text:span text:style-name="正文引文_20_字符">Non-Accelerating Inflation Rate of Unemployment</text:span>，NAIRU）的理论基础。正如我们将在C.9节中更详细讨论的那样，据该理论所说，一旦一个经济体中的失业率低于NAIRU定义的失业率，那么通货膨胀就会开始加速。虽然这个“理论”的根基极其薄弱（因为NAIRU既看不见，又会动态流动，所以它几乎可以用来解释任何历史事件——当你的数据连凡人都无法观察到时，你当然可以“证明”任何东西）；然而，当它为一整套旨在打击劳动人民、他们的组织以及他们斗争的政策提供了正当性时，却是相当的有用。NAIRU关注的，是一种所谓由失业率下降和工人权利与力量上升所引发的“<text:span text:style-name="正文引文_20_字符">工资—价格</text:span>”螺旋。可想而知，你从来不会听到什么“<text:span text:style-name="正文引文_20_字符">利息—价格</text:span>”螺旋、“<text:span text:style-name="正文引文_20_字符">租金—价格</text:span>”螺旋或“<text:span text:style-name="正文引文_20_字符">利润—价格</text:span>”螺旋，尽管这些同样构成价格的一部分。而被指责的永远只是“<text:span text:style-name="正文引文_20_字符">工资—价格</text:span>”螺旋，因为利息、租金和利润都是资本的收入，所以在这个逻辑中它们天生就不容置疑。接受NAIRU的逻辑，就等于资本主义制度在无言中承认：它与充分就业并不相容，由此也否定了自己关于资源配置效率和劳动合同“对双方都有利”的一<text:soft-page-break/>切宣称。</text:p>
      <text:p text:style-name="P351">因为资本主义由利润动机所驱动，而这一动机又与工人与资本家之间的阶级斗争对利润施加的主观压力相结合，<text:span text:style-name="Emphasis">必然</text:span>导致一个不断重复的繁荣—萧条循环——正因如此，无政府主义者才认为，持续的“繁荣”在资本主义下是不可能的。归根结底，这并不令人意外，因为“<text:span text:style-name="正文引文_20_字符">工业的方向如今、而且将来也必然：不是为了满足所有人的需要，而是为了在某一时刻为少数人带来最大的短期利润。某些人的富足必然以他人的贫困为代价；为了保证始终有人愿意只拿到他们所能生产之物的一部分就出卖自己，就必须不惜一切代价维持大多数人的窘迫处境；没有这一点，就不可能存在资本的私人积累！</text:span>”[Kropotkin, <text:span text:style-name="T17">Op. Cit.</text:span>, p. 128]</text:p>
      <text:p text:style-name="P351">而当这种“主观”的压力在体系中显现出来，也就是当广大民众处境的改善威胁到资本的私人积累时，统治阶级当然便会指责工人阶级“贪婪”且“自私”。在这种时刻，我们应当记起亚当·斯密在这个问题上说过的话：</text:p>
      <text:p text:style-name="P352">“事实上，高利润比高工资更容易推高劳动价格……商品价格中归结为工资的那一部分，只会随着工资的上升而按算术比例增长。但如果雇用这些工人的各类雇主的利润提高了5%，那么商品价格中归结为利润的那一部分，就会随着利润的上升而按几何比例增长……我们的商人和大制造业主抱怨高工资的恶果，说它们抬高了价格，从而削弱了商品在国内外的销售。他们却只字不提高利润的恶果。他们对自身收益的有害影响保持沉默。他们反而只抱怨别人的。”[<text:span text:style-name="书名_20_字符">The Wealth of Nations</text:span>, pp. 87-88]</text:p>
      <text:p text:style-name="P353">顺便说一句，在今天，我们必须把经济学家也加入到斯密所说的这些“<text:span text:style-name="正文引文_20_字符">商人和大制造业主</text:span>”之中。考虑到经济学理论已经从斯密那种相对不带利害关系的分析，演变（或者说堕落）为对老板一切行为的辩护学说，这并不令人惊讶（这本身正是供求规律的一个经典例证：思想市场回应了“<text:span text:style-name="正文引文_20_字符">我们的商人和大制造业主</text:span>”对这类理论的需求）。凡是把资本主义问题归咎于工人“贪婪”的“理论”，总是会比那种把问题准确定位于雇佣奴役所制造的内在矛盾的理论，更受青睐。归根结底，资本主义经济学把资本主义的一切问题都怪罪到工人阶级不肯向老板卑躬屈膝上（例如它声称失业是工资过高造成的，而不是老板为了维持自身权力和利润而需要失业——关于经验证据如何表明前一种声称是错误的，见C.9.2节）。</text:p>
      <text:p text:style-name="Standard">在总结之前，还需要补充最后一点。我们对资本主义所承受的那些“主观<text:soft-page-break/>性”压力的分析，乍看之下似乎与主流经济学的说法相近，但实际并非如此。这是因为我们的分析指出，这些压力内在于这一制度本身，它们会产生彼此矛盾的效果（因此，就不可能在不先让情况恶化的前提下就被轻易化解）；而且我们的分析还蕴含着通向自由社会的可能性。我们的分析承认，工人的力量与反抗对资本主义来说<text:span text:style-name="Emphasis">的确是</text:span>有害的（正如它对任何等级制体系都是有害的一样）；但同时也表明，资本主义若想应对这一点，除了走向威权统治或专制政权（例如纳粹德国）之外，便只能制造大规模失业（正如1980年代初美国和英国那样，右翼政府对经济操作不当，进入到深度衰退期），而即便如此，也无法保证消除工人阶级的斗争，例如1930年代的美国就清楚地说明了这一点。</text:p>
      <text:p text:style-name="P354">这意味着，我们的分析不仅揭示了这一制度的局限性与内在矛盾，还揭示了它为了“运转”而必须把工人置于弱势议价地位的事实（这本身就戳穿了资本主义是自由社会的神话）。更进一步，与许多马克思主义对资本主义的分析不同，我们并不把劳动人民描绘成制度的被动受害者；相反，我们承认，无论在个体层面还是在集体层面，我们都拥有通过自身行动去影响并<text:span text:style-name="Emphasis">改变</text:span>这一制度的力量。我们应当感到自豪：劳动人民拒绝自我否定，拒绝把自身利益服从于他人的利益，也拒绝扮演这个制度所要求的“命令执行者”的角色。这些人类精神的体现，这种自由与权威之间的斗争，不应被忽视或被淡化，而应当被庆祝。反抗权威给这一制度带来的巨大困扰，并不是反对社会斗争的理由，而恰恰是反对一种建立在等级制度、压迫、剥削和否认自由之上的制度的理由。</text:p>
      <text:p text:style-name="P354">总而言之，社会斗争在许多方面正是这一制度的内在动力，同时也是它最根本的矛盾所在：资本主义一方面试图把绝大多数人变成商品（也就是把他们化约为劳动力的承载者），另一方面却又不得不面对这一客体化过程所引发的人类回应（也就是阶级斗争）。然而，这并不意味着通过削减工资就可以解决危机，恰恰相反，正如我们在C.9.1节中所论证的那样，压低工资只会加深任何危机，使情况在好转之前先进一步恶化。同样也不能由此推论出，如果社会斗争被消除，资本主义就能顺利运转。毕竟，如果我们假定劳动力就像其他任何商品一样，那么当需求相对于供给上升时，它的价格就会上涨（这要么引发通货膨胀，要么挤压利润空间，很可能两者同时发生）。因此，即便不存在社会斗争，不存在伴随着它出现的事实：劳动力无法与出卖它的个人相分离——资本主义仍然要面对一个现实：只有通过剩余劳动（失业），才能保证生产出足够数量的剩余价值。</text:p>
      <text:p text:style-name="P355"><text:soft-page-break/>而且，即便我们假设个人可以在资本主义经济中完全的心满意足，愿意为了多一点点的收入而出卖自己的自由与创造力，对老板的每一个要求和心血来潮都毫无质疑地忍受（从而在这一过程中否定自身的人格与个性），资本主义的发展依然受到“客观性”压力的限制。因此，尽管如上所述，社会斗争确实能够对资本主义经济的健康状况产生决定性影响，但它并不是这一制度所面临的唯一问题。因为在这个体系内部，还存在着超越并高于它所制造的威权性社会关系及其所引发的反抗的客观压力。关于这些压力，我们将在接下来的C.7.2与C.7.3节中加以讨论。</text:p>
      <text:p text:style-name="P38"/>
      <text:h text:style-name="Heading_20_3" text:outline-level="3">C.7.2 市场在经济周期中起什么作用？</text:h>
      <text:p text:style-name="Standard">资本主义的一个重大问题，正是资本主义市场自身的运作方式。对“自由市场”资本主义的拥护者来说，市场能够提供作出投资和生产决策所需的一切必要信息。这意味着一种商品价格的上涨或下跌，会向市场中的所有人发出信号，而他们随之对这一信号作出反应。这些反应通过市场被协调起来，从而形成一个健康运转的经济体。</text:p>
      <text:p text:style-name="P356">右翼自由主义者弗里德里希·冯·哈耶克在〈社会中知识的运用〉（收入《个人主义与经济秩序》）一文中清晰地表达了这种观点。他以锡市场为例，为资本主义相对于中央计划的优越性辩护，强调它能够处理社会中知识的分散状态，并在需求或供给发生变化时动态地运用这些分散的知识。他写道：“<text:span text:style-name="正文引文_20_字符">假设，世界某个地方出现了某种原材料的新用途，比如说锡，或者锡的某个供给来源被消除了。对我们的目的而言，这究竟是两种情况中的哪一种导致锡变得更加稀缺并不重要，而这一点本身就极为关键。锡的使用者只需要知道，他们过去消耗的一部分锡，现在在别的地方可以被更有利可图地使用，因此他们必须节约用锡。对他们中的绝大多数来说，甚至没有必要知道更紧迫的需求究竟出现在哪里，或者应当为了其他哪些用途而去保全这种供给。</text:span>”随后，锡价的上升会导致消费减少，因为许多使用者会在使用上变得更加节省，于是“锡变得（相对）更稀缺”这一信息便在整个经济中扩散开来，不仅影响锡的使用者，也影响其替代品以及替代品的替代品，如此层层传导。由此，经济会在没有任何人了解最初变化原因的情况下，向均衡状态移动。“<text:span text:style-name="正文引文_20_字符">整体之所以作为一个市场在运作，并不是因为任何一个成员能</text:span><text:soft-page-break/><text:span text:style-name="正文引文_20_字符">够纵览全局，而是因为他们各自有限的视野在足够程度上相互重叠，从而通过许多中介把相关信息传递给所有人。</text:span>”（<text:span text:style-name="正文引文_20_字符">"The use of knowledge in society,"</text:span> ，<text:span text:style-name="书名_20_字符">American Economic Review</text:span>，第35卷第4期，519–530页，p. 526）</text:p>
      <text:p text:style-name="Standard">尽管可以承认这种关于市场的描述并非毫无根据，但同样显而易见，价格机制并不能向企业或个人传递他们作出决策所需的全部关键信息。正因为如此，资本主义并不是经济学教科书中所描绘的那种运作方式。而恰恰是价格机制自身的运转方式，导致了经济活动的繁荣与萧条，以及随之而来的巨大人类代价与社会代价。只要我们去考察隐藏在价格机制背后的真实过程，这一点就会变得清楚。</text:p>
      <text:p text:style-name="Standard">哈耶克理论的关键问题在于，他并没有讨论他所强调的那些个体决策会产生什么样的<text:span text:style-name="Emphasis">集体</text:span>后果。当锡的价格上升时，单个企业的确会减少对锡的使用。但没有任何理由可以假定这些行为叠加起来之后，就必然会使锡的供求重新回到均衡状态。实际上，完全可能会出现：锡的需求下降幅度过大，以至于生产者面对销量下滑，只能进一步压缩产量。反过来，若对锡的需求上升，也同样可能促使所有锡生产者大幅扩张供给，结果反而在市场上制造出供过于求的局面。蒲鲁东在十<text:span text:style-name="T115">1840</text:span>年代相当精确地描述了这一过程：</text:p>
      <text:p text:style-name="正文引文">“一位农民收获了<text:span text:style-name="T116">20</text:span>袋小麦，他和家人打算将这些用于自身消费，于是便认为自己比只收获<text:span text:style-name="T116">10</text:span>袋时富有两倍；同样，一位家庭主妇纺出了<text:span text:style-name="T116">50</text:span>码亚麻布，就会以为自己比只纺出<text:span text:style-name="T116">25</text:span>码时富有两倍。从家庭内部来看，这两种判断都是正确的；但从他们与外部的关系来看，却可能完全是错误的。如果全国的小麦收成翻了一番，那么<text:span text:style-name="T116">20</text:span>袋小麦在市场上能卖出的价格，反而会低于在收成只有一半时<text:span text:style-name="T116">10</text:span>袋小麦所能卖出的价格；同样在类似条件下，<text:span text:style-name="T116">50</text:span>码亚麻布的价值也会低于<text:span text:style-name="T116">25</text:span>码：于是，随着有用品的生产增加，价值反而下降，生产者可能在不断“致富”的过程中走向贫困。”[<text:span text:style-name="书名_20_字符">The System of Economical Contradictions</text:span>, pp. 77-78]</text:p>
      <text:p text:style-name="Standard">他认为这一现象源于“<text:span text:style-name="正文引文_20_字符">价值的双重性质</text:span>”所内含的“<text:span text:style-name="正文引文_20_字符">矛盾</text:span>”（也就是使用价值与交换价值之间的对立）。[<text:span text:style-name="T17">Op. Cit.</text:span>, p. 78]</text:p>
      <text:p text:style-name="P357">正如约翰·奥尼尔所论证的那样（他依据马克思而非蒲鲁东），当生产者“<text:span text:style-name="正文引文_20_字符">为未来的生产制定计划时，他们并不是根据当下的需求来计划……而是根据某个未来时间点的预期需求来计划……也就是他们的产品进入市场时所面临的需求</text:span>”。价格机制所提供的信息，只反映了<text:span text:style-name="Emphasis">此时此刻</text:span>供给与需求之间的关系。尽管这些信<text:soft-page-break/>息<text:span text:style-name="Emphasis">的确</text:span>与生产者的计划相关，但它既不是<text:span text:style-name="Emphasis">全部的</text:span>相关信息，也不是参与者所需要的<text:span text:style-name="Emphasis">全部</text:span>信息。它无法提供那种能够使生产者预测未来需求的信息。“<text:span text:style-name="正文引文_20_字符">进行这种预测所必需的信息中，一个重要组成部分是其他生产者针对该需求所作出的计划。而作为一个竞争性体系的市场，恰恰无法做到分配这种信息。</text:span>”正是这种“<text:span text:style-name="正文引文_20_字符">信息限制</text:span>”构成了经济周期产生的一个根源。这是因为每一个生产者都“<text:span text:style-name="正文引文_20_字符">对同一个价格变化的信号作出反应。然而，每个行动者都是在不考虑其他生产者和消费者反应的情况下独立行动的</text:span>”。其结果便是“<text:span text:style-name="正文引文_20_字符">相对于有效需求而言出现商品的过度生产。商品卖不出去，便发生了实现危机：生产者无法实现其产品的价值。在这种过度生产的背景下，需求相对于供给下降，经济陷入萧条。这最终又会导致需求相对于供给上升，生产扩张，引发新一轮繁荣，如此循环往复。</text:span>”[<text:span text:style-name="书名_20_字符">The Market</text:span>, pp. 134-5]</text:p>
      <text:p text:style-name="P358">正是因为竞争的存在，才无法提供这种信息。简单说，如果A与B处于竞争关系之中，而A将自己的活动告知B，而B却不作同样的回馈，那么B就能在竞争中占据比A更有利的地位。因此就系统性地抑制了市场内部的沟通，每一个生产单位都被彼此隔离开来。换言之，每一个个人或企业都对同一个信号（价格变化）作出反应，但又都是在不考虑其他生产者和消费者反应的情况下各自为战。结果往往就是市场陷入萧条，引发失业和经济紊乱。因此，市场“<text:span text:style-name="正文引文_20_字符">阻断了信息的沟通，也未能协调经济行动的计划</text:span>”。[<text:span text:style-name="T17">Op. Cit.</text:span>, p. 137]</text:p>
      <text:p text:style-name="P359">需要指出的是，这并不是人们各自犯下了一连串互不相关的错误。“<text:span text:style-name="正文引文_20_字符">相反，问题在于市场向所有受影响的行动者传递了同样的信息，而对所有行动者而言，应对这种信息的理性策略都是扩大生产或压缩消费，但当所有行动者集体以这种方式行动时，却并不理性。</text:span>”换句话说，市场所提供的信息不足以支撑理性决策，它会自然地在市场中造成各种不成比例的失衡。所以价格机制本身就积极地鼓励“<text:span text:style-name="正文引文_20_字符">压制</text:span><text:span text:style-name="正文引文_20_字符"><text:span text:style-name="T117">[</text:span></text:span><text:span text:style-name="正文引文_20_字符">应对当前价格的</text:span><text:span text:style-name="正文引文_20_字符"><text:span text:style-name="T117">]</text:span></text:span><text:span text:style-name="正文引文_20_字符">计划性反应的相互信息交换</text:span>”，而这便“<text:span text:style-name="正文引文_20_字符">导致了过度生产</text:span>”。所以，问题<text:span text:style-name="Emphasis">并不</text:span>在于预测不准确（尽管未来本身不可知、不可预测，当然也是其中一个因素），而在于“<text:span text:style-name="正文引文_20_字符">对同一信号作出在个体层面理性的反应，却在集体层面上是非理性的反应</text:span>”。[<text:span text:style-name="T17">Op. Cit.</text:span>, p. 135 and p. 197]</text:p>
      <text:p text:style-name="Standard">这意味着，价格本身并不能为理性决策提供充分的知识，因为现实中的价格并不处在自己的长期均衡水平上。这一点对哈耶克关于市场过程的论述构成了一个严重问题，因为他强调现实价格从来不会等同于那个（纯属理论建构的）均衡<text:soft-page-break/>价格。正如我们在C.8节中将要讨论的那样，哈耶克自己的经济周期理论恰恰揭示了失衡价格所传递的“错误信息”会给经济造成怎样的负面影响。在那一分析中，引发巨大宏观扭曲的失衡价格是利率，但显然，同样的逻辑也完全适用于商品价格。这意味着，以利润最大化为导向的企业对同一套（不可持续的）商品价格作出反应的市场过程，会在广泛范围内制造错误投资，并最终导致市场的紊乱。简言之，价格机制也许是能够传递关于各种商品在当前条件下如何交换的信息，但这并不意味着，掌握这些交换比率就能使行动者计算出其生产决策在未来是否具有盈利性（至于社会效用，当然根本不在其考量之内）。</text:p>
      <text:p text:style-name="Standard">正是这种非理性与信息匮乏，构成了经济周期运转的动力。“这<text:span text:style-name="正文引文_20_字符">些在生产中的局部繁荣与萧条……正是通过市场中彼此交织的联系，被放大为全面性的危机，正如哈耶克在他关于锡的生产与消费的例子中所强调的那样。</text:span>”[O'Neill, <text:span text:style-name="T17">Op. Cit.</text:span>, p. 136] 某一个市场中由于过度生产而产生的负面影响，会以需求下降的形式传递给为其提供投入品的那些部门。这些企业随即会遭遇相对的过度生产，而这种状况又会进一步冲击它们自己的供应商。即便消费者因为价格下降而在这些商品上获得了一些好处，这种好处也会随着对其产品需求的下滑而被抵消，因为越来越多的工人被解雇或被削减工资（这意味着，当货币工资与价格同时下降时，<text:span text:style-name="Emphasis">实际</text:span>工资保持不变——详见C.9.1节）。与此同时，企业还会倾向于囤积货币，从而进一步压低商品需求，于是在失业劳动力之外，又叠加上了生产能力的闲置。</text:p>
      <text:p text:style-name="P360">这就引出了货币及其在经济周期中的作用问题。“自由市场”资本主义经济学建立在萨伊定律之上。该定律认为供给会自行创造需求，因此不可能出现普遍的商品滞销和大规模失业。正如我们在C.1.5节中指出的那样，这种经济活动的设想只适用于前资本主义经济，或不存在货币的经济。因为在这种视野里，货币不过是以物易物的一个辅助工具，仅仅是交换媒介。但它忽略了这样一个事实：货币还是一种价值储藏手段，因此可以正因为这一点而被持有起来。萨伊定律正是由于这一点才是无效的，因为买与卖之间的统一性可以被打破，从而使一连串契约关系中断。简单说，出售某种商品的人，并不需要在同一时刻就把这笔收入花在另一种商品上。不同于以物易物，一种商品的出售是一个独立于另一种商品购买的行为。换言之，货币把“<text:span text:style-name="正文引文_20_字符">时间引入了</text:span>”市场过程，也带来了“<text:span text:style-name="正文引文_20_字符">囤积的可能性</text:span>”。时间在于，“<text:span text:style-name="正文引文_20_字符">一种商品通常是在生产完成一段时间之后才被卖出，因此要承担其销售价格可能低于生产成本、从而抹去资本家预期利润的风险</text:span>”；而囤积<text:soft-page-break/>则在于，“<text:span text:style-name="正文引文_20_字符">收入不必被支出，而可以仅仅闲置地保存起来</text:span>”。[Doug Henwood, <text:span text:style-name="书名_20_字符">Wall Street</text:span>, p. 232]</text:p>
      <text:p text:style-name="Standard">这就意味着，过度生产成为可能，破产与失业也可以大规模出现，从而引发一场萧条。“<text:span text:style-name="正文引文_20_字符">正如任何一位马克思主义或凯恩斯主义的危机理论家都会告诉你的那样，</text:span>”亨伍德概括道，“<text:span text:style-name="正文引文_20_字符">购买与出售的分离是资本主义最关键的爆点之一；一次预期中的销售如果没有实现，就足以把一个资本家拖垮，并可能撕裂一整条金融承诺链。把这种情况放大一千倍甚至两千倍，你就拥有了制造巨大混乱的潜力。</text:span>”因此，“<text:span text:style-name="正文引文_20_字符">货币作为价值储藏手段的存在，把财富以金融形式保存而不是迅速花在商品上的可能性——总是会引入危机的可能性</text:span>”。也就是说，会出现“<text:span text:style-name="正文引文_20_字符">资本过剩却找不到有利可图的投资出口，以及商品过剩却无法在公开市场上以盈利价格售出的可能性</text:span>”。[<text:span text:style-name="T17">Op. Cit.</text:span>, pp. 93-4 and p. 94]</text:p>
      <text:p text:style-name="P361">因此，当商品的市场价格远远低于其成本价格时，生产和投资就会停滞。这是因为利润只能以亏损的方式转化为资本，于是它们便躺在银行里闲置不动。由此，失业的劳动与失业的资本，也就是过剩的货币，同时出现。资本家倾向于把财富存为货币而不是投入投资的偏好，取决于整个经济中的利润率。景气恶化会导致囤积增加，从而引发总需求的普遍下降。按照“自由市场”资本主义理论所宣称的那样，降低利率并不会刺激对这些货币囤积的投资需求，因为在衰退时期，预期利润低于利率，几乎没有资本家愿意投资。</text:p>
      <text:p text:style-name="P362">不过必须强调的是，各个产业之间生产的比例失调，以及生产与销售之间的分离，<text:span text:style-name="Emphasis">本身</text:span>并不会自动地导致全面危机。否则，资本主义就会处于持续不断的危机之中，因为市场几乎从未真正达到均衡状态，销售也从来不是即时转化为购买。这意味着，市场的局部失调并不必然引发整个经济的普遍危机，在整体经济条件良好时，是可以吸收和处理局部萧条所带来的问题。它们只是提供了危机发生的<text:span text:style-name="Emphasis">可能性</text:span>，以及在整体经济状况疲弱时，将局部萧条传导并普遍化的机制。换言之，这是一个累积过程，小的变化会相互叠加，直到它们施加的压力变得无法遏制。关键是需要牢记，资本主义是一个内在高度动态的体系，它由多个发展不均衡（也就是不成比例）的方面构成。生产、信贷、金融市场、货币与商品的流通、投资、工资、利润以及具体市场的步调都不相一致。当这种错位发展到一定程度时，经济危机便会爆发。</text:p>
      <text:p text:style-name="Standard">这一过程同样适用于投资领域。到目前为止，我们是假定企业只是通过调整<text:soft-page-break/>来应对价格变化，而不会去寻求新的投资，但这显然不可能始终如此。正如我们将在C.8节中讨论的那样，关于市场提供不完全信息的这一分析，同样适用于信贷市场以及其他形式的外部融资。这会导致过度生产所带来的问题，会因为过度投资而被进一步放大。也就是说，市场制造比例失调的那套机制，与生产率提高和资本投资扩张所引发的问题结合在一起，而后者正是下一节将要讨论的内容。</text:p>
      <text:p text:style-name="P38"/>
      <text:h text:style-name="Heading_20_3" text:outline-level="3">C.7.3 投资在经济周期中起什么作用？</text:h>
      <text:p text:style-name="Standard">资本主义的另一些问题，源自资本投资或旨在提高企业短期利润的新型劳动组织方式所带来的生产率提升。为了实现利润最大化，资本必须不断扩大投资，以此提高劳动力的生产率（也就是增加剩余价值的产出量）。然而，生产率的提高意味着同样规模的利润要分摊到越来越多的商品上。这些利润仍然必须在市场上实现，但这往往略显困难，因为资本家并不是为现有市场而生产，而是为他们所预期的未来市场而生产。由于单个企业无法预知竞争对手会如何行动，它们通过扩大生产（进而通过增加投资）来争夺更大的市场份额，在理性上是成立的。可问题在于，市场并不能提供足以协调这些行动的信息，结果就是供给超过需求，利润难以实现。换言之，由于资本过度积累，一个生产过剩的阶段便由此形成。</text:p>
      <text:p text:style-name="P363">随着对生产资料的投资不断增加，可变资本（劳动力）所操纵的是越来越庞大的不变资本（生产资料）<text:note text:id="ftn22" text:note-class="footnote"><text:note-citation>①</text:note-citation><text:note-body><text:p text:style-name="Footnote"><text:s/>可变资本指用来购买劳动力的那部分资本。它的价值<text:span text:style-name="Strong_20_Emphasis"><text:span text:style-name="T76">可变</text:span></text:span>，可以<text:span text:style-name="Strong_20_Emphasis"><text:span text:style-name="T76">增值（</text:span></text:span>能创造出剩余价值）。而不变资本指的是用来购买生产资料（如厂房、机器、原材料）的那部分资本。它的价值在生产过程中保持不变，只是被转移到新产品中</text:p></text:note-body></text:note>。既然剩余价值只能由劳动创造，那么在短期内，新投资确实可能带来更高的利润，因为工人相对于过去必须生产更多价值，从而降低单个企业单位商品或服务的生产成本。在仍然反映旧成本结构的市场价格下，这就使企业能够实现更高的利润。要让总资本（也就是不变资本<text:span text:style-name="Emphasis">与</text:span>可变资本）获得更高的回报，或者至少不至于下降，就必须提高对劳动的剥削率。对单个企业来说，这是理性的；但当所有企业都这样做以求生存时，这种行为在整体上就变得非理性了。随着投资规模的扩大，工人必须创造的剩余价值量就必须以更快的速度增长。只要新投资带来的剥削率上升足以抵消不变资本的增加，并使利润率不至于下降，繁荣就能持续下去。但，如果整个经济中可能实现的利润总量，相对于<text:soft-page-break/>已经投入的全部资本（也就是作为不变资本的生产资料，加上作为可变资本的劳动力）显得过于不足，那么利润率（即利润同资本和劳动投资之比）就可能普遍下降。除非剥削程度提高到一种地步，否则原本用于资本扩张的那部分已生产出来的剩余价值，可能就无法在市场上实现（也就是商品可能卖不出去）。这样一来，剩余价值就会停留在货币形态，不能转化为资本。换句话说，积累过程将陷入停滞，萧条便会开始。</text:p>
      <text:p text:style-name="Standard">当这种情况出现时，经济就已经进入了过度投资的状态。新的投资不再发生，商品卖不出去，生产普遍收缩，于是企业要么裁员、要么倒闭，失业率随之上升。这一过程把越来越多的不变资本从经济中“清除”出去，同时失业的扩大会迫使仍有工作的工人更加卖力、工作时间更长，从而提高整个社会中被生产出来的利润总量，并（最终）带来利润率的回升。一旦利润率恢复到足够高的水平，资本家便重新获得进行新投资的动力，萧条也就转向了繁荣。正如我们在C.8节中所讨论的那样，那种认为在萧条中通过降低利率就能刺激投资的看法，并没有理解这样一个事实：“<text:span text:style-name="正文引文_20_字符">投资决策的速度，是预期利润率与利率之差的递增函数。</text:span>” [Michal Kalecki, quoted by Malcolm Sawyer, <text:span text:style-name="书名_20_字符">The Economics of Michal Kalecki</text:span>, p. 98] 如果由于过度投资而使利润率处于低迷状态，那么即便利率降到最低，也难以产生多大效果。换言之，资本家和投资者的预期是一个关键变量，而这种预期正是由整个经济的大环境所塑造的。</text:p>
      <text:p text:style-name="Standard">有人也许会说，这种分析是有缺陷的，因为没有哪家公司会在明知会降低利润率的情况下还去投资机器设备。但这种反驳本身就是站不住脚的，因为正如我们已经指出的那样，对单个企业来说，这类投资不仅完全是合理的，而且往往是生存所必需的。通过投资新技术，它们（有可能）在市场上取得优势，从而在一段时间内获得更高利润。而这又迫使竞争对手采取同样的行动，纷纷<text:span text:style-name="Emphasis">亲自</text:span>投入新技术。问题在于，这种对个别企业而言理性的行为，在总体上却是不理性的，因为这些分散的决策累积起来，导致整个经济中的过度投资。更进一步说，与完全竞争的抽象模型不同，在现实经济中资本家根本无法预知未来：连自身行动的后果都无法预知，就更遑论竞争者的反应。因此，资本过度积累正是竞争的自然结果：即便假定企业主在个人层面上是理性的，他们为了维持经营，也被迫做出在集体层面上非理性的选择。未来本质上是不可知的，资本家无法预见自己决策的总体效果，也无法知道当其投资真正发挥作用时经济将处于何种状态。正是这两点，保证了企业会不断投资于机器设备，而这种行为最终将引发一场过度积累的危机。</text:p>
      <text:p text:style-name="Standard"><text:soft-page-break/>其逻辑十分简单，根源在于所谓“<text:span text:style-name="正文引文_20_字符">合成谬误</text:span>”。打个比方，如果你去听一场摇滚音乐会，站在一个箱子上，你的视野就会更好；但如果别人也都这样做，你的位置实际上还是和原来一样，甚至更糟，因为你更容易失去平衡、摔成一团（甚至还可能把别人一起带倒）。这个比喻说明了这样一个道理：引入新机器对单个企业来说是有利可图的，却可能对整个经济产生极其负面的后果。它在短期内对某一家企业是有利的，但从整体和长期来看，却对所有企业都<text:span text:style-name="Emphasis">不利</text:span>。正如卡莱茨基所说，“<text:span text:style-name="正文引文_20_字符">投资的悲剧在于，它正因为有用才引发危机。毫无疑问，许多人会觉得这个理论自相矛盾，但自相矛盾的并非理论，而是它的研究对象——资本主义经济。</text:span>”[quoted by Sawyer <text:span text:style-name="T17">Op. Cit.</text:span>, p. 156] 同样的悖论也适用于工资问题：</text:p>
      <text:p text:style-name="P364">“究竟是一个什么样的制度，竟会让一个商人欣喜地认为社会很快就可以摆脱人类了！<text:span text:style-name="Emphasis">机器把资本从劳动的压迫中解放出来了！</text:span>……愚蠢！工人固然让你付出了成本，但他们也是你的顾客：当你把他们赶走，使他们不再消费时，你又要把产品卖给谁呢？因此在机器碾碎工人之后，很快就会给雇主以反击；因为如果生产排除了消费，它很快就不得不自行停顿。</text:p>
      <text:p text:style-name="正文引文">[……]</text:p>
      <text:p text:style-name="正文引文">“这些失败源于生产过剩——也就是市场不足，或者说人民的贫困。多么可惜，机器不能把资本也从消费者的压迫中解放出来！多么不幸，机器不会购买它们自己织造的布匹！当商业、农业和制造业能够在地球上没有一个人的情况下继续运转时，理想社会就达到了！”[Proudhon, <text:span text:style-name="书名_20_字符">System of Economical Contradictions</text:span>, pp. 189-90]</text:p>
      <text:p text:style-name="P365">所以，一旦利润率下降到不足以支撑资本继续积累的水平，萧条就会开始。这样的总体性萧条意味着，由于投资过度，整个经济中的利润率都会下滑。当某个产业出现过度投资和过度生产时，它就会为了尽可能多地实现利润而削减产量、推行压缩成本的措施、解雇工人，等等。如果整体经济本来就比较脆弱，这种收缩还会向外扩散，因为受影响行业对其上游供给部门的需求减少，（从投入品需求的下降以及失业的上升两个方面）冲击了<text:span text:style-name="Emphasis">总体</text:span>需求。相关产业随之也陷入自身的过度生产状态，而市场所提供的信息对单个企业来说，其“理性”的反应就是减少生产、裁减工人等等，这又进一步压低了需求。这使得在市场上实现利润变得更加困难，从而引发更多的成本削减，危机也因此不断加深。这样的做法对单个资本来说是理性的，但从整体上看却并非如此，于是很快所有产业都会面对<text:soft-page-break/>同样的问题，一个局部的萧条就这样被传播到整个经济体系之中。</text:p>
      <text:p text:style-name="P366">繁荣、过度生产继而萧条的周期性循环，是资本主义的自然结果。过度生产源于过度积累，而过度积累则来自于为了维持经营而必须最大化短期利润的需要。因此，尽管危机在表面上表现为市场上商品的泛滥，也就是流通中的商品数量超过了总需求所能购买的限度（用蒲鲁东的话说，“<text:span text:style-name="正文引文_20_字符">财产把产品卖给劳动者的价格，总是高于它向劳动者为这些产品支付的报酬</text:span>”），但它的根源要深得多：它植根于资本主义生产方式本身的性质之中。</text:p>
      <text:p text:style-name="Standard">我们还需要指出，“过度生产”只是在资本的视角中才存在，<text:span text:style-name="Emphasis">而不是</text:span>从工人阶级的立场来看：</text:p>
      <text:p text:style-name="正文引文">“经济学家所谓的过度生产，不过是生产超过了工人的购买力……这种过度生产注定是当下资本主义生产的一个致命特征，因为工人无法用他们的工资买回他们自己生产的东西，同时还要供养那一大帮靠他们的劳动为生的闲人。” [Kropotkin, <text:span text:style-name="T17">Op. Cit.</text:span>, pp. 127-128]</text:p>
      <text:p text:style-name="Standard">换言之，过度生产与消费不足是相互规定、彼此蕴含的。所谓过度生产，只能相对于某一既定的有效需求水平而言；而所谓需求不足，也只能相对于某一既定的生产规模而言的。那些所谓“过度生产”的商品，本身可能正是消费者所需要的，但由于市场价格过低、无法形成可实现的利润，于是为了人为抬高价格，就必须销毁现有商品并压缩生产。因此在萧条时期，人们一方面急需食物和各种生活资料，另一方面却目睹这些产品被成批地销毁，这种景象并不罕见。</text:p>
      <text:p text:style-name="Standard">所以，尽管危机在市场上表现为“商品过剩”（也就是有效需求萎缩），并通过价格机制在整个经济中扩散，但它的根源却在生产领域。只要利润水平尚未稳定在一个资本可以接受的高度，允许新的资本扩张，萧条就会持续下去。而为了恢复利润所必须进行的压低工资，其社会代价不过是另一种“外部效应”罢了，只有在它威胁到资本主义的权力和财富时才会被当回事。</text:p>
      <text:p text:style-name="Standard">当然，资本主义确实有一些办法可以推迟（但无法阻止）总体性危机的爆发。银行向投资者和消费者扩张信贷，是最传统、也最常见的一种方式。帝国主义则是另一种：通过扩大市场、从欠发达国家榨取利润，再用这些利润来支撑帝国主义国家自身的盈利能力（“<text:span text:style-name="正文引文_20_字符">工人既然无法用他们的工资买下自己正在生产的财</text:span><text:soft-page-break/><text:span text:style-name="正文引文_20_字符">富，产业就必须到别处去寻找市场。</text:span>”[Kropotkin, <text:span text:style-name="T17">Op. Cit.</text:span>, p. 55]）。还有一种方式便是国家对经济的干预（比如设定最低工资、把工会纳入体制、发展军备生产、操纵利率以维持一种“自然”的失业率从而让工人时刻处于被约束的状态，等等）。再一种是通过国家支出来提高总需求，从而扩大消费，缓解过度生产的危险。然而，这些手段都有其客观和主观的界限，它们永远不可能阻止萧条的发生，因为危机最终源自资本主义生产本身以及逐利的需求。</text:p>
      <text:p text:style-name="Standard">这些作用于资本主义的“客观”压力，一个经典例子就是1930年代大萧条之前的“咆哮的二十年代”。在1921年的萧条之后，美国的投资迅速上升，1919年至1927年间的投资额几乎翻了一番。正是由于这种对资本设备的大规模投资，1919年至1929年间制造业产出以年均8.0%的速度增长，而劳动生产率的年增长率达到5.6%（这一数字还包含了1921-1922年的萧条期）。随着成本下降而价格相对稳定，利润随之上升，这又反过来推动了资本投资的高涨，资本品生产以年均6.4%的速度增长。[William Lazonick, <text:span text:style-name="书名_20_字符">Competitive Advantage on the Shop Floor</text:span>, p. 241] 企业因为利润上升而产生的乐观情绪，也反映在美国社会中最富有的阶层身上。1920年代的繁荣集中在上层。最富有的1%中的十分之一家庭，其收入就相当于最底层42%家庭的总和，而收入超过10万美元的人只占人口的2.3%（60%的家庭年收入不足2000美元，42%甚至不到1000美元）。到1929年，最富有的1%掌握了全国40%的财富（申报年收入50万美元以上的人数从1920年的156人增加到1929年的1489人），而与此同时，占人口93%的底层群体在1923年至1929年间，人均实际可支配收入却下降了4%。然而尽管如此（或者说，可能正因为如此）美国资本主义当时正在蓬勃扩张，对资本主义的信念也达到了顶峰。</text:p>
      <text:p text:style-name="Standard">然而到了1929年，这一切都随着股市崩盘而戛然而止——随后便是一次深重的萧条。它的原因是什么？按照我们在C.7.1节中给出的分析，人们本来可能会以为，这是由于“繁荣”降低了失业率，从而增强了工人阶级的力量并挤压了利润空间，然而实际却并非如此。这次萧条<text:span text:style-name="Emphasis">并不是</text:span>工人阶级抵抗的结果，恰恰相反，整个1920年代的劳动力市场始终对雇主有利。原因有二。第一，在1910年代末期的“帕尔默突袭”<text:note text:id="ftn23" text:note-class="footnote"><text:note-citation>①</text:note-citation><text:note-body><text:p text:style-name="Footnote"><text:s/>帕尔默突袭（Palmer Raids）指1919—1920年间，美国司法部长亚历山大·米切尔·帕尔默在“红色恐慌”背景下主导的全国性政治镇压行动。该行动以打击无政府主义者和共产主义者为名，对激进左翼组织成员实施大规模逮捕、拘押与驱逐，普遍缺乏正当法律程序，严重侵犯公民自由，后被视为美国历史上政治迫害的重要事件之一。</text:p></text:note-body></text:note>中，国家机器对美国劳工运动及更广泛社会中的激进分<text:soft-page-break/>子进行了清洗。第二，1920—1921年的严重萧条（这两年全国平均失业率超过9%，是自1890年代以来任何连续两年中最高的水平）把劳动力市场从“卖方市场”转变为“买方市场”。这使老板们得以推行后来被称为“<text:span text:style-name="正文引文_20_字符">美国方案</text:span>”的做法，即解雇工会成员，并强迫工人签署“<text:span text:style-name="正文引文_20_字符">黄狗合同</text:span>”（承诺不加入工会）才能获得或保住工作。与此同时，雇主还借助法院禁令来压制工人抗议，并使用工业间谍来识别并解雇工会成员。这场自上而下发动的阶级战争削弱了劳动者，其结果反映在全国范围内工会影响力和规模的下降上。随着工会会员人数减少，罢工数量也跌至自1880年代初以来的最低点，1927年至1930年间每年仅略高于700起（而1916年至1921年间则为每年3500起）。[Lazonick, <text:span text:style-name="T17">Op. Cit.</text:span>, pp. 249-251] 需要记住的关键一点是，失业的影响并不局限于当年的统计数字。即便失业率随后回落，高失业率也会对工人的组织能力、士气和议价能力造成持续性的打击。1920年代正是如此，工人们仍然记得1921和1922年那两年创纪录的高失业率（事实上，1933年制造业工人的失业率与总体失业率几乎一样高）。</text:p>
      <text:p text:style-name="Standard">在1922年之后的繁荣时期，这种格局并未改变。全国3.3%的失业率掩盖了一个事实：1923年至1929年间，非农业部门的平均失业率达到5.5%。在所有行业中，制造业产出的增长并没有带来对劳动力需求的上升。1919年至1929年间，生产工人的就业人数下降了1%，非生产性岗位的就业人数下降了大约6%（而在1923至1929年的繁荣期中，生产岗位仅增加了2%，而非生产岗位则保持不变）。这主要是由于引入了节省劳动力的机器以及资本存量的上升。此外，新移民的涌入以及已有移民因难以再次进入美国而不愿回国，也增加了求职人数。最后，工业劳动力供给的最大来源来自美国农村——整个1920年代都有大量农村人口涌入城市劳动力市场。[Lazonick, <text:span text:style-name="T17">Op. Cit.</text:span>, pp. 252-5] 值得注意的是，<text:span text:style-name="Emphasis">即便</text:span>劳动力市场连续五年以上都对雇主有利，失业率仍然居高不下。这至少都可以表明，新古典主义所谓资本主义中的失业是由强大的工会或过高的实际工资造成的“论证”（更准确地说是断言）存在着严重缺陷（见C.9节）。</text:p>
      <text:p text:style-name="Standard">面对居高不下的失业率，工人因担心失去工作而降低了离职率（尤其是那些工资相对较高的工人）。再加上工会的持续衰落以及罢工数量极低，这些都表明了劳动力处于弱势地位。这一点体现在了制造业总收入中用于支付工资的份额上：该比例从1923—1924年的57.5%下降到1928—1929年的52.6%（在1920年至1929年间，总计下降了5.7个百分点）。与此同时，劳动生产率显著上升，其年均增长率从1909—1919年的1.2%提高到1919—1929年的5.6%。这种生产率的<text:soft-page-break/>提升反映在收入分配结构中：在1922年之后的繁荣时期，制造业收入中支付给薪金的份额从17%上升到18.3%，而分配给资本的份额则从25.5%上升到29.1%。1920年至1929年间，管理层薪酬上涨了21.9%，企业剩余则增长了62.6%。[Lazonick, <text:span text:style-name="T17">Op. Cit.</text:span>, pp. 241-2] 因此，将1929年的经济崩溃归因于一个反叛的工人阶级，显然是站不住脚的。</text:p>
      <text:p text:style-name="P367">理解这一切的关键，在于资本主义生产本身所具有的内在矛盾性。“繁荣”的形成源于资本投资，而资本投资又提高了生产率，从而降低成本、增加利润。对资本品的大规模且不断增长的投资，是利润得以实现和支出的主要方式。与此同时，那些由大型企业主导的经济部门（即寡头垄断，由少数企业支配的市场）对竞争性更强的部门施加了压力。由于大型企业凭借其市场地位一如既往地攫取了更高比例的利润（见C.5节），这导致许多处于竞争性更强的经济领域中的企业，在1920年代面临着盈利能力危机。</text:p>
      <text:p text:style-name="P368">投资的增加，一方面直接压缩了这些竞争性经济领域的利润空间，另一方面也最终使整个经济中的利润率趋于停滞并继而下降。尽管经济中可获得的利润总量仍在增长，但相对于投入的资本总量而言，这一利润规模最终显得不足。此外，随着劳动收入份额的下降以及不平等的加剧，社会对商品的总需求无法跟上生产的扩张，从而导致商品滞销（这只是以另一种方式表述了“过度投资导致过度生产”的过程，因为过度生产意味着消费不足，反之亦然）。当投资的预期回报（即盈利能力）开始动摇时，投资需求随之下降，经济衰退由此展开（根本原因在于资本存量的增长速度超过了利润的增长速度）。投资在1928年趋于平缓，并在1929年开始下降。随着投资的停滞，1928年和1929年出现了一场大规模的投机狂欢，试图借此提高盈利能力。但这一努力毫无意外地失败了，而随着1929年10月股票市场崩溃，便为1930年代的大萧条铺平了道路。</text:p>
      <text:p text:style-name="P369">这种相对于消费而言的过度投资过程，根源在于劳动生产率的上升与工资停滞或工资增长相对缓慢的并存。这意味着工人消费不足，但利润率却在上升。只要总需求仍然充足，这种状况就可以持续，而在高利润率刺激投资的情况下，总需求确实可能维持下去——前提是资金没有被大量储存起来，或者通过创造足够的信贷，确保投资支出不至于落后于消费。投资会创造新的生产能力，而这又意味着，为了维持总需求，必须进一步增加投资、扩大资本家的奢侈性消费，并依赖以信贷为基础的消费。这种以利润为主导的增长模式很难长期维持，因为在工人<text:soft-page-break/>阶级收入偏低的条件下，高利润率本身就难以持续；无论是投资，还是资本家的奢侈性消费，都比工人消费更不稳定。投资的波动性高于消费，因此经济体系整体的不稳定程度随之上升，经济陷入萧条的概率也相应增大。此外，这种增长方式还会在经济各领域之间制造失衡：企业竞相涌入高利润领域进行投资，导致这些领域出现相对意义上的过度生产和过度投资（见上一节）。随着需求中不稳定形式的比重上升，整个经济变得愈发脆弱，也就愈发容易受到各种“冲击”的影响。1929年的股市崩盘正是这样一次冲击，它所引发的恐慌以及随之而来的奢侈品需求和投资需求的萎缩，暴露了经济内部早已存在的结构性脆弱。崩盘之后，紧缩性的财政与货币政策同需求下降相互作用，打破了这种不稳定的繁荣，并加速了经济滑坡。与此同时，压低工资所导致的消费不足，以及债务通缩效应，进一步加剧了相对于需求而言的过度投资问题。因此，美国的繁荣在1929年末之前就已经极为脆弱，其根本原因正是相对于需求的过度投资过程，这使得经济越来越依赖奢侈性消费和投资等不稳定的需求形式。</text:p>
      <text:p text:style-name="P370">1929年的崩盘揭示了资本主义的“客观”界限。即便在劳动力极为弱势的情况下，危机依然爆发，繁荣年代化作“艰难岁月”。这与新古典经济理论形成鲜明对照：<text:span text:style-name="T118">19</text:span>20年代的经验表明，即使<text:span text:style-name="Emphasis">真的</text:span>在现实中近似实现了资本主义的核心假设——劳动真的是一种与其他商品无异的商品——资本主义仍然无法摆脱危机的命运。（而讽刺的是，如果<text:span text:style-name="T118">19</text:span>20年代存在一个更为激进的工会运动，通过将收入从资本转移到劳动，提高总需求、抑制投资，并支撑竞争性更强的经济领域，反而可能推迟危机的到来！）因此，那些在<text:span text:style-name="T118">19</text:span>30年代和70年代尤为流行的，将危机归咎于劳动的新古典“全怪工人”的论调——充其量只讲述了故事的一半（甚至说一半都抬举它了）。即便工人<text:span text:style-name="Emphasis">真的</text:span>对资本主义权威卑躬屈膝、百依百顺，资本主义依然会呈现出繁荣与萧条交替出现的周期性特征（而这一点已在<text:span text:style-name="T118">19</text:span>20年代以及<text:span text:style-name="T118">19</text:span>80—90年代得到了充分的证明）。</text:p>
      <text:p text:style-name="Standard">总而言之，即便撇开前文所讨论的、工人对权威的主观反抗不谈，仅仅由于利润生产所面临的上述客观压力，资本主义本身也必然会经历繁荣与萧条交替出现的周期。换言之，即使资本主义的假设——工人并不是人类，而只是所谓的“可变资本”——<text:span text:style-name="Emphasis">真的</text:span>成立，这也并不意味着资本主义就会是一个不存在危机的制度。然而对大多数无政府主义者而言，这样的讨论在某种程度上只是学理上的推演，因为人并不是商品，劳动“市场”也不可能像钢铁市场那样运作；只要资本主义继续存在，对资本主义统治的主观反抗也就必然会存在。</text:p>
      <text:p text:style-name="P38"><text:soft-page-break/></text:p>
      <text:h text:style-name="次章标题" text:outline-level="2">C.8 国家对货币的控制<text:line-break/>是否导致了经济周期？</text:h>
      <text:p text:style-name="P371">正如上一节所指出的，即便我们暂且不考虑工人阶级对权威的主观反抗，仅从利润生产所承受的客观压力来看，资本主义也必然会经历繁荣—萧条的周期性波动。正是这种主观与客观双重压力共同作用于利润率，才构成了经济周期的根源，并引发诸如“<text:span text:style-name="正文引文_20_字符">滞胀</text:span>”之类的经济问题。然而对自由市场的拥护者而言，这一结论是不可接受的，因此他们通常试图用<text:span text:style-name="Emphasis">外在</text:span>因素解释经济周期，而非接受它是资本主义自身运作方式所内生的产物。大多数亲“自由市场”的资本主义者将经济周期的根源归咎于政府对市场的干预，尤其是国家对货币的控制。正如下文将表明的那样，这种分析漏洞百出。</text:p>
      <text:p text:style-name="Standard">首先需要指出，许多资本主义的支持者完全忽视了我们在C.7.1节中讨论过的资本主义所面临的“主观”压力。此外，与资本投资规模不断扩张相关的问题（如C.7.3节强调的那样）也往往被他们置之不理，因为他们通常将资本视为“生产性”的因素，因此无法理解资本的运用为何会导致危机。这样一来，在他们的分析框架中就只剩下与价格机制相关的问题，也就是C.7.2节中讨论的内容。正是在这里，在信贷与货币市场中，国家的角色横插一脚，扭曲了市场的“自然”运行，从而造成商业活动的起伏波动。</text:p>
      <text:p text:style-name="Standard">在凯恩斯主义出现之前的资产阶级经济学中，认为萨伊定律在货币经济中依然成立的关键在于利率。我们在C.2.6节中讨论过，他们宣称利率反映了个人的“时间偏好”。即便市场上的销售可能不会转化为购买，相关的货币也并不会因此退出经济循环；相反，它们会以储蓄的形式存在并被提供给投资者。利率正是使储蓄与投资相互协调的机制。由此，萨伊定律得以维持：储蓄被用于购买资本品，从而使需求与供给重新匹配。只要利率能够按照其应有的方式运作，就不可能发生一般性的危机。然而问题在于，信贷体系并未如这一理论所宣称的那样运作，原因在于银行引入了部分准备金制度。这一制度使银行能够在储蓄规模之外额外放贷，以提高自身利润。结果便是利率被压低到其“<text:span text:style-name="正文引文_20_字符">自然</text:span>”（或均衡）水平之<text:soft-page-break/>下，企业因而获得了并不能真实反映消费者对未来商品相对于当前商品偏好的价格信号。这进而导致了过度投资，并最终引发危机。这是因为利率终究会回升，而那些在较低利率水平下仍能盈利的项目，在利率上升之后便不再有利可图。该理论的“寓意”在于：如果实际利率能够等同于“<text:span text:style-name="正文引文_20_字符">自然</text:span>”利率，就可以实现一种“<text:span text:style-name="正文引文_20_字符">中性</text:span>”的货币状态，从而避免误导生产方向，进而终结经济周期。</text:p>
      <text:p text:style-name="P372">就资本主义经济学而言，只要说它曾经拥有过一种关于经济周期的理论，那指的正是这一套解释；而且在1936年凯恩斯发表《就业、利息和货币通论》之前，它一直是经济学界占据主导地位的意识形态立场。在政治层面上，这种理论极为“有用”，因为它的政策建议是：国家在危机期间不应采取任何行动，而这恰恰也是美国和英国右翼政府所偏好的立场。1930年代初，“奥地利学派”经济学家弗里德里希·冯·哈耶克曾极力为这一观点辩护，而他实际上只是重复了其导师路德维希·冯·米塞斯的早期论证；此后，这些论调又被他们的追随者一再重复。然而出于某种颇为奇怪的原因，这些人几乎从不提及：在当时的理论论战中，哈耶克被凯恩斯主义者彻底击败。事实上，哈耶克的前学生们（其中包括约翰·希克斯和尼古拉斯·卡尔多）清楚地指出了其理论的缺陷，而哈耶克本人也在1940年代初放弃了对经济周期的研究，转而从事其他领域的工作。以卡尔多的第一篇批评文章《资本强度与贸易周期》为例，它迫使哈耶克对其理论进行了一次全面重写；而卡尔多的第二篇文章《哈耶克教授与“手风琴效应”》则表明，哈耶克所提出的“李嘉图效应”只有在某些极其特殊的条件下才有可能成立，因此在现实中高度不可信。[Kaldor, <text:span text:style-name="书名_20_字符">Essays on Economic Stability and Growth</text:span>, pp. 120-147 and pp. 148-176]</text:p>
      <text:p text:style-name="P373">卡尔多的批评还与皮耶罗·斯拉法更早提出的批评相结合。斯拉法指出，哈耶克所追求的“<text:span text:style-name="Emphasis">中性</text:span>”货币在任何现实的资本主义经济中都是不可能实现的，因为“<text:span text:style-name="正文引文_20_字符">货币处于‘中性’的状态，就等同于根本不存在货币的状态</text:span>”。哈耶克“<text:span text:style-name="正文引文_20_字符">完全忽视了……货币不仅是交换媒介，同时也是价值储藏手段</text:span>”这样一个事实，而这种忽视，“<text:span text:style-name="正文引文_20_字符">实际上等同于在一开始就假定不存在研究对象本身</text:span>”。斯拉法还指出，哈耶克理论的出发点本身就存在问题：“<text:span text:style-name="正文引文_20_字符">相信利率差异是货币经济的特征……是一种根本性的混淆……如果不存在货币，而贷款是以各种商品来进行的，那么确实会存在一个满足均衡条件的单一利率；但在任何时刻，也可能存在与商品种类数量相同多的‘自然’利率，尽管它们并不是‘均衡’利率。银行‘随心所欲的’行为绝非造成这种差异的必要条件；如果贷款是以小麦进行</text:span><text:soft-page-break/><text:span text:style-name="正文引文_20_字符">的，而农民（或者说天气）‘随心所欲地改变’了小麦的产量，那么以小麦计价的贷款实际利率就会偏离其他商品的利率，而此时依然不存在一个单一的均衡利率。</text:span>”[<text:span text:style-name="正文引文_20_字符">"Dr. Hayek on Money and Capital,"</text:span> pp. 42-53, <text:span text:style-name="书名_20_字符">The Economic Journal</text:span>, vol. 42, no. 165, p. 42, pp. 43-4 and p. 49] 哈耶克承认这种情况确有可能存在，对此斯拉法回应道：</text:p>
      <text:p text:style-name="正文引文">“只有在均衡条件下才会存在一个单一的利率；而一旦储蓄过程正在进行，在任何一个时间点上都会存在多个‘自然’利率，其数量甚至可能与商品的种类一样多。因此，货币利率等于‘那个’自然利率，不仅在实践中难以实现，而且在概念上都是不可想象的……哈耶克博士如今承认‘自然’利率具有多重性，但在这一具体问题上，他所能补充的不过是：它们‘都将是均衡利率’。我唯一能够赋予这一说法的含义（如果它还算有含义的话），那就是——他的政策格言现在变成了：货币利率必须同时等于所有这些彼此背离的自然利率。”[<text:span text:style-name="正文引文_20_字符">"A Rejoinder,"</text:span> pp. 249-251, <text:span text:style-name="T17">Op. Cit.</text:span> Vol. 42, No. 166, p. 251]</text:p>
      <text:p text:style-name="P374">随后便是由这种分析所引出的实践性建议，也就是：什么都别做。它同时还意味着，在经济衰退或萧条时期，最好的做法不是增加支出，而是增加储蓄，因为这样可以使储蓄与贷款重新回到均衡状态。经济学家R. F. 卡恩曾回忆起哈耶克在剑桥大学的一次研讨会上介绍其理论的情景。报告结束后，全场一片沉默。随后，卡恩提出了一个显而易见的问题：“<text:span text:style-name="正文引文_20_字符">你的观点是否意味着，如果我明天出去买一件新大衣，反而会增加失业？</text:span>”哈耶克对此所能给出的回应只是一个缺乏说服力的说法：要解释其中原因需要一套复杂的数学论证。认为在萧条时期减少消费才是最佳选择的主张，几乎没有说服多少人；而这种储蓄行为所带来的后果其实显而易见，那就是对商品和服务的需求全面崩塌。在衰退条件下，这些储蓄也极不可能被用于投资。毕竟在需求正在下降的情况下，哪一家企业会选择扩大资本存量？又有哪一个资本家会在萧条时期冒险创办一家新公司呢？因此也就毫不奇怪，几乎没有多少经济学家认为，在人类历史上最严重的经济危机之中鼓吹紧缩性政策是合理的。它或许曾是经济学正统观点，但为了“让情况变好”而先把萧条变得更糟，只会确保法西斯主义的胜利，或者引发某种形式的社会主义革命。</text:p>
      <text:p text:style-name="Standard">鉴于上述实践层面的考量，以及这一理论在理论论战中所遭受的毁灭性批判，凯恩斯主义最终成为了经济学中的主导思潮（尤其是在它被“脑叶切除”、<text:soft-page-break/>剥离掉任何可能威胁新古典主义霸权的思想之后——见C.8.1节）。当然，正如前文所指出的，这并未阻止哈耶克的追随者直到今天仍在重复他的理论（他们同样也并不在意该理论深植于均衡理论之中——见C.1.6节）。正因为如此，讨论这一理论仍然有意义，因为它集中体现了前凯恩斯主义的正统立场。不过需要记住，我们在这里讨论“奥地利学派”经济学并不意味着他们是当代经济学中一个重要的学派，更不意味着他们拥有广泛的影响力。恰恰相反——自1930年代冯·哈耶克在理论上败北之后，他们就被挤到了经济学的边缘地带，至今仍然停留在那里。之所以在这里提及他们，只是因为他们是唯一一个仍然完整坚持前凯恩斯主义立场的思想流派。大多数现代新古典经济学家，至少在口头上，都会对凯恩斯表示某种程度的尊重。</text:p>
      <text:p text:style-name="Standard">就以“奥地利学派”经济学家W·邓肯·里基为例，他就认为，经济周期“<text:span text:style-name="正文引文_20_字符">是由货币的扩张与紧缩所产生的……当新的钞票被印制出来时，看上去仿佛是储蓄供给增加了。利率下降，企业家因此被误导，借入更多资金以支持额外的投资活动</text:span>”。如果这种情况源于真实的储蓄增加，那还算“<text:span text:style-name="正文引文_20_字符">无足轻重</text:span>”；“但<text:span text:style-name="正文引文_20_字符">这种变化却是由政府诱发的……资本品产业将会发现自己的扩张是错误的，并且已经发生了误投资</text:span>”，因此便出现了“<text:span text:style-name="正文引文_20_字符">由于政府干预市场而导致的浪费性的误投资</text:span>”。[Markets, <text:span text:style-name="书名_20_字符">Entrepreneurs and Liberty</text:span>, pp. 68-9]</text:p>
      <text:p text:style-name="P375">然而，政府<text:span text:style-name="Emphasis">并没有</text:span>强迫银行发放过度贷款，这正是这种论证中第一个、也是最显而易见的谬误。毕竟，当里基指责“<text:span text:style-name="正文引文_20_字符">国家行动</text:span>”制造了过量货币从而造成经济周期时，他真正抱怨的是：国家<text:span text:style-name="Emphasis">允许了</text:span>银行通过创造信贷来满足对信贷的需求。这就说得通了，因为国家又如何能够强迫银行在储蓄不足的情况下，通过发放超过其储蓄规模的贷款来扩张信贷呢？里基在另一段论述中实际上已经默认了这一点：“<text:span text:style-name="正文引文_20_字符">一旦引入部分准备金制度，货币替代物的供给就会包括信用媒介。银行家、其他金融中介的巧思，以及</text:span><text:span text:style-name="正文引文_20_字符"><text:span text:style-name="T19">政府和中央银行对其活动的</text:span></text:span><text:span text:style-name="正文引文_20_字符">认可与</text:span><text:span text:style-name="正文引文_20_字符"><text:span text:style-name="T19">担保</text:span></text:span><text:span text:style-name="正文引文_20_字符">，确保了极为庞大的法定货币数量。</text:span>”[<text:span text:style-name="T17">Op. Cit.</text:span>, p. 73] 正如下文将要详细讨论的那样，所谓的“<text:span text:style-name="正文引文_20_字符">信用货币</text:span>”（由银行创造的货币）是资本主义不可或缺的组成部分；即便不存在中央银行体系，它也依然会存在。这是因为货币是从体系内部生成的，是对资本家需求的回应。简而言之，货币供给是内生的。</text:p>
      <text:p text:style-name="P376">这一经济周期理论的第二个谬误，在于它假定：利率本身所提供的信息是充分的，足以保证理性的投资决策，也就是说，利率能够向企业和个人准确传达价<text:soft-page-break/>格变化将如何影响未来的生产趋势。具体而言，这一主张认为，利率的变化（即信贷供求的变化）能够间接地向企业传递其竞争者的反应信息。正如约翰·奥尼尔所指出的，这一论证预设了：“<text:span text:style-name="正文引文_20_字符">利率变化会间接地分配竞争中的生产者所计划后的反应的信息：各个生产者分别计划扩大生产，会反映为对信贷需求的上升，从而导致利率的上升。</text:span>”[<text:span text:style-name="书名_20_字符">The Market</text:span>, p. 135]</text:p>
      <text:p text:style-name="Standard">例如，如果锡的价格上升，这将促使人们扩大对锡工业的投资，以获取由此带来的更高利润。这种投资扩张会提高对信贷的需求，从而推高利率。而利率的上升又会降低预期利润、抑制这种扩张。信贷扩张通过扭曲利率阻断了这一过程，从而使利率无法履行其经济上的功能。其结果便是生产过剩，因为此时的利率并未反映<text:span text:style-name="Emphasis">真实的</text:span>储蓄状况，资本家便会对新增资本进行过度投资，而这些资本虽然看似有利可图，但仅仅是因为利率被人为压低了。当利率不可避免地向其“自然”水平上调时，这些已投入的资本便变得无利可图，于是过度投资的问题便显现出来。因此，按照这一论证，只要消除国家对货币的控制，这些资本主义的负面效应就会随之消失，因为只要信贷体系正常运作，它就能够向资本家传递其所需的一切相关信息。</text:p>
      <text:p text:style-name="P377">“<text:span text:style-name="正文引文_20_字符">然而，</text:span>”奥尼尔指出，“<text:span text:style-name="正文引文_20_字符">这一论证是有缺陷的。因为并不清楚相关的信息是否真的能够通过利率变化得到传达。</text:span>”这是因为利率所反映的是整个经济中对信贷的一般性、总体性需求。“<text:span text:style-name="正文引文_20_字符">但如果要避免某种商品生产的过度扩张，</text:span>”某一<text:span text:style-name="Emphasis">具体</text:span>企业所需要的信息“<text:span text:style-name="正文引文_20_字符">并不是信贷需求的一般水平，而是其竞争者之间的需求水平</text:span>”。利率并不能提供不同行业之间相对需求的差异（这与斯拉法批判之间的相似性应当不言而喻）。“<text:span text:style-name="正文引文_20_字符">只有假定某组竞争者对信贷需求的变化与整个经济中的变化完全一致，利率才会按比例反映某一组竞争者计划扩大某种商品生产的情况。换言之，也就是假定经济中各个部门对信贷需求的变化率是均等的。然而，鉴于不同行业具有不同的生产周期，并没有任何理由认为这一假定成立</text:span>。”这将导致对信贷的不同需求（无论是在数量上还是在强度上）。因而，即便信贷体系“<text:span text:style-name="正文引文_20_字符">运作得‘令人满意’</text:span>”（也就是说，正如理论上所应当的那样），“<text:span text:style-name="正文引文_20_字符">假定</text:span><text:span text:style-name="正文引文_20_字符"><text:span text:style-name="T119">[</text:span></text:span><text:span text:style-name="正文引文_20_字符">各行业之间</text:span><text:span text:style-name="正文引文_20_字符"><text:span text:style-name="T119">]</text:span></text:span><text:span text:style-name="正文引文_20_字符">信贷需求变化不均衡</text:span>”、从而反映其不同需要的情况下，过度投资（从而也包括生产过剩）依然完全可能发生。因此，信贷体系“<text:span text:style-name="正文引文_20_字符">并未传递相关的信息</text:span>”，也正因为如此，“<text:span text:style-name="正文引文_20_字符">我们并不能通过偏离一种理想的信贷体系来解释经济周期</text:span>”。[<text:span text:style-name="T17">Op. Cit.</text:span>, pp. 135-6]</text:p>
      <text:p text:style-name="P378"><text:soft-page-break/>这一论证还隐含着另一项前提，即经济总体上处于或接近均衡状态（而这正是“奥地利学派”经济学家声称自己所反对的概念）。毕竟，即便利率的上升反映的是所谓“自然利率”，它也会使债务的偿付变得更加困难。同样，这一论证还意味着银行和企业都具备某种“预见未来”的能力。因为<text:span text:style-name="Emphasis">即便</text:span>信贷市场如该理论所设想的那样运作，也并不意味着企业和银行不会犯错，或不会遭遇出乎意料的市场情形。企业在这种情况下可能发现自己根本无力偿还贷款；而随着越来越多的企业陷入经济困境，信贷链条便可能开始断裂。仅仅因为现实中的利率在某种意义上等同于自然利率，也并不会让未来变得更加确定，同样也不能保证信贷一定会被明智地投资。更关键的是，这并不能确保信贷不会被用于吹大资产泡沫，或不会加剧某一特定经济领域的过度投资。倘若不这么假设，实际上就等于认为企业和银行极少犯错，并且所有决策的累积效应总是推动经济走向均衡，而从不偏离均衡。正如后凯恩斯主义经济学家保罗·戴维森一针见血指出的那样：“<text:span text:style-name="正文引文_20_字符">奥地利的主观主义者不可能两头兼得——他们不能一方面强调时间、不确定性和货币的重要性，另一方面又同时预设计划或模式的协调必然存在，并且只是等待被发现而已。</text:span>”[<text:span text:style-name="书名_20_字符">"The economics of ignorance or the ignorance of economics?"</text:span>, pp. 467-87, <text:span text:style-name="书名_20_字符">Critical Review</text:span>, vol. 3, no. 3-4, p. 468]</text:p>
      <text:p text:style-name="P379">换言之，认为现实利率在某种程度上等于“<text:span text:style-name="正文引文_20_字符">自然”</text:span>利率的看法，不仅根植于均衡理论，而且还根植于新古典经济学对当前和未来事件具有完美知识的观念——而这些恰恰都是“奥地利学派”经济学家理应加以否定的东西。这一点在默里·罗斯巴德的表述中表现得尤为清楚。他认为企业家“<text:span text:style-name="正文引文_20_字符">受过正确预测市场的训练；只有在政府或银行的干预扭曲了市场的‘信号’时，他们才会犯下集体性的错误</text:span>”。他甚至抨击约瑟夫·熊彼特的危机理论，因为在他看来，熊彼特并未说明企业家为何无法预测未来（“<text:span text:style-name="正文引文_20_字符">它并没有给出对于缺乏准确预测能力的解释……为什么没有预期并提前计入这些困难呢？</text:span>”）。[<text:span text:style-name="书名_20_字符">America's Great Depression</text:span>, p. 48 and p. 70] 罗斯巴德并未追问这样一个问题：显然作为企业家一部分的银行家，为何<text:span text:style-name="Emphasis">会犯错</text:span>，也没有解释在一个充满不确定性和高度复杂的经济中，商业人士的前瞻能力为何会在银行反复采取行动时屡屡失灵（而这些行动，他们显然本可以“<text:span text:style-name="正文引文_20_字符">预期并提前计入</text:span>”）。这意味着，关于利率被扭曲的论证本身并不能解释过度投资的发生（从而也无法解释经济周期）。因此，不能宣称只要消除国家对货币市场的干预，就同样能够消除经济周期。</text:p>
      <text:p text:style-name="P379">不过，这些论证之中确实包含着一定的真实成分。信贷规模一旦扩张到高于<text:soft-page-break/>与储蓄相等的“<text:span text:style-name="正文引文_20_字符">自然</text:span>”水平，确实会使资本扩张到本来不可能达到的程度，从而<text:span text:style-name="Emphasis">鼓励</text:span>过度投资（也就是说，它是在既有趋势的基础上推波助澜，而非凭空<text:span text:style-name="Emphasis">创造出</text:span>这些趋势）。虽然我们在前文的讨论中有意忽略了信贷扩张的作用，目的是强调信贷并不是经济周期的根本原因；但在这里仍然十分必要讨论这一问题，因为在现实的资本主义经济中，信贷的确是一个不可或缺的因素。事实上，如果没有信贷，资本主义经济就不可能以如今所表现出的速度实现增长。信贷是资本主义的基础，这正是前凯恩斯主义论证中的最后一个谬误。在现实经济中，这一点尤为关键。因为即便假定现实利率始终能够等同于均衡利率，并且准确反映所有商品和所有产业的自然利率，这也无济于事，因为在繁荣时期，银行总是会通过扩张信贷来追求利润，从而人为地压低现实利率。要理解这一点，我们就必须说明自由放任主义关于货币问题的主要理论路径究竟存在哪些缺陷。</text:p>
      <text:p text:style-name="Standard">在“自由市场”资本主义经济学中，关于消除国家对货币控制的问题，大体存在三种主要方案——货币主义、对银行实行百分之百黄金准备限制，以及通常所谓的“自由银行制度”。这三种方案都与右翼思想密切相关，而且三者都是错的。前两种相对容易驳斥。货币主义曾经付诸实践，并在1980年代初遭遇了灾难性的失败。鉴于它是当时新自由主义向工人阶级发动进攻的重要组成部分，我们将在C.8.3节中结合这一时期的讨论来分析其局限性。</text:p>
      <text:p text:style-name="P380">第二种方案，也就是对银行施加<text:span text:style-name="T120">100%</text:span>黄金准备的限制，本身就是高度干预主义的，因此根本谈不上自由放任（为何银行业要受到国家监管，而其他行业却不必如此呢？）。这一方案的逻辑很简单，那就是确保银行只有在拥有足够储蓄作为覆盖的情况下，才能发放贷款。换言之，它试图通过废除信贷来消除信贷周期，要求银行对其发行的票据持有<text:span text:style-name="T120">100%</text:span>的黄金准备。而这实际上等同于取消银行业本身。简而言之（而且有必要向资本主义的支持者指出这一点，似乎本身就很奇怪）：银行之所以存在，是因为它们通过提供信贷来获取利润。这意味着任何资本主义制度在根本上都必然是一种以信用货币为特征的制度，因为银行总是会试图在贷款利率与存款利率之间的差额中获利。银行体系内在就必然如此，因此，就根本不可能存在非部分准备金的银行制度。要求银行随时拥有足够现金以满足所有储户的提取需求，实际上就是断言银行不应当发放任何贷款。百分之百准备金制度并不是在改革或“校准”银行制度，而是要彻底废除银行制度。没有部分准备金，银行就无法进行任何形式的放贷，因为一旦它们发放了贷款，就不可能再向客户返还其储蓄。只有对现实资本主义经济一无所知的人才会提出这样<text:soft-page-break/>的主张；而毫不意外，这一立场正是“奥地利学派”（尤其是其中主张最小国家的派别）所持有的。</text:p>
      <text:p text:style-name="P380">这就只剩下所谓的“自由银行制度”。这一思想流派同样与“奥地利”经济学派以及更广泛意义上的右翼“自由意志主义者”密切相关。由此主张的人希望消除部分准备金银行制，但又对实行<text:span text:style-name="T120">100%</text:span>黄金标准所必然要求的大量监管心存顾忌（罗斯巴德则通过声称该标准“<text:span text:style-name="正文引文_20_字符">将成为一般自由意志主义的禁止欺诈法律中的组成部分</text:span>”来回避这一问题。[<text:span text:style-name="T17">Op. Cit.</text:span>, p. 32]）。此方案的核心在于对银行体系进行彻底私有化，建立一种让银行和其他私人公司在市场上相互竞争，使其发行的硬币和纸币被公众普遍接受的制度。必须强调，这一立场并不等同于无政府主义的互助银行思想；它不是被看做一种把高利贷利率压缩至零的手段，而是为了确保利率在资本主义理论所宣称的方式下正常运作。</text:p>
      <text:p text:style-name="P380">“自由银行”学派认为，在竞争压力之下，银行会在所提供的信贷与实际持有的准备金及所发行的货币之间维持<text:span text:style-name="T120">100%</text:span>的比例关系。他们主张，银行在现行制度下之所以能够创造出超出其可用资金或准备金规模的信贷，是因为国家充当了最后贷款人，银行因此指望在困境中获得救助。而若完全交由市场力量支配，部分准备金银行制就会自然消失，银行也就无法把利率压低到低于其“自然利率”的水平。由此，只要银行真正受到市场力量的约束，它们就不会再生成信用货币，利率将反映真实水平，过度投资及由此引发的危机也就会成为过去。与此同时，清楚地知道国家不会出手相救，也会迫使银行在其经营活动中保持谨慎。</text:p>
      <text:p text:style-name="P380">然而，这一分析同样存在缺陷。我们在前文已经指出了其中一个问题，那就是利率并不能为投资决策提供充分或正确的信息，因此仍然可能发生相对意义上的过度投资。另一个问题在于货币和信贷的内生性，以及由此给银行带来的压力。正如史蒂夫·基恩所指出的那样，奥地利学派经济学家认为，“<text:span text:style-name="正文引文_20_字符">当前的国家货币制度意味着货币供给完全是外生的，受国家当局控制；他们进而把经济的周期性行为在很大程度上归因于政府对货币供给和利率的干预</text:span>”。与此相反，后凯恩斯主义经济学家则认为，“<text:span text:style-name="正文引文_20_字符">尽管表面上看似国家在控制货币供给，但金融部门中那条复杂的因果链实际上是反向运作的</text:span>”：“<text:span text:style-name="正文引文_20_字符">私人银行和其他信贷生成机构在很大程度上迫使国家当局作出反应。因此，货币供给主要是由市场经济内生决定的，而不是由国家以外生方式强加的</text:span>”。他指出，“<text:span text:style-name="正文引文_20_字符">经验证据在这一点上显然更支持后凯恩斯主义者，而非奥地利学派。关于由国家决定的货币供给组成部分，</text:span><text:soft-page-break/><text:span text:style-name="正文引文_20_字符">与广义信贷之间的先行—滞后关系的统计证据表明，后者‘领先于’前者</text:span>”。[<text:span text:style-name="书名_20_字符">Debunking Economics</text:span>, p. 303] 不仅如此，正如我们在讨论货币主义的失败时将展示的那样，中央银行就算试图控制货币供给，事实上也<text:span text:style-name="Emphasis">无法</text:span>做到这一点。</text:p>
      <text:p text:style-name="Standard">要理解其中的原因，我们需要转向著名的后凯恩斯主义经济学家海曼·明斯基的思想。他提出了一套关于金融与信贷市场的分析框架，揭示了为什么即便是在所谓“自由银行”体制之下，银行体系也未必能够抵御创造信用货币的诱惑（也就是发放超过可得储蓄规模的贷款）。明斯基的这一分析模型通常被称为“<text:span text:style-name="正文引文_20_字符">金融不稳定性假说</text:span>”。</text:p>
      <text:p text:style-name="Standard">假定经济在一次危机之后进入复苏阶段。起初，企业在投资上会相当谨慎，银行也会将放贷控制在自身储蓄规模之内，并主要投向低风险项目。通过这种方式，银行确实能够保证利率反映所谓的“自然利率”。然而，经济的持续增长与这种保守融资的投资结构相结合，意味着大多数投资项目都会获得成功，这一点会逐渐被企业管理者、资本家以及银行家所认识到。结果便是管理层和银行家都会开始认为，当前所要求的风险溢价过高。于是新的投资项目在评估时，就会采用不那么保守的未来现金流预期。这正是新一轮繁荣的基础，同时也埋下了最终崩溃的种子。用明斯基的话来说：“<text:span text:style-name="正文引文_20_字符">稳定具有动荡性</text:span>”。</text:p>
      <text:p text:style-name="Standard">随着经济开始增长，企业越来越多地转向外部融资，而银行体系由于与投资者共享这种日益高涨的乐观情绪，也愿意提供相应的资金。但不要忘记，银行本身也是私人公司，因此同样以追求利润为目标。正如明斯基所指出的，“<text:span text:style-name="正文引文_20_字符">银行家生活在与企业家相同的预期氛围之中</text:span>”，因此“<text:span text:style-name="正文引文_20_字符">以利润为导向的银行家会设法满足其客户的需求……银行和银行家并不是被动地管理可供出借或投资的货币；他们从事的是一项以利润最大化为目的的事业。</text:span>”[quoted by L. Randall Wray, <text:span text:style-name="书名_20_字符">Money and Credit in Capitalist Economies</text:span>, p. 85] 提供信贷正是实现这一目标的关键方式，于是信贷扩张便随之发生。如果银行不这样做，繁荣很快就会转变为萧条，因为投资者将无资可用，利率会上升，从而迫使企业承担更高的债务偿付成本，而许多企业可能无力承担，或至少会感到处境艰难。这进而会抑制投资，进而影响生产，产生失业（因为企业无法像解雇工人那样轻易“解雇”既有投资），消费需求在投资需求下降的同时萎缩，最终使萧条进一步加深。</text:p>
      <text:p text:style-name="P381">为避免这种情况、并借助经济上行的势头，银行家往往选择迎合客户需求，通过创造信贷而不是提高利率来运作。他们这样一来便为自己和客户都接受了一<text:soft-page-break/>种债务结构——“<text:span text:style-name="正文引文_20_字符">而在一种更加冷静的预期环境中，他们本会拒绝这种结构</text:span>”。[Minsky, <text:span text:style-name="书名_20_字符">Inflation, Recession and Economic Policy</text:span>, p. 123] 换言之，银行会根据需求对其金融产品进行创新。企业不断提高自身的负债水平，而由于经济中几乎看不到金融紧张的迹象，银行也十分乐意配合。单个企业和银行都在增加自身的金融负债，于是整个经济体在债务结构上不断上移。银行和其他企业一样，都是在一个充满不确定性的环境中运作的，它们无法预先判断自己的行为究竟会加剧经济体系的脆弱性，还是会直接将其推向危机。</text:p>
      <text:p text:style-name="Standard">与此同时，中央银行也在配合银行的活动。它们既不会、也无法强制银行创造信贷。纽约联邦储备银行的一位高级副行长艾伦·霍姆斯（Alan Holmes）曾这样描述这一过程：</text:p>
      <text:p text:style-name="正文引文">“在现实世界中，银行先行扩展信贷，并在这一过程中创造存款，然后才去寻找所需的准备金。于是，问题就变成了联邦储备体系是否、以及如何去满足这种对准备金的需求。在极短期内，联邦储备体系几乎别无选择，只能去满足这种需求；但从长期来看，它的影响显然会显现出来。”[quoted by Doug Henwood, <text:span text:style-name="书名_20_字符">Wall Street</text:span>, p. 220]</text:p>
      <text:p text:style-name="Standard">只要利润高于偿债支出，整个体系就还能继续运转。但最终，随着既有的信贷扩张在银行或中央银行看来变得过高，利率便会上升。这会影响所有企业，从融资最为保守的到投机性最强的，无一例外，并将它们进一步“推”向更高层级的债务结构。既有债务必须在更高的利率水平上进行再融资，现金流出随之增加，而随着债务负担的加重，投资需求则受到抑制。融资相对保守的企业不再能够轻易偿还债务，而较为激进的企业开始无力支付，情况依次恶化。容错空间不断缩小，企业和银行对各种意外变化愈发脆弱，例如新竞争者的出现、罢工、未能带来预期回报率的投资、信贷变得难以获得、利率进一步上升，等等。最终，繁荣转为萧条，企业和银行相继倒闭。国家随后出面干预，试图阻止萧条进一步恶化（而其成效与失败程度则各不相同）。</text:p>
      <text:p text:style-name="P382">因此，信贷的生成是一种根植于资本主义自身性质的自发过程，它本质上是内生的。这意味着，即便我们假定经济周期完全归咎于信贷市场的失衡，它也仍然是资本主义的内在组成部分。换言之，在任何现实存在的资本主义经济中，信贷市场极有可能像其他所有市场一样处于非均衡状态——而且原因也是相同的。正因如此，“自然利率”这一概念所依赖的均衡假设，不仅与现实不相符，也同<text:soft-page-break/>“奥地利学派”经济意识形态的更一般原则相矛盾。</text:p>
      <text:p text:style-name="Standard">“自由银行”学派否认这一判断。他们认为，在竞争条件下的私人银行<text:span text:style-name="Emphasis">不会</text:span>如此行事，因为这会使它们在市场上显得缺乏竞争力，客户因而会转向其他银行（他们认为通货膨胀也是通过这一机制得到解决的）。然而，恰恰是<text:span text:style-name="Emphasis">由于</text:span>银行之间存在竞争，它们才会不断进行创新——如果自己不这么做，其他银行或公司就会为了获取更多利润而率先行动。凯恩斯主义经济学家查尔斯·P·金德尔伯格（Charles P. Kindleburger）对此评论道：</text:p>
      <text:p text:style-name="P383">“作为一种历史性的概括，可以说，每当当局试图稳定或控制某种货币数量时……狂热情绪高涨的时刻总会创造出更多的货币。或者，如果货币的定义被固定在某些特定资产之上，而狂热情绪恰好以现有定义之外的新的方式将信贷‘货币化’，那么，按照旧定义计算的货币数量也许不会增长，但它的流通速度却会上升……只要固定任何一种[货币定义]，市场就会在繁荣时期创造出新的货币形式，以绕过这种限制。”[<text:span text:style-name="书名_20_字符">Manias, Panics and Crashes</text:span>, p. 48]</text:p>
      <text:p text:style-name="P384">可以从这样一个事实中看出这一点：“<text:span text:style-name="正文引文_20_字符">钞票……以及汇票……最初之所以发展出来，是因为铸币的供给缺乏弹性。</text:span>”因此，货币扩张“<text:span text:style-name="正文引文_20_字符">是系统性的、内生的，而非偶然的、外生的</text:span>”。[Kindleburger, <text:span text:style-name="T17">Op. Cit.</text:span>, p. 51 and p. 150] 这意味着“<text:span text:style-name="正文引文_20_字符">任何一种被广泛使用的[货币]类型一旦出现短缺，都会不可避免地催生出新的类型；事实上，历史上最初的钞票和支票账户正是以这种方式出现的。</text:span>”如果国家试图对某一种货币形式加以管制，“<text:span text:style-name="正文引文_20_字符">借贷活动就会被转移到其他来源</text:span>”。[Nicholas Kaldor, <text:span text:style-name="正文引文_20_字符">"The New Monetarism"</text:span>,<text:span text:style-name="书名_20_字符"> The Essential Kaldor</text:span>, p. 481 and p. 482] 由此可见，认为废除中央银行就会导致黄金和百分之百准备金制度的普遍使用、从而消除经济周期的看法，是站不住脚的：</text:p>
      <text:p text:style-name="正文引文">“这种观点忽视了这样一个事实：货币替代物的<text:span text:style-name="Emphasis">产生</text:span>——无论是以银行钞票、银行账户，还是信用卡的形式——都是一种自发过程，并非由某个中央机关‘自上而下’规划或监管的。仅凭这一点，就不可能把某种随意的货币定义（该定义中只纳入特定形式的货币替代物）视为一个外生变量。替代货币的出现是银行体系发展所产生的自发结果；而这一发展过程，又带来了货币替代物相对于‘真实’货币比例的持续上升。”[Nicholas Kaldor, <text:span text:style-name="书名_20_字符">The Scourge of Monetarism</text:span>, p. 44f]</text:p>
      <text:p text:style-name="Standard"><text:soft-page-break/>这一过程在亚当·斯密的时代就已经清晰可见。当时的苏格兰实行的是就一种竞争性的银行体系，各家银行自行发行货币，并各自持有黄金准备金。然而正如斯密所指出的那样，它们发行的货币数量超过了银行金库中实际拥有的金属货币：</text:p>
      <text:p text:style-name="正文引文">“尽管这些[银行所发行的]纸币中，有一部分不断被拿回来要求兑现，但其中相当一部分却会连续数月甚至数年地处在流通中。因而，虽然他[银行家]通常流通在外的纸币总额可能高达十万英镑，但只需两万英镑的金银，往往就足以应付偶发的兑现需求。”[<text:span text:style-name="书名_20_字符">The Wealth of Nations</text:span>, pp. 257-8]</text:p>
      <text:p text:style-name="Standard">换言之，竞争性的银行体系事实上并没有消除部分准备金银行制度。而颇为讽刺的是，斯密就曾指出，“<text:span text:style-name="正文引文_20_字符">英格兰的银行不仅为自身的不谨慎付出了极其沉重的代价，而且还为几乎所有苏格兰的[原文如此!]银行更为严重的不谨慎付出了代价。</text:span>”所以，中央银行在货币与信贷创造方面，反而比处于竞争压力之下的商业银行更为保守！事实上，斯密认为，银行公司并未如“自由银行”学派所假定的那样，始终按照自身利益行事；因为“<text:span text:style-name="正文引文_20_字符">如果每一家银行公司始终理解并照料自身的特殊利益，纸币流通就不可能出现过度供给。但事实上，每一家银行公司并非总是理解并照料自身的特殊利益，因此纸币流通屡屡出现过度供给。</text:span>”于是在竞争性的银行体系中，我们既看到部分准备金银行制度的存在，也看到银行家采取了背离其“<text:span text:style-name="正文引文_20_字符">特殊利益</text:span>”的行为（这里所谓的“特殊利益”是指经济学家界定的自身利益，而非银行家主观认定的自利！）。这又该如何解释？斯密顺带抛出了一个可能的理由。他指出，“<text:span text:style-name="正文引文_20_字符">贸易的高额利润为过度交易提供了强烈诱惑</text:span>”；同时，“<text:span text:style-name="正文引文_20_字符">银行公司的增多</text:span>”迫使“<text:span text:style-name="正文引文_20_字符">它们在行为上更加谨慎，从而提高了公众的安全性</text:span>”，但也“<text:span text:style-name="正文引文_20_字符">强迫所有银行家在与客户的往来中表现得更加宽松，否则其竞争对手就会将客户夺走。</text:span>”[<text:span text:style-name="T17">Op. Cit.</text:span>, p. 269, p. 267, p. 274 and p. 294]</text:p>
      <text:p text:style-name="P385">因此，银行同时受到两种相反力量的牵引：一方面，为了迎合借款客户并获取更高利润，它们倾向于扩大放贷；另一方面，为了应对储户的提款需求，又必须在经营上保持谨慎，维持充足的准备金。究竟哪一因素占据上风，则取决于经济所处的阶段；在经济上行期，往往会刺激更为宽松的放贷行为（正如明斯基所描述的那样）。此外，既然信贷创造本身就是经济周期形成的机制，那么从苏格兰的经验来看，竞争性银行体系事实上并不能阻止这一过程。同样的情况也出现在19世纪的美国：美国在这一时期的大部分时间里并不存在中央银行，这使得“<text:span text:style-name="正文引文_20_字符">高度</text:span><text:soft-page-break/><text:span text:style-name="正文引文_20_字符">动荡的美国金融体系缺乏任何形式的最后贷款人，但在繁荣时期，各种稀奇古怪的货币却畅行无阻。</text:span>”这导致了“<text:span text:style-name="正文引文_20_字符">成千上万的分散化银行……囤积准备金</text:span>”，从而“<text:span text:style-name="正文引文_20_字符">恰恰在整个体系最迫切需要流动性的时刻，陷入了流动性枯竭</text:span>”；与此同时，“<text:span text:style-name="正文引文_20_字符">上行周期同样异常剧烈，其动力来自宽松的信贷和扭曲的货币形式（例如私人发行的银行券）。</text:span>”[Doug Henwood, <text:span text:style-name="T17">Op. Cit.</text:span>, p. 93 and p. 94]</text:p>
      <text:p text:style-name="P386">正如尼古拉斯·卡尔多所指出的那样，“<text:span text:style-name="正文引文_20_字符">亚当·斯密早已充分理解银行在创造‘融资’（即信贷）过程中的基本职能；他……将银行分行制视为一项促进社会财富增长的极其重要的发明。斯密描述道，正是由于银行所能向生产者提供的融资，苏格兰的实际收入在极短时间内翻了一倍甚至两三倍。用凯恩斯主义的术语来表达，银行提供的这种‘融资’能够使投资先于收入或储蓄而增加，并通过追加支出所引发的倍增过程，在新增收入中形成与投资相对应的储蓄。</text:span>”然而，这一过程本身并不稳定，这也自然导致了中央银行的兴起。“<text:span text:style-name="正文引文_20_字符">由于某些银行发行的钞票比其他银行的钞票更容易被接受，从而引发了周期性的支付危机和不确定性，人们最终会发现，无论在何处，都有必要将钞票发行权集中到单一机构的手中。</text:span>”[<text:span text:style-name="正文引文_20_字符">"How Monetarism Failed,"</text:span> <text:span text:style-name="书名_20_字符">Further Essays on Economic Theory and Policy</text:span>, p. 181] 另外，从无政府主义的视角来看，任何统治阶级都不愿意让经济不稳定破坏自己财富积累和收入生成的能力（道格·亨伍德对这一过程作了一个颇具价值的概述，并梳理了20世纪初美国统治阶级在推动建立美国联储体系时所提出的种种论证，用以为这一制度的确立辩护。[<text:span text:style-name="书名_20_字符">Wall Street</text:span>, pp. 92-5]）。同样，任何统治阶级也不希望信贷过于宽松，以至于通过长期压低失业率来削弱自己对工人阶级的支配力（或允许工人阶级自行建立金融机构）。</text:p>
      <text:p text:style-name="P387">因此，信贷的过度供给与其说是危机的<text:span text:style-name="Emphasis">原因</text:span>，不如说恰恰是其症状。竞争性的投资推动着经济周期扩张，而银行在信贷供给上的竞争则允许并鼓励了这种扩张。这种扩张与其他客观的危机倾向相互补充——并由此被放大——例如过度投资以及比例失调。换言之，即便是一种纯粹的“自由市场”资本主义，经济周期依然会存在，因为这一周期源于资本主义自身的性质，而非国家的干预。在现实中（亦即在“现实存在的”资本主义中），国家（通过利率手段）对货币的操纵对资本家阶级而言至关重要：因为它允许了某些间接的利润生成活动，例如维持一种“自然”的失业水平以保持利润，或维持一种可接受的通货膨胀率以确保利润增长，等等；同时，它还提供了调节经济周期、组织救助以及在恐慌时期向经济体系注入货币的手段。归根结底，如果国家对货币的操纵真的是资本主义问题的根<text:soft-page-break/>源，那么我们既不可能看到战后凯恩斯主义实验所取得的经济成就，也不可能在凯恩斯主义之前实行更为自由银行制度的国家中观察到经济周期的存在（例如，19世纪后期的美国几乎有一半时间都处于衰退或萧条之中，而自第二次世界大战结束以来，这一比例仅约为五分之一）。</text:p>
      <text:p text:style-name="P388">虽然在所有危机之前，确实都伴随着由投机强化的生产扩张和信贷扩张，但这并不意味着危机就是由投机和信贷扩张所<text:span text:style-name="Emphasis">造成</text:span>的。在自由市场资本主义中，两者之间并不存在因果关系。信贷的扩张与收缩只是经济周期周期性变动的一种表征：利润率下降会压缩信贷，而利润率上升则会推动信贷扩张。因此，尽管前凯恩斯主义／“奥地利学派”的理论与此处所概述的激进立场在某些方面看似相似，但二者的关键差异主要体现在两个方面。首先，亲资本主义理论主张，只要处于竞争之中（或受到足够严格的监管），资本主义银行就有可能<text:span text:style-name="Emphasis">不再</text:span>按照资本主义的方式行事。这种看法极不可信，而且在其总体理论体系中也同样显得格格不入，就如同把信贷市场的失衡看作是经济周期根源的说法一样。其次，激进立场强调，信贷的作用只是反映了更为深层的原因。保罗·马蒂克对此给出了恰当的分析：</text:p>
      <text:p text:style-name="正文引文">“货币与信贷政策本身，无法改变任何与利润率或利润不足有关的事实。利润只能源自生产，源自工人所创造的剩余价值……信贷的扩张一向被视为危机即将到来的征兆，其意义在于，它反映了单个资本实体在竞争日益激烈的情况下，仍试图扩张以求生存的努力……尽管信贷扩张能够在短时间内推迟危机，但它从未真正防止过危机的发生，因为最终起决定性作用的，是总利润与社会资本实现价值增殖扩张的需要之间的现实关系，而这一关系并不能通过信贷来改变。” [<text:span text:style-name="书名_20_字符">Economics, Politics and the Age of Inflation</text:span>, pp. 17-18]</text:p>
      <text:p text:style-name="Standard">简言之，资本主义的护教士们把症状当成了疾病本身。</text:p>
      <text:p text:style-name="P389">实体经济层面的周期性运动，会受到金融领域事件的强化（无论是正向还是反向），从而可能导致周期振幅的扩大，但后者并不会创造前者。如果“<text:span text:style-name="正文引文_20_字符">无利可图，信贷就不会有需求</text:span>”。虽然扩展信贷体系“<text:span text:style-name="正文引文_20_字符">可以成为一个推迟危机的因素，但危机的真正爆发却会使它转变为一种恶化因素，因为此时有大量的资本必须被贬值。</text:span>”[Paul Mattick, <text:span text:style-name="书名_20_字符">Economic Crisis and Crisis Theory</text:span>, p. 138] 然而，采用金本位制的相互竞争私人企业同样也会面临这一问题。货币供给反映了一国的经济活动状况，而如果这一供给无法随之调整，利率就会上升并引发危机。所以这也正<text:soft-page-break/>是为什么需要一种弹性的货币供给（就比如互助主义者以及美国个人无政府主义者所主张的那样）。</text:p>
      <text:p text:style-name="Standard">必须始终牢记，贷款并不像其他商品。它的交换价值是由其使用价值所决定的。而贷款的使用价值在于被用于投资并由此产生持续的收入流，因此，市场利率受制于资本家阶级对利润的平均预期。也就是说，信贷并不是由其生产成本或银行所持有的货币数量所驱动，而是由它<text:span text:style-name="Emphasis">被感知到的</text:span>使用价值所驱动。这种潜在的使用价值，反映的是它所能帮助实现的未来交换价值（价格与利润）。由此可见，不确定性和预期在信贷与金融市场中起着关键作用，并且会反过来影响实体经济。这也意味着，货币<text:span text:style-name="Emphasis">永不可能</text:span>是中性的，因此资本主义必然受到经济周期的支配，而失业也将始终作为一种持续性的威胁悬在工人阶级头上。在这样的条件下，所谓资本主义能够为各阶级提供一个“公平竞争的起点”根本无从谈起；除非是在繁荣时期，工人阶级在劳动力市场上始终处于不利地位。</text:p>
      <text:p text:style-name="P390">总而言之，“并不是信贷本身，而只是信贷所促成的生产增长才会增加剩余价值。因而，正是剥削率决定了信贷的扩张。”[Paul Mattick,<text:span text:style-name="书名_20_字符"> Economics, Politics and the Age of Inflation</text:span>, p. 18] 因此，正如资本主义经济理论所预期的那样，信用货币的增减会随着资本主义盈利能力的变化而变化。但这并不能影响经济周期本身，因为经济周期的根源在于为资本服务的生产（即以利润为目的的生产）以及资本主义的威权关系；而信贷供给显然只是反映了这些关系，而不是反过来。</text:p>
      <text:p text:style-name="P170"/>
      <text:h text:style-name="Heading_20_3" text:outline-level="3">C.8.1 这是否意味着凯恩斯主义行得通？</text:h>
      <text:p text:style-name="P391">如果国家对信贷生成的干预并不是经济周期的根源，这是否意味着凯恩斯主义下单资本主义就可以运作？与自由市场资本主义不同，凯恩斯主义经济学认为，为了防止经济危机的发生，国家不仅可以、而且应当介入经济。这种做法行得通吗？要开始回答这个问题，我们首先需要简要界定“凯恩斯主义”这一概念，因为凯恩斯主义的政策取向和经济理论本身存在多种不同的形态。</text:p>
      <text:p text:style-name="P392">就经济理论而言，凯恩斯的同事琼·罗宾逊曾用“杂种凯恩斯主义”这一说法，来形容凯恩斯经济学被庸俗化、并被剥离掉所有与新古典经济学假设不相容内容的过程。凯恩斯理论中不确定性的核心概念被彻底清除，而他对劳动力市场<text:soft-page-break/>的分析，则被压缩为他本人明确否定的一种立场，即把失业归因于价格僵化。之所以会发生这种转化，还与凯恩斯本人在分析中保留了新古典立场的重要组成部分有关。他认为国家的作用仅限于创造必要的总体条件，使新古典体系能够“<text:span text:style-name="正文引文_20_字符">重新发挥自身的作用</text:span>”，使资本主义“<text:span text:style-name="正文引文_20_字符">实现它充分的生产潜能</text:span>”。[<text:span text:style-name="书名_20_字符">The General Theory</text:span>, pp. 378-9] 与他那些更为激进的追随者不同，凯恩斯并没有真正认识到资本主义作为一种阶级制度的本质，因此也没能理解失业在这一制度中所扮演的功能性角色（见C.1.5节）。</text:p>
      <text:p text:style-name="P393">不过，凯恩斯所处的历史语境在很大程度上也解释了这一点。面对1930年代资本主义所陷入的极端困境，他提出了一套既解释了危机的成因、又提出了一系列政策主张的新的资本主义理论分析框架，试图在不触动资本主义一般原则的前提下终结危机。一方面源于传统应对方案在实践中的失败，另一方面也源于革命威胁的不断上升，在这种情况下，即便是最顽固最彻底的新古典经济学家也无法阻止凯恩斯的理论被付诸实践。当这些政策看起来颇有成效时，争论在某一层面上便告一段落。然而，在更深的层面上——在理论层面——斗争才刚刚开始。由于新古典学派（以及奥地利学派）的传统是以公理为导向，而非以经验为导向（否则他们的公理就早已被现实所抛弃），仅仅依靠资本主义陷入危机这一事实，以及凯恩斯提出了一种更贴近现实的理论，并不足以撼动主流经济学。新古典经济学家从一开始就展开了反击。在美国由保罗·萨缪尔森领衔，在英国则由约翰·希克斯主导，他们用数学处理凯恩斯理论的某些部分，同时刻意剔除一切与新古典公理不相容的内容，着手将凯恩斯的理论“改造”为对新古典经济学而言安全无害的版本。这个删减版的凯恩斯主义很快便成为大学本科课程中的标准教材内容。</text:p>
      <text:p text:style-name="Standard">凯恩斯的命运印证了法国革命家路易·德·圣茹斯特的一句评论：“<text:span text:style-name="正文引文_20_字符">那些把革命做到一半的人，只是在自掘坟墓。</text:span>”凯恩斯的思想只是对新古典正统理论的一次不彻底的决裂，正因如此，它为战后一直主导经济学界直到1970年代中期的新古典—凯恩斯主义综合体奠定了基础，同时也为后来货币主义的反革命提供了生长空间。或许，这种不彻底的决裂在当时是可以理解的。考虑到新古典观念在经济学界的支配地位，要求他们彻底放弃所有的教条，确实过于苛刻。然而正是这种妥协，确保了任何试图走向一种以科学而非意识形态为基础的经济学的发展，最终都只能靠边站。</text:p>
      <text:p text:style-name="P394"><text:soft-page-break/>需要强调的是，凯恩斯最首先是一名资本主义的支持者。他的目标是拯救资本主义，而不是终结它。正如他自己所说，“<text:span text:style-name="正文引文_20_字符">我将在</text:span><text:span text:style-name="正文引文_20_字符"><text:span text:style-name="T19">阶级战争</text:span></text:span><text:span text:style-name="正文引文_20_字符">中站在受过教育的资产阶级一边。</text:span>”[quoted by Henwood,<text:span text:style-name="书名_20_字符">Wall Street</text:span>,p.212] 他之所以遭到许多右翼人士的仇视，部分原因在于他对资本主义的描绘比以往更为准确，并揭示了新古典经济学内部的一些矛盾；但更重要的原因在于，他主张国家应当限制单个企业和资本家的部分权力，并对收入和财富进行一定程度的再分配。讽刺的是，他虽然帮助资本主义避免了自我崩溃的命运，而且也保住了这群富有诋毁者的财富，却并未赢得他们的感激。这群人未能理解的是，凯恩斯往往听起来比他实际上要激进得多。道格·亨伍德在其著作《华尔街》的第五章中，很好地概述凯恩斯的思想（及其局限性）。</text:p>
      <text:p text:style-name="P394">那么，凯恩斯主义政策本身又如何呢？战后时期的“<text:span text:style-name="正文引文_20_字符">杂种凯恩斯主义</text:span>”（尽管存在诸多局限）似乎确实对资本主义运行产生了一定影响。可以通过将凯恩斯主义时期与此前的状况加以比较就可以看出这一点。更为自由放任的时代，远没有当今（更）自由市场资本主义的拥护者所宣称的那样稳定。相反，那是一个经济繁荣与萧条此起彼伏的时期。19世纪后期的三分之一时间，这一往往被视为私人企业的“黄金时代”，实际上却充满了深刻的不稳定与焦虑；这一时期“<text:span text:style-name="正文引文_20_字符">的特征是几乎同等剧烈的繁荣与崩溃，因为接近一半的时间都处于恐慌与萧条之中。</text:span>”美国在19世纪后半叶几乎有一半的时间陷于衰退和萧条。作为对比，这种情况自第二次世界大战结束以来只占大约五分之一的时间。[Doug Henwood, <text:span text:style-name="书名_20_字符">Wall Street</text:span>, p. 94 and p. 54] 在1867年至1900年之间共经历了8个完整的经济周期。在这396个月中，经济扩张持续了199个月，而收缩则持续了197个月，这显然谈不上什么高度稳定。总体来看，经济在1807年、1817年、1828年、1834年、1837年、1854年、1857年、1873年、1882年和1893年——都陷入过萧条、恐慌或危机（此外，<text:span text:style-name="T121">20世纪的</text:span>1903年和1907年也同样是危机年份）。</text:p>
      <text:p text:style-name="P395">接下来便是通常所谓的“<text:span text:style-name="正文引文_20_字符">资本主义黄金时代</text:span>”，也就是大约从1945年到1975年的繁荣时期。战后的这一轮经济扩张，在表明凯恩斯主义确实能够在有利方向上影响经济周期、降低其演变为全面萧条的倾向方面，提供了有力证据。通过对经济进行干预，国家可以通过维持总体需求来减少资本家的不确定性，而这反过来又能确保他们更愿意把资金用于投资，而不是攥在手里（也就是凯恩斯所说的“<text:span text:style-name="正文引文_20_字符">流动性偏好</text:span>”）。换言之，国家干预在于创造一种使资本家愿意投资，保证资本家愿意像资本家那样行动的条件。</text:p>
      <text:p text:style-name="P396"><text:soft-page-break/>战后这一阶段的社会凯恩斯主义，其特征包括不平等程度的下降、工人阶级权利的扩大、失业率的降低、以及一个真正能够运作的福利国家，等等。与当代资本主义相比，它确实具有不少优势。然而，凯恩斯主义的资本主义终究还是资本主义，因此依然建立在压迫和剥削之上。它事实上是一种更加精致的资本主义形态，国家干预在其中被用来保护资本主义免于自我毁灭，同时又试图通过生产率协议等方式引导工人阶级的斗争，使之转化为维持这一体系运转的力量。广大民众当时普遍的观念是：福利国家（尤其是在欧洲）是一种通过向其中注入某种人性化因素，让社会“控制”资本主义的方式。福利国家还以一种令人混淆的理解方式，被宣传为尝试建立一个经济为人服务、而不是人为了经济而存在的社会。</text:p>
      <text:p text:style-name="P397">虽然国家始终在工人阶级所创造的总剩余价值中占有一定份额，但只有在凯恩斯主义条件下，这一份额才被显著扩大，并被积极地用于宏观经济管理。传统上，限制国家攫取剩余价值一直是古典资本主义思想的目标之一（简单来说，政府越廉价，可供资本家竞争的剩余价值就越多）。然而随着资本的积累，国家本身也随之膨胀，在社会剩余中占有的份额也不断提高（因为必须扩大对国内敌人的控制，同时也需要保护社会免遭自由市场资本主义带来的破坏）。需要强调的是，国家干预并不是<text:span text:style-name="Emphasis">完全的</text:span>新鲜事，因为“自<text:span text:style-name="正文引文_20_字符">它起源以来，美国在工业和农业的发展上就高度依赖国家干预和保护：从19世纪初的纺织业，到世纪末的钢铁工业，再到今天的计算机、电子和生物技术产业，都莫不如此。而且其他每一个成功的工业社会也都是这样。</text:span>”[Noam Chomsky, <text:span text:style-name="书名_20_字符">World Orders, Old and New</text:span>, p. 101] 区别在于，这类国家行动不仅服务于资本主义利润的巩固，同时也被导向某些社会目标（这也正是右翼极为痛恨的一点）。</text:p>
      <text:p text:style-name="P398">这种提高国家干预水平、采取不同干预形式的新政策，其根源在于两个彼此关联的因素。首先，1930年代的大萧条使人们逐渐认识到，试图通过普遍压低货币工资和成本来摆脱萧条——这一传统的应对手段——根本行不通。正如凯恩斯强调的那样，削减工资只会导致价格下降，从而使实际工资并未发生变化。更糟的是，这种做法会压缩总需求，反而进一步加深经济衰退（详见C.9.1节）。这意味着，放任市场自己解决问题，只会在情况好转之前让局势更加恶化。而且这样的政策也因为社会与经济成本过于高昂，在现实中也没有可行性。工人阶级只会无法容忍被强加的进一步紧缩政策，日益通过直接行动来解决自身问题。例如，美国就在1934年爆发了一场激进罢工浪潮，多达五十万名工人参与其中，工厂占领以及其他形式的抗争行动屡见不鲜。在这种情势下，资本主义要么被革命终结，<text:soft-page-break/>要么被法西斯主义所“拯救”，而这两种前景对大部分的统治阶级而言都并不具有吸引力。</text:p>
      <text:p text:style-name="P399">因此，与其继续尝试一贯的阶级战争策略（从而可能引发革命的后果），资本家阶级中的一部分人认为有必要采取一种新的路径。这便涉及到运用国家力量来操纵需求，从而增加可供资本使用的资金。通过国家借贷和投资来支撑需求，可以扩大总需求，结束经济萧条。实际上，国家的作用在于营造一种使资本家重新“像资本家那样行事”的环境，也就是认为再次投资是明智之举。正如保罗·马蒂克指出，“<text:span text:style-name="正文引文_20_字符">借由赤字融资</text:span><text:span text:style-name="正文引文_20_字符"><text:note text:id="ftn24" text:note-class="footnote"><text:note-citation>①</text:note-citation><text:note-body><text:p text:style-name="Footnote"><text:s/>赤字融资（deficit financing）：指政府在财政支出超过财政收入、出现预算赤字时，为弥补资金缺口而采取的筹资方式，通常通过发行国债向金融市场举债，或借助中央银行的信贷与货币政策手段实现。 </text:p></text:note-body></text:note></text:span><text:span text:style-name="正文引文_20_字符">所带来的额外生产确实会表现为额外需求，但这种需求并未伴随总利润的相应增加……[这一]机制会立即发挥作用，表现为刺激整体经济的需求增长，并且在客观条件允许的情况下，成为新一轮繁荣的起点</text:span>”。[<text:span text:style-name="书名_20_字符">Economic Crisis and Crisis Theory</text:span>, p. 143]</text:p>
      <text:p text:style-name="P400">国家干预在短期内的确可以通过刺激生产来推迟危机。从1930年代罗斯福推行新政时期就可以看出这一点：经济在七年中有五年实现增长；而在奉行自由放任主义的共和党总统赫伯特·胡佛执政时期，经济则年年萎缩（在胡佛任内，国民生产总值平均每年下降8.4%，而在罗斯福任内则以年均6.4%的速度增长）。肉而1938年在罗斯福执政下经历了三年增长之后出现的衰退，正是由于国家干预的减少所导致的：</text:p>
      <text:p text:style-name="P401">“在萧条内部发挥作用的复苏力量，以及通过公共支出减少失业的努力，使生产重新提高到1929年的产出水平。为了回应工商界要求而试图重新平衡预算的过程中……罗斯福政府以这一点为理由，大幅削减公共工程支出……复苏被证明是短暂的。到1937年底，商业指数从110跌至85，使经济重新回到1935年时的状态……百万工人再次失去工作。”[Paul Mattick, <text:span text:style-name="书名_20_字符">Economics, Politics and the Age of Inflation</text:span>, p. 138]</text:p>
      <text:p text:style-name="P402">战争的迫近使凯恩斯主义政策成为一种常驻安排。第二次世界大战期间国家干预所取得的“成功”，令凯恩斯主义被视为一种确保资本主义生存的方式。随之而来的经济繁荣众所周知，国家干预被当作是保障社会各阶层普遍繁荣的手段。资本主义尚未真正从大萧条中恢复过来，而战争时期的繁荣经济显然与1930年代的停滞形成了鲜明对照。再者，在与法西斯资本主义的斗争中忍受了多年被<text:soft-page-break/>剥夺的生活后，一个激进化的工人阶级显然不会再轻易接受重新回到大规模的失业和贫困之中。于是资本主义不得不转向持续的国家干预，因为它本身并不是一个可行的制度。因此，无论在政治上还是在经济上都需要一次转变。凯恩斯的思想便提供这一转变——它虽然发生在工人阶级的压力之下，但服务的却是统治阶级的利益。</text:p>
      <text:p text:style-name="P402">因此，不可否认，资本主义确实在相当长的一段时间内成功地阻止了战前世界频繁出现的那种大萧条，而这一点正是通过政府干预实现的。因为凯恩斯主义的确能够通过国家干预来支撑总需求、鼓励利润性投资，从而启动新的繁荣并推迟危机的到来。它可以缓和危机条件，因为其短期效果之一就是为私人资本提供更广阔的活动空间，并为其自身摆脱积累过程中利润短缺的困境创造更有利的基础。不仅如此，凯恩斯主义还可以为新技术和新劳动方式（如自动化）的研发提供资金，从而提高利润、保证商品市场，同时通过间接税收和通货膨胀将财富从工人阶级转移到资本手中。然而，从长期来看，“<text:span text:style-name="正文引文_20_字符">通过货币和信贷政策、以及由国家诱导的生产来管理经济的凯恩斯主义，最终必然会在资本积累过程的内在矛盾中走到尽头。</text:span>”[Paul Mattick, <text:span text:style-name="T17">Op. Cit.</text:span>, p. 18] 因为它无法阻止我们在C.7节中所指出的（相对）过度投资、比例失调以及利润挤压的趋势。而且由于维持了充分就业，它事实上反而提高了由于工人在生产现场的力量增强、而引发新一轮危机的可能性。</text:p>
      <text:p text:style-name="P403">因此，这些干预措施并未真正消除经济和社会危机的根本原因。对资本主义制度的修补，并不能彻底克服一个建立在雇佣奴役和社会阶层之上的制度所固有的主观与客观限制。1970年代，当战后繁荣的美好图景急转直下、经济危机凶猛地卷土重来时，这一点就表现得尤为明显：高失业率伴随着高通货膨胀同时出现。人们随后很快又回到了某种更加“自由市场化”的资本主义，用乔姆斯基的话来说，就是“<text:span text:style-name="正文引文_20_字符">对富人实行国家保护和公共补贴，对穷人施加市场纪律</text:span>”。这一过程及其带来的后果，将在下一节中加以讨论。</text:p>
      <text:p text:style-name="P170"/>
      <text:h text:style-name="Heading_20_3" text:outline-level="3">C.8.2 <text:s/><text:span text:style-name="T122">19</text:span>70年代的凯恩斯主义遭遇了什么？</text:h>
      <text:p text:style-name="P404">简言之，我们在上一节指出的凯恩斯主义在主观与客观层面上的种种限制，<text:soft-page-break/>终于在<text:span text:style-name="T122">19</text:span>70年代初揭开了伏笔。它开始与资本主义作为一种阶级化、等级化体制的现实发生正面冲突。摆在它面前的只有三条路：要么通过革命扩大公众在社会、政治与经济生活中的参与（从而消解资本的权力）；要么强化社会民主主义的倾向（从而使其演变成某种“民主的国家资本主义”体制）；要么通过提高失业率来重新压制已经脱缰的民众，回归（更加）自由放任的市场资本主义原则。在“反通货膨胀”的名义下，统治阶级毫不意外地选择了最后一条道路。</text:p>
      <text:p text:style-name="P404">1970年代是现代资本主义发展的一个关键时期。与此前二十年的相对繁荣相比，这一时期同时出现了高失业与高通胀的局面（也就是所谓的“滞胀”）。这种危机在全球范围内引发了大规模的罢工与抗议运动。经济危机卷土重来，而那些长期维持资本主义稳定的国家干预措施，此时要么已无效，要么反而加剧了危机。也就是说，社会斗争的加剧与资本可获得的剩余价值的枯竭，共同导致了“战后共识”的崩溃。这两方面的压力使战后时期那种“<text:span text:style-name="正文引文_20_字符">杂种凯恩斯主义</text:span>”在政治与意识形态层面都遭遇了严峻挑战。其结果便是新古典经济学意识形态的重新抬头，更为自由放任的市场资本主义被鼓吹为解决资本主义危机的出路。而这一挑战最典型的表现形式，就是米尔顿·弗里德曼所提出的货币主义。</text:p>
      <text:p text:style-name="Standard">凯恩斯主义瓦解的根源及其历史遗产极具启发性，值得这里深入分析。战后时期标志着资本主义发生了明显转变，国家干预的程度达到了前所未有的高度。至于干预的具体形式，各国显然不尽相同，这取决于执政党与社会精英的需要与意识形态，同时也受社会运动与抗议活动的影响。在欧洲，国有化十分普遍：国家接管了那些低效的资本，通过公共资金重新使其焕发活力；与此同时，由于社会民主党试图推行改革，社会福利支出也占据了更加重要的地位。乔姆斯基这样描述了美国的情况：</text:p>
      <text:p text:style-name="P405">“企业领袖认识到，社会性支出能够刺激经济，但他们更倾向于采用‘军事凯恩斯主义’这一替代方案——其原因在于特权与权力，而非所谓的‘经济理性’。有冷战作为正当化理由，这种做法很快便被采纳了……五角大楼体系被认为是实现这一目标的理想工具。它的影响范围远远超出军事机构本身，还包括能源部……以及航天机构NASA，后者在肯尼迪政府时期被改造成国家定向的公共补贴体系中的一个重要组成部分，用以扶持先进工业。这些安排使公众承担了产业成本中的很大一部分（尤其是研发费用），同时为过剩产品提供了一个有保障的市场，成为管理层决策柔软的缓冲垫。而且，这种产业政策形式不会带来那种<text:soft-page-break/>面向人类需求的社会支出所具有的‘副作用’。后者除了具有不受欢迎的再分配效应外，还往往会削弱管理层的特权：生产有用品可能侵蚀私人利润，而国家补贴的浪费性生产……却是送给所有者与管理者的一份礼物，任何能够进入市场的衍生产出都会迅速落入他们手中。社会性支出还可能激发公众兴趣与参与，从而增强民主的威胁……但这些问题在军事凯恩斯主义那里并不存在。正因如此，《商业周刊》解释说：‘用福利来刺激经济、与用军事来刺激经济之间，存在着巨大的社会与经济差异’，而后者显然更受欢迎。”[<text:span text:style-name="书名_20_字符">World Orders, Old and New</text:span>, pp. 100-1]</text:p>
      <text:p text:style-name="Standard">随着时间推移，即便在美国，社会凯恩斯主义也逐渐占据更重要的地位。这一方面是对工人阶级斗争的回应，另一方面则出于选举中争取大众支持的需要，同时还因为“<text:span text:style-name="正文引文_20_字符">民众对越南战争的反对，</text:span><text:span text:style-name="正文引文_20_字符"><text:span text:style-name="T123">[这]</text:span></text:span><text:span text:style-name="正文引文_20_字符">使华盛顿无法进行全国动员……否则它本可能在不损害国内经济的前提下完成对该地区的征服。为了安抚国内民众，华盛顿被迫同时维持‘枪炮与黄油’</text:span><text:span text:style-name="正文引文_20_字符"><text:note text:id="ftn25" text:note-class="footnote"><text:note-citation>①</text:note-citation><text:note-body><text:p text:style-name="P406"><text:s/>“枪炮与黄油”（guns-and-butter）：政治经济学中的经典隐喻，用以指称国家在有限资源条件下对两类支出的取舍关系。“枪炮”象征军事、国防与战争相关开支，“黄油”则指民生性支出，如社会福利、公共服务与公共投资。该概念通常用于分析战争经济、军事化进程及其对社会再生产和阶级关系的影响，强调国家在强化暴力机器与改善民众生活条件之间所作出的政治性选择。 </text:p></text:note-body></text:note></text:span><text:span text:style-name="正文引文_20_字符">的战争模式，并为此付出了巨大的经济代价。</text:span>”[Chomsky, <text:span text:style-name="T17">Op. Cit.</text:span>, pp. 157-8]</text:p>
      <text:p text:style-name="P407">社会凯恩斯主义把社会总体的部分剩余价值分配给在职工人与失业者，而军事凯恩斯主义则把剩余价值从社会大众转移给资本，再在资本之间重新分配。这样一来，研发与资本积累就能够由公共资金补贴，那些维持体系运转所必需但却缺乏利润的资本也能得以存活。只要实际工资的增长不超过生产率的提升，凯恩斯主义体制就还能维持下去。然而，这两种功能都存在客观极限：如果把利润从高效资本转移给那些必需但较低效的资本，或者用于长期投资，那一旦整个体系的可用利润不足，就会引发危机。在这种情况下，真正创造剩余价值的资本反而因为抽调而受限，无法像过去那样灵活应对经济问题。与此同时，世界经济逐渐“三极化”，即复兴的欧洲与以日本为中心的亚洲经济区崛起为了新的主要力量，美国因此承受了更大的竞争压力，而越南战争又进一步加重了这种负担。国际竞争的加剧，意味着企业在阶级斗争的压力下所能够采取的调整手段变得越来越有限。</text:p>
      <text:p text:style-name="P408">绝不容低估阶级斗争这一因素。事实上，1970年代危机爆发的首要原因正是<text:soft-page-break/>劳动人民的社会斗争。凯恩斯主义得以运转所要求的增长率，唯一的现实限制，在于最终产出中究竟有多少是供在职人口消费的消费资料，而不是转化为投资。只要工资能够随生产率同步提高，资本主义就能保持稳定，企业也愿意投资（而投资本身正是把工作——也即资本主义的统治——加诸于工人的最根本手段）。但当劳动力既能够提高自身工资，又能够抵制新技术的引入时，资本主义便不可避免地陷入危机。充分就业的直接结果就是工人阶级在生产领域内外的反抗性不断增强。这场斗争针对的是一切等级权威：工人、学生、妇女、少数族裔、反战运动者以及失业者，都在组织并取得了对抗权威的实际胜利。这种斗争既冲击了资本主义的等级制核心，又提高了劳动在国民收入中的份额，从而形成了对利润的挤压（见C.7节）。到1970年代，资本主义与国家已经再也无法保证把工人阶级的斗争限制在体制内部。</text:p>
      <text:p text:style-name="Standard">这种利润挤压正反应了通货膨胀的上升。虽然如今人们常说凯恩斯主义没有预见到通胀失控的可能性，但这其实并不完全准确。诚然，凯恩斯本人以及主流的凯恩斯学派忽视了充分就业对阶级关系与权力结构的影响，但他的左翼追随者却没有忽视这一点。在米哈尔·卡莱茨基思想的影响下，他们指出，充分就业将改变生产现场的权力格局，并进而影响价格。正如琼·罗宾逊在1943年所说：</text:p>
      <text:p text:style-name="P409">“失业（无论是公开的还是隐蔽的，它一直都存在）最重要的作用是维持雇主对工人的权威。虽然雇主通常可以说：‘你不干，有的是人干。’但当工人能够反过来说：‘你不雇我，有的是人雇我。’那局势就会发生根本的改变。这种变化带来的一个结果，可能是消除过去工人被迫忍受的许多压迫……<text:span text:style-name="T124">[另一个结果</text:span>是<text:span text:style-name="T124">]</text:span>对失业的恐惧一旦消失，还可能进一步破坏工厂纪律……<text:span text:style-name="T124">[</text:span>工人可能<text:span text:style-name="T124">]</text:span>会利用这种摆脱恐惧的新自由，去争取一切对自己有利的条件……</text:p>
      <text:p text:style-name="P410">“工人谈判地位在失业被消除后的这种改变，还会以一种更为微妙的方式表现出来。失业……不仅维持了工业纪律，同时也间接维持了货币价值……<text:span text:style-name="T125">[失业消除后，]</text:span>货币工资就会持续承受上行压力……工资与价格之间的恶性循环可能会转向长期性……如果这种循环加速过快，就会引发剧烈的通货膨胀。”[<text:span text:style-name="书名_20_字符">Collected Economic</text:span> Papers, vol. 1, pp. 84-5]</text:p>
      <text:p text:style-name="P411">因此，左翼凯恩斯主义者（之后发展为后凯恩斯主义学派）清楚地认识到，资本家“<text:span text:style-name="正文引文_20_字符">可以通过提高价格来弥补成本上升。</text:span>”[<text:span text:style-name="T17">Op. Cit.</text:span>, p. 85] 这一观点在主流经济学中以一种被弱化的形式表现为“菲利普斯曲线”。它自1958年提出以来，认<text:soft-page-break/>为失业率与通胀之间存在一种稳定的反向关系：失业下降，通胀上升。然而，这种关系在1970年代彻底瓦解——当时的失业率与通胀率同时上升。</text:p>
      <text:p text:style-name="P412">新古典经济学（以及其他亲“自由市场”的资本主义经济学）通常认为，通货膨胀完全是一种货币现象，是因为流通中的货币多于市场上各种商品实现销售所需的数量。<text:span text:style-name="T125">1960年代和1970年代间</text:span>，米尔顿·弗里德曼及其货币主义学派正是持这种立场。然而，这并不正确。总体而言，货币供应量与通货膨胀之间并不存在直接联系。举例来说，在货币数量增加的同时，通胀率反而可能下降（正如我们将在下一节讨论的那样，正是货币主义本身讽刺性地证明了两者之间没有关系）。通货膨胀另有其根源。换言之，它是“<text:span text:style-name="正文引文_20_字符">一种利润不足的表现，必须通过价格政策和货币政策来加以弥补……在任何情况下，通货膨胀都意味着对更高利润的需要。</text:span>”[Paul Mattick, <text:span text:style-name="书名_20_字符">Economics, Politics and the Age of Inflation</text:span>, p. 19] 通货膨胀通过让劳动更便宜来提高利润。也就是说，它会降低“<text:span text:style-name="正文引文_20_字符">工人的实际工资……</text:span><text:span text:style-name="正文引文_20_字符"><text:span text:style-name="T126">[而</text:span></text:span><text:span text:style-name="正文引文_20_字符">这</text:span><text:span text:style-name="正文引文_20_字符"><text:span text:style-name="T126">]</text:span></text:span><text:span text:style-name="正文引文_20_字符">直接有利于雇主……</text:span><text:span text:style-name="正文引文_20_字符"><text:span text:style-name="T126">[</text:span></text:span><text:span text:style-name="正文引文_20_字符">因为</text:span><text:span text:style-name="正文引文_20_字符"><text:span text:style-name="T126">]</text:span></text:span><text:span text:style-name="正文引文_20_字符">当价格上涨快于工资时，本应属于工人的收入就会转移到企业手中。</text:span>”[J. Brecher and T. Costello, <text:span text:style-name="书名_20_字符">Common Sense for Hard Times</text:span>, p. 120]</text:p>
      <text:p text:style-name="P413">换句话说，通货膨胀是阶级之间围绕收入分配进行持续斗争的一个症状。只要资本主义的利润率被压缩（无论原因是主观的还是客观的），老板们就会通过提高价格来维持利润，也就是把成本转嫁给消费者。因此，认为工资上涨“导致了”通货膨胀是错误的。因为这样就忽视了一个事实：决定商品价格的并不是工人，而是资本家。毕竟，成本的增加完全可以通过降低利润来吸收。然而现实中，劳动阶级却常常被斥责为“贪婪”，并被要求加以“限制”——真正目的不过是为了让老板维持足够的利润而已！正如琼·罗宾逊所指出的那样，尽管资本主义经济学否认这一点（这显然与亚<text:span text:style-name="正文引文_20_字符">当·斯密不同），但确实存在一种“由于利润在国民收入中所占份额上升而产生的通胀压力。若是没有对利润的约束，又怎么能要求工人实行‘工资限制’呢？……问题就在于失业。如果能够通过减税来增加购买力缓解这一问题，那么全面压缩利润率难道不会更加有效吗？这些问题正是那套关于边际生产率的繁琐理论试图阻止我们去讨论的。</text:span>”[<text:span text:style-name="书名_20_字符">Collected Economic Papers</text:span>, vol. 4, p. 134]</text:p>
      <text:p text:style-name="P414">通货膨胀本身以及资本家阶级对它的回应，从不同侧面揭示了资本主义的虚伪。毕竟，工资的上涨原本就是由市场供求关系这一“自然力量”推动的；真正<text:soft-page-break/>反而是那些拒绝接受利润下降的<text:span text:style-name="Emphasis">资本家们</text:span>违背了市场规律。用本杰明·塔克的说法，在资本主义之下，市场力量对“母鹅”（劳动者）是好的，对“公鹅”（资本）却是坏的。1960年代末那场所谓的“工资爆炸”，正是表现了充分就业带来的阶级力量从资本向劳动的转变。劳动阶级不断提高的期待与愿望，不仅促使他们要求分享更多自己生产的成果，也使许多人开始质疑：为什么从一开始就需要社会等级与权威结构？而老板阶级并没有把这一切视为供求这条永恒法则的必然结果，反而（一如既往地）借助国家机器，主动去塑造一个对资本更有利的劳动力市场环境。</text:p>
      <text:p text:style-name="P415">不过这并不意味着通货膨胀对所有资本家都有同样的好处（更不用说那些依靠固定收入生活、在物价上涨中受损的人群了。但在资本眼中，他们也根本无足轻重）。恰恰相反——事实上在通胀时期，放贷者往往是输家，而借贷者则成为赢家。正是基于这一现实，许多资本主义的拥护者才反对高通胀，而这也反映出资本家阶级内部的分裂。资本家大体可以分为两类：金融资本家与工业资本家。后者在通胀中往往能获利（前文已经说明了这一点），而前者却把高通胀视为威胁。因为一旦通胀加速，实际利率就可能被压到负值区间，这对于那些基本依赖利息收入（也就是金融资本家）来说是极其可怕的未来。此外，高通胀还会加剧社会斗争，因为工人以及其他社会阶层会争取维持自身的收入水平。而社会斗争本身对参与者具有强烈的政治觉醒效果，因此在长期高通胀的条件下，资本主义的政治稳定性就会受到严重威胁，这同样会给统治阶级带来麻烦。</text:p>
      <text:p text:style-name="P416">通货膨胀在媒体与政府话语中会如何呈现，反映了资本主义阶级内部两大派别力量对比的变化，以及整个社会阶级斗争的强度。举例来说，在1970年代，随着资本在国际间流动性的增强，金融资本逐渐取得主导地位，通胀也就被塑造成了“万恶之源”。从食利者收入的上升中就可以清楚看到这种影响力向金融资本转移的趋势。美国制造业利润的分配也说明了这一点——将1965至1973年与1990至1996年这两个时期进行比较，可以发现，利息支付的比例从11%上升到24%，股息支付从26%提高到36%，而企业留存收益却从65%下降到40%。由于留存收益是投资资金最重要的来源，这种金融资本的扩张有助于解释为什么现实与右翼的说法相反：随着市场不断“自由化”，经济增长反而持续恶化——因为原本可能进入实际生产领域的资金，最终却被吸入了金融体系之中。此外，通胀所引发的一波又一波罢工与抗议同样令统治阶级感到不安，因为这表明工人阶级不仅有能力、也有意愿去挑战他们的权力，甚至可能进一步质疑：<text:span text:style-name="Emphasis">为什么</text:span>经济与<text:soft-page-break/>社会决策总是由少数人作出，而不是由那些真正受到影响的人来决定。然而，由于通胀的根本原因并未消失（也就是为了提高利润），通胀本身只是被压低到了统治阶级认为“可以接受”的水平：既要保证实际利率为正，又要确保资本能够获得足够的利润。</text:p>
      <text:p text:style-name="Standard">凯恩斯主义因此在自身内部埋下了毁灭的种子。充分就业改变了工作场所与整个经济中的权力平衡，使其由资本一方转向劳动一方。社会主义经济学家米哈尔·卡莱茨基关于“充分就业将削弱社会纪律”的预言已经成为现实（见B.4.4节）。面对由此带来的直接与间接成本的上升，企业便把这些成本转嫁给消费者。然而，消费者本身通常也是工人阶级，这又在通货膨胀的压力下引发了更多争取提高实际工资的直接行动。在资本家阶级内部，金融资本的力量不断增强，而工业资本则相对削弱。由于贷款收益遭到侵蚀，各国政府在经济压力下开始把“抑制通胀”置于“维持充分就业”之上。虽然凯恩斯曾希望“<text:span text:style-name="正文引文_20_字符">资本主义中的食利者因素只是一个过渡阶段</text:span>”，并且他的理论将导致“<text:span text:style-name="正文引文_20_字符">食利者的安乐死</text:span>”，但金融资本显然并不愿意看到这一点发生。[<text:span text:style-name="书名_20_字符">The General Theory</text:span>, p. 376] 进入1970年代，金融资本日益强势，影响力迅速上升；与此同时，相当一部分工业资本家也已经厌倦了充分就业，希望重新拥有一支顺从的劳动力队伍。由此产生的经济衰退或许伤害了某些个别资本家（尤其是较小的企业），但从整体上看，整个资本家阶级却从中获益匪浅（而正如我们在B.2节指出的，国家的一个功能就是代表<text:span text:style-name="Emphasis">整个</text:span>资本家阶级的利益来管理这一体系，因此它有时会与阶级内部的<text:span text:style-name="Emphasis">某些</text:span>成员发生冲突）。于是从1980年代开始，各国事实上奉行的国家政策便是在“反通胀”的口号下维持足够高的失业率（见C.9节）。尽管工业资本可能希望经济更强劲一些、失业率更低一些，但它与金融资本之间的分歧还远不足以引发严重冲突。毕竟，任何行业的老板都“<text:span text:style-name="正文引文_20_字符">喜欢松弛的劳动力市场</text:span>”，因为这“<text:span text:style-name="正文引文_20_字符">能够造就一支顺从的劳动力队伍</text:span>”；而且，“<text:span text:style-name="正文引文_20_字符">许多非金融企业本身也拥有庞大的金融利益</text:span>”。[Doug Henwood, <text:span text:style-name="书名_20_字符">Wall Street</text:span>, pp. 123-4 and p. 135]</text:p>
      <text:p text:style-name="Standard">正是这些过程与压力，在1970年代集中爆发。换言之，战后凯恩斯主义之所以失败，仅仅是因为它无法在长期内阻止资本主义所必然面临的主观与客观压力。到了70年代，起决定性作用的正是主观压力，也就是社会斗争本身成为经济演变的根本动力。资本主义制度再无法承受人类对其所施加的压迫、剥削、等级制与异化的反抗。</text:p>
      <text:p text:style-name="P38"><text:soft-page-break/></text:p>
      <text:h text:style-name="Heading_20_3" text:outline-level="3">C.8.3 <text:line-break/>资本主义是如何调整自身以应对凯恩斯主义危机的？</text:h>
      <text:p text:style-name="Standard">从根本上说，它是通过利用并加以管理1970年代的这场危机来重新规训工人阶级，从而攫取更高利润，并巩固与扩展统治阶级的权力。具体做法是把危机、（更加）自由化的市场机制以及调整后的凯恩斯主义政策结合起来，发动一场由统治精英主导的、针对劳动阶级的阶级战争。</text:p>
      <text:p text:style-name="P417">在<text:span text:style-name="T127">19</text:span>70年代危机的背景下，凯恩斯主义那种在不同资本部门与阶级之间重新分配利润的做法，已经成为整个资本的一种负担，同时也把工人阶级的期望与斗争性推高到了危险的程度。70年代及80年代初的危机实际上帮助资本削弱了工人阶级的力量；而失业则被当作一种“拯救资本主义”的工具，用来把市场（更）自由化的成本强加给整个社会。政府推行的政策表面上是为了遏制高通胀，但正如左翼经济学家尼古拉斯·卡尔多所总结的那样，通胀的确下降了，可那是因为这些政策“<text:span text:style-name="正文引文_20_字符">成功地把劳动力市场从</text:span><text:span text:style-name="正文引文_20_字符"><text:span text:style-name="T128">20世纪</text:span></text:span><text:span text:style-name="正文引文_20_字符">的卖方市场，变回了19世纪的买方市场，从而在工厂纪律、工资要求以及罢工倾向上都产生了良好效果。</text:span>”[<text:span text:style-name="书名_20_字符">The Scourge of Monetarism</text:span>, p. xxiii] 另一位英国经济学家则形象地指出，这套政策就是“<text:span text:style-name="正文引文_20_字符">有意把资本主义制度的可行性，建立在维持一支</text:span><text:span text:style-name="正文引文_20_字符"><text:span text:style-name="T128">[由</text:span></text:span><text:span text:style-name="正文引文_20_字符">失业者组成的</text:span><text:span text:style-name="正文引文_20_字符"><text:span text:style-name="T128">]</text:span></text:span><text:span text:style-name="正文引文_20_字符">庞大的‘产业后备军’之上……</text:span><text:span text:style-name="正文引文_20_字符"><text:span text:style-name="T128">[</text:span></text:span><text:span text:style-name="正文引文_20_字符">这实际上就是</text:span><text:span text:style-name="正文引文_20_字符"><text:span text:style-name="T128">]</text:span></text:span><text:span text:style-name="正文引文_20_字符">卡尔·马克思所说的收入政策。</text:span>” [Thomas Balogh, <text:span text:style-name="书名_20_字符">The Irrelevance of Conventional Economics</text:span>, pp. 177-8] 简而言之，它的目标就是把社会、经济与政治的权力天平重新扭转回资本的一方，以“反通胀”的理由，确保通向（私有）奴役之路继续延伸。</text:p>
      <text:p text:style-name="Standard">危机最初被用来以“自由市场”之名，为针对工人阶级的打击提供正当性。资本主义确实因此变得更加市场化，但这种市场化伴随着一张为富人服务的“安全网”和“福利国家”。我们看到的是一种部分意义上的回归，也就是回到“<text:span text:style-name="正文引文_20_字符">经济学家所谓的工业自由与商业自由，但这实际上意味着让工业摆脱国家的干预与监督，赋予它充分的自由去剥削工人，而工人却仍然被剥夺了自由。</text:span>”那种在60年代与70年代令统治阶级深感不安的“<text:span text:style-name="正文引文_20_字符">民主危机</text:span>”已经被克服，取而代之的，正是克鲁泡特金所的一种“<text:span text:style-name="正文引文_20_字符">可以毫无保障地剥削人类劳动的自由，以及一种在政治上被组织起来、确保中产阶级能够自由进行这种剥削的权力。</text:span>”[Kropotkin, <text:span text:style-name="书名_20_字符">The </text:span><text:soft-page-break/><text:span text:style-name="书名_20_字符">Great French Revolution</text:span>, vol.1, p. 28 and p. 30]</text:p>
      <text:p text:style-name="P418">所谓“反通胀”，实际上不过是统治阶级用来掩饰阶级站争、把工人阶级重新压回社会等级体系底层的一种话语。“<text:span text:style-name="正文引文_20_字符">在通货膨胀这一经济概念背后，是精英阶层对自身正在失去控制的恐惧</text:span>”，因为“<text:span text:style-name="正文引文_20_字符">失业的威慑力被削弱了，工人也越来越不再顺从。</text:span>”[Doug Henwood, <text:span text:style-name="书名_20_字符">After the New Economy</text:span>, p. 204] 而实现这一目标的工具就是米尔顿·弗里德曼提出的货币主义。尽管如今这种理论几乎已被历史遗忘（实属活该），但它在1970年代曾风靡一时，并成为里根与撒切尔两位新自由主义代表人物的核心经济意识形态。资本主义正是借助这种理论得以完成重组，并宣告社会凯恩斯主义的终结。它的影响至今仍在世界各国的中央银行与金融机构中留下痕迹，例如对通胀的执念式关注；然而，它那一整套具体政策因为在推行过程中遭遇了彻底失败，在实践中早已被放弃（这一点，耐人寻味地没有出现在右翼对弗里德曼去世时的颂词之中）。</text:p>
      <text:p text:style-name="Standard">按照货币主义的说法，资本主义的危机本质上是货币问题，也就是国家及其中央银行印制了太多的钞票，因此必须对货币供给进行严格控制。弗里德曼与大多数资产阶级经济学家一样，坚持认为货币因素<text:span text:style-name="Emphasis">就是</text:span>解释经济周期、通货膨胀等资本主义问题的最关键变量。这并算不上意料之外，因为这种观点的意识形态作用就在于把资本主义制度本身的内在矛盾从这些危机中开脱出去。例如，经济衰退虽然是会发生，但这是因为国家干预了市场；至于通胀，那就是一种纯粹的货币现象，归因于国家发行的货币超过了经济增长所需的规模（举例来说，如果经济增长了2%，而货币供给增长了5%，那么物价/通货膨胀就会上涨3%）。正如我们将要看到的，这样解释通胀有严重的缺陷。弗里德曼正是用这种逻辑来解释1930年代美国的大萧条（参见他的文章〈<text:span text:style-name="正文引文_20_字符">货币政策的作用</text:span>〉[<text:span text:style-name="书名_20_字符">American Economic Review</text:span>, Vol. 68, No. 1, pp. 1-17]）。</text:p>
      <text:p text:style-name="P419">货币主义者因此主张应当控制货币供给，使国家受制于一种“<text:span text:style-name="正文引文_20_字符">货币宪制</text:span>”。在这种宪制下，法律将要求中央银行每年以3%到5%的固定比例增加货币总量。这样一来，通货膨胀就会被消除，经济将回到其自然的均衡状态；经济周期就算不会消失，也将变得相对温和，而资本主义也终将如同经济学教科书所预言的那样运转。按照这种“<text:span text:style-name="正文引文_20_字符">货币宪制</text:span>”，货币将被“<text:span text:style-name="正文引文_20_字符">去政治化</text:span>”，国家对货币的影响与控制会被排除。货币将重新回到新古典理论中的位置，成为一种本质上中性的工具，一种连接生产与消费的媒介，本身不会产生任何破坏性的影响。因此，他们提<text:soft-page-break/>出必须制定一种“<text:span text:style-name="正文引文_20_字符">法定规则</text:span>”，通过“<text:span text:style-name="正文引文_20_字符">指令货币当局实现货币存量的特定增长率</text:span>”来控制“<text:span text:style-name="正文引文_20_字符">货币存量的行为</text:span>”。[<text:span text:style-name="书名_20_字符">Capitalism and Freedom</text:span>, p. 54]</text:p>
      <text:p text:style-name="Standard">然而对货币主义而言，不幸的是，这一分析根本就是错的。再怎么强调弗里德曼论证的深刻缺陷与意识形态性质都不为过。正如一项批评所指出的，他的那些前提假设“<text:span text:style-name="正文引文_20_字符">已被证明是谬误，它的经验数据要么值得怀疑，要么就是完全的曲解</text:span>”。更进一步说，“<text:span text:style-name="正文引文_20_字符">弗里德曼用来得出那些惊人结论的全部假设，都与现实毫无关系。这些假设之所以被选择，恰恰只是因为它们能够导向他所期望的结论，即通货膨胀纯粹是一种货币现象，只源于过度的货币需求。</text:span>”[Thomas Balogh, <text:span text:style-name="T17">Op. Cit.</text:span>, p. 165 and p. 167] 在卡尔多看来，弗里德曼声称经验事实支持自己意识形态的说法同样站不住脚——“<text:span text:style-name="正文引文_20_字符">弗里德曼的断言根本没有任何事实基础。</text:span>”他还强调：“<text:span text:style-name="正文引文_20_字符">这些说法毫无根据，在我看来，他几乎是临时编造出来的。</text:span>”[<text:span text:style-name="T17">Op. Cit.</text:span>, p. 26] 实际上，货币供给与通货膨胀之间并不存在任何对应关系。</text:p>
      <text:p text:style-name="P420">更为不幸的是，不论是对这一理论本身，还是（更重要得多的）对无数工人阶级而言，它不仅在理论上被证伪，也在经验上被证明失败。美国和英国都曾在1980年代初推行货币主义政策，其结果堪称灾难。由于撒切尔政府在1979年最彻底地执行了货币主义教条，我们将在这里主要考察这一政权（里根政府的做法虽然大体相同，但他更早转向军事凯恩斯主义，因此在一定程度上缓解了其最严重的后果。[Michael Stewart, <text:span text:style-name="书名_20_字符">Keynes and After</text:span>, p. 181] 不过，这并没有妨碍右翼将“里根繁荣时期”当作“自由市场”经济学的胜利加以吹嘘！）。</text:p>
      <text:p text:style-name="P421">首先，正如尼古拉斯·卡尔多在其1970年的文章《新货币主义》中所预言的那样，控制货币供给的尝试最终失败了。这是因为货币供给并不是由中央银行或国家设定的（像弗里德曼所宣称的那样），而是取决于信贷需求，而信贷需求本身又由经济活动水平所决定。用经济学术语来说，弗里德曼假定货币供给是“外生的”，也就是由国家在经济体系之外加以决定；但事实上，货币供给是“内生的”（也就是产生于经济体系<text:span text:style-name="Emphasis">内部</text:span>）。[<text:span text:style-name="书名_20_字符">The Essential Kaldor</text:span>, p. 483] 这也就意味着，按照弗里德曼设想由中央银行来控制货币供给的做法，注定会失败。</text:p>
      <text:p text:style-name="P422">撒切尔与里根政府的实际经验清楚地印证了这一点。撒切尔政府始终无法达到自己设定的货币控制目标，直到1986年，保守党政府才停止公布货币目标，显然是因为屡屡无法这些目标而难堪不已。与此同时，货币供给的波动也表明弗里德曼关于通货膨胀成因的理论同样是错的。按照他的理论，通胀源于货币供给增<text:soft-page-break/>长快于经济增长；但现实却是在货币供给上升的同时，通胀反而<text:span text:style-name="Emphasis">下降</text:span>了。1979年至1981—82年间，货币供给的增长率不断上升，而1982—83年的水平依然高于1978—79年，可到了1983年，通胀率却降至4.6%。正如温和保守党议员伊恩·吉尔莫所指出的那样：“<text:span text:style-name="正文引文_20_字符">如果弗里德曼的货币主义……真的正确，那么1982—83年的通胀率本应达到16%，1983—84年应该是11%，1984—85年则是8%。然而事实上，通胀在这些年份中从未接近货币主义教条所必然预测的水平。</text:span>”[Ian Gilmore, <text:span text:style-name="书名_20_字符">Dancing With Dogma</text:span>, p. 57 and pp. 62-3] 因此，正如亨伍德所总结的，“<text:span text:style-name="正文引文_20_字符">无论是衰退期还是复苏期，都足以否定货币主义的教条。</text:span>”[<text:span text:style-name="书名_20_字符">Wall Street</text:span>, p. 202]</text:p>
      <text:p text:style-name="Standard">然而，试图控制货币供给的失败还带来了更为严重的后果，那就是利率与失业率的急剧上升。既然无法控制货币供给，政府便退而求其次，转而试图通过提高利率来压制货币需求。不幸的是，保守党政府所采用的货币供给统计口径包含了计息的银行存款。这就造成了一个恶性循环：政府提高利率以控制货币供给，而更高的利率又使得把钱存入银行变得更加有利可图，于是银行存款增加，反而推高了政府试图压制的那一项货币供给指标，进而又迫使政府进一步提高利率。[Michael Stewart, <text:span text:style-name="书名_20_字符">Keynes in the 1990s</text:span>, p. 50]</text:p>
      <text:p text:style-name="P423">1980年代初，英国经济本已步入衰退，而政府为了控制货币供给而疯狂提高利率，无疑是雪上加霜。货币主义政策不仅没有挽救经济，反而加深了危机。尽管米尔顿·弗里德曼原本预测，“<text:span text:style-name="正文引文_20_字符">将通胀在1982年前压低到个位数</text:span>”只会带来“<text:span text:style-name="正文引文_20_字符">产出和就业的温和下降</text:span>”这一“<text:span text:style-name="正文引文_20_字符">副作用</text:span>”，但现实却是，英国经历了自1930年代以来最严重的一次经济衰退。[quoted by Michael Stewart, Keynes and After, p. 179] 正如迈克尔·斯图尔特所讽刺的那样，“<text:span text:style-name="正文引文_20_字符">几乎找不到比这还不准地更彻底的经济预测了。</text:span>”失业率从1979年的大约5%一路攀升，到1985年中期已达到13%（如果不是政府后来修改了统计方法，这一不光彩的数字还会更高）。而在1984年，制造业产出仍比1979年低10%。[<text:span text:style-name="T17">Op. Cit.</text:span>, p. 180] 难怪卡尔多会把货币主义称为“<text:span text:style-name="正文引文_20_字符">一个可怕的诅咒，一场恶灵的降世，对</text:span><text:span text:style-name="正文引文_20_字符"><text:span text:style-name="T129">[</text:span></text:span><text:span text:style-name="正文引文_20_字符">英国</text:span><text:span text:style-name="正文引文_20_字符"><text:span text:style-name="T129">]</text:span></text:span><text:span text:style-name="正文引文_20_字符">产生了尤其不幸、几乎可以说是毁灭性的影响。</text:span>”[<text:span text:style-name="正文引文_20_字符">“The Origins of the New Monetarism,” </text:span>pp. 160-177, <text:span text:style-name="书名_20_字符">Further Essays on Economic Theory and Policy</text:span>, p. 160]</text:p>
      <text:p text:style-name="P424">最终，通货膨胀确实下降了。但从无政府主义的视角来看，这种下降并不是源自货币主义政策本身，而是源自这一时期的高失业率对劳动阶级的打击。大规<text:soft-page-break/>模失业削弱了工人的议价能力，使资本家能够在生产领域而非流通领域维持利润（关于这一点，可参见上一节对通胀的分析）。在工人因害怕失业而被迫让步的情况下，资本无需再通过不断提价来维持利润，通胀自然就会回落。通胀并不是弗里德曼所说的那种“纯粹的货币现象”，而是资本利润需求与阶级斗争状况的产物。1980年代初的深度衰退以及此后整个80年代（乃至90年代）的大规模失业，真实效果在于重新强加了“被解雇的恐惧”，从而控制工人阶级。货币供给与这一过程毫无关系，所以试图控制它的政策必然失败，而政府唯一能够动用的手段就只剩下提高利率。结果就是，通过压低投资、制造失业，并（最终）抑制工资增长，降低工人实际收入（也就是在同样的工资水平下承受更高的物价），让工人阶级承担衰退的全部代价。而这，正是1980年代所发生的事情。</text:p>
      <text:p text:style-name="P425">同样值得注意的是，即便是在弗里德曼用来证明其核心观点的“样本案例”，也就是1929至1933年的大萧条当中，他的结论也完全站不住脚。弗里德曼声称，“<text:span text:style-name="正文引文_20_字符">事实是，大萧条与大多数严重失业时期一样，并不是源自私有经济的内在不稳定性，而是政府的错误管理所造成的。</text:span>”[<text:span text:style-name="T17">Op. Cit.</text:span>, p. 54] 但卡尔多指出：“<text:span text:style-name="正文引文_20_字符">按照弗里德曼自己给出的数据，美国的‘高能货币’……在整个大收缩期间不减反增：1932年7月的数量比1929年7月高出10%以上……货币供给的大幅收缩……</text:span><text:span text:style-name="正文引文_20_字符"><text:span text:style-name="T19">恰恰是在</text:span></text:span><text:span text:style-name="正文引文_20_字符">货币基础增加的情况下发生的。</text:span>”[<text:span text:style-name="正文引文_20_字符">“The New Monetarism”</text:span>, <text:span text:style-name="书名_20_字符">The Essential Kaldor</text:span>, pp. 487-8] 其他经济学家在检验了弗里德曼的论断后得出了类似的结果。就比如，彼得·特明从凯恩斯主义立场出发，直接质疑支出下降究竟是货币供给下降的结果，还是相反。他指出，货币主义的“<text:span text:style-name="正文引文_20_字符">叙事虽然冗长而复杂</text:span>”，但“<text:span text:style-name="正文引文_20_字符">对</text:span><text:span text:style-name="正文引文_20_字符"><text:span text:style-name="T130">[</text:span></text:span><text:span text:style-name="正文引文_20_字符">其</text:span><text:span text:style-name="正文引文_20_字符"><text:span text:style-name="T130">]</text:span></text:span><text:span text:style-name="正文引文_20_字符">断言的支持远比表面上看起来要少。实际上，它是先假定结论成立，再据此来描述大萧条，而根本没有对之进行检验或证明</text:span>。”他在分析实际货币余额的变化后发现，1929年至1931年间，实际货币余额反而上升了1%至18%（具体取决于所选用的货币统计口径及其平减方式）。总体而言，货币供给在1929年8月至1931年8月之间不仅没有下降，反而增加了5%。因此，特明得出结论：在股市崩盘之后，并不存在任何证据表明是货币因素引发了大萧条。[<text:span text:style-name="书名_20_字符">Did Monetary Forces Cause the Great Depression?</text:span>, pp. 15-6 and p. 141]</text:p>
      <text:p text:style-name="Standard">当然，弗里德曼关于大萧条的叙述本身也带着某种讽刺意味。他试图证明大萧条实际上是由美联储造成的，某种程度上是政府干预经济的恶果。在他的理解中，美国货币当局奉行了高度的通货紧缩政策，因此货币供给之所以下降，是因为他们强行或默许了货币基础的急剧收缩。也就是说，他们没有履行自身应承担<text:soft-page-break/>的职责。这就是他论证的核心。然而值得强调的是，这种说法的真实含义并不是“政府过度干预导致了危机”。恰恰相反，弗里德曼的逻辑实际上是在说：大萧条之所以发生，是因为政府干预得<text:span text:style-name="Emphasis">不够</text:span>快、<text:span text:style-name="Emphasis">不够</text:span>彻底，从而使原本已经很糟的局势变得更加严重。换句话说，而是在于国家干预得还不够！</text:p>
      <text:p text:style-name="P426">之所以会出现这种自相矛盾的论证，是因为弗里德曼本身就是资本主义的空想家，试图证明资本主义是一个稳定的体系，从而把经济衰退的系统性责任从资本主义身上剥离出去。结果他反而声称，大萧条是国家“什么都没做”所导致的（而讽刺的是，这恰恰是他一贯主张政府应该采取的立场）。这只能说明，在意识形态面前，逻辑与事实往往不堪一击。它当时之所以能短暂流行，只是因为它在那个历史阶段为统治阶级的阶级斗争提供了理论武器。既然货币主义在理论与实践上都已彻底破产，如今几乎无人再提也就不足为奇了。而它在1970年代一度成为右翼的主导经济教条，本身就解释了这种沉寂的原因。考虑到右翼向来喜欢把自己塑造成“最懂经济”的力量，指出这一点就尤为必要——除非你认为，通过制造自30年代以来最深重的经济衰退、把工人阶级压回原位、让富人变得更富有，就是所谓“健全的经济政策”。正如道格·亨伍德所总结的那样，“<text:span text:style-name="正文引文_20_字符">毫无疑问，货币主义……自智利政变以来，在全球范围内始终是一项有意识地打击劳工、并把收入与权力重新分配给资本之政策的重要组成部分。</text:span>”[<text:span text:style-name="书名_20_字符">Wall Street</text:span>, pp. 201-2]</text:p>
      <text:p text:style-name="Standard">关于货币主义更深入的研究，它最重要的批判者尼古拉斯·卡尔多的作品算是必读书目（例如《进一步的经济理论与政策论文集》中的〈新货币主义的起源〉与〈货币主义如何失败〉，以及《卡尔多文选》中的〈新货币主义〉与《货币主义的祸害》）。</text:p>
      <text:p text:style-name="Standard">因此，在“自由市场”资本主义的修辞掩护之下，凯恩斯主义被用来管理危机，就像它此前用来管理繁荣一样。而“供给侧”经济学（与新古典主义教条相结合）则被用来削弱工人阶级的力量与消费能力，使资本得以在减少对资本家阶级的监管、同时加强国家对工人阶级的控制的双重策略下，从劳动者身上榨取更多利润。失业被当作驯服激进劳工的工具，让工人彼此为了岗位<text:span text:style-name="Emphasis">争斗</text:span>，而不是团结起来开展反对雇佣劳动的<text:span text:style-name="Emphasis">斗争</text:span>。在失业威胁的阴影下，工人被迫接受更快的劳动节奏、更长的工时、更恶劣的工作条件与更低的工资，这既提高了资本对工人的直接剥削程度，也通过削减职业安全与劳动保护等开支降低了企业成本。劳动<text:soft-page-break/>力“市场”在很大程度上被分裂成无力的、原子化的个体单位，工会在由政府政策加剧（并由经济意识形态加以辩护）的衰退面前节节败退。正是在这一过程中，资本主义成功地把社会需求的重心从工人阶级转移到了资本一方。</text:p>
      <text:p text:style-name="Standard">无需赘言，我们至今仍然生活在这一进程的遗产之下。正如我们在C.3节所指出的，美国的收入分配已经发生了明显的变化，大量收入从劳动转移到了资本。英国的情况同样如此，不平等加剧，贫困率上升。经济增长的成果只让少数人受益，而大多数人却越来越难以维持生计，因此不得不更长时间地劳动、更加卖力地工作，并通过借贷负债来维持原有的收入水平（从某种意义上说，可以认为，总需求管理在一定程度上被“私有化”了，因为如此多的工人阶级被迫陷入债务之中<text:span text:style-name="T131">)</text:span>。可以说毫不意外，在里根—布什执政时期，人均收入增长中有70%流向了收入最高的1%（而底层群体的实际收入则出现了绝对下降）。收入不平等显著扩大：美国最底层五分之一人口的收入下降了18%，而最富有的五分之一却增长了8%。[Noam Chomsky, <text:span text:style-name="书名_20_字符">World Orders, Old and New</text:span>, p. 141] 再加上股市与房地产泡沫所制造的虚假繁荣，经济“良好”的幻象得以维持，但真正受益的始终只是顶层精英（参见B.7节关于不平等上升的分析）。这种对工人阶级的驯服做得相当成功，其结果便是生产率提高和经济增长所带来的利益被集中到了少数统治阶层手中。失业与不充分就业依然普遍存在，而新创造的岗位大多也只是兼职的、不稳定的、缺乏保障的。</text:p>
      <text:p text:style-name="Standard">与此同时，资本还通过各种间接手段来提高自己在社会收入中的份额，例如削减环境监管，从而把污染成本转嫁给当代与后代。在英国，国有垄断企业被以极低的价格私有化，使私人资本得以用远低于实际成本的代价攫取国家资源。实际上，有些原本国有的产业在私有化之后仍然在相当一段时期内<text:span text:style-name="Emphasis">保持垄断地位</text:span>，允许它们从消费者身上榨取垄断利润，直到国家随后才允许这些市场引入竞争。间接税负的提高同样削弱了工人阶级的消费能力，让大众为资本主义重组以及军事化凯恩斯主义买单。在国际层面，对欠发达国家的剥削也在加深：1982年至1990年间，足足有4180亿美元被转移到了发达资本主义国家。[Chomsky, <text:span text:style-name="T17">Op. Cit.</text:span>, p. 130] 资本的活动范围也日益全球化，它利用技术进步把投资转移到第三世界国家，因为在那里，国家的高压统治确保了一个更易于控制、斗争性更弱的劳工阶级。而这一转移同时也推高了发达国家的失业率，从而进一步加重了对工人阶级反抗的压迫与削弱。</text:p>
      <text:p text:style-name="P427"><text:soft-page-break/>这种由资本主导的阶级战争政策，是对1960年代和70年代工人阶级成功斗争的回应，而它显然为资本带来了预期中的收益。流向资本的社会收入不断增加，而流向劳动的部分则持续下降，与此同时，“劳动力市场”在很大程度上也被驯服了（虽然我们必须补充，还没有实现完全的征服）。就像任何等级制体系所需要的那样，劳动人民被从社会的参与者转变成了旁观者。这些政策对人类生活造成的影响根本无法用数字衡量。也就难怪新古典主义的教条会成为精英阶层手中的有力工具——它为富人和权势者提供了理论依据，使他们能够为制造贫困、迫使年幼生命凋零的社会政策辩护。正如乔姆斯基所指出的：“<text:span text:style-name="正文引文_20_字符">经济的国际化，意味着把第三世界那种双层结构的模式扩展到核心国家本身。于是，市场教条在国内也成了一种重要的意识形态武器，用理论体系巧妙地掩盖起对它高度选择性的运用。财富和权力愈发集中。面向公众的服务——教育、医疗、交通、图书馆等等——就像它们所服务的人群一样多余，因此可以被削减，甚至被彻底取消。</text:span>”[<text:span text:style-name="书名_20_字符">Year 501</text:span>, p. 109]</text:p>
      <text:p text:style-name="Standard">这种由国家管理的衰退在某些方面确实取得了成功。由于工人对失业的恐惧加剧，企业得以降低劳动者的“<text:span text:style-name="正文引文_20_字符">竞争成本</text:span>”，从而推动公司利润大幅上升。《华尔街日报》在回顾1995年最后一个季度的经济表现时，标题就是：“<text:span text:style-name="正文引文_20_字符">通过提高价格与削减成本，公司利润激增61%。</text:span>”税后利润相较1993年上升了62%，而此前第三季度的增幅只有34%。当美国劳动者的工资陷入停滞时，企业却在1994年创造了创纪录的利润。《商业周刊》估计，1994年的利润比1993年“<text:span text:style-name="正文引文_20_字符">暴涨了惊人的41%</text:span>”，而同期销售额仅增长了区区9%；这是一次“<text:span text:style-name="正文引文_20_字符">巨大的成功</text:span>”，主要原因在于“<text:span text:style-name="正文引文_20_字符">劳动收入份额的急剧下降</text:span>”，尽管“<text:span text:style-name="正文引文_20_字符">经济学家声称劳动者最终也会从中受益</text:span>”。[quoted by Noam Chomsky, <text:span text:style-name="正文引文_20_字符">"Rollback III"</text:span>, <text:span text:style-name="书名_20_字符">Z Magazine</text:span>, April 1995] 然而十多年过去了，劳动者依然在等待所谓的“最终受益”。</text:p>
      <text:p text:style-name="P428">此外，对资本而言，凯恩斯主义依然如同过去一样继续运作，只不过（一如既往地）与对“市场奇迹”的颂扬结合在一起。举例来说，伯克利国际经济圆桌会议的联合主任迈克尔·博勒斯（这个机构本身就是由企业资助的贸易与技术研究所），援引了美国商务部1988年的一项研究，指出：“<text:span text:style-name="正文引文_20_字符">从1972年到1988年，美国增长最快的六大产业中，有五个都是在联邦政府投资的直接或间接扶持下发展起来的。</text:span>”他进一步说明，当年的“<text:span text:style-name="正文引文_20_字符">赢家——计算机、生物技术、喷气发动机以及飞机制造</text:span>”——无一不是“<text:span text:style-name="正文引文_20_字符">公共财政支出的产物。</text:span>”[quoted by Chomsky, <text:span text:style-name="书名_20_字符">World Orders, Old and New</text:span>, p. 109] 正如詹姆斯·米德格利所言，“<text:span text:style-name="正文引文_20_字符">1980年代公共部门</text:span><text:soft-page-break/><text:span text:style-name="正文引文_20_字符">的总体规模并没有缩小，相反，预算政策只是把既有的财政分配从社会福利转向了军费与执法体系。</text:span>”[<text:span text:style-name="正文引文_20_字符">"The radical right, politics and society"</text:span>, <text:span text:style-name="书名_20_字符">The Radical Right and the Welfare State</text:span>, Howard Glennerster and James Midgley (eds.), p. 11] 实际上，美国政府承担了全部民用研发项目经费的三分之一，英国政府也提供了类似规模的补贴。[Chomsky, <text:span text:style-name="T17">Op. Cit.</text:span>, p. 107] 当然，国家机器依然随时准备在市场危机时出手，替精英阶层收拾他们自己的烂摊子（比如，在储贷协会因为放松监管而爆发大规模腐败与投机、最终陷入崩溃之后，80年代那届高举“自由市场”旗帜的共和党政府，毫不犹豫地动用公共资金对其实施了救助。这清楚地表明，所谓的市场力量只适用于某一个阶级）。</text:p>
      <text:p text:style-name="P429">由企业控制的媒体一方面猛烈抨击社会凯恩斯主义，另一方面却对亲资本的国家干预保持沉默，甚至为其辩护。再加上企业对右翼“智库”的大规模资助，后者不断宣称为什么某些（“错误”的）社会项目是有害的，企业国家体系从而试图愚弄大众：仿佛除了市场统治之外别无选择，而精英却在公共财政的掩护下不断自肥。这意味着国家干预并没有真正消失。我们仍然处在凯恩斯时代，只不过社会凯恩斯主义已经被披上了“自由市场”教条外衣的军事凯恩斯主义所取代。这不过是对大众推行（更）自由的市场，对少数特权者则维持不同程度的国家干预；与此同时，国家本身变得更强大、更集中。（“<text:span text:style-name="正文引文_20_字符">监狱同样为经济提供了凯恩斯式刺激，不仅有利于建筑业的发展，也带动了白领就业；据报道，增长最快的职业正是安保人员。</text:span>”[Chomsky, <text:span text:style-name="书名_20_字符">Year 501</text:span>, p. 110]） 换言之，这不过就是资本主义自诞生以来的老路（参见D.1节）——在需要时，随时动用国家权力来支撑所谓的“自由市场”。</text:p>
      <text:p text:style-name="P429">随着国家在经济中扮演着持续性的角色，这意味着大萧条那样的灾难性崩溃不太可能再次出现。国家消费规模的扩大在相当程度上稳定了总需求，而这种稳定性在1929年或19世纪那种（更）自由的市场资本主义时期是根本不存在的。这<text:span text:style-name="Emphasis">并不是</text:span>说严重的经济衰退不会发生——它们确实发生过，将来也还会发生——而只是说，这些衰退<text:span text:style-name="Emphasis">不太可能</text:span>演变成全面的经济大萧条。除非，那些迷信经济学教科书里“碰巧如此”的神话和资本主义大导师言论的意识形态家掌握了政权，并开始大规模拆解现代国家体制。正如撒切尔夫人在1979年所展示的那样，一旦执政者信奉错误的经济理论（更准确地说，是错误的意识形态），并且根本不在乎这种政策对广大民众的冲击——更糟的是，当民众无法阻止他们时——经济衰退完全可能被大幅加深。</text:p>
      <text:p text:style-name="Standard"><text:soft-page-break/>不过正如我们将在C.10节中讨论的那样，这场单方面的阶级战争，其总体结果远没有资本主义的意识形态家和主流媒体所吹嘘的那么美好。随着等级制度的重新强化，多数人的生活质量实际上是在下降（即便消费水平，也就是“生活水平”，虽然可能没有下降，但那也只是因为债务增加、工作时间延长，以及更多家庭成员不得不外出就业来维持生计）。这种状况反过来又催生了一种对“经济增长”的迷信。正如琼·罗宾逊在这一进程刚开始的1970年代所说的那样：“<text:span text:style-name="正文引文_20_字符">经济学家们旧病复发，重新回到了自由放任的‘两个凡是’——凡是有利可图的就促进增长；凡是利润最高的就是最好的。但人们已经开始意识到，统计意义上国民生产总值的增长，与社会福利的提升并不是一回事。</text:span>”[<text:span text:style-name="书名_20_字符">Collected Economic Papers</text:span>, vol. 4, p. 128] 即便从这个角度看，1970年代以后的经验也谈不上理想。四分之一个世纪以来那种“头重脚轻”的增长模式，让绝大多数经济收益都流向了最富有的10%人口，却并没有带来他们所承诺的GDP增长率。事实上，1990年代和2000年代推动经济扩张的关键动力却主要来自各种经济泡沫：先是股市泡沫，随后是房地产泡沫。此外，个人债务的不断攀升也在支撑经济运行，而这种支撑方式与股票和房市泡沫一样，都是不可持续的。这个体系还能苟延残喘多久，最终取决于工人阶级还能忍受多久，还能继续为少数人的财富增长承担多少对社会和环境造成的代价。</text:p>
      <text:p text:style-name="P430">尽管工人阶级从未停止过反抗，但目前大多仍处于防御状态。不过，正如历史所一再证明的那样，这种局面完全可能、也将会改变。再黑暗的长夜也终将迎来黎明，世界各地已经可以看到工人阶级反抗的曙光。比如，英国针对撒切尔政府的人头税所发起的斗争就取得了胜利；在美国和西欧，各种反对削减公共开支的运动也屡有成效；墨西哥的萨帕塔起义令人振奋，阿根廷反对新自由主义的起义以及随之出现的群众大会与工厂占领同样具有启发意义。在法国，反对《首次就业合同法》（CPE）的抗议表明，新一代的工人阶级不仅懂得如何抗争，也懂得识破谎言。总体来看，全球范围内的罢工与抗议从未间断。即便面对国家镇压与被操控的经济衰退，工人阶级依然在奋起反击。而无政府主义者的任务就是要鼓励这些自由的火花，助其燎原、取得胜利。</text:p>
      <text:h text:style-name="次章标题" text:outline-level="2"/>
      <text:h text:style-name="P162" text:outline-level="2">C.9 <text:line-break/>自由放任资本主义能减少失业吗？</text:h>
      <text:p text:style-name="P431">要回答这个问题，我们首先必须指出，“现实中的资本主义”实际上是通过操控失业来塑造一支顺从听话、卑躬屈膝的工人阶级的。它打着抑制“通货膨胀”的旗号行事，但在现实中，其真正目的在于压低工资、维持资本家阶级的高额利润率。换句话说，就是让市场纪律落在工人阶级身上，而让国家保护服务于统治阶级。正如爱德华·赫尔曼所指出的那样：</text:p>
      <text:p text:style-name="正文引文">“保守派经济学家甚至发展出了一种所谓的‘自然失业率’概念，这种形而上学的观念回归了十八世纪对‘自然秩序’的幻想，只不过披上了现代护教学的外衣。所谓自然失业率，被定义为在保持物价水平稳定的前提下所允许的最低失业水平；然而，由于它建立在一种高度抽象、无法直接检验的模型之上，这一‘自然失业率’只能从物价水平本身反推出。也就是说，只要物价上涨，就说明失业率低于‘自然失业率’，所以就过低了——不管现实中的失业率是4%、8%还是10%。在这种保守派经济学的世界里，任何人都是‘自愿’失业的。失业是一种出于理性的选择：有些人宁愿选择‘闲暇’，也不愿接受现行（或者更低）工资水平所提供的实际工资……</text:p>
      <text:p text:style-name="正文引文">“撇开这种形而上学诡辩本身的荒谬不谈，‘自然失业率’这个概念本身就带有极其明显的偏见。它把所有影响物价与失业之间权衡关系的制度性因素都当作给定的前提（市场结构及其独立定价权、国内外的企业投资政策、收入分配状况、财政与货币政策的组合等等），却只把劳动力市场的紧张程度当成唯一可以调控的变量。于是，通货膨胀就是最大的威胁，而劳动力市场（也就是工资水平和失业规模）则被当成解决这一问题的核心场域。”[<text:span text:style-name="书名_20_字符">Beyond Hypocrisy</text:span>, p. 94]</text:p>
      <text:p text:style-name="P432">因此，赫尔曼毫不意外地把这一“自然”失业率界定为“<text:span text:style-name="正文引文_20_字符">有产阶级所偏好的失业水平</text:span>”。[<text:span text:style-name="T17">Op. Cit.</text:span>, p. 156] 这一概念背后的理论通常被称为“<text:span text:style-name="正文引文_20_字符"><text:span text:style-name="T14">非加速通货膨胀失业率</text:span></text:span>”（<text:span text:style-name="正文引文_20_字符"><text:span text:style-name="T14">Non-Accelerating Inflation Rate of Unemployment</text:span></text:span>，简称NAIRU）。和现代主流经济学中许多最糟糕的理论一样，这一概念最早由米尔顿·弗里德曼在1960年代末提出。几乎在同一时期，埃德蒙·费尔普斯也独立发展出了类似的理论（并因此在2006年获得了所谓的“诺贝尔经济学奖”）。这两种理论在本质<text:soft-page-break/>上是相似的，它们不过是用新古典经济学的术语，重复了资本主义批判者在一个多世纪前就已指出的事实：失业是资本主义体制的内在要求，因为它是维持老板对工人支配权力的必要手段。讽刺的是，现代新古典经济学的理论基础，却恰恰建立在一个它曾经否认了一百多年的命题之上（这种转变的部分原因也许在于统治精英自认为已经赢得了阶级斗争，因此，暂时不再需要用一幅粉饰太平的图景来反驳任何重大的社会与政治运动）。</text:p>
      <text:p text:style-name="Standard">弗里德曼在1968年提出他关于“<text:span text:style-name="正文引文_20_字符">自然失业率</text:span>”的理论。他将这一概念建立在新古典经济学所强调的“个体预期”之上，而不是建立在更为现实的阶级冲突分析之上。他的观点相当直接：在经济中存在着某种与实际工资相对应的“<text:span text:style-name="正文引文_20_字符">自然</text:span>”失业水平，也就是一个理想经济体所会产生的失业率（用他自己的话说，就是“<text:span text:style-name="正文引文_20_字符">由瓦尔拉斯一般均衡方程体系所推导出来的水平</text:span>”）。如果政府试图把现实中的失业率压低到这一水平之下，就必然会引发通货膨胀的上升。因为这样，现实中的通胀率将偏离人们的预期通胀率。当失业率下降时，老板就不得不提高工资，从而吸引失业者重新去工作（注意，这里假定失业是自愿的）。然而，工资上涨会被老板转嫁为更高的商品价格，因此<text:span text:style-name="Emphasis">实际</text:span>工资并不会真正提高。结果是，随着实际工资回落到先前那些不受欢迎的水平，人们最终又会退出劳动力市场。不过，虽然失业率重新回到它“自然的”水平，但通货膨胀却不会随之回落。这是因为工人关心的是实际工资，所以如果通胀率是2%，他们就会要求相应的工资增长来抵消这一影响；如果他们预期通胀还会继续上升，就会<text:span text:style-name="Emphasis">进一步</text:span>提高工资要求，而这又会推动物价继续上涨（尽管弗里德曼淡化了这一点，仿佛物价上涨并不是<text:span text:style-name="Emphasis">老板</text:span>为了维持利润率而主动提高价格的结果）。于是，最终导致了通货膨胀和失业率<text:span text:style-name="Emphasis">同时</text:span>上升。在这种框架下，个体的通胀预期便成为决定经济运行的关键变量。</text:p>
      <text:p text:style-name="Standard">对于许多经济学家而言，这一过程被认为预示了1970年代“滞胀”的出现，也因此让弗里德曼的货币主义教条显得更有说服力。之所以如此，是因为战后时期的“<text:span text:style-name="正文引文_20_字符">杂种凯恩斯主义</text:span>”本身就建立在与弗里德曼相同的新古典主义假设之上。更重要的是，他们忘记了1940年代左翼凯恩斯主义者曾提出的警告：在充分就业的条件下，工资上涨同样会引发通货膨胀，因为老板会把增加的工资成本转嫁给消费者。这种基于阶级关系的分析，显然与新古典经济学那种过于乐观的假设格格不入。然而，仅仅把分析建立在个人预期之上，并不能回答“这些预期是否真的能够实现”这一问题。只要工人阶级拥有强有力的组织，并且愿意采取行动，<text:soft-page-break/>他们就能够提高自己的工资来抵消通货膨胀的影响。这也就意味着在资本主义体制内部，实际上存在两种主要选择。第一种选择是通过价格管制来阻止资本家提高商品价格。但这种做法与神圣的“供求规律”相冲突，也侵犯了私有财产权。于是就引出了第二种选择：打击工会，并把失业率提高到让工人为自身权益抗争时三思而后行的程度。在这种情况下，工人无法提高名义工资，其实际工资便会下降。</text:p>
      <text:p text:style-name="Standard">猜猜资本主义国家最终选择了哪一条道路呢？正如弗里德曼在提出这一理论时所坦率承认的那样，自然失业率其实一点也不“<text:span text:style-name="正文引文_20_字符">自然</text:span>”，因为它完全由国家政策所决定：</text:p>
      <text:p text:style-name="正文引文">“我并不是说这一失业率是固定不变、不可更改的。恰恰相反，决定其水平的许多市场特征，本身就是人为设定的，是政策塑造的结果。就以美国举例来说，法定最低工资……以及工会力量的强弱，都会使所谓的“自然失业率”高于它本来可能达到的水平。”[<text:span text:style-name="正文引文_20_字符">"The Role of Monetary Policy,"</text:span> pp. 1-17, <text:span text:style-name="书名_20_字符">American Economic Review</text:span>, Vol. 68, No. 1, p. 9]</text:p>
      <text:p text:style-name="P433">因此，这个“自然”失业率实际上是一种社会与政治现象，本质上衡量的是劳动者的议价能力。换言之，当工人阶级无法通过提高工资来抵消物价上涨时，通货膨胀才会下降。“自然失业率”理论，说到底，体现的就是阶级斗争。</text:p>
      <text:p text:style-name="P434">在2006年该理论的另一位（独立）提出者获得所谓“诺贝尔经济学奖”时，这一点表现得尤为明显。不出所料，《经济学人》杂志欣喜若狂。[<text:span text:style-name="正文引文_20_字符">"A natural choice: Edmund Phelps earns the economics profession's highest accolade"</text:span>, Oct 12th 2006] 其中的原因也很清楚。按照该杂志的说法，“<text:span text:style-name="正文引文_20_字符">菲尔普斯之所以摘得桂冠，部分原因在于他推翻了自己的思想前辈</text:span>”，因为他提出了一种用来说明所谓“<text:span text:style-name="正文引文_20_字符">菲利普斯曲线</text:span>”之崩溃的（新古典主义）解释。菲利普斯曲线原本展示的是通胀与失业之间的统计协调关系（“<text:span text:style-name="正文引文_20_字符">在英国，当工资通胀高时，失业率就低；当通胀低时，失业率就高</text:span>”）。问题在于，经济学家“<text:span text:style-name="正文引文_20_字符">很快——而且过于草率地——得出结论，认为政策制定者面临着一种宏观经济上的重大权衡</text:span>”：在“<text:span text:style-name="正文引文_20_字符">劳动力市场极度紧张</text:span>”的情况下，“<text:span text:style-name="正文引文_20_字符">企业为了安抚工人而提高工资，随后再通过提高价格把成本转嫁出去，从而剥夺工人本应获得的实际工资增长。于是，政策制定者只能通过欺骗的方式来策划出较低的失业率。</text:span>”菲尔普斯的创新之处在于，他认为，“<text:span text:style-name="正文引文_20_字符">工人最终会看穿这一点，并要求进一步提高工资以抵消生活成本的上升。但只要通胀</text:span><text:soft-page-break/><text:span text:style-name="正文引文_20_字符">始终比他们对未来通胀的预期先行一步，就可以一直蒙蔽他们。</text:span>”这一思路与弗里德曼的理论显然如出一辙。于是，“<text:span text:style-name="正文引文_20_字符">菲利普斯曲线所描绘的稳定权衡，其实不过是一种危险的幻觉</text:span>”，并终于在1970年代出现滞胀时彻底破产。</text:p>
      <text:p text:style-name="P434">菲尔普斯进一步提出，存在一种“<text:span text:style-name="正文引文_20_字符">自然</text:span>”的失业率，“<text:span text:style-name="正文引文_20_字符">工人的预期</text:span><text:span text:style-name="正文引文_20_字符"><text:span text:style-name="T132">[</text:span></text:span><text:span text:style-name="正文引文_20_字符">在这个水平上</text:span><text:span text:style-name="正文引文_20_字符"><text:span text:style-name="T132">]</text:span></text:span><text:span text:style-name="正文引文_20_字符">得到实现，实际价格与他们的预期相符，他们不再在虚假的条件下出卖自己的劳动。</text:span>”“<text:span text:style-name="正文引文_20_字符">然而可惜，</text:span>”这种“<text:span text:style-name="正文引文_20_字符">均衡状态并不意味着充分就业</text:span>”，因此资本主义必须“<text:span text:style-name="正文引文_20_字符">让一部分工人被迫闲置、在一旁腐朽。鉴于经济学家几乎带有神学色彩地坚信市场总会出清，那么现实中的失业现象就必须被赋予一套‘神义论’式的解释。</text:span>”这种宗教隐喻的确相当贴切，因为大多数经济学家（以及《经济学人》）确实是把市场当作神明来崇拜（所谓“神义论”是神学和哲学的一个分支，试图在假定上帝仁慈的前提下，为世界上的苦难与邪恶寻找合理性）。而像所有神一样，它也需要祭品，而菲尔普斯的理论正是为这种祭祀提供正当性。正如该杂志所言：“<text:span text:style-name="正文引文_20_字符">在他的大部分研究中，他都认为失业是必要的，它可以用来威慑工人，确保他们对企业保持忠诚，并在工作中更加勤勉，同时接受企业所能支付的工资水平</text:span>”（也就是能保证企业获利的工资）。</text:p>
      <text:p text:style-name="Standard">正是这一理论自1980年代以来一直主导着国家政策。换言之，世界各国政府一直在试图“<text:span text:style-name="正文引文_20_字符">威慑工人</text:span>”，确保他们服从（“<text:span text:style-name="正文引文_20_字符">对企业保持忠诚</text:span>”）。毫不意外，所有试图降低“<text:span text:style-name="正文引文_20_字符">自然失业率</text:span>”的努力，都无一例外地诉诸国家权力去打击工人阶级的经济力量（攻击工会，通过提高利率来制造失业以便暂时“<text:span text:style-name="正文引文_20_字符">威慑</text:span>”工人，等等）。所有这一切都是为了在市场自己推动工资上涨的情况下，仍然能够维持高额的利润！</text:p>
      <text:p text:style-name="P435">然而必须强调的是，弗里德曼和菲尔普斯的结论并不新鲜。无政府主义者和其他社会主义者早在1840年代起就已经指出，资本主义无论在理论上还是在实践中，都不存在通向充分就业的内在趋势。他们也同样注意到了充分就业时期会如何增强工人阶级的力量并损害利润。正如我们在C.1.5节中所强调的那样，这正是这一制度最根本的纪律机制。于是颇具讽刺意味的是，菲尔普斯却因为用新古典主义的行话重新表述了（例如马克思）早已阐明的劳动力市场模型，而获得了资产阶级经济学的最高奖项：</text:p>
      <text:p text:style-name="P436">“如果说[资本的]积累一方面增加了对劳动的需求，那么另一方面，它又通过‘解放’工人而增加了劳动力的供给；与此同时，失业者的压力迫使在职工人<text:soft-page-break/>提供更多劳动，从而在一定程度上使劳动力的供给不再依赖于劳动者人数的供给。在这一基础上，劳动力供求规律的运动完成了资本的专制统治。因此，一旦工人发现了这样一个秘密：为什么他们工作得越多，所生产的异己财富就越多……一旦他们通过建立工会等方式，试图在就业者与失业者之间组织起一种有计划的合作，以避免或削弱这一资本主义生产‘自然法则’对其阶级所造成的毁灭性影响，资本及其走狗——政治经济学——便立刻高喊：这是对那条‘永恒的’、几近‘神圣的’供求法则的侵犯。任何联合起就业者和失业者的行动都会扰乱这一规律的‘纯粹’运作。但另一方面，一旦……不利条件阻止了产业后备军的形成，从而也阻断了工人阶级对资本阶级的绝对依赖，资本便会连同其陈词滥调的桑丘·潘沙<text:note text:id="ftn26" text:note-class="footnote"><text:note-citation>①</text:note-citation><text:note-body><text:p text:style-name="P437"><text:s/>桑丘·潘沙（Sancho Panza）是塞万提斯小说《堂吉诃德》中的人物，堂吉诃德的随从和仆人，通常被塑造成庸俗、务实、满口套话、缺乏原则却善于为主人辩护的形象。</text:p></text:note-body></text:note>，一起反抗这条‘神圣的’供求法则，并试图通过强制手段来弥补它的不足。”[《资本论》，第一卷, pp. 793-4]</text:p>
      <text:p text:style-name="P438">再清楚不过，《经济学人》和菲尔普斯不过是在重复并证实马克思的观点。现代经济学一方面贬低马克思，另一方面却把这一思想吸收进自身的宏观经济政策建议之中，主张由国家操纵经济来确保“通货膨胀”（也就是工资上涨）始终处于可控状态。经济学在这里很好地扮演了它那陈词滥调的谄媚角色；而自1980年代以来，菲尔普斯的理论更成为国家干预经济（“<text:span text:style-name="正文引文_20_字符">强制手段</text:span>”）的依据，其结果也正如预期：工资增长长期落后于生产率的提高，于是资本得以以牺牲劳动为代价不断中饱私囊（详见C.3节）。菲尔普斯理论被资本用于阶级斗争之中，这一点同样显而易见——这在当时的《经济学人》以及美联储委员会主席的表态中，体现得淋漓尽致：</text:p>
      <text:p text:style-name="P439">“阿兰·格林斯潘的证词也为此提供了支持。格林斯潘曾在1990年代末期多次公开表示担忧，认为随着失业率持续下降，‘可供雇用的劳动力储备’正在枯竭。储备越少，‘工资通胀’的风险就越大——也就是工资涨幅超过最低限度。格林斯潘指出，生产率的提高在一定程度上缓解了这一潜在的严重威胁，而‘对工作技能过时的残余恐惧，也使得工人更倾向于追求工作保障，而不是争取更高工资’……换言之，尽管繁荣时期的失业率降到了4%，工人却依然感到不安，仿佛失业率其实更高。即便如此，格林斯潘仍然有些担心，因为……如果劳动力储备持续枯竭，那么‘<text:span text:style-name="T133">[</text:span>将<text:span text:style-name="T133">]</text:span>不可避免地出现工资显著上涨——超过生产率的增长，除非废除那条供求法则，而这几乎是不可能的。’这也正是格林斯潘等人在1999<text:soft-page-break/>年以及2000年上半年将短期利率提高大约两个百分点的原因。当时根本不存在通胀威胁……也没有任何工人激进化的迹象。但工资正在缓慢上涨，而解雇的威胁正在逐渐失去效力。” [Doug Henwood, <text:span text:style-name="书名_20_字符">After the New Economy</text:span>, pp. 206-7]</text:p>
      <text:p text:style-name="Standard">这就显得格外讽刺了，因为格林斯潘在经济中的实际角色，恰恰就是去“<text:span text:style-name="正文引文_20_字符">废除</text:span>”那条所谓的“<text:span text:style-name="正文引文_20_字符">供求法则</text:span>”。正如一位左翼经济学家所说（而且那一章的标题就叫《工人开始不听话了：让美联储出手吧！》），自1980年代以来，美国联邦储备体系（以及其他国家的中央银行）“<text:span text:style-name="正文引文_20_字符">一直担心，如果就业人数过多，或者工人找工作变得太容易，那么工资就会面临上行压力。工资上涨过快就可能转化为更快的物价上涨——也就是通货膨胀。因此，美联储往往会选择提高利率，通过给经济降温、让一部分人失业，来防止通胀上升乃至失控。</text:span>”然而“<text:span text:style-name="正文引文_20_字符">大多数人可能没有意识到，美联储作为一个政府机构，实际上是在主动干预经济，阻止它创造过多的就业岗位。但事情还远不止如此。当美联储踩下刹车、抑制就业增长时，失去工作的并不是医生、律师或企业高管。被牺牲的永远是社会中层与底层的劳动者——售货员、工厂工人、清洁工、保安以及洗碗工。正是这些人在经济放缓或陷入衰退时，被拒之门外或被扫地出门。</text:span>”[<text:span text:style-name="书名_20_字符">The Conservative Nanny State</text:span>, p. 31] 因此，国家通过人为提高失业率来压低工资增长，从而缓解所谓的通胀压力，这背后的原因其实一目了然：</text:p>
      <text:p text:style-name="P440">“在失业率较低的时期，工人获得的好处不仅仅是更高的工资。由于雇主知道工人有其他就业选择，他们就不得不在诸如托儿服务、弹性工时等方面作出让步，以满足工人的各种需求。美联储对雇主在低失业时期面临的困难心知肚明，因此它会定期汇编一份名为《褐皮书》（<text:span text:style-name="正文引文_20_字符">Beige Book</text:span>）的全国性经济状况调查报告。而这份报告中的大多数被访谈对象其实都是雇主。</text:p>
      <text:p text:style-name="P441">“在1997年至2000年间，美国的失业率降到了30年来的最低水平，《褐皮书》中充斥着各种抱怨：许多公司通过提供更高工资和更好福利，从其他公司那里挖走员工。一些报告甚至提到，企业为了留住工人，不得不提供诸如弹性工时、托儿服务或职业培训之类的非工资福利。《褐皮书》还记载了一些企业不得不派出大巴前往市中心，把工人接到郊区的旅馆和餐馆去工作。有些雇主甚至被迫雇用残疾工人以满足其劳动力需求。</text:p>
      <text:p text:style-name="正文引文">“从雇主的角度看，当大批工人在门口排队求职时，企业的日子显然要比工人可以自由选择更好机会时轻松得多。而美联储总是愿意倾听雇主的诉求。一旦<text:soft-page-break/>它察觉到工资上涨的压力过大，就会踩下刹车，让这场‘狂欢’戛然而止。美联储以防止通货膨胀失控为理由，来为限制就业增长、提高失业率辩护，但这并不能掩盖一个事实：它实际上是在阻止工人——尤其是技能较低的工人——获得工作机会，并压制他们的工资增长。” [<text:span text:style-name="T17">Op. Cit.</text:span>, pp. 32-3]</text:p>
      <text:p text:style-name="Standard">这一切的发生并非偶然。正如另一位左翼经济学家所强调的，企业的游说“<text:span text:style-name="正文引文_20_字符">旨在增强它们的经济权力</text:span>”，而且企业“<text:span text:style-name="正文引文_20_字符">一直支持那些使经济在更高失业率下运转的宏观经济政策。表面上的理由是这样可以降低通货膨胀，但它同时也削弱了工人的谈判能力。</text:span>”因此也就不足为奇，“<text:span text:style-name="正文引文_20_字符">权力对比向企业一方倾斜的经济后果……就是把收入从工资转移到利润，从而压低需求并推高失业率。</text:span>”实际上，美联储“<text:span text:style-name="正文引文_20_字符">一直在把货币政策当作一种替代性的收入政策来使用，而这种替代性政策是以牺牲工资、偏向利润为特征的</text:span>”，也就是说，它正在“<text:span text:style-name="正文引文_20_字符">以有利于企业的方式调控经济。</text:span>”[Thomas I. Palley, <text:span text:style-name="书名_20_字符">Plenty of Nothing</text:span>, p. 77, p. 111 and pp. 112-3] 这一切虽然是打着“反通胀”的旗号进行的，但也不应当蒙蔽我们：</text:p>
      <text:p text:style-name="P442">“温和的通货膨胀往往表明工人仍然具有一定的谈判力量，甚至可能占据上风。然而恰恰是在这一阶段，美联储就会由于自己的反通胀承诺介入其中，从而提高利率并推高失业率。因此，美联储的反通胀政策远远称不上中立，实际上意味着在劳资之间围绕社会生产成果分配的永恒冲突中站在企业一边……自然失业率理论正是这种亲企业政策立场的完美遮羞布。”[<text:span text:style-name="T17">Op. Cit.</text:span>, p. 110]</text:p>
      <text:p text:style-name="P443">从某种意义上说，在资本主义制度下的统治阶级希望以这种方式操纵失业率，并把关于利润、财产和权力的问题转移到到劳动力市场状况上，其实是可以理解的。于是，高物价就可以归咎于高工资，而不是高利润、高租金和高利息；与此同时，工人为了保住饭碗只能接受更少的工时、更高强度的劳动，并且疲于生存，无暇也无力在理论上或实践中质疑老板的权威。通过操纵利率、在需要时提高失业水平来“管理”经济，就能使管理层级的统治更加稳固，从而可以在工人身上榨取更多利润。面对就业不安全感，人们会忍受很多事情。正如左翼经济学家托马斯·巴洛赫所说，充分就业“<text:span text:style-name="正文引文_20_字符">通常会消除卑躬屈膝的必要，从而改变生活方式、改变阶级关系……削弱人对人的支配，瓦解主仆关系。它是实现普遍人类尊严与更广大平等的至强引擎。</text:span>”[<text:span text:style-name="书名_20_字符">The Irrelevance of Conventional Economics</text:span>, p. 47]</text:p>
      <text:p text:style-name="P443">这在一定程度上解释了为什么<text:span text:style-name="T134">1960年代</text:span>和<text:span text:style-name="T134">70</text:span>年代出现的是反抗权威的大<text:soft-page-break/>规模社会抗议，而不是哈耶克所说的那条“<text:span text:style-name="正文引文_20_字符">通往奴役之路</text:span>”。这同时也说明了，为什么统治阶级会如此热情地接受并运用NAIRU。当经济形势恶化时，有工作的工人在是否反抗老板的问题上就会更加犹豫，于是只能在更差的条件下工作得更久、更辛苦。这样一来，剩余价值相对于工资的比例就被提高了（事实上，在美国，自1973年以来实际工资一直停滞不前，而利润却大幅增长）。除此之外，这种政策还会压缩并转移关于投资、利润与权力等问题的政治讨论，因为工人阶级已经疲于维持生计，无暇思考和讨论。于是，国家就代表资本家阶级干预经济来阻止形成充分就业，以“对抗”通胀和不稳定。</text:p>
      <text:p text:style-name="Standard">这种赤裸裸的国家操控，竟然还能被视为符合“自由市场”的原则，本身就暴露了资本主义制度及其捍卫者的破产。然而对这些护教士来说，国家替资本进行干预本来就是“自然秩序”的一部分；相反，国家替工人阶级干预（至少在他们的说辞里）才是不正当的。这也印证了克鲁泡特金的判断：国家在面对工人阶级时，从来不会实行所谓的“自由放任”（参见D.1节）。因此，新自由主义资本主义所依赖的货币政策，本质上就是通过制造失业来削弱工人阶级的反抗。如果“通胀”（也就是劳动收入）开始上升，那就提高利率，制造失业，指望把平民百姓重新压回原位。换句话说，那条通往私有奴役之路已经清除了二战后社会民主主义为阻止社会革命而设置的一切障碍。这正是美国和英国大力推行、并强加给发展中国家、同时向欧洲大陆兜售的政策议程。</text:p>
      <text:p text:style-name="P444">尽管NAIRU的目标和结果本身就足以让人否定它，但它从理论上讲也同样站不住脚。首先，这个所谓的“自然”失业率既看不见摸不着，又会上下浮动，这就意味着它根本无法被准确测定（虽然这并不妨碍经济学家一再尝试，而当通胀率和失业率否定了他们的估计时，他们又会重新修正，一遍又一遍地再次尝试）。更重要的是，这个概念本身就毫无意义——一个既不可观测又可以随意变动的数值，几乎可以用来证明任何结论——它无法被证伪，因此在根本上是非科学的。仔细分析就会发现，自然失业率理论更像是一种宗教信条，因为我们根本无法设想出一种可能推翻它的检验方式。当它的预测一次次失败时（正如它一再展现的那样），拥护者只需宣称“自然率已经发生了变化”。于是，在这一理论的最新版本中，“自然失业率”实际上就等同于失业率的长期趋势。观察到什么趋势，什么就是“自然的”——问题就此解决。</text:p>
      <text:p text:style-name="P445">既然自然失业率理论无法被检验，那合理的做法本应是审视其前提假设，看<text:soft-page-break/>它们是否合乎现实、是否站得住脚。然而，米尔顿·弗里德曼在其早期的方法论著作中就堵死了这条道路，因为他声称，在经济学中讨论假设的现实性与合理性是没有意义的。大多数经济学家对此照单全收，于是整个学界就变成了一座教会，入教的前提就是必须接受关于市场运作方式的那套既定假设。其结果就是生产出一种意识形态，一种之所以能够延续，仅仅是因为它对社会中某些阶层有用的意识形态。</text:p>
      <text:p text:style-name="Standard">既然如此，而且事实也正是如此，那么，任何试图维持所谓“自然”失业率的做法也同样毫无意义，因为唯一能“发现”它的办法就是盯着<text:span text:style-name="Emphasis">现实的</text:span>通胀水平，然后相应地提高利率。换言之，人们之所以被迫失业，只是因为统治阶级担心失业率可能会低于那个既不可见又可以随意变动的“自然率”，从而损害他们的利益（高通胀会侵蚀利息收入，而充分就业则会增强工人的力量、压缩利润）。这种做法在大多数经济学家看来却并无问题，在他们那里，经验事实本来就无足轻重。而对于NAIRU来说更是如此：既然“自然率”既看不见又会移动，这个理论就总是成立的——如果失业率上升的同时通胀也上升，那就说明自然率提高了；如果通胀下降，那就说明自然率降低了！正如后凯恩斯主义经济学家詹姆斯·K·加尔布雷思在批判NAIRU时指出的，“<text:span text:style-name="正文引文_20_字符">随着现实失业率的变动，表面上的NAIRU也在它的阴影中变动</text:span>”，而且“<text:span text:style-name="正文引文_20_字符">这些估计与再估计基本上只是对预测失败的回应。我们依然没有理论，也没有外部证据，来解释为什么估计出来的NAIRU会下降。文献只是看到通胀没有出现，于是就断言先前的估计一定是过高了。</text:span>”他强调，经济学界“<text:span text:style-name="正文引文_20_字符">在面对二十年来无法解释的变动和预测失败时，依然死抱着这一概念不放，而且在方法上也始终无法达成共识。</text:span>”[<text:span text:style-name="书名_20_字符">Created Unequal</text:span>, p. 180] 鉴于主流经济学家大多坚持这种谬误，这恰恰说明了所谓“科学”是如何适应强权者的需要，而强权者又是如何乐于采纳任何有利于自己的荒唐理论。意识形态上的“供给与需求”莫过于此。</text:p>
      <text:p text:style-name="Standard">因此，“自由市场”资本主义的拥护者倒也没有说错——现实中的资本主义确实制造了高失业率。耐人寻味的<text:span text:style-name="Emphasis">是</text:span>，大多数资本主义的支持者居然认为这就体现了“自由放任”！可悲的是，那些鼓吹“纯粹资本主义”意识形态的人几乎从不提及这种代表资本家阶级的国家干预；相反，他们更愿意把矛头对准工会、最低工资、福利制度以及其他所谓的劳动力市场“扭曲”，而这些措施（至少在口头上）恰恰是为了保障工人阶级的利益。暂且不论这一点，现在的问题是：一种“更纯粹”的资本主义真的会带来充分就业吗？</text:p>
      <text:p text:style-name="P446"><text:soft-page-break/>首先必须指出，一些“自由市场”资本主义的支持者（尤其是“奥地利学派”），认为现实中的市场根本不存在均衡状态，也就是说，经济的“自然状态”本身就是非均衡的。正如我们在C.1.6节所谈到的，这实际上意味着充分就业是不可能的，因为充分就业本身就是一种均衡状态。然而，很少有人愿意明确说出来这一显然的结论，反而自相矛盾地宣称充分就业是可以实现的（需要强调的是，所谓充分就业从来不等于100%的就业率，因为总会有人在寻找工作，所以这里指的是接近100%的就业水平）。无政府主义者对此的看法是：在“自由市场”资本主义中，充分就业是可以短暂出现，但绝不可能长期维持。正如波兰社会主义经济学家米哈尔·卡莱茨基在分析前凯恩斯主义的资本主义时所指出的：“<text:span text:style-name="正文引文_20_字符">在经济萧条时期，不仅会出现大规模失业，而且整个周期内的平均就业水平也明显低于繁荣时期的峰值。资本设备的闲置储备以及失业的后备军，是资本主义经济在相当长一段</text:span><text:span text:style-name="正文引文_20_字符"><text:span text:style-name="T135">[</text:span></text:span><text:span text:style-name="正文引文_20_字符">经济</text:span><text:span text:style-name="正文引文_20_字符"><text:span text:style-name="T135">]</text:span></text:span><text:span text:style-name="正文引文_20_字符">周期中的典型特征。</text:span>”[quoted by Malcolm C. Sawyer, <text:span text:style-name="书名_20_字符">The Economics of Michal Kalecki</text:span>, pp. 115-6]</text:p>
      <text:p text:style-name="Standard">至于所谓的“纯粹资本主义”，很难想象它会有什么本质上的不同，因为问题根源就在这个制度本身。正统经济学分析缺失对阶级及阶级斗争的正面讨论（虽然他们往往在论证隐含这些因素，而且几乎总是偏向老板一方）。一旦把阶级关系纳入分析，失业的功能性作用就清楚了：它是用来驯服和约束劳动力。在失业威胁之下，工人会更容易接受管理层的支配，而这种恐惧又会削弱他们的议价能力，从而压低工资水平。由此可见，失业不仅是资本主义的自然产物，更是这个制度赖以运转的基本组成部分。</text:p>
      <text:p text:style-name="P447">所以，资本主义更可能出现的情形，并不是长期维持充分就业，而是短暂接近充分就业的繁荣阶段之后，紧接着更为漫长的高失业时期。正如我们在C.1.5和C.7.1节所论证的那样，资本主义的顺利运转本身就需要失业这一条件；因此，所谓的“自由市场”资本主义也必然经历繁荣与萧条交替的经济周期，失业率也随之时高时低（十九世纪的资本主义已经清楚地表明了这一点）。正如劳动经济学家朱丽叶·肖尔所说，通常情况下，“<text:span text:style-name="正文引文_20_字符">雇主在劳动力市场中拥有一种结构性优势，因为准备好并愿意忍受这场[长工时]工作马拉松的人，往往多于可供他们填补的岗位。</text:span>”一旦进入充分就业状态，“<text:span text:style-name="正文引文_20_字符">雇主就有失去主导地位的危险”</text:span>，招聘新工人“<text:span text:style-name="正文引文_20_字符">会突然变得更加困难：他们更难找到，成本更高，而且经验更少。</text:span>”这些因素“<text:span text:style-name="正文引文_20_字符">有助于解释为什么充分就业如此罕见。</text:span>”因此，劳动力市场中的竞争“<text:span text:style-name="正文引文_20_字符">通常是雇主一方倾斜的：这是一个买方市场。而在买方市场中，作出让步的总是卖</text:span><text:soft-page-break/><text:span text:style-name="正文引文_20_字符">方。</text:span>”最终，工人会适应这种不平等的权力结构，用肖尔的话来说，他们不再争取自己真正想要的东西，而是接受他们所得到的东西。充分就业条件下就会如此改变。在那种情形里，不得不作出妥协的将是老板。而他们并不乐意作出妥协。正如肖尔指出的，美国“<text:span text:style-name="正文引文_20_字符">从未经历过一个持续的充分就业时期。我们最接近的一次，是</text:span><text:span text:style-name="正文引文_20_字符"><text:span text:style-name="T136">1960</text:span></text:span><text:span text:style-name="正文引文_20_字符">年代末，当时整体失业率在四年内都低于4%。但那段经历恰恰比任何其他例子都更能证明这一点。那些劳动力市场高度紧张的年份给企业带来了相当严重的创伤。自那以后，人们形成了一种强有力的共识：这个国家无法承受如此之低的失业率。</text:span>”因此，才会有人支持非加速通货膨胀失业率（NAIRU），确保“<text:span text:style-name="正文引文_20_字符">对一部分人的强制性闲置，有助于维持对另一部分人的强制性过度劳动。</text:span>”[<text:span text:style-name="书名_20_字符">The Overworked American</text:span>, p. 71, p. 75, p. 129, pp. 75-76 and p. 76]</text:p>
      <text:p text:style-name="Standard">所以，充分就业在资本主义制度下几乎不可能维持太久（而且，即便出现充分就业的繁荣阶段，它在整个经济周期中所占的比重也不会很大）。此外，还必须强调的是，那种认为资本主义会自然停留在均衡状态，或者把失业视为一种暂时性调整的观点，是错误的——即使从资本主义经济学自身的逻辑出发也是如此。正如蒲鲁东所指出的：</text:p>
      <text:p text:style-name="P448">“经济学家承认[机器会造成失业]这一点；但他们在这里又重复他们那套永恒的老调：过一段时间之后，由于价格[因投资而]下降，产品需求将按比例上升，劳动最终反而会比以往更为紧缺。毫无疑问，<text:span text:style-name="Emphasis">随着时间推移</text:span>，确实会恢复均衡；但我还必须再补充一句，这种均衡刚在这一点恢复，就会在另一点被打破，因为发明创造的精神永远不会停止。”[<text:span text:style-name="书名_20_字符">System of Economical Contradictions</text:span>, pp. 200-1]</text:p>
      <text:p text:style-name="P449">认为资本主义会制造出一种长期性的失业、甚至必须依赖失业才能运转的结论，几乎没有任何亲“自由市场”资本主义者愿意承认这一点。面对资本主义社会中充分就业极为罕见这一经验事实，他们往往指责现实没有按照他们的理论去运行，并试图去改造现实（通常的做法，就是通过福利“改革”或者压制“工会力量”削弱劳动者的议价能力）。于是，出错的总是现实，而绝不是理论本身（用蒲鲁东的话说，“<text:span text:style-name="正文引文_20_字符">政治经济学——也就是所有权的专制——永远不可能有错：错的只能是无产阶级</text:span>。”[<text:span text:style-name="T17">Op. Cit.</text:span> p. 187]）因此，只要还存在失业，那就是因为实际工资过高，而不是因为资本家需要借助失业来驯服和约束劳动者（至于这一论断为何站不住脚，见C.9.2节）。即便是在失业上升的同时，实际工资已经在下降，那只是因为工资下降得还不够快——在这里，经验事实从来不足以推翻从假设中推<text:soft-page-break/>导出的逻辑结论！</text:p>
      <text:p text:style-name="Standard">（顺带一提，经济学这门“科学”最惊人的地方之一，恰恰在于它几乎从不允许经验事实去证伪自己的主张。正如后凯恩斯主义经济学家尼古拉斯·卡尔多尔曾经指出的那样：“<text:span text:style-name="正文引文_20_字符">不同于任何一门科学理论——它的基本假设都是根据对现象的直接观察来确立的，而这些现象的行为正是该理论要研究的对象——经济理论的基本假设要么是无法验证的……要么干脆就与观察到的事实直接相矛盾。</text:span>”[<text:span text:style-name="书名_20_字符">Further Essays on Applied Economics</text:span>, pp. 177-8]）</text:p>
      <text:p text:style-name="P450">当然，在任何意识形态面前，笑到最后的往往是现实。比如，从<text:span text:style-name="T137">1970</text:span>年代末、<text:span text:style-name="T137">80</text:span>年代初开始，世界上许多国家的右翼资本主义政党纷纷上台执政。这些政权推行了一系列亲“自由市场”的改革，声称只要注入市场力量，就能降低失业率、提高经济增长等等。但事实给出的答案却截然不同。以英国为例，到1997年托尼·布莱尔领导的工党重新执政时，虽然失业率有所下降，但仍然高于1979年上一届工党政府下台时的水平——而这还是在保守党在<text:span text:style-name="T137">80</text:span>年代多次重新定义“失业”的统计口径、刻意压低数字的前提之下。换言之，十八年的劳动力市场改革<text:span text:style-name="Emphasis">并没有</text:span>减少失业，即便是在他们自己重新包装后的统计体系之下。这一结果与新西兰的新自由主义实验如出一辙：总体效果乏善可陈，增长更低、生产率更低，实际工资增长疲软，同时不平等与失业却在上升。和英国一样，新西兰在1997年的失业率依然高于1979年的水平。十多年所谓“灵活化”的劳动力市场反而推高了失业（事实上，在某些时期甚至翻了一倍以上，正如英国在撒切尔夫人时期那样）。正如两位新自由主义的批评者所说，“<text:span text:style-name="正文引文_20_字符">自从资本被自由化以来，世界经济的表现反而比资本受到严格管制时更糟</text:span>”，而且“<text:span text:style-name="正文引文_20_字符">迄今为止，[自由化的资本主义的]实际表现并没有兑现它的宣传承诺。</text:span>”[Larry Elliot and Dan Atkinson, <text:span text:style-name="书名_20_字符">The Age of Insecurity</text:span>, p. 274 and p. 223] 事实正如帕利所指出的那样，“<text:span text:style-name="正文引文_20_字符">那些在十年前本会被认为完全无法接受的工资和收入增长水平，如今却被当成了杰出的经济表现。</text:span>”[<text:span text:style-name="T17">Op. Cit.</text:span>, p. 202]</text:p>
      <text:p text:style-name="Standard">最后，只要简单回顾一下十九世纪资本主义在其自由放任鼎盛时期的历史，就不难看出：工人之间为了争夺工作而进行的所谓“自由竞争”，根本不可能带来充分就业。在1870年至1913年这段时间里，16个较为发达的资本主义国家中的平均失业率为5.7%。相比之下，1913年至1950年的平均失业率为7.3%，而1950年至1970年则只有3.1%。[Takis Fotopoulos, <text:span text:style-name="正文引文_20_字符">"The Nation-State and the </text:span><text:soft-page-break/><text:span text:style-name="正文引文_20_字符">Market"</text:span>, pp. 37-80, <text:span text:style-name="书名_20_字符">Society and Nature</text:span>, Vol. 2, No. 2, p. 61] 如果自由放任真的能够实现充分就业，那么这些数据的排列顺序理应恰恰相反。</text:p>
      <text:p text:style-name="P451">正如前文已经讨论的那样，由于资本主义本身具有的权威主义性质，以及其以利润为目的的生产要求，充分就业<text:span text:style-name="Emphasis">不可能</text:span>成为资本主义的一个稳定特征。概括来说，失业的根源更多在于私有制本身，而不是在于工人之间的工资水平差异，更不是在于工人运动迫使统治阶级接受的那些社会保障制度。尽管如此，我们仍有必要进一步说明：为什么那些鼓吹“自由市场”的资本主义者宣称，在他们的制度之下失业不可能长期存在，这种说法是错误的。同时，这样的讨论也能揭示出他们关于失业的理论与所谓“解决方案”究竟是何等贫乏，以及这些方案将给人类带来多么深重的苦难。我们将在下一节对此展开分析。</text:p>
      <text:p text:style-name="P170"/>
      <text:h text:style-name="Heading_20_3" text:outline-level="3">C.9.1 削减工资能减少失业吗？</text:h>
      <text:p text:style-name="Standard">“自由市场”资本主义者（也就是新古典、新自由主义或“奥地利学派”）的论点认为，失业的根源在于劳动者的实际工资高于市场的出清水平。其基本逻辑是：劳动力市场与其他市场并无不同，一种商品的价格越高，对它的需求就越低。套用到劳动上，就是工资越高，雇主对劳动力的需求就越少（也就是失业）。在这种框架下，他们声称，工人关注的是名义工资，而不是实际工资（也就是用工资能够购买到的商品数量）。因此，当物价下跌时，工人仍然抗拒降薪，这就使他们的实际工资反而上升，结果在不自觉中把自己“定价”到了市场之外。由此得出的政策结论便是：如果允许工人之间为工作“自由竞争”，实际工资就会下降，失业也会随之减少。按照这种理论，国家干预（例如失业救济、社会福利、法定组织权、最低工资制度等）以及工会活动，正是造成失业的罪魁祸首，因为它们把工资抬高到所谓的“市场水平”之上，迫使雇主“裁员”。解决失业的关键被简化为四个字：削减工资。</text:p>
      <text:p text:style-name="P452">这一立场在“奥地利学派”经济学家默里·罗斯巴德那里被毫不掩饰地表达出来。他反对任何认为工资<text:span text:style-name="Emphasis">不应</text:span>下调的观点，批评那种主张“<text:span text:style-name="正文引文_20_字符">经济萧条的最初冲击应当落在利润而非工资上</text:span>”的看法。这种主张“<text:span text:style-name="正文引文_20_字符">恰恰颠倒了正确的政策方向，因为利润才是商业活动的动力来源</text:span>”。[<text:span text:style-name="书名_20_字符">America's Great Depression</text:span>, p. 188] 罗斯<text:soft-page-break/>巴德对大萧条的分析极端到几乎像是在讽刺自由放任主义：他那种歇斯底里的反工会立场，使他把萧条归咎于工会本身的存在——哪怕当时工会已经极其虚弱。他认为，正是工会的影响力使得经济学家和总统建议大企业主<text:span text:style-name="Emphasis">不要</text:span>削减工资以摆脱危机（尽管事实上工资已经被削减，但幅度不够，因为物价也在下跌——这一点我们将在下一节讨论）。值得注意的是，罗斯巴德的经济周期理论本身，是建立在银行家降低利率、资本家过度投资这一过程之上的（见C.8节）。然而在这种前提下，他既不去追究利率政策的制定者，也不去质疑投资决策的主体，反而要求工人阶级通过接受降薪来为银行家和资本家的行为买单！也就是说，工人必须为那些在繁荣时期攫取利润、在萧条时期却把成本转嫁给他人的“经济主人”承担后果。显然，罗斯巴德深信经济学的第一铁律：老板永远是对的。</text:p>
      <text:p text:style-name="Standard">这种对失业的解释，其逻辑链条建立在新古典及其他边际主义经济学的一系列核心假设之上。在这一框架里，企业对劳动力的需求被界定为“劳动的边际实物产出”乘以产品价格，因此完全依赖于边际生产率理论。理论预设存在报酬递减和边际生产率递减，因为只有这样，劳动力需求曲线才会呈现向下倾斜的形态。同时，又假定劳动力供给曲线是向上倾斜的。换言之，边际生产率理论不仅是“自由市场”资本主义关于产出与分配理论的基础，也是其解释失业问题的出发点：劳动的边际产出被直接当作劳动力需求曲线。这就强化了一个结论：失业之所以存在，是因为工资过高；因为企业会通过调整产量，使产品的边际成本（即多生产一单位商品的成本）与市场价格相等。只要劳动成本下降，企业理论上就会扩大生产，从而为那些“暂时”失业的人创造岗位，使经济重新迈向充分就业。因此，在这一理论里，减少失业的唯一办法就是降低在职工人的实际工资。所以，一个毫无约束的自由市场将保证，凡是愿意在均衡实际工资水平下工作的人都能够就业。由此定义，在这种“纯粹资本主义”条件下，任何没有工作的人都只是自愿享受闲暇，而<text:span text:style-name="Emphasis">不是</text:span>非自愿失业者。即便出现大规模失业，也只会是短暂的市场波动；只要市场足够灵活、没有任何“缺陷”（例如工会、劳动权利、最低工资制度等等），失业就会迅速消失。</text:p>
      <text:p text:style-name="Standard">然而不幸的是，对这些论证来说，要得出上述结论所必须接受的那些假设本身和结论一样得荒谬（也就是在一个完全有效的市场中，不存在非自愿失业）。当这一理论的拥护者面对现实世界的失业现象时，往往进一步声称，问题只在于政府强加的“僵化因素”和工会活动。在他们想象的没有政府干预也没有工会的“理想世界”里，失业根本就不会出现。显然，当一个人身处终身教职的学术岗<text:soft-page-break/>位，完全不必面对自己所鼓吹的那种劳动力市场压力时，再去要求降低工人的实际工资、反对任何缓解失业的措施，就变得轻而易举了——而且还可以宣称这是“为了他们自身的利益”。</text:p>
      <text:p text:style-name="P453">这一观点在大萧条时期遭遇了沉重打击。长期持续的大规模失业以及由此带来的革命威胁，使得持不同意见的经济学家获得了重新审视正统理论的空间。凯恩斯在这场理论重估中处于核心位置。他在1936年的著作《就业、利息和货币通论》中提出了对失业问题的另一种分析框架与解决方案。（需要指出的是，波兰社会主义经济学家米哈尔·卡莱茨基在凯恩斯之前几年便独立发展出了相似的理论，只是没有凯恩斯著作中所保留的那些新古典经济学包袱。）</text:p>
      <text:p text:style-name="P454">某种程度上讽刺的是，尽管凯恩斯长期遭到右翼人士（甚至包括部分自称凯恩斯主义追随者）的攻击，他在分析失业问题时，恰恰是以新古典经济学关于劳动力市场的那些假设为出发点的。因此，对凯恩斯理论的批评往往带有明显的歪曲色彩。比如，右翼自由主义者冯·哈耶克就声称，凯恩斯“<text:span text:style-name="正文引文_20_字符">从一个正确的洞见出发：大规模失业的常见原因是实际工资过高。他接下来认为，若要直接降低名义工资，只能通过一场极其痛苦且漫长的斗争，这在现实中根本不可行。于是他得出结论，只能通过降低货币价值的方式来压低实际工资</text:span>”，也就是通货膨胀。所以“<text:span text:style-name="正文引文_20_字符">必须不断扩大货币供应以推高物价，使现行的名义工资的实际价值不再高于求职者的劳动生产率。</text:span>”[<text:span text:style-name="书名_20_字符">The Constitution of Liberty</text:span>, p. 280] 自由意志马克思主义者保罗·马蒂克也呼应了这种说法，他同样认为，在凯恩斯看来，“<text:span text:style-name="正文引文_20_字符">工资的弹性比人们通常假设的要小</text:span>”，而借由通货膨胀来降低实际工资，“<text:span text:style-name="正文引文_20_字符">提供了一种比传统降薪更为隐蔽的手段。</text:span>”[<text:span text:style-name="书名_20_字符">Marx and Keynes</text:span>, p. 7]</text:p>
      <text:p text:style-name="Standard">但这两种解读都是错误的，它们严重扭曲了凯恩斯的真实论点。凯恩斯虽然在逻辑上接受了新古典经济学的前提，也就是把“工资过高”当作失业的起点假设，但他同时明确强调，即使在一个完全灵活的劳动力市场中，降低实际工资<text:span text:style-name="Emphasis">也不会</text:span>消除失业。因此在凯恩斯那里，失业的原因<text:span text:style-name="Emphasis">并不</text:span>在于工人抗拒降薪，也不在于所谓的“工资粘性”。事实上，任何把“工资不够灵活”当作失业根源的“凯恩斯主义”经济学家，都说明他根本没有读过凯恩斯——《通论》第二章正是专门用来批判这一观点的。换句话说，凯恩斯是在“接受对手的模型”的前提下展开论证的。他假设商品市场与劳动力市场都完全灵活，暂时按照新古典经济学的说法，把失业理解为工资高于均衡水平的结果，然后分析在这种“理想资本主义<text:soft-page-break/>市场”条件下究竟会发生什么。正如他自己所强调的，他“<text:span text:style-name="正文引文_20_字符">对</text:span><text:span text:style-name="正文引文_20_字符"><text:span text:style-name="T138">[</text:span></text:span><text:span text:style-name="正文引文_20_字符">新</text:span><text:span text:style-name="正文引文_20_字符"><text:span text:style-name="T138">]</text:span></text:span><text:span text:style-name="正文引文_20_字符">古典理论的批判并不在于指出其逻辑错误，而在于揭示：这些理论所依赖的隐含假设在现实世界中几乎从未成立，因此它们根本无法解释和解决现实经济中的失业问题。</text:span>” [<text:span text:style-name="书名_20_字符">The General Theory</text:span>, p. 378]</text:p>
      <text:p text:style-name="Standard">凯恩斯真正做的，是把问题放回到整体经济的层面，去考察“普遍降薪”会带来什么<text:span text:style-name="Emphasis">总体</text:span>后果。既然工资在商品成本中占有相当大的比重，那么“<text:span text:style-name="正文引文_20_字符">如果名义工资发生变化，</text:span><text:span text:style-name="正文引文_20_字符"><text:span text:style-name="T139">[</text:span></text:span><text:span text:style-name="正文引文_20_字符">新</text:span><text:span text:style-name="正文引文_20_字符"><text:span text:style-name="T139">]</text:span></text:span><text:span text:style-name="正文引文_20_字符">古典学派理应得出这样的结论：商品价格也会按大致相同的比例变动，从而使实际工资和失业水平基本维持不变。</text:span>”但事实却并非如此，这就促使凯恩斯指出，他们“<text:span text:style-name="正文引文_20_字符">似乎没有意识到……随着价格水平的每一次变动，他们所设定的劳动力供给曲线也会整体移动。</text:span>”这是因为劳动者无法自行决定自己的实际工资，因为商品价格掌握在资本家手中。一旦承认这一点，就会明白工人并不能控制生活成本（也就无法控制实际工资）。因此，工会“<text:span text:style-name="正文引文_20_字符">并不会像</text:span><text:span text:style-name="正文引文_20_字符"><text:span text:style-name="T139">[</text:span></text:span><text:span text:style-name="正文引文_20_字符">新</text:span><text:span text:style-name="正文引文_20_字符"><text:span text:style-name="T139">]</text:span></text:span><text:span text:style-name="正文引文_20_字符">古典学派所宣称的那样，构成扩大总体就业的障碍</text:span>”。因此，虽然工人或许在理论上能够通过要求更少的薪水来控制名义工资（或者更现实一些，被迫接受资方的降薪，否则就会面临失业），但他们却无法左右自己所生产商品的价格。既然如此，他们就根本<text:span text:style-name="Emphasis">无法</text:span>控制实际工资，自然也<text:span text:style-name="Emphasis">无法</text:span>靠“自愿降薪”来消除失业。基于这些显而易见的事实，凯恩斯得出结论：“<text:span text:style-name="正文引文_20_字符">没有任何理由相信，一个完全灵活的工资政策就能够维持持续的充分就业……经济体系不可能沿着这条道路自我调节。</text:span>”[<text:span text:style-name="T17">Op. Cit.</text:span>, p. 12, pp. 8-9, p. 15 and p. 267] 他在书中总结说：</text:p>
      <text:p text:style-name="P455">“把萧条时期的失业归咎于工人拒绝接受降薪，这一说法并没有得到事实的清楚支持。认为美国在1932年的失业是因为工人顽固地拒绝降低名义工资，或者因为他们要求的实际工资超过了经济机器所能提供的生产率水平，这种观念很难令人信服……在萧条时期，工人的斗争性并不会比繁荣时期更强——恰恰相反。他们的劳动生产率也没有下降。仅凭这些<text:span text:style-name="Emphasis">乍看之下的</text:span>经验事实，就足以让人质疑<text:span text:style-name="T140">[</text:span>新<text:span text:style-name="T140">]</text:span>古典分析的有效性。”[<text:span text:style-name="T17">Op. Cit.</text:span>, p. 9]</text:p>
      <text:p text:style-name="Standard">这意味着新古典经济学关于“降薪能减少失业”的标准论证，在逻辑上是站不住脚的。对某一家企业来说，降低工资或许是合理的；但如果这种做法被推广到整个经济体系，就不会产生同样的效果——而这恰恰是消除总体失业所需要的条件。这正是“合成谬误”的又一例证：对单个企业或个人有效的策略，并不必然适用于整体经济。因为一旦所有劳动者的工资都被压低，对企业产品的总体需<text:soft-page-break/>求就会急剧萎缩。</text:p>
      <text:p text:style-name="Standard">对于凯恩斯和卡莱茨基而言，削减工资大体上只有两种可能的结果。第一种可能性，也是凯恩斯认为最为可能的情况，是在整个经济中普遍削减名义工资，从而引发价格的大体同比例下降。最终效果是实际工资水平并不会发生变化。第二种可能性则假定，在工资被削减的同时，价格要么保持不变，要么只出现小幅下降（也就是说，社会财富从工人阶级向雇主阶级发生了重新分配）。这正是“自由市场”论证中认为削减工资可以结束经济萧条的核心前提。在该理论中，实际工资的下降会提高利润和投资，而由此带来的投资增长足以弥补工人阶级消费下降所造成的影响。因此，该理论的支持者否认：削减实际工资只会减少消费品需求，却不会自动引发足够的投资增长来加以补偿。</text:p>
      <text:p text:style-name="P456">然而要让这一主张成立，该理论必须依赖三个至关重要的假设：第一，企业能够扩大生产；第二，企业会选择扩大生产；第三，如果企业扩大了生产，它们能够将新增的产品销售出去。这套理论及其前提都是值得怀疑的。为此，我们将借助大卫·施韦卡特的精彩概述。[<text:span text:style-name="书名_20_字符">Against Capitalism</text:span>, pp. 105-7]</text:p>
      <text:p text:style-name="P456">第一个假设认为，企业始终可以雇佣新的工人。但生产的增加并不仅仅需要劳动力。除了新增工人之外，还必须具备工具、原材料以及工作场所。如果缺乏生产资料和相应设施，就不可能增加就业。因此，认为只要在既有生产条件下不断追加劳动力就能提高产出的假设，显然是不现实的，尤其是在新古典经济学设定所有资源都已被充分利用的情形中（如果经济运行在低于充分产能的状态下，这一假设或许显得不那么不合适）。</text:p>
      <text:p text:style-name="Standard">接下来，即便劳动力成本下降，企业就会扩大生产吗？难说。扩大生产会增加供给，从而侵蚀因工资下降而产生的超额利润（当然，这里还假定在工资下降的情况下，需求能够保持不变）。如果失业确实导致一般市场的工资水平下降，企业更可能利用这一机会更换现有工人，或迫使他们接受降薪。在这种情况下，生产和就业都不会增加。不过也有人可能会辩称，超额利润将推动资本在整个经济中的投资增长（这正是新自由主义的一个关键假设）。对此的回应显而易见：也许会，也许不会。处于衰退中的经济往往会促使资本采取更为谨慎的财务策略，因此资本家完全可能推迟投资，直到他们确信更高的盈利能力具有持续性为止。</text:p>
      <text:p text:style-name="Standard">这一点直接引向最后一个假设，即生产出来的商品能够被销售出去。假定名<text:soft-page-break/>义工资被削减，而价格保持不变，那么这实际上意味着实际工资的下降。但随着工资下降，工人的购买力也会随之下降；如果这种下降没有被其他方面支出的增加所抵消，那么总需求就会萎缩。有人或许会反驳说，并不是所有人的实际收入都会下降：因为利润性收入会增加。然而，将收入从工人阶级重新分配给资本家阶级——一个在消费支出中通常只动用其收入较小部分的群体——反而可能削弱有效需求，加剧失业。此外，企业并不会（也不可能）立刻将由于工资向利润转移而增加的资金用于投资（不论是出于财务上的谨慎，还是因为缺乏现成的生产设施）。再者，面对自身产品需求下降的局面，哪一家理性的企业还会选择增加投资呢？因此当工资下降时，工人的购买力也随之下降，而这种下降几乎不可能通过其他方面支出的增加来弥补。结果便是，利润不断积累却未被兑现，总需求随之下降，未售出的商品库存不断堆积，价格再次被迫下调。这意味着，为了清理库存而进行的降价会抵消实际工资的削减，失业依旧存在。换言之，与新古典经济学的断言相反，工资下降不仅未必减少失业，反而可能在总需求下滑、企业无法为其产品找到市场的情况下，导致同样甚至更为严重的失业。正如琼·罗宾逊所言：“<text:span text:style-name="正文引文_20_字符">如果价格不下降，情况会更糟，因为那样实际工资被压低，而消费品购买的减少会直接增加失业。</text:span>”[Joan Robinson, <text:span text:style-name="书名_20_字符">Further Contributions to Economics</text:span>, p. 34]</text:p>
      <text:p text:style-name="Standard">所谓“庇古效应”（或“<text:span text:style-name="正文引文_20_字符">实际余额效应</text:span>”）是新古典经济学提出的另一种论证，旨在证明资本主义（最终）会迅速地从萧条过渡到繁荣。该理论认为，当失业水平足够高时，价格水平将会下降，从而提高货币供给的实际价值，并使储蓄的实际价值上升。拥有这些资产的人因此变得更加富有，而这种财富的增加将使他们能够购买更多商品，投资也就会重新启动。由此，萧条会以一种“自然”的方式转化为繁荣。</text:p>
      <text:p text:style-name="Standard">然而，这一论证在多个方面都存在严重缺陷。对此，米哈尔·卡莱茨基指出，首先，庇古“<text:span text:style-name="正文引文_20_字符">假定在收入下降的情况下，银行体系仍会维持货币存量不变，但并不存在任何的必然理由表明它们会这样做</text:span>”。如果货币存量发生变化，货币的价值也会随之改变。其次，“<text:span text:style-name="正文引文_20_字符">当价格下降时，货币持有者所获得的收益正好被货币提供者的损失所抵消。也就是说，当价格下降时，储户在银行账户中的存款实际价值上升，但与此同时，银行所承担的、由该存款所代表的负债规模也相应上升。</text:span>”第三，“<text:span text:style-name="正文引文_20_字符">价格和工资的下降意味着未清偿债务的实际价值上升，而借款人的实际收入却无法跟上债务实际价值的增长，这将使债务愈发难以偿还。事实</text:span><text:soft-page-break/><text:span text:style-name="正文引文_20_字符">上，当价格和工资的下降是由需求低迷所引发时，总体实际收入本身就会很低。破产接踵而至，债务无法偿还，信心危机极有可能随之爆发。</text:span>”换言之，债务人削减支出的幅度，可能超过债权人增加支出的幅度，于是需求并不会回升，萧条也就持续下去。[Malcolm C. Sawyer, <text:span text:style-name="书名_20_字符">The Economics of Michal Kalecki</text:span>, p. 90]</text:p>
      <text:p text:style-name="Standard">因此，新古典经济学的传统回应——认为成本下降会带来更高利润，进而增加储蓄，并最终转化为更多投资——本身欠缺说服力。成本下降只有在产品能够顺利售出的情况下才会转化为更高的利润；而一旦需求因工资下降而受到不利影响，这一点就未必成立。换言之，由于工人购买力被削弱、消费随之下降，更高的利润率并不必然意味着更高的利润。而正如米哈尔·卡莱茨基所指出的那样，通过削减工资来对抗经济萧条往往是无效的，因为利润的增加并不会立刻被用于扩大投资，而工资削减所导致的购买力下降会引发销售萎缩，从而使较高的利润率并不能转化为较高的实际利润。此外，正如凯恩斯早就指出的，支配储蓄的力量和动机与支配投资的力量和动机是截然不同的。因此，并不存在任何必然性，要求这两者在数量上始终相互吻合。于是，那些削减了工资的企业可能连原有的销售规模都无法维持，更不用说扩大销售了。在这种情况下，它们只能削减生产，增加失业，并进一步压低需求。这样便会引发一种恶性向下的螺旋：需求不断萎缩，生产急剧下滑，最终走向全面萧条。克鲁泡特金在凯恩斯于《通论》中提出类似论点之前将近四十年，就已经对这一过程作出了清晰的描述：</text:p>
      <text:p text:style-name="正文引文">“既然利润是资本主义工业的基础，那么利润低下就解释了此后的一切后果。</text:p>
      <text:p text:style-name="正文引文">“低利润会促使雇主降低工资，或减少工人人数，或缩短每周的工作天数……正如亚当·斯密所说，低利润最终意味着工资下降，而低工资则意味着工人消费的减少。低利润同样也意味着雇主自身消费在一定程度上的减少；二者叠加，又意味着在制造业国家中成长起来的庞大中间阶层的利润和消费一并下降，而这反过来，又意味着雇主利润的进一步减少。”[<text:span text:style-name="书名_20_字符">Fields, Factories and Workshops Tomorrow</text:span>, p. 33]</text:p>
      <text:p text:style-name="P457">因此，凯恩斯许多时候所做的，不过是将那些长期以来被资本主义批判者所持有、却被正统经济学所排斥的观点，重新纳入主流经济学之中。凯恩斯对萨伊定律的批判本质上是重复了马克思的论证；而蒲鲁东早在1846年就已指出：“<text:span text:style-name="正文引文_20_字符">如果生产者赚得更少，他就会买得更少</text:span>”，这将“<text:span text:style-name="正文引文_20_字符">引发……生产过剩与贫困</text:span>”。其<text:soft-page-break/>原因在于，“<text:span text:style-name="正文引文_20_字符">尽管工人[让资本家]付出了一定成本，但他们也是[他的]顾客：当他们被[资本家]排斥在外、不再消费时，[资本家]又能拿自己的产品怎么办呢？</text:span>”由此可见，削减工资和就业并不起作用，因为它们“<text:span text:style-name="正文引文_20_字符">很快就会回击雇主；因为如果生产排除了消费，它自身也很快就不得不停滞下来。</text:span>”[<text:span text:style-name="书名_20_字符">System of Economical Contradictions</text:span>, p. 204 and p. 190] 值得注意的是，凯恩斯曾高度评价蒲鲁东的追随者西尔维奥·格塞尔，认为他抓住了问题的一部分答案，并提出了一种“<text:span text:style-name="正文引文_20_字符">反马克思主义的社会主义</text:span>”，而“<text:span text:style-name="正文引文_20_字符">未来将从中学到</text:span><text:span text:style-name="正文引文_20_字符"><text:span text:style-name="T141">[</text:span></text:span><text:span text:style-name="正文引文_20_字符">比从马克思那里</text:span><text:span text:style-name="正文引文_20_字符"><text:span text:style-name="T141">]更</text:span></text:span><text:span text:style-name="正文引文_20_字符">多的东西</text:span>”。[<text:span text:style-name="T17">Op. Cit.</text:span>, p. 355]</text:p>
      <text:p text:style-name="Standard">到目前为止，我们对“自由市场”立场的批判与凯恩斯一样，基本上仍然是在该理论自身的假设框架之内展开的。但这显然还不够，因为这些假设本身就存在深刻缺陷，而且极不现实。需要强调的是，正是由于凯恩斯在很大程度上接受了经济学正统中的诸多前提，他的一部分思想才得以进入主流；然而，像琼·罗宾逊这样的后凯恩斯主义者后来却对此深感惋惜，因为在她看来，凯恩斯试图寻求的是一种妥协，而非同正统理论的彻底决裂。正是这种取向促成了战后新古典综合的兴起，即那种自称“凯恩斯主义”的论证：失业之所以存在，是因为工资具有“粘性”。而这一理论路径，也为右翼瓦解社会凯恩斯主义、推动经济学回归新古典正统提供了思想工具。</text:p>
      <text:p text:style-name="P458">鉴于“自由市场”论证所依赖的前提如此荒谬，我们完全有理由展开一种更为宽广的批判，因为它反映现实的程度，并不比任何其他伪装成主流经济学的亲资本主义意识形态更高。</text:p>
      <text:p text:style-name="Standard">如前所述，将失业归因于工资过高的论点，是更为广泛的边际主义视角的一部分。如果这一理论框架本身存在缺陷，那么它对失业的解释也同样是有问题的。因此必须指出，边际主义的分配理论处在其关于产出和失业理论的核心位置。在这一理论中，劳动的边际产量被解释为劳动需求曲线：企业对劳动的需求等于劳动的边际物量乘以产出价格，而正是由此推导出了“失业源于工资过高”的观点。鉴于边际生产力理论在主流论证中的核心地位，有必要从这一点入手对它进行更深入的批判。正如在C.2节中已经指出的那样，琼·罗宾逊和皮耶罗·斯拉法早在1950年代就已成功地驳倒了这一理论。詹姆斯·K·加尔布雷思指出：“<text:span text:style-name="正文引文_20_字符">然而，出于心理和政治方面的原因，而非逻辑或数学方面的原因，资本理论的批判并未渗透进主流经济学。它很可能永远也不会。如今，似乎只有极少数经济</text:span><text:soft-page-break/><text:span text:style-name="正文引文_20_字符">学家意识到了这一点。</text:span>”[<text:span text:style-name="正文引文_20_字符">"The distribution of income"</text:span>, pp. 32-41, Richard P. F. Holt and Steven Pressman (eds.), <text:span text:style-name="书名_20_字符">A New Guide to Post Keynesian Economics</text:span>, p. 34] 既然这一理论正是“高工资导致高失业”论断的根基，那么这也就意味着主流经济学要求削减工资的主张，在理论上并没有任何坚实的基础。</text:p>
      <text:p text:style-name="P459">还应当注意到：认为可以无限制地增加劳动投入于资本，这一假设本身源自边际生产力理论。该理论视“资本”为一种类似灵质的存在，仿佛它可以被任意塑形，以适应现有劳动所需要的任何形式（更详细的讨论见C.2.5节）。琼·罗宾逊正是由此驳斥这种假设，她指出：“<text:span text:style-name="正文引文_20_字符">通过把资本设定为‘可塑的’，未来与过去之间的差别被抹消了，于是就可以纠正任何错误，也就能始终保证得到均衡……在‘可塑的’资本假设下，对劳动的需求取决于工资水平。</text:span>”[<text:span text:style-name="书名_20_字符">Contributions to Modern Economics</text:span>, p. 6] 此外，“<text:span text:style-name="正文引文_20_字符">劳动与资本并不像[新古典]模型所要求的那样，能够如此顺滑地相互替代……两者缺一不可。脱离其中一方，就无法衡量另一方的边际生产力。</text:span>”因此，对资本和劳动的需求在很多情况下是一种<text:span text:style-name="Emphasis">联合</text:span>需求，这也就使得在不考虑资本成本的前提下，往往不可能根据劳动者的边际生产力来调整工资。[Hugh Stretton, <text:span text:style-name="书名_20_字符">Economics: A New Introduction</text:span>, p. 401]</text:p>
      <text:p text:style-name="P460">接下来还涉及报酬递减的问题。认为劳动需求曲线相对于总就业水平必然呈向下倾斜，其根源在于这样一种观念：至少在短期内，产业是在报酬递减的条件下运作的。然而报酬递减<text:span text:style-name="Emphasis">并不是</text:span>现实世界中产业的普遍特征。因此，假设向下倾斜的劳动边际产出曲线等同于总体劳动需求曲线并不成立，因为它与经验证据相悖。正如一位经济学家所指出的那样：“<text:span text:style-name="正文引文_20_字符">实际工资与就业之间的直接关系，在一个报酬递增的体系中，往往会使通常的工资调整机制无效且不稳定。</text:span>” [Ferdinando Targetti, <text:span text:style-name="书名_20_字符">Nicholas Kaldor,</text:span> p. 344] 事实上，正如C.1.2节所讨论的那样，主流经济学如果没有这一假设，便无法证明失业确实是由实际工资过高所造成的（也无法证明许多的其他结论）。</text:p>
      <text:p text:style-name="Standard">因此，如果我们接受现实，就必然会走向“<text:span text:style-name="正文引文_20_字符">否认实际工资与就业之间存在必然的负相关关系</text:span>”。后凯恩斯主义经济学家并未在1970年代初以来失业增长的过程中，发现任何与生产率和工资关系变化相对应的经验证据，因此，“<text:span text:style-name="正文引文_20_字符">即便在单个企业层面，也不存在任何理论理由去预期就业与实际工资之间会呈现负相关关系</text:span>”。甚至连备受推崇的边际分析也无法适用于劳动力市场，因为“<text:span text:style-name="正文引文_20_字符">大多数工作岗位的提供方式都是‘要么接受、要么滚蛋’。劳动者几乎没有空间去调整工</text:span><text:soft-page-break/><text:span text:style-name="正文引文_20_字符">作时间，从而无法在收入与闲暇之间进行边际权衡。因此，这里并不存在与（本身就极具争议的）消费者主权概念相对应的劳动者主权。</text:span>”总体而言，“<text:span text:style-name="正文引文_20_字符">即便总体就业与实际工资之间存在某种关系，那也是就业决定工资，而不是相反。就业与失业是产品市场变量，而非劳动力市场变量。因此，试图通过压低工资来恢复充分就业，在根本上就具有误导性。</text:span>”[John E. King, <text:span text:style-name="正文引文_20_字符">"Labor and Unemployment,"</text:span> pp. 65-78, Holt and Pressman (eds.), <text:span text:style-name="T17">Op. Cit.</text:span>, p. 68, pp. 67-8, p. 72, p. 68 and p. 72] 不仅如此：</text:p>
      <text:p text:style-name="正文引文">“新古典理论家自己也承认，只有在单一商品模型中才能建立起实际工资与就业水平之间的负相关关系；而在多商品框架下，根本无法作出这样的概括。这就把新古典理论限制在一个没有货币的经济之中，使它无法适用于资本主义或创业经济。”[<text:span text:style-name="T17">Op. Cit.</text:span>, p. 71]</text:p>
      <text:p text:style-name="Standard">而且，整个分析显然是建立在“完全竞争”这一观念之上的。尼古拉斯·卡尔多略带克制地指出：</text:p>
      <text:p text:style-name="P461">“如果经济学在严格意义上真的是一门‘科学’，那么‘大多数企业都是在不完全竞争的市场中运作’的这样一个经验证据，本就应迫使经济学家抛弃既有理论，转而沿着全然不同的思路重新思考……不幸的是，经济学家并未感到有同样的压力去维持理论假设与经验事实之间的紧密对应。”[<text:span text:style-name="书名_20_字符">Further Essays on Economic Theory ad Policy</text:span>, p. 19]</text:p>
      <text:p text:style-name="Standard">任何现实的经济体都与完全竞争这种不可能实现的概念之间存在着根本差异。并且，“<text:span text:style-name="正文引文_20_字符">只要在体系中的任何一个地方存在哪怕一个垄断……就必然意味着其他主体的产出平均价值低于其边际价值。因此，一旦承认垄断的存在，就要么必须彻底放弃竞争模型，要么就得构造一套极其复杂的新理论……把世界划分为垄断区、竞争区以及次竞争（‘被剥削’）区。</text:span>”[James K. Galbraith, <text:span text:style-name="书名_20_字符">Created Unequal</text:span>, p. 52] 正如C.4.3节所指出的，主流经济学家已经承认了垄断竞争（即寡头垄断）才是占主导地位的市场形态，但由于资产阶级经济学所依赖的个人主义假设存在内在局限，他们无法对其进行建模。与此同时，主流经济学界在猛烈抨击工会的同时，却对大型企业以及诸如专利、版权等亲资本主义垄断形式在分配结构中的作用保持着一种耐人寻味的沉默，因而也就回避了这些因素对实际工资与失业之间关系的影响。</text:p>
      <text:p text:style-name="P462"><text:soft-page-break/>所有这些都意味着：“<text:span text:style-name="正文引文_20_字符">无论是对劳动的需求，还是对劳动的供给，都不取决于实际工资。由此可以推出，劳动力市场并不是真正意义上的市场，因为与之相关的价格——工资水平——无法发挥任何的市场出清功能，因此，工资水平的变动也不可能消除失业。</text:span>”[King, <text:span text:style-name="T17">Op. Cit.</text:span>, p. 65] 正因如此，“<text:span text:style-name="正文引文_20_字符">关于市场的传统经济分析……很可能并不适用于</text:span>”劳动力市场，其结果便是“<text:span text:style-name="正文引文_20_字符">工资极不可能反映劳动者对生产的贡献</text:span>”。这是因为经济学认为劳动与其他商品没有区别，但“<text:span text:style-name="正文引文_20_字符">经济理论本身并不支持这种看法</text:span>”。在最基本的层面上，劳动<text:span text:style-name="Emphasis">并不是</text:span>为了利润而生产的，而且“<text:span text:style-name="正文引文_20_字符">劳动供给曲线可能是‘向后倾斜的’——也就是说，工资下降反而会导致劳动供给的增加</text:span>”。事实上，从经济学家用来推导其标准劳动供给曲线的那些假设出发，同样可以轻而易举地推出一条向后倾斜的劳动供给曲线。这是因为，随着工资水平的上升，劳动者即便减少工作时间，生活状况也可能得到改善，于是他们就会倾向于工作更少的时间。反过来，在工资水平极低的情况下，劳动者为了满足基本生活需要，往往不得不增加工作时间，从而形成极高的劳动供给。此外，正如C.1.4节末尾所指出的，经济理论自身也表明在面对极为强大的雇主时，如果劳动者不通过工会组织起来，就不可能获得公平的工资。[Steve Keen, <text:span text:style-name="书名_20_字符">Debunking Economics</text:span>, pp. 111-2 and pp. 119-23]</text:p>
      <text:p text:style-name="Standard">资本主义的历史就为这种劳动力市场模型提供了强有力的证据。我们一再看到资本家诉诸国家权力来确保低工资，以维持稳定的劳动供给（顺带一提，这正是资本主义兴起时期国家干预的一个核心目标）。例如，在中部和南部非洲，矿业公司曾试图让当地居民进入矿山劳动。但由于他们对货币的需求并不迫切，往往只工作一两天，随后便在一周的剩余时间里消失的无影无踪。为了避免直接引入奴隶制，一些殖民地行政官员设立并强制执行人头税。于是为了赚取足够的收入来缴纳这种税款，劳动者就不得不连续工作整整一周。[Hugh Stretton, <text:span text:style-name="T17">Op. Cit.</text:span>, p. 403] 在资本主义初期的英国，工人同样被施加了类似的强制。正如斯蒂芬·马格林所指出的那样，“<text:span text:style-name="正文引文_20_字符">18世纪的观察者普遍注意到劳动阶级的无纪律性，或者更直白地说——他们的懒惰</text:span>”。在这些统治阶级成员看来，这种“懒惰”或“无纪律”指的正是：“<text:span text:style-name="正文引文_20_字符">随着工资的上升，工人反而选择工作更少</text:span>”。用经济学的语言来说，“<text:span text:style-name="正文引文_20_字符">只要个体劳动者能够控制自身的劳动供给，向后倾斜的劳动供给曲线就是一种极其自然的现象</text:span>”。然而，“<text:span text:style-name="正文引文_20_字符">更高的工资促使工人选择更多闲暇时光……对资本家而言却是一场灾难</text:span>”。因此毫不意外，雇主们自然不会温顺地接受“看不见的大手”的这种运作方式。他们的“<text:span text:style-name="正文引文_20_字符">第一反应就是诉诸法律</text:span>”，并且“<text:span text:style-name="正文引文_20_字符">动用了国家的立法、警察和司法权力</text:span>”，确保工人阶级必须按照资本家所要求的时数提供劳<text:soft-page-break/>动。[<text:span text:style-name="正文引文_20_字符">“What do Bosses do?”</text:span>, pp. 60-112, <text:span text:style-name="书名_20_字符">Review of Radical Political Economy</text:span>, Vol. 6, No. 2, pp. 91-4]</text:p>
      <text:p text:style-name="P463">这就意味着，市场上的劳动供给曲线“<text:span text:style-name="正文引文_20_字符">可以是任何形状</text:span>”，因此经济理论“<text:span text:style-name="正文引文_20_字符">未能证明就业是由供给与需求决定的，反而强化了现实世界中的观察：完全可能存在非自愿的失业</text:span>”，因为降低工资未必会使劳动的供给与需求趋于一致。尽管教科书中有时会提到劳动供给曲线向后倾斜的可能性，但通常仍把向上倾斜的供给曲线当作常态；然而“<text:span text:style-name="正文引文_20_字符">这种看法既没有理论依据，也没有经验证据</text:span>”。遗憾的是，经济学家却基于这一假设得出了极为强硬的结论。反对最低工资立法、反对工会、反对政府进行需求管理的标准论证——全都建立在这一假设之上。尽管正如基恩所指出的，这样重要的政策立场“<text:span text:style-name="正文引文_20_字符">理应建立在坚实的思想或经验证据之上，而不是建立在空洞臆想的脆弱基底之上。经济学家往往正是以缺乏理论或经验基础为由来否定关于劳动力市场政策的其他视角；但他们自己的政策立场，与其说基于智慧，不如说同样建立在一厢情愿之上。</text:span>”[<text:span text:style-name="T17">Op. Cit.</text:span>, pp. 121-2 and p. 123]</text:p>
      <text:p text:style-name="P464">在资本主义经济中，出现与主流经济学假设相反的情况反而更为可能，也就是，劳动供给曲线更可能<text:span text:style-name="Emphasis">是</text:span>向后倾斜的。这是因为，是否工作这一决策，<text:span text:style-name="Emphasis">并不是</text:span>个体劳动者在工资与闲暇之间进行权衡后作出的选择。大多数劳动者<text:span text:style-name="Emphasis">并不是</text:span>通过比较自身（既定的）偏好与实际工资水平，来决定是否工作以及工作多少小时。他们<text:span text:style-name="Emphasis">并不会</text:span>在自愿闲暇中等待，直到实际工资高于所谓的“<text:span text:style-name="正文引文_20_字符">保留工资</text:span>”（也就是足以诱使他们放弃闲暇生活、忍受劳动带来负效用的工资水平）。相反，大多数人必须就业是因为他们别无选择，要不然，最好的情况下是贫困，最糟则是挨饿与无家可归。实际工资影响的并不是“是否去工作”，而是“提供多少劳动”。这是由于劳动者及其家庭必须维持某种最低生活水准，并承担一系列不可避免的基本支出。随着收入的提高，基本的生活成本就得到覆盖，人们就更有可能减少工作时间，于是劳动供给反而趋于下降。反之，如果因为际工资降低而导致实际收入下降，那么劳动供给反而可能<text:span text:style-name="Emphasis">上升</text:span>，因为人们不得不工作更长时间，或者让更多家庭成员进入劳动力市场，以赚取足够的收入来支付账单（这是因为，一旦进入就业状态，大多数人都必须接受由雇主规定的工作时数）。这种反应恰恰与“正常”市场中商品价格下降导致供给<text:span text:style-name="Emphasis">减少</text:span>的逻辑相反。换句话说，劳动力市场并不是一个真正的市场，它对价格变化的反应方式不同于其他市场（斯特雷顿就曾很好地概括过这一论证 [<text:span text:style-name="T17">Op. Cit.</text:span>, pp. 403-4 and p. 491]）。</text:p>
      <text:p text:style-name="Standard"><text:soft-page-break/>因此，激进经济学家就已正确指出，这些考量从根本上削弱了“自由市场”资本主义关于失业成因的论断，即把失业归咎于工会和国家干预（或者认为萧条会依靠市场机制轻易或自然地自行终结）。恰恰相反，只要工会以及各种福利制度在经济下行期间阻止需求跌落到原本可能达到的低点，它们实际上就在为下行螺旋踩下刹车。工会和福利制度非但不是失业的根源，反而在缓和失业。例如，工会通过把购买力交到劳动者手中，刺激了需求，使就业水平高于原本可能出现的水平。更重要的是，工资通常会被立即且完全地用于消费，而利润却并非如此。若收入分配从利润转向工资，反而可能刺激经济，因为支出总量上升，而来自利润的消费削减则往往滞后出现。[Malcolm Sawyer, <text:span text:style-name="书名_20_字符">The Economics of Michal Kalecki</text:span>, p. 118] 这一切本应该不言自明，因为工资（以及福利）对某些企业而言是成本，但对更多主体而言却是收入；而且劳动并不像其他商品那样，它对价格变化的反应方式截然不同。</text:p>
      <text:p text:style-name="P465">鉴于劳动力“市场”的内在动态（如果考虑到其高度反常的性质，劳动力“市场”这个称呼本身就值得怀疑），任何试图把“经济学入门”直接套用于它的政策注定都会失败。因此，凡是名为《一课经济学》<text:note text:id="ftn27" text:note-class="footnote"><text:note-citation>①</text:note-citation><text:note-body><text:p text:style-name="P466"><text:s/>《一课经济学》（<text:span text:style-name="T14">Economics in One Lesson</text:span>）（1946）是美国奥地利学派经济学家亨利·哈兹利特（Henry Hazlitt）的代表作。该书以通俗笔法批评多种国家干预措施，认为这些政策往往只显现可见利益，却掩盖了不可见成本，从而造成整体福利损失。它在自由市场思想传统中影响广泛。</text:p></text:note-body></text:note>的书籍都理应引起警惕，除非它坦率承认自己所阐述的内容与现实几乎毫无关联，并劝告读者至少去上第二课。当然，确实有一些人完全接受这类初级经济学教材中的简化论证，并相信它们足以阐释现实世界（而这些人往往会成为右翼“自由意志主义者”，并在余生中为了几个简单公设而无视自身的经验与现实）。削减工资的论证，就同经济学中的许多论断一样，宣称一切问题都源于人们不听从经济学家的教诲；世界上不存在经济权力，也不存在“特殊利益”——只是人们太愚蠢而已。至于当你稳坐终身教职的学术岗位时，要求降低工人的实际工资显然要容易得多——这样一个事实在这种论证中自然是无关紧要的。忠于他们的理想与“科学”，看到有多少“自由市场”经济学家主动放弃终身教职，好让自己的工资随着市场对其意识形态化评论的需求而自动调整，那倒确实令人耳目一新。</text:p>
      <text:p text:style-name="P465">因此，每当某种经济理论歌颂“没有付出就没有收获”时，都值得追问：究竟是谁在付出，又是谁在收获。不言而喻，所谓劳动力市场灵活化议程本质上就是反工会、反最低工资、反劳动者保护的。这一议程源于“价格灵活性能够恢复充分就业”这样一种理论主张；而这一主张又建立在可疑的逻辑、荒谬的假设之<text:soft-page-break/>上，并且基于一种虚假的类比，把劳动力市场等同于花生市场。而讽刺的是，这种类比在某种意义上又相当合适，因为该模型的逻辑结果正是“工人最终只能为了花生而劳动”！正因如此，这种“劳动力市场”模型对经济学家而言具有某种特定的价值，因为它把制度问题，尤其是权力问题，从分析视野中剔除了出去。所以在这一模型中，诸如工会之类的制度只能被视为问题，而不是对劳动力“市场”这一独特性质的自然回应——尽管存在如此明显的差异，大多数经济学家仍然把它当作与其他市场来对待。</text:p>
      <text:p text:style-name="Standard">总之，削减工资不仅不能缓解萧条，反而可能使任何一次经济下滑进一步加深，并延长其持续时间。削减工资非但无法解决失业问题，相反，只会使失业状况更加严重（至于“工资过高是否本身就会导致失业”这一问题，我们将在下一节讨论）。鉴于我们在C.8.2节中已经论证过，通货膨胀源于资本家利润不足（他们试图通过提高价格来维持既有的利润率），因此，这种削减工资所引发的连锁效应就有助于解释经济学家所称的“<text:span text:style-name="正文引文_20_字符">滞胀</text:span>”：失业率上升与通货膨胀并存的现象（正如1970年代所发生的那样）。随着工人被迫失业，社会总需求随之下降，利润空间被进一步压缩，资本家则通过提高价格来试图弥补损失。只有一次极为严重的经济衰退才能打破这一恶性循环——同时还必须付出工人激进斗争的代价，以及大量工人及其家庭所遭受的苦难。</text:p>
      <text:p text:style-name="Standard">因此，资本主义的危机“解决方案”，本质上就是让工人阶级为资本主义自身的内在矛盾买单。按照主流理论的说法，当某种商品的生产能力超过任何“合理”的需求时，就必须通过裁员和／或削减工资来使企业重新恢复盈利能力。与此同时，那些真正应为错误决策负责、决定兴建大量工厂的公司高管却继续脑满肠肥，依然领取着高额薪水、奖金和养老金，并继续留任，负责“带领”企业渡过难关。毕竟在这种逻辑下，还有谁比那些“英明地”把企业经营到破产边缘的人，更适合让公司重新实现盈利呢？而奇怪的是，无论他们的薪酬和奖金高到什么程度，管理者和高管却<text:span text:style-name="Emphasis">从来</text:span>不会因为“身价过高”而失业。</text:p>
      <text:p text:style-name="Standard">所有这一切，意味着工人阶级在经济萧条时期事实上只有两种选择：要么接受一次更为深重的萧条，以便让繁荣—危机的周期重新启动；要么彻底摆脱资本主义，从根本上消除资本主义生产所固有的、制造经济周期的矛盾（更不用说随之而来的等级制度和不平等之类的其他祸害）。归根结底，解决失业问题的唯一办法就是消灭制造失业的制度本身——由工人夺取生产资料并废除国家。当这一<text:soft-page-break/>点实现时，为少数人牟利而进行的生产将宣告终结，由此产生的一切矛盾也将烟消云散。</text:p>
      <text:p text:style-name="P170"/>
      <text:h text:style-name="Heading_20_3" text:outline-level="3">C.9.2 失业是否源于工资过高？</text:h>
      <text:p text:style-name="P467">正如我们在上一节所指出的，大多数资本主义经济理论认为失业是由工资过高造成的。任何经济学生都会告诉你，劳动和其他商品并无二致，因此如果它的“价格”过高，对它的需求就会减少，从而在市场上形成供给过剩。由此，高工资会降低对劳动的需求数量，并制造失业——不过是一个典型的“供求关系”问题。</text:p>
      <text:p text:style-name="P468">按照这一理论推论，高工资的地区和时期理应同时伴随着高水平的失业。然而对这一理论不利的是，现实情况似乎并非如此。更糟糕的是，高工资还通常与经济繁荣相联系，而不是与萧条相伴。主流经济学界至少从1939年起就已经意识到这一点。当年3月，《经济学杂志》刊登了凯恩斯的一篇文章，讨论经济繁荣时期实际工资的变动情况。他在这篇文章中评估了两位劳动经济学家的经验研究（题为《实际工资与产出变动的相对关系》，该文作为附录收入于《通论》的大多数现代版本之中）。</text:p>
      <text:p text:style-name="P469">这些研究表明：“<text:span text:style-name="正文引文_20_字符">当货币工资上升时，实际工资通常也会上升；而当货币工资下降时，实际工资不仅可能上升，也同样地可能出现下降。</text:span>”凯恩斯承认，他在《通论》中“<text:span text:style-name="正文引文_20_字符">在没有认真核查事实的情况下，接受了</text:span>”一种“<text:span text:style-name="正文引文_20_字符">广为流传</text:span>”的看法。他进一步追溯了这一观念的来源，即19世纪英国的重要经济学家阿尔弗雷德·马歇尔。马歇尔曾根据1880年至1886年这六年的情况提出一种“<text:span text:style-name="正文引文_20_字符">概括</text:span>”，但这一概括并不适用于随后1886年至1914年的经济周期。凯恩斯还引用了另一位重要经济学家阿瑟·庇古（Arthur Pigou）在1927年的论述，指出“<text:span text:style-name="正文引文_20_字符">贸易周期的上半段，总体而言，往往伴随着比下半段更高的实际工资水平</text:span>”，并说明庇古为此提供了1850年至1910年的证据（尽管如此，这并未阻止庇古在大萧条时期重新回到“<text:span text:style-name="正文引文_20_字符">马歇尔主义传统</text:span>”，把高失业归咎于高工资）。[<text:span text:style-name="书名_20_字符">The General Theory</text:span>, p. 394, p. 398 and p. 399] 凯恩斯最终承认了这一点，并指出他之所以如此论证，是为了尽量缩小自己分析与传统观点之间的差异。他强调，尽管自己假定实际工资具有反<text:soft-page-break/>周期性，但他的理论却并没有依赖于这一假定；在劳动经济学家所提供的经验证据面前，他接受了这样一个结论：实际工资在性质上是顺周期的。</text:p>
      <text:p text:style-name="Standard">结合上一节的分析，之所以会出现这种情况的原因是显而易见的。劳动并不掌握价格，因此也就无法控制自身的实际工资。回顾大萧条时期，你就很难把危机归咎于工人拒绝接受减薪；因为到1933年时，“<text:span text:style-name="正文引文_20_字符">美国制造业的工资和薪金已经不足1929年水平的一半，而在汽车和钢铁行业中，甚至低于1929年水平的40%</text:span>”。在底特律，原本有47.5万名汽车工人；而到1931年，“<text:span text:style-name="正文引文_20_字符">几乎一半已经被解雇</text:span>”。[William Lazonick, <text:span text:style-name="书名_20_字符">Competitive Advantage on the Shop Floor</text:span>, p. 271] 那种将高失业率归因于“无所不能的工会”或工人抵制减薪的说法，与这些事实几乎毫不相符。彼得·特明提供了大萧条时期制造业实际工资的数据。以1929年为基准年，周平均实际工资（即收入除以消费者价格指数）逐年下降，到1932年降至85.5%。而每小时实际工资则基本保持稳定（1930年上升至100.1%，1931年进一步升至102.6%，随后在1932年回落至99%）。周工资降幅更大的原因在于工人的工作周缩短了。“<text:span text:style-name="正文引文_20_字符">工时缩短与工资下降的共同作用，是降低了在职工人的收入。</text:span>”因此，认为降低工资就能增加就业，就和认为“工资过高”是导致大萧条的原因一样缺乏说服力。特明认为：“<text:span text:style-name="正文引文_20_字符">[新]古典理论叙事中，没有任何一部分是准确的。</text:span>”[<text:span text:style-name="书名_20_字符">Did Monetary Forces Cause the Great Depression?</text:span>, pp. 139-40]</text:p>
      <text:p text:style-name="P470">需要指出的是，经济学界的共识认为，在这一时期的证据似乎表明实际工资总体上<text:span text:style-name="Emphasis">曾是</text:span>上升的。因为商品价格比支付给工人的工资下降地更快。这一点恰恰印证了凯恩斯的观点：工人并不能通过给自己“定价”来获得工作，因为他们并不控制价格。然而，没有任何理由认为较高的实际工资导致了高失业率；相反，正是萧条本身迫使生产者压低价格（更不用说工资了）。换言之，是经济萧条造成了实际工资的上升，而不是反过来。</text:p>
      <text:p text:style-name="Standard">自那之后，经济学家们便普遍确认了实际工资具有顺周期性。事实上，“<text:span text:style-name="正文引文_20_字符">在这一领域已经开展了大量的经验研究——而这些研究大多否定了新古典理论关于实际工资与就业之间存在反向关系的假设。</text:span>”[Ferdinando Targetti, <text:span text:style-name="书名_20_字符">Nicholas Kaldor</text:span>, p. 50] 作为最早一代凯恩斯主义者之一，尼古拉斯·卡尔多也强调，认为实际工资与就业之间存在反向关系的看法“<text:span text:style-name="正文引文_20_字符">与大量的经验证据相冲突；这些研究表明，在短期内，实际工资的变动与就业的变动呈现的是正相关关系，而非负相关。</text:span>”[<text:span text:style-name="书名_20_字符">Further Essays on Economic Theory and Policy</text:span>, p. 114fn] 正如休·斯特雷<text:soft-page-break/>顿在其出色的经济学入门著作中所概括的那样：</text:p>
      <text:p text:style-name="正文引文">“与市场理论相悖，劳动需求往往会<text:span text:style-name="Emphasis">随着</text:span>其价格的变化而强烈波动，而不是与之呈反向关系。在充分就业时，工资水平往往较高；而在就业最为不足时，工资——尤其是对技能最低、收入最低的劳动者而言——反而处于最低水平。因果关系主要是从就业状况指向工资水平，而不是相反。失业会削弱工人的议价能力，恶化工作的稳定性和劳动条件，并压低仍在职工人的工资。</text:p>
      <text:p text:style-name="P471">“较低的工资并不会诱使雇主创造更多的工作岗位……如果工资下降，大多数企业并没有任何理由去雇用更多的人手。只有仓库空置，或者预期销售增长，才可能促使他们这样做，而就业和工资同时下降很少会与这些条件相吻合。因果关系通常是反向运作的：失业压低工资，而较低的工资并不会恢复已经失去的就业。”[<text:span text:style-name="书名_20_字符">Economics: A New Introduction</text:span>, pp. 401-2]</text:p>
      <text:p text:style-name="Standard">英国的新凯恩斯主义经济学家，威尔·赫顿（Will Hutton），则总结了另外两位经济学家的研究成果，这些研究同样表明了高工资并不会导致失业：</text:p>
      <text:p text:style-name="P472">“英国经济学家大卫·布兰奇弗劳尔和安德鲁·奥斯瓦尔德……<text:span text:style-name="T142">[</text:span>考察了<text:span text:style-name="T142">]</text:span>十二个国家中工资与失业之间的实际关系数据——而他们的发现，对自由市场关于劳动力市场的解释构成了又一次重大挑战。自由市场理论会预测，低工资应当与较低的地方性失业率相关，而高工资则应当与较高的地方性失业率相关。</text:p>
      <text:p text:style-name="正文引文">“布兰奇弗劳尔和奥斯瓦尔德却发现了恰恰完全相反的关系。工资越高，当地失业率越低——工资越低，当地失业率反而越高。正如他们所指出的，这一结论无法与自由市场教科书中关于竞争性劳动力市场如何运作的理论相调和。” [<text:span text:style-name="书名_20_字符">The State We're In</text:span>, p. 102]</text:p>
      <text:p text:style-name="P473">失业率最高的地区，恰恰是实际工资最低的地区；而没有任何地方出现过工资下降之后，随之而来的反而是就业上升或失业下降这样一种情况。布兰奇弗劳尔和奥斯瓦尔德指出，他们的结论是，“<text:span text:style-name="正文引文_20_字符">在其他条件相同的情况下，在高失业地区工作的雇员收入，低于身处低失业地区的雇员</text:span>”。[<text:span text:style-name="书名_20_字符">The Wage Curve</text:span>, p. 360] 这种关系正好与“自由市场”资本主义经济学所预测的结果完全相反，并且在许多不同的国家和历史时期都得到了验证，各国呈现出的曲线形态也高度相似。因此，经验事实表明，高失业率与低收入相伴，而不是与高收入相伴；反之亦然。</text:p>
      <text:p text:style-name="P474"><text:soft-page-break/>即便只考察较为有限的证据，如果最低工资和工会真的会导致失业，那么为什么在1960年代和70年代，美国东南部各州——最低工资<text:span text:style-name="Emphasis">更低</text:span>、工会力量更弱的地区——反而比西北部各州拥有<text:span text:style-name="Emphasis">更高</text:span>的失业率呢？又为什么在1980年代里根和布什执政时期，（相对）最低工资下降的同时，却伴随着长期性的高失业呢？[Allan Engler, <text:span text:style-name="书名_20_字符">The Apostles of Greed</text:span>, p. 107] 再如，“低薪网络”（<text:span text:style-name="书名_20_字符">Low Pay Network</text:span>）发布的报告《被定价进贫困》（<text:span text:style-name="正文引文_20_字符">“Priced Into Poverty”</text:span>）指出，在英国工资委员会（British Wages Councils，负责为若干行业制定最低工资）被废除前的18个月内，这些行业的全职同等岗位增加了18,200个；而在废除后的18个月里，全职同等岗位却净减少了39,300个。鉴于原工资委员会覆盖的行业中，近一半的职位空缺支付的工资低于估计中工资委员会如今本应设定的水平，且近15%的职位空缺支付的工资甚至低于废除时的工资水平，按照“自由市场”的论点，随着工资下降，这些行业理应出现就业增长。但事实却恰恰相反。研究表明，相比废除之后，工资委员会存在期间的就业增长更为活跃。因此，工资委员会的废除非但没有带来更多就业，由于废除而导致的工资水平侵蚀反而使更多家庭不得不承受“贫困工资”<text:note text:id="ftn28" text:note-class="footnote"><text:note-citation>①</text:note-citation><text:note-body><text:p text:style-name="P475"><text:s/>贫困工资（poverty pay）：指低于生活最低保障线、难以维持基本生活需求的工资水平，</text:p></text:note-body></text:note>的处境。尤为重要的是，第一届新工党政府引入的全国最低工资制度，并未造成“自由市场”资本主义经济学家和政治人物此前所预言的灾难性后果。</text:p>
      <text:p text:style-name="P476">还值得一提的是，美国经济学家大卫·卡德（David Card）和艾伦·克鲁格（Alan Krueger）对州一级最低工资上调影响所做的一项大规模分析发现，事实与标准理论正相矛盾：最低工资的提高，对就业和所有劳动者的工资均产生了小幅的正面影响。[<text:span text:style-name="书名_20_字符">Myth and Measurement: The New Economics of the Minimum Wage</text:span>] 尽管他们的研究遭到了企业领袖以及由企业资助的智库经济学家的攻击，但经证明，卡德和克鲁格关于提高最低工资不仅不会增加失业、甚至会降低失业的结论是相当稳健的。尤其是，在回应其他经济学家对其研究的批评时——这些批评部分基于一家由企业资助的智库所提供的数据——卡德和克鲁格发现，这些研究结果不仅与他们最初的发现一致，而且极为巧合的是，“<text:span text:style-name="正文引文_20_字符">唯一显示就业出现显著下降的数据集</text:span>”正是由该智库“<text:span text:style-name="正文引文_20_字符">收集的那一小部分餐馆样本</text:span>”。[<text:span text:style-name="正文引文_20_字符">"Minimum Wages and Employment: A Case Study of the Fast-Food Industry in New Jersey and Pennsylvania: Reply"</text:span>, pp. 1397-1420, <text:span text:style-name="书名_20_字符">The American Economic Review</text:span>, Vol. 90, No. 5, p. 1419] 关于“<text:span text:style-name="正文引文_20_字符">快餐行业及其保守派盟友如何试图抹黑两位杰出经济学家</text:span>”，而“<text:span text:style-name="正文引文_20_字符">快餐行业用来弹劾卡德和克鲁格的两位专家，事实上在等于为他们背</text:span><text:soft-page-break/><text:span text:style-name="正文引文_20_字符">书，从而如何让这种攻击适得其反</text:span>”的全过程，可参见约翰·施密特（John Schmitt）的文章《数字背后：现点现做的结论》（“<text:span text:style-name="正文引文_20_字符">Behind the Numbers: Cooked to Order</text:span>”）。[<text:span text:style-name="书名_20_字符">The American Prospect</text:span>, May-June 1996, pp. 82-85]</text:p>
      <text:p text:style-name="Standard">（这并不意味着无政府主义者支持强制实行法定最低工资。多数无政府主义者并不支持这种做法，因为它把本应由工会及其他工人阶级组织掌握的工资责任，从这些组织手中剥离出来，转而拱手交到国家手中。我们提及这些例子，只是为了指出“自由市场”资本主义的论证本身存在着严重缺陷。）</text:p>
      <text:p text:style-name="Standard">经验证据并不支持那种认为失业是由实际工资过高所造成的“自由市场”资本主义论点。实际工资往往在经济周期的上行阶段上升（同时失业率下降），并在经济衰退时期下降（同时失业率上升），这一现象使得“实际工资决定就业水平”的标准解释难以成立（用经济学术语来说，就是实际工资具有“<text:span text:style-name="正文引文_20_字符">顺周期性</text:span>”）。这些证据使经济学家更难去辩护那种把直接压低实际工资作为治理失业手段的政策。</text:p>
      <text:p text:style-name="P477">这种经验证据，或许会令那些相信资本主义经济学如实反映该制度现实的人感到震惊，但它却与无政府主义以及其他社会主义的分析高度契合。在无政府主义者看来，失业是一种用来规训劳动、维持适当利润率的手段（也就是说，失业是确保剥削工人的关键机制之一）。当社会接近充分就业时，劳动的力量会增强，从而压低剥削率，并提高劳动在自己所创造价值中所占的份额（也即更高的工资）。因此从无政府主义的角度看，低失业地区工资反而较高的这一事实并不令人意外，实际工资的顺周期性现象亦然。毕竟，正如我们在C.3节中所指出的，工资与利润之间的比例在很大程度上是议价力量对比的产物，因此我们有理由预期：在经济周期的上行阶段，实际工资会上升；在衰退时期则会下降；而在低失业地区，实际工资水平就会相对较高。</text:p>
      <text:p text:style-name="P478">因此这些证据表明，“自由市场”资本主义宣称的那种把失业归咎于工会、归咎于“过高”工资等因素的说法，都是错的。事实上，高工资通过阻止资本家攫取更多由工人创造的收入，反而可以维持总体需求，从而有助于提高就业水平（当然，由于这意味着增强工人的力量，在工资奴隶制下就不可能无限期地维持高就业）。相反，失业本身正是资本主义制度的一个关键组成部分，无法在这一制度内部将其消除。“自由市场”资本主义那种“都怪工人”的分析路径，没能理解这一制度的性质及其运行动力（而鉴于它的意识形态功能，这一点并不令人意<text:soft-page-break/>外）。因此，工人的高实际工资不仅会提高总体需求，而且相较于削减工资时，还会压低失业率。大多数关于经济周期中工资动态的研究以及众多国家所呈现的“工资曲线”都支持这一结论。这表明，对劳动的需求并不取决于实际工资，因而劳动的价格（工资）并不具备任何市场出清功能。劳动的供给与需求分别由两套不同的因素所决定。工资与失业之间的关系，是从后者指向前者，而非相反：工资水平受失业率高低的影响。因此，工资并不是一个实际上并不存在的劳动力市场的产物，而是源于“<text:span text:style-name="正文引文_20_字符">制度、习俗、特权、社会关系、历史、法律，尤其是权力，再加上一点技巧与运气的混合产物。当然，权力，尤其是市场权力或垄断权力，会随着总体需求、增长率以及失业率的变化而变化。在高就业时期，弱者相对于强者有所斩获；在高失业时期，强者则从弱者身上获益。</text:span>”[Galbraith, <text:span text:style-name="书名_20_字符">Created Unequal</text:span>, p. 266]</text:p>
      <text:p text:style-name="P479">这一点本应不言自明。在面临大规模失业威胁时，工人很难抵制降薪和加班。因此，较高的失业率“<text:span text:style-name="正文引文_20_字符">削弱了劳动相对于企业的议价能力，这就有助于解释为什么工资下降、而工人也未能分享生产率增长所带来的成果</text:span>”（1970年至1993年间，美国只有收入最高的20%人口提高了自己在国民收入中的份额）。[Thomas I. Palley, <text:span text:style-name="书名_20_字符">Plenty of Nothing</text:span>, p. 55 and p. 58] 然而奇怪的是，这一显而易见的事实似乎在大多数经济学家那里被完全忽视了。实际上，如果认真对待他们的论证，就不得不得出：萧条和衰退反而是工人阶级境况最好的时期——这样一个结论！该结论体现在两个层面。第一，在新古典经济学中，劳动被视为一种负效用，而工人之所以不在市场出清的实际工资水平上工作，是因为他们更偏好闲暇而非劳动。假定闲暇本身是一件好事，而工资则是促使工人牺牲闲暇的手段。由此看来，高失业率必然是一件好事，因为它为更多人提供了闲暇时光。第二，对于那些仍有工作的人来说，他们的实际工资比以前更高，因此收入有所增加。例如，阿尔弗雷德·马歇尔就曾主张，货币工资虽然在经济萧条时期确实下降了，但下降速度并不及物价。一种“<text:span text:style-name="正文引文_20_字符">强有力的摩擦</text:span>”阻止了工资与物价同步下跌，从而“<text:span text:style-name="正文引文_20_字符">在工人阶级中确立了一种更高的生活水平</text:span>”，并“<text:span text:style-name="正文引文_20_字符">减少了财富不平等</text:span>”。当被问及在萧条时期，受雇的工人阶级是否平均而言比以前得到得更多时，他回答说：“<text:span text:style-name="正文引文_20_字符">平均来说，是比以前更多。</text:span>”[quoted by Keynes, <text:span text:style-name="T17">Op. Cit.</text:span>, p. 396]</text:p>
      <text:p text:style-name="P479">于是按照这种说法，工人阶级在繁荣时期的境况反而更糟，而在萧条时期却过得更好；不仅如此，他们在大规模失业的压力下，反而比在接近充分就业的时期更能抵制降薪。若是某种理论会得出这样的结论，却仍然被当作一门严肃学说<text:soft-page-break/>来对待，这本身就足以敲响危险的警钟：不是依靠经验证据和从现实经验中获得的常识，而是从少数几个简单公理出发，推演出一整套的经济意识形态。考虑到“自由市场”资本主义经济学往往忽视（或干脆否认）经济权力的重要性，以及个人作出选择时所处的社会背景，这种情况其实也并不那么令人惊讶。正如鲍勃·布莱克在谈到1980年代时尖锐讽刺的那样，“<text:span text:style-name="正文引文_20_字符">获得这些好处[生产率提高所带来的收益]的并不是</text:span><text:span text:style-name="正文引文_20_字符"><text:span text:style-name="T19">工人</text:span></text:span><text:span text:style-name="正文引文_20_字符">——因为既没有体现在更高的工资上，也没有体现在更安全的工作条件上，更没有体现在更短的工时上——工时反而</text:span><text:span text:style-name="正文引文_20_字符"><text:span text:style-name="T19">增加了</text:span></text:span><text:span text:style-name="正文引文_20_字符">……那么结论只能是：在80年代及其之后，是工人‘选择了’更低的工资、更长的工时</text:span><text:span text:style-name="正文引文_20_字符"><text:span text:style-name="T19">以及</text:span></text:span><text:span text:style-name="正文引文_20_字符">更危险的工作环境。没错，当然是这样咯。</text:span>”[<text:span text:style-name="正文引文_20_字符">"Smokestack Lightning,"</text:span> pp. 43-62, <text:span text:style-name="书名_20_字符">Friendly Fire</text:span>, p. 61]</text:p>
      <text:p text:style-name="P480">在现实世界中，工人除了接受一份工作，几乎别无选择，因为他们在纯粹的资本主义制度下并不拥有独立的生存手段；没有工资，就没有钱去购买诸如食物和住所这类“微不足道”的东西。对大多数工人而言，是否接受一份工作并不是一个真正的选择问题——有偿劳动是出于经济的必然性而进行的，因此，我们并不是因为实际工资低到“不值得付出努力”而拒绝工作（福利国家在一定程度上缓解了这种压力，这正是右翼和雇主试图摧毁它的原因所在）。在高失业率条件下，工资和劳动条件会恶化，而工时和劳动强度则会上升；对被解雇的恐惧会加剧工作不稳定性，从而使工人更愿意通过服从和任劳任怨来安抚老板。不必多说，经验证据清楚地表明了“<text:span text:style-name="正文引文_20_字符">当失业率高时，不平等程度就会上升；而当失业率低时，不平等程度则倾向于下降。</text:span>”[James K. Galbraith, <text:span text:style-name="T17">Op. Cit.</text:span>, p. 148] 这一点并不在意料之外，因为“<text:span text:style-name="正文引文_20_字符">工资曲线</text:span>”所揭示的正是“推动工资水平变化的是失业率”，而不是反过来。这一点相当重要，因为更高的失业率必然会制造出更高程度的不平等——因为在这种情况下，工人无力索回生产率提高所带来的收益，财富便会向上层汹涌集中。</text:p>
      <text:p text:style-name="Standard">接下来还涉及我们在上一节末尾讨论过的劳动供给曲线“向后倾斜”的问题。由于所谓的“劳动力市场”并非真正意义上的市场，削减实际工资对劳动供给所产生的影响，恰恰会与其支持者的主张适得其反。现实中也可以经常观察到，随着实际工资下降，劳动时间反而延长，一个家庭中参与劳动的人数也会增加。这是因为劳动供给曲线的斜率是负的：家庭为了维持生计，不得不工作得更多（也就是提供更多的劳动）。这意味着实际工资的下降反而可能<text:span text:style-name="Emphasis">增加</text:span>劳动供给，因为工人被迫延长工时，或者为了生存而兼职第二份工作。供给增加的总体结果<text:soft-page-break/>将是进一步<text:span text:style-name="Emphasis">削减</text:span>实际工资，从而可能启动一个恶性循环，使经济衰退更加严重。在美国就可以找到支持这一分析的证据。1980年代的里根和布什执政时期，占人口底层80%群体的实际工资持续下降，与此同时，身兼多职的人数增加，进入劳动力市场的母亲人数也在上升。实际上，“<text:span text:style-name="正文引文_20_字符">家庭收入之所以得以维持，唯一的原因是已婚女性劳动力参与率的大幅上升……简单来说，能够支付起家庭开销的工资的工作正在消失，而维持一个家庭如今需要两个成年人同时工作……结果便是，人们可供自己支配的时间被严重压缩……随着家庭时间的减少，生活质量也随之下降……他们还被迫延长工作时间……美国人只是为了维持现有状况而工作得越来越久，而家庭生活的质量也很可能正在下降。工资被压缩的同时，也伴随着时间被挤压。</text:span>”[Palley, <text:span text:style-name="T17">Op. Cit.</text:span>, pp. 63-4] 换言之，随着劳动价格的下降，劳动供给反而<text:span text:style-name="Emphasis">增加</text:span>了（里根转向军事凯恩斯主义以及“改革”本身的不彻底性，避免了这一过程演变为更深层次的恶性螺旋）。</text:p>
      <text:p text:style-name="Standard">要理解为何会出现这种情况，就有必要认真思考：取消最低工资和消灭工会究竟会产生什么样的实际影响。首先，毫无疑问，最贫困工人的工资会下降，因为这一主张本身就认为最低工资通过抬高了工资水平从而制造了失业。接下来的假设是，老板会因此雇佣更多工人。然而，这一推论隐含着一个前提：可以轻而易举地在既有资本存量基础上增加劳动力，而这未必成立。即便假定这一点成立（而这<text:span text:style-name="Emphasis">本身</text:span>就是一个很大的假设），那么，被削减工资的工人会发生什么变化呢？显而易见，他们仍然需要支付账单，这意味着他们要么削减消费、要么寻找更多工作（假定价格并未下降，否则实际工资并不会发生变化）。如果选择前者，那么企业很可能会发现自己的产品需求下降，从而就并不需要理论上所预测的那批新增劳动力。如果选择后者，那么寻找工作的群体规模就会扩大，因为人们会去寻找额外的工作，或者原本不在劳动力市场中的人（如母亲和儿童）被迫进入就业市场。随着劳动力供给的增加，按照“自由市场”立场自身的逻辑，工资<text:span text:style-name="Emphasis">必然</text:span>进一步下降。这并不意味着经济复苏在原则上不可能，而是说，在短期和中期内，削减工资只会加剧衰退，并且在相当一段时间内都不太可能<text:span text:style-name="Emphasis">降低</text:span>失业率。</text:p>
      <text:p text:style-name="Standard">这表明，在一种“自由市场”资本主义条件下——特征是完全竞争的劳动力市场、没有福利项目和失业救济，以及企业拥有广泛的权力来瓦解工会和罢工——总体需求将会随着经济周期而不断起伏，失业和不平等也将随之波动。更进一步说，在经济周期的大多数阶段（尤其是在衰退的谷底），失业水平都会高于那种具有社会福利、斗争性工会以及合法组织权利的资本主义体制。原因在于，在<text:soft-page-break/>前一种体制中，实际工资既无法维持在足以支撑总体需求的水平，失业者也无法通过福利支出来刺激消费品生产。这意味着类似19世纪那种完全竞争的劳动力市场，会加剧整个体系的不稳定性——而这一分析在1980年代得到了印证（“<text:span text:style-name="正文引文_20_字符">衡量意义上的不平等与经济稳定性之间的关系……虽然不算强，但如果一定要说的话，结果表明：1979年之后，更为平等的国家呈现出更稳定的增长模式。</text:span>”[Dan Corry and Andrew Glyn, <text:span text:style-name="正文引文_20_字符">"The Macroeconomics of equality, stability and growth"</text:span>, <text:span text:style-name="书名_20_字符">Paying for Inequality</text:span>, Andrew Glyn and David Miliband (eds.) pp. 212-213]）。</text:p>
      <text:p text:style-name="P481">因此，总体而言，现有证据表明：<text:span text:style-name="Emphasis">高</text:span>工资往往与<text:span text:style-name="Emphasis">低</text:span>失业水平相伴而生。虽然从任何一种现实考察资本主义经济中经济权力结构的分析出发，得到这一结果本就不足为奇，但它并没有为那种“只有通过削减实际工资才能降低失业”的主张提供多少支持。“自由市场”的资本主义立场，与一种基于现实的分析，在结论上乃至其政治含义上都存在着根本性的分歧。归根结底，大多数自由放任的经济分析无论在事实层面还是在逻辑层面都缺乏说服力。虽然经济学或许充斥着公理化推理，把市场所产生的一切结果都视为最优，但问题恰恰在于这是一种几乎完全脱离现实世界的纯公理推演。更何况出于某种奇妙的巧合，这些分析往往导向的政策含义便是通过削弱工人阶级来让富人变得更富。毫不意外，几十年的经验证据既未动摇那些坚信经济学简单公理高于现实世界之人的信念，这种信念对经济上占据优势地位者而言，也依旧具有相当的功用。</text:p>
      <text:p text:style-name="P170"/>
      <text:h text:style-name="Heading_20_3" text:outline-level="3">C.9.3 <text:line-break/><text:span text:style-name="T143">“</text:span><text:span text:style-name="T144">灵</text:span>活”的劳动力市场是解决失业问题的答案吗？</text:h>
      <text:p text:style-name="P481">通常的“自由市场”资本主义者（或新自由主义者）认为，要解决失业问题，就必须让劳动力市场变得更加“灵活”。实现这一点的方式包括削弱工会、缩减（甚至废除）福利国家等等。其支持者在为这些政策辩护时，往往援引美国和英国较低的失业率，并将其与他们所宣称的欧洲经济困境作对比（尤其是法国和德国）。正如我们将在本节中指出的那样，这种立场与其说建立在对现有证据的冷静分析与审慎评估之上，不如说源于一种近乎信仰式的看法：只要放松对劳动力市场的管制，就能使整个经济更加接近“完全竞争”的理想状态。此外，还必须始终牢记一点——尽管一些拥有终身教职的经济学家（在谈论受保护的劳动力市<text:soft-page-break/>场制度时！）似乎常常忘记这一点——去管制不仅可能、而且确实会带来高昂的经济成本（更不用说其对个人和社会造成的代价了）。</text:p>
      <text:p text:style-name="P482">支持“灵活劳动力市场”的基本论点在于这样一种观念：失业是由于工资过高造成的，而由于市场的不完全性，工资在向下调整时具有粘性。虽然正如我们在前文所示，这两个主张在事实和逻辑上都站不住脚，但这并未妨碍该立场在精英圈子中成为占据主导地位的正统观点。所谓的“市场不完全性”（market imperfection），指的是工会、劳动者保护法、失业救济以及其他形式的社会福利供给（而绝<text:span text:style-name="Emphasis">不是</text:span>大企业、专利和版权法案，或任何其他亲资本的国家干预）。正是这些因素保证了难以灵活地下调在职者的工资，同时也使失业者的生活水平“过高”，以至于他们缺乏足够动力去寻找工作。由此，正统经济学实际上建立在这样一种假设之上——用约翰·肯尼思·加尔布雷思那句广为流传的讽刺来说——富人之所以不工作，是因为他们拿的钱太少；而穷人之所以不工作，是因为他们拿的钱太多。</text:p>
      <text:p text:style-name="P482">我们首先应当指出，对社会福利的攻击由来已久，而且所采用的理由几乎一成不变——福利会让人变得懒惰，并在求职时给予他们过多的回旋余地。例如，1830年代的英国《济贫法报告》就“<text:span text:style-name="正文引文_20_字符">以贫困救济对个人道德和劳动纪律造成的损害为由（而在委员会成员看来，这两者几乎是同一回事），构建了自身反对救济制度的论证。</text:span>”[David McNally,<text:span text:style-name="书名_20_字符"> Against the Market</text:span>, p. 101] 该报告本身就声称，这一制度“<text:span text:style-name="正文引文_20_字符">最大的弊端</text:span>”在于“<text:span text:style-name="正文引文_20_字符">它所滋生的懒惰和不服从的精神</text:span>”。[quoted by McNally, <text:span text:style-name="T17">Op. Cit.</text:span>, p. 101]</text:p>
      <text:p text:style-name="Standard">尽管自那以后，用来为削减福利辩护的说辞在形式上有所变化，但其内在逻辑和理由并未改变。它们的根源始终在于必须消除任何可能为工人阶级提供脱离劳动力市场之独立性的因素。它的目标也一贯是确保对解雇的恐惧继续成为老板手中的强有力工具，保证自身的权威不受侵蚀。而讽刺的是，这一立场的真实目的恰恰在于<text:span text:style-name="Emphasis">减少</text:span>工人阶级拥有的选择空间，也就是说，通过把我们的选择限定为要么尽快找到一份工作，要么就得一贫如洗（甚至更糟），来压缩<text:span text:style-name="Emphasis">我们</text:span>在劳动力市场中的灵活性。</text:p>
      <text:p text:style-name="Standard">其次，这整个过程本身还隐藏着一个未被明言的悖论。如果我们考察“灵活性”这一主张在公开层面上宣称的理由，就会发现一个颇为奇怪的事实。一方面，劳动力市场被要求变得更加“灵活”，以符合“完全竞争”的理想；但另一<text:soft-page-break/>方面，在资本主义一侧，却几乎没有任何努力去使<text:span text:style-name="Emphasis">它</text:span>也同样符合这一模型。我们不应该忘记，完全竞争（这一在理论上让包括劳动力在内的一切资源都得到有效利用的状态）要求市场上必须存在大量的买者和卖者。在所谓“灵活”的劳动力市场中，这一条件在卖方一侧确实成立，但在买方一侧却<text:span text:style-name="Emphasis">并非</text:span>如此（正如我们在C.4节所指出的，那里的现实是寡头垄断占据主导）。那些最热衷于鼓吹劳动力市场“灵活性”的人，往往也是最反对拆分大型企业和寡头垄断市场的人，或者反对阻止主导性公司在市场内外进行并购的尝试。然而，这一模型本身要求的是市场的<text:span text:style-name="Emphasis">双方</text:span>都应由数量众多、规模较小、且不具备市场影响力或支配力的企业构成。那么既然如此，又凭什么指望仅仅让一方变得更加“灵活”，就能对整个体系产生积极效果呢？</text:p>
      <text:p text:style-name="P483">正如我们在C.1.4节中所指出的，对此并不存在任何说得通的理由，而新古典经济学本身也承认：在一个既存在工会、又存在大型企业的经济体中，如果只消除前者而保留后者，<text:span text:style-name="Emphasis">并不会</text:span>使经济更接近完全竞争的理想状态。随着劳动力市场权力结构的转移，情况反而会进一步恶化，因为收入将从劳动一方转移到资本一方。我们必须强调，自1980年代以来伴随着那些被大肆颂扬的劳动力市场“改革”，现实中发生的<text:span text:style-name="Emphasis">正是</text:span>这种情况。这就好比在交战的双方中，指望通过解除其中一方的武装来实现和平，宣称既然枪支数量减少了一半，那和平程度就翻了一倍！显然，唯一可能出现的“和平”要么是墓地中的和平，要么是被征服者的和平——如果你不去细看，臣服也可以被冒充为和平。归根结底，呼吁劳动力的“灵活性”所揭示的不过是又一个陈词滥调：在资本主义之下，劳动的存在就是为了满足资本的需要（或者说，活劳动的存在是为了满足死劳动的需要——一种真正疯狂的社会组织方式）。</text:p>
      <text:p text:style-name="P484">接下来，还有一个将现实与说辞加以对照的关键问题。正如经济学家安德鲁·格林所指出的，新自由主义在这一问题上的正统立场，“<text:span text:style-name="正文引文_20_字符">是在几乎忽视其成本、且关于其收益规模的证据极其薄弱的情况下，被大力推动的</text:span>”。事实上，“<text:span text:style-name="正文引文_20_字符">没有任何证据表明，那些实施了更多改革的国家成功实现了显著的失业率下降</text:span>”。这或许并不令人意外，因为“<text:span text:style-name="正文引文_20_字符">即便没有强有力的证据表明失业会因此减少，企业界也依然会对这种去管制给予充分支持</text:span>”。就福利问题而言，如果说失业率与福利水平之间的关系有什么方向性的话，那反而是在朝着“错误”的方向发展（较高的福利水平往往伴随着较低的失业率）。当然，是还有一大票其他影响失业的因素，但“<text:span text:style-name="正文引文_20_字符">如果福利真的非常重要，我们或许会期待看到某种程度上‘正确’方向</text:span><text:soft-page-break/><text:span text:style-name="正文引文_20_字符">上的（正向的）相关性……然而，这种与失业之间缺乏简单对应关系的情况，同样适用于其他被认为是嫌疑因素的方面，例如就业保护和工会成员的比例</text:span>”。[<text:span text:style-name="书名_20_字符">Capitalism Unleashed</text:span>, p. 48, p. 121, p. 48 and p. 47]</text:p>
      <text:p text:style-name="Standard">更不用提劳动力市场“灵活化”的历史本身，其实在相当程度上与这一理论自身相矛盾。有必要以史为鉴：在1950年代、60年代和70年代，美国的失业状况实际上都要比欧洲糟糕得多。事实上直到80年代后半期，美国的失业率才首次优于欧洲平均水平。[David R. Howell,<text:span text:style-name="正文引文_20_字符"> "Introduction"</text:span>, pp. 3-34, <text:span text:style-name="书名_20_字符">Fighting Unemployment</text:span>, David R. Howell (ed.), pp. 10-11] 概括而言：</text:p>
      <text:p text:style-name="P485">“看起来美国劳动力市场持续保持的更高灵活性，只有在相对较近的时期才似乎在较低失业率这一指标上带来了更优的表现，而这种灵活性本身并不是什么新现象。就以美国与英国为例，在1960年代，美国的平均失业率为4.8%，而英国仅为1.9%；在70年代，美国的失业率上升至6.1%，英国则上升到4.3%；直到80年代，排名才发生逆转，美国为7.2%，英国则高达10%。……值得注意的是，这种排名在80年代的逆转，恰恰发生在撒切尔夫人竭尽全力推动劳动力市场灵活化之后……如果劳动力市场的灵活性在解释失业水平方面真的如此重要……那么，为什么在一个已经采取了积极措施来制造灵活性的国家——英国——失业水平仍然顽固地居高不下呢？”[Keith Cowling and Roger Sugden, <text:span text:style-name="书名_20_字符">Beyond Capitalism</text:span>, p. 9]</text:p>
      <text:p text:style-name="Standard">如果我们观察美国劳动力中没有工作的比例，就会发现：1969年这一比例为3.4%（如果把就业不足者计算在内，则为7.3%），而到1987年则<text:span text:style-name="Emphasis">上升</text:span>至6.1%（若包括就业不足者，则高达16.8%）。再看更近一些的数据，1990—1997年期间，美国的平均失业率为6.2%，而1950—1965年这一数字仅为5.0%。换言之，劳动力市场的“灵活化”非但没有降低失业水平；事实上，“灵活”的劳动力市场反而伴随着更高的失业水平。当然，这里比较的是不同的历史时期。1960年代与90年代之间发生了许多变化，因此这种跨时期的比较不可能给出完整答案。然而，仍然令人感到反常的是：工会力量更强、最低工资更高、福利国家更为慷慨的时期，反而与<text:span text:style-name="Emphasis">较低的</text:span>失业水平相关，而随后的“灵活化”时期却并非如此。当然，也有可能灵活性的提高与失业率的上升之间并不存在直接关联。如果我们在同一时期内考察不同国家，就可以更好地判断“灵活性”是否真的能降低失业。正如一位英国经济学家所指出的，情况或许并非如此：</text:p>
      <text:p text:style-name="正文引文"><text:soft-page-break/>“公开失业率在美国确实更低。但一旦我们把各种形式的非就业状况都考虑在内<text:span text:style-name="T145">[</text:span>例如就业不足、未正式登记为失业者的无业人员等<text:span text:style-name="T145">]</text:span>，欧洲与美国之间的差异就微乎其微：在1988—1994年间，25—55岁的男性中，没有工作的比例在法国为11%，英国为13%，美国为14%，德国为15%。”[Richard Layard, quoted by John Gray, <text:span text:style-name="书名_20_字符">False Dawn</text:span>, p. 113]</text:p>
      <text:p text:style-name="P486">此外，在评估一国的失业状况时，不能只看政府公布的“官方”失业率，还必须考量其他因素。首先，不同政府对“什么才算失业”有着不同的界定标准。举例来说，美国对失业人口的界定就比德国更为严格。以2005年为例，德国的官方失业率为11.2%。然而，如果采用美国的统计口径，这一数字仅约为9%（在原西德地区则约为7%）。德国的官方数据之所以更高，是因为其中将一些人（例如被迫从事兼职工作者）也计入失业人口；而在美国，这类人通常被统计为就业者。同年的美国失业率约为5%。因此，与使用统一标准后的结果相比，若直接对比未经调整的失业率数据对问题的呈现将会截然不同。遗憾的是，报纸上的商业新闻在多数情况下并未进行这种必要的调整。</text:p>
      <text:p text:style-name="P487">此外，任何对美国失业状况的评估都必须考虑其监禁率。监狱人口不被计入劳动力总量，因此在计算失业率时被排除在外。这一点尤为重要，因为服刑人员在很大程度上来自那些失业率本就极高的人口群体；因此可以合理推断，如果这些人没有被关押，相当一部分很可能还会处于失业状态。如果不是自1980年代新自由主义改革以来，美国和英国的监禁人口都出现了大幅激增，那么这两个国家的失业率都会显著更高。以1990年代末为例，如果美国的刑罚政策与其他任何一个其他西方国家相似，那么将会有额外一百多万人进入求职行列。[John Gray, <text:span text:style-name="T17">Op. Cit.</text:span>, p. 113] 英格兰和威尔士也毫不意外地位居西欧国家监禁率排行榜首位。2005年，其监禁率为每10万人中145人；相比之下，法国为88人，德国为97人。这显然会减少劳动力市场中正在寻找工作的人员数量，从而在统计层面上压低失业率。</text:p>
      <text:p text:style-name="P488">尽管英国在21世纪初因其“灵活”的劳动力市场而备受赞誉，但许多人忘记了为此付出的代价，而更多人则没有意识到，这些统计数字掩盖了一个大相径庭的现实。因此，与其接受我们从媒体和经济“专家”那里继承下来的那套“经济上正确”的叙事，更有必要回顾撒切尔执政时期英国真实的经济表现。1979年撒切尔上台时，曾承诺要终结工党执政下的大规模失业（1974年至1979年间失<text:soft-page-break/>业人数已翻了一番）。然而在她的第一个任期内，失业人数反而增加到原来的三倍，1982年突破300万（这是自1930年代以来的首次，相当于每8个人中就有1人失业）。这在很大程度上源于货币主义教条的推行，使得本可较轻的衰退被人为加剧。整个1980年代，失业率始终维持在创纪录的高位，直到1997年新工党上台，才首次降到1979年的水平以下。情况甚至更糟。面对攀升至远超10%的失业率，撒切尔政权做了任何一个“体面”的政府都会做的事情——做假帐。它通过改变失业的记录方式，篡改统计口径，人为压低官方失业数据。还必须强调，英国的失业统计并未计入撒切尔主义在1980年代和90年代推行的一项政策：尽可能多的将人们从失业名单中转移到疾病和伤残福利体系中（“<text:span text:style-name="正文引文_20_字符">在诸如英国和荷兰的一些国家，许多[失业者]转而领取疾病补助……例如在整个英国，领取疾病补助的人数与当地失业率之间存在显著的正相关关系。</text:span>”[Glyn, <text:span text:style-name="T17">Op. Cit.</text:span>, p. 107]）。一旦将这些“隐形”的人群纳入统计，英国的失业水平便与法国、德国等在界定谁是失业者方面更为诚实的国家并无二致。</text:p>
      <text:p text:style-name="Standard">长达十八年的高失业率，以及领取伤残福利人数的爆炸式增长，几乎谈不上是在宣传“灵活”劳动力市场的优势。然而，一场极其深重的衰退、十年中大部分时间维持在两位数的失业率、关键罢工与工会的失败，再加上持续近二十年的高失业水平，确实对劳工运动产生了深远影响。它迫使人们为了保住工作而甘愿忍受一切。于是，撒切尔的“经济奇迹”出现了——工人阶级终于“明白”了自己在社会等级结构中的位置。</text:p>
      <text:p text:style-name="Standard">因此，如果某位政治人物当选并被右翼赞誉为“新撒切尔”，也就是说，试图对经济进行“改革”（这在“经济上正确”的话语体系中，实际上意味着动用国家力量打击工人阶级的斗争性），那么在把社会推向通往（私有化）奴役之路之前，必然需要满足一些前提条件。他们必须在不到三年的时间内将失业率提高三倍，并让这种创纪录的水平持续十年以上；必须引发自1930年代以来最严重的经济衰退；必须监督制造业的瓦解；还必须动用国家权力，镇压其政策所激起的大规模抗议和罢工。他们是否能够成功，最终取决于工人阶级是否愿意捍卫自身的自由与权利，并从街头施加压力，推动真正必要的变革——推动那些政治人物不会、事实上也不可能实现的变革。</text:p>
      <text:p text:style-name="Standard">同样也不应被忽视的是，欧洲有许多国家的官方失业率与英国相当，甚至更低，但其劳动力市场远没有那么“灵活”。以1983年至1995年这一时期为例，大<text:soft-page-break/>约30%的经合组织欧洲人口生活在平均失业率低于美国的国家中，而约70%则生活在失业率低于加拿大的国家中（而加拿大的工资灵活性仅略低于美国）。此外，欧洲失业率最低的那些国家，恰恰并不以劳动力市场的灵活性著称（例如奥地利为3.7%，挪威为4.1%，葡萄牙为6.4%，瑞典为3.9%，瑞士更是只有1.7%）。英国很可能拥有最为灵活的劳动力市场，但其平均失业率却高于欧洲一半以上的国家。再者，德国的失业率在很大程度上受到原东德地区的影响；如果仅考察原西德地区，1983年至1995年的失业率为6.3%，而同期美国为6.6%（英国则高达9.8%）。此后情况也并未发生实质性变化。事实上，许多高度管制的欧洲国家，其失业率一直低于美国（例如在2002年，18个欧洲国家中有10个的失业率低于美国）。因此：</text:p>
      <text:p text:style-name="P489">“在1990年代，人们急于拥抱市场原教旨主义、并对美国模式大加赞赏时，往往忽视了这样一个事实：若干拥有强大福利国家的欧洲国家，其失业率始终显著低于美国……与此同时，另一在发达世界中具有最低的工资不平等程度和最高水平的社会保障的欧洲福利国家，在90年代经历了显著的失业率下降，最终降至低于美国的水平。”[David R. Howell, <text:span text:style-name="正文引文_20_字符">"Conclusion"</text:span>, pp. 310-43, <text:span text:style-name="T17">Op. Cit.</text:span>, p. 310]</text:p>
      <text:p text:style-name="Standard">正因如此，我们有必要牢记，新自由主义的经合组织—国际货币基金组织正统理论，其“<text:span text:style-name="正文引文_20_字符">经验基础</text:span>”是“<text:span text:style-name="正文引文_20_字符">有限的</text:span>”。[Howell, <text:span text:style-name="T17">Op. Cit.</text:span>, p. 337] 实际上，用来为在欧洲强行推行新自由主义改革辩护的“欧洲正在衰落”的整体叙事，与其说是一种对现实状况的严肃分析，不如说更应被理解为企业媒体的巧妙策略：它试图把欧洲推向一种正在自我崩解的新自由主义，而这种制度已经在英国和美国身上逐渐显露出其破坏性的后果。</text:p>
      <text:p text:style-name="Standard">以2006年法国反对《首次雇佣合同》（CPE）的抗议运动为例，当时欧洲多国居高不下的青年失业问题引起了国际关注。事实上，在“受管制的”法国、德国和瑞典，核心劳动年龄（<text:span text:style-name="T146">25-54岁）</text:span>人口的就业比例与“灵活的”美国和英国相当（瑞典女性的就业比例甚至都要比这高得多）。然而，青年就业率之间却存在显著差异，这恰恰揭示了欧洲表面上“失业问题”的真正所在。问题在于计算失业率的统计方法。标准的失业率指标，是用失业人数除以失业人数与就业人数之和，其缺陷不言而喻。举例来说，假设90%的法国青年仍在接受教育，在剩下的10%中，有5%在工作，5%处于失业状态。这最后的10%被界定为“劳动力”，于是计算结果便是高达50%的失业率，而这实际上是由于就业率过低（仅为5%）所造成<text:soft-page-break/>的。如果从整个青年人口来看，真正失业的只占5%。[David R. Howell, <text:span text:style-name="正文引文_20_字符">"Introduction"</text:span>, pp. 3-34, <text:span text:style-name="T17">Op. Cit.</text:span>, pp. 13-14] 按照标准口径，2007年法国15—24岁的男性失业率为20.8%，而美国为11.8%。但这一差距主要是因为，在法国（以及欧洲其他国家），有更多年轻男性并未进入劳动力市场（更多人还在上学，边读书边从事兼职工作的人则更少）。由于这些未进入劳动力市场的人不被纳入标准统计，青年失业率自然被人为抬高。一个更合理的比较方式是用失业人数除以同年龄段的总人口。按此计算，美国的比率为8.3%，法国为8.6%。</text:p>
      <text:p text:style-name="P490">而所谓欧洲“衰落”的另一常见论据，通常与其近些年低于英国和美国的GDP增长率联系在一起。但这种视角忽视了收入在国内的分配状况。美国和英国都以严重且不断扩大的不平等为特征，而GDP增长同样以高度不均等的方式分配。在美国，自1980年代以来的大部分GDP增长都被人口中最富裕的5%所攫取，而中位数工资则（充其量）只是停滞不前。如果把美英精英阶层的致富因素剔除，那么至少对大多数民众而言，欧洲的GDP增长表现反而更好。这意味着，尽管欧洲的增长速度可能较慢，但其收益并没有只落入统治阶级之手。再考虑贫困和社会流动性等因素，新自由主义国家的贫困状况要糟糕得多，而美国和英国的社会流动性自1980年代以来持续下降。欧洲的贫困人口更少，而且陷入贫困的时间也明显短于英美。</text:p>
      <text:p text:style-name="P490">此外，将欧洲的人均收入或人均GDP与美国相比，本身就忽略了一个关键事实：欧洲人的工作时间远少于美国人或英国人。因此，尽管2007年法国的人均收入确实低于美国（30,693美元相对于43,144美元），但这并不能据此断言法国工人阶级的生活状况必然更差，因为法国劳动者的每周工作时间明显更短，假期也要多得多。更少的工作时间和更长的假期或许会在统计上拉低GDP，但只有傻瓜才会因此认为经济状况更糟，更不用说生活质量了。需要指出的是，如果一个人因为工作时间更少而收入较低，经济学家并不能据此断定她的境况就更差。换言之，虽然美国的人均GDP更高，但这只是因为美国劳动者工作时间更长，<text:span text:style-name="Emphasis">而非</text:span>因为他们的生产率更高。与其他欧洲人一样，法国人选择了少工作一些，并且享受这种选择。因此必须牢记，GDP并不等同于福祉，而不平等的存在会误导人均收入的比较。</text:p>
      <text:p text:style-name="P491">衡量经济福利的一个更好指标是生产率。可以理解在比较美国与欧洲时往往不去强调这一指标，因为法国及其他西欧国家的生产率与美国相当，甚至更高<text:soft-page-break/>（而英国则明显偏低，其较低的工资和更长的工时反而在统计上“抬高”了相关数据）。同时还应记住，自1980年以来，美国生产率的提升并未反映为工资的增长。换言之，生产率提高所带来的收益被老板阶级攫取，而非由辛勤工作的美国民众分享（而且在这一时期，美国人的工作周还在持续延长）。此外，根据经合组织的数据，1996年至2002年间，法国创造的私营部门就业岗位更多（<text:span text:style-name="T147">+</text:span>10%），超过了英国（<text:span text:style-name="T147">+</text:span>6%）和美国（<text:span text:style-name="T147">+</text:span>5%）。而讽刺的是，尽管英国常被赞誉为新自由主义的“典范”，但在2002年至2007年间，其经济几乎没有在私营部门创造任何净新增就业岗位（失业率<text:span text:style-name="Emphasis">是有</text:span>下降，但这主要源于国家支出的增加，从而带来了公共部门就业的大幅扩张）。</text:p>
      <text:p text:style-name="P492">而且事实上，<text:span text:style-name="Emphasis">确实</text:span>有一些欧洲国家听从了新自由主义正统理论，对其市场进行了改革，但成效甚微。因此有必要指出，无论是在产品市场还是劳动力市场，“<text:span text:style-name="正文引文_20_字符">事实上，欧洲已经经历了相当程度的自由化和改革</text:span>”。实际上，在1990年代，德国和意大利对劳动力市场的改革力度“<text:span text:style-name="正文引文_20_字符">大约是</text:span><text:span text:style-name="正文引文_20_字符"><text:span text:style-name="T147">[</text:span></text:span><text:span text:style-name="正文引文_20_字符">美国的</text:span><text:span text:style-name="正文引文_20_字符"><text:span text:style-name="T147">]</text:span></text:span><text:span text:style-name="正文引文_20_字符">十倍</text:span>”。按理说“<text:span text:style-name="正文引文_20_字符">这些改革本应推动欧洲生产率的增长</text:span>”，但事实却并非如此。如果管制“<text:span text:style-name="正文引文_20_字符">真的是根本问题，那么在已经实施了如此大规模的放松管制之后，劳动生产率增长理应已经出现某种积极影响。放松管制本应促成欧洲生产率增长的加速，而现实却是生产率增长反而下降。很难理解在管制程度持续下降的情况下，管制本身如何还能成为欧洲增长放缓的根源。</text:span>”[Glyn, <text:span text:style-name="T17">Op. Cit.</text:span>, p. 144]</text:p>
      <text:p text:style-name="Standard">因此，也许所谓“灵活性”并不是一些人所宣称的那种解决失业问题的灵丹妙药（毕竟，19世纪缺乏福利的国家并未阻止大规模失业和长期萧条的发生）。事实上，完全可以（像左翼经济学家早已提出的那样）提出一个有力的主张——欧洲较高的公开失业率，与其说是源于“僵化”的制度结构和被“娇惯”的公民，不如说更多是财政与货币紧缩政策的结果。这些紧缩政策一方面来自欧洲中央银行过度严格的货币政策，另一方面来自《马斯特里赫特条约》以及旨在压制需求扩张的《稳定与增长公约》。后者以“价格稳定”为名，试图限制需求扩张（即工资上涨），其逻辑无非是老调重弹：通过压低工资增长来对抗通货膨胀。因此“<text:span text:style-name="正文引文_20_字符">在</text:span><text:span text:style-name="正文引文_20_字符"><text:span text:style-name="T148">[</text:span></text:span><text:span text:style-name="正文引文_20_字符">德国</text:span><text:span text:style-name="正文引文_20_字符"><text:span text:style-name="T148">]</text:span></text:span><text:span text:style-name="正文引文_20_字符">联邦银行、继而在欧洲中央银行所强加的紧缩货币政策面前……保持温和的工资水平和受限的预算赤字就成了一种必需。在国内需求被严重压制的情况下，许多欧洲国家在1990年代中期都经历了尤为糟糕的就业增长。</text:span>”[David R. Howell, <text:span text:style-name="正文引文_20_字符">"Conclusion"</text:span>, <text:span text:style-name="T17">Op. Cit.</text:span>, p. 337] 这些政策本质上是由欧盟官僚体系强加给欧洲民众的；而由于这些政策——以及欧盟本身——得到了欧洲大多数统治阶级<text:soft-page-break/>的支持，这样的解释也就被排除在政治议程之外。</text:p>
      <text:p text:style-name="Standard">那么，如果“灵活性”并不能带来更低的失业率，那它究竟有什么好处呢？美国联邦储备委员会主席艾伦·格林斯潘，就曾在1997年作过概括美国劳动力市场“灵活性”的实际效果。当时他讨论的是1990年代后期的经济繁荣（而事实上，那一繁荣更多是互联网泡沫的产物，而非当时许多人所宣称的一个新时代的开端）。他解释了为何失业率能够在不引发通胀上升的情况下，降至通常的非加速通货膨胀失业率（NAIRU）以下。用他的话说：</text:p>
      <text:p text:style-name="正文引文">“按小时计酬的增长……持续远远低于在劳动力市场紧张程度既定、且报酬增长与之之间的历史关系依然成立时本应达到的水平……在我看来，就业不安全感的上升解释了对报酬增长的显著抑制，以及随之而来的温和的价格通胀……随着劳动力市场趋紧，工人仍然不愿离职去寻找其他工作的情况，为这种担忧提供了进一步的证据，工会合同期限延长的趋势亦是如此……近年来极低的停工水平，同样表明了人们对就业安全的忧虑……私营部门劳动力中工会成员比例的持续下降，很可能使工资对市场力量更加敏感……在一定程度上正是由于工资表现低迷，利润和资本回报率才得以上升到很高的水平。”[quoted by Jim Stanford, <text:span text:style-name="正文引文_20_字符">"Testing the Flexibility Paradigm: Canadian Labor Market Performance in International Context,"</text:span> pp. 119-155, <text:span text:style-name="书名_20_字符">Fighting Unemployment</text:span>, David R. Howell (ed.), pp. 139-40]</text:p>
      <text:p text:style-name="Standard">在这种情况下，失业率为何能够下降而通货膨胀却保持稳定，原因就显而易见了。然而，格林斯潘的叙述本身却存在着一个重大的内在矛盾。它不仅显示出美联储对阶级斗争状态的高度关注，并且在工人可能占据上风时随时准备出手干预；同时也表明，所谓的“灵活性”实际上只朝着一个方向起作用：</text:p>
      <text:p text:style-name="正文引文">“格林斯潘所强调的一些特征，恰恰反映的是劳动力市场中灵活性的<text:span text:style-name="Emphasis">缺失</text:span>：报酬对劳动力市场紧张状况反应不足，工人不愿离开现有岗位，以及普遍存在的长期合同——这些合同往往将雇佣安排锁定六年甚至更长时间。因此，格林斯潘对美国模式独有特征的描绘表明，真正起作用的关键因素并不仅仅是灵活性——或者至少可以说，‘灵活性’再次被以一种失衡且片面的方式加以理解。相反，发挥决定性作用的似乎是高度的劳动力市场<text:span text:style-name="Emphasis">纪律</text:span>。即便在相对较低的失业率之下，美国工人仍然处于不安全状态，因此，报酬增长……被有效压制。这意味着收入从劳动向资本的再分配……格林斯潘的故事，与其说是关于灵活性，不如说是<text:soft-page-break/>关于<text:span text:style-name="Emphasis">恐惧</text:span>——正因如此，这份著名证词后来被称为格林斯潘的‘恐惧因素’假说，他在其中简明扼要地阐述了劳动力市场纪律对于其货币政策操作的重要性。”[Jim Stanford, <text:span text:style-name="T17">Op. Cit.</text:span>, p. 140]</text:p>
      <text:p text:style-name="P493">因此，尽管对工资、劳动条件和社会福利的攻击，是在一种认为工资具有向下“<text:span text:style-name="正文引文_20_字符">黏性</text:span>”的前凯恩斯主义观念下展开的，但其深层诉求却是要强加一种确保工资具有<text:span text:style-name="Emphasis">向上</text:span>“<text:span text:style-name="正文引文_20_字符">黏性</text:span>”的“灵活性”。这揭示了现代劳动力市场所谓“灵活性”的明显单向性：雇主享有实施“灵活剥削”的自由，而工人却被削弱了“灵活抵抗”的能力。</text:p>
      <text:p text:style-name="P494">与其说欧洲的高失业率源于“灵活性”不足，不如说关键因素在于其中央银行奉行的反通胀政策：它们通过维持高利率来“控制”通货膨胀（也就是控制工资）。相比之下，美国之所以显得更“灵活”，更多只是源于其工人阶级所处的现实状态。劳工力量在美国被极其有效地压制，大量工人要么觉得自己无力改变现状，要么在企业资助的智库持续不断的意识形态宣传下，认同了资本主义的个人主义前提。在这种条件下，即便官方失业率相对较低，美联储仍可以依靠就业不安全感和意识形态来让工人“安分守己”。与此同时，在富者愈富的过程中，许多工人阶级成员却把大量时间耗费在勉强维持生计上，对自身处境怨天怨地——就是不怨统治阶级（“<text:span text:style-name="正文引文_20_字符">美国家庭如今必须工作更长的时间，才能达到前辈在30年前就已实现的生活水平。</text:span>”[David R. Howell, <text:span text:style-name="正文引文_20_字符">"Conclusion"</text:span>, <text:span text:style-name="T17">Op. Cit.</text:span>, p. 338]）</text:p>
      <text:p text:style-name="P494">对无政府主义者而言，这一切并不令人意外，因为我们清楚地认识到，“灵活性”不过是削弱劳动议价能力、增强富人权力和利润的另一种说法（这也正是“<text:span text:style-name="正文引文_20_字符"><text:span text:style-name="T14">弹性剥削</text:span></text:span>”<text:span text:style-name="T149">[</text:span><text:span text:style-name="T150">flexploitation</text:span><text:span text:style-name="T149">]</text:span>一词的由来！）。所谓更高程度的“灵活性”，往往伴随的是<text:span text:style-name="Emphasis">更高</text:span>而非更低的失业率。这同样不足为奇，因为“灵活的”劳动力市场，基本上意味着一种工人只要有工作就心存感激、并在工作中面临更大不安全性的市场（事实上，用“<text:span text:style-name="正文引文_20_字符"><text:span text:style-name="T14">不安全性</text:span></text:span>”来描述竞争性劳动力市场的理想状态，远比“<text:span text:style-name="正文引文_20_字符">灵活性</text:span>”来得诚实——只是这种诚实会把事情的真相彻底揭穿）。在这样的环境中，工人的力量被削弱，资本在国民收入中所占的份额相对于劳动上升，而工人也更不愿意为自身权利挺身而出。这会导致总需求下降，从而推高失业率。</text:p>
      <text:p text:style-name="Standard">此外还应指出，“灵活性”对失业率本身的影响可能微乎其微（尽管它对利润的影响却十分显著），因为劳动议价能力的削弱，反而可能带来<text:span text:style-name="Emphasis">更多</text:span>而非更少的失业。这是由于企业可以随意解雇“多余”的工人，同时增加留下来的工人的<text:soft-page-break/>工时，而停滞甚至下降的工资又会压低总需求。因此，“灵活性”上升却导致失业上升这一现象只在新古典主义框架中才是一个悖论。从无政府主义的视角来看，这不过是体制本身的正常运作方式，正如过度劳动和失业并存这一悖论本身一样。</text:p>
      <text:p text:style-name="P495">因此，尽管“自由市场”经济学把工会描绘成一种市场失灵，认为它们干扰了市场体系的自然运作，并据此主张国家应当消灭工会，或至少确保它们基本上无力发挥作用，但这种看法完全无视了现实世界的运作方式。任何真实存在的经济体都深刻地打上了大企业经济权力的烙印（而按照新古典经济学的标准，这一点本身就已经构成了对市场的扭曲）。如果工人不进行组织，他们就必然处于弱势地位，并将遭受自身经济主宰更为严重的剥削。左翼经济学家托马斯·I·帕利在论及工人阶级组织时，给出了恰当的分析：</text:p>
      <text:p text:style-name="正文引文">“现实情况是，工会是在纠正一种市场失灵，即个体工人与公司资本之间存在的巨大权力不平衡。劳动力市场中议价能力对于收入分配的重要性，意味着工会是实现广泛繁荣的一个根本性支柱。削弱工会并不会创造一个‘自然的’市场，它只会创造一个由企业支配劳动的市场。</text:p>
      <text:p text:style-name="正文引文">“所谓完美的自然市场观念，建立在市场参与者不具备任何权力这一假设之上。而在现实中，劳动力交换过程不仅充满权力关系，而且还存在着极端的不平等权力结构。单个工人在面对拥有巨额资本、并能够以一种使每个个体都变得可有可无的方式进行组织的大型企业时，处于极其不利的地位……工会有助于纠正劳动力市场中的权力失衡，因此它们是在纠正市场失灵，而不是制造市场失灵。”<text:span text:style-name="T151">[</text:span><text:span text:style-name="T17">Op. Cit.</text:span>, pp. 36-7]</text:p>
      <text:p text:style-name="Standard">福利国家同样会增强工人相对于企业的议价能力，并限制企业用工贼来替代罢工工人的能力。在这一前提下，为什么老板们憎恨工会以及任何会削弱自己经济权力的国家援助，也就完全可以理解了。因此，新自由主义时代的“<text:span text:style-name="正文引文_20_字符">标志性特征</text:span>”，正是<text:span text:style-name="正文引文_20_字符">“一种为了</text:span><text:span text:style-name="正文引文_20_字符"><text:span text:style-name="T152">[</text:span></text:span><text:span text:style-name="正文引文_20_字符">国家的</text:span><text:span text:style-name="正文引文_20_字符"><text:span text:style-name="T152">]</text:span></text:span><text:span text:style-name="正文引文_20_字符">所有者和管理者的利益，而将公民彼此对立起来的经济环境</text:span>”。[Op. Cit, p. 203]</text:p>
      <text:p text:style-name="P496">还必须补充的是，每当政府试图将劳动力市场变得“<text:span text:style-name="正文引文_20_字符">完全竞争</text:span>”时，这要么是独裁统治的产物（例如皮诺切特统治下的智利），要么就是与国家权力的高度集中、以及警察和雇主权力的扩张同时发生的（例如撒切尔时期的英国，以及里<text:soft-page-break/>根时期的美国）。这正是如今为西欧所规划的议程。在2006年的法国，街头抗议成功阻止了一项拟议中的劳动力市场改革（《首次就业合同》）之后，一位美国记者伊莱恩·斯奇奥利诺抱怨道：“<text:span text:style-name="正文引文_20_字符">政府似乎害怕自己的人民；人民似乎害怕改变。</text:span>”[<text:span text:style-name="书名_20_字符">New York Times</text:span>, March 17 2006] 这正是新自由主义的内在矛盾所在：它一面宣称需要减少国家干预，另一面却必须依靠更强大的国家权力来强行推行自身的议程。它要让人们害怕政府，害怕失去工作。一旦实现了这一点，人们就会不加质疑地接受“改变”（也就是他们的经济老板、社会主人和政治主宰所作出的决定）。所以，法国人民不愿意接受一种英美式的劳动力市场，一个充斥着低工资劳工、只能在老板意志下讨生活的市场——这就并不令人惊讶。同样，也不应该在一个自称为民主的体制中，认为民选官员理应反映主权人民的意愿，是一种反常或不理智的想法。</text:p>
      <text:p text:style-name="P496">资本主义“灵活性”的反民主本质在全球范围内皆是如此。在拉丁美洲，试图在本国推行新自由主义的总统们也不得不如法炮制，“<text:span text:style-name="正文引文_20_字符">公然践踏民主制度，运用拉丁美洲传统的‘以法令治理’手段，以绕过国会的反对……公民权利同样遭受了沉重打击。在玻利维亚，政府为了瓦解工会的反对……宣布进入戒严状态，监禁了143名罢工领导人……在哥伦比亚，政府于1993年动用反恐立法，对15名反对国有电信公司私有化的工会领袖进行审判。在最极端的例子中，秘鲁的阿尔韦托·藤森干脆解散了这个让他头疼的国会……并攫取了紧急权力</text:span>。”[Duncan Green, <text:span text:style-name="书名_20_字符">The Silent Revolution</text:span>, p. 157]</text:p>
      <text:p text:style-name="P497">这一切并不令人意外。人们一旦不受限制，就会自发地形成共同体，组织起来，以集体方式追求自身的幸福，保护自己的社区与环境。换言之，他们会形成群体、协会和工会来掌控并影响那些关系到自身利益的决策。要想制造一个“完全竞争的”劳动力市场，就必须将个人原子化，削弱乃至摧毁工会、社区和各类社会组织，从而实现对生活的全面私有化。必须使用国家权力来剥夺广大民众的力量，限制他们的自由，控制民众组织和社会抗议，以确保自由市场能够在不受阻碍的情况下运作——无论它会给人类带来多大的苦难、贫困与痛苦。用卢梭那个阴暗的说法来说，人们“<text:span text:style-name="正文引文_20_字符">必须被迫去获得自由</text:span>”。而对新自由主义而言不幸的是，那些试图改革劳动力市场的国家依然承受着高失业率，同时还伴随着社会不平等和贫困的加剧，并且同样无法摆脱经济周期中的繁荣与萧条。</text:p>
      <text:p text:style-name="P497">当然，老板们和精英们几乎不可能用“追求更高利润和更大权力”这样的语<text:soft-page-break/>言来表述自己的意图，因此就有必要装出一副关心失业者命运的姿态。正因如此，一个耐人寻味的现象是：右翼经济学家似乎只在工会开始组织起来，或政治人物考虑引入或提高最低工资时，才突然对失业问题忧心忡忡。他们此时便会声称，这些措施将推高失业率、损害工人利益，尤其是伤害少数族裔工人。鉴于老板们一贯反对这类政策，我们只能得出这样一个结论：他们真正追求的并不是充分就业、也不是“难以找到愿意工作的劳动者”。至少都可以说不太可能是这种情况。倘若老板们真的相信提高最低工资会带来失业，而不是会增加他们的工资支出，那么他们理应会全力支持这一政策，因为那将使他们更容易施压工人，为了保住工作而付出更长时间、更高强度的劳动。简而言之，老板们并不会很想看到自己的工资奴隶储备被耗尽，因此他们反对工会和最低工资，并不是出于对失业者的关心，而是源自对利润的需要。</text:p>
      <text:p text:style-name="P498">这一逻辑同样适用于家庭问题。在对“自由市场”的支持中，可以清楚地看到保守右翼在家庭价值问题上的精神分裂。他们一方面抱怨家庭成员相处时间不足，认为经济压力迫使父母双方都外出工作、延长劳动时间。家庭生活也因此受损，因为企业无需提供带薪产假、带薪休假、弹性工时、带薪假期或其他有利于家庭的安排。然而，右翼却始终无法说服自己去支持工会、工人罢工（或国家干预）来实现这些目标。讽刺的是，他们对“自由市场”资本主义和“个人主义”的拥护却恰恰侵蚀了他们口中的“家庭价值”。归根结底，这是因为在这一体制中，利润永远优先于父母。</text:p>
      <text:p text:style-name="Standard">这一切都并不令人意外，因为最终，解决失业与过度劳动的唯一现实出路是终结雇佣劳动，使人类从资本的需要中解放出来。无政府主义者主张，经济应当服务于人，而不是像资本主义之下那样，让人去服务经济。这也解释了为什么资本主义始终围绕着“经济需要什么”或“什么对经济最有利”来展开讨论：只要是资本主义经济，结果就必然是利润凌驾于人之上。因此在新自由主义条件下，我们才会看到这样一种悖论性的局面：经济表现“良好”，但社会中的绝大多数人口却并未从中受益。</text:p>
      <text:p text:style-name="P498">最后，我们必须澄清无政府主义者对国家福利的立场（虽然我们支持工人阶级的组织形式，但我们也批判那些官僚化、自上而下的工会结构）。就国家福利而言，无政府主义者并没有在我们的斗争对象中给予它太高的优先级——至少在“为富人服务的福利国家”被废除之前是如此（而届时，也许我们会重新考虑优<text:soft-page-break/>先级）。正如我们将在D.1.5节中讨论的那样，无政府主义者十分清楚，当下新自由主义关于“缩减”国家的说辞本质上是服务于自身利益的，它掩盖了对工人阶级生活水平的攻击。因此，无论我们对福利国家的某些方面持有多么尖锐的批评，我们都不会参与这种攻击；因为我们追求的是由使用福利的人自下而上推动的真正改革，而不是由政治家和官僚为了国家与资本利益而自上而下强加的所谓“改革”。同时，我们也致力于推动不同于福利国家的替代性社会制度，这些制度会处在工人阶级的控制之下，因此不可能被上层以一道命令随意削减。进一步的讨论，可以参见J.5.15节和J.5.16节。</text:p>
      <text:p text:style-name="P170"/>
      <text:h text:style-name="Heading_20_3" text:outline-level="3">C.9.4 失业是自愿的吗？</text:h>
      <text:p text:style-name="P499">在这里，我们指出自由市场资本主义那套“都怪工人”之论调的另一个方面。前文所强调的对工会和工人权利的攻击，只是这一论调的其中一部分。该论调的一个核心假设是：失业不是一种非自愿的状态，而是工人自由选择的结果。正如尼古拉斯·卡尔多所说，在“自由市场”经济学家看来，非自愿失业“<text:span text:style-name="正文引文_20_字符">根本不可能存在，因为这些理论的前提假设就排除了这一概念</text:span>”。[<text:span text:style-name="书名_20_字符">Further Essays on Applied Economics</text:span>, p. x] 许多新古典经济学家宣称，失业工人经过理性计算后认为，把时间用来寻找薪酬更高的工作（或者干脆靠福利生活而不去工作）更加合算，因此他们甘愿处于失业状态。这种论点居然会被当成严肃理论，本身就足以说明现代资本主义经济理论的水准如何。不过，既然这一说法在许多右翼圈子里颇为流行，我们仍有必要加以讨论。</text:p>
      <text:p text:style-name="P499">大卫·施韦卡特指出，这类论证忽视了“<text:span text:style-name="正文引文_20_字符">两条早已被广泛接受的事实：第一，当失业上升时，增加的是裁员，而不是[自愿的]辞职。第二，失业工人通常会接受他们得到的第一份就业机会。这两条事实都与‘大多数失业是人们自愿选择闲暇’这一假设严重不符。</text:span>”[<text:span text:style-name="书名_20_字符">Against Capitalism</text:span>, p. 108] 当一家公司解雇了一批工人时，显然不能说，这些被解雇者是在经过计算后认为把时间用来找新工作更划算。他们根本没得选。当然，媒体上确实是刊登了大量招聘广告。这是否就能证明资本主义总能为所有想工作的人提供岗位呢？显然不是，因为招聘岗位的数量必须与失业人数以及岗位所需技能和劳动力所具备的技能之间形成某种对应关系。如果某个地区有一千名失业者，却只公布了一百个岗位，那么就几乎不可能<text:soft-page-break/>声称资本主义倾向于实现充分就业。这也不太能支持右翼声称失业是“自愿”使然，同时，当右翼经济学家罗伯特·卢卡斯试图“<text:span text:style-name="正文引文_20_字符">解释为什么人们会把时间分配给……失业，我们需要知道他们为什么更偏好失业而不是其他一切活动</text:span>”时，为他给出一个显而易见的回答。[quoted by Schweickart, <text:span text:style-name="T17">Op. Cit.</text:span>, p. 108] 这的确是个谜！也许正是这种脱离现实的视角，解释了为什么从未有人真正认真地去验证失业是“自愿闲暇”这一断言。</text:p>
      <text:p text:style-name="Standard">颇具讽刺意味的是，尽管右翼中有许多人竭力否认非自愿失业的可能性，但这种观点恰恰是在所谓“自然失业率”的各种理论日益流行的同一时期变得越来越有影响力（见C.9节）。也就是说，在失业被宣称为一种“自愿”选择的同时，经济学理论却又在隐含地表明，这种说法就是在胡扯：失业<text:span text:style-name="Emphasis">就是</text:span>资本主义体系中不可或缺的一种纪律性工具，用来迫使工人安分守己、各守其位（抱歉，按官方说法，是为了抑制通货膨胀）。</text:p>
      <text:p text:style-name="Standard">此外还值得指出的，右翼关于“更高的失业救济和健全的福利国家会助长失业”的假设，也并没有得到经验事实的支持。一位英国保守党内的温和派人士指出，“<text:span text:style-name="正文引文_20_字符">经合组织对十七个工业化国家进行了研究，发现一国的失业率与其社会保障支付水平之间并不存在任何关联</text:span>”。[<text:span text:style-name="书名_20_字符">Dancing with Dogma</text:span>, p. 118] 同样，经济学家大卫·布兰奇弗劳尔和安德鲁·奥斯瓦尔德在多国范围内提出的“<text:span text:style-name="正文引文_20_字符">工资曲线</text:span>”，在他们考察的十五个国家中几乎是相同的。这同样表明了劳动力市场中的失业状况与社会保障条件并不相关，因为他们所提出的“工资曲线”就可以被当作是衡量工资灵活性的一种指标。这两点事实都表明，失业本质上是非自愿的，而削减社会保障<text:span text:style-name="Emphasis">并不会</text:span>对失业状况产生影响。</text:p>
      <text:p text:style-name="Standard">在考察失业性质时，另一个重要因素是：自1980年以来，美国和英国在数十年间持续推行的福利国家“改革”所产生的效果。1960年代，福利国家的慷慨程度远高于90年代，而当时的失业水平却更低。如果失业真是“自愿的”，并且是源于社会保障水平过高，那么随着福利被削减，失业理应随之下降（而这也正是当初削减福利的理由）。然而现实却恰恰相反：随着福利国家的削弱，失业反而上升。降低社会保障支付不仅没有减少失业，实际上产生的效果适得其反。</text:p>
      <text:p text:style-name="Standard">面对这些事实，有些人可能会得出这样的结论：既然失业与社会保障支付无关，那么自然就可以削减福利国家。但事实并非如此，因为福利国家的规模确实会影响贫困率以及人们陷入贫困的时间长短。在美国，贫困率在1979年为<text:soft-page-break/>11.7%，1988年上升至13%，并在1993年继续攀升到15.1%。削减福利国家的直接后果是<text:span text:style-name="Emphasis">助长了</text:span>贫困。同样，在英国的同期情况中，正如前撒切尔主义者约翰·格雷所指出的那样，<text:span text:style-name="正文引文_20_字符">“一个底层阶级正在形成。完全无工作的英国（非退休）家庭——也就是说，家庭成员中没有任何人参与生产性经济活动的家庭——所占比例，从1975年的6.5%上升到1985年的16.4%，并在1994年达到19.1%……1992年至1997年间，失业的单亲家庭数量增加了15%。……这种底层阶级的急剧增长是新自由主义福利改革的直接结果，尤其是在住房政策方面。</text:span>”[<text:span text:style-name="书名_20_字符">False Dawn</text:span>, p. 30] 这与右翼理论和说辞所作出的预测正好相反。</text:p>
      <text:p text:style-name="P500">正如格雷所正确指出的那样，“<text:span text:style-name="正文引文_20_字符">美国</text:span><text:span text:style-name="正文引文_20_字符"><text:span text:style-name="T153">[</text:span></text:span><text:span text:style-name="正文引文_20_字符">以及其他国家</text:span><text:span text:style-name="正文引文_20_字符"><text:span text:style-name="T153">]</text:span></text:span><text:span text:style-name="正文引文_20_字符">新右翼的核心信息始终是：贫困和底层阶级是福利制度所带来抑制效应的产物，而不是自由市场的结果</text:span>”。他进一步指出，这一说法“<text:span text:style-name="正文引文_20_字符">从未与欧洲大陆国家的经验相吻合。这些国家的福利供给水平长期以来远比美国全面，却并未出现任何类似美式底层阶级的现象。它几乎在任何方面都无法解释其他盎格鲁—撒克逊国家的经验</text:span>”。他还以新西兰为例指出，“<text:span text:style-name="正文引文_20_字符">美国新右翼的理论在那里完成了一次罕见而奇特的壮举——通过自身的实践应用实现了自我反驳。与新右翼的主张相反，几乎所有普遍性社会服务的废除，以及为了定向发放福利而对收入群体进行分层，反而制造了一个新自由主义式的贫困陷阱</text:span>”。[<text:span text:style-name="T17">Op. Cit.</text:span>, p. 42]</text:p>
      <text:p text:style-name="Standard">因此，尽管失业救济水平和福利国家的规模可能对失业率本身影响不大（如果失业在本质上是非自愿的，这一点本就不足为奇），但它们<text:span text:style-name="Emphasis">确实</text:span>会影响贫困的形态、持续时间和脱贫困难程度。削减福利国家会加剧贫困，延长人们处于贫困状态的时间（同时，由于削弱了再分配机制，这种做法也会扩大不平等程度）。</text:p>
      <text:p text:style-name="Standard">如果考察某一国家社会保障转移支出占国内生产总值的相对比重与其相对贫困率之间的关系，就会发现二者之间存在相关性。社会支出水平较高的国家，贫困率往往更低。此外，支出水平还与长期贫困人口的规模相关：支出较高的国家，有更多公民能够摆脱贫困。例如，瑞典的一年期贫困率为3%，脱贫率为45%；德国分别为8%和24%（其长期贫困率为2%）。与之形成鲜明对比的是，美国的一年期贫困率为20%，脱贫率仅为15%（长期贫困率高达42%）。</text:p>
      <text:p text:style-name="P501">鉴于强有力的福利国家在事实上构成了劳动工资和工作条件的“底线”，资本家以及“自由市场”资本主义的拥护者为何竭力削弱它，也就不难理解了。通过瓦解福利国家、让劳动力变得“灵活”，利润和权力就可以不受工人阶级为自<text:soft-page-break/>身权利和利益而进行的抗争影响。难怪所谓“灵活性”带来的好处对绝大多数人而言始终难以兑现，而不平等却在急剧膨胀。换言之，福利国家削弱了资本主义制度将劳动力彻底商品化的努力，同时扩大了工人阶级的选择空间。福利国家虽然并没有消除人们谋求工作的必要性，但它削弱了劳动者对某一特定雇主的依赖，从而增强了工人的独立性和力量。对工会和福利国家的攻击，过去如此，现在亦然，往往被包装为维护“<text:span text:style-name="正文引文_20_字符">管理者进行管理的权利</text:span>”，并试图把人们重新逼回工资奴役之中。这实质上是通过制造极端不稳定的工作条件，使工人不敢为自身权利挺身而出，来加深劳动力的商品化程度。</text:p>
      <text:p text:style-name="Standard">失业具有极其巨大的社会成本。失业者要承受经济不安全感，以及承担负债和陷入贫困的风险。大量研究表明，失业会导致家庭解体、身心健康恶化、自杀、药物成瘾、无家可归、营养不良、种族紧张关系加剧，以及一系列其他负面后果。考虑到所有这一切，考虑到失业所带来的如此惨烈的影响，很难令人相信人们会<text:span text:style-name="Emphasis">选择</text:span>让自己承受这些痛苦。失业为人类带来的代价早已有充分记录。失业率与精神病院收治率之间存在稳定的相关性，而失业与青少年及青年犯罪之间也存在联系。失业对个人自尊的摧毁，以及对其所在社区和整个社会的广泛影响，都是极其深远的。正如大卫·施韦卡特所总结的那样，“<text:span text:style-name="正文引文_20_字符">无论是以损失的产出和税收这些冷冰冰的货币单位来衡量，还是以疏离、暴力和绝望这些更血淋淋的尺度来衡量，在自由放任的条件下，失业的代价都极有可能是巨大的</text:span>”。[<text:span text:style-name="T17">Op. Cit.</text:span>, p. 109]</text:p>
      <text:p text:style-name="Standard">当然，也有人可能会辩称，失业者理应为了找到工作而离开家庭、家乡和社区。然而，这种说法无非是在宣称：人们应当按照“市场力量”的要求（以及资本所有者的意愿——用凯恩斯的话说，是他们的“<text:span text:style-name="正文引文_20_字符">动物精神</text:span>”）去彻底改变自己的人生。换言之，它只是承认资本主义会剥夺人们规划未来和组织自身生活的能力（并且，还可能进一步剥夺他们的身份认同、尊严和自尊），却把这种状态描绘成生活本身的必然要求（甚至在某些情况下，被粉饰为一种“高尚”的品格）。</text:p>
      <text:p text:style-name="Standard">看起来，资本主义在逻辑上必然会以极其粗暴的方式背离它所自称建立其上的那些价值，也就是对个人内在价值与个体独立性的尊重。这很难令人感到意外，因为资本主义正是以把个人降格为另一种商品（即所谓“劳动力”）为基础的。这里有必要再次引用卡尔·波兰尼的话：</text:p>
      <text:p text:style-name="P502">“从人的角度来看，这样一种[劳动力市场的]假设意味着：工人的收入极端不稳定，完全不存在职业规范，随时准备被任意摆放、驱使，彻底依附市场的反复<text:soft-page-break/>无常。[路德维希·冯·]米塞斯曾理直气壮地辩称，如果工人‘不作为工会成员行动，而是根据劳动力市场的变化降低自身要求，并随之改变居住地和职业，他们最终就都会找到工作’。这恰恰概括了一个建立在劳动商品属性这一假设之上的制度立场。商品本身并无权决定应当在哪里出售、用于何种目的、以什么价格转手，或者以何种方式被消费或毁弃。”[<text:span text:style-name="书名_20_字符">The Great Transformation</text:span>, p. 176]</text:p>
      <text:p text:style-name="P503">然而，人<text:span text:style-name="Emphasis">并不是</text:span>商品，而是有生命、有思想、有情感的个体。与其说“劳动力市场”是一种经济机制，不如说是一种社会制度；人和工作远远不只是普通商品。如果我们把新自由主义者的那些前提假设视为其本来的样子——胡说八道——那么他们的论证也就随之瓦解。归根结底，资本主义之所以无法实现充分就业，正是因为劳动力并不是一种商品（正如我们在C.7节中所讨论的，对这种商品化的反抗，本身就是理解经济周期及其伴随而来的失业问题的一个关键因素）。</text:p>
      <text:p text:style-name="P170"/>
      <text:h text:style-name="P162" text:outline-level="2">C.10 <text:span text:style-name="T143">“</text:span><text:span text:style-name="T144">自</text:span>由市场”资本主义<text:line-break/>是减少贫困的最佳方式吗？</text:h>
      <text:p text:style-name="Standard">可以说，“自由市场”资本主义的支持者声称，他们的制度不仅让所有人受益，而且尤其有利于工人阶级（乃至社会中最贫困的群体）。21世纪之交所谓的“反全球化”抗议运动期间，这一立场被明确提出；当时，全球不平等与贫困问题一度被推到政治议程的前沿。对此，《经济学人》等媒体以及那些寻求降低成本、提高利润的大型企业，则将自己塑造成真正的穷人捍卫者（尤其是第三世界的穷人）。</text:p>
      <text:p text:style-name="Standard">在这种视角下，减少（绝对）贫困的关键在于经济增长，而不是通过再分配、通过直接行动和民众自我组织来争取改革，或者（天理难容的！）社会革命。其逻辑十分简单：如果经济每年增长1%，70年后规模就会翻一番；若增长率为3%，那就只需要23年出头；而5%的增长率则只需大约15年。因此，标准的右翼论证认为，我们应当推动“自由市场”资本主义，因为它是最卓越的增长机器。在这种观点中，任何形式的再分配或社会斗争都被视为是适得其反，因为它们要么会吓跑资本，要么会削弱精英阶层努力“生产”更多财富的激励。随着时间推移，财富将会——用那个老掉牙的词来说——从富人那里“涓滴”到大众身上。</text:p>
      <text:p text:style-name="P504">那么，我们该如何看待这种主张呢？同样，它确实包含着一定的真实成分。由于资本主义是一种“不增长就灭亡”的经济体系（见D.4节），经济扩张显然会增加社会可支配的财富总量，从而使<text:span text:style-name="Emphasis">所有人</text:span>受益。因此，在任何一个增长中的经济体内，穷人总体上都会<text:span text:style-name="Emphasis">在绝对意义上</text:span>变得更好一些（至少在经济层面如此）。苏联的国家资本主义亦是如此：1980年代最贫困的工人，在经济状况上显然要远好于1920年代的同类。由此可见，关键在于，在一个增长型经济中，不同阶级之间以及不同时期之间的<text:span text:style-name="Emphasis">相对</text:span>差距。既然有人提出“自由市场”资本主义会<text:span text:style-name="Emphasis">尤其</text:span>有利于穷人，那么我们就必须追问：事实果真如此吗？如果真是这样，那其他阶级是否也能同样受益呢？这就意味着我们需要审视这样一种假定是否合理：应当关注<text:span text:style-name="Emphasis">绝对</text:span>贫困或不平等，而不是<text:span text:style-name="Emphasis">相对</text:span>差距。同样，我们还必须质疑另一项假定，即“自由市场”资本主义是否果真如其支持者所说的那样，是一台增长机器，以及<text:soft-page-break/>它所创造的增长收益是否确实会“涓滴”而下。质疑这些前提是相当有必要的。</text:p>
      <text:p text:style-name="P504">在评估这类主张时的一个关键问题，显然是：经济同社会一样，是一个随时间演化的高度复杂系统。所以，几乎不存在可以用来检验不同分析路径和理论的“对照实验”。这就意味着任何对这些主张的分析，都只能建立在对不同国家和不同时期的比较之上，通过对照来加以判断。因此，我们将考察同一国家在不同时期的表现（从战后更偏社会民主的阶段，到1980年代以后更偏新自由主义的阶段；以及那些更为新自由主义的国家，与那些“自由市场”改革推进程度较低的国家之间的差异。）正如我们将要展示的那样，“（更）自由”的市场资本主义的实际记录，充其量也只是说是乏善可陈，而在最坏的情况下，则明显更为糟糕。</text:p>
      <text:p text:style-name="Standard">然而，这种诉诸现实经验的论证并不足以说服许多资本主义的支持者。对于资本主义市场的真正信徒来说，这类证据并不会动摇他们的信念，反而只会让他们更加确信：那些实验做得还不够彻底。于是，在这种意识形态立场下，更自由的市场资本主义根本无法为我们提供关于自由市场资本主义的任何信息——除非，它们恰好可以被包装成某种“经济奇迹”（而无论事实究竟如何）。对于“市场的倡导者”而言，私有财产和私人契约是一种神圣不可剥夺的自然权利。为了反驳“这种制度<text:span text:style-name="Emphasis">只会</text:span>让现有的富裕阶层受益”的指控，他们往往花费大量篇幅去论证：不受限制的资本主义，同时也是唯一能够为最多数人带来最大利益的经济制度。换言之，彻底的资本主义市场和私有财产权，恰恰与个人利益<text:span text:style-name="Emphasis">完全</text:span>一致。几乎很难再找到比这更清楚的“一厢情愿”的例子了。</text:p>
      <text:p text:style-name="Standard">不过，这种论述究竟发挥着什么作用，并不难理解。鉴于一个基于常识的反对意见——弱者与强者之间的自由交换，显然更有利于后者——很少有人会被他们关于财产和市场的前提假设真正说服。然而，若是从经济效率的角度出发，再辅以对穷人生活水平会随着时间推移而改善的期待，或许会有更多人愿意接受“自由市场”的方案（尤其是在有经济学学位的“专家”出面时，这种说服力往往会进一步增强，因为人们常常假定他们知道自己在说什么）。</text:p>
      <text:p text:style-name="P504">这种被称作资本主义的制度，现在来看它的经验记录显然是褒贬不一的。对于市场的倡导者而言，大致存在三种可能的应对路径。第一种，是彻底拥抱财产权论证，直言不讳地主张：即便纯粹的资本主义会伤害相当大比例的人口，我们也应当采纳它，因为这就是“正确的”。这种立场对大多数人而言显然缺乏说服力——以经济紧缩和近似农奴制的劳动条件为代价，去维护少数真正占有财富者<text:soft-page-break/>的权力与财产权——只会赢得极少数（尚且理智或者没有利害关系）人们的支持。第二种做法，则是主张应当无视“现实存在的”资本主义的经验记录，转而诉诸经济意识形态，理由是现实本身还不够“纯粹”。这一点同样难以令人信服，其原因同样显而易见：这等于要求我们对经济学本身的有效性抱有信仰（而正如我们此前指出的，考虑到其荒诞的假设和非科学的性质，这样做并不明智）。这一路径倒是有一个积极的副作用：如果真如此行事，“市场倡导者”就不得不停止声称我们今天所拥有的一切美好事物都源自某种并不存在的东西——资本主义。因此，这种选择既不太可能拥有广泛支持，也不太可能说服多少人。最后一种说法，则是坚持认为：尽管表面看起来不是这样，但资本主义实际上<text:span text:style-name="Emphasis">确实</text:span>让所有人都受益了。虽然这一立场与学术诚信并不相容，但它却是“市场倡导者”阵营中最为流行的一种。原因不难理解：财富集团和大公司总是愿意为那些乐于为自己权力和利润辩护、并无视其所制造的现实后果之人支付高额的报酬。</text:p>
      <text:p text:style-name="P505">那么，关于“资本主义是帮助穷人的最佳方式”“资本主义会尤其有利于工人阶级”的主张，又该如何看待呢？要让这种主张说得通（也就是说，不至于沦为纯粹的说辞和口号），它必须建立在两个基本前提之上。第一，“自由市场”资本主义相较于该制度的其他形态（例如国家资本主义或受规制的资本主义），应当具有更高的经济增长率。第二，在“自由市场”体制下，不平等程度应当更低，工资在国民收入中的份额应当更高（否则，就谈不上“自由市场”改革<text:span text:style-name="Emphasis">尤其</text:span>有益于工人阶级）。我们将首先在这里讨论第一个主张；随后，在下一节中考察新自由主义的经验记录；再在C.10.2节中讨论资本主义与自由贸易的历史；接着在C.10.3节中分析平等论证的缺陷；最后，在C.10.4节讨论仅凭收入与增长指标来评估资本主义如何“造福”工人阶级——这一观点的局限性来收尾。正如我们将要表明的那样，有大量证据显示，“自由市场”资本主义的那些标准辩护并不十分站得住脚。我们首先需要明确，经济增长与贫困人口收入之间通常确实存在正相关关系。但我们并不是在攻击经济增长本身，而是在追问：新自由主义为自身所提出的辩护，究竟能否经受住检验。</text:p>
      <text:p text:style-name="Standard">从历史图景来看，那确实如此：资本主义所带来的经济增长，远远超过了此前的社会制度，例如奴隶制和封建制。然而，以“资本主义优于奴隶制经济”为理由来为资本主义辩护，本身并不能构成多么坚实的基础（尤其是考虑到资本家往往还乐于将生产转移到那些实行独裁统治、劳动条件近似奴隶制的国家）。更为实质性的论证应当建立在这样一种假定之上：与资本主义的其他形态相比，<text:soft-page-break/>“自由市场”资本主义能够创造更快的经济增长，而做大经济总量这块“蛋糕”会比分配它方式更为重要。换句话说，与其在当下的蛋糕中占据较大份额，不如在未来更大的蛋糕中占据同样（甚至更小）的份额。这就要求我们考察资本主义经济体的实际表现，将新自由主义模式与受规制的社会民主模式进行比较。按这一逻辑，前者不仅应当明显优于后者，而且在推行改革<text:span text:style-name="Emphasis">之后</text:span>，它的表现也应当比改革之前更加充满活力。然而，现实情况却几乎完全不符合这些主张。</text:p>
      <text:p text:style-name="P506">我们可以在米尔顿·弗里德曼的著作中，找到他试图通过比较不同经济体来论证自己心爱的“自由市场”资本主义优越性的努力。但正如经济学家托马斯·巴洛指出的那样，为了证明自1945年以来所谓的“<text:span text:style-name="正文引文_20_字符">社会主义政策</text:span>”削弱了英国的经济增长，弗里德曼一开始就“<text:span text:style-name="正文引文_20_字符">歪曲了公共部门的规模……他选择了一个虽然无关紧要、却能为其论点提供虚假支持的比率</text:span>”。同样，弗里德曼将战后的英国与战后的日本和西德加以比较，却刻意忽略了这样一个事实：这两个国家几乎都不能算是“最小国家”（例如，西德的国家支出水平与英国大致相当，而日本则通过其工业与贸易部实施了系统性的社会规划）。正如巴洛所指出的那样，“<text:span text:style-name="正文引文_20_字符">随后，便通过英国自1945年以来相对于日本和德国的疲弱经济表现来说明社会主义的后果。然而在评估‘社会主义’对英国的影响时，选择这样的比较对象本身就颇为古怪。我们真正需要的比较的，难道不应当是将英国在‘弗里德曼主义’之下的一个持续繁荣时期（例如1900—1913年）的表现，与所谓‘社会主义’时期（例如1945—1975年）的记录吗？</text:span>”然而一旦进行这样的比较，就不可避免地要承认：1900年至1913年间，人均国民生产总值的年均增长率仅为0.2%，而1948年至1975年之间则达到了2.2%。即便选择其他起点（例如经济萧条年份1893年），所得出的增长率也仍然低于战后时期。[<text:span text:style-name="书名_20_字符">The Irrelevance of Conventional Economics</text:span>, p. 181]</text:p>
      <text:p text:style-name="P506">当我们考察受弗里德曼思想影响的撒切尔政府时，情况同样没有好转。该政府将英国塑造成新自由主义的“范例国家”。然而再一次，事实没能真正支持那些“（更）自由市场”的主张。正如当时一位温和派保守党议员伊恩·吉尔摩所指出的那样，“<text:span text:style-name="正文引文_20_字符">在撒切尔执政时期，经济增长率低于战后任何一段长度相当的时期</text:span>”。他还指出，“<text:span text:style-name="正文引文_20_字符">撒切尔派对自己政策所作的承诺，与实际发生的情况之间存在着巨大的落差</text:span>”。贫困毫不意外地出现了“<text:span text:style-name="正文引文_20_字符">前所未有的上升</text:span>”，因为“<text:span text:style-name="正文引文_20_字符">相对贫困程度在1980年代显著扩大</text:span>”，其比例从1979年接近十分之一，上升到1987年接近五分之一。1979年，最贫困的五分之一人群占有税后收入的比例还不到<text:soft-page-break/>10%，而最富有的五分之一却占37%。十年之后，这一比例分别下降到7%和上升到43%（“<text:span text:style-name="正文引文_20_字符">富者愈富，贫者愈贫</text:span>”）。“<text:span text:style-name="正文引文_20_字符">在1979年至1990年间那种有限的增长中，贫困群体不仅没有分享成果，而且相对于1979年而言，他们变得更加贫困了</text:span>”。[<text:span text:style-name="书名_20_字符">Dancing with Dogma</text:span>, pp. 83-4, p. 87, p. 142, p. 138 and p. 172] 我们将在C.10.3节回到这一问题。</text:p>
      <text:p text:style-name="P507">进入1990年代，情况依旧没有改善。英国的人均GDP增长率持续下降：1950年至1970年间年均为2.3%，1970年至1979年间降至2.1%，而1979年至1997年间进一步降至1.9%。美国也经历了类似的过程（分别为2.0%、2.3%和1.5%）。充其量，也只能说德国和法国在1979年至1997年间的增长率还要更低（分别为1.7%和1.4%）。然而在1979年之前，它们的增长水平要高得多（1950年至1970年间分别为5.1%和4.5%，1970年至1979年间分别为2.8%和3.3%）。按每小时劳动生产率的增长来看，成绩同样难言亮眼：1979年至1997年英国为2.3%，而美国仅为0.8%，法国为2.4%，德国为2.2%。这一水平明显低于1950年至1970年间的3.0%，也只是略高于罢工频发的1970年代的2.1%。1979年，在经合组织对繁荣程度的衡量中，英国在15个欧盟成员国中排名第9；到1995年跌至第11位，1999年才回升到第10位。总而言之，“<text:span text:style-name="正文引文_20_字符">认为英国的经济明显优于欧洲大陆，只是一种错觉</text:span>”。[Adair Turner, <text:span text:style-name="书名_20_字符">Just Capital: The Liberal Economy</text:span>, p. 200, pp. 199-200 and p. 196]</text:p>
      <text:p text:style-name="P507">能为撒切尔主义给出的最好评价是：在1980年代，“<text:span text:style-name="正文引文_20_字符">英国终结了长达三十年的相对衰退，在与欧洲大陆领先国家的比较中追回了一部分颜面……但英国在绝对意义上的生产率和繁荣水平仍然低于欧洲平均水平，其追赶速度也相当缓慢</text:span>”。如果再考虑到英国相较欧洲其他国家更长的工作时间，那么就会出现这样一种局面：在英国，“<text:span text:style-name="正文引文_20_字符">过多的企业依赖低工资和灵活的劳动力市场来维持竞争力，而不是依靠对资本设备和技术的投资</text:span>”。还必须强调，从历史角度看，英国的相对衰落可以追溯到<text:span text:style-name="T154">18</text:span>80年代，它当时是唯一一个继续奉行自由贸易的发达国家；而在1950年代至70年代之间，其“<text:span text:style-name="正文引文_20_字符">人均绝对增长率……无论与两次世界大战之间的时期，还是与19世纪英国处于领导地位的阶段相比，都并不逊色</text:span>”。新自由主义改革的失败在新西兰同样清晰可见。其自由化项目所带来的经济结果同样不甚理想：1984年至1998年间，人均收入仅增长了约5.4%，年均约0.4%，不仅远低于欧盟平均水平，而且在经合组织国家中也是增长最慢的国家之一。[Turner, <text:span text:style-name="T17">Op. Cit.</text:span>, p. 196, p. 212, p. 199 and p. 240fn] 不用说，由于富者愈富、并且控制住了<text:soft-page-break/>反抗的工人，英国和新西兰都被标榜为“经济奇迹”。</text:p>
      <text:p text:style-name="P507">这种缺乏活力的状况并不只局限于英国或新西兰。正如左翼经济学家安德鲁·格林所指出的，“<text:span text:style-name="正文引文_20_字符">可以用这样一种说法，来搪塞1980年代经济增长没有出现普遍改善的现实：这些……政策……当时才刚刚开始发挥作用。但真正令人困惑的是1990年之后的15年：为什么</text:span><text:span text:style-name="正文引文_20_字符"><text:span text:style-name="T154">[</text:span></text:span><text:span text:style-name="正文引文_20_字符">这些自由市场政策</text:span><text:span text:style-name="正文引文_20_字符"><text:span text:style-name="T154">]</text:span></text:span><text:span text:style-name="正文引文_20_字符">……未能带来增长率的提高？</text:span>”事实上自1973年以来，年增长率一直在持续下降，其中1990—2004年还成为了美国、欧洲和日本迄今为止增长最低的时期。这一趋势同样适用于其他经济指标。“<text:span text:style-name="正文引文_20_字符">自1990年以来，人均产出增长速度不仅慢于‘黄金时代’，甚至都慢于动荡不安的1973—1979年，这一事实必然会让那些相信只要释放自由市场、就能恢复高速增长的人严重失望。</text:span>”他据此总结证据认为，“<text:span text:style-name="正文引文_20_字符">总体而言，经济表现并不出色</text:span>”。[<text:span text:style-name="书名_20_字符">Capitalism Unleashed</text:span>, pp. 130-1 and p. 151]</text:p>
      <text:p text:style-name="P508">正如乔姆斯基所概括的那样，“<text:span text:style-name="正文引文_20_字符">新自由主义式的方案开始成形于1970年代</text:span>”，自那以来，“<text:span text:style-name="正文引文_20_字符">对大多数人而言，</text:span><text:span text:style-name="正文引文_20_字符"><text:span text:style-name="T154">[</text:span></text:span><text:span text:style-name="正文引文_20_字符">实际工资</text:span><text:span text:style-name="正文引文_20_字符"><text:span text:style-name="T154">]</text:span></text:span><text:span text:style-name="正文引文_20_字符">基本停滞甚至下降……本就薄弱的福利体系也在退化。之所以还能维持收入，只是因为工作时间被延长到远远超过其他类似社会的水平，而不平等则急剧上升</text:span>”（个人债务亦然）。此外，“<text:span text:style-name="正文引文_20_字符">这与此前四分之一个世纪形成了巨大反差：在那段时期，经济增长在相当长时间内达到了有记录以来的最高水平，平等程度亦是如此。社会指标在1970年代中期之前一直与经济增长高度同步，此后却开始背离，并在2000年时下降到1960年的水平</text:span>”。[<text:span text:style-name="书名_20_字符">Failed States</text:span>, p. 211]</text:p>
      <text:p text:style-name="P509">其基本假设在于：若是建立起（更）自由的市场和（更）纯粹的资本主义，经济增长就将随之加快，生活水平也会不断提高。然而正如两位专家所指出的那样，“<text:span text:style-name="正文引文_20_字符">到目前为止，这些承诺都并未兑现。随着贸易和金融市场被全面放开，收入的增长不是更快，反而是更慢了。国家之间的平等并未改善，许多最贫困国家的收入甚至出现了绝对下降；在国家内部，不平等似乎在加剧……总体趋势正走向更大的不平等</text:span>”。在1980年之后的二十年里，“<text:span text:style-name="正文引文_20_字符">总体收入增长显著放缓</text:span>”。例如，富裕国家的人均收入年增长率从1965—1980年的4.8%下降到1980—1995年的1.4%。中等收入国家则从3.8%下降到3.1%（若不计中国，则是从3.2%降至0.6%，而中国本身则从4.1%上升到8.6%）。对最贫困国家而言，表面上看增长率从1.4%上升到2.0%，但如果将印度剔除（印度从1.5%上升到3.2%），这一变化实际上是从1.2%下降到0.1%。事实上，在1980—1995年间，最不发达国家的收入年均下<text:soft-page-break/>降0.4%（而在1965—1980年间曾年均增长0.4%）。“<text:span text:style-name="正文引文_20_字符">在较为发达的国家中……1990年代的收入增长率低于80年代；而在整个1980年之后的时期，其增长水平又显著低于1960年代和70年代。</text:span>”就以美国为例，人均收入的年增长率从1960—1979年的2.3%，降至1979—1989年的1.5%，再降至1989—1996年的1.0%（截至1998年的人均收入年增长率为1.4%，仍低于1973—1980年及整个80年代的1.6%，也大约只有1960—1973年增长率的一半）。鉴于1960年代和70年代收入平等状况有所改善，而1980年之后在多数国家——尤其是在美国——出现恶化，这意味着即便有限的收入增长，也几乎完全流向了收入金字塔顶层的人群。在美国，中产阶级家庭的工作时间在1979—1997年间增加了10.4%。换言之，工人阶级付出了更多劳动，却获得了更少回报。在大多数发达国家中，“<text:span text:style-name="正文引文_20_字符">贫困虽然并未出现显著上升</text:span>”，但“<text:span text:style-name="正文引文_20_字符">美国和英国就是例外：在1979—1991年间，贫困率分别上升了2.4和5.4个百分点</text:span>”。[Jeff Faux and Larry Mishel, <text:span text:style-name="正文引文_20_字符">"Inequality and the Global Economy"</text:span>, pp. 93-111, Will Hutton and Anthony Giddens (eds.), <text:span text:style-name="书名_20_字符">On The Edge</text:span>, pp. 93-4, p. 96, p. 97, p. 98, p. 101, p. 102 and p. 100]</text:p>
      <text:p text:style-name="Standard">这种增长的乏力正是新自由主义的一个明确特征。“自由市场”资本主义许下的承诺并未结出果实：</text:p>
      <text:p text:style-name="正文引文">“经济增长并未加快，反而放缓了。1960年代，世界人均GDP的平均增长率为每年3.5%……1970年代，世界人均GDP的平均增长率降至每年2.1%，1980年代为每年1.3%，1990年代则仅为每年1%。与以往相比，这一时期的增长更为不稳定，尤其是在发展中世界。此外，增长在国家之间的分布也极不均衡……</text:p>
      <text:p text:style-name="正文引文">“到了20世纪后期，经济不平等加剧了：富国与穷国之间、世界人口中富人与穷人之间，以及各国内部富人与穷人之间的收入差距都在扩大。世界最富国家与最贫困国家的人均GDP之比，从1950年的35∶1上升到1970年的42∶1，并在1990年扩大到62∶1。世界最富有的20个国家与最贫穷的20个国家的人均GDP之比，从1960—1962年的54∶1，上升到2000—2002年的121∶1。人与人之间的收入差距也随着时间推移而扩大。世界人口中最富有五分位与最贫穷五分位的人均国民生产总值之比，从1965年的31∶1上升到1990年的60∶1，并在1997年达到74∶1……各国内部的收入分配状况同样在恶化……1975年至2000年间，最富有的1%在总收入中的占比，在美国从8%上升到17%，在加拿大从8.8%上升到13.3%，在英国则从6.1%上升到13%。”[Deepak Nayyar, <text:span text:style-name="正文引文_20_字符">"Globalisation, history </text:span><text:soft-page-break/><text:span text:style-name="正文引文_20_字符">and development: a tale of two centuries,"</text:span> pp. 137-159, <text:span text:style-name="书名_20_字符">Cambridge Journal of Economics</text:span>, Vol. 30, No. 1, pp. 153-4 and p. 154]</text:p>
      <text:p text:style-name="P510">事实上，1950年到1973年之间的经济表现远远优于此前和此后的任何时期。如果自由放任资本主义真的能比“现存的资本主义”更能让“所有人”受益，那么在更接近自由放任状态的后期，增长率理应<text:span text:style-name="Emphasis">更高</text:span>。但事实却并非如此。因此我们应当谨记，凡是被宣称为“经济奇迹”的东西，很可能并不是什么“奇迹”，至少对工人阶级而言更是如此。若是回顾1990年代末美国的凯歌式自信，就很容易让人忘记在1980年代以及90年代初期曾广泛存在的美国经济悲观情绪。那时，人们转而仰望日本，正如1960年代他们曾经仰望欧洲一样。</text:p>
      <text:p text:style-name="Standard">我们还必须注意到，当自由放任资本主义的信奉者面对麻烦的事实时，往往会给出一种几乎固定的回应方式：强调我们尚未抵达市场乌托邦，因此还需要进行更多改革（“<text:span text:style-name="正文引文_20_字符">强硬自由市场分析的一个特征在于：当自由化不起作用时，原因永远被归结为不够彻底，而解决方案也显而易见——把改革推向尽头。</text:span>”[Glyn, <text:span text:style-name="T17">Op. Cit.</text:span>, p. 143]）。另一种可能的辩护方式，则是强调如果当初没有实施这些改革，结果就会更糟。虽然这些解释都可以自圆其说，但考虑到资本主义辩护者在论述自由市场的奇迹与效率时所使用的夸张修辞，人们不免会觉得奇怪：为什么让市场变得“更自由”，反而却会带来如此消极的后果。</text:p>
      <text:p text:style-name="P511">如果回顾资本主义的历史，就会发现，社会民主资本主义，这种拥有强大工会和福利国家的资本主义形态——不仅带来了更高的增长率，而且带来了更加均衡的增长（正如一位研究者所指出的那样，“<text:span text:style-name="正文引文_20_字符">如果废除‘福利国家’，并相应地降低税收，社会的不平等程度将会大幅上升。</text:span>”[John Hills, <text:span text:style-name="书名_20_字符">Inequality and the State</text:span>, p. 195]）。向更加自由放任的资本主义转变，不仅导致了增长率的下降，而且还导致增长成果集中到更少数人的手中（而考虑到无政府主义的一项基本洞见：所谓自由交换，往往更有利于交换双方中更强势的一方——这一点就并不令人意外）。因此，若是按照新自由主义自身设定的标准（即经济增长）来衡量它自己，那只能被判定它是失败的。不要误解我们的意思：人们仍然可以基于道德立场（如果这个词合适的话）为自由放任的资本主义辩护。但可以肯定的是，它是否真的能够像它的拥护者所宣称的那样带来经济增长（或就业）的显著提升，仍然值得画上大大的问号。当然也不排除这种可能性，因为“现存的”资本主义仍然与教科书中的纯粹体系相去甚远。然而一个不容忽视的事实是：迄今为止，向这<text:soft-page-break/>一理想形态迈进的过程中所伴随的，是<text:span text:style-name="Emphasis">更低的</text:span>增长率，以及更高的不平等和相对贫困。</text:p>
      <text:p text:style-name="P511">这<text:span text:style-name="Emphasis">并不是</text:span>说无政府主义者支持社会民主资本主义，而不是更自由放任的形式。恰恰相反——我们寻求终结这一制度的一切形态。但值得注意的是，那些以强大而激进的工会为基础、较为平等的资本主义形式，确实比“（更）自由的”市场资本主义带来了更好的结果。这表明，右翼关于“集体组织起来为争取我们所创造财富中的更大份额而斗争，会损害整体经济，因而在长期内有害”的那套标准论证，存在着根本性的缺陷。与其说是争取平等与自由的斗争破坏了经济，不如说恰恰是<text:span text:style-name="Emphasis">缺乏</text:span>这种斗争，才与整体经济表现不佳高度相关。当然，这类斗争无疑会令资本家阶级头疼不已。社会民主主义非但没有制造出一条“<text:span text:style-name="正文引文_20_字符">通往奴役之路</text:span>”，它反而创造了一种充分就业的环境，从而孕育出一个反叛性的社会。向“（更）自由的市场”转向，正是在回应这种社会斗争，是在努力试图重新奴役人口，而且在一定程度上已经取得了成功。正因如此，我们在B.4.4节中引用的卡莱茨基在1940年代所作的预言得到了验证：统治阶级宁愿选择社会和平（也就是臣服），也不愿意接受更高的经济增长——尤其是在他们能够垄断较低增长所带来的大部分收益的情况下。</text:p>
      <text:p text:style-name="P512">最后我们还应当指出，看到右翼人士居然声称“（更）纯粹的”资本主义尤其会使穷人受益，这无疑颇具讽刺意味。然而，这恰恰来自那些通常否认宏观经济统计具有任何实际意义，甚至反对政府收集此类数据的人（这一点在“奥地利学派”经济学中尤为典型）。而在这种立场下，就几乎不可能判断在这种体制中，生活水平是否真的比现行制度下改善得更快。鉴于“现存的”资本主义的历史经验，许多“市场拥护者”采取这种立场或许反而显得颇为明智。此外，任何主观性的评估方式，例如直接询问人们的感受——一旦得出负面结论，往往会被立刻斥为“嫉妒使然”。然而讽刺的是，对于一种自称以“主观”评价为基础的意识形态来说，经济学家却总是随时准备忽视一切与其理论相冲突的主观判断。我想不必我们多言，即便能够无可辩驳地证明“更纯粹的”资本主义非但<text:span text:style-name="Emphasis">没有</text:span>改善穷人的处境，反而使富人更加富有，几乎所有的“自由市场”资本主义者也<text:span text:style-name="Emphasis">不会</text:span>因此改变自己的观点。原因在于，在他们看来，市场结果本身就是神圣的；而如果市场导致了贫困的加深，那也只能说明就是如此。这只不过说明穷人懒惰、不配获得更高的收入而已。他们有时还会动用关怀社会的说辞，反而恰恰表明了大多数人依然对他人怀有关切与团结之情——一种资本主义至今尚未能够彻底将之抹<text:soft-page-break/>除的情感（这也正是冯·哈耶克之流所深感懊恼的事情；相关的简要但切题的讨论，可参见艾伦·霍沃斯《反自由意志主义》第11章）。</text:p>
      <text:p text:style-name="P170"/>
      <text:h text:style-name="Heading_20_3" text:outline-level="3">C.10.1 难道新自由主义没让世界上的穷人受益吗？</text:h>
      <text:p text:style-name="P513">直到1990年代末那一波所谓的“反全球化”抗议浪潮爆发之前（一个更准确的称呼其实是“全球正义”抗议），新自由主义议程几乎没有必要为自身表现进行辩护。当反对力量变得无法忽视时，唯一的应对方式便是设法削弱、消解这种反对。这直接催生出了一大票试图从“它帮助了世界上最贫困人群”的角度为新自由主义辩护的文章和书籍。这就意味着否认三十年来新自由主义改革的现实后果，转而把注意力集中在“绝对贫困”这一统计指标上。</text:p>
      <text:p text:style-name="P514">这种做法可以理解。正如我们在C.10.4节中将要讨论的那样，诉诸绝对不平等和绝对贫困，是一种让讨论真正问题失去意义的有效手段。除此之外，如前文所述，资本主义若要存续就必须不断增长，所以随着时间推移，对社会所有成员来说财富往往都会有所增加。所以真正需要回答的问题并不是财富是否在绝对意义上有所增长，而是“（更）自由的市场”究竟是提高还是降低了增长率，以及它们如何影响贫困与不平等的相对水平。鉴于过去几十年的经验已经表明了（更）自由的市场会带来不平等的加剧，那么资本主义的辩护者为何要竭力把讨论焦点转移到绝对收入水平上，也就不难理解了。尽管有人否认，但在全球化进程中，不平等确实在上升。否认这一点的人，往往是因为强势集团的教条正面临挑战。还有一些人则不顾证据，坚持认为世界范围内的经济不平等程度下降正是多亏了全球资本主义。</text:p>
      <text:p text:style-name="P515">在这种论调中冲锋陷阵的便是《经济学人》杂志，它一如既往地扮演着统治阶级意识形态啦啦队的角色。该杂志在讨论“<text:span text:style-name="正文引文_20_字符">全球经济不平等</text:span>”问题时声称，不平等加剧的说法是错误的。然而颇为讽刺的是，它自己的文章实际上推翻了这一结论：文中所呈现的一张图表显示，在1980年至2000年期间，一大批国家的经济增长率与其原有收入水平之间呈现出正相关关系。这意味着全球经济不平等事实上<text:span text:style-name="Emphasis">扩大了</text:span>——他们自己也承认，这表明“<text:span text:style-name="正文引文_20_字符">穷人正在被甩在后面，国家之间的不平等正在恶化</text:span>”。[<text:span text:style-name="正文引文_20_字符">"More or less equal?"</text:span>, <text:span text:style-name="书名_20_字符">The Economist</text:span>, 11th March, 2004]</text:p>
      <text:p text:style-name="P515"><text:soft-page-break/>然而，这一结论在意识形态上是错误的；因此，为了在现实中的反资本主义偏向面前捍卫资本主义，就必须采取某种手段把结论拉回到“正确”的立场上来。他们的做法便是再加上一张图表，对每一个数据点按人口规模加权。这样一来，样本中人口最多的两个国家——中国和印度——就显得是增长最快的国家之一。基于这一数据处理方式，他们便声称在新自由主义之下，不平等事实上是下降了。一旦不再以国家为单位、而是以个人为单位进行考察，就可以得出这样的说法：在“（更）自由的市场”资本主义下，全球范围内的不平等正在下降。尽管这是一种颇为高明的意识形态障眼法，但这一论证完全无视了各国<text:span text:style-name="Emphasis">内部</text:span>发生的变化。文章指出，“<text:span text:style-name="正文引文_20_字符">印度和中国的平均收入正在以极快的速度上升</text:span>”，但问题在于，并不是每个人都能获得这个“平均收入”。平均值掩盖了大量事实。例如，九个流浪汉的平均收入是0英镑，但如果加入一位千万富翁，这十个人的平均收入立刻就会变成百万英镑。再比如，在一场扑克游戏结束时，每个人手上的金钱从平均数来看，都依然与开局时相同。正因如此，在评估贫困是否真的有所减轻时，无视1990年代这两个国家内部不平等的急剧上升，是一种相当可耻的行径。而且显而易见，如果一国<text:span text:style-name="Emphasis">内部的</text:span>不平等正在加剧，那么国际层面的不平等必然也在加剧。</text:p>
      <text:p text:style-name="Standard">值得注意的是，“<text:span text:style-name="正文引文_20_字符">那些采纳了[新自由主义]‘华盛顿共识’的国家中，穷人从经济增长中获得的好处更少。</text:span>”[Joseph E. Stiglitz, <text:span text:style-name="书名_20_字符">Globalization and its Discontents</text:span>, p. 79] 当经济增长的收益只被社会中一小部分人享有，而增长的代价——诸如工作不稳定性的上升、福利的削减、大多数劳动者工资的停滞甚至下降、公共服务的衰退、地方共同体的瓦解，等等——却由如此之多的人来承担时，把经济增长奉为圭臬的口号就很难自圆其说。而在新自由主义体制下的情况似乎正是如此（这无疑也解释了它为何在商业媒体中被描绘得如此光鲜亮丽）。</text:p>
      <text:p text:style-name="P516">为了显得公允一些，该文确实提到了撒哈拉以南的非洲地区在过去二十年中收入增长缓慢甚至下降的情况，但杂志随即强调，请放心，这一地区“<text:span text:style-name="正文引文_20_字符">遭受的不是全球化之害，而是全球化不足之害</text:span>”。由此一来，在评估新自由主义的结果时就可以把这一地区排除在外。然而这种说法却并不令人信服，因为这些国家显然并非孤悬浮寄。它们正承受着沉重的债务负担，以及西方强加的结构调整计划带来的后果，在这种情况下忽略它们，显得毫无逻辑——除非，这是一种通过回避新自由主义最的严重失败来美化其“业绩”的手段。</text:p>
      <text:p text:style-name="Standard"><text:soft-page-break/>接下来还涉及一个比较方式的问题。《经济学人》只考察了1980—2000年这二十年，但更合理的比较难道不应当是把这一时期与1980年之前的二十年进行对照吗？一旦这样做，就不难理解该杂志为何刻意回避这种比较。因为“<text:span text:style-name="正文引文_20_字符">在经济增长以及几乎所有其他指标上，过去二十年的进展与此前二十年相比都呈现出非常明显的倒退</text:span>”。尽管“<text:span text:style-name="正文引文_20_字符">人们普遍认为，转向全球化至少在增长方面是成功的</text:span>”，但事实是，“<text:span text:style-name="正文引文_20_字符">全球化这二十年所取得的进展要远远低于1960年至1980年这一时期的进展</text:span>”。对于低收入和中等收入国家而言，其表现“<text:span text:style-name="正文引文_20_字符">要糟糕得多……明显不如1960年至1980年时期</text:span>”。“<text:span text:style-name="正文引文_20_字符">综合人均收入增长的证据来看，无论处于何种人均GDP水平，各国在全球化时期的平均表现都不如1960年至1980年时期。</text:span>”[Mark Weisbrot, Dean Baker, Egor Kraev and Judy Chen, <text:span text:style-name="书名_20_字符">The Scorecard on Globalization 1980-2000: Twenty Years of Diminished Progress</text:span>] 实际上：</text:p>
      <text:p text:style-name="正文引文">“最贫困的一组国家，其人均GDP年增长率从1960—1980年的1.9%，下降为（1980—2000年期间的）每年减少0.5%。中间组（其中大多是贫穷国家）的人均年增长率则从3.6%大幅下滑至不足1%。在二十年的时间跨度内，这意味着人均收入要么翻一番，要么仅仅只增长了21%。”[<text:span text:style-name="T17">Op. Cit.</text:span>]</text:p>
      <text:p text:style-name="P517">而且别忘了，还存在着这样一个“<text:span text:style-name="正文引文_20_字符">国家陈列馆：它们的经济，在其领导人因推行所谓的‘健全经济基本面’而受到全球政策精英称赞之后的不久，便迅速恶化。</text:span>”[Jeff Faux and Larry Mishel, <text:span text:style-name="T17">Op. Cit.</text:span>, p. 94] 在新自由主义尚未真正崩溃之前就急于宣告其成功，这种做法其实从最初的新自由主义实验就已经开始了——也就是皮诺切特统治下的智利。正是在那里，在米尔顿·弗里德曼将其称作“经济奇迹”之后不久，经济便发生了崩溃（见C.11节）。</text:p>
      <text:p text:style-name="Standard">拉丁美洲是新自由主义及其制度投入关注最多的地区，因此，在评估其支持者的主张时，从这里入手尤为合适（“<text:span text:style-name="正文引文_20_字符">国际货币基金组织自豪地谈论拉丁美洲在市场改革方面取得的进展</text:span>”[Stiglitz, <text:span text:style-name="T17">Op. Cit.</text:span>, p. 79]）。然而，与其说这是一个成功故事，不如说这里经历了“<text:span text:style-name="正文引文_20_字符">一段漫长的经济失败时期：在此前二十年，即1980—1999年间，该地区在整段时期内的人均增长率只有11%。这是一个多世纪以来最糟糕的二十年增长表现，甚至这还包括了大萧条时期在内</text:span>”。相比之下，“<text:span text:style-name="正文引文_20_字符">在1960—1979年的二十年间，拉丁美洲的人均GDP增长了80%</text:span>”。实际上，“<text:span text:style-name="正文引文_20_字符">如果以1960—1979年为基准，那么1980—2004年的四分之一个世纪堪称惨淡。人均GDP的年增长率仅为0.5%，而此前时期则为3.0%。如今被视为相对成功的国家，</text:span><text:soft-page-break/><text:span text:style-name="正文引文_20_字符">与其过去的表现相比也并不出色。例如，墨西哥在1980—2004年间的人均年增长率为0.8%，而1960—1979年则为3.3%。巴西，作为曾经世界上增长最快的经济体之一，在1980—2004年间的人均年增长率也只有0.8%，而1960—1979年则高达4.9%。</text:span>”就整个拉丁美洲而言，1960年代的人均实际增长率为3.0%，70年代为2.9%，80年代为-0.3%，90年代为1.4%。这意味着在1980—1999年期间，“<text:span text:style-name="正文引文_20_字符">该地区的人均GDP年增长率仅为0.5%，二十年累计增长只有11%</text:span>”。相比之下，“<text:span text:style-name="正文引文_20_字符">1960—1979年间的人均增长率为3.0%，这二十年累计增长达到80%。</text:span>”[Mark Weisbrot and David Rosnick, <text:span text:style-name="书名_20_字符">Another Lost Decade?: Latin America's Growth Failure Continues into the 21st Century</text:span>] 以墨西哥为例，自《北美自由贸易协定》生效以来，其人均GDP年均增长率不足1.0%。对于一个发展中国家而言，这是极其糟糕的增长记录。成功的发展中国家，例如韩国和台湾，自1960年代以来都能维持年均超过4.0%的人均GDP增长率。事实上在1960—1980年间，当墨西哥奉行进口替代道路时，其人均GDP增长率同样超过了4.0%。当然，无论是韩国还是台湾，都并未遵循新自由主义的教条。</text:p>
      <text:p text:style-name="Standard">总的来说，必须强调的新自由主义甚至没有通过它自己设定的检验标准。</text:p>
      <text:p text:style-name="正文引文">“在过去二十年里，也就是[新自由主义]政策……被付诸实施的时期，经济增长显著放缓……若是说世界银行和国际货币基金组织为其‘客户国’带来了‘促进增长的政策’，那这一看法与过去二十年来压倒性的证据相冲突……简言之，世界上不存在任何一个地区可以让银行或基金组织可以指称，这些借款国通过采纳了它们所倡导——或者在许多情况下，是它强加的——政策，而取得成功。”[Mark Weisbrot, Dean Baker, Robert Naiman, and Gila Neta, <text:span text:style-name="书名_20_字符">Growth May Be Good for the Poor -- But are IMF and World Bank Policies Good for Growth?</text:span>]</text:p>
      <text:p text:style-name="P518">正如乔姆斯基所总结的那样，增长最快且持续时间最长的时期与大规模自由化的阶段并不重合。而且事实上，新自由主义改革“<text:span text:style-name="正文引文_20_字符">伴随着显著更慢的增长速度，以及社会指标改善的减弱……总体趋势中确实存在例外：那些无视规则的国家记录到了较高的增长率（同时，在中国和印度还伴随着极端的不平等以及其他严重的副作用）</text:span>”。与此前以国家干预为特征的政策时期相比，增长率实际上下降了“<text:span text:style-name="正文引文_20_字符">超过一半</text:span>”（尤其是按人均指标衡量时）。[<text:span text:style-name="T17">Op. Cit.</text:span>, pp. 216-7] 对大多数国家而言，1950年代、60年代，甚至70年代的增长率都要更高。正如一位经济学家在将成功发展的现实与新自由主义神话进行对比时所指出的那样，这表明新自由<text:soft-page-break/>主义甚至无法都通过它自身的检验：</text:p>
      <text:p text:style-name="P519">“过去二十年来发展中国家糟糕的增长记录表明，这一辩护路线[即它能够带来更高增长]根本无法成立……事实显而易见：新自由主义的‘政策改革’并未兑现自己的核心承诺——也就是经济增长。”[Ha-Joon Chang, <text:span text:style-name="书名_20_字符">Kicking Away the Ladder</text:span>, p. 128]</text:p>
      <text:p text:style-name="P520">此外，还有该杂志刻意未予提及的问题。首先，它排除了东欧的前斯大林主义政权。出于显而易见的原因，这一点可以理解。如果将这些国家纳入考察范围，那么就无法回避自它们融入全球市场以来加剧的不平等和贫困，而这将使得更难对新自由主义加以辩护（同样难以回避的还有一个事实：这些国家的预期寿命下降到了第三世界的水平）。正如经济学家约瑟夫·斯蒂格利茨所指出的，新自由主义改革给前斯大林主义国家带来了“<text:span text:style-name="正文引文_20_字符">前所未有的贫困</text:span>”。1989年，只有2%的俄罗斯人生活在贫困之中，而到1998年末，按照每日2美元的标准，这一比例飙升至23.8%。超过40%的人每日收入不足4美元。其他后斯大林主义国家“<text:span text:style-name="正文引文_20_字符">也经历了同样程度、甚至更为严重的贫困上升</text:span>”。总体而言，这一改革方案“<text:span text:style-name="正文引文_20_字符">造成了历史上规模最大的贫困增长之一</text:span>”。[<text:span text:style-name="书名_20_字符">Globalization and its Discontents</text:span>, p. 6, p. 153 and p. 182]</text:p>
      <text:p text:style-name="P521">1989年之后的十年间，前斯大林主义国家的国内生产总值下跌了20%到40%，唯一可以与这种经济收缩程度相提并论的就是1930年代的大萧条。在19个前斯大林主义经济体中，只有波兰的GDP超过了1989年——也就是转型开始的那一年。只有5个国家的人均GDP恢复到1989年水平的80%以上。[Chang, <text:span text:style-name="T17">Op. Cit.</text:span>, p. 129] 只有极少数国家的实际工资出现上升；而绝大多数国家则经历了生活水平的剧烈下降。以捷克共和国为例，平均实际工资用了整整八年时间才回到1989年的水平。失业问题迅速普遍化。2005年，斯洛伐克25岁以下人口中有27%处于失业状态；而在波兰，25岁以下人口中有39%没有工作（这是欧洲最高的比例），并且全国有17%的人口生活在贫困线以下。</text:p>
      <text:p text:style-name="P521">总体来看，在1985年至2000年之间，有17个转型国家的人均GDP增长为负值；与此同时，“<text:span text:style-name="正文引文_20_字符">拉丁美洲、加勒比地区以及撒哈拉以南非洲的大多数国家，贫困发生率都在1980年代和90年代出现了上升。1990年代，东欧和中亚的大部分地区经历了贫困的急剧增加。</text:span>”东亚、西南亚和南亚的贫困发生率确实呈现持续的下降，但“<text:span text:style-name="正文引文_20_字符">解释这种改善的主要是来自两个拥有庞大人口的国家变化——中国</text:span><text:soft-page-break/><text:span text:style-name="正文引文_20_字符">和印度</text:span>”。[Deepak Nayyar, <text:span text:style-name="T17">Op. Cit.</text:span>, p. 154, pp. 154-5 and p. 155] 这实在难称为令人振奋的结果。</text:p>
      <text:p text:style-name="P522">那么，中国和印度实际采取的经济体制又是怎样的呢？一位左翼经济学家指出，“<text:span text:style-name="正文引文_20_字符">在中国高速增长的早期阶段，国有部门就业出现了扩张，其中包括生机勃勃且至关重要的制造业部门……而在最近期的阶段，私人资本积累主导了中国的增长进程，尽管国家仍然通过控制信贷体系以及在汽车、钢铁等部门推行‘国家冠军’政策，强有力地影响着投资模式。</text:span>”更不用说国家在劳动力市场中扮演的角色了。在那里并不存在组织自由——整个国家事实上就是一个巨大的工作场所，而国家这个“老板”对结社、集会和言论自由的容忍程度，并不比任何一家私人公司更高。毫不奇怪，劳动纪律“<text:span text:style-name="正文引文_20_字符">极为严苛</text:span>”，工人往往难以更换工作，也难以向城市地区迁移。[Andrew Glyn, <text:span text:style-name="T17">Op. Cit.</text:span>, p. 87 and p. 94]</text:p>
      <text:p text:style-name="P523">正如一位专家指出的那样，就印度和中国而言，“<text:span text:style-name="正文引文_20_字符">主要的贸易改革都是在高速增长已经开始</text:span><text:span text:style-name="正文引文_20_字符"><text:span text:style-name="T19">之后</text:span></text:span><text:span text:style-name="正文引文_20_字符">才发生的。而且，这两个国家的贸易限制至今仍然位居世界最高之列。</text:span>”在印度，“<text:span text:style-name="正文引文_20_字符">其趋势性增长率在1980年代初显著提高</text:span>”，而“<text:span text:style-name="正文引文_20_字符">真正严肃的贸易改革直到1991—1993年才开始……在1980年代增长加速的时期，关税水平实际上高于1970年代低增长时期。</text:span>”因此，有关“<text:span text:style-name="正文引文_20_字符">贸易自由化对减贫具有有益影响</text:span>”的说法，“<text:span text:style-name="正文引文_20_字符">更应被视为基于信念的一厢情愿，而非基于证据的结论</text:span>”。[Dani Rodrik, <text:span text:style-name="书名_20_字符">Comments on 'Trade, Growth, and Poverty by D. Dollar and A. Kraay</text:span>] 正如乔姆斯基指出的那样，这里存在一种刻意的政策操作，它“<text:span text:style-name="正文引文_20_字符">将出口导向与新自由主义混为一谈，于是，当十亿中国人在严重违背新自由主义原则的出口导向政策下经历高速增长时，全球平均增长率的上升就可以被颂扬为那些被违背原则本身的胜利。</text:span>”[<text:span text:style-name="T17">Op. Cit.</text:span>, p. 217] 还应当指出的是，这两个国家之所以在1980年代避开了债务危机，是因为它们在1970年代刻意回避了西方银行。而且，它们都拥有规模庞大的国有部门，且至今仍维持着资本管制，使短期投机资本无法自由进出。</text:p>
      <text:p text:style-name="Standard">甚至连《经济学人》自己也承认，“<text:span text:style-name="正文引文_20_字符">这两个国家都绝非自由市场资本主义的典范——而且恰恰相反。</text:span>”这句话本身就已经说明了自由市场资本主义辩护者的许多问题：他们为自己的理念辩护时，居然援引那些恰恰并未实行这些理念的国家！</text:p>
      <text:p text:style-name="Standard">必须强调，这种借助根本不符合“自由市场”标准的政权来赞美“自由市<text:soft-page-break/>场”的做法有着悠久的历史。1970年代和80年代的日本以及东亚“四小虎”就曾被如此对待，而“<text:span text:style-name="正文引文_20_字符">这些国家的惊人增长……从根本上说是由国家推行的积极的产业、贸易与技术政策（ITT）所驱动的</text:span>”。[Chang, <text:span text:style-name="T17">Op. Cit.</text:span>, p. 49] 一位研究这些经济体的专家指出，“<text:span text:style-name="正文引文_20_字符">这种传奇叙述并不完全符合各国政府在实践中的实际行为</text:span>”，因为它们“<text:span text:style-name="正文引文_20_字符">在相当长的时期内采取了远比自由贸易原则所能辩护的、更为激进、更具指令性的产业政策组合</text:span>”。实际上，这些国家的“<text:span text:style-name="正文引文_20_字符">政府都深度致力于提高并维持高水平的投资，并把控引导投资结构</text:span>”。他批评那种“<text:span text:style-name="正文引文_20_字符">认为只有与新古典主义原则相一致的经济政策特征，才可能对良好的经济绩效作出贡献的假定</text:span>”，并指出正因如此，这样解释这些成功的经验“<text:span text:style-name="正文引文_20_字符">相应地忽视了那些非新古典主义的特征</text:span>”。[Robert Wade, <text:span text:style-name="正文引文_20_字符">"What can Economics Learn from East Asian Success?"</text:span>, pp. 68-79, <text:span text:style-name="书名_20_字符">Annals of the American Academy of Political and Social Science</text:span>, vol. 505, pp. 70-1, p. 72 and p. 68]</text:p>
      <text:p text:style-name="P524">当1997年危机爆发，先前的赞美迅速转为指责，而那些此前被忽视甚至被否认的特征被全部推到台前，用来解释经济崩溃时，这一分析便在某种反讽意义上得到了证实。（“<text:span text:style-name="正文引文_20_字符">当这些国家的泡沫破裂时，同样的国家立刻被政策精英谴责为所谓的‘裙带资本主义’——而就在一年前，这里用的还是‘有利于商业的环境’这一说法。</text:span>”[Jeff Faux and Larry Mishel, <text:span text:style-name="T17">Op. Cit.</text:span>, p. 94]）正如罗伯特·韦德所指出的那样，“<text:span text:style-name="正文引文_20_字符">几乎在一夜之间，人们的认知就从‘亚洲奇迹’转变为‘亚洲的裙带国家资本主义’</text:span>”，用这一术语来“<text:span text:style-name="正文引文_20_字符">传达一种‘我早就告诉过你’的道德训诫，娓娓道来政府干预的危险性</text:span>”。[<text:span text:style-name="正文引文_20_字符">"From 'miracle' to 'cronyism': explaining the Great Asian Slump"</text:span>, pp. 673-706, <text:span text:style-name="书名_20_字符">Cambridge Journal of Economics</text:span>, Vol. 22, No. 6, p. 699 and p. 700] 而颇为讽刺的是，日本在1990年代的长期困境以及1997年的亚洲金融危机，都是在这些国家推行经济自由化<text:span text:style-name="Emphasis">之后</text:span>发生的（当然，这都是按照经济学家和国际货币基金组织的建议）。我们随后又毫不令人意外地看到米尔顿·弗里德曼在2002年（没错，就是2002年！）将目光投向“<text:span text:style-name="正文引文_20_字符">东亚四小虎以市场为导向的政策所取得巨大成功</text:span>”，仿佛这些经验能够为他所信奉的自由放任资本主义提供支持。[<text:span text:style-name="T17">Op. Cit.</text:span>, p. ix]</text:p>
      <text:p text:style-name="P525">接下来，便是所谓“经济自由”本身的问题。米尔顿·弗里德曼在2002年声称，“<text:span text:style-name="正文引文_20_字符">经济自由的有限提升已经改变了中国的面貌，生动地证实了我们对自由市场力量的信念</text:span>”。[<text:span text:style-name="T17">Op. Cit.</text:span>, pp. viii-ix] 可以说，“信念”这个词用得恰到好处，因为只有虔信者才会闭上双眼否认这样一个事实：在中国并不存在自由市场，因为<text:soft-page-break/>那里都不存在劳动者基本的自由。工人在这样一个残酷的独裁体制之下，又究竟能享有多少的“经济自由”？而这些信徒又如何能面不改色地宣称，“<text:span text:style-name="正文引文_20_字符">经济自由</text:span>”在这样的制度中“<text:span text:style-name="正文引文_20_字符">有所增加</text:span>”？因此可以说，对右翼经济学家而言，他们对“自由市场”的“<text:span text:style-name="正文引文_20_字符">信念</text:span>”竟然是通过一个公然、持续侵犯劳动自由的威权体制来“<text:span text:style-name="正文引文_20_字符">证实</text:span>”的。但这同样也并不令人意外，因为工人从来就不是这一学科所真正重视的对象。真正重要的始终是老板的自由，所以，一个能够保障老板自由的政权就总是会得到赞美（正如我们在C.11节中将要讨论的那样，弗里德曼在这方面一贯劣迹斑斑）。</text:p>
      <text:p text:style-name="P526">“自由市场”资本主义支持者的双标确实令人瞠目结舌。以全球化及反全球化抗议为例，贸易协定的支持者指责批评者反对“自由贸易”，并由此暗示他们就是在反对自由本身。然而他们支持的这些协定的前提，恰恰是接受当下世界范围内既存的劳动标准。这意味着必须接受那些一切以自由市场之名，在日常中系统性剥夺工人自由市场权利（甚至都包括资本主义意义上的自由市场）的那些（往往是独裁政权的）国家——去接受他们的劳动条件！由此一来，新自由主义的“自由市场”拥护者就显得虚伪至极。他们乐于接受一种系统性否定工人结社自由和组建工会之自由的“自由市场”，并且把它看作是体制的内在组成部分。这也反过来表明，那些长期遭到攻击、要求在“贸易”协定中纳入工人基本自由标准的批评者才是真正支持“自由贸易”和“自由市场”的人。至于那些主张不受限制地与独裁政权进行贸易的人——工人如果在这些政权中组织工会、谈论抗议，轻则被投入监狱，重则遭到暗杀——当他们将“自由”一词据为己有时，所体现的正是最极端的“双重思想”。</text:p>
      <text:p text:style-name="P527">这种做法之所以容易理解，是因为资本在这些体制下是自由的，而对自由的种种侵犯则几乎全部指向工人阶级。这不仅压低了工资水平，而且由此产生的竞争还被用来反过来削弱本国工人的工资、工作条件与自由。这正是新自由主义者之流同意一整套全球政策的原因：这些政策赋予了资本家在全球范围内几乎不受约束地运作的实质性自由，同时却强烈抵制任何要求同等重视工人自由的主张（这也正是为什么乔姆斯基会说“<text:span text:style-name="正文引文_20_字符">国际全球正义运动之所以被荒谬地称为‘反全球化’，是因为它主张一种优先考虑人民利益、而非投资者和金融机构利益的全球化</text:span>”。[<text:span text:style-name="T17">Op. Cit.</text:span>, p. 259]）换言之，自由市场对资本家而言是完全可以接受的，但对工人却并非如此；而一旦有人提出异议，这些人便转而指责批评者是在反对“自由”！因此，反全球化抗议者的立场才是正确的。人们在这样的体制中并不<text:soft-page-break/>自由；在根本不存在劳动自由市场的情况下，谈论“自由市场”的好处本身就是毫无意义。当然，这也是资本主义捍卫者在“自由”问题上的“真情流露”。</text:p>
      <text:p text:style-name="Standard">那么自1970年代新自由主义兴起以来，全球贫困是否真的下降了呢？也许如此，但前提是采用世界银行的衡量标准（也就是以“每日生活费不足一美元”为贫困线）。如果按照这一标准计算，极端贫困人口的数量（可能）确实在下降。然而，约瑟夫·斯蒂格利茨指出，“<text:span text:style-name="正文引文_20_字符">生活在贫困中的实际人口数量……在1990年代实际上增加了将近一亿人</text:span>”，并且他认为，现实中所推行的全球化“<text:span text:style-name="正文引文_20_字符">并未成功减少贫困</text:span>”。[<text:span text:style-name="T17">Op. Cit.</text:span>, p. 5 and p. 6]。而且，摆脱极端贫困的大多数人口集中在中国和印度，也就是那两个并没有遵循新自由主义教条的国家。相反，在那些采纳了新自由主义建议的地区——非洲、拉丁美洲以及东欧——贫困状况和经济增长率都要糟糕得多。张夏准<text:note text:id="ftn29" text:note-class="footnote"><text:note-citation>①</text:note-citation><text:note-body><text:p text:style-name="P528"><text:s/>张夏准（장하준，Ha-Joon Chang，1963—），韩国经济学家</text:p></text:note-body></text:note>就明确指出：</text:p>
      <text:p text:style-name="正文引文">“因此，我们在这里看到了一种表面上的‘悖论’——至少对新自由主义经济学家而言是如此。所有国家，尤其是发展中国家，在1960—1980年间采取‘糟糕’政策时，其增长速度远快于随后二十年采用所谓‘良好’政策时期……而更有意思的是，这些‘糟糕’的政策基本上正是那些现今发达国家在自身发展阶段所曾经奉行的政策。由此我们只能得出一个结论：在推荐这些据称是‘良好’的政策时，发达国家实际上是在‘抽走梯子’，也就是抽走它们当年爬到顶端所依赖的那架梯子。”[<text:span text:style-name="T17">Op. Cit.</text:span>, p. 129]</text:p>
      <text:p text:style-name="P529">这显然谈不上是对《经济学人》以及其他自由市场资本主义支持者所推崇政策的一份光彩的建议，也不足以令人信服地证明，可以通过更多（同样是新自由主义一类的）全球化来解决新自由主义自身造成的问题。不过，有一点倒是可以肯定的：通往繁荣与国际承认的道路在于“经济自由化”，或者说某种委婉的说法，就算向外国投资开放本国经济。而这实际上的含义就是：那些威权政体只要允许自己的臣民被国际资本而非国家官僚机构所剥削，就会在从这些交易中获利、或由其支付报酬的人那里找到护教士。至于这意味着侵犯工人阶级以及劳动“市场”的自由，他们似乎并不在意，因为他们强调，从长远看所带来的物质利益将超过对那些永恒而神圣的经济规律所施加的限制。正是因为用“自由”来为这种做法辩护，本身就清楚地表明了这一概念在资本主义及其意识形态之中已经低劣到了何种程度。</text:p>
      <text:p text:style-name="P170"><text:soft-page-break/></text:p>
      <text:h text:style-name="Heading_20_3" text:outline-level="3">C.10.2 <text:span text:style-name="T143">“自</text:span>由贸易”是否让所有人受益？</text:h>
      <text:p text:style-name="Standard">正如我们在上一节中所讨论的那样，1980年代之后的新自由主义全球化以及“（更）自由的市场”，并没有像新自由主义拥护者所宣称的那样给发展中世界带来好处。事实上，与1950—1980年间依靠国家干预与扶持的发展模式相比，这些经济体在新自由主义条件下的表现反而更差。1980年之后少数例外的国家，恰恰是那些拒绝新自由主义教条、转而利用国家力量来推动经济发展，而并没有单纯依赖“自由贸易”。</text:p>
      <text:p text:style-name="P530">当然，虽然指出这一点不太礼貌，但它其实是资本主义发展的一项普遍特征。工业化历来都伴随着侵犯所谓神圣的经济规律以及工人的自由。而事实上，新自由主义最引以为傲的地方就在于它无视历史经验，而这一点也并不令人意外（正如C.1.2节指出，经济学对经验证据有着明显的偏见）。这一问题不仅体现在工业化问题上，同样也体现在“自由贸易”的观念中，这两者都清楚地暴露出主流经济学家对现实世界的漠视。</text:p>
      <text:p text:style-name="P531">大多数经济学家都是自由贸易的坚定支持者，认为自由贸易能够使所有参与其中的国家受益。这一论证最早由该学科的奠基人之一大卫·李嘉图提出。他以英格兰和葡萄牙、布匹和葡萄酒为例，指出即便某一国家（如葡萄牙）在两种商品的生产成本上都低于另一国，国际贸易依然能够使双方获益，因为真正起作用的是相对成本而非绝对成本。这一理论被称为“比较优势理论”，其核心主张是各国应当专门生产自身具有相对优势的商品，并通过交换来实现互利。也就是说，尽管葡萄牙生产布匹的成本低于英格兰，但它生产葡萄酒的成本相对更低，因此葡萄牙就更适合多生产葡萄酒，再用葡萄酒去交换英格兰的布匹。反过来，英格兰也能从这种贸易中获益，因为虽然它生产布匹的成本并没有改变，但却能够以接近布匹成本的条件获得葡萄酒。各国若是通过这种专业化分工专注于生产某一种商品，国际范围内的商品总量就能得以增加，结果便是，在商品交换之后，所有人都变得更加富裕。[<text:span text:style-name="书名_20_字符">The Principles of Political Economy and Taxation</text:span>, pp. 81-3]</text:p>
      <text:p text:style-name="Standard">这一论证至今仍被视为国际贸易经济学的基石，并被用来反驳支持保护主义等政策的主张。然而奇怪的是，经济学家却很少真正比较这些政策在现实中的结<text:soft-page-break/>果。或许正如乔姆斯基所指出的那样，“<text:span text:style-name="正文引文_20_字符">如果你想知道那些定理在现实中究竟运作得如何，只要在一百年的发展之后比较一下葡萄牙和英格兰即可。</text:span>” [Understanding Power, p. 254] 确实有一位经济学家这样做过，他就是德国人弗里德里希·李斯特。1837年，李斯特呼吁人们“<text:span text:style-name="正文引文_20_字符">把注意力转向葡萄牙和英格兰，对这两个国家的经济状况加以比较。我敢肯定，这么做的人不会对哪一个国家繁荣、哪一个国家丧失了经济独立性、在智识、商业和工业意义上已经死亡，并且处于衰败、贫困与虚弱状态——产生任何的疑问。</text:span>”[<text:span text:style-name="书名_20_字符">The Natural System of Political Economy</text:span>, pp. 169-70] 不出所料，李斯特正是借助这一例子来强化自己的保护主义立场。时至今日，情况并没有发生太大变化。艾伦·恩格勒指出，“<text:span text:style-name="正文引文_20_字符">在将近两百年之后，比较优势并没有给葡萄牙带来任何显著的优势。</text:span>”英国成为了首屈一指的工业强国，而葡萄牙却始终是一个贫穷的农业型经济体：“<text:span text:style-name="正文引文_20_字符">英国的制造业是世界上效率最高的，而葡萄牙几乎别无选择，只能成为农产品和原材料的出口国。</text:span>”1988年，葡萄牙的人均GDP还不到英国的三分之一；即便考虑到“购买力平价”<text:note text:id="ftn30" text:note-class="footnote"><text:note-citation>①</text:note-citation><text:note-body><text:p text:style-name="Footnote"><text:s/>也就是认为在扣除交易成本和关税等因素后，同一种商品在世界各地的价格，在用同一种货币来衡量时应该是一样的</text:p></text:note-body></text:note>，其人均GDP也只是略高于英国的一半。[<text:span text:style-name="书名_20_字符">Apostles of Greed</text:span>, p. 132]</text:p>
      <text:p text:style-name="P532">而且请别忘记，自由贸易在分析中把经济行为主体设定为了国家。与个人不同，一个国家内部存在着阶级分化，并且充满了财富、权力与影响力方面的不平等。因此，即便自由贸易可能增加某一国家的财富总量，但这也并不能保证他带来的收益或损失会在社会阶级之间——更不用说在个人之间，得到平等的分配。正因如此，资本家在特定时期往往会支持自由贸易，因为它削弱了劳动者的议价能力，使资本能够以牺牲（无论作为生产者还是消费者的）工人利益为代价，攫取更多的收入。以1990年代所谓的“自由贸易”协定为例，并没有任何理由相信这类贸易的收益会惠及某一国家内部的所有人，也没有理由认为其成本会由所有阶级共同承担。随后的发展证实了这一判断：是工人阶级承担了企业主导的“全球化”所带来的代价，而统治阶级则收获了相应的好处。当然，这种结果也没怎么困扰到主流经济学家。同样，即便各国按照比较优势进行生产确实可能增加商品的总量，也并不必然意味着贸易收益会在国家之间，或在国家内部，得到均等分配。正如阶级之间的交换一样，国家之间的贸易同样受制于经济力量的差异，因此，自由贸易完全可能导致一方富裕、另一方受损。由此可见，经济实力更强的一方往往就会更倾向于支持自由贸易，因为它们能够从中攫取更大的利益。</text:p>
      <text:p text:style-name="Standard"><text:soft-page-break/>所以自由贸易的论证不可能脱离其实际后果以及它所服务的利益而被抽象地加以讨论。正如琼·罗宾逊所指出的那样：</text:p>
      <text:p text:style-name="正文引文">“当李嘉图在阐述反对保护主义的理由时，他实际上是在维护英国的经济利益。自由贸易摧毁了葡萄牙的工业。对<text:span text:style-name="Emphasis">他国</text:span>而言的自由贸易，符合的是世界市场上最强竞争者的利益；而一个足够强大的竞争者在国内根本不需要保护。自由贸易学说在实践中是一种更为隐蔽的重商主义形式。当英国作为‘世界工厂’时，普遍的自由贸易正合其利益；而当德国和美国的竞争性工业（在保护主义的扶持下）发展起来之后，英国仍然能够在帝国内部为自己的出口维持自由贸易。” [<text:span text:style-name="书名_20_字符">Collected Economic Papers</text:span>, vol. 5, p. 28]</text:p>
      <text:p text:style-name="Standard">这一判断与李斯特的分析相互呼应。他认为，英国对自由贸易的鼓吹主要是一种政治策略，而且不无虚伪之处。其政治目的在于向他国市场倾销商品来摧毁潜在的竞争者，从而破坏其工业基础，使其不再成为制成品的生产者，而只是为英国工业提供原材料的出口国。他指出，对自由贸易“<text:span text:style-name="正文引文_20_字符">真实后果的研究</text:span>”，“<text:span text:style-name="正文引文_20_字符">提供了理解英国自那时起迄今商业政策的关键线索。英国人在理论上始终是世界主义者和慈善家，但在实践中却始终是垄断者。</text:span>”[<text:span text:style-name="T17">Op. Cit.</text:span>, p. 167]。此外，这种立场之所以虚伪，还在于英国是通过了国家干预完成了自身的工业化，而在此之后却试图剥夺其他国家采取同样道路的可能性。</text:p>
      <text:p text:style-name="P533">李斯特主张，国家应当保护新兴产业，直到它们具备在国际竞争中独立生存的能力为止。一旦完成工业化，国家便可以退出这种保护。他并不否认自由贸易可能有利于农产品出口国，但这种利益只能以牺牲工业发展及其为整体经济所带来的溢出效应为代价。换言之，从长期来看，自由贸易在经济繁荣和国家独立这两个方面都会损害欠发达国家。保护主义有助于本土工业资本主义的成长，而自由贸易则巩固了外国资本主义国家的优势地位（从无政府主义的立场看，这无异是毫无选择的余地）。英国资本主义就正是如此：“<text:span text:style-name="正文引文_20_字符">直到19世纪20年代，亦即工业革命开始之后大约两代人，英国对制造业产品仍然维持着极高的关税……除此之外，还采取了关税保护以外的多种措施</text:span>”（例如禁止从竞争对手国家进口商品）。[Chang, <text:span text:style-name="T17">Op. Cit.</text:span>, p. 22] 不言而喻，工会在这一工业化时期是非法的，军队也经常被用来镇压罢工、暴动和起义。经济学家托马斯·鲍洛赫证实了这一分析：</text:p>
      <text:p text:style-name="P534">“事实是，英国凭借对蒸汽机的有效垄断，在1780年至1840年间的经济增长速度超过了欧洲竞争对手。此国家在这段时期的大部分时间里都实行着高昂而<text:soft-page-break/>复杂的关税制度……大规模的公共投资与支出……以及一个广泛的公共福利体系，其中包括与基本生活成本挂钩的工资补贴和福利津贴……</text:p>
      <text:p text:style-name="正文引文">“随后，从大约1840年到1931年的很长一段时间里，英国确实实行了最为自由的贸易政策，相对而言也拥有最廉价的政府，以及（直到1914年）在工业化国家中规模最小的公共部门。然而就竞争力而言，这一个世纪却见证了该国的相对衰落。以美国和德国为首的众多竞争国家崛起，并在总产出和人均收入上超过并甩开了英国。它们无一例外都实行保护性关税，并且拥有一个相对于英国更为（相对）庞大的公共部门。”[<text:span text:style-name="T17">Op. Cit.</text:span>, p. 180]</text:p>
      <text:p text:style-name="Standard">尤其值得注意、而且对新古典经济学家而言极为尴尬的是，19世纪下半叶最彻底拥抱自由贸易意识形态的国家——也就是英国——相较于那些采纳保护主义及其他国家干预型经济政策的竞争者，反而经历了经济上的衰退。如果指出这一结果恰恰与理论预测完全相反，恐怕只能算是过于客气的说法。</text:p>
      <text:p text:style-name="Standard">从历史角度看，李斯特的判断已经多次被事实所证实。如果自由贸易的论证是正确的，那么美国和德国（以及更近一些时期的日本、韩国等）理应沦为经济死水区，而葡萄牙则应当繁荣昌盛。而历史的走向却恰恰相反。到20世纪初，英国在经济上已被美国和德国超越，而这两个国家正是通过保护主义和其他形式的国家干预实现工业化的。正因如此，别忘了亚当·斯密就曾信心十足地预言，美国的保护主义“<text:span text:style-name="正文引文_20_字符">不会加速而是会延缓其年度产出价值的进一步增长，不会促进而是会阻碍该国迈向真正财富与伟大的进程</text:span>”。他认为资本最好“<text:span text:style-name="正文引文_20_字符">被用于农业</text:span>”，而不是制造业。[<text:span text:style-name="书名_20_字符">The Wealth of Nations</text:span>, p. 328 and p. 327] 然而历史记录却几乎没有支持斯密的这些预测，因为“<text:span text:style-name="正文引文_20_字符">在整个19世纪直到1920年代，美国始终是世界上增长最快的经济体，尽管在几乎整个这一时期内，它也是最为保护主义的国家之一……尤为耐人寻味的是，在1830—1910年间，人均GDP增长表现最好的两个20年阶段分别是1870—1890年（2.1%）和1890—1910年（2%）——而这两个阶段恰恰都是保护主义程度特别高的时期。很难相信保护主义程度与整体经济增长之间的这种关联纯属是巧合。</text:span>”[<text:span text:style-name="T17">Op. Cit.</text:span>, p. 30]</text:p>
      <text:p text:style-name="Standard">与英国的情况类似，美国“<text:span text:style-name="正文引文_20_字符">在第一次世界大战之前，甚至直到第二次世界大战之前，一直都是新兴产业保护的最热忱实践者</text:span>”。同样如英国一样，国家在压制劳动者方面也发挥了重要作用：尽管工会通常并没有在法律意义上被明文禁止，但它们受到（首先是州一级、随后是联邦一级）反托拉斯法的约束，在罢工期<text:soft-page-break/>间还经常遭到军队和私人警察力量的暴力镇压。“<text:span text:style-name="正文引文_20_字符">只有在第二次世界大战之后，美国——在其工业霸权不再受到挑战的情况下——才最终实现贸易自由化，并开始积极鼓吹自由贸易事业。</text:span>”[Chang, <text:span text:style-name="T17">Op. Cit.</text:span>, p. 28 and p. 29] 毫不令人意外的是，当面对日益激烈的国际竞争时，它一方面实行保护主义和国家援助，另一方面却继续维持自由贸易的口头说辞，确保任何潜在竞争者都会因为被迫遵循美国自己在同样处境下都从未实行过的政策而毁掉本国工业。乔姆斯基概括到：</text:p>
      <text:p text:style-name="正文引文">“所以，看看那些在意识形态机器中工作的经济学家闭口不谈的一件事，尽管每一个经济学家理应都知道这一点：事实上，历史上没有任何一个国家是通过遵循‘自由市场’原则而成功发展的——一个也没有。”[<text:span text:style-name="T17">Op. Cit.</text:span>, p. 255]</text:p>
      <text:p text:style-name="P535">但这并未使大多数经济学家停止反复宣讲李嘉图的理论，仿佛它已经穷尽了国际贸易的全部问题，或者已经得到了经验证实。正如张所指出的，他研究具体国家的真实历史并在此基础上概括结论的方法“<text:span text:style-name="正文引文_20_字符">是具体的、归纳性的</text:span>”，并且“<text:span text:style-name="正文引文_20_字符">与当前占主导地位、以抽象和演绎方法为基础的新古典主义路径形成了鲜明对照</text:span>”。正因如此，“<text:span text:style-name="正文引文_20_字符">当代关于经济发展政策制定的讨论在一种奇特的意义上是去历史化的</text:span>”。[<text:span text:style-name="T17">Op. Cit.</text:span>, p. 6] 而考虑到在主流经济学内部存在着一种不去检验理论是否与现实相符的明显倾向，这就并不令人意外。仿佛我们早已<text:span text:style-name="Emphasis">知晓</text:span>资本主义经济学就是真理，那么又何必去费心考察证据呢？因此，无论某种理论多么缺乏现实可信性，资本主义经济学都只是要求人们对其照单全收。或许正因为如此，这些理论不过是从一系列前提出发所做的逻辑推演，而一旦将其与现实相对照，不仅会暴露理论本身的破产，也会揭穿经济学自称关涉现实、乃至自诩为一门科学的虚假主张？</text:p>
      <text:p text:style-name="Standard">而这些理论之所以还能存续，正是因为它们对既得利益集团具有实用价值，当然，也因为它们在形式上呈现出一种略显复杂的逻辑之美。顺带一提，自由贸易论证的本身是建立在<text:span text:style-name="Emphasis">削弱</text:span>国际竞争这一前提之上的。它主张不同国家在不同产业中进行专业化分工。不言自明的是，这种主张对于一个拥有工业基础的国家（也就是说，工业以规模报酬递增并对经济其他领域产生显著溢出效应为特征），显然比对于一个以农业为基础、并呈现规模报酬递减特征的国家要“合理”得多。至于这种政策会把世界变成一个向最先进国家提供原材料和市场、而非为其制造竞争者的体系，这不过是资本主义经济学所不断呈现的诸多“巧合”之一。</text:p>
      <text:p text:style-name="P536">因此，经典的“自由贸易”立场与当下的新自由主义立场，都允许一个国家<text:soft-page-break/>通过迫使其他国家的统治精英接受一套规则来巩固自身的市场支配地位，而这些规则恰恰限制了他国按照自身方式发展的自由，这一切绝非偶然。正如我们在D.5节中所讨论的那样，可以把新自由主义的兴起看作是一系列帝国主义议程中的最新一环，其目的在于确保贸易利益向西方集中，同时减少国际市场上的竞争者。正如张所指出的，英国在1846年之后转向自由贸易“<text:span text:style-name="正文引文_20_字符">是建立在自己当时无可挑战的经济优势之上的，并且与其帝国政策密切交织在一起</text:span>”。其公开目标之一，正是通过推动农业市场来阻止欧洲走向工业化。在西方之外，“<text:span text:style-name="正文引文_20_字符">世界上大多数其他地区则是通过殖民统治以及……不平等条约，被迫实行自由贸易</text:span>”。而在当今时代，是通过国际组织强加由西方主导制定的规则来推行这一政策。正如张所强调的，“<text:span text:style-name="正文引文_20_字符">发达国家走到今天这一步，并不是通过它们今天向发展中国家所推荐的政策和制度。它们中的大多数都曾积极运用‘糟糕的’贸易和产业政策……而在今天，这些做法要么会受到指责，要么干脆被世界贸易组织所禁止</text:span>”。[<text:span text:style-name="T17">Op. Cit.</text:span>, p. 16, p. 23, p. 16 and p. 2]</text:p>
      <text:p text:style-name="P537">换言之，发达国家正在让发展中国家难以运用那些它们自己曾经如此成功地使用过的政策和制度。这一点与19世纪的“自由贸易”论证如出一辙，本质上都是通过控制他国的经济发展路径，来减少潜在竞争者的数量，确保占有外部市场。而且我们还必须指出，在西方国家内部，资本外逃的威胁同样会加剧劳动者之间的竞争压力，从而产生一个有助于驯服帝国主义国家自身内部那些不安分工人阶级的附带效果。这些因素共同解释了，为何尽管缺乏经验证据的支持，自由贸易理论在经济学界仍能持续获得拥护。毕竟，既然大多数经济学家都无法理解在一国内部的市场中，一个阶级如何凭借经济力量通过交换来剥削另一个阶级，那么他们对在国际市场中存在的这种关系睁眼瞎也就不足为奇了。</text:p>
      <text:p text:style-name="P538">概括而言，在资本主义条件下，一个国家似乎只有两种主要选择：要么服从全球金融资本的指令，拥抱新自由主义改革，目睹增长率的下降和不平等的加剧；要么（就如同所有成功实现工业化的国家一样），通过动用国家力量来保护并调控本国市场，从而“违反”经济学的永恒法则，使经济增长上升，同时不平等也随之扩大。正如张夏准所指出的，回顾历史记录可以发现一种“<text:span text:style-name="正文引文_20_字符">高度一致的模式：所有追赶型经济体都运用了积极的产业、贸易与技术（industrial, trade and technology，ITT）政策……以促进经济发展</text:span>”。他强调，“<text:span text:style-name="正文引文_20_字符">最为激进地运用关税保护的，恰恰是英国和美国这两个被视为自由贸易政策发源地的国家</text:span>”。前者就“<text:span text:style-name="正文引文_20_字符">实施了后来因……日本、韩国和台湾……而闻名的那类ITT政策</text:span>”。[<text:span text:style-name="T17">Op. Cit.</text:span>, <text:soft-page-break/>pp. 125-6, p. 59 and pp. 60-1] 此外，这一进程的另一个方面还在于压制工人阶级，让<text:span text:style-name="Emphasis">我们</text:span>来承担工业化的成本。英国在实施其ITT政策时期，工会是非法的；而“<text:span text:style-name="正文引文_20_字符">例如在台湾和韩国，劳动力市场之所以几乎达到了可能实现的最接近自由市场的状态，这在一定程度上正是由于政府对工会的镇压</text:span>”。[<text:span text:style-name="正文引文_20_字符">"What can Economics Learn from East Asian Success?"</text:span>, <text:span text:style-name="T17">Op. Cit.</text:span>, p. 70] 鉴于新古典经济学和奥地利学派经济学本就对工会深恶痛绝，认为这种镇压相对不成问题也就不足为奇了（事实上按照经济意识形态的说法，镇压工会甚至可以解释为符合工人阶级自身的利益，因为据说，工会损害了未加入工会的工人的利益——谁能想到老板和他们的国家竟然如此地慷慨仁慈？）。</text:p>
      <text:p text:style-name="P539">从无政府主义的立场来看，这两种选择都几乎没有什么可取之处。因此，虽然我们在陈述“现存的”资本主义历史相关事实，但这并不意味着无政府主义者支持国家主导的发展模式。恰恰相反。我们只是指出，历史经验似乎表明：当国家以重要方式规制市场、同时镇压劳工运动时，各国往往能够更快地实现工业化并取得更高的增长率。考虑到正如我们在D.1节中所论述的那样，国家干预本身就是资本主义不可分割的一部分；而且正如在F.8节中所指出的，这种干预自资本主义兴起之初便始终存在（用马克思的说法，资本主义的形成始终需要一个“<text:span text:style-name="正文引文_20_字符">原始积累</text:span>”的过程），这一点就并不令人意外。而很明显，这并不意味着无政府主义者就支持用保护主义来对抗“自由贸易”。在一个阶级社会中，前者往往有利于本国资本家，而后者则更有利于外国资本家。除此之外，还必须考虑社会背景。在一个以农村经济为主的社会中，保护主义是促成资本主义形成的重要手段。例如19世纪的美国就正是如此；值得注意的是，当时南方的奴隶制各州反对保护主义，个人无政府主义者也同样如此。换言之，由于保护主义是一种资本主义措施，所以会因为损害自身利益而遭到前资本主义者和反资本主义者的反对。相反，在一个成熟的资本主义经济中，（通常是高度选择性实施的）“自由贸易”则可能成为削弱工人工资和劳动条件、同时打击外国资本主义竞争者的有效工具（它还可能改变发展中国家的农业结构，把小农从土地上排挤出去，推动以大地产和雇佣劳动为基础的资本主义农业发展）。</text:p>
      <text:p text:style-name="P540">对无政府主义者而言，尽管第二种选择从长期来看确实会比第一种选择更快地提高生活水平，但必须始终记住，我们讨论的是一个<text:span text:style-name="Emphasis">阶级</text:span>社会，所以成本与收益都是由掌权者决定的，而不是由一般民众决定的。而且，也不能想当然地认为发展中国家的人们真的渴望一种西方的生活方式（尽管从统治这些国家的精英所<text:soft-page-break/>推行的政策中可以清楚地看到，他们真的如此渴望）。正如布克钦曾指出的那样：“<text:span text:style-name="正文引文_20_字符">作为西方人，‘我们’往往不假思索地假定，‘他们’想要或需要资本主义在美国和欧洲所生产的那种技术和商品……随着帝国主义铁拳的移除，第三世界或许能够开启一种新的视点。</text:span>”[<text:span text:style-name="书名_20_字符">Post-Scarcity Anarchism</text:span>, pp. 156-7]</text:p>
      <text:p text:style-name="P540">简言之，如果人们确实希望的化，还存在着以工人阶级控制工业为基础的其他实现发展的途径。基于此，对发展中国家而言唯一真正的出路只能是消除其阶级制度，建立一种由劳动人民掌握自身命运的社会，也就是无政府主义。因此我们可以看到，例如蒲鲁东就明确表示，他“<text:span text:style-name="正文引文_20_字符">反对自由贸易派，因为他们一方面维护利息，一方面却又要求废除关税</text:span>”。他主张相反的立场，把自由贸易看作是“<text:span text:style-name="正文引文_20_字符">废除利息</text:span><text:span text:style-name="正文引文_20_字符"><text:span text:style-name="T155">[也就是废除资本主义]</text:span></text:span><text:span text:style-name="正文引文_20_字符">之后的结果</text:span>”。由此可见，自由贸易这一问题，即无法脱离实行它的社会形态来讨论，也无法脱离自由社会的建构来理解。蒲鲁东认为，在一个国家废除资本主义将会促使其他国家进行自我改革，从而“<text:span text:style-name="正文引文_20_字符">解放其下层阶级；一句话说，就是引发革命。那时，自由贸易才会成为平等交换</text:span>”。[<text:span text:style-name="书名_20_字符">The General Idea of the Revolution</text:span>, pp. 235-8] 在此之前，无论采取的是保护主义还是自由贸易，工人阶级都将承受它带来代价，并且不得不为争取其中任何可能的收益而斗争。</text:p>
      <text:p text:style-name="P541"/>
      <text:h text:style-name="Heading_20_3" text:outline-level="3">C.10.3 <text:span text:style-name="T143">“自</text:span>由市场”资本主义是否让所有人受益，<text:line-break/><text:tab/><text:tab/><text:span text:style-name="T156">尤其</text:span>是工人阶级？</text:h>
      <text:p text:style-name="P542">一种辩护资本主义的方式是：与表象和大众舆论相反，它给工人阶级带来的好处实际上<text:span text:style-name="Emphasis">多于</text:span>统治阶级。</text:p>
      <text:p text:style-name="P543">这种论点可以在右翼自由主义经济学家米尔顿·弗里德曼为资本主义的辩护中找到。他在那里回应了这样一种指控：“<text:span text:style-name="正文引文_20_字符">资本主义的扩展和发展意味着不平等的加剧</text:span>”。他认为并非如此，并指出：“<text:span text:style-name="正文引文_20_字符">至少在西方国家内部，在任何有意义的尺度上，一个国家越是高度资本主义，不平等程度看起来就越低……从时间变化的角度来看，资本主义国家所取得的经济进步伴随着不平等程度的急剧缩小。</text:span>”事实上，“<text:span text:style-name="正文引文_20_字符">一个自由社会</text:span><text:span text:style-name="正文引文_20_字符"><text:span text:style-name="T157">[也就是</text:span></text:span><text:span text:style-name="正文引文_20_字符">资本主义</text:span><text:span text:style-name="正文引文_20_字符"><text:span text:style-name="T157">]，</text:span></text:span><text:span text:style-name="正文引文_20_字符">实际上比迄今为止尝试过的任何其他制度都更趋向于物质上的平等。</text:span>”因此在弗里德曼看来，“<text:span text:style-name="正文引文_20_字符">一个与流行观念相反</text:span><text:soft-page-break/><text:span text:style-name="正文引文_20_字符">的惊人事实是，资本主义导致的不平等程度低于其他组织制度，而资本主义的发展已经在很大程度上减少了不平等的范围。无论是空间上的比较还是时间上的比较，都证实了这一点。</text:span>”[<text:span text:style-name="书名_20_字符">Capitalism and Freedom</text:span>, p. 168, pp. 169-70, p. 195 and p. 169]</text:p>
      <text:p text:style-name="P544">弗里德曼还提出了其他关于资本主义优越性的主张。他认为，非资本主义社会不仅“<text:span text:style-name="正文引文_20_字符">往往比资本主义社会具有更广泛的不平等，甚至即便以年度收入来衡量也是如此</text:span>”，而且在这些制度下，不平等“<text:span text:style-name="正文引文_20_字符">往往是固定和永久的，而资本主义则会削弱身份地位并引入社会流动性</text:span>”。像大多数右翼人士一样，他也强调了社会流动性的重要性，并主张如果人们在一个社会中的地位很少发生变化，“<text:span text:style-name="正文引文_20_字符">那将是一个更为不平等的社会</text:span>”。他最后还指出：“<text:span text:style-name="正文引文_20_字符">有一个完全违背了人们直觉的惊人事实，那就是收入来源的问题。一个国家越是资本主义，用于支付通常被视为资本之使用的那部分收入比例就越小，而支付给人类服务的那部分比例就越大。</text:span>”[<text:span text:style-name="T17">Op. Cit.</text:span>, pp. 171-2, p. 171 and pp. 168-9]</text:p>
      <text:p text:style-name="P545">正如弗里德曼一贯的做法那样，他并没有提出任何证据来支持自己的主张，或支持他所宣称的那些“<text:span text:style-name="正文引文_20_字符">惊人事实</text:span>”，因此几乎无法评估这些具体断言的真实性。可能评估它们的一种方式就是考察若干国家在1980年前后的实际表现。这一年之所以重要，是因为英国的撒切尔和美国的里根正是在这一年先后上台执政，而两人都深受弗里德曼及其他“自由市场”资本主义支持者的影响。如果他的论断成立，那么我们理应看到在1980年之前（社会凯恩斯主义政策占主导的时期），平等程度、社会流动性以及“<text:span text:style-name="正文引文_20_字符">人类服务</text:span>”在收入中所占的比重应当<text:span text:style-name="Emphasis">下降</text:span>；而在此之后，这三者应当<text:span text:style-name="Emphasis">上升</text:span>。对弗里德曼（以及我们！）而言遗憾的是，事实恰恰与他的断言相反——1980年以后，平等程度、社会流动性以及“<text:span text:style-name="正文引文_20_字符">人类服务</text:span>”的收入份额全部出现了下降。</text:p>
      <text:p text:style-name="P546">正如我们在B.7节中所展示的，自1980年以来，美国和英国的不平等程度上升，社会流动性<text:span text:style-name="Emphasis">同时</text:span>下降（社会民主主义国家在这两方面的记录都要更为出色）。至于收入份额的问题，同样未能支持他的主张。即便是在1962年，这一断言在美国的情况下也缺乏事实依据。根据美国商务部的数据，1929年劳动收入在国民收入中的份额为58.2%，到1959年上升至69.5%。即使只考察私营部门雇员，这一比例也从52.5%上升到58%（政府雇员，包括军人的收入份额，则从5.7%上升到12.2%）。此外，“业主收入”（即企业所有者因其劳动努力与所有权相结合而获<text:soft-page-break/>得的收入，例如农民或其他自雇劳动者）所占比重也在下降，其中农业收入从6.8%降至3.0%，其他此类收入则从10.1%降至8.7%。[Walter S. Measday, <text:span text:style-name="正文引文_20_字符">"Labor's Share in the National Income,"</text:span> <text:span text:style-name="书名_20_字符">The Quarterly Review of Economics &amp; Business</text:span>, Vol. 2, No. 3, August 1962] 除非弗里德曼愿意主张1929年的美国比1959年的美国更具国家主义色彩，不然他的断言似乎从一开始就已经站不住脚。那么在他提出这一观点之后，美国的表现又如何呢？考察1959年之后的时期，可以看到劳动收入在国民收入中的份额继续上升，在1970年代达到峰值，随后在接下来的几十年中稳步下降（1983年已跌破1948年的水平，并一直维持在该水平之下）。[Alan B. Krueger, <text:span text:style-name="正文引文_20_字符">"Measuring Labor's Share"</text:span>, <text:span text:style-name="书名_20_字符">The American Economic Review</text:span>, vol. 89, No.2, May 1999] 自那以后，这一下行趋势仍在持续。</text:p>
      <text:p text:style-name="P546">或许揭穿显得有些不太礼貌，但需要注意到，弗里德曼思想在这两个国家的影响力正是在1970年代开始上升，并在1980年代初被付诸实施。</text:p>
      <text:p text:style-name="P546">使用劳动收入份额这一指标本身就存在问题。例如，它会随着经济周期而波动：在经济衰退时期上升，在经济繁荣时期下降。此外，劳动报酬并不只有工资一种形式。若考察劳动获得的总补偿，其在1950年至2000年间大约占美国总收入的70%（不过，这一比例同样在1970年代达到峰值，随后开始下降。[Krueger, <text:span text:style-name="T17">Op. Cit.</text:span>]）不过，这种“劳动”收入的界定本身也存在争议。举例来说，雇主提供的医疗保险就可以当作是非工资性补偿，因此，医疗成本的上升可能会表现为劳动补偿的上升，但几乎不能把这当作是提高了劳动收入份额，因为劳动者的净收益实际上是零。再者，还涉及政府雇员与福利给付的问题，而这些当然也被计入了劳动收入。不幸的是，弗里德曼并没有说明他依据的究竟是哪一类统计数据，因此我们在评估他的主张时无法判断是否应当把劳动的总补偿也纳入考量。</text:p>
      <text:p text:style-name="Standard">有一部分经济学家在分析中将政府转移支付因素纳入了考察。自1979年以来，“<text:span text:style-name="正文引文_20_字符">资本收入（如租金、股息、利息收入和资本利得）所占的比重有所上升，而以工资和薪金形式获得的收入份额则相应下降。</text:span>”然而，大多数家庭几乎没有、或完全没有资本收入，但它却“<text:span text:style-name="正文引文_20_字符">是最顶端1%人群、尤其是最顶端0.1%人群极其重要的收入来源（后者获得了全部资本收入的三分之一以上）</text:span>”。1959年，劳动收入占市场性收入（即个人收入扣除政府转移支付后的部分）的73.5%，而资本收入占13.3%。到1979年，这两个比例分别上升至75.8%和15.1%。二者同时上升，源于“业主收入”从13.3%下降到9.1%。到2000年，资本收入的比重已上升至<text:soft-page-break/>19.1%，而劳动收入的份额则下降至71.8%（业主收入保持不变）。这种“<text:span text:style-name="正文引文_20_字符">从劳动收入向资本收入转移的趋势在战后时期是独一无二的，并且在一定程度上解释了自1979年以来不平等持续扩大的原因。</text:span>” [Lawrence Mishel, Jered Bernstein, and Sylvia Allegretto, <text:span text:style-name="书名_20_字符">The State of Working America 2006/7</text:span>, p. 76 and p. 79]</text:p>
      <text:p text:style-name="P547">需要指出，弗里德曼在这里重复了主流经济学家（以及右翼）的一种标准论断，那就是与其依靠工会或斗争来提高工资，不如通过提高劳动者生产率来实现；生产率提高，所有人的生活水平都会随之上升。这种说法至少在过去说得通。1945年至1980年间，工人的工资确实与生产率增长同步，而这同时也是美国工会密度处于高位的时期。这种联系1980年之后被打破了。好巧不巧，受弗里德曼思想影响的里根政府正是在这一时期将打击工会的行为合法化并加以鼓励。自那以后，生产率增长几乎全部流向了人口中最富裕的十分之一，而中位收入则停滞不前。缺乏工会以及工人坚实的议价能力，生产率的提高并未给劳动者带来多少好处。至于像弗里德曼这样的人有没有提及这一关键的事实？答案是否定的。</text:p>
      <text:p text:style-name="P548">接下来还有一个关于“<text:span text:style-name="正文引文_20_字符">人力服务</text:span>”（human services）本身的问题。它根本不等同于劳动收入，因为其中包含了例如管理层薪酬在内的内容。正如我们在C.3节中所指出的，这类“劳动”收入更恰当地应被视为<text:span text:style-name="Emphasis">资本</text:span>收入，因为这种特定形式的劳动是根植于对资本的控制之中的。可以从右翼智库、期刊以及经济学家为高管薪酬暴涨所作的种种辩护中清楚地看到这一点，同时也体现在他们对这种巨额“薪酬”上涨所具有的通胀效应漠不关心——尤其是与他们对工人工资哪怕极其微小的上涨所表现出的高度紧张，形成了鲜明的对比。这意味着，即便CEO薪资大幅飙升、而工人工资停滞甚至下降，“劳动”收入的总体份额仍然可能保持不变，而这正是1980年以来美国（以及英国）所呈现的状况。在这种情形下，考察“<text:span text:style-name="正文引文_20_字符">人力服务</text:span>”指标就会产生误导，因为仅仅由于资本回报以老板薪酬的形式出现在此处，便被列入到了“劳动”之中。同样，CEO的各种津贴和奖金也会被计入“劳动”的非工资性补偿。</text:p>
      <text:p text:style-name="P548">要理解这意味着什么，不妨借助一个例子。设想一个拥有100人的国家，其总收入为<text:span text:style-name="T158">10000</text:span>英镑，那么人均收入为100英镑。若资本和劳动按三七开的比例划分，那就是劳动收入为7000英镑，资本收入为3000英镑。假定只有5%的人口<text:span text:style-name="T158">[也就是5人]</text:span>拥有资本存量，那么这部分人的平均收入就是600英镑，而劳动者的人均收入则为73.68英镑。然而，其中又有10%的人口属于管理层，若再假定在<text:soft-page-break/>劳动收入内部，普通工人与管理层之间同样按三七开分配，那么管理层共获得2100英镑，人均210英镑；工人获得4900英镑，人均57.65英镑。由此可见，资本所有者的收入是全国平均水平的6倍以上，管理层略高于平均水平的两倍，而工人则只有平均水平的一半多一点。换言之，全国层面“劳动收入占70%”这一统计掩盖了这样一个现实：占人口85%的工人，实际上只获得了不到一半的总收入（49%）。资本收入虽然在总量上较少，却只分配给了极少数人，从而造成了极其严重的不平等：15%的人口获得了人均340英镑的收入，几乎是其余85%人口平均收入的6倍，而最顶端的5%则超过了10倍。如果管理层在劳动收入中的份额上升到35%，在劳动收入总体仍维持70%不变的情况下，工人工资会下降，不平等则进一步扩大（此时管理层人均收入上升至363.33英镑，而工人则下降到53.53英镑）。必须强调，这个例子实际上还<text:span text:style-name="Emphasis">低估了</text:span>资本主义经济中的不平等程度，尤其是那些不幸贯彻了弗里德曼思想的国家。</text:p>
      <text:p text:style-name="P549">进一步放眼来看，这一模式几乎反复出现在所有被强行推行“（更）自由市场的”资本主义的地方。在智利，平等程度和劳动收入份额曾在1960年代及70年代初期有所提高，但在皮诺切特执政、并以弗里德曼思想为指导的新自由主义政权下，这两者随即大幅下滑（关于那里“<text:span text:style-name="正文引文_20_字符">经济自由</text:span>”的残酷细节，参见C.11节）。在撒切尔时期的英国，不平等程度上升，而劳动收入份额与社会流动性则下降。1978年至1990年间，英国住户收入中工资和薪金所占的比重从65.8%降至57.4%，而资本收入（租金、利息和股息）的比重则增加了一倍多，从4.9%上升到10.0%。这种变化毫不意外地“<text:span text:style-name="正文引文_20_字符">直接推动了整体不平等的上升</text:span>”（全部投资收入中有48%流向了最富有的十分之一家庭）。 [John Hill,<text:span text:style-name="书名_20_字符"> Inequality and the State</text:span>, p. 88]</text:p>
      <text:p text:style-name="Standard">从收入与财富增长的分配方式来看，可以发现自1979年以来，收益主要流向了富裕阶层。在此之前的1961年至1979年间，社会各阶层的收入增长水平大致相同。增长的大部分集中在中位数附近（唯一的例外是最低十分位，其收入增长明显快于其他群体）。这意味着“<text:span text:style-name="正文引文_20_字符">在整个1960年代和70年代，所有收入群体都从收入上升中受益，其中最低收入群体的增幅最大。</text:span>”而在1978年之后，“<text:span text:style-name="正文引文_20_字符">这种格局被打破</text:span>了”：1979年至1994/<text:span text:style-name="T159">199</text:span>5年间，最高收入十分位的收入增长了60%—68%，而中等收入群体仅增长约30%。在收入分布中位置越低，增长幅度就越小（事实上，在扣除住房成本后，最低10%人群在1994/<text:span text:style-name="T159">199</text:span>5年的收入比1979年还低8%）。正如同一时期的美国一样，原本像“栅栏”般相对均等的增长，转变成<text:soft-page-break/>了“阶梯”式结构——越接近底部，收入增长越慢；越接近顶端，增长越快（也就是说，大致均等的增长转变为随收入水平上升而加快的增长——参见B.7.1节）。1979年至1990/<text:span text:style-name="T159">19</text:span>91年间，底层70%人口的收入份额下降。在梅杰执政时期的1992年至1997年，不平等之所以没有继续扩大，仅仅是因为几乎所有人的收入都没在增长。总体而言，1979年至2002/3年间，底层一半人口所获得的全部收入份额从37%下降到22%。这一下降幅度超过了底层一半人口合计的原有份额。最低10%人群的收入份额从4.3%下降到3%（扣除住房成本后，从4.0%降至2.0%）。只有最顶端的十分位收入份额上升了，从20.6%增至28%。1979年至2002/<text:span text:style-name="T159">200</text:span>3年间，实际净收入增长总量中约40%流向了最富有的十分位；税后收入增长中，有17%流向了最富有的1%，约13%流向了最富有的0.5%（“<text:span text:style-name="正文引文_20_字符">财富的分配远比收入更加不平等。</text:span>”）[John Hills, <text:span text:style-name="T17">Op. Cit.</text:span>, p. 20, p. 21, p. 23 and p. 37]</text:p>
      <text:p text:style-name="Standard">毫不令人意外，收入不平等的显著扩大不仅完全逆转了1945年以来在缩小收入差距方面取得的所有进展，也使英国从工业化国家中较为平等的国家之一，转变为最不平等的国家之一。低于收入中位数一半的人口比例明显上升。1960年代，这一比例约为10%，随后下降到1977年的6%。此后便“<text:span text:style-name="正文引文_20_字符">急剧攀升</text:span>”，并在1991/<text:span text:style-name="T160">19</text:span>92年达到21%的峰值，之后稳定在18%—19%。若扣除住房成本，则低于平均收入一半的人口比例从7%上升到25%，随后回落至23%。需要指出，前撒切尔时期“<text:span text:style-name="正文引文_20_字符">驳斥了‘相对贫困不可能被削减’这一说法</text:span>”。总而言之，到1990年代初，“<text:span text:style-name="正文引文_20_字符">相对贫困的水平是1960年代的两倍，是70年代末的三倍</text:span>”。应该不必多说，社会流动性也随之下降。[John Hills, <text:span text:style-name="T17">Op. Cit.</text:span>, p. 48, p. 263 and pp. 120-1]</text:p>
      <text:p text:style-name="Standard">在东欧也可以看到同样的情况。这一点尤为重要，因为如果弗里德曼的断言成立，那么东欧斯大林主义的终结理应带来不平等的下降。然而，正如智利、英国、新西兰和美国所发生的那样，现实恰恰相反——不平等急剧扩张。到21世纪初，东欧已经在欧洲收入不平等排行榜上与新自由主义化的英国并居前列。</text:p>
      <text:p text:style-name="Standard">从历史记录来看，（更）自由市场的资本主义最有利于工人阶级这一主张并未得到多少支持。1970年代初，实际工资增长率一度上升至年均约5%，但自80年代起，在13个经合组织国家中大幅下滑，降至不足2%。实际“<text:span text:style-name="正文引文_20_字符">自1979年以来，经合组织国家的实际工资增长极为缓慢，这与1960年代3%—5%的增长率相比是大开倒车</text:span>”。在美国，2003年的工资中位数实际上低于1979年。平均工资直到1995年之前事实上一直在下降，随后虽有所回升，但整个1990年代的年均增<text:soft-page-break/>长率仍不足0.5%。欧洲和日本的表现也只是略好一些，年均增长约为1%。鉴于1979年后资本回报率的上升，这一结果并不令人意外，因为“<text:span text:style-name="正文引文_20_字符">实际工资并不会自动与劳动生产率同步增长。利润份额的普遍上升……将实际工资增长拉在了生产率增长之后</text:span>”。在劳动力内部，不平等同样在加剧。工资差距“<text:span text:style-name="正文引文_20_字符">在英美组明显高于欧洲</text:span>”，而且扩大得更快。1979年至2003年间，收入最高的10%人群的实际工资增长了27.2%，而中位群体仅增长10.2%（最低10%的实际工资则没有增长）。在欧洲，“<text:span text:style-name="正文引文_20_字符">底层的实际工资增长率与平均水平大体相当</text:span>”。在美国，收入最高的1%劳动者，其工资总份额在1979年至1998年间从6.2%翻倍至10.9%，而最高的0.1%几乎将其份额提高到原来的三倍，达到4.1%。最高10%所获得的增长几乎全部集中在最高5%，其中约三分之二流向了最高1%。在法国，最高1%的份额则保持不变。总体而言，“<text:span text:style-name="正文引文_20_字符">在诸如美国和英国这类更自由市场化的经济体中，劳动的地位受到的侵蚀往往比社会保护</text:span><text:span text:style-name="正文引文_20_字符"><text:span text:style-name="T161">[</text:span></text:span><text:span text:style-name="正文引文_20_字符">包括工会制度</text:span><text:span text:style-name="正文引文_20_字符"><text:span text:style-name="T161">]</text:span></text:span><text:span text:style-name="正文引文_20_字符">原本更为强大的欧洲经济体更为严重</text:span>”。[Andrew Glyn, <text:span text:style-name="T17">Op. Cit.</text:span>, p. 6 p. 116, p. 117, p. 118 and p. 127]</text:p>
      <text:p text:style-name="P550">从不平等与贫困的角度来看，结论是，市场自由化“<text:span text:style-name="正文引文_20_字符">往往会带来更大的不平等</text:span>”。事实上，英国不平等程度的上升在1980年代最为显著，也就是撒切尔时期；而新西兰“<text:span text:style-name="正文引文_20_字符">的不平等程度经历了与英国同样幅度的上升</text:span>”。美国则“<text:span text:style-name="正文引文_20_字符">保持了其作为最不平等国家的地位，而且在两个十年中不平等状况都在加剧</text:span>”。概括而言，“<text:span text:style-name="正文引文_20_字符">相较于北欧国家，不平等的上升的幅度在更不平等的自由主义经济体中更加明显</text:span>”。此外，“<text:span text:style-name="正文引文_20_字符">自由主义国家中处于贫困状态的人口比例也高于欧洲国家</text:span>”。新西兰和英国（这两个新自由主义的样板国家）毫不意外地“<text:span text:style-name="正文引文_20_字符">在1980年代中期至2000年间拥有增长幅度最大的贫困人口数量</text:span>”。在1990年代中期，英国、加拿大和美国有20%—25%的劳动者收入低于中位收入的65%，而斯堪的纳维亚国家和比利时这一比例仅为5%—8%。这种收入不平等的上升“<text:span text:style-name="正文引文_20_字符">往往会在代际之间复刻</text:span>”。与斯堪的纳维亚、德国和加拿大相比，“<text:span text:style-name="正文引文_20_字符">美国的社会流动性要</text:span><text:span text:style-name="正文引文_20_字符"><text:span text:style-name="T19">低得多</text:span></text:span>”；而在英国，自1980年代和90年代实施了受弗里德曼启发的撒切尔主义之后，“<text:span text:style-name="正文引文_20_字符">社会流动性出现了严重下降</text:span>”。同样不出所料，“<text:span text:style-name="正文引文_20_字符">财产性收入的重要性上升了</text:span>”，美国财产收入与劳动收入之比从1979年的15%上升到2002年的18%；法国从7%上升到12%；而挪威和芬兰约为8%。 [<text:span text:style-name="T17">Op. Cit.</text:span>, p. 167, p. 168, p. 169, p. 171, p. 169, p. 173, p. 174 and p. 170]</text:p>
      <text:p text:style-name="P551">我想不必我们多说，鉴于弗里德曼在1962年首次出版其著作时几乎没有提出任何证据，40周年纪念版也同样地缺乏事实支撑。毕竟，40年的时间完全足以<text:soft-page-break/>评估这一主张，尤其是考虑到在这一时期的大约中间点之后，弗里德曼的思想在许多国家（特别是在撒切尔治下的英国和里根治下的美国）逐渐取得影响力并不同程度付诸实施。弗里德曼在2002年并未提及不平等、流动性或劳动收入份额方面的发展，只是笼统地宣称，他“<text:span text:style-name="正文引文_20_字符">对这本书经受住时间考验的程度感到极为欣慰</text:span>”——当然，除了那些与现实完全矛盾的地方！这一点不仅适用于他关于平等、收入份额和贫困的主张，也适用于其货币主义教条的根基：也就是试图通过“<text:span text:style-name="正文引文_20_字符">一项立法规则，指示货币当局实现货币存量的既定增长率</text:span>”，以此来控制“<text:span text:style-name="正文引文_20_字符">货币存量行为</text:span>”的目标。[<text:span text:style-name="T17">Op. Cit.</text:span>, p. ix and p. 54] 正如我们在C.8节中所指出的那样，这一意识形态核心在实践后所造成的灾难性后果，无论如何都谈不上“<text:span text:style-name="正文引文_20_字符">经受住了时间的考验</text:span>”。或者换句话说，这几乎是一个相当罕见的自我证伪案例。</text:p>
      <text:p text:style-name="P552">总之，既然基于平等的资本主义辩护在现实面前难以站得住脚，那么就只能借助其他论证方式来把这一制度描绘成工人和穷人“真正的朋友”。于是我们在前两节中已经加以驳斥的“增长论”粉墨登场。然而这一论证几乎同样和现实毫无干系。</text:p>
      <text:p text:style-name="P553">当然，仍然值得一提他们通常的借口。有人或许会辩称，意识形态之所以没能对应上现实，是因为资本主义还不够“纯粹”。这一说法当然在逻辑上成立（正如弗里德曼所言，撒切尔和里根“<text:span text:style-name="正文引文_20_字符">能够遏制巨兽，但却未能将其讨伐</text:span>”[<text:span text:style-name="T17">Op. Cit.</text:span>, p. vii]）。虽然国家干预自1980年以来确实并没有消失；但鉴于人们对市场之“魔力”的盛赞，本应期待至少看到<text:span text:style-name="Emphasis">某些</text:span>改善。2006年弗里德曼去世时，右翼和商业媒体对他的赞誉铺天盖地，将他列为20世纪后期<text:span text:style-name="Emphasis">最具</text:span>影响力、甚至可能前无古人、后无来者的经济学家之一。在这种背景下，再声称当下的市场自由程度反而<text:span text:style-name="Emphasis">低于</text:span>战后凯恩斯主义的鼎盛时期，未免显得相当奇怪。若真如此，那就意味着里根、撒切尔和皮诺切特对经济几乎没有产生影响（或者说，他们反而在国家干预层面使情况变得更糟）。这就等于说弗里德曼实际上是20世纪后期影响力<text:span text:style-name="Emphasis">最小</text:span>的经济学家之一（如果我们把他的那些断言与其所启发政策实施前后的现实加以对照，或许更应称他为“最糟糕的经济学家”之一）。不过，由于他确实帮富人变得更富了，因此，对于他的主张究竟对大多数人产生了怎样的实际影响，倒也就可以心安理得地忽略不计了。</text:p>
      <text:p text:style-name="P170"/>
      <text:h text:style-name="Heading_20_3" text:outline-level="3"><text:soft-page-break/>C.10.4 增长是否必然意味着人们过得更好了？</text:h>
      <text:p text:style-name="P554">在前面的章节中，我们纯粹从例如增长率之类的经济统计指标来讨论新自由主义改革的影响。这意味着，我们是在资本主义自身所设定的标准之内批判资本主义，也是在其支持者为其辩护时所使用的论证框架之内进行反驳。如前所示，无论是在平等、社会流动性还是经济增长方面，“（更）自由市场”资本主义的兴起都远未达到其支持者所宣称的效果。它非但没能带来更多的平等、更少的贫困和更快的增长，实际结果却恰恰相反。即便这些方面在某些地区出现了一定进展，例如在亚洲，但那些国家也并不是通过全面拥抱新自由主义模式而取得的。</text:p>
      <text:p text:style-name="P554">然而，对“资本主义使所有人受益、尤其使穷人受益”这一观念，还可以提出一种更为深层的批判。这一批判的核心不是可支配货币的数量，而是生活的<text:span text:style-name="Emphasis">质量</text:span>。这是判断“自由市场”资本主义是否真的会让所有人“过得更好”的一个极其重要的维度。典型的资本主义思维倾向于将数量指标作为最重要的考量因素，因此，现代生活中的公共讨论便充斥了经济增长、利润水平等等问题。但正如E.P.汤普森清楚指出，这种视角忽略了人类生活中许多至关重要的方面：</text:p>
      <text:p text:style-name="P555">“必须指出一些相当简明的观点：统计上的平均数完全可能与人们的实际体验背道而驰。人均定量指标上升的同时，完全可能发生人们生活方式、传统关系以及规范的巨大质变。人们可能在消费更多商品的同时变得不那么幸福、不那么自由……<text:span text:style-name="T162">[</text:span>例如，<text:span text:style-name="T162">]</text:span>实际工资<text:span text:style-name="T162">[</text:span>或许<text:span text:style-name="T162">]</text:span>确实提高了……但代价却是更长的工作时间和更高强度的劳动……从统计意义上看欣欣向荣；但相关的家庭却可能日渐贫乏。</text:p>
      <text:p text:style-name="正文引文">“因此，完全有可能……<text:span text:style-name="T163">[</text:span>在<text:span text:style-name="T163">]</text:span>平均物质生活水平得到改善<text:span text:style-name="T163">[</text:span>的同时<text:span text:style-name="T163">]</text:span>……剥削加剧，不安全感上升，人类的痛苦不断增加……大多数人<text:span text:style-name="T163">[可能]</text:span>比五十年前的前辈‘过得更好了’，但他们为了这种改善……却经历了、并将仍将遭受一种灾难性的浩劫。” [<text:span text:style-name="书名_20_字符">The Making of the English Working Class</text:span>, p. 231]</text:p>
      <text:p text:style-name="Standard">汤普森具体所指的是英国工业革命时期工人阶级的经验，但他的分析同样具有普遍意义（其相关性远远超出了对过去或当下工业化进程的评估）。这意味着，只关注诸如绝对贫困或收入增长之类的指标——就像新自由主义的辩护者所做的那样，实际上忽视了这些收入增长所伴随的生活质量问题。举例来说，一名被迫离开土地、进入工厂就业的农民，可能会认为：有老板对自己的一举一动发号<text:soft-page-break/>施令、更长的工作日以及更高强度的劳动，比起收入的净增长要重要得多。更何况这名农民之所以失去土地，本身就可能是新自由主义或其他“改革”的结果，这本身也是必须纳入考量的因素。再换一种可能性来说，如果健康与安全法规降低了工作速度，那么全国总产出就会下降；同样，工会也会阻止企业让工人以更长时间、更高强度地劳动。然而，以牺牲劳动者为代价换取的产出增长并非毫无问题（也就是说，实际工资或许上升了，但代价却是更长的工时、更低的安全性以及更高强度的劳动）。另一个显而易见的例子是这样的家庭：丈夫从一份待遇良好的制造业岗位中被“裁减”，转而从事一份薪酬更低的服务业工作，这迫使妻子（甚至孩子）也不得不出来工作才能维持生计。家庭总收入也许因此略有上升，但却付出了家庭本身及其生活方式的沉重代价。因此，抽象意义上的生活水平或许提高了，但对当事人而言，他们会感受到生活状况在明显恶化。由此可见，如果收入上升的同时生活质量却在下降，那么经济增长并不必然意味着生活<text:span text:style-name="Emphasis">质量</text:span>的提高。</text:p>
      <text:p text:style-name="P556">这在一定程度上是因为，如果经济真的按照新古典理论所要求的方式运作，那么人们去上班时将无法预知自己能拿到多少工资、能被雇佣多久，甚至无法确定到达工作场所时自己是否仍然有一份工作。如果他们租住了自己的房屋，那甚至都无法确定下班后是否还有家可回。这是因为，为了不断向均衡调整，每一种价格都必须处于持续变动之中。换句话说，不安全性正是这种经济体制的核心，而这种状态显然不利于形成社区或“家庭”价值观（尽管右翼在鼓吹这一经济制度时经常使用这些表达，但在实践中却以利润之名不断侵蚀它们）。所以，即便一个社会随着时间推移在物质上变得更加富裕，它在<text:span text:style-name="Emphasis">真实</text:span>财富的意义上——在让生命变得更有价值的意义上——却可能变得更加贫乏。因此，资本主义对于人际关系、对生产性活动（劳动）本身的愉悦感、对多数人的真实自由、以及我们彼此对待的方式等，都具有一种腐蚀性的影响。而这种经济逻辑的腐蚀效应并不仅仅局限于工作场所，而是渗透进生活的其他各个方面。</text:p>
      <text:p text:style-name="P557">即便假定自由市场资本主义真的能够产生较高的增长率（而这一假定在现实世界中并未得到验证），问题也远未就此结束。增长是如何被分配的同样相当重要。增长所带来的收益可能会集中到少数人手中，而非惠及多数人。人均指标和平均数的上升，往往会掩盖社会等级底层更为不堪的现实。一个显而易见的例子便是高度不平等的社会，其中少数人极端富有，而绝大多数人却在勉强维持生计。这样的社会完全可能拥有一个体面的增长率，人均收入和平均收入也在上<text:soft-page-break/>升；然而，如果这些增长主要集中在顶层、集中在早已富裕的人手中，那么真实情况就是经济增长并没有像统计数据所显示的那样造福多数人。因此必须强调，平均意义上的增长并不必然意味着社会各阶层都得到了改善。事实上，“<text:span text:style-name="正文引文_20_字符">在全球化时代，有大量实例表明，穷人以及人口中的大多数被抛在了后面——即便人均收入有所增长。</text:span>”这种情况并不仅限于发展中国家。在美国也曾出现过两次类似情形，数据显示，“<text:span text:style-name="正文引文_20_字符">1979—1984年以及1989—1994年期间，穷人的人均收入下降，而整体人均收入却在上升。</text:span>”总体来看，美国在1973—1997年间，中位工资以及处于收入最低20%人群的实际工资均出现下降，而与此同时，“<text:span text:style-name="正文引文_20_字符">美国的人均收入却增长了70%。在同一时期，中位工资和最低五分位的工资竟然在</text:span><text:span text:style-name="正文引文_20_字符"><text:span text:style-name="T19">下降</text:span></text:span><text:span text:style-name="正文引文_20_字符">，这对于大多数美国人来说是一种具有重大历史意义的经济变化。</text:span>”[Mark Weisbrot, Dean Baker, Robert Naiman, and Gila Neta, <text:span text:style-name="书名_20_字符">Growth May Be Good for the Poor -- But are IMF and World Bank Policies Good for Growth?</text:span>] 这正是一个典型例证：在高度不平等的社会中，增长的收益主要被既有的富裕阶层所占有。不言自明，绝不应该忽视增长的收益是<text:span text:style-name="Emphasis">如何</text:span>分配的。</text:p>
      <text:p text:style-name="P558">不仅如此，消费主义也未必会带来许多经济学家所暗示的那种幸福感或“更好的社会”。如果消费主义只是在试图填补一种空洞的生活，那么它显然注定失败。如果资本主义造成的是一种异化而孤立的生存状态，那么消费得更多几乎不可能改变这一状态。问题在于每个个体，也在于他们所生活的社会之中。因此，商品和服务在数量上的增加不一定会以任何有意义的方式让人“受益”。与此相关的还有经济增长所带来的生产与消费的质量问题。诸如GDP之类的指标并不能充分说明究竟生产了什么，以及这些生产活动在社会和环境层面造成了怎样的影响。于是正如里根时期所发生的那样，高增长率完全可能通过国家扩大军备和武器体系来实现（也就是向军工企业大量输送资金），而社会本身却任其腐烂。最后还有一个令人尴尬的事实：污染加剧、犯罪率上升等负面的社会发展同样可能推动GDP数值的上升。这是因为诸如清理石油泄漏所产生的成本也涉及了市场交易，于是也被计入了经济体的GDP之中。</text:p>
      <text:p text:style-name="P559">因此，应当摒弃那种“发展就是硬道理”的观念，取而代之的是一种批判性的立场：追问增长是为了什么，又是为了谁而增长。正如乔姆斯基所说：“<text:span text:style-name="正文引文_20_字符">许多原住民显然没有任何头绪，为什么要为了让纽约人坐在SUV里堵在路上，而打乱甚至被摧毁他们的生活、社会和文化。</text:span>”[<text:span text:style-name="书名_20_字符">Failed States</text:span>, p. 259] 在资本主义之下，大量所谓的“生产率”实际上来自那些更应当被称为浪费的经济活动：军事开支；<text:soft-page-break/>不断扩张的警察和监狱官僚体系；（私有化的）医疗体系中不断飙升的成本；城市扩张；快餐产业及其对健康造成的必然后果；污染治理；界定并捍卫知识产权及其他财产权；治疗因过度劳动、不安全感和压力所引发的疾病，等等等等。亚历山大·伯克曼就曾指出，资本主义催生了大量“工作”和“生产性”活动，这些活动只在这一制度内部才说得过去，而在一个理性的社会中则完全可以“<text:span text:style-name="正文引文_20_字符">自动消失</text:span>”。[<text:span text:style-name="书名_20_字符">What is Anarchism?</text:span>, pp. 223-5] 同样，“生产率”与生活水平也可能彼此冲突。比如，一个国家如果实行更短的工作周、更长的假期，这显然会压低GDP。在这方面，美国与法国便形成对照：两国的生产率大致相当，但后者投入工作的时间更少，休闲时间更多。然而只有资本主义空想家才会说，一个国家会因为人们花了大量时间享受生活而变得更糟。</text:p>
      <text:p text:style-name="P560">在聆听那些“自由市场”鼓吹者在自己的“封闭社区”中谈论经济增长时，必须要牢记——这些人往往与资本主义运作所造成的社会与自然环境的恶化相隔绝。换言之，质量往往比数量更为重要。这也引出了一个关键思想：真正的人类生活所需的某些（甚至许多）要素始终无法在市场上买到，无论这个市场是多么的“自由”。同样，“自由”的市场也可能制造出不自由的人，因为人们在经济压力和失业威胁之中会被迫臣服于老板的权威之下。</text:p>
      <text:p text:style-name="P561">因此可以说，自由放任资本主义“让所有人受益，<text:span text:style-name="Emphasis">尤其是</text:span>穷人”这一说法，仅仅是在“随着经济规模的扩大，所有人都在潜在上可能受益”这样一种意义上成立。当然，当经济增长的成果只被少数人享有，而增长所带来的负担——例如就业不稳定加剧、福利的丧失、广大劳动者工资长期停滞甚至下降、公共服务的衰退、地方社区的瓦解等等——却由如此之多的人来承担时（这正是<text:span text:style-name="T164">19</text:span>80年代以来转向“（更）自由的市场”所呈现出的现实），那种把经济增长描绘得曼妙无比的颂歌就很难自圆其说了。如果我们考察现存的资本主义，就可以开始对“纯粹的自由放任资本主义是否真的会使劳动者受益”这一问题得出一些结论。按国际标准来看，美国的公共部门规模较小，而且它在许多方面都是最接近那种尚不存在的“纯粹资本主义”理想的大型工业化国家。同样值得注意的是，它也在以下诸多方面名列第一，或至少接近第一 [Richard Du Boff, <text:span text:style-name="书名_20_字符">Accumulation and Power</text:span>, pp. 183-4]：</text:p>
      <text:list text:style-name="L1">
        <text:list-item>
          <text:p text:style-name="P562">最低的工人就业保障程度，最有可能在没有提前通知或正当理由的情况下被解雇。</text:p>
        </text:list-item>
        <text:list-item>
          <text:p text:style-name="P562"><text:soft-page-break/>劳动者有最大的可能性在失业时无法获得足够失业救济和医疗保险。</text:p>
        </text:list-item>
        <text:list-item>
          <text:p text:style-name="P562">工人享有更少的闲暇时间，例如带薪假期。</text:p>
        </text:list-item>
        <text:list-item>
          <text:p text:style-name="P562">收入分配结构最为失衡的国家之一。</text:p>
        </text:list-item>
        <text:list-item>
          <text:p text:style-name="P562">男女工资差距最大的国家之一，1987年女性工资仅为男性工资的64%。</text:p>
        </text:list-item>
        <text:list-item>
          <text:p text:style-name="P562">在工业化世界中最高的贫困发生率。</text:p>
        </text:list-item>
        <text:list-item>
          <text:p text:style-name="P562">在所有先进工业国家中，向空气排放的污染物的排名“第一”。</text:p>
        </text:list-item>
        <text:list-item>
          <text:p text:style-name="P563">最高的凶杀率。</text:p>
        </text:list-item>
        <text:list-item>
          <text:p text:style-name="P563">预期寿命和婴儿死亡率的排名较为靠后。</text:p>
        </text:list-item>
      </text:list>
      <text:p text:style-name="Standard">如果自由放任真的会<text:span text:style-name="Emphasis">尤其</text:span>使穷人或劳动者受益，那么，一个越是自由放任的制度却表现出更烂的就业保障、更少的闲暇时间、更高的贫困和不平等，未免就显得太奇怪了。我们实际上发现，市场越自由的体制，对工人而言状况反而越糟。美国人的工作时间比西欧人更长，假期却更短，而且生活在贫困中的人口比例更高。22%的美国儿童在贫困中长大，这使得美国在23个工业化国家中仅排名第22位，只好于墨西哥，而落后于2004年之前欧盟的全部15个成员国。</text:p>
      <text:p text:style-name="P564">根据联合国2007年的一份报告，最差的出生环境就是在诸如英美的新自由主义社会中（英国垫底，排名第21位，比美国还低一位）。这份联合国儿童基金会的报告考察了发达资本主义国家中儿童的生存状况，发现英国和美国在教育、健康、贫困以及总体福祉等指标上都远远落后。尽管联合国儿童基金会倾向于将这种状况归因于“弱肉强食的社会”，但同时，也正是这两个社会最为彻底地拥抱了新自由主义原则，并且为了资本的利益反复打击劳工运动、整体意义上的公民社会以及福利国家——这绝不是巧合。与之形成对照的是，北欧的社会民主国家在这些方面取得了最好的结果。还可以进一步指出，比如说，与美国或英国相比，欧洲人享有更多的闲暇时间、更好的健康状况、更低的贫困率、更小的不平等程度，从而拥有更高的经济安全感、更强的代际经济流动性，并且在医疗和教育等高质量社会服务上的可及性也更好；与此同时，他们还以一种在环境上可持续得多的方式实现了这一切（在相同的国内生产总值水平下，欧洲的二氧化碳排放量<text:soft-page-break/>大约只有美国的一半）。</text:p>
      <text:p text:style-name="Standard">这无疑清楚地证明：对“经济”（即利润）有利的东西，对人却是有害的。显然，经济并不等同于生活在经济中的人。前者可能运行良好，而后者却未必如此——尤其是在不平等扭曲了任何收入增长的分配格局时。于是，即便整体经济表现不错，它的（中位数水平上的）参与者（以及更底层的人群）也可能几乎分不到任何好处。</text:p>
      <text:p text:style-name="P565">当然，自由放任资本主义的辩护者会指出，美国和英国就和任何现存的国家一样，都距离真正的自由放任体制相去甚远。这一点固然属实，但令人费解的是：一个经济体越是偏离那个“理想”，那些据称会从中获得最大收益之人的处境反而越好。正因为如此，不相信纯粹资本主义的人完全有理由提出异议；然而对典型的“市场拥护者”来说，他们往往认为这类比较说明不了什么——除非比较恰好有助于支撑其立场，那“现存的资本主义”就又可以被掏出来作为例证。</text:p>
      <text:p text:style-name="P566">归根结底，真正的问题在于生活质量以及这种质量的相对变化。然而“资本主义通过更高的经济增长，最有利于最贫困者”这一论证，其立足点在于把所谓“自由市场”资本主义与历史情形加以比较，也就是说，它依赖的是一种<text:span text:style-name="Emphasis">绝对</text:span>不平等的观念，而不是<text:span text:style-name="Emphasis">相对</text:span>不平等与<text:span text:style-name="Emphasis">相对</text:span>贫困的观念。由此你就可以简单地驳回比如说美国的贫困问题（无论是经济的、文化的还是社会的），只需指出2005年的穷人相比于1905年的穷人拥有数量更多质量更好的商品即可。绝对主义立场的逻辑就在于（而且显然也是有意而为之），它让讨论贫困与不平等本身变得毫无意义，因为人们总可以说西方根本<text:span text:style-name="Emphasis">不存在</text:span>穷人——毕竟没有人住在洞穴里。然而反过来看，若采用同样的绝对标准，也同样可以“证明”中世纪欧洲并不存在穷人，因为他们也都不住在洞穴里，而且与狩猎采集者或古代的奴隶相比，他们的生活水平要好得太多了。那照此逻辑，任何制度都值得称颂，因为在绝对意义上，就算是奴隶制，生活水平也会比最古早的类人猿要“更好”。</text:p>
      <text:p text:style-name="Standard">正是在这一点上，亚当·斯密的话至今仍然切中要害。在《国富论》中，斯密写道：</text:p>
      <text:p text:style-name="P567">“我所理解的‘必需品’，不仅指那些对维持生命不可或缺的商品，而且还包括这样一些东西：按照一国的风俗习惯，如果体面之人——即便是社会最底层的人，若是缺少了这些东西，就会显得不再体面。就比如说亚麻衬衫，严格讲来就<text:soft-page-break/>并不是生活必需品。我想，希腊人和罗马人在没有亚麻衬衫的情况下也生活得相当舒适。但是在当今时代，在欧洲的大部分地区，任何一个体面的日工若是不穿亚麻衬衫而出现在公共场合都会感到羞愧；缺少它，通常就认为这表明了一种贫困到了可耻的程度，而人们一般会假定，除非因为极端的不良行为，任何人都不至于沦落到这种境地……因此在‘必需品’之下，我不仅包括自然所必需的东西，而且也包括那些对社会最底层人群来说，在既定的体面规则之内所必需的东西。”（第五篇，第二章，第四条）</text:p>
      <text:p text:style-name="P568">亚当·斯密说的话一如既往般的正确，而他那些自称继承其思想的意识形态追随者却是错的。他们或许会反驳说，严格来讲，斯密讨论的是“<text:span text:style-name="正文引文_20_字符">必需品</text:span>”，而非贫困本身。然而，他对必需品的界定本身就隐含了一种对贫困的定义，而这一点显然并不是建立在某种不变的、生物学意义上的生存概念之上，而是取决于“<text:span text:style-name="正文引文_20_字符">一国的风俗习惯</text:span>”或“<text:span text:style-name="正文引文_20_字符">既定的体面规则</text:span>”所认定的必要之物。当马克思在逐渐摆脱了早期关于资本主义导致<text:span text:style-name="Emphasis">绝对</text:span>贫困的看法时，便在其后期著作中也提出了同样的观点。正如他在《资本论》第一卷中所说的那样：“<text:span text:style-name="正文引文_20_字符">所谓</text:span><text:span text:style-name="正文引文_20_字符"><text:span text:style-name="T165">[工人的]</text:span></text:span><text:span text:style-name="正文引文_20_字符">必要生活资料的数量和范围，以及它们得到满足的方式和程度，本身就是历史的产物，因此在很大程度上取决于一个国家所达到的文明水平……因此，与其他商品的情况不同，劳动力价值的规定包含着一种历史的和道德的因素。</text:span>”[p. 275]</text:p>
      <text:p text:style-name="P569">而讽刺的是，当今那些最为激进地自我标榜为斯密门徒的人，恰恰也最为反对与这种“必需品”定义相一致的贫困界定标准（而考虑到最频繁援引斯密之名的人，往往正是为了推进与其著作精神格格不入的观念，这就不令人意外了）。这种立场转变背后是再熟悉不过的自利动机。比如，撒切尔政府最初对“相对贫困”的概念并没有太大异议，而“<text:span text:style-name="正文引文_20_字符">只有当其政策导致相对贫困显著增长之后，这一概念才遭到谴责，政府并作出决定……认为只有（既未界定，也未限定的）绝对贫困才是唯一的现实。</text:span>”[Ian Gilmore, <text:span text:style-name="T17">Op. Cit.</text:span>, p. 136] 值得注意的是，斯密的立场恰恰也是大多数贫困研究者所采取的立场，他们在评估贫困率时使用的就是相对指标。原因很容易理解：贫困本身就是相对于特定时间与地点的生活水平和社会习俗而言的。某些诡辩家可能会反刍那种毫无新意的回应，说西方的穷人相较于发展中国家的人已经算是富裕了，但问题在于，他们并不生活在那些国家。诚然，生活水平是随着时间的推移有了显著改善，但把当下的穷人和几个世纪前的穷人相比较，同样是毫无意义的。当今的穷人之所以穷，是相对于他们所在社会中维持生活并发展个体潜能所需的条件而言的，而不是相对于比如说18世纪的<text:soft-page-break/>苏格兰，或地球另一端的某个地方而言的（即便是米尔顿·弗里德曼也不得不勉强承认，“<text:span text:style-name="正文引文_20_字符">贫困在某种程度上是一个相对概念</text:span>”[<text:span text:style-name="T17">Op. Cit.</text:span>, p. 191]）。考虑到我们在B.1节中指出的相对不平等所造成的有害影响，这一立场完全正确。</text:p>
      <text:p text:style-name="P570">把绝对贫困看作是关键问题的观念，至少可以追溯到洛克。他在《政府论·下篇》中声称，在美洲，“<text:span text:style-name="正文引文_20_字符">那里的一位统治着广阔而富饶领土的国王，其衣食住行都比不上英格兰的一个日工</text:span>”（第41节）。撇开这些存疑的人类学断言不谈，这一说法本身是他为圈占公地、将原本独立的劳动者转变为依附性的雇佣奴隶所作整体辩护的一部分。他论证的核心在于：个人可以正当地占有超过自身可使用范围的财产和土地，并同时剥夺贫民的习惯权利，因为圈地的土地所有者会雇佣工人，从而增加社会中可供分配的总体财富。这意味着被剥夺土地的工人（尤其是他们的后代）在物质上将会处境更好（对此可参见C.B.麦克弗森（C.B MacPherson）的《占有性个人主义的政治理论：从霍布斯到洛克》（<text:span text:style-name="T17">The Political Theory of Possessive Individualism: From Hobbes to Locke</text:span>），其中有极为出色的讨论）。这种论证与当下围绕全球化的争论之间的联系显而易见：所谓的“市场拥护者”和“个人主义者”，正是以这种（最终）会带来物质财富增长的理由，为资本流向那些系统性侵犯个人权利并践踏“自由”市场原则的威权体制提供大量辩护。当然，对于老板、终身职位教授以及高薪智库专家来说，居高临下地宣称这些牺牲（当然，是他人的牺牲）从长远来看是值得的，实在是再容易不过了。</text:p>
      <text:p text:style-name="P571">这种由“个人主义者”向“集体主义者”看似奇怪的转化——也就是以“更大利益”为名为侵犯个人权利辩护——其实有着悠久的先例。实际上，只有在你不了解资本主义的本性与历史，也不了解它的护教徒们曾经如何反复扭曲自身立场的情况下，才会认为这种转化颇为奇怪（而且，那些被视为可以牺牲其自由与权利的“个人”永远都是工人阶级的成员，就有是另一个在资本主义及其支持者身上屡屡出现的“巧合”）。因此，“绝对贫困”的概念向来与为财富与权力不平等辩护相联系，同时也被用来从“长期利益”的角度为对他们口口声声所捍卫的“自由”和“个人权利”的侵犯提供正当性。尤为重要的是，当年强制推行圈地运动的地主阶级当代代表，正是以限制劳动人口的独立性（也就是自由）作为自己论证的出发点。马克思主义者戴维·麦克纳利在大量引文之后总结到：正是“<text:span text:style-name="正文引文_20_字符">这些物质上的与精神上的独立性，是许多最直言不讳的圈地倡导者所试图摧毁的对象</text:span>”。他们“<text:span text:style-name="正文引文_20_字符">在这一点上异常坦率。他们认为，共同权利以及对公地的使用权，使人们获得了一定程度的社会与经济独立性，从而造就了一群懒散、放荡</text:span><text:soft-page-break/><text:span text:style-name="正文引文_20_字符">的农村贫民……剥夺这些人的公地与共同权利，就可以迫使他们服从劳动力市场强加的严酷纪律。</text:span>”[<text:span text:style-name="书名_20_字符">Against the Market</text:span>, p. 19] 只有当你把自由等同于资本主义时，这一切才会显得自相矛盾。</text:p>
      <text:p text:style-name="P572">贯穿这一切的潜在假设是：自由不如物质财富重要——至少对工人阶级而言是如此。正是在斯大林主义于<text:span text:style-name="T166">19</text:span>70年代之前似乎在增长速度上胜过西方时，这种假设曾遭到理所当然的抨击。然而真正的问题难道不是：如果不是国家干预封堵了其他选择，个人是否还会自愿接受每天有10到12小时受制于老板意志的生活呢？正如我们在F.8节中所讨论的那样，答案始终是否定的，而且今天依然如此。比如，娜奥米·克莱因采访过一位第三世界血汗工厂的老板，他解释说：“<text:span text:style-name="正文引文_20_字符">对地位卑微的省内工人来说，待在封闭的工厂里要比待在外面更好。</text:span>”而其中一名工人反驳道：“<text:span text:style-name="正文引文_20_字符">我们的权利正在被践踏</text:span>”，并指出他说这话“<text:span text:style-name="正文引文_20_字符">是因为他从未体验过在工厂里工作以及内部的条件</text:span>”。另一位工人则说：“<text:span text:style-name="正文引文_20_字符">他当然会说我们更愿意干这份工作——因为这有利于他，而不是有利于我们。</text:span>”还有一位则一阵见血到：“<text:span text:style-name="正文引文_20_字符">可我们没有土地，所以即便工作艰苦、处境不公，也别无选择，只能到经济区去工作。</text:span>”[quoted by Klein, <text:span text:style-name="书名_20_字符">No Logo</text:span>, p. 220 and p. 221] 应该注意，这位老板当然得到了大量经济学家的支持（其中甚至包括不少温和左翼的学者），他们声称血汗工厂总比没有工作强，这些国家也“负担不起”最基本的工人权利（而既然它们是阶级社会，这实际上意味着其统治阶级负担不起给予工人自由市场中真正有利的那些方面，也就是自由组织和自由结社的权利）。你会惊讶于一个经济学家或右翼自由主义者会如此迅速地宣称，一个社会不能奢望享有自由市场的“奢侈品”——至少工人阶级不配享有；而这些“个人主义者”之流也会毫不犹豫地宣告，小人物必须受苦，才能实现更大的利益。</text:p>
      <text:p text:style-name="Standard">至于这些工厂内部的制度，克莱因指出，内部是极端独裁的威权主义。菲律宾最大的自由贸易区就是“<text:span text:style-name="正文引文_20_字符">民主国家内部的一个微型军事国家</text:span>”，它的“<text:span text:style-name="正文引文_20_字符">管理方式是军事化的，监督者往往具有虐待性</text:span>”。正如所料，“<text:span text:style-name="正文引文_20_字符">不允许、也不指望对权威提出任何质疑</text:span>”，而且在某些地方，“<text:span text:style-name="正文引文_20_字符">罢工”</text:span>不仅仅是被非官方地禁止，<text:span text:style-name="正文引文_20_字符">“官方层面上完全就是非法的</text:span>”。[<text:span text:style-name="T17">Op. Cit.</text:span>, p. 204, p. 205 and p. 214] 正如最初的工业革命时期一样，资本主义在发展中国家利用了既有的社会等级结构。正如斯蒂芬·A·马格林指出，妇女和儿童“<text:span text:style-name="正文引文_20_字符">在早期阶段几乎无可争议地构成了绝大多数的工厂工人，她们之所以出现在工厂里，并不是因为自己的选择，而是因为她们的丈夫和父亲要求她们如此。若非要用‘显示偏好’来解释她们进入工厂这一事实，就必</text:span><text:soft-page-break/><text:span text:style-name="正文引文_20_字符">须极其弹性地理解‘个人选择’这一概念</text:span>”。[<text:span text:style-name="正文引文_20_字符">“What do Bosses do?”</text:span>, pp. 60-112, <text:span text:style-name="书名_20_字符">The Review of Radical Political Economics</text:span>, vol. 6, No. 2, p. 98] 换言之，即便工人在工资意义上可能“更好了”，他们在自由、平等与尊严方面却并未因此改善。所幸，总有经济学家愿意替他们解释：这些工人“负担不起”这样的奢侈品。</text:p>
      <text:p text:style-name="Standard">如果不局限于经验层面的考察，那就还必须指出这类论证背后隐藏的一种奴性心态。最终，这种论证究竟意味着什么？这无非是在说经济增长就是劳动人民改善处境的唯一途径。只要劳动者忍受剥削性的工作环境，那从长远来看，资本家就会把部分利润再投资，从而把经济这块蛋糕做大，让所有人受益。因此与宗教类似，“自由市场”经济学宣称我们必须在短期内作出牺牲和献祭，才能在（或许）遥远的未来提高生活水平（正如乔·希尔谈论宗教时所讽刺的那样：“<text:span text:style-name="正文引文_20_字符">等你死后才能吃到天上的馅饼</text:span>”）。不仅如此，任何试图通过集体行动改变“市场规律”（也就是富人决策）的努力，都会被说成是在伤害工人阶级。如果资本主义的辩护者真的关切个人自由，他们理应号召被压迫的大众站起来反抗，而不是一边为资本投资压迫性政权辩护，一边在涉及工人时又心甘情愿地牺牲他们口中的自由。不过，这些“自由”的捍卫者当然总是第一个指出：这样的反抗会破坏投资环境——资本将被吓跑，转而流向那些拥有更“现实”、更“灵活”的劳动力的国家（而这种灵活性通常正是通过国家镇压塑造出来的）。</text:p>
      <text:p text:style-name="P573">换言之，资本主义经济学推崇的是奴役而非独立，是卑躬屈膝而非起身抗争，是利他主义而非自我主张。新古典经济学塑造的那种“理性人”并不会直面权威、挑战权威，而是选择顺应权威、适应权威。因为从长期来看，这种自我否定（据说）就会得到回报——蛋糕会变得更大，而“涓滴”下来的蛋糕屑也会相应增多。也就是说，在短期内，收益或许会流向精英阶层，但在未来，我们所有人都会从中受益，因为其中一部分终究会涓滴（回）最初创造这些财富的劳动人民手中。然而不幸的是，在现实世界中，不确定性才是常态，未来并不可知。资本主义的历史表明，经济增长完全可以与——工资停滞、工人及工人家庭贫困与不安全感的加剧、不平等的上升，以及财富向越来越少的人手中集中——并行不悖（1970年代至90年代的美国和智利便是鲜明的例子）。而且，<text:span text:style-name="Emphasis">即便</text:span>工人对老板百般顺从，老板也当然完全可能仍然把生产转移到别处（西方国家成千上万被“缩减规模”的工人对此想必深有体会）。关于这一过程在美国的更多细节，可参见爱德华·S·赫尔曼在《Z Magazine》1994年7月号发表的文章〈<text:span text:style-name="正文引文_20_字符">Immiserating Growth: The First World</text:span>〉。</text:p>
      <text:p text:style-name="P574"><text:soft-page-break/>对无政府主义者而言，如果我们完全可以拥有整个面包坊，那等待一块更大的蛋糕本身就略显荒谬。如果投资的控制权掌握在那些直接受其影响之人——劳动者——手中，那么投资就可以被引导向具有社会与生态建设性的项目上，而不是被用作阶级战争的工具，或用来让富者愈富。反对“自找麻烦”的那些论调本质上是自私的（因为维护既定的收入与财产分配显然符合富有者和权势者的利益），并且最终，对接受这些论调的劳动人民而言是在自掘坟墓。归根结底，即便是最否定自我的工人阶级，也无法逃脱把社会当作经济资源来对待所带来的负面后果，无法避免伴随增长而来的资本高度流动性，也无法避免周期性经济危机与长期生态危机的冲击。到头来，我们每个人都只有两个选择——要么去做正确的事，要么去做被命令去做的事。而“自由市场”资本主义经济学选择了后者。</text:p>
      <text:p text:style-name="P170"/>
      <text:h text:style-name="P162" text:outline-level="2">C.11 <text:line-break/>新自由主义在智利的实践<text:line-break/>难道不是证明了<text:line-break/>自由市场能够让所有人受益吗？</text:h>
      <text:p text:style-name="P575">在一些人看来，智利是当代世界最成功的经济范例之一。它常常被视为新自由主义经济教条的第一个“实验室”：最初是在皮诺切特的独裁统治下，后来则是在其政权被较为民主的政体取代之后继续推进。可以说后来里根和撒切尔在西方推行的经济愿景，正是以智利的经验当作一个蓝本。每一个实施新自由主义政策的地方（在某种程度上）都重演了智利所发生的事情。因此，对于检验（更）自由的市场资本主义究竟带来了什么样的好处，以及资本主义经济学的相关主张是否成立，智利便是一个极具代表性的案例。</text:p>
      <text:p text:style-name="P576">在右翼的话语体系中，智利常被树立为“健全经济学”的教科书式范例，被当作资本主义优越性的明证。米尔顿·弗里德曼就曾在1982年宣称，智利军事政权“<text:span text:style-name="正文引文_20_字符">基于原则支持了一个完全自由市场的经济体制。智利是一个经济奇迹</text:span>”。[quoted by Elton Rayack, <text:span text:style-name="书名_20_字符">Not so Free to Choose</text:span>, p. 37] 1990年12月，美国总统乔治·布什访问智利时也高度赞扬了该国的经济表现，称智利理应享有“<text:span text:style-name="正文引文_20_字符">经济典范的声誉</text:span>”，值得他国效仿。</text:p>
      <text:p text:style-name="Standard">然而实际情况却截然不同。智利问题研究专家彼得·温所指出，“<text:span text:style-name="正文引文_20_字符">我们质疑智利的新自由主义繁荣……是否真的应该被看作是一个奇迹。面对这种说法，学者和学生始终应当追问：这是</text:span><text:span text:style-name="Emphasis">谁的</text:span><text:span text:style-name="正文引文_20_字符">奇迹——又是以什么代价换来的？</text:span>” [<text:span text:style-name="正文引文_20_字符">“Introduction”</text:span>, Peter Winn (ed.), <text:span text:style-name="书名_20_字符">Victims of the Chilean Miracle</text:span>, p. 12] 正如我们将证明的那样，智利的“经济奇迹”在<text:span text:style-name="Emphasis">很大程度上</text:span>取决于阶级立场。对于工人阶级而言，皮诺切特政权推行的新自由主义改革导致了生活条件的恶化；但如果你是资本家，那么它确实堪称一场奇迹。弗里德曼之流将这一实验称为“奇迹”，恰恰暴露了他们的立场所在——以及他们对现实的理解有多么脱离实际。</text:p>
      <text:p text:style-name="P577"><text:soft-page-break/>智利人民之所以会成为新自由主义的第一个试验对象，本身就具有重要意义。因为，他们并没有选择的余地。1973年，皮诺切特将军作为军事政变的首脑，推翻了由阿连德总统领导、通过民主选举产生的左翼政府。这次政变是美国多年干预智利政治的结果之一，而且在阿连德于1970年11月就任<text:span text:style-name="Emphasis">之前</text:span>，美国方面就已明确希望通过政变将其推翻（一份1970年10月的中央情报局<text:span text:style-name="正文引文_20_字符">（CIA）</text:span>备忘录写道：“<text:span text:style-name="正文引文_20_字符">推翻阿连德政权始终是坚定不移的既定政策。</text:span>”[quoted by Gregory Palast, <text:span text:style-name="正文引文_20_字符">“A Marxist threat to cola sales? Pepsi demands a US coup. Goodbye Allende. Hello Pinochet”</text:span>, <text:span text:style-name="书名_20_字符">The Observer</text:span>, 8/11/1998]） 随后，美国总统理查德·尼克松对智利实施了经济封锁，并启动了意在颠覆阿连德政府的秘密计划。用美国驻智利大使的话来说，美国“<text:span text:style-name="正文引文_20_字符">将竭尽所能把智利人置于极端贫困之中</text:span>”。[quoted by Noam Chomsky, <text:span text:style-name="书名_20_字符">Deterring Democracy</text:span>, p. 395]</text:p>
      <text:p text:style-name="P578">根据中情局局长理查德·赫尔姆斯在1970年白宫总统办公室的一次会议上所做的记录，他接到的指示是“<text:span text:style-name="正文引文_20_字符">让经济惨叫</text:span>”。这一行动被称为“FUBELT计划”，其目标十分明确：“<text:span text:style-name="正文引文_20_字符"><text:span text:style-name="T167">[中情局]</text:span></text:span><text:span text:style-name="正文引文_20_字符">局长告诉与会者，尼克松总统已经认定，美国无法接受阿连德在智利执政。总统要求该机构阻止阿连德上台，或者将其赶下台。</text:span>”[<text:span text:style-name="正文引文_20_字符">“Genesis of Project FUBELT”</text:span> document dated September 16, 1970] 不是所有援助都被切断了。1972年至1973年间，美国反而增加了对智利军方的援助，并扩大了在美国和巴拿马对智利军事人员的培训。换言之，这场政变得到了美国国家机器以及多家美国公司的直接或间接支持，其方式正是通过破坏智利经济来促成政权更迭。</text:p>
      <text:p text:style-name="Standard">在所谓“法律与秩序”的名义下，成千上万的人被杀害。“<text:span text:style-name="正文引文_20_字符">保守估计，</text:span><text:span text:style-name="正文引文_20_字符"><text:span text:style-name="T168">[</text:span></text:span><text:span text:style-name="正文引文_20_字符">皮诺切特</text:span><text:span text:style-name="正文引文_20_字符"><text:span text:style-name="T168">]</text:span></text:span><text:span text:style-name="正文引文_20_字符">上台执政的第一年，</text:span><text:span text:style-name="正文引文_20_字符"><text:span text:style-name="T168">[</text:span></text:span><text:span text:style-name="正文引文_20_字符">其部队</text:span><text:span text:style-name="正文引文_20_字符"><text:span text:style-name="T168">]</text:span></text:span><text:span text:style-name="正文引文_20_字符">就杀害了超过一万一千人</text:span>”。[P. Gunson, A. Thompson, G. Chamberlain, <text:span text:style-name="书名_20_字符">The Dictionary of Contemporary Politics of South America</text:span>, p. 228] 军方还发动了一项名为“死亡商队”的行动，专门追捕他们认定的“颠覆分子”（也就是任何被怀疑或被指控持有左翼观点或同情左翼的人）。酷刑与强奸被广泛使用；人们若是没有直接“失踪”就会暴尸街头，用残缺不全的肢解尸体杀鸡儆猴、震慑他人。智利政府官方的真相与和解委员会将失踪人数定为大约3000人，但教会与人权组织的估计远高于此，认为超过1万人。数十万人被迫流亡海外。至此，阿连德的“通往社会主义的民主道路”宣告终结。恐怖并未随着政变结束而停止，而这个独裁政权在人权问题上的记录由此劣迹斑斑，显然可以说是野蛮残暴。</text:p>
      <text:p text:style-name="P579"><text:soft-page-break/>当然，弗里德曼强调过他“<text:span text:style-name="正文引文_20_字符">不同意智利的威权政治体制</text:span>”。[quoted by Rayack, <text:span text:style-name="T17">Op. Cit.</text:span>, p. 61] 这里我们暂且搁置这一“经济奇迹”中显而易见的矛盾，也就是为什么引入所谓的“经济自由”，几乎总是需要威权乃至法西斯主义国家作为前提。我们姑且按右翼自身的说法，集中讨论强加于智利人民之上的自由市场资本主义的经济事实。他们声称那是一个自由市场；而鉴于诸如弗里德曼这样的资本主义首席理论家为其背书，我们可以假定该政权在相当程度上接近这一体系的运作逻辑。我们将在D.11节中讨论右翼立场在逻辑上的荒谬与在道德上彻底的虚伪，届时也将分析取代皮诺切特的所谓民主政权的局限性，以及经济自由与政治自由之间的真实关系。</text:p>
      <text:p text:style-name="P580">面对日益加剧的经济危机，皮诺切特在1975年转而采纳米尔顿·弗里德曼的思想，以及弗里德曼曾在芝加哥大学中教出的一批智利经济学家的建议。弗里德曼与皮诺切特之间一次短暂的会面，便说服了这位独裁者将经济政策的制定权交给弗里德曼的门生（这些人后来被称为“芝加哥男孩”，原因不言自明）。这些自由市场经济学家坚信自由市场的效率与公平性，主张重新让供求规律发挥作用。在他们看来，必须削弱国家在监管和社会福利方面的角色，因为正是这些干预限制了智利的增长：它们压制了竞争，拉低了增长率，人为抬高了工资，并引发了通货膨胀。正如皮诺切特曾经所说，其终极目标在于把智利塑造成“<text:span text:style-name="正文引文_20_字符">一个不是无产者的国家，而是一个企业家的国家</text:span>”。[quoted by Thomas E. Skidmore and Peter H. Smith, <text:span text:style-name="书名_20_字符">Modern Latin America</text:span>, p. 137]</text:p>
      <text:p text:style-name="P580">可以说，芝加哥男孩在其中所扮演的角色再怎么强调都不为过。他们早在1972年就与军方建立了密切关系；据一位研究者指出，他们在政变中发挥了关键作用：</text:p>
      <text:p text:style-name="P581">“1972年8月，在德·卡斯特罗的领导下，一个由十名经济学家组成的小组开始着手制定一套将取代[阿连德政府]的经济纲领……这一计划的存在，事实上对于武装部队试图推翻阿连德而言至关重要，因为智利军方本身并没有任何经济方案。”[Silvia Borzutzky, <text:span text:style-name="正文引文_20_字符">“The Chicago Boys, social security and welfare in Chile”</text:span>, <text:span text:style-name="书名_20_字符">The Radical Right and the Welfare State</text:span>, Howard Glennerster and James Midgley (eds.), p. 88]</text:p>
      <text:p text:style-name="P577">这一计划同样得到了部分工商界利益集团的支持。政变发生后不久，其多位起草者便毫不意外地以顾问身份进入了关键的经济部门。[Rayack, <text:span text:style-name="T17">Op. Cit.</text:span>, p. <text:soft-page-break/>52] 同样有意思的是，“<text:span text:style-name="正文引文_20_字符">根据美国参议院关于智利秘密行动的报告，中央情报局资助了这些经济学家的活动</text:span>”。[Borzutzky, <text:span text:style-name="T17">Op. Cit.</text:span>, p. 89] 看起来，某些形式的国家干预要比其他形式更容易被接受。</text:p>
      <text:p text:style-name="P582">1975年4月，芝加哥男孩开始掌握“<text:span text:style-name="正文引文_20_字符">事实上对经济政策独裁的专断控制权……货币主义者此时已处于能够全面推行弗里德曼建议的主导地位，而且他们也毫不犹豫</text:span>”。然而，独裁政权引入自由市场政策后的实际结果却远不如弗里德曼及一众右翼人士所宣称的那般“奇迹”。自由市场政策最初带来的是一场由“休克疗法”触发的经济萧条：实施“休克治疗”的那一年，GDP下降了12.9%（而同期整个拉丁美洲则增长了3.8%）；实际工资降至1970年水平的64.9%；失业率攀升至20%。就连皮诺切特本人“<text:span text:style-name="正文引文_20_字符">也不得不承认，休克治疗带来的社会成本超出了他的预期</text:span>”。[Rayack, <text:span text:style-name="T17">Op. Cit.</text:span>, p. 56, p. 41 and p. 57] 而对弗里德曼而言，他对该方案“<text:span text:style-name="正文引文_20_字符">唯一的担忧</text:span>”在于“<text:span text:style-name="正文引文_20_字符">它是否会被推行得足够久、足够彻底</text:span>”。[quoted by Joseph Collins and John Lear, <text:span text:style-name="书名_20_字符">Chile's Free-Market Miracle: A Second Look</text:span>, p. 29] 毫不意外的是，“<text:span text:style-name="正文引文_20_字符">1975年之后新自由主义经济模式的严厉推行，很快也威胁到了[工人]的就业保障</text:span>”，而他们在“<text:span text:style-name="正文引文_20_字符">失业增加与劳动规范强化</text:span>”方面“<text:span text:style-name="正文引文_20_字符">首当其冲，遭受惨重</text:span>”。[Winn, <text:span text:style-name="正文引文_20_字符">“No Miracle for Us,”</text:span> Peter Winn (ed.), <text:span text:style-name="T17">Op. Cit.</text:span>, p. 131]</text:p>
      <text:p text:style-name="P583">经济在1975年的萧条过后重新开始重振，而这正是所谓“经济奇迹”说法的来源。例如弗里德曼就以1976年作为基准年，从而将1975年那一年排除在外——而正是他所推荐的休克疗法加深了那场萧条。这种做法并不诚实，因为它不仅忽略了新自由主义政策本身的影响，也忽略了深度衰退之后往往就会出现强劲反弹的基本事实：</text:p>
      <text:p text:style-name="P584">“芝加哥男孩通过把1975年，这一智利经济下滑13%的衰退年份作为分析起点，掩盖了这样一个事实：他们所谓的‘繁荣’，与其说是一轮新的经济扩张，不如说是从严重衰退中的恢复。从1974年到1981年，智利经济的年均增长率仅为1.4%。即便在1980年‘繁荣’的高峰期，有效失业率仍高达17%，其中5%的劳动力被安置在政府的临时就业项目中——这对于坚信市场具有自我调节能力、并且厌恶政府福利项目的新自由主义者而言，无异于揭露了自己的失败。芝加哥男孩同样没有强调自己政策所推动的资本高度集中、实际工资的急剧下降以及收<text:soft-page-break/>入分配的反向再分配，也没有提及这些政策对生产性投资所形成的抑制作用。” [Peter Winn, <text:span text:style-name="正文引文_20_字符">“The Pinochet Era”</text:span>, <text:span text:style-name="T17">Op. Cit.</text:span>, pp. 28-9]</text:p>
      <text:p text:style-name="P585">1975年至1982年间，该政权根据“芝加哥男孩”的建议以及他们的思想导师米尔顿·弗里德曼和弗里德里希·冯·哈耶克的理论，推行了一系列的经济改革。他们将大量国有产业和资源私有化，而这些私有化措施的实施方式显然有利于富裕阶层。雷亚克指出：“<text:span text:style-name="正文引文_20_字符"><text:span text:style-name="T169">[</text:span></text:span><text:span text:style-name="正文引文_20_字符">他们</text:span><text:span text:style-name="正文引文_20_字符"><text:span text:style-name="T169">]</text:span></text:span><text:span text:style-name="正文引文_20_字符">是在对新所有者极为有利的条件下推行的去国有化进程……企业以明显被低估的价格出售掉。</text:span>”由于只有大型企业集团才有能力购买这些资产，资本由此变得更加集中。[<text:span text:style-name="T17">Op. Cit.</text:span>, p. 67] 政府沿用了此前其他经济部门的私有化做法，把自己在国内林业加工厂中的权益私有化，“<text:span text:style-name="正文引文_20_字符">据估计，</text:span><text:span text:style-name="正文引文_20_字符"><text:span text:style-name="T169">[这些资产]</text:span></text:span><text:span text:style-name="正文引文_20_字符">是以至少低于其价值20%的折扣出售的</text:span>”。因此，“<text:span text:style-name="正文引文_20_字符">这些私有化实际上是对公共资产的廉价抛售</text:span>”，相当于“<text:span text:style-name="正文引文_20_字符">国家财政向买家提供了27%至69%的补贴</text:span>”，结果是，“<text:span text:style-name="正文引文_20_字符">整个国家的共同财富的控制权转移到少数国内和外国利益集团手中，由他们攫取了由极低价格所隐含的大部分补贴</text:span>”。[Joseph Collins and John Lear, <text:span text:style-name="书名_20_字符">Chile's Free-Market Miracle: A Second Look</text:span>, p. 206, p. 54 and p. 59]</text:p>
      <text:p text:style-name="P586">到了1978年，芝加哥男孩“<text:span text:style-name="正文引文_20_字符">正在推动制定新的法律，使劳资关系符合新自由主义经济模式，也就是让市场来调节生产要素，而非国家</text:span>”。[Winn, <text:span text:style-name="正文引文_20_字符">"The Pinochet Era"</text:span>, Winn (ed.), <text:span text:style-name="T17">Op. Cit.</text:span>, p. 31] 根据皮诺切特时期的劳动部长（1978—1981）的说法，劳资关系已经被“<text:span text:style-name="正文引文_20_字符">现代化</text:span>”，那些“<text:span text:style-name="正文引文_20_字符">政治化</text:span>”的工会领导人及其“<text:span text:style-name="正文引文_20_字符">特权领地</text:span>”被清除，工人不再“<text:span text:style-name="正文引文_20_字符">垄断</text:span>”岗位。由“<text:span text:style-name="正文引文_20_字符">个人责任和市场纪律</text:span>”调节的劳资谈判取代了政府干预。他公开宣称自己的目标是“<text:span text:style-name="正文引文_20_字符">把民主引入智利工会的世界，并解决数十年来一直阻碍工人进步的问题</text:span>”。[quoted by Joseph Collins and John Lear, <text:span text:style-name="正文引文_20_字符">"Working in Chile's Free Market"</text:span>, pp. 10-29,<text:span text:style-name="书名_20_字符"> Latin American Perspectives</text:span>, vol. 22, No. 1, pp. 10-11 and p. 16] 一个由军事独裁政权任命的技术官僚谈论要在工会中引入民主，其虚伪性显而易见。他们说，劳动力的价格如今终于在“自由”市场中找到了自己正确的位置。</text:p>
      <text:p text:style-name="Standard">正是这一切解释了弗里德曼在1991年的评论，也就是所谓“<text:span text:style-name="正文引文_20_字符">智利真正的奇迹</text:span>”在于皮诺切特“<text:span text:style-name="正文引文_20_字符">支持由信奉自由市场原则的人所设计的自由市场体制</text:span>”。[<text:span text:style-name="书名_20_字符">Economic Freedom, Human Freedom, Political Freedom</text:span>] 然而就和弗里德曼一贯而为止，他的教条在实际推行中的经验不仅自己就证伪了这些理论，也驳斥了他关于资本主义的断言。更重要的是，是工人阶级为这场证明买单。</text:p>
      <text:p text:style-name="P587"><text:soft-page-break/>“自由市场”的到来首先体现在削减进口壁垒上，“<text:span text:style-name="正文引文_20_字符">理由是配额和关税保护了低效率产业并人为抬高了价格。结果是，许多本土企业在与跨国公司的竞争中败下阵来。曾在1973年强烈支持政变的智利工商界，也因此遭受了严重冲击</text:span>”。[Skidmore and Smith, <text:span text:style-name="T17">Op. Cit.</text:span>, p. 138] 国内工业的衰退导致成千上万个薪酬相对较高的岗位消失。以纺织业为例，企业之所以得以存续，是因为“<text:span text:style-name="正文引文_20_字符">劳动力成本的降低以及生产率的提高</text:span>”。该行业的“<text:span text:style-name="正文引文_20_字符">低实际工资，从根本上改变了</text:span>”自己的国际竞争力。换言之，智利纺织业“<text:span text:style-name="正文引文_20_字符">以牺牲工人为代价完成了自身的重组</text:span>”。[Peter Winn, <text:span text:style-name="正文引文_20_字符">"No Miracle for Us"</text:span>, Winn (ed.), <text:span text:style-name="T17">Op. Cit.</text:span>, p. 130] 矿业在1973年之后“<text:span text:style-name="正文引文_20_字符">变得异常盈利，其原因在于劳动纪律的强化、实际工资收缩所带来的成本下降，以及基于1960年代末启动的扩张计划而实现的产量增长</text:span>”。[Thomas Miller Klubock, <text:span text:style-name="正文引文_20_字符">"Class, Community, and Neoliberalism in Chile"</text:span>, <text:span text:style-name="T17">Op. Cit.</text:span>, p. 241] 这一切，才是弗里德曼在1982年所称赞的“1976-1981经济奇迹”的<text:span text:style-name="Emphasis">真实</text:span>面貌。</text:p>
      <text:p text:style-name="Standard">与大多数新自由主义实验一样，1975年之后的这一“奇迹”本质上建立在一盘散沙之上。它“<text:span text:style-name="正文引文_20_字符">是一场投机泡沫，在破裂之前被颂扬为‘经济奇迹’，而当1981—1982年的银行危机爆发时，放松监管后摇摇欲坠的智利经济也随之坠毁</text:span>”。这一过程“<text:span text:style-name="正文引文_20_字符">主要依赖短期投机性资本……在股市和房地产价格上制造泡沫</text:span>”，到1982年，“<text:span text:style-name="正文引文_20_字符">经济已陷入一片混乱，智利在自1930年代大萧条以来最严重的经济危机中苦苦挣扎。一年之后，大规模社会抗议公然挑战皮诺切特的安防部队</text:span>”。[Winn, <text:span text:style-name="T17">Op. Cit.</text:span>, p. 38] 因而，“<text:span text:style-name="正文引文_20_字符">经济的底部彻底塌陷</text:span>”，智利的国内生产总值在一年之内下降了14%。仅在纺织业，据其中一个信源估计就有35%至45%的企业倒闭。[Collins and Lear, <text:span text:style-name="T17">Op. Cit.</text:span>, p. 15]</text:p>
      <text:p text:style-name="P588">因此，智利在经历了七年的（更）自由市场的资本主义之后再次面临经济危机，而且无论在失业规模还是国内生产总值的下滑幅度上，这一次都超过了1975年那场残酷的“休克疗法”。实际工资大幅下跌，1983年时已比1970年的水平低14%。破产数量伴随着外债和失业率激增。[Rayack, <text:span text:style-name="T17">Op. Cit.</text:span>, p. 69] 智利的国民生产总值“<text:span text:style-name="正文引文_20_字符">下降了超过15%，而实际可支配国民生产总值下降了19%。工业部门萎缩超过21%，建筑业萎缩超过23%。破产数量增加到原来的三倍……这场可以与1930年代的大萧条相提并论，而那次萧条对智利的打击比世界上任何其他国家都更为严重</text:span>”。这一判断同样适用于此次危机，因为在1982—1983年间，智利的国民生产总值下降了14%，而整个拉丁美洲的平均降幅仅为3.5%。[Winn, <text:span text:style-name="T17">Op. Cit.</text:span>, p. 41 and p. 66] 到1983年，智利经济已被彻底摧毁，人均国内生产总值直到<text:soft-page-break/>1986年底才（勉强）恢复到1970年的水平。到1983年年中，失业人口（包括参加政府临时就业项目者）已占劳动力总数的三分之一。到1986年，人均消费实际上比1970年的水平还低了11%。[Skidmore and Smith, <text:span text:style-name="T17">Op. Cit.</text:span>, p. 138]</text:p>
      <text:p text:style-name="Standard">面对这场巨大的经济崩溃——一场在弗里德曼于1991年评估智利实验时不知为何被他忽略的崩溃——政权不得不组织起一次规模庞大的救助行动。“芝加哥男孩”强烈反对这一措施，他们以教条式的傲慢主张无需任何的政府干预或政策调整，因为他们坚信市场的自我调节机制能够解决一切经济问题。然而，他们只是将一种简化的教科书式经济模型生搬硬套进一个远比其假设复杂得多的现实世界。当现实拒绝按照其意识形态推演的方式反应时，国家的介入就不再是一种选择，而是因为局势已危急存亡到无法置身事外了。</text:p>
      <text:p text:style-name="P589">智利政权确实采取了一些措施来缓解失业问题。到1983年10月，大约14%的劳动力被纳入两项政府临时就业计划，但这些项目的工资都低于最低工资标准。然而，给予资本家阶级的援助要慷慨得多。国际货币基金组织向智利提供了贷款，帮助他从自身经济政策所促成的困境中脱身，虽然其中附带了严格的条件（例如要求智利公众承担<text:span text:style-name="Emphasis">私人</text:span>银行和<text:span text:style-name="Emphasis">私有</text:span>企业所借入的数十亿美元外债）。整个救助行动在连续三年中耗费了相当于智利国民生产总值3%的成本，而这一负担最终转嫁到了民众身上（这种“<text:span text:style-name="正文引文_20_字符">私人债务的社会化既触目惊心，又极不平等</text:span>”）。这正是“自由市场”资本主义的典型模式——对工人阶级实施市场纪律，对精英阶层则提供国家援助。在所谓的“奇迹”时期，经济收益被私有化；而在危机爆发时，偿付负担却被社会化。事实上，政权对经济的干预程度之深，以至于“<text:span text:style-name="正文引文_20_字符">可以理解批评者讽刺地嘲笑所谓的‘通往社会主义「芝」路’</text:span>”。[Winn, <text:span text:style-name="T17">Op. Cit.</text:span>, p. 66 and p. 40]</text:p>
      <text:p text:style-name="P590">值得注意，在政府此前私有化的19家银行中，除5家外其余全部倒闭。这些银行以及其他破产企业重新回到了国家手中，而政权试图不将其归类为公共企业来淡化这一事实。一旦“<text:span text:style-name="正文引文_20_字符">由公众承担了</text:span>”这些债务，其“<text:span text:style-name="正文引文_20_字符">资产便被出售给私人利益集团</text:span>”。而耐人寻味的是，“<text:span text:style-name="正文引文_20_字符">那一家未被私有化的银行以及其他仍为公有的企业，在危机中相对完好地存活下来</text:span>”，而且几乎全部“<text:span text:style-name="正文引文_20_字符">实现了盈利，通过利润和税收为政府贡献了其总收入的25%……因此，正是那些逃过芝加哥男孩私有化魔爪的公共企业……才让财政捉襟见肘的政府得以挽救那些失败的私人银行和企业</text:span>”。[Collins and Lear, <text:span text:style-name="书名_20_字符">Chile's Free-Market Miracle: A Second Look</text:span>, pp. 51-2]</text:p>
      <text:p text:style-name="P591"><text:soft-page-break/>我想不必我们多说，这场“复苏”就如同此前那场虚幻的繁荣一样，同样都是由工人阶级买单。1982年的崩溃意味着“<text:span text:style-name="正文引文_20_字符">必须有什么作出让步，而芝加哥男孩决定，让步的对象便是工资。他们解释说，应当允许工资自行找到其自然水平</text:span>”。1982年的一项法令“<text:span text:style-name="正文引文_20_字符">将复苏与盈利的大部分负担转移到了工人身上，并在此后整个十年中成为智利经济复苏的核心机制</text:span>”。[Collins and Lear, <text:span text:style-name="T17">Op. Cit.</text:span>, p. 20 and p. 19] 对矿工而言，从1973年末到1983年5月，实际平均工资下降了32.6%，工人的各项福利也被削减（例如，早在1920年代就争取到的免费医疗与健康保障就被取消）。[Thomas Miller Klubock, <text:span text:style-name="正文引文_20_字符">"Class, Community, and Neoliberalism in Chile,"</text:span> Winn (ed.), <text:span text:style-name="T17">Op. Cit.</text:span>, p. 217] 正如彼得·温概括道：</text:p>
      <text:p text:style-name="P592">“智利工人不仅为新自由主义那场虚幻的‘奇迹’承担了社会成本，而且还为其国家军事统治者和芝加哥男孩技术官僚的错误，加上本国资本家的轻率行为，付出了最为沉重的代价。工厂关闭和裁员让实际失业率攀升至30%以上，而那些侥幸保住工作的工人，其实际工资在1979—1982年间下降了近11%，在整个1980年代则累计下降了约20%。此外，1982年和1983年的通货膨胀率均跃升至20%以上，到1983年，相当于国民生产总值3%的赤字取代了此前的财政盈余。到那时，智利的外债已比其国民生产总值高出13%……在1982—1983年间，智利经济的收缩幅度比整个拉丁美洲高出400%。”[<text:span text:style-name="正文引文_20_字符">"The Pinochet Era"</text:span>, Winn (ed.), <text:span text:style-name="T17">Op. Cit.</text:span>, pp. 41-2]</text:p>
      <text:p text:style-name="P593">毫不意外，对资本家阶级而言的情况那就截然不同了。私人银行“<text:span text:style-name="正文引文_20_字符">得到了政府的救助，政府在1983—1985年间投入了60亿美元的补贴（相当于国民生产总值的30%！），但与此同时，这些银行也被置于严格的政府监管之下，确保它们的偿付能力。对外资流动同样实施了管制</text:span>”。[Winn, <text:span text:style-name="T17">Op. Cit.</text:span>, p. 42] 政府还将关税从10%提高到20%至35%之间，并大幅贬值比索<text:note text:id="ftn31" text:note-class="footnote"><text:note-citation>①</text:note-citation><text:note-body><text:p text:style-name="Footnote"><text:s/>比索（Peso），历史上主要在西班牙及其前殖民地等国家和地区所使用的货币单位。</text:p></text:note-body></text:note>。[Collins and Lear, <text:span text:style-name="T17">Op. Cit.</text:span>, p. 15] 皮诺切特政权的国家机器开始在推动经济活动方面扮演更为积极的角色。例如，它培育了新的出口产业，这些产业“<text:span text:style-name="正文引文_20_字符">受益于一系列补贴、私有化和放松监管措施，允许它们无限制地开发有限可再生的自然资源。同样重要的还有低工资、雇主相对于工人的高度灵活性，以及居高不下的失业率</text:span>”。[Collins and Lear, <text:span text:style-name="T17">Op. Cit.</text:span>, p. 20] 林业部门尤为明显，政府的慷慨解囊主要流向本已富裕的阶层。约瑟夫·柯林斯和约翰·利尔指出，新自由主义者“<text:span text:style-name="正文引文_20_字符">宣称的目标是大幅削减政府在林业中的直接角色，让市场机制决定价格并引导资源的使用。然而在林业生产的收益</text:span><text:soft-page-break/><text:span text:style-name="正文引文_20_字符">从农村人口手中重新导向少数国内和外国公司方面，事实上正是政府干预和补贴在起决定性作用</text:span>”。[<text:span text:style-name="T17">Op. Cit.</text:span>, p. 205]</text:p>
      <text:p text:style-name="P593">到1986年，经济趋于稳定，危机宣告结束。然而，这场复苏同样是由工人阶级承担代价的，因为即便经济开始回升，“<text:span text:style-name="正文引文_20_字符">工资依然维持在低位</text:span>”。而低迷的工资正是那场备受颂扬的“奇迹式”复苏的关键。从1984年至1989年，国民生产总值年均增长约6%。到1987年，智利已恢复到1981年的生产水平；到1989年，生产水平又比1981年高出10%。与之形成鲜明对照的是，十年末的平均工资却比1981年低5%——几乎比1970年的平均工资低10%。最低工资的下降“<text:span text:style-name="正文引文_20_字符">更为剧烈</text:span>”。在经济危机期间的公愤让最低工资难以在政治上得到彻底复苏，于是“<text:span text:style-name="正文引文_20_字符">在通货膨胀的侵蚀下被任其不断贬值。到1988年，其实际水平已比1981年低40%……当年，圣地亚哥有32%的工人领取最低工资或更低的收入</text:span>”。因此，“<text:span text:style-name="正文引文_20_字符">1985年之后的复苏与扩张，依赖于两个在长期和民主社会中都不可持续的要素</text:span>”，一个是“<text:span text:style-name="正文引文_20_字符">对劳动力剥削的强化</text:span>”，以及“<text:span text:style-name="正文引文_20_字符">对不可再生自然资源——如原生森林和渔业资源——不受监管的开发，这实际上构成了对国内企业集团和跨国公司的一次性补贴</text:span>”。[Collins and Lear, <text:span text:style-name="T17">Op. Cit.</text:span>, <text:span text:style-name="T17">Op. Cit.</text:span>, p. 83, p. 84 and p. 35]</text:p>
      <text:p text:style-name="Standard">总而言之，“<text:span text:style-name="正文引文_20_字符">这场实验是一场经济灾难</text:span>”。[Rayack, <text:span text:style-name="T17">Op. Cit.</text:span>, p. 72]</text:p>
      <text:p text:style-name="P170"/>
      <text:h text:style-name="Heading_20_3" text:outline-level="3">C.11.1 谁从智利的“经济奇迹”中获益？</text:h>
      <text:p text:style-name="Standard">既然智利几乎称不上什么“经济奇迹”，那么问题随之而来：为什么像弗里德曼这样的人会给它贴上这样的标签？要回答这一问题，我们就必须追问在皮诺切特强加的新自由主义体制下，究竟是谁从中获益。为此，我们首先需要承认一个基本事实：资本主义是一种阶级制度，而不同阶级拥有彼此冲突的利益。由此就可以预料到，凡是有利于统治精英的政策都会被称作“经济奇迹”，不管它们对广大民众造成了多么严重的损害；反之亦然。就智利而言，情况正是如此。</text:p>
      <text:p text:style-name="P594">新自由主义并没有让所有人受益，反而伤害了大多数人。从总体上看，遭受打击最为沉重的是工人阶级，尤其是城市工人阶级。到1976年，即军政府统治的第三年，实际工资已经比1970年的水平下降了35%；直到1981年，实际工资才回升到1970年水平的97.3%，但随后又在1983年跌至86.7%。失业率（这还不包括<text:soft-page-break/>国家临时就业项目中的人员），在1976年为14.8%，到1980年下降到11.8%（而这一水平仍然是1960年代平均值的两倍），而到1982年则上升至20.3%。[Rayack, <text:span text:style-name="T17">Op. Cit.</text:span>, p. 65] 1980年至1988年间，工资的实际价值仅增长了1.2%，而最低工资的实际价值却下降了28.5%。在这一时期，城市失业率年均为15.3%。[Silvia Borzutzky, <text:span text:style-name="T17">Op. Cit.</text:span>, p. 96] 即便到了1989年，失业率仍然高达10%（1970年为5.7%），实际工资仍比1970年低8%。1975年至1989年间的失业率平均水平为16.7%。换言之，在经历了将近15年的自由市场资本主义之后，实际工资仍未超过1970年的水平，而失业率依旧更高。在这种情况下，工资在国民收入中的比重从1970年的42.7%下降到1993年的33.9%也就不足为奇了。考虑到右翼往往将高失业率归咎于强大的工会以及其他劳动力市场的“扭曲”，这些数据就显得尤其意味深长，因为正如前文所述，智利政权恰恰改革了劳动力市场以提升其所谓的“竞争力”。</text:p>
      <text:p text:style-name="P595">1982年之后，“<text:span text:style-name="正文引文_20_字符">停滞的工资和极不平等的收入分配严重削弱了大多数智利人的购买力，他们直到1989年才恢复到1970年的消费水平</text:span>”。[Collins and Lear, <text:span text:style-name="T17">Op. Cit.</text:span>, p. 25] 到1988年，“<text:span text:style-name="正文引文_20_字符">平均实际工资已回到1980年的水平，但仍然远低于1970年的水平。此外，在1986年，大约37%的劳动力在非正规部门工作，那里的工资更低，而往往也不存在什么福利。许多人只能领取最低工资，而1988年的最低工资仅能满足一个普通家庭体面生活所需的一半——而且五分之一的工人甚至连这一水平都达不到。一项调查……得出的结论是，几乎一半的智利人生活在贫困之中。</text:span>”[Winn, <text:span text:style-name="正文引文_20_字符">“The Pinochet Era”</text:span>, <text:span text:style-name="T17">Op. Cit.</text:span>, p. 48] 无论从绝对数量还是相对比例来看，这一状况都远远超过了此前三十年中的任何时期。[Collins and Lear, <text:span text:style-name="正文引文_20_字符">“Working in Chile's Free Market”</text:span>, <text:span text:style-name="T17">Op. Cit.</text:span>, p. 26]</text:p>
      <text:p text:style-name="P595">1972年至1987年间，人均消费下降了23%。处于贫困线以下的人口比例（即仅能满足基本食品和住房所需的最低收入水平）在1970年至1987年间从20%上升到44.4%。1973年至1985年期间，人均医疗支出被削减了一半以上，由此引发了与贫困密切相关疾病的爆炸式增长——如伤寒、糖尿病和病毒性肝炎。与此同时，虽然圣地亚哥最贫困的20%人口的消费下降了30%，但最富有的20%人口的消费却还上升了15%。[Noam Chomsky, <text:span text:style-name="书名_20_字符">Year 501</text:span>, pp. 190-191] 1972年至1988年间，居住条件不足的智利人口比例从27%上升到40%，这与政府所谓“将通过市场友好型政策解决无家可归问题”的说法形成了鲜明对照。</text:p>
      <text:p text:style-name="P596"><text:soft-page-break/>作为被许多右翼人士奉为一项可供他国效仿的成功范例，对私有化的养老金制度也可以作出类似的评价。仔细审视就会发现这一制度暴露出严重缺陷——甚至可以说，它的“成功”仅仅属于那些从中攫取高额利润的公司（智利养老金体系的管理成本几乎占到收入的30%，相较之下，美国社会保障体系的管理成本仅为1%）。[Doug Henwood, <text:span text:style-name="书名_20_字符">Wall Street</text:span>, p. 305] 而对于劳动者而言，这一制度就是一场灾难。根据负责监管该体系的政府机构SAFP的数据，到1995年2月，已知劳动力中有96%登记加入了该体系，但其中43.4%并未向个人账户缴费。可能有多达60%的人并未定期缴费（而鉴于劳动力市场的实际状况，可以说是意料之中）。然而想要获得全额养老金，却必须要定期缴费。批评者指出，真正能够领取到一笔不错养老金的恐怕只有20%的缴费者。</text:p>
      <text:p text:style-name="Standard">工人们不得不自行筹措医疗费用，因为他们的“<text:span text:style-name="正文引文_20_字符">报酬已经被压缩为单纯的工资，工人在多年斗争中获得的大部分福利[在政变之前]都被取消了。此外，医疗和养老保障等社会服务的私有化……意味着这些成本如今完全从雇员的收入中扣除</text:span>”。毫不意外，“<text:span text:style-name="正文引文_20_字符">工作日的延长和劳动节奏的加快提高了事故和疾病发生的可能性。1982年至1985年间，报告在案的工伤事故数量几乎翻了一番。然而公共卫生专家估计，有超过四分之三的工伤事故并未被报告，其中的一个原因在于有超过一半的劳动力根本没有任何形式的工伤保险</text:span>”。[Collins and Lear, <text:span text:style-name="T17">Op. Cit.</text:span>, p. 20 and p. 25]</text:p>
      <text:p text:style-name="P597">有趣的是，在这一方案推出之初，军队和警察却被允许保留他们原有、而且相当优厚的公共保障计划。如果这些方案<text:span text:style-name="Emphasis">真如</text:span>其支持者所宣称的那样优越，那么引入这些制度的人理应率先加入其中。而显然，那些对大众来说“足够好”的安排，并不适合统治者及其所依赖的持枪者。鉴于该制度此后的实际命运，就完全可以理解统治精英及其爪牙不愿让中介机构从自己的储蓄中牟利，也不愿将养老金托付给股市的波动。但他们的臣民就不没有如此幸运了。总体而言，智利的私有化社会保障体系“<text:span text:style-name="正文引文_20_字符">以社会保障缴费的形式把工人的储蓄从公共部门转移到私人部门，使之可供国内经济集团进行投资。鉴于皮诺切特时期财富和公司控制权呈现出高度的寡头集中，这实际上意味着把工人被强制积累的储蓄交给了智利最有权势的资本家</text:span>”。也就是说，“<text:span text:style-name="正文引文_20_字符">把工人的储蓄转移给智利的商业精英来支撑资本市场</text:span>”。[Winn, <text:span text:style-name="正文引文_20_字符">“The Pinochet Era”</text:span>, <text:span text:style-name="T17">Op. Cit.</text:span>, p. 64 and p. 31]</text:p>
      <text:p text:style-name="P597">医疗体系的情况亦是如此。武装部队、国家警察及其家属拥有独立的公共医<text:soft-page-break/>疗体系，这使他们既不必进入富人使用的私有化医疗体系，也无需依赖大多数人所能接触到日益破败的公共体系。市场机制确保了对绝大多数人而言，“<text:span text:style-name="正文引文_20_字符">真正起决定作用的并不是所谓的‘选择’，而是支付能力</text:span>”。到1990年，只有15%的智利人处于私立医疗体系之中（其中近75%来自收入水平位居前30%的人口）。这意味着智利实际上存在着三套医疗体系：一套是为武装部队和警察提供的资金充足的公共体系；一套是为少数精英服务、质量良好甚至一流的私立体系；以及一套“<text:span text:style-name="正文引文_20_字符">供约70%的智利人使用的</text:span>……<text:span text:style-name="正文引文_20_字符">资金严重不足、设施陈旧、负担过重</text:span>”的体系。对大多数人来说，他们“<text:span text:style-name="正文引文_20_字符">付出的更多，得到的却更少</text:span>”。[Collins and Lear, <text:span text:style-name="T17">Op. Cit.</text:span>, p. 99 and p. 246]</text:p>
      <text:p text:style-name="P598">这种影响并不只停留在纯粹的经济层面。智利的劳动者“<text:span text:style-name="正文引文_20_字符">[在皮诺切特之前]曾经习惯于稳定、有工会保障的工作……如今却</text:span><text:span text:style-name="正文引文_20_字符"><text:span text:style-name="T170">[</text:span></text:span><text:span text:style-name="正文引文_20_字符">被改造</text:span><text:span text:style-name="正文引文_20_字符"><text:span text:style-name="T170">]</text:span></text:span><text:span text:style-name="正文引文_20_字符">成一个充满焦虑的个人主义国家……在智利公共医疗体系的所有就诊的患者中，有一半以上涉及心理问题，主要是抑郁症。在康塞普西翁一家鱼粉厂工作的玛丽亚·佩尼亚说：‘压迫已经不再是肉体上的了，而是经济上的——如何养家糊口，如何供孩子上学。’她补充道：‘我对未来感到真正的焦虑。他们随时都可以把我们赶走。你根本没法为五年之后做打算。有钱就能接受教育、获得医疗服务；在这里，钱现在就是一切。’</text:span>”因此，也就难怪“<text:span text:style-name="正文引文_20_字符">结构调整造就了一个原子化的社会，压力的上升和个人主义的扩散破坏了原本强大而富有关怀的社区生活……1970年至1991年间，自杀率上升了三倍，而过去30年中，酗酒者的人数增加了四倍……</text:span><text:span text:style-name="正文引文_20_字符"><text:span text:style-name="T171">[与此同时，]</text:span></text:span><text:span text:style-name="正文引文_20_字符">家庭关系破裂现象日益严重，而民意调查显示，当前的犯罪浪潮已成为新智利生活中最受谴责的方面。26岁的工会领袖贝蒂·比萨马尔指出：‘人际关系正在发生变化。人们彼此利用，和家人相处的时间越来越少。他们谈论的只有金钱和物质。如今很难再有真正的友谊了。’</text:span>”[Duncan Green, <text:span text:style-name="T17">Op. Cit.</text:span>, p. 96 and p. 166]</text:p>
      <text:p text:style-name="P598">自由市场资本主义的实验同样对智利的环境造成了严重影响。由于市场力量获得了几乎不受约束的支配地位，首都圣地亚哥成为世界上污染最严重的城市之一。在缺乏环境监管的情况下，整体生态遭到破坏，水资源也面临严重污染问题。[Noam Chomsky, <text:span text:style-name="书名_20_字符">Year 501</text:span>, p. 190] 由于全国大多数专家体系都围绕自然资源的开采和低度加工而建立，生态系统和自然环境在利润和私有产权的名义下遭到掠夺。由于少数大型企业为追逐短期利润而采取的自利行为，自然资源的枯竭正在加速，尤其是在林业和渔业领域。</text:p>
      <text:p text:style-name="Standard"><text:soft-page-break/>因此，总而言之，智利工人“<text:span text:style-name="正文引文_20_字符">是[皮诺切特]政治镇压的核心目标，并在国家恐怖统治下遭受了巨大的痛苦；他们同时也不成比例地承担了其倒退性社会政策所带来的成本。工人以及他们的组织还是皮诺切特劳动法的主要打击对象，并且是私有化和去工业化政策下的最大输家之一</text:span>”。[Winn, <text:span text:style-name="正文引文_20_字符">“Introduction”</text:span>, <text:span text:style-name="T17">Op. Cit.</text:span>, p. 10]</text:p>
      <text:p text:style-name="P598">既然大多数智利民众都在该政权的经济政策下深受其害，这样的结果又怎能被称作一次“奇迹”呢？答案可以在皮诺切特新古典货币主义政策所带来的另一项后果中找到，即“<text:span text:style-name="正文引文_20_字符">需求的收缩，因为工人及其家庭能够购买的商品变少了。市场的萎缩进一步威胁到工商界，于是他们开始更多地为出口而生产商品，而减少面向国内消费的生产。这又一次阻碍了经济增长，并导致收入和财富更加集中到少数精英手中。</text:span>”[Skidmore and Smith, <text:span text:style-name="T17">Op. Cit.</text:span>, p. 138]</text:p>
      <text:p text:style-name="P599">正是在精英阶层财富的增长中，我们才能看到智利所谓真正的“奇迹”。1989年，基督教民主党领导人结束流亡返回国内时指出，所实现的这种经济增长只惠及了人口中最富裕的10%（皮诺切特的官方机构也认可这一点）。[Noam Chomsky, <text:span text:style-name="书名_20_字符">Deterring Democracy</text:span>, p. 231] 其他资料进一步证实了这一判断。根据一位研究拉丁美洲新自由主义革命的专家所言，精英阶层“<text:span text:style-name="正文引文_20_字符">在皮诺切特统治下积累了巨额财富</text:span>”。[Duncan Green, <text:span text:style-name="书名_20_字符">The Silent Revolution</text:span>, p. 216] 1980年，最富裕的10%人口占有全国收入的36.5%；到1989年，这一比例上升至46.8%。与之形成鲜明对比的是，收入最低的50%人群在同一时期内的收入份额从20.4%下降到16.8%。家庭消费的变化也呈现出同样的模式。1970年，最富裕的20%家庭占有44.5%的消费份额；这一比例在1980年上升到51%，到1989年进一步提高到54.6%。在1970年至1989年间，其余80%人口所占的消费份额不断下降。最贫困的20%家庭，其消费份额从1970年的7.6%降至1989年的4.4%；其次的20%从11.8%降至8.2%；中间20%从15.6%降至12.7%；再往上的20%则从20.5%略降至20.1%。换言之，“<text:span text:style-name="正文引文_20_字符">至少有60%的人口在相对意义上——如果不是在绝对意义上——处境变得更糟。</text:span>”[James Petras and Fernando Ignacio Leiva, <text:span text:style-name="书名_20_字符">Democracy and Poverty in Chile</text:span>, p. 39 and p. 34]</text:p>
      <text:p text:style-name="Standard">总之，“<text:span text:style-name="正文引文_20_字符">在经历了十年的自由市场政策之后，1988年智利的收入分配呈现出明显的倒退性。1978年至1988年间，最富裕的10%智利人将其在国民收入中的份额从37%提高到47%，而接下来的30%人口的份额则从23%缩减到18%。最贫</text:span><text:soft-page-break/><text:span text:style-name="正文引文_20_字符">困的五分之一人口，其收入份额从5%下降到4%。</text:span>”[Collins and Lear, <text:span text:style-name="T17">Op. Cit.</text:span>, p. 26] 在皮诺切特独裁统治的最后几年里，农村人口中最富裕的10%在1987年至1990年间收入增长了90%，而最贫困的25%人口所占的收入份额则从11%下降到7%。皮诺切特遗留下来的社会不平等在1993年仍然清晰可见：在一个双轨制的医疗体系中，最富裕的五分之一人口的婴儿夭折率为每千人7例，而最贫困的五分之一则高达每千人40例。[Duncan Green, <text:span text:style-name="T17">Op. Cit.</text:span>, p. 108 and p. 101] 1970年至1989年间，劳动在国民收入中的份额从52.3%下降到30.7%（而1972年这一比例曾达到62.8%）。1987年的实际工资水平仍仅为1980—1981年水平的81.2%。[Petras and Leiva, <text:span text:style-name="T17">Op. Cit.</text:span>, p. 34, p. 25 and p. 170]</text:p>
      <text:p text:style-name="P600">因此，智利对资本家阶级而言确实是一场“奇迹”，其成果“<text:span text:style-name="正文引文_20_字符">主要（而且在许多领域几乎完全）由经济和政治精英所享有。在任何一个充斥着巨大财富与收入不平等的社会中，市场……都会起到集中财富和收入的作用。</text:span>”可以说，“<text:span text:style-name="正文引文_20_字符">对经济资源的控制明显呈现出更加集中的趋势……经济集中程度如今已高于智利历史上的任何时期</text:span>”，跨国公司“<text:span text:style-name="正文引文_20_字符">则从智利的自由市场政策中”</text:span>攫取了“<text:span text:style-name="正文引文_20_字符">丰厚回报</text:span>”（“<text:span text:style-name="正文引文_20_字符">毫不意外，它们热情地为这一模式喝彩，并推动将其推广到各地</text:span>”）。归根结底，“<text:span text:style-name="正文引文_20_字符">当贫困人口的比例……增加了一倍以上时，把任何经济和社会方案视为成功在道德上都是不可接受的。</text:span>”[Collins and Lear, <text:span text:style-name="书名_20_字符">Chile's Free-Market Miracle: A Second Look</text:span>, p. 252 and p. 253]</text:p>
      <text:p text:style-name="P600">因此，在皮诺切特统治时期，智利经济所创造的财富并<text:span text:style-name="Emphasis">没有</text:span>像“自由市场”资本主义教条所宣称的那样“涓滴”至工人阶级，而是积聚在富人手中。正如英国和美国在推行“涓滴经济学”时所发生的那样，收入分配大幅度向既有的富裕阶层倾斜。也就是说，出现的并不是“向下涓滴”，而是一种“向上渗透”（更准确地说，是一股向上的<text:span text:style-name="Emphasis">洪流</text:span>）。考虑到强者与弱者之间的交换必然更有利于前者，这一点就并不令人惊讶——这也正是无政府主义者支持工人阶级组织和集体行动、以便使我们在力量上超过资本家的原因，同时，也是皮诺切特对其进行镇压的原因。</text:p>
      <text:p text:style-name="Standard">总体而言，“<text:span text:style-name="正文引文_20_字符">1972年，智利是拉丁美洲第二平等的国家；到2002年，它已成为该地区第二</text:span><text:span text:style-name="正文引文_20_字符"><text:span text:style-name="T14">不</text:span></text:span><text:span text:style-name="正文引文_20_字符">平等的国家。</text:span>”[Winn, <text:span text:style-name="正文引文_20_字符">"The Pinochet Era"</text:span>, <text:span text:style-name="T17">Op. Cit.</text:span>, p. 56] 这一事实相当重要，因为它直接驳斥了弗里德曼在1962年提出的断言，即所谓“<text:span text:style-name="正文引文_20_字符">资本主义会导致较少的不平等……国家越是高度资本主义，不平等程度似乎就越低。</text:span>” <text:soft-page-break/>[<text:span text:style-name="书名_20_字符">Capitalism and Freedom</text:span>, p. 169] 与其他实施弗里德曼思想的国家（如英国和美国）一样，智利的不平等急剧攀升。而讽刺的是，在这一点上以及在许多其他方面，推行他的理念恰恰否定了他自己的论断。</text:p>
      <text:p text:style-name="Standard">由此可以得出两个结论。第一，智利在应用弗里德曼教条之后，反而变得<text:span text:style-name="Emphasis">不那么</text:span>资本主义了。第二，弗里德曼并不知道自己在说什么。看起来第二种解释似乎更为可信，尽管对于某些信徒而言，智利的新自由主义实验可能还不够“纯粹”。然而，这类说法只能说服那些真正的虔信者。</text:p>
      <text:p text:style-name="P170"/>
      <text:h text:style-name="Heading_20_3" text:outline-level="3">C.11.2 那么，智利的经济增长和低通胀呢？</text:h>
      <text:p text:style-name="Standard">鉴于这一“实验”的实际结果，还能够被用来宣称是“经济奇迹”的领域只剩下两个：一是遏制通货膨胀，二是促进经济增长。但这两点也都谈不上是“奇迹”。</text:p>
      <text:p text:style-name="Standard">就通货膨胀而言，皮诺切特政权<text:span text:style-name="Emphasis">确实</text:span>在最终压低了通胀率。但这是在相当长时间之后才实现的。政变发生时，在美国中央情报局支持下推翻阿连德政府之际，通胀率约为500%。考虑到美国刻意破坏智利经济——正如中情局局长理查德·赫尔姆斯所说的“<text:span text:style-name="正文引文_20_字符">让经济惨叫</text:span>”——出现如此高的通胀其实是预料之中。到1982年，通胀率降至10%；而在1983年至1987年间，又在20%到31%之间波动。芝加哥男孩用了整整八年时间才勉强控制住通胀，而且关键在于，这一过程伴随着“<text:span text:style-name="正文引文_20_字符">数个稳定方案的失败，并付出了高昂的社会代价……换言之，他们所开出的稳定化处方不仅谈不上奇迹，甚至根本都算不上成功</text:span>”[Winn, <text:span text:style-name="正文引文_20_字符">“The Pinochet Era”</text:span>, <text:span text:style-name="T17">Op. Cit.</text:span>, p. 63]。实际上，通胀的下降并不是通过弗里德曼的货币主义路径实现的，而是如左翼凯恩斯主义经济学家尼古拉斯·卡尔多所指出的那样，依靠国家暴力与强制手段：</text:p>
      <text:p text:style-name="正文引文">“货币供给的增长率从1973年的570%……被削减到1977年的130%。但这并没有成功抑制名义国民生产总值的增长或物价上涨，因为你瞧！——一旦他们设法压低货币供给的增长速度，货币流通速度便急剧上升，结果是在货币供给增长率更低的情况下，通胀反而更高……他们确实设法降低了物价上涨的速度……但用的方式？是法西斯独裁政权屡试不爽的方法。这是一种收入政策：禁止工资<text:soft-page-break/>上涨，对违者施以集中营惩罚，同时当然还包括禁止工会活动，等等。因此，使智利通胀下降的并不是货币主义……而是<text:span text:style-name="T172">[</text:span>基于<text:span text:style-name="T172">]</text:span>一些绕开价格机制的方法。”[<text:span text:style-name="书名_20_字符">The Economic Consequences of Mrs Thatcher</text:span>, p. 45]</text:p>
      <text:p text:style-name="P601">通胀是通过国家镇压结合高失业率来控制的，这种组合实际上融合了希特勒、墨索里尼和卡尔·马克思的收入政策（也就是弗里德曼所称的“自然失业率”，我们已在C.9节中予以驳斥）。换言之，货币主义和所谓的“自由市场”资本主义并没有真正降低通胀率——正如撒切尔和里根时期的情况同样如此。</text:p>
      <text:p text:style-name="P601">那么为所谓智利“奇迹”辩护的唯一可能防线，就只剩下经济增长了。正如我们在C.10节中所讨论的，右翼主张，财富的相对份额并不重要，重要的是绝对水平。即便大多数智利人在经济蛋糕中所占的份额有所下降，右翼仍辩称，由于整体经济高速增长，他们实际上是在分享一块更大的蛋糕（当然也只是蛋糕的一小块罢了）。这里我们暂且不去理会那些早已有充分文献支持的事实：与生活水平的绝对高度相比，社会不平等<text:span text:style-name="Emphasis">程度</text:span>对人口健康状况的影响更为显著，而且健康状况与收入呈正相关关系（也就是说，穷人的健康状况通常比富人更差）。我们也暂不讨论与财富分配、进而与社会权力分配相关的其他问题（例如自由市场如何通过强弱双方之间的“自由交换”来巩固并扩大不平等——在这种交换中，交易条件必然向更强势的一方倾斜，而智利的经验，尤其是它所谓“竞争性”“灵活性”的劳动力市场，正为这一分析提供了大量证据）。换言之，不平等的增长可能产生破坏性后果，而这些后果不会、也不可能反映在增长数据之中。</text:p>
      <text:p text:style-name="Standard">所以，我们需要考察皮诺切特政权在经济增长方面的表现，看看它是否真能因此被称为“奇迹”（因为除此之外也没别的什么好说的了）。然而一旦审视该政权的增长记录，就会发现这几乎谈不上什么“奇迹”——1980年代被大肆颂扬的经济增长，必须放在智利于1975年和1982年经历的两次灾难性衰退的背景下来看。正如爱德华·赫尔曼指出，这种增长“<text:span text:style-name="正文引文_20_字符">经常通过选择不恰当的基数（例如以1982年的谷底为起点）而被系统性地夸大了。</text:span>”[<text:span text:style-name="书名_20_字符">The Economics of the Rich</text:span>]。</text:p>
      <text:p text:style-name="P602">理解这一点，对于把握智利所谓“奇迹”增长的真实性质至关重要。比如，“奇迹”的支持者往往强调1978年至1981年这一时期（当时经济年均增长率为6.6%），或者1982—1984年衰退之后的复苏阶段。然而，这正是“谎言、该死的谎<text:soft-page-break/>言和统计数据”<text:note text:id="ftn32" text:note-class="footnote"><text:note-citation>①</text:note-citation><text:note-body><text:p text:style-name="Footnote"><text:s/>“Lies, damned lies, and statistics”，一句英语言语，常被用来讽刺统计数字的误导性和欺骗性。它暗示统计数字可以被操纵，用来支撑任何观点，甚至比直白的谎言更具迷惑性。</text:p></text:note-body></text:note>的典型例子，因为它忽视了经济在走出衰退时所必然经历的“追赶”过程。在复苏阶段，被解雇的工人重新就业，经济因此回升。这意味着衰退越深，随后的复苏阶段增长率就越高。因此，要判断智利的经济增长是否构成奇迹、是否值得以多数人收入下降为代价，就必须考察完整的商业周期，而不是只盯着复苏阶段。若如此考察，我们会发现1975年至1980年间，智利的经济增长率在拉丁美洲国家中位列倒数第二。1974年至1982年间，国内生产总值的年均增长率仅为1.5%，不仅低于拉丁美洲4.3%的平均水平，也低于智利在1960年代所达到的4.5% [Rayack, <text:span text:style-name="T17">Op. Cit.</text:span>, p. 64]。</text:p>
      <text:p text:style-name="Standard">这意味着1974年至1980年间智利的人均国内生产总值年均仅增长1.5%，明显低于1960年代所达到的2.3%。1970年至1980年间，智利的人均GDP总共只增长了8%，而整个拉丁美洲的人均GDP却增长了40%。在1980年至1982年这段时期，整个拉丁美洲都受到经济萧条的不利影响，智利的人均GDP下降了12.9%，而拉丁美洲整体的降幅仅为4.3% [Rayack, <text:span text:style-name="T17">Op. Cit.</text:span>, p. 57 and p. 64]。</text:p>
      <text:p text:style-name="P603">因此在1970年至1989年之间，智利的GDP “<text:span text:style-name="正文引文_20_字符">（相对于1960年代以及同期的其他拉丁美洲国家而言）增长缓慢，年均增长率仅为1.8%—2.0%。按人均计算……GDP </text:span><text:span text:style-name="正文引文_20_字符"><text:span text:style-name="T173">[</text:span></text:span><text:span text:style-name="正文引文_20_字符">的增长率</text:span><text:span text:style-name="正文引文_20_字符"><text:span text:style-name="T173">]</text:span></text:span><text:span text:style-name="正文引文_20_字符">（0.1%—0.2%）远低于拉丁美洲的平均水平……到1989年，GDP仍比1981年的水平低6.1%，甚至尚未恢复到1970年所达到的水平。在整个军事统治时期（1974—1989年），只有五个拉丁美洲国家的表现比智利更差。好一个奇迹！</text:span>”[Petras and Leiva, <text:span text:style-name="T17">Op. Cit.</text:span>, p. 32]</text:p>
      <text:p text:style-name="Standard">由此可见，所谓的增长“奇迹”指的不过是从类似大萧条式的经济崩溃中出现的复苏，而这些崩溃在很大程度上正是由强加于智利的自由市场政策所造成的！总体而言，皮诺切特时期的增长“奇迹”并不存在。将时间尺度拉长来看，1975年至1989年间，智利既没有显著的经济进步，也谈不上社会进步。相反，经济的主要特征是高度不稳定，而非持续增长。繁荣期中出现的高增长率——被右翼用作“奇迹”证据的那些数字——也只是勉强弥补了衰退期所造成的巨大损失。</text:p>
      <text:p text:style-name="Standard">总的来说，皮诺切特统治下的智利经验及其所谓的“经济奇迹”表明，建立自由市场资本主义体制所付出的代价极其沉重，至少对社会中的大多数人而言如<text:soft-page-break/>此。而且这些问题并不是过渡性的，而是被证明具有结构性和持久性，因为社会、环境、经济与政治层面的成本被深深嵌入到社会结构之中。智利“奇迹”的阴暗面并不会体现在那些用来推销“自由市场”资本主义的亮眼宏观经济指标中——我们将会看到的，这些指标本身也极易被操纵。</text:p>
      <text:p text:style-name="P170"/>
      <text:h text:style-name="Heading_20_3" text:outline-level="3">C.11.3 <text:line-break/>新自由主义的智利是否验证了资本主义经济学？</text:h>
      <text:p text:style-name="Standard">没有。尽管弗里德曼之流反复宣称如此，智利的新自由主义实验既不是什么“经济奇迹”，实际上还否定了资本主义经济学中的若干核心教条。只要将所谓“经济自由”的实际表现与弗里德曼对其所作的预测加以对照，这一点就能看得十分清楚。</text:p>
      <text:p text:style-name="P604">首先必须指出的是，新自由主义的智利几乎无法支持“自由市场具有稳定性”这一主张。相反，其特征恰恰是深度衰退以及之后经济复苏时的高速增长。这最终整体上的增长率只能（充其量说）是相当平庸（见上一节）。</text:p>
      <text:p text:style-name="Standard">其次，智利的实验还直接驳斥了新古典经济学关于劳动力市场的关键教条。在《资本主义与自由》中，弗里德曼竭力攻击工会以及“工会能够保护工人免受雇主胁迫”这一观点。他坚称这种说法纯属胡说八道，因为“<text:span text:style-name="正文引文_20_字符">雇员之所以不会受到雇主的胁迫，是因为他还可以选择为其他雇主工作。</text:span>”[pp. 14-5] 因此，以工会为代表的集体行动不仅是多余的，甚至是有害的。只要工人能够自由更换工作，就足以说明问题，而资本主义经济学家始终希望现实中的劳动力市场尽可能接近完全竞争的理想模型——大量原子化的个人只能接受价格，而不能制定价格。在这一叙事中，大企业往往被忽略，而工会则被妖魔化。</text:p>
      <text:p text:style-name="P605">问题在于，除非在独裁统治之下，几乎不可能真正塑造出这种“完美”的劳动力市场。皮诺切特的恐怖统治就恰恰制造了这样一个市场。在随时可能因捍卫自身权利而遭遇残杀或酷刑的威胁下，大多数工人<text:span text:style-name="Emphasis">唯一现实的</text:span>选择就只能是另谋一份工作。因此，虽然这样的劳动力市场很难体现“经济自由”，但智利的独裁体制却确实造就了一个几乎完美符合新古典（以及奥地利学派）理想的劳动力市<text:soft-page-break/>场。国家恐怖迫使工人放弃作为工会成员的集体行动，转而成为原子化的个体，避免通过集体方式来解决自身（个人的或集体的）问题。如果工人觉得自己遭受不公或被低估，他们别无选择，<text:span text:style-name="Emphasis">只能</text:span>去寻找新的雇主。正是恐怖，创造了理想资本主义劳动力市场得以运作的前提条件。弗里德曼关于智利“经济自由”的表述，实际上暗示着他认为劳动力“自由市场”的运作方式应当“仿佛”背后存在着死亡小队一样。换言之，资本主义需要一支原子化、因恐惧而不敢为自身权利发声的劳动力队伍。毫无疑问，他更希望这种恐惧是通过纯粹的“经济”手段来施加的（让失业发挥它一贯的作用），但正如他关于“自然失业率”的理论所显示的那样，他并不排斥诉诸国家力量来维持这一状态。</text:p>
      <text:p text:style-name="P606">对资本主义意识形态无疑不幸的是，智利的现实恰恰否定了这一观念：工人完全受制于雇主的专制权力，为了保住工作不得不一再让步。正是在这种背景下，“<text:span text:style-name="正文引文_20_字符">1979年至1981年间对劳动法体系进行了全面改造……目标就·在于建立一个‘完美的劳动市场’，取消集体谈判，允许大规模解雇工人，将每日工作时间延长至最长十二小时，并废除劳动法院。</text:span>”[Silvia Borzutzky, <text:span text:style-name="T17">Op. Cit.</text:span>, p. 91] 事实上，《劳动法典》不过是反映了财产所有者对其雇佣奴隶所拥有的权力关系，它“<text:span text:style-name="正文引文_20_字符">在根本上是亲商的，其目的在于最大化管理层使用劳动力的灵活性，并防止任何未来可能通过选举产生的政府在雇主与工人之间的谈判中代表劳动一方进行干预</text:span>”。这一切，当然被“<text:span text:style-name="正文引文_20_字符">民粹主义的说辞</text:span>”所掩盖。[Collins and Lear, <text:span text:style-name="T17">Op. Cit.</text:span>, p. 16] 实际上，《劳动计划》的真实意图“<text:span text:style-name="正文引文_20_字符">在于从根本上将劳动关系中的权力平衡转向资本一方，削弱构成左翼核心政治基础的工人和工会</text:span>”。[Winn, <text:span text:style-name="正文引文_20_字符">"The Pinochet Era"</text:span>, <text:span text:style-name="T17">Op. Cit.</text:span>, p. 31]</text:p>
      <text:p text:style-name="P606">因此毫不令人，“<text:span text:style-name="正文引文_20_字符">工人……并未公平分享自己劳动所创造的经济增长与生产率提高所带来的收益；相反，他们却在工资水平、工作条件、岗位质量以及劳动关系等方面，不成比例地承担了这场结构性重组的成本</text:span>”。[Winn, <text:span text:style-name="正文引文_20_字符">"Introduction"</text:span>, <text:span text:style-name="T17">Op. Cit.</text:span>, p. 10]</text:p>
      <text:p text:style-name="P607">而且，智利还再一次驳倒了弗里德曼关于资本主义的另一项断言。他在1975年曾错误地预测，货币主义衰退所造成的失业人口会迅速重新就业，并在圣地亚哥向听众宣称，人们将会“<text:span text:style-name="正文引文_20_字符">惊讶于私营经济增长吸纳劳动力的速度之快</text:span>”。[quoted by Rayack, <text:span text:style-name="T17">Op. Cit.</text:span>, p. 57] 然而，失业率却攀升至数十年来的最高水平。事实表明自由市场体制“<text:span text:style-name="正文引文_20_字符">在创造就业方面进展缓慢。1960年代，失业率大致维持</text:span><text:soft-page-break/><text:span text:style-name="正文引文_20_字符">在6%左右；相比之下，1974年至1987年间，失业率平均达到劳动力总数的20%。即便在经济最为繁荣的年份（1980—1981），失业率仍高达18%。在1982年危机爆发后的几年里，失业率——包括政府紧急就业计划在内——一度攀升至劳动力总数的35%。</text:span>”不出所料，智利工业界采取的“<text:span text:style-name="正文引文_20_字符">最重要的合理化措施</text:span>”正是“<text:span text:style-name="正文引文_20_字符">降低劳动力成本。这包括大规模裁员、加剧留任工人的劳动强度，并将工资水平压低到历史最低区间。</text:span>”持续的高失业率为这一过程提供了条件，“<text:span text:style-name="正文引文_20_字符">1974年至1987年间，官方失业率平均为20%。长期居高不下的失业水平让雇主在决定工作条件和工资水平方面占据了相当大的优势……并不令人惊讶的是，那些勉强保住工作的工人往往愿意不断向雇主让步，而为了获得工作，雇员也常常不得不接受苛刻的条件。</text:span>”1979年至1982年间，制造业企业中超过五分之一倒闭，该部门的就业人数减少了四分之一以上。在1981年之前的十年中，每26名工人中就有13人失业，5人进入城市非正规部门，另有8人依赖政府的紧急就业计划。必须强调，官方统计数据“<text:span text:style-name="正文引文_20_字符">低估了真实的失业水平</text:span>”，因为它们把前一周仅工作过一天的人也计为了就业人口。一家由教会资助、颇具声望的就业研究机构发现，1988年圣地亚哥的失业率高达21%。[Lear and Collins, <text:span text:style-name="T17">Op. Cit.</text:span>, p. 22, p. 15, p. 16, p. 15 and p. 22]</text:p>
      <text:p text:style-name="Standard">自由市场理论的标准论点认为，只要让工资水平完全服从市场的严酷约束，失业问题就会得到解决。所以尽管工资会下降，但就业人数将会上升。我们在C.9节中已经讨论过，这一主张在逻辑和经验证据上都站不住脚。更不必说，面对自己理论付诸实践后所产生的经验证据，弗里德曼从未对自己的论断作出任何修正。</text:p>
      <text:p text:style-name="P608">鉴于“劳动力”（也就是具体的个人）本就不是为市场而生产的，你完全可以预料到它的反应方式不同于其他“商品”。例如，它的价格一旦下降，通常并不会导致供给减少，反而会增加，原因很简单：人们必须吃饭、必须付房租等等。压低工资的结果往往是配偶和子女被迫进入劳动力市场，而仍然保住工作的劳动者则被迫接受更长的工作时间。正因为如此，把失业归咎于工资过高的说法，从来就是一种似是而非、服务于既得利益的论证，这一点不仅在逻辑上站不住脚，而且也早已被经济学的“天敌”——经验证据——所否定。智利所谓的“经济奇迹”正是如此：工资的持续下降迫使家庭为了生存而寻求多重收入来源，“<text:span text:style-name="正文引文_20_字符">大多数工人已经无力仅凭一份工资养活家庭；事实上，配偶和子女从事临时性和非正规工作的情况才是常态……而即便拥有多重收入来源，许多家庭仍然在生存线上</text:span><text:soft-page-break/><text:span text:style-name="正文引文_20_字符">苦苦挣扎</text:span>”。[Lear and Collins, <text:span text:style-name="T17">Op. Cit.</text:span>, p. 23] 这当然直接驳斥了自由市场资本主义关于劳动力市场“与其他任何市场并无不同”的主张。现实会由此出现相反的情况，所以劳动价格下降反而会导致供给<text:span text:style-name="Emphasis">增加</text:span>、而劳动力需求并未随着实际工资的下降而相应上升，也就一点都不令人意外。</text:p>
      <text:p text:style-name="Standard">最后，还有一种看法认为国家或工会在市场中采取集体行动会损害整体社会，尤其是穷人的利益。对新古典经济学家和奥地利学派而言，劳动本身就是资本主义一切问题的根源（而所有迎合“经济学文盲百姓”的政府也都同样的愚不可及）。皮诺切特政权为他们提供了“证明”这一点的机会。而智利再一次否定了他们的论断。</text:p>
      <text:p text:style-name="P609">“芝加哥男孩”从未幻想过可以在没有法西斯主义的情况下建立自由市场资本主义。按照皮诺切特所强加的经济方案的设计者，塞尔希奥·德·卡斯特罗的说法，引入“经济自由”之所以需要法西斯主义，是因为“<text:span text:style-name="正文引文_20_字符">它提供了一种持久的政权形式；它赋予当局一种在民主制度下无法获得的效率；而且，它还能让由专家制定的模式付诸实践、而不受其实施过程中所引发的社会反应所影响</text:span>”。[quoted by Silvia Borzutzky, <text:span text:style-name="正文引文_20_字符">"The Chicago Boys, social security and welfare in Chile"</text:span>, <text:span text:style-name="书名_20_字符">The Radical Right and the Welfare State</text:span>, Howard Glennerster and James Midgley (eds.), p. 90] 他们也直言不讳地承认：“<text:span text:style-name="正文引文_20_字符">在民主制度下，我们连所做事情的五分之一都完不成。</text:span>”[quoted by Winn, <text:span text:style-name="正文引文_20_字符">"The Pinochet Era"</text:span>, Winn (ed.), <text:span text:style-name="T17">Op. Cit.</text:span>, p. 28]</text:p>
      <text:p text:style-name="P609">鉴于新古典经济学和奥地利学派所依赖的个人主义前提，得出这样的结论并不困难：为了确立资本主义市场得以运作所必需的基本规则，必须建立一个用以控制产业冲突、社会抗议、工会、政治结社等等的警察国家。正如社会主义理论家布莱恩·巴里在分析同样深受弗里德曼和弗里德里希·冯·哈耶克等“自由市场”资本主义思想影响的英国撒切尔政权时所指出的那样：</text:p>
      <text:p text:style-name="P610">“在撒切尔政权将自由个人主义的说辞与威权主义的行动结合在一起的事实上，一些观察者发现这自相矛盾。但其实这里根本不存在任何矛盾。即便在最为高压专制的条件下……人们仍然会试图通过集体行动来改善自身处境，而想要拆解这些组织起来的努力、迫使人们只能以个体方式追求自身利益，就需要施加极其巨大的残酷权力……如果任其自然，人们必然倾向于通过集体行动来追求自身利益——无论是在工会、租户协会、社区组织，还是地方政府之中。只有相当无<text:soft-page-break/>情地运作中央权力才能压制这些倾向：因此，个人主义与威权主义之间的紧密关联，也就能很好的解释为什么——被自由市场论者奉为典范的国家，无一例外都是威权政权。”[<text:span text:style-name="正文引文_20_字符">"The Continuing Relevance of Socialism"</text:span>, Robert Skidelsky (ed.), <text:span text:style-name="书名_20_字符">Thatcherism</text:span>, p. 146]</text:p>
      <text:p text:style-name="P611">因此，也就无怪乎皮诺切特政权充斥着威权统治、恐怖手段以及“专家治国”。事实上，“<text:span text:style-name="正文引文_20_字符">受过芝加哥学派训练的经济学家会强调自己方案的科学性，并主张以经济学取代政治学，以经济学家取代政治家。由此，所作出的决策并不是源于当权者的意志，而是由它们的科学知识所决定的。运用科学知识又会反过来削弱政府的权力，因为决策将由技术官僚以及私营部门中的个人来作出。</text:span>” [Silvia Borzutzky, <text:span text:style-name="T17">Op. Cit.</text:span>, p. 90] 然而，正如温所指出：</text:p>
      <text:p text:style-name="正文引文">“尽管‘芝加哥男孩’以自由的话语为自己的政策辩护，但他们并没有因为将所倡导的经济自由建立在智利历史上最为独裁的政权之上，或因剥夺工人罢工和集体谈判的自由——而感到任何困扰。他们心底里真正关心的唯一自由，是那些拥有资本进行投资和消费的智利人及外国人的经济自由；而在德·卡斯特罗看来，这种‘自由’最可靠的保障恰恰是一个威权政府和一支消极被动的劳动力。简而言之，他们的自由观念既是选择性的，也是服务于自身利益的。”[<text:span text:style-name="T17">Op. Cit.</text:span>, p. 28]</text:p>
      <text:p text:style-name="P612">当然，把权威交到技术官僚和私人权力手中，并不会改变权力本身的性质——只是改变了掌权者而已。皮诺切特政权时期，政府权力明显从保护个人权利转向了保护资本和财产的权利，而并非彻底废除这种权力本身。正如所料，受益的只有富人。工人阶级则陷于它们试图制造“完美劳动力市场”的过程中——而只有恐怖手段，才能把人变成这种市场所需要的原子化商品。或许，在回顾皮诺切特政权的这场噩梦时，我们应当沉思巴枯宁曾指出的以科学教科书和“专家”来运行社会所带来的负面后果：</text:p>
      <text:p text:style-name="正文引文">“人类的科学总是、也必然是不完美的……如果我们强迫人类的实践生活——无论是集体的还是个人的——严格而排他地服从科学的最新成果，那么就相当于让社会和个人削足适履，筋骨毁坏、血流不止，因为生命的广度始终无限地大于科学。”[<text:span text:style-name="书名_20_字符">The Political Philosophy of Bakunin</text:span>, p. 79]</text:p>
      <text:p text:style-name="Standard">智利在自由市场意识形态支配下的统治经验无疑证明了巴枯宁的判断。智利<text:soft-page-break/>社会在恐怖手段的作用下被斩断脚趾，强行塞入水晶鞋中，而现实生活则被迫去符合经济学教科书中的种种假设。我们在上文已经证明，这场实验的成果最终只让那些拥有权力或财富的人得利。从无政府主义的视角来看，可悲的是，这样的结果完全可以预见。唯一令人惊讶的只是右翼竟然会把这场实验指认为一则“成功范例”。</text:p>
      <text:p text:style-name="P613">自从智利（在很大程度上）恢复为一个民主国家以来（尽管武装力量仍然保持着相当大的影响力），后皮诺切特时期的各届政府只进行了有限的改革。例如，“<text:span text:style-name="正文引文_20_字符">面向社会福利、以贫困人口为对象的增税措施</text:span>”，使他们得以“<text:span text:style-name="正文引文_20_字符">将皮诺切特留下的1988年45%的贫困率减半</text:span>”。事实上，“<text:span text:style-name="正文引文_20_字符">这笔支出的主体部分</text:span>”提供给了“<text:span text:style-name="正文引文_20_字符">穷人中的最贫困者，也就是1988年被划为赤贫的那25%人口</text:span>”。[Winn, <text:span text:style-name="正文引文_20_字符">"The Pinochet Era,"</text:span> <text:span text:style-name="T17">Op. Cit.</text:span>, p. 50, p. 52 and p. 55]</text:p>
      <text:p text:style-name="P614">然而，尽管这些措施“<text:span text:style-name="正文引文_20_字符">遏制了绝对贫困，但却并未缩小不平等……从1990年到1996年，最贫困的20%人口在国民收入中的份额一直停滞在4%以下，而最富有的20%人口所占份额则从56%小幅上升到57%……收入分配状况仍然是世界上最不平等的之一。在拉丁美洲，只有巴西的情况比这更糟</text:span>”。[Paul W Drake, <text:span text:style-name="正文引文_20_字符">"Foreword"</text:span>, Winn (ed.), <text:span text:style-name="T17">Op. Cit.</text:span>, p. xi] 新政府在1990年将最低工资的实际水平提高了17%，两年后又再次上调，幅度约为15%。这一举措对收入水平产生了显著影响，因为“<text:span text:style-name="正文引文_20_字符">相当一部分智利劳动力所领取的工资和薪金，仅仅略高于最低工资线</text:span>”。[Volker Frank, <text:span text:style-name="正文引文_20_字符">"Politics without Policy"</text:span>, Winn (ed.), <text:span text:style-name="T17">Op. Cit.</text:span>, p. 73 and p. 76] 与新古典经济学的主张形成鲜明对照，提高最低工资并没有导致失业率上升。相反，到1992年，失业率<text:span text:style-name="Emphasis">下降</text:span>至4.4%，这是自1970年代初以来的最低水平。</text:p>
      <text:p text:style-name="Standard">总体而言，自独裁统治结束以来，智利在医疗、教育和扶贫领域的社会支出明显增加，并在1987年至1992年间使一百多万智利人摆脱了贫困（贫困率从1987年的44.6%下降到1996年的23.2%，尽管这一水平仍高于1970年的状况）。然而不平等依然是一个严重问题，皮诺切特时代遗留下来的其他烂摊子也同样存在，例如劳动力市场结构、收入不稳定、家庭破裂、酗酒消愁等等。尽管如此，“<text:span text:style-name="正文引文_20_字符">失业和贫困都出现了下降，这在一定程度上要归功于中左翼政府针对最贫困群体实施的各类项目，这些政府在社会关怀方面明显强于皮诺切特独裁政权</text:span>”，但仍然存在许多问题，例如“<text:span text:style-name="正文引文_20_字符">工作周长度居世界前列</text:span>”。[Winn, <text:span text:style-name="正文引文_20_字符">"Introduction"</text:span>, <text:span text:style-name="T17">Op. Cit.</text:span>, p. 4]</text:p>
      <text:p text:style-name="Standard"><text:soft-page-break/>智利在其他方面也逐步背离了皮诺切特式的“自由市场”模式。1991年，智利对资本引入实施了一系列管制措施，其中包括规定：所有进入智利的非股权资本中，有30%必须在中央银行无息存放一年。这一准备金要求——在当地被称为encaje——实际上构成了对资本流动的征税，而且贷款期限越短，所承担的“税负”就越高。正如威廉·格雷德所指出的那样，智利“<text:span text:style-name="正文引文_20_字符">在过去十年中之所以能够实现快速的经济增长，是因为它放弃了美国经济学家所教授的那种纯粹自由市场理论，而转而效仿亚洲战略的若干关键要素，其中包括强制储蓄和对资本的有目的控制。智利政府会告诉外国投资者可以在哪些领域投资，将他们排除在某些金融资产之外，禁止其迅速撤出资本</text:span>”。[<text:span text:style-name="书名_20_字符">One World, Ready or Not</text:span>, p. 280]</text:p>
      <text:p text:style-name="P615">不用多说，尽管国家对工人阶级的援助在一定程度上有所增加，但对企业的国家福利依然是常态。1982年经济危机之后，智利经济发展署（CORFO）重新回到了自己的老路上，也就是推动智利工业的发展（政变之后，该机构几乎只是在以低价向富人出售国有资产）。换言之，1980年代经济衰退后的那场“奇迹”在一定程度上要归功于它：其职责是促进经济发展，通过提供新技术以及技术和金融援助来扶持企业。它实际上推动了公共部门与私人部门的联合行动。其中一个关键例子就是它在新兴资源型企业的融资与发展中所发挥的作用，例如林业和渔业。虽然自由市场的鼓吹者常常把自然资源开采的繁荣描绘为“自由市场”的结果，但事实上，私人资本本身既缺乏主动性，也缺乏远见，无法发展这些产业，正是CORFO通过援助、信贷和补贴加以引导和推动。[James M. Cypher, "<text:span text:style-name="正文引文_20_字符">Is Chile a Neoliberal Success?"</text:span>, <text:span text:style-name="书名_20_字符">Dollars &amp; Sense</text:span>, September/October 2004] 此外，还有智利基金会（Fundación Chile）的作用。这是一个专门用于在私人资本不愿涉足的领域培育新企业的公私合营机构。该机构在项目尚未具备商业可行性之前，承担研究与开发的成本；一旦项目成熟，便将其股份出售给私人部门。[Jon Jeter, "A Smoother Road To Free Markets," Washington Post, 21/01/2004] 换言之，这是一种与东亚小虎经济体推行的国家干预体系高度相似的模式（而这同样也被“自由市场”资本主义的意识形态家熟视无睹——不过，对资本家的国家干预似乎就从来不会被算作是在干扰市场）。</text:p>
      <text:p text:style-name="Standard">因此，智利国家在许多方面都成功地违背了其所谓的“自由市场”信条。这一做法始于1980年代，而在后皮诺切特时期，又进一步扩展到对工人阶级的援助。由此可见，自由市场倡导者声称智利在1990年代的快速增长证明了其理论模式的说法是站不住脚的（正如他们对东南亚的类似论断后来也被事实所否定，而<text:soft-page-break/>这些论断在相关经济体陷入危机时却被刻意遗忘）。当然，智利也一直承受着压力，被要求改变做法，服从全球金融资本的指令。1998年，在本国货币比索遭受强烈投机冲击之后，智利放松了资本管制。当年经济增长率随即腰斩，并在1999年出现了1.1%的经济收缩。</text:p>
      <text:p text:style-name="P615">因此，甚至连这头新自由主义的“美洲虎”也不得不在社会问题上偏离纯粹的自由市场路径；智利政府也不得不介入经济运行，以修补被市场力量与威权统治撕裂的社会。然而，对军方的恐惧确保了改革只能小幅度开展，结果是智利仍然不能被当作是一个真正的民主国家。换言之，不像弗里德曼（以及其他人）主张的那样，“经济自由”并没有产生真正的“政治自由”（见D.11节）。归根结底，除了社会顶端那极小的一撮精英之外，皮诺切特政权所奉行的“经济自由”对绝大多数人而言都是一场噩梦。这种经济意义上的“自由”似乎只让社会中的其中一个群体受益，这倒确实是一个显而易见的“奇迹”。而对绝大多数人来说，经济“自由”的“奇迹”所带来的结果一如既往，是不平等的加剧、剥削的深化、贫困的扩散、污染的蔓延、犯罪的上升以及社会关系的疏离。讽刺的是，许多右翼自由市场论者却仍把它奉为资本主义优越性的典范。</text:p>
      <text:p text:style-name="P170"/>
      <text:h text:style-name="P162" text:outline-level="2">C.12 香港难道没有展示<text:line-break/><text:span text:style-name="T143">“</text:span><text:span text:style-name="T144">自</text:span>由市场”资本主义的潜力吗？</text:h>
      <text:p text:style-name="Standard"/>
      <text:p text:style-name="P616">鉴于现实世界中几乎不存在真正的自由放任资本主义，用来展示其所谓益处的实例本就寥寥无几。与其承认这一理想在现实中根本无法实现，各路保守派与右翼“自由意志主义”意识形态家开始在世界各地和历史长河中四处搜寻可以充当例证的案例。他们往往很少让事实妨碍自己的搜寻——直到某个例子显现出负面特征，例如经济危机（至于包含对工人阶级的压迫，或不平等与贫困的加剧，那就是无所谓的小事了）。一旦出现这种情况，那些此前被忽略或被淡化的国家干预因素便会被迅速拉出来强调，以便让这一理想从现实的冲击中全身而退。</text:p>
      <text:p text:style-name="P617">香港正是这样一个例子。右翼人士经常把它当作资本主义力量的证明，以及一个“纯粹”的资本主义将将如何让所有人受益。在由美国保守派智库传统基金会编制的《经济自由指数》中，香港长期名列第一（其中所谓的“经济自由”基本反映的正是右翼看重的那些指标）。米尔顿·弗里德曼在将这块前英国殖民地理想化的过程中发挥了关键作用。用他自己的话说：</text:p>
      <text:p text:style-name="正文引文">“让我们看看香港在第二次世界大战结束之后到……香港回归中国之前这五十年所提供的经济政策实验。</text:p>
      <text:p text:style-name="P618">“在这一实验中，香港代表了实验组……我选择英国作为一个对照组，因为英国这个仁慈的独裁者对香港实施了与本国内推行的不同的政策……</text:p>
      <text:p text:style-name="P618">“尽管如此，还是能得到一些统计数据。1960年——这是我能找到的最早年份——香港的人均收入仅为英国的28%；到1996年，这一数字上升到了英国的137%。简言之，从1960年到1996年，香港的人均收入从大约相当于英国的四分之一，上升到比英国高出三分之一还多……我认为唯一能合理解释这种增长率差异的，就是英国实行的是社会主义，而香港实行的是自由企业和自由市场。还有人能给出更好的解释？如果有，我将不胜感激。”[<text:span text:style-name="书名_20_字符">The Hong Kong Experiment]</text:span></text:p>
      <text:p text:style-name="Standard"><text:soft-page-break/>需要强调，弗里德曼所说的“社会主义”指的其实是国家支出，尤其是与福利相关的支出（“<text:span text:style-name="正文引文_20_字符">香港的政府直接支出不到国民收入的15%，而美国则超过40%。</text:span>”[<text:span text:style-name="T17">Op. Cit.</text:span>]）。那么，我们应该怎样看待他的这些论断呢？</text:p>
      <text:p text:style-name="P619">不可否认，香港经济的数据确实相当亮眼。到1996年底，人均国内生产总值预计将达到25300美元，是亚洲最高水平之一，也高于许多西方国家。税率同样令人羡慕——公司利润税为16.5%，薪俸税为15%。在1990年代的最初五年里，香港经济以惊人的速度增长：名义人均收入和GDP水平几乎翻了一番（这里没有扣除通货膨胀）。即便将通胀因素计算在内，增长依然十分迅猛。到1995年的十年间，实际GDP的年均增长率为6%，1995年单年增长率为4.6%。然而一旦进一步审视这些数据，我们所看到的图景就与那些把香港当作自由市场资本主义奇迹的说法大不相同。只要了解这些基本且早已为人所知的事实，就很难再认真对待弗里德曼的结论。当然，这一体制中确实存在某些自由放任的要素（例如它并不补贴夕阳产业），但香港的现实远不止这些特征。最终，自由放任资本主义并不仅仅意味着低税率。</text:p>
      <text:p text:style-name="Standard">最显而易见的出发点在于：政府拥有全部土地。无需多言，土地国有化本身就很难称得上是资本主义。这也是香港直接税负水平如此之低的重要原因之一。正如一位当地居民指出：</text:p>
      <text:p text:style-name="正文引文">“低税率的主要原因……并不在于社会支出水平低。其中一个重要因素是香港无需负担国防工业的开支……而最关键的解释……在于政府收入中，来自直接税收的比例还不到一半。</text:p>
      <text:p text:style-name="P620">“香港政府实际上从土地交易中获得了相当大一部分收入。香港土地名义上归政府所有，政府通过向开发商出售为期五十年的土地租约来充实国库（土地并不存在绝对的私人所有权这一事实，对那些鼓吹‘香港式’自由意志主义的人来说同样会是一个意外）……政府如果要维持低税政策……就必须有维持高地价的利益动机……为此，它会严格控制可供出售的土地数量……而为这一政策付出代价的，当然是购买新房或在私人市场租房的人。许多香港居民的生活条件接近第三世界水准，却必须支付天文数字般的住宅价格——这就普遍而言就是一种间接税收。”[Daniel A. Bell, <text:span text:style-name="正文引文_20_字符">“Hong Kong's Transition to Capitalism”</text:span>, pp. 15-23, <text:span text:style-name="书名_20_字符">Dissent</text:span>, Winter 1998, pp. 15-6]</text:p>
      <text:p text:style-name="Standard"><text:soft-page-break/>土地的所有权结构以及国家作为地主的角色，在一定程度上解释了政府支出占GDP比重在表面上为何如此之低。如果将政府为补贴性住房所提供土地的成本按市场价格计入政府预算，那么这一比重将显著上升。如前文所述，香港无需承担国防开支，因为这一成本由英国纳税人承担了。若将这些由政府提供、却未完全以市场价格计入的服务纳入核算，那种广为流传的“政府支出在GDP中所占比例极低”的说法便会迅速失去说服力。</text:p>
      <text:p text:style-name="P621">对许多香港居民而言，幸运的是，国家在住房、教育、医疗和社会保障等领域提供了一整套社会福利服务。政府建立了一种结构极为基础、但覆盖相当全面的社会福利体系。该体系起步于1950年代，政府在当时启动了历史上规模最大的公共住房计划之一，以安置约200万逃离中共统治的难民。严格来说，香港的社会福利制度真正成型于1973年。当年，新任港督“<text:span text:style-name="正文引文_20_字符">宣布，公共住房、教育、医疗和社会福利服务，将被视为一个公平而体贴社会的四大支柱</text:span>”。他推动了公共住房计划；到1998年，已有52%的人口“<text:span text:style-name="正文引文_20_字符">居住在补贴性住房中，其中大多数以租户身份居住在房屋署的公寓内，租金仅为市场水平的五分之一（其余居民则通过各种置业计划购买了补贴性住房，价格比私人市场低50%）</text:span>”。除了公共住房之外，香港“<text:span text:style-name="正文引文_20_字符">还具备西欧福利国家的大多数标准特征。公共医疗体系质量极高：由于政府对公共医院提供了大量补贴（政府承担了97%的成本），私立医院实际上正在倒闭</text:span>”。对政府而言的一个有利条件，在于香港最初的人口结构相较于西方国家更为年轻，这意味着在养老金和老年福利方面的支出压力较小（但随着人口老龄化，这一优势正在消失）。此外，“<text:span text:style-name="正文引文_20_字符">绝大多数小学和中学要么免费，要么享受高度补贴，而本地高等教育机构的主要经费则几乎全部由公共财政提供</text:span>”。[Bell, <text:span text:style-name="T17">Op. Cit.</text:span>, pp. 16-7 and p. 17] 可以肯定的是，当保守派和右翼“自由意志主义者”把香港当作范本时，他们所指的<text:span text:style-name="Emphasis">绝不包括</text:span>这一制度的这些方面。</text:p>
      <text:p text:style-name="P622">鉴于上述事实，香港显然已经“<text:span text:style-name="正文引文_20_字符">背离了那种政府仅限于扮演‘守夜人’角色的自由放任经济神话</text:span>”，因为它“<text:span text:style-name="正文引文_20_字符">实际上是一个福利国家</text:span>”。在1995—1996年度，社会服务支出占其公共支出的47%（“<text:span text:style-name="正文引文_20_字符">仅略低于英国</text:span>”）。在1992年至1998年间，按实际价值计算的福利支出每年至少在以10%的速度增长。[Bell, <text:span text:style-name="T17">Op. Cit.</text:span>, p. 16] 两位研究者指出：“<text:span text:style-name="正文引文_20_字符">毫无疑问，公共住房的发展极大地促进了香港的社会福祉</text:span>”。总体而言，社会福利“<text:span text:style-name="正文引文_20_字符">是仅次于教育和医疗的……第三大[国家]支出项目</text:span>”。[Simon X. B. Zhao and l. Zhand, <text:span text:style-name="正文引文_20_字符">“Economic Growth and Income Inequality in Hong Kong: Trends and Explanations,”</text:span> pp. 74-103, <text:span text:style-name="书名_20_字符">China: An International </text:span><text:soft-page-break/><text:span text:style-name="书名_20_字符">Journal</text:span>, Vol. 3, No. 1, p. 95 and p. 97] 例如，2004年香港用于福利的支出占GDP的11.6%。</text:p>
      <text:p text:style-name="P622">此外，这种国家干预并不仅限于社会福利领域。香港拥有一个价格相对低廉的公共交通体系，政府在多数交通系统中持有相当比例的股权，并通过特许经营的方式授予垄断线路。因此，国家不仅是土地的垄断所有者和最大的房东，还实行租金管制，运营三条铁路，并以垄断特许的形式监管交通服务和公共事业。政府补贴教育、医疗、福利和慈善事业；在1980年代，还曾接管多家银行的所有权和管理权，防止出现全面性的银行挤兑。总体而言，自1960年代以来，“<text:span text:style-name="正文引文_20_字符">香港政府对日常生活的介入持续加深，如今已扩展到社会经济发展的许多关键领域</text:span>”。[Ming K Chan, <text:span text:style-name="正文引文_20_字符">“The Legacy of the British Administration of Hong Kong: A View from Hong Kong,”</text:span> pp. 567-582, <text:span text:style-name="书名_20_字符">The China Quarterly</text:span>, no. 151, p. 575 and p. 574] 在1997年亚洲金融危机期间，政府还大规模干预了股票市场。耐人寻味的是，弗里德曼既未提及这些发展，也未指出香港国内经济许多领域竞争不足的现实，以及那些缺乏竞争的公用事业公司所获得的高额回报。</text:p>
      <text:p text:style-name="P623">并不是国家自愿选择了这些福利措施；而是最初对社会动荡的恐惧迫使他实行这些政策。一方面是来自中国大陆的移民潮不断涌入；另一方面，则是政府需要将自身塑造成不只是一个冷漠无情的殖民统治机器。然而，<text:span text:style-name="Emphasis">的确</text:span>有一种干预形式是国家自己选择的，那就是国家与商业精英之间的勾结。一位研究者指出，“<text:span text:style-name="正文引文_20_字符">由行政主导的‘行政型非政党’国家在很大程度上受商业社群的影响，各类政府咨询委员会、委员会以及三大议会机构的人员构成</text:span>”就充分反映了这一点，因为“<text:span text:style-name="正文引文_20_字符">商业利益在咨询机制中拥有压倒性的发言权（约占成员总数的70%）</text:span>”。可以准确地描述这种体制为一种“<text:span text:style-name="正文引文_20_字符">官僚—社团主义国家</text:span>”，其中，“<text:span text:style-name="正文引文_20_字符">政府与私营部门的利益凌驾于社会整体的利益之上</text:span>”。总体而言，“<text:span text:style-name="正文引文_20_字符">政府与私营部门共享共同利益，并保持着密切联系</text:span>”。[Mae Kam Ng, <text:span text:style-name="正文引文_20_字符">"Political Economy and Urban Planning,"</text:span> <text:span text:style-name="书名_20_字符">Progress in Planning</text:span>, P. Diamond and B. H. Massan (eds.), vol. 51, Part 1, p. 11 and p. 84] 当地方寡头与国家之间形成这种相互嵌套、彼此勾连的安排时，巨额财富便会由此产生。</text:p>
      <text:p text:style-name="P624">另一位评论者指出，关于香港自由放任体制的神话“<text:span text:style-name="正文引文_20_字符">早在十多年前就已在学术争论中被推翻</text:span>”，并且从“<text:span text:style-name="正文引文_20_字符">一种无论是出于设计还是出于现实需要，都是积极介入、全面参与，而且往往具有干预性的政府</text:span>”中，揭示了“<text:span text:style-name="正文引文_20_字符">自由放任殖民主义</text:span><text:soft-page-break/><text:span text:style-name="正文引文_20_字符">的虚伪性</text:span>”。他指出，“<text:span text:style-name="正文引文_20_字符"><text:span text:style-name="T174">[</text:span></text:span><text:span text:style-name="正文引文_20_字符">殖民统治</text:span><text:span text:style-name="正文引文_20_字符"><text:span text:style-name="T174">]</text:span></text:span><text:span text:style-name="正文引文_20_字符">最具破坏性的遗产，是政府决策中公然存在的亲商偏向……殖民时期的官方机构与英国经济精英之间存在着相互勾结</text:span>”。事实上，“<text:span text:style-name="正文引文_20_字符">殖民政权的问题在于其对商业利益的俯首帖耳，这一点体现在它直到最近都不愿意立法反对卡特尔和垄断，也不愿意为了劳工、消费者以及环境的利益去规范经济活动；这种不作为并不是源于自由放任，而是源于其亲商立场……换言之，自由贸易与自由企业、开放市场……并不总是意味着公平贸易与平等机会：该政权通过干预来偏袒英国资本和大型商业利益，牺牲了公平原则，也破坏了不分阶级或种族、所有经济参与者应当享有的公平竞争环境。</text:span>”[Ming K Chan, <text:span text:style-name="正文引文_20_字符">"The Legacy of the British Administration of Hong Kong: A View from Hong Kong,"</text:span> pp. 567-582, <text:span text:style-name="书名_20_字符">The China Quarterly</text:span>, no. 151, p. 577, p. 576, p. 575 and pp. 575-6] 贝尔还指出，一家英国公司“<text:span text:style-name="正文引文_20_字符">直到1995年都一直掌握着</text:span><text:span text:style-name="正文引文_20_字符"><text:span text:style-name="T174">[香港]</text:span></text:span><text:span text:style-name="正文引文_20_字符">本地电话服务的垄断权</text:span>”，而另一家公司“<text:span text:style-name="正文引文_20_字符">则掌控着香港机场的全部降落权</text:span>”。[<text:span text:style-name="T17">Op. Cit.</text:span>, p. 21]</text:p>
      <text:p text:style-name="P625">由于政府拥有全部土地，它就毫不意外地在“<text:span text:style-name="正文引文_20_字符">调配资源以引导该地区空间发展的能力方面，占据着极为有利的地位</text:span>”。香港实行的是一种“<text:span text:style-name="正文引文_20_字符">三级土地用途规划体系</text:span>”。例如，最高层级的规划“<text:span text:style-name="正文引文_20_字符">勾勒出满足香港长期社会经济需求的整体土地发展战略</text:span>”，这一规划“<text:span text:style-name="正文引文_20_字符">由行政当局制定并定期检讨，公众并不参与其中</text:span>”。正如前文所指出的，这一规划体系深受商业部门影响，其“<text:span text:style-name="正文引文_20_字符">各类委员会大多在密室中运作，政策制定过程也几乎可以说是暗箱操作</text:span>”。吴美琴指出，“<text:span text:style-name="正文引文_20_字符">传统上，这种以香港自身为中心的封闭式城市规划体系曾有助于维持殖民地的经济活力；而随着1980年代民主化进程的引入，规划体系被迫走向更加开放，不再只服务于经济利益</text:span>”。[Mae Kam Ng, <text:span text:style-name="T17">Op. Cit.</text:span>, p. 11, p. 39, p. 37 and p. 13] 正如陈明𨱇所强调的那样，“<text:span text:style-name="正文引文_20_字符">殖民政府始终作为一个极为重要的经济参与者，持续而直接地发挥着关键作用。除了控制宝贵资源之外，政权对相关法律、政治和社会制度及其运作过程的掌控，也在间接地塑造着经济行为和社会发展</text:span>”。[<text:span text:style-name="T17">Op. Cit.</text:span>, p. 574]</text:p>
      <text:p text:style-name="Standard">总体而言，正如贝尔所指出的，“<text:span text:style-name="正文引文_20_字符">人们不难注意到，这种现实与那种开放而具有竞争性的市场神话之间存在着巨大的落差，因为在后者的叙述中，经济上的胜者似乎只由才能和运气决定</text:span>”。[<text:span text:style-name="T17">Op. Cit.</text:span>, p. 16] 一位研究“亚洲四小龙”经济体的专家这样概括道：</text:p>
      <text:p text:style-name="P626">“总结来看……说‘香港接近于一个自由市场经济体’是一种具有误导性的说法……经济不仅在正式的政府机构之外由一些处于顶端的私人经济组织所<text:soft-page-break/>组成的非正式联盟加以管理，而且政府本身也掌握着若干不同寻常的工具，用以影响产业活动。它掌握全部土地……它在部分公共住房市场中对租金实行管制，并向大约一半的人口提供补贴性公共住房，从而有助于压低劳动力成本。同时，它能够增减来自中国移民流量的能力也为其提供了一种影响劳动力成本手段。”[Robert Wade,<text:span text:style-name="书名_20_字符"> Governing the Market</text:span>, p. 332]</text:p>
      <text:p text:style-name="P627">这意味着香港这种所谓的“自由放任”体制，实际上以国家与主要银行和贸易公司之间的密切联系为特征；而这些机构又与那些在很大程度上掌控政府运作的长期外籍人士紧密相连。这就提供了一个可以就隐性发展战略开展谈判的“<text:span text:style-name="正文引文_20_字符">集中点</text:span>”。因此很明显，香港并没有真正展现出“自由市场”资本主义所宣称的那些优势。韦德指出，我们可以把香港看作一种“<text:span text:style-name="正文引文_20_字符">特殊情形，或者是一种不那么成功的威权资本主义国家变体</text:span>”。[<text:span text:style-name="T17">Op. Cit.</text:span>, p. 333]</text:p>
      <text:p text:style-name="P628">对香港高增长率的解释并不只有“资本主义”这一种。首先，香港是一个城市型政体，而城市的经济增长率通常高于地区性经济体，因为后者往往受到广阔农村区域的拖累。农业部门很少能够实现高增长，而对于缺乏农业部门的城市，实现较高的整体增长率就要容易得多。其次，还必须考虑香港的区位条件，以及由此形成的转口经济角色。韦德指出，“<text:span text:style-name="正文引文_20_字符">香港的经济增长源自于它在更广泛的区域经济中所扮演的服务性角色：既是转口贸易者，又是跨国公司的地区总部所在地，同时还是不安资本的避风港</text:span>”。[<text:span text:style-name="T17">Op. Cit.</text:span>, p. 331] 由于地处中国与世界其他地区之间，香港的商人得以对经由本地流通的商品加价，充当中间人的角色从中获取收入。正因为如此，香港常被称为转口经济体，即一个进口、储存并再出口商品的场所。换言之，香港之所以积累了大量财富，是因为相当一部分中国的进出口贸易都经由这里完成，而本地商人则在价格上加以抬高。如果说西欧大多数商品都必须经由某个城市，比如利物浦，那么无论其他条件如何，该城市的经济表现都会非常亮眼。这种条件对大多数城市而言都几乎不可能具备，就更不用说对国家整体而言了。</text:p>
      <text:p text:style-name="Standard">此外，还涉及国家对土地的所有权问题。吴美琴的报告指出，国家对全部土地实行垄断性所有，为政府和金融资本普遍获取超额利润奠定了制度背景。[<text:span text:style-name="T17">Op. Cit.</text:span>, p. 13] 毫不意外的是，大部分政府土地“<text:span text:style-name="正文引文_20_字符">只出售给三家房地产开发商</text:span>”，它们“<text:span text:style-name="正文引文_20_字符">占有着大片土地，通过向市场缓慢投放住宅维持着高昂的房价</text:span>”。例如在1992年至1996年之间，房价上涨了四倍，而利润则翻了一番。到1998年，这些房<text:soft-page-break/>地产公司中有两家的负责人跻身世界十大富豪之列。“<text:span text:style-name="正文引文_20_字符">与此同时，潜在的新进者则因必须支付高昂的土地流转溢价而被排除在外，而这正是政府财政收入的基石。</text:span>”这便是“<text:span text:style-name="正文引文_20_字符">政府与大型开发商之间的温馨而稳固的安排</text:span>”。[Daniel A. Bell, <text:span text:style-name="T17">Op. Cit.</text:span>, p. 16]</text:p>
      <text:p text:style-name="P629">作为企业总部所在地和金融中心的角色也同样发挥了重要作用。这意味着香港成功的一个关键因素，在于它能够攫取在世界其他地方生产出来的剩余价值。替他人打理资金几乎是一条必然致富的途径，这自然会显著抬高人均收入指标（贩卖那些在诸如中国这类独裁体制下由血汗工厂生产的商品，也能产生同样的效果）。随着经济结构逐步转向以服务业为主，香港牢牢地把自己塑造成了全球最重要的金融中心之一。由来自40多个国家的大约565家银行和存款吸收机构支撑着这个高度发达的部门，其中包括按资产规模计算的全球前100大银行中的85家。不仅如此，香还港是全球第八大、亚洲第二大股票市场（按市值计算）。到1995年为止，香港已成为全球第十大服务出口地，相关产业涵盖会计、法律服务、保险、航运、电信以及媒体等多个领域。服务业整体对国内生产总值的贡献率也从1970年的60%上升到1994年的83%。</text:p>
      <text:p text:style-name="P629">与此同时，制造业则转移到了诸如中国南方这样的低工资地区（到1970年代末，香港的制造业基础已经不再具有竞争力，土地和劳动力成本不断上升——换言之，工人开始从经济增长中受益，于是资本便转移到了别处）。邓小平于1978年在中国南方推行的经济改革至关重要，因为这让资本得以接触到生活在专制体制之下的劳动力（正如美国资本家曾在纳粹德国进行大规模投资一样——劳工权利荡然无存，而利润则异常丰厚）。据估计，该地区中存在香港资本参与的企业数量约为4.2万家，约400万名工人（这一数字是香港本地制造业劳动力规模的九倍）目前直接或间接地受雇于香港公司。到1980年代末，香港的贸易和制造企业开始将经营范围进一步扩展到中国南方以外的地区；到90年代中期，它们已经遍布整个亚洲、东欧以及中美洲。顺带一提，这一转变导致了去工业化进程，并在工人转入低端服务业之后造成了“<text:span text:style-name="正文引文_20_字符">体力劳动者实际收入的下降</text:span>”。[Simon X. B. Zhao and l. Zhand, <text:span text:style-name="T17">Op. Cit.</text:span>, p. 88]</text:p>
      <text:p text:style-name="P630">接下来需要考察的是弗里德曼所采用的衡量标准，即人均国内生产总值（人均GDP）。我们曾一再强调过，在评估一个社会时，平均数会掩盖大量重要且具有现实意义的信息。因此必须指出，弗里德曼所依据的人均收入标准本身作为一种<text:soft-page-break/>平均值，必然遮蔽了不平等所造成的影响。这意味着一个拥有大量贫困人口、同时又存在少数极端富裕个体的社会，其平均收入可能反而高于一个分配更为平等的社会。美国与瑞典之间的对比就正是如此。毫不令人意外，香港就是一个高度不平等的社会，而且这种不平等还在不断加剧（因此他关于香港是资本主义社会的论断，恰恰反驳了他在1962年提出的“越资本主义的经济体就越平等”的主张）。陈指出：“<text:span text:style-name="正文引文_20_字符">在令人印象深刻的GDP数字背后，是超级富豪与草根民众之间不断扩大的收入鸿沟，据报道有65万人生活在贫困线以下。</text:span>”[<text:span text:style-name="T17">Op. Cit.</text:span>, p. 576] 贝尔指出，1999年生活在贫困线以下的人口比例为13%，而1971年这一比例仅为8%。在一定程度上可以用“<text:span text:style-name="正文引文_20_字符">老年人口比例上升以及单亲家庭数量增加</text:span>”来解释这一现象。不过，与中国的经济一体化也同样发挥了重要作用：香港的制造业“<text:span text:style-name="正文引文_20_字符">几乎全部转移到了南方的广东省（那里劳动力更为廉价，而工人权利几乎不存在），其结果便是香港的产业工人如今在本地更难找到体面的工作。多数人最终只能进入低薪的服务业岗位，几乎看不到向上流动的希望。</text:span>”[<text:span text:style-name="T17">Op. Cit.</text:span>, pp. 21-2]</text:p>
      <text:p text:style-name="Standard">正如其他专家指出的那样，尽管香港的人均GDP达到了发达国家的水平，但其家庭收入分配结构却与危地马拉相似。从1960年代起观察可以发现，收入分配状况只在1966年至1971年之间有所改善；此后，人口中最底层30%所占的收入份额持续下降，而最上层20%在总收入中的占比则不断上升。事实上自1980年代起，“<text:span text:style-name="正文引文_20_字符">最富裕的20%家庭所获得的收入占总收入的比例已超过50%</text:span>”，而在1971年至1996年之间，人口中底层60%的收入份额出现了下降。总体而言，“<text:span text:style-name="正文引文_20_字符">高收入家庭积累财富的速度持续地快于低收入家庭</text:span>”。他们认为，这种两极分化将在经济去工业化的过程中继续加深：“<text:span text:style-name="正文引文_20_字符">在缺乏适当社会政策的情况下，这一进程将制造出一个规模很小、却极端富有的‘新富阶层’，同时也会产生一个规模庞大的‘在职贫困人口’群体。</text:span>”[Simon X. B. Zhao and L. Zhang, <text:span text:style-name="T17">Op. Cit.</text:span>, p. 85, p. 80, p. 82, p. 84 and p. 102]</text:p>
      <text:p text:style-name="P631">既然不可能所有地方都充当这种服务提供者，那么，在“自由市场”资本主义将如何在例如美国这样的国家中运作的问题上，香港就无法提供多少参考意义。再考虑到事实上存在着广泛的（哪怕是非正式的）经济管理机制，而且国家拥有全部土地，并对租金和医疗保健提供补贴，那么又如何还能把它视为“自由市场”资本主义的现实范例呢？除非你认为，在一个掌握全部土地、与商业利益集团关系密切、提供一套全面但最低限度福利制度、并且在防务需求和行政首长任命上依赖他国的独裁政权中——“经济自由”这里会最为繁荣。尽管大多数美国<text:soft-page-break/>人或许会羡慕香港的福利制度，但恐怕很少有人会认为它的其他特征同样值得向往。又有多少人，会乐于生活在一个任命政府与本地商业精英密切合作的、<text:span text:style-name="正文引文_20_字符">“仁慈的独裁者</text:span>”（或许还再次被变成英国的殖民地？）统治之下呢？为了换取住房补贴、医疗补贴和教育补贴，去接纳一种无需通过选举便可让富人影响政府决策的政治制度，或许代价有些过于高昂了。在自由与高速增长之间作出选择时，又有多少人会宁愿牺牲前者而选择后者呢？</text:p>
      <text:p text:style-name="P632">因此，就和多数被用来展示自由市场奇迹的案例一样，香港同样不是一个民主政体，这并不是一个巧合。它是一个相对自由化的殖民独裁体制。然而，政治自由在许多自由放任资本主义的支持者（例如右翼“自由意志主义者”）那里并不是很重要。但事实上，两者之间存在着内在联系。这也解释了为何我们花费如此多篇幅去揭穿关于香港“自由市场”资本主义的各种说法。这不仅仅是出于对基本事实的关切，或是为了纠正不准确的论断，而是关乎对“自由”这一概念本身的理解，以及那种认为自由可以被独立看待的可疑假设。尽管与皮诺切特统治下的智利相比，香港或许显得更具吸引力，但它同样建立在这样一种前提之上：大众不应当对自身社区事务拥有发言权（当然，这都是“为了他们自己的利益”，而<text:span text:style-name="Emphasis">绝不会是</text:span>为了那些实施排除者的利益），并且自由仅仅是能更换老板的自由（或自己成为老板的自由）。归根结底，“自由”与“亲商业”之间存在着巨大的差别。香港之所以是后者，恰恰因为它不是前者。它的“成功”恰恰证明了：与民主政体相比，专制独裁体制往往能更可靠地维护着阶级特权。</text:p>
      <text:p text:style-name="Standard">从香港商界精英在1990年代面对民主改革以及与中国整合问题时所持的态度中，就可以清楚地看到这一点。值得注意的是，“<text:span text:style-name="正文引文_20_字符">名义上奉行社会主义的中国政府，却始终反对在香港引入更多的社会福利项目</text:span>”。这是因为“<text:span text:style-name="正文引文_20_字符">它选择与香港的商界阶层结成一种战略联盟</text:span>”（“<text:span text:style-name="正文引文_20_字符">为了赢得企业巨头的支持，中国政府组织了针对香港公司的及时干预</text:span>”）。毫不意外，北京任命的首任行政机构就主要由成功的商人组成，而其最早采取的行动之一便是中止即将卸任的立法机关所通过的亲劳工法律。[Bell, <text:span text:style-name="T17">Op. Cit.</text:span>, p. 17, p. 18 and pp. 19-20] 中国政府同样反对扩大民主的尝试，并强加了一套复杂的选举制度。正如《亚洲华尔街日报》所言，这种制度“<text:span text:style-name="正文引文_20_字符">是一种在减少公众参与政治进程的同时，安排下一届立法机关由那些依赖香港或北京政权恩惠、并向狭隘特殊利益集团——尤其是商业精英——负责的人所组成的手段</text:span>”。[quoted by Bell, <text:span text:style-name="T17">Op. Cit.</text:span>, pp. 18-9]</text:p>
      <text:p text:style-name="P633"><text:soft-page-break/>这反映出商业巨头们的一个深层忧虑：民主化可能导致福利支出的增加。例如，有人曾预测，“<text:span text:style-name="正文引文_20_字符">受教育程度较低的人以及不纳税的人会选出主张更多社会开支的候选人，从而把香港变成一个‘福利国家’……如果立法会是百分之百由直选产生的，那么当选的只会是以社会福利为导向的候选人。香港是一座商业城市，而我们[原文如此!]不希望它最终变成一个社会福利国家。</text:span>”[<text:span text:style-name="正文引文_20_字符">"Tycoon warns on protests,"</text:span> <text:span text:style-name="书名_20_字符">The Standard</text:span>, 29 April 2004] 在这种体制下，政府相较于独立的民主政体会更容易无视公众舆论和选民意志；当然，也更容易受到商业利益的影响（香港的历史本身就充分证明了这一点）。</text:p>
      <text:p text:style-name="Standard">总体而言，可以公允地说，弗里德曼只看到了他想看到的东西。他将自己理想化的图景与英国相对照，并把两国不同的经济表现解释为“社会主义”与“资本主义”之间的对立。鉴于他如此乐于将香港当作范例，却未能注意到香港现实中大企业与国家之间的勾连，以及该政权在若干关键领域实际上比英国更为“社会主义”，这一点就实在令人费解。在明知国家拥有全部土地、并且作为最大房东使至少50%的人口居住在补贴住房中的情况下，却对此只字不提，这种做法在学术上显得并不诚实。再加上几乎免费的政府诊所和公立医院医疗服务，以及几乎完全由政府资助的教育体系，这些无一不是对市场的重大干预——而这些干预，正是弗里德曼在美国花费数十年时间加以反对的对象。尽管如此，他仍然在为一种神话添砖加瓦：英国是“仁慈的帝国主义者”，而他们在香港引入的“自由市场”是为了所有人的利益，而不是为了那些掌握独裁权力者的利益。</text:p>
      <text:p text:style-name="P1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斜体" style:font-family-generic="roman" style:font-pitch="variable"/>
    <style:font-face style:name="Liberation Serif2" svg:font-family="'Liberation Serif'" style:font-adornments="标准" style:font-family-generic="roman" style:font-pitch="variable"/>
    <style:font-face style:name="Liberation Serif3" svg:font-family="'Liberation Serif'" style:font-adornments="粗体" style:font-family-generic="roman" style:font-pitch="variable"/>
    <style:font-face style:name="Noto Sans SC" svg:font-family="'Noto Sans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仿宋" svg:font-family="仿宋" style:font-family-generic="modern"/>
    <style:font-face style:name="宋体" svg:font-family="宋体" style:font-adornments="标准" style:font-pitch="variable"/>
    <style:font-face style:name="宋体1" svg:font-family="宋体, SimSun" style:font-pitch="variable"/>
    <style:font-face style:name="新宋体" svg:font-family="新宋体" style:font-family-generic="system" style:font-pitch="variable"/>
    <style:font-face style:name="等线 Light" svg:font-family="'等线 Light'" style:font-pitch="variable"/>
    <style:font-face style:name="黑体" svg:font-family="黑体, SimHei" style:font-family-generic="modern"/>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erif" fo:font-size="12pt" fo:language="en" fo:country="US" style:letter-kerning="true" style:font-name-asian="新宋体"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21pt" style:writing-mode="lr-tb"/>
      <style:text-properties style:use-window-font-color="true" loext:opacity="0%" style:font-name="Liberation Serif" fo:font-size="12pt" fo:language="en" fo:country="US" style:font-name-asian="新宋体"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pt" fo:margin-right="0pt" fo:margin-top="0pt" fo:margin-bottom="16.21pt" style:contextual-spacing="false" fo:line-height="21pt" fo:orphans="0" fo:widows="0" fo:text-indent="24.04pt" style:auto-text-indent="false" style:page-number="auto" style:punctuation-wrap="simple" style:writing-mode="lr-tb">
        <style:tab-stops/>
      </style:paragraph-properties>
      <style:text-properties style:use-window-font-color="true" loext:opacity="0%" style:font-name="Liberation Serif2" fo:font-family="'Liberation Serif'" style:font-style-name="标准" style:font-family-generic="roman" style:font-pitch="variable" fo:font-size="12pt" fo:language="en" fo:country="US" style:letter-kerning="true" style:font-name-asian="宋体1" style:font-family-asian="宋体, SimSun"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16.21pt" style:contextual-spacing="false" fo:line-height="21pt" fo:text-indent="24.04pt" style:auto-text-indent="false"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Standard" style:next-style-name="Standard" style:default-outline-level="3" style:class="chapter" style:master-page-name="">
      <style:paragraph-properties fo:margin-left="0pt" fo:margin-right="0pt" fo:margin-top="14pt" fo:margin-bottom="15.59pt" style:contextual-spacing="false" fo:line-height="100%" fo:keep-together="always" fo:orphans="2" fo:widows="2" fo:text-indent="0pt" style:auto-text-indent="false" style:page-number="auto" fo:keep-with-next="always">
        <style:tab-stops/>
      </style:paragraph-properties>
      <style:text-properties fo:font-size="18pt" fo:font-weight="bold" style:letter-kerning="true" style:font-size-asian="18pt" style:font-weight-asian="bold" style:font-name-complex="宋体1" style:font-family-complex="宋体, SimSun" style:font-pitch-complex="variable" style:font-size-complex="24pt"/>
    </style:style>
    <style:style style:name="Heading_20_1" style:display-name="Heading 1" style:family="paragraph" style:parent-style-name="Standard" style:next-style-name="Standard" style:default-outline-level="1" style:class="chapter">
      <style:paragraph-properties fo:margin-left="0pt" fo:margin-right="0pt" fo:margin-top="14pt" fo:margin-bottom="4.99pt" style:contextual-spacing="false" fo:line-height="172%" fo:orphans="2" fo:widows="2" fo:text-indent="0pt" style:auto-text-indent="false"/>
      <style:text-properties fo:font-size="18pt" style:letter-kerning="true" style:font-size-asian="18pt" style:font-name-complex="宋体1" style:font-family-complex="宋体, SimSun" style:font-pitch-complex="variable" style:font-size-complex="24pt" style:font-weight-complex="bold"/>
    </style:style>
    <style:style style:name="Heading_20_2" style:display-name="Heading 2" style:family="paragraph" style:parent-style-name="Standard" style:next-style-name="Standard" style:default-outline-level="2" style:class="chapter">
      <style:paragraph-properties fo:margin-top="13.01pt" fo:margin-bottom="13.01pt" style:contextual-spacing="false" fo:line-height="173%" fo:keep-together="always" fo:keep-with-next="always"/>
      <style:text-properties style:font-name="等线 Light" fo:font-family="'等线 Light'" style:font-pitch="variable" fo:font-size="16pt" fo:font-weight="bold" style:font-name-asian="等线 Light" style:font-family-asian="'等线 Light'"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6" style:display-name="Heading 6" style:family="paragraph" style:parent-style-name="Standard" style:next-style-name="Standard" style:default-outline-level="6" style:class="chapter">
      <style:paragraph-properties fo:margin-top="11.99pt" fo:margin-bottom="3.2pt" style:contextual-spacing="false" fo:line-height="133%" fo:keep-together="always" fo:keep-with-next="always"/>
      <style:text-properties style:font-name="等线 Light" fo:font-family="'等线 Light'" style:font-pitch="variable" fo:font-weight="bold" style:font-name-asian="等线 Light" style:font-family-asian="'等线 Light'" style:font-pitch-asian="variable" style:font-weight-asian="bold" style:font-name-complex="Times New Roman" style:font-family-complex="'Times New Roman'" style:font-family-generic-complex="roman" style:font-pitch-complex="variable" style:font-size-complex="12pt" style:font-weight-complex="bold"/>
    </style:style>
    <style:style style:name="正文引文" style:family="paragraph" style:parent-style-name="Standard" style:default-outline-level="">
      <style:paragraph-properties fo:text-align="left" style:justify-single-word="false" fo:orphans="2" fo:widows="2"/>
      <style:text-properties style:letter-kerning="false" style:font-name-asian="仿宋" style:font-family-asian="仿宋" style:font-family-generic-asian="modern" style:font-name-complex="宋体1" style:font-family-complex="宋体, SimSun" style:font-pitch-complex="variable" style:font-size-complex="12pt"/>
    </style:style>
    <style:style style:name="普通_28_网站_29_" style:display-name="普通(网站)" style:family="paragraph">
      <style:paragraph-properties fo:margin-top="14pt" fo:margin-bottom="14pt" style:contextual-spacing="false" fo:line-height="21pt" fo:orphans="2" fo:widows="2" style:writing-mode="lr-tb"/>
      <style:text-properties style:use-window-font-color="true" loext:opacity="0%" style:font-name="Times New Roman" fo:font-family="'Times New Roman'" style:font-family-generic="roman" style:font-pitch="variable" fo:font-size="12pt" fo:language="en" fo:country="US" style:font-name-asian="宋体1" style:font-family-asian="宋体, SimSun" style:font-pitch-asian="variable" style:font-size-asian="12pt" style:language-asian="zh" style:country-asian="CN" style:font-name-complex="宋体1" style:font-family-complex="宋体, SimSun" style:font-pitch-complex="variable" style:font-size-complex="12pt" style:language-complex="ar" style:country-complex="SA"/>
    </style:style>
    <style:style style:name="批注文字" style:family="paragraph" style:parent-style-name="Standard">
      <style:paragraph-properties fo:text-align="left" style:justify-single-word="false"/>
    </style:style>
    <style:style style:name="批注主题" style:family="paragraph" style:parent-style-name="批注文字" style:next-style-name="批注文字">
      <style:text-properties fo:font-weight="bold" style:font-weight-asian="bold" style:font-weight-complex="bold"/>
    </style:style>
    <style:style style:name="Endnote" style:family="paragraph" style:parent-style-name="Standard" style:class="extra">
      <style:paragraph-properties fo:text-align="left" style:justify-single-word="false" style:snap-to-layout-grid="false"/>
    </style:style>
    <style:style style:name="Footnote" style:family="paragraph" style:parent-style-name="Standard" style:class="extra">
      <style:paragraph-properties fo:margin-left="0pt" fo:margin-right="0pt" fo:margin-top="0pt" fo:margin-bottom="0pt" style:contextual-spacing="false" fo:line-height="100%" fo:text-align="left" style:justify-single-word="false" fo:text-indent="0pt" style:auto-text-indent="false" style:snap-to-layout-grid="false"/>
      <style:text-properties fo:font-size="9pt" style:font-size-asian="9pt" style:font-size-complex="9pt"/>
    </style:style>
    <style:style style:name="总章标题" style:family="paragraph" style:next-style-name="普通_28_网站_29_" style:default-outline-level="1" style:list-style-name="">
      <style:paragraph-properties fo:margin-top="10.01pt" fo:margin-bottom="2.49pt"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36pt" fo:language="en" fo:country="US" fo:font-weight="bold" style:letter-kerning="true" style:font-name-asian="宋体1" style:font-family-asian="宋体, SimSun" style:font-pitch-asian="variable" style:font-size-asian="36pt" style:language-asian="zh" style:country-asian="CN" style:font-weight-asian="bold" style:font-name-complex="宋体1" style:font-family-complex="宋体, SimSun" style:font-pitch-complex="variable" style:font-size-complex="24pt" style:language-complex="ar" style:country-complex="SA"/>
    </style:style>
    <style:style style:name="次章标题" style:family="paragraph" style:parent-style-name="Heading_20_2" style:default-outline-level="2" style:list-style-name="">
      <style:paragraph-properties fo:margin-left="0pt" fo:margin-right="0pt" fo:margin-top="21pt" fo:margin-bottom="21pt" style:contextual-spacing="false" fo:line-height="100%" fo:text-align="center" style:justify-single-word="false" fo:text-indent="0pt" style:auto-text-indent="false"/>
      <style:text-properties style:font-name="Times New Roman" fo:font-family="'Times New Roman'" style:font-family-generic="roman" style:font-pitch="variable" fo:font-size="26pt" style:font-name-asian="宋体1" style:font-family-asian="宋体, SimSun" style:font-pitch-asian="variable" style:font-size-asian="26pt" style:font-name-complex="Times New Roman" style:font-family-complex="'Times New Roman'" style:font-family-generic-complex="roman" style:font-pitch-complex="variable"/>
    </style:style>
    <style:style style:name="页面尾注" style:family="paragraph" style:parent-style-name="Footnote">
      <style:paragraph-properties fo:margin-top="0pt" fo:margin-bottom="0pt" style:contextual-spacing="false"/>
    </style:style>
    <style:style style:name="仿宋引文" style:family="paragraph" style:parent-style-name="Standard">
      <style:paragraph-properties fo:margin-left="0pt" fo:margin-right="0pt" fo:margin-top="0pt" fo:margin-bottom="15.59pt" style:contextual-spacing="false" fo:text-indent="24.01pt" style:auto-text-indent="false"/>
      <style:text-properties style:font-name="仿宋" fo:font-family="仿宋" style:font-family-generic="modern" style:font-name-asian="仿宋" style:font-family-asian="仿宋" style:font-family-generic-asian="modern" style:font-name-complex="仿宋" style:font-family-complex="仿宋"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er" style:family="paragraph" style:parent-style-name="Standard" style:class="extra">
      <style:paragraph-properties fo:text-align="center" style:justify-single-word="false" style:snap-to-layout-grid="false">
        <style:tab-stops>
          <style:tab-stop style:position="207.64pt" style:type="center"/>
          <style:tab-stop style:position="415.3pt" style:type="right"/>
        </style:tab-stops>
      </style:paragraph-properties>
      <style:text-properties fo:font-size="9pt" style:font-size-asian="9pt" style:font-size-complex="9pt"/>
    </style:style>
    <style:style style:name="Footer" style:family="paragraph" style:parent-style-name="Standard" style:class="extra">
      <style:paragraph-properties fo:text-align="left" style:justify-single-word="false" style:snap-to-layout-grid="false">
        <style:tab-stops>
          <style:tab-stop style:position="207.64pt" style:type="center"/>
          <style:tab-stop style:position="415.3pt" style:type="right"/>
        </style:tab-stops>
      </style:paragraph-properties>
      <style:text-properties fo:font-size="9pt" style:font-size-asian="9pt" style:font-size-complex="9pt"/>
    </style:style>
    <style:style style:name="书名" style:family="paragraph" style:parent-style-name="正文引文" style:next-style-name="Standard">
      <style:paragraph-properties fo:margin-left="0pt" fo:margin-right="0pt" fo:margin-top="0pt" fo:margin-bottom="15.59pt" style:contextual-spacing="false" fo:text-indent="24.09pt" style:auto-text-indent="false"/>
      <style:text-properties style:letter-kerning="true" style:font-name-asian="黑体" style:font-family-asian="黑体, SimHei" style:font-family-generic-asian="modern" style:font-size-complex="11pt"/>
    </style:style>
    <style:style style:name="日期" style:family="paragraph" style:parent-style-name="Standard" style:next-style-name="Standard">
      <style:paragraph-properties fo:margin-left="4.99pt" fo:margin-right="0pt" fo:text-indent="10.01pt" style:auto-text-indent="false"/>
    </style:style>
    <style:style style:name="引用" style:family="paragraph" style:parent-style-name="Standard" style:next-style-name="Standard">
      <style:paragraph-properties fo:margin-left="43.2pt" fo:margin-right="43.2pt" fo:margin-top="10.01pt" fo:margin-bottom="7.99pt" style:contextual-spacing="false" fo:text-align="center" style:justify-single-word="false" fo:text-indent="10.01pt" style:auto-text-indent="false"/>
      <style:text-properties fo:color="#404040" loext:opacity="100%" fo:font-style="italic" style:font-style-asian="italic" style:font-style-complex="italic"/>
    </style:style>
    <style:style style:name="小行距列举" style:family="paragraph" style:parent-style-name="Standard">
      <style:paragraph-properties fo:margin-top="0pt" fo:margin-bottom="0pt" style:contextual-spacing="false"/>
      <style:text-properties fo:color="#000000" loext:opacity="100%"/>
    </style:style>
    <style:style style:name="Table_20_Contents" style:display-name="Table Contents" style:family="paragraph" style:parent-style-name="Standard" style:class="extra">
      <style:paragraph-properties fo:margin-left="0pt" fo:margin-right="0pt" fo:margin-top="0pt" fo:margin-bottom="0pt" style:contextual-spacing="false" fo:text-align="center" style:justify-single-word="false" fo:text-indent="0pt"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3pt" fo:margin-bottom="3pt"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3pt" fo:margin-bottom="3pt" style:contextual-spacing="false"/>
      <style:text-properties fo:font-size="9pt" fo:font-weight="bold" style:font-size-asian="9pt" style:font-weight-asian="bold" style:font-size-complex="9pt" style:font-weight-complex="bold"/>
    </style:style>
    <style:style style:name="Text_20_body_20_indent" style:display-name="Text body indent" style:family="paragraph" style:parent-style-name="Text_20_body" style:class="text">
      <style:paragraph-properties fo:margin-left="14.14pt" fo:text-indent="0pt" style:auto-text-indent="false"/>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Comment" style:family="paragraph" style:parent-style-name="Standard" style:class="extra">
      <style:paragraph-properties fo:margin-left="2.86pt" fo:margin-right="2.86pt" fo:margin-top="2.81pt" fo:margin-bottom="0pt" style:contextual-spacing="false" fo:line-height="100%" fo:text-indent="0pt" style:auto-text-indent="false"/>
      <style:text-properties style:use-window-font-color="true" loext:opacity="0%" fo:font-size="10pt" style:font-size-asian="10pt" style:font-size-complex="10pt"/>
    </style:style>
    <style:style style:name="WW8Num1z0" style:family="text"/>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默认段落字体" style:family="text"/>
    <style:style style:name="标题_20_1_20_字符" style:display-name="标题 1 字符" style:family="text">
      <style:text-properties style:font-name="Times New Roman" fo:font-family="'Times New Roman'" style:font-family-generic="roman" style:font-pitch="variable" fo:font-size="18pt" fo:font-weight="bold" style:letter-kerning="true" style:font-size-asian="18pt" style:font-weight-asian="bold" style:font-name-complex="宋体1" style:font-family-complex="宋体, SimSun" style:font-pitch-complex="variable" style:font-size-complex="24pt"/>
    </style:style>
    <style:style style:name="Internet_20_link" style:display-name="Internet link" style:family="text">
      <style:text-properties fo:color="#0000ff" loext:opacity="100%" style:text-underline-style="solid" style:text-underline-width="auto" style:text-underline-color="font-color"/>
    </style:style>
    <style:style style:name="批注引用" style:family="text">
      <style:text-properties fo:font-size="10.5pt" style:font-size-asian="10.5pt" style:font-size-complex="10.5pt"/>
    </style:style>
    <style:style style:name="批注文字_20_字符" style:display-name="批注文字 字符" style:family="text">
      <style:text-properties fo:font-size="10.5pt" style:letter-kerning="true" style:font-size-asian="10.5pt" style:font-size-complex="11pt"/>
    </style:style>
    <style:style style:name="批注主题_20_字符" style:display-name="批注主题 字符" style:family="text">
      <style:text-properties fo:font-size="10.5pt" fo:font-weight="bold" style:letter-kerning="true" style:font-size-asian="10.5pt" style:font-weight-asian="bold" style:font-size-complex="11pt" style:font-weight-complex="bold"/>
    </style:style>
    <style:style style:name="尾注文本_20_字符" style:display-name="尾注文本 字符" style:family="text">
      <style:text-properties fo:font-size="10.5pt" style:letter-kerning="true" style:font-size-asian="10.5pt" style:font-size-complex="11pt"/>
    </style:style>
    <style:style style:name="Endnote_20_Symbol" style:display-name="Endnote Symbol" style:family="text">
      <style:text-properties style:text-position="super 58%"/>
    </style:style>
    <style:style style:name="脚注文本_20_字符" style:display-name="脚注文本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Footnote_20_Symbol" style:display-name="Footnote Symbol" style:family="text">
      <style:text-properties style:text-position="super 58%"/>
    </style:style>
    <style:style style:name="标题_20_3_20_字符" style:display-name="标题 3 字符" style:family="text">
      <style:text-properties style:font-name="Times New Roman" fo:font-family="'Times New Roman'" style:font-family-generic="roman" style:font-pitch="variable" fo:font-size="18pt" fo:font-weight="bold" style:letter-kerning="true" style:font-size-asian="18pt" style:font-weight-asian="bold" style:font-name-complex="宋体1" style:font-family-complex="宋体, SimSun" style:font-pitch-complex="variable" style:font-size-complex="24pt"/>
    </style:style>
    <style:style style:name="标题_20_2_20_字符" style:display-name="标题 2 字符" style:family="text">
      <style:text-properties style:font-name="等线 Light" fo:font-family="'等线 Light'" style:font-pitch="variable" fo:font-size="16pt" fo:font-weight="bold" style:letter-kerning="true" style:font-name-asian="等线 Light" style:font-family-asian="'等线 Light'"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页面尾注_20_字符" style:display-name="页面尾注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仿宋引文_20_字符" style:display-name="仿宋引文 字符" style:family="text">
      <style:text-properties style:font-name="仿宋" fo:font-family="仿宋" style:font-family-generic="modern" fo:font-size="12pt" style:letter-kerning="true" style:font-name-asian="仿宋" style:font-family-asian="仿宋" style:font-family-generic-asian="modern" style:font-size-asian="12pt" style:font-name-complex="仿宋" style:font-family-complex="仿宋" style:font-family-generic-complex="modern" style:font-size-complex="11pt"/>
    </style:style>
    <style:style style:name="正文引文_20_字符" style:display-name="正文引文 字符" style:family="text">
      <style:text-properties style:font-name="Liberation Serif1" fo:font-family="'Liberation Serif'" style:font-style-name="斜体" style:font-family-generic="roman" style:font-pitch="variable" fo:font-size="12pt" fo:font-style="italic" style:font-name-asian="仿宋" style:font-family-asian="仿宋" style:font-family-generic-asian="modern" style:font-size-asian="12pt" style:font-name-complex="宋体1" style:font-family-complex="宋体, SimSun" style:font-pitch-complex="variable" style:font-size-complex="12pt"/>
    </style:style>
    <style:style style:name="页眉_20_字符" style:display-name="页眉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页脚_20_字符" style:display-name="页脚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书名_20_字符" style:display-name="书名 字符" style:family="text">
      <style:text-properties style:font-name="Liberation Serif3" fo:font-family="'Liberation Serif'" style:font-style-name="粗体" style:font-family-generic="roman" style:font-pitch="variable" fo:font-size="12pt" fo:font-weight="bold" style:letter-kerning="true" style:font-name-asian="宋体" style:font-family-asian="宋体" style:font-style-name-asian="标准" style:font-pitch-asian="variable" style:font-size-asian="12pt" style:font-name-complex="宋体1" style:font-family-complex="宋体, SimSun" style:font-pitch-complex="variable" style:font-size-complex="11pt"/>
    </style:style>
    <style:style style:name="日期_20_字符" style:display-name="日期 字符" style:family="text">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明显参考" style:family="text">
      <style:text-properties fo:font-variant="small-caps" fo:color="#4472c4" loext:opacity="100%" fo:letter-spacing="0.26pt" fo:font-weight="bold" style:font-weight-asian="bold" style:font-weight-complex="bold"/>
    </style:style>
    <style:style style:name="Emphasis" style:family="text">
      <style:text-properties fo:font-style="normal" style:text-underline-style="solid" style:text-underline-width="auto" style:text-underline-color="font-color" fo:font-weight="bold" style:font-style-asian="normal" style:font-weight-asian="bold" style:font-style-complex="italic"/>
    </style:style>
    <style:style style:name="明显强调" style:family="text">
      <style:text-properties fo:color="#4472c4" loext:opacity="100%" fo:font-style="italic" style:font-style-asian="italic" style:font-style-complex="italic"/>
    </style:style>
    <style:style style:name="不明显强调" style:family="text">
      <style:text-properties fo:color="#404040" loext:opacity="100%" fo:font-style="italic" style:font-style-asian="italic" style:font-style-complex="italic"/>
    </style:style>
    <style:style style:name="引用_20_字符" style:display-name="引用 字符" style:family="text">
      <style:text-properties fo:color="#404040" loext:opacity="100%" style:font-name="Times New Roman" fo:font-family="'Times New Roman'"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1pt" style:font-style-complex="italic"/>
    </style:style>
    <style:style style:name="标题_20_6_20_字符" style:display-name="标题 6 字符" style:family="text">
      <style:text-properties style:font-name="等线 Light" fo:font-family="'等线 Light'" style:font-pitch="variable" fo:font-size="12pt" fo:font-weight="bold" style:letter-kerning="true" style:font-name-asian="等线 Light" style:font-family-asian="'等线 Light'"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Strong_20_Emphasis" style:display-name="Strong Emphasis" style:family="text">
      <style:text-properties style:text-underline-style="none" fo:font-weight="bold" style:font-weight-asian="bold" style:font-weight-complex="bold"/>
    </style:style>
    <style:style style:name="mean-text_5f_4mwre" style:display-name="mean-text_4mwre" style:family="text"/>
    <style:style style:name="未处理的提及" style:family="text">
      <style:text-properties fo:color="#605e5c" loext:opacity="100%" fo:background-color="#e1dfdd"/>
    </style:style>
    <style:style style:name="小行距列举_20_字符" style:display-name="小行距列举 字符" style:family="text">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表格内容_20_字符" style:display-name="表格内容 字符" style:family="text">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fo:text-indent="-18pt" fo:margin-left="42.01pt"/>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22pt" fo:margin-left="68pt"/>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22pt" fo:margin-left="90pt"/>
        </style:list-level-properties>
      </text:list-level-style-number>
      <text:list-level-style-number text:level="4" loext:num-list-format="%4%." style:num-suffix="." style:num-format="1">
        <style:list-level-properties text:list-level-position-and-space-mode="label-alignment">
          <style:list-level-label-alignment text:label-followed-by="listtab" fo:text-indent="-22pt" fo:margin-left="112pt"/>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22pt" fo:margin-left="133.99pt"/>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22pt" fo:margin-left="155.99pt"/>
        </style:list-level-properties>
      </text:list-level-style-number>
      <text:list-level-style-number text:level="7" loext:num-list-format="%7%." style:num-suffix="." style:num-format="1">
        <style:list-level-properties text:list-level-position-and-space-mode="label-alignment">
          <style:list-level-label-alignment text:label-followed-by="listtab" fo:text-indent="-22pt" fo:margin-left="177.99pt"/>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22pt" fo:margin-left="200.01pt"/>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22pt" fo:margin-left="222.01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72pt" fo:text-indent="-18pt" fo:margin-left="72pt"/>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①, ②, ③, ..." text:start-value="0" text:footnotes-position="page" text:start-numbering-at="page"/>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right="0pt" fo:margin-top="0pt" fo:margin-bottom="11.99pt" style:contextual-spacing="false" fo:text-indent="18pt" style:auto-text-indent="false"/>
    </style:style>
    <style:style style:name="MP2" style:family="paragraph" style:parent-style-name="Footer">
      <style:paragraph-properties fo:margin-right="0pt" fo:margin-top="0pt" fo:margin-bottom="11.99pt" style:contextual-spacing="false" fo:text-align="center" style:justify-single-word="false" fo:text-indent="18pt" style:auto-text-indent="false"/>
    </style:style>
    <style:style style:name="MP3" style:family="paragraph" style:parent-style-name="Footer">
      <style:paragraph-properties fo:margin-right="0pt" fo:margin-top="0pt" fo:margin-bottom="11.99pt" style:contextual-spacing="false" fo:text-indent="18pt" style:auto-text-indent="false"/>
    </style:style>
    <style:page-layout style:name="Mpm1">
      <style:page-layout-properties fo:page-width="595.3pt" fo:page-height="841.89pt" style:num-format="1" style:print-orientation="portrait" fo:margin-top="42.55pt" fo:margin-bottom="49.61pt" fo:margin-left="90pt" fo:margin-right="90pt" style:writing-mode="lr-tb" style:layout-grid-color="#c0c0c0" style:layout-grid-lines="45" style:layout-grid-base-height="16.3pt" style:layout-grid-ruby-height="0pt" style:layout-grid-mode="li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29.45pt" fo:margin-left="0pt" fo:margin-right="0pt" fo:margin-bottom="26.65pt" style:dynamic-spacing="true"/>
      </style:header-style>
      <style:footer-style>
        <style:header-footer-properties fo:min-height="22.39pt" fo:margin-left="0pt" fo:margin-right="0pt" fo:margin-top="19.59pt" style:dynamic-spacing="true"/>
      </style:footer-style>
    </style:page-layout>
    <style:page-layout style:name="Mpm2">
      <style:page-layout-properties fo:page-width="595.3pt" fo:page-height="841.89pt" style:num-format="1" style:print-orientation="portrait" fo:margin-top="19.84pt" fo:margin-bottom="19.84pt" fo:margin-left="90pt" fo:margin-right="90pt" style:writing-mode="lr-tb" style:layout-grid-color="#c0c0c0" style:layout-grid-lines="49" style:layout-grid-base-height="16.3pt" style:layout-grid-ruby-height="0pt" style:layout-grid-mode="li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52.16pt" fo:margin-left="0pt" fo:margin-right="0pt" fo:margin-bottom="49.35pt" style:dynamic-spacing="true"/>
      </style:header-style>
      <style:footer-style>
        <style:header-footer-properties fo:min-height="52.16pt" fo:margin-left="0pt" fo:margin-right="0pt" fo:margin-top="49.35pt" style:dynamic-spacing="true"/>
      </style:footer-style>
    </style:page-layout>
    <style:page-layout style:name="Mpm3">
      <style:page-layout-properties fo:page-width="595.3pt" fo:page-height="841.89pt" style:num-format="1" style:print-orientation="portrait" fo:margin-top="42.55pt" fo:margin-bottom="19.84pt" fo:margin-left="90pt" fo:margin-right="90pt" style:writing-mode="lr-tb" style:layout-grid-color="#c0c0c0" style:layout-grid-lines="47" style:layout-grid-base-height="16.3pt" style:layout-grid-ruby-height="0pt" style:layout-grid-mode="li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29.45pt" fo:margin-left="0pt" fo:margin-right="0pt" fo:margin-bottom="26.65pt" style:dynamic-spacing="true"/>
      </style:header-style>
      <style:footer-style>
        <style:header-footer-properties fo:min-height="52.16pt" fo:margin-left="0pt" fo:margin-right="0pt" fo:margin-top="49.35pt" style:dynamic-spacing="true"/>
      </style:footer-style>
    </style:page-layout>
    <style:page-layout style:name="Mpm4">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line-style="solid" style:adjustment="left" style:rel-width="25%" style:color="#000000"/>
      </style:page-layout-properties>
      <style:header-style/>
      <style:footer-style/>
    </style:page-layout>
    <style:page-layout style:name="Mpm5">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11">
      <style:page-layout-properties fo:page-width="595.3pt" fo:page-height="841.89pt" style:num-format="1" style:print-orientation="portrait" fo:margin-top="56.69pt" fo:margin-bottom="56.69pt" fo:margin-left="56.69pt" fo:margin-right="56.69pt" fo:background-color="#000000"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draw:fill="solid" draw:fill-color="#000000" draw:opacity="100%"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0</text:page-number></text:p>
      </style:footer>
      <style:footer-first>
        <text:p text:style-name="MP3"/>
      </style:footer-first>
    </style:master-page>
    <style:master-page style:name="转换_20_1" style:display-name="转换 1" style:page-layout-name="Mpm2" draw:style-name="Mdp1">
      <style:header>
        <text:p text:style-name="MP1"/>
      </style:header>
      <style:footer>
        <text:p text:style-name="MP2"><text:page-number text:select-page="current">388</text:page-number></text:p>
      </style:footer>
    </style:master-page>
    <style:master-page style:name="转换_20_2" style:display-name="转换 2" style:page-layout-name="Mpm2" draw:style-name="Mdp1">
      <style:header>
        <text:p text:style-name="MP1"/>
      </style:header>
      <style:footer>
        <text:p text:style-name="MP2"><text:page-number text:select-page="current">0</text:page-number></text:p>
      </style:footer>
    </style:master-page>
    <style:master-page style:name="转换_20_3" style:display-name="转换 3" style:page-layout-name="Mpm3" draw:style-name="Mdp1">
      <style:header>
        <text:p text:style-name="MP1"/>
      </style:header>
      <style:footer>
        <text:p text:style-name="MP2"><text:page-number text:select-page="current">0</text:page-number></text:p>
      </style:footer>
    </style:master-page>
    <style:master-page style:name="Footnote" style:page-layout-name="Mpm4" draw:style-name="Mdp1"/>
    <style:master-page style:name="Endnote"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Landscape" style:page-layout-name="Mpm10" draw:style-name="Mdp1"/>
    <style:master-page style:name="AFAQ封面" style:page-layout-name="Mpm11"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dc:description/>
    <meta:initial-creator>LinRui Shan</meta:initial-creator>
    <meta:creation-date>2014-01-08T11:08:00</meta:creation-date>
    <dc:date>2026-03-09T21:49:20.180619100</dc:date>
    <meta:editing-cycles>1816</meta:editing-cycles>
    <meta:editing-duration>P38DT18H50M15S</meta:editing-duration>
    <meta:generator>LibreOffice/26.2.0.3$Windows_X86_64 LibreOffice_project/620$Build-3</meta:generator>
    <meta:print-date>2026-03-09T21:49:39.950497500</meta:print-date>
    <meta:printed-by>PDF 文件</meta:printed-by>
    <meta:document-statistic meta:table-count="0" meta:image-count="0" meta:object-count="0" meta:page-count="390" meta:paragraph-count="1416" meta:word-count="354918" meta:character-count="394938" meta:non-whitespace-character-count="388930"/>
    <meta:user-defined meta:name="KSOProductBuildVer">2052-3.8.1.6116</meta:user-defined>
  </office:meta>
</office:document-meta>
</file>